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Division</text:p>
          </table:table-cell>
          <table:table-cell office:value-type="string" table:style-name="ce1">
            <text:p>Squad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MatchesPlayed</text:p>
          </table:table-cell>
          <table:table-cell office:value-type="string" table:style-name="ce1">
            <text:p>Creativity</text:p>
          </table:table-cell>
          <table:table-cell office:value-type="string" table:style-name="ce1">
            <text:p>Passing</text:p>
          </table:table-cell>
          <table:table-cell office:value-type="string" table:style-name="ce1">
            <text:p>Assisting</text:p>
          </table:table-cell>
          <table:table-cell office:value-type="string" table:style-name="ce1">
            <text:p>AttPassing</text:p>
          </table:table-cell>
          <table:table-cell office:value-type="string" table:style-name="ce1">
            <text:p>AdvancedTouches</text:p>
          </table:table-cell>
          <table:table-cell office:value-type="string" table:style-name="ce1">
            <text:p>Dribbling</text:p>
          </table:table-cell>
          <table:table-cell office:value-type="string" table:style-name="ce1">
            <text:p>Progression</text:p>
          </table:table-cell>
          <table:table-cell office:value-type="string" table:style-name="ce1">
            <text:p>ShootAcc</text:p>
          </table:table-cell>
          <table:table-cell office:value-type="string" table:style-name="ce1">
            <text:p>Scoring</text:p>
          </table:table-cell>
        </table:table-row>
        <table:table-row table:style-name="ro1">
          <table:table-cell office:value-type="string" table:style-name="ce1">
            <text:p>Brenden Aaron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77</text:p>
          </table:table-cell>
          <table:table-cell office:value-type="float" office:value="12.8" table:style-name="ce1">
            <text:p>12.8</text:p>
          </table:table-cell>
          <table:table-cell office:value-type="float" office:value="9.18687586613405" table:style-name="ce1">
            <text:p>9.18687586613405</text:p>
          </table:table-cell>
          <table:table-cell office:value-type="float" office:value="13.671306785636" table:style-name="ce1">
            <text:p>13.671306785636</text:p>
          </table:table-cell>
          <table:table-cell office:value-type="float" office:value="15.8897677696531" table:style-name="ce1">
            <text:p>15.8897677696531</text:p>
          </table:table-cell>
          <table:table-cell office:value-type="float" office:value="12.8069955081408" table:style-name="ce1">
            <text:p>12.8069955081408</text:p>
          </table:table-cell>
          <table:table-cell office:value-type="float" office:value="11.1354224240078" table:style-name="ce1">
            <text:p>11.1354224240078</text:p>
          </table:table-cell>
          <table:table-cell office:value-type="float" office:value="7.65789059771126" table:style-name="ce1">
            <text:p>7.65789059771126</text:p>
          </table:table-cell>
          <table:table-cell office:value-type="float" office:value="12.4841760811871" table:style-name="ce1">
            <text:p>12.4841760811871</text:p>
          </table:table-cell>
          <table:table-cell office:value-type="float" office:value="8.89544712202669" table:style-name="ce1">
            <text:p>8.89544712202669</text:p>
          </table:table-cell>
          <table:table-cell office:value-type="float" office:value="10.0944394303978" table:style-name="ce1">
            <text:p>10.0944394303978</text:p>
          </table:table-cell>
        </table:table-row>
        <table:table-row table:style-name="ro1">
          <table:table-cell office:value-type="string" table:style-name="ce1">
            <text:p>Carlos Alcara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38</text:p>
          </table:table-cell>
          <table:table-cell office:value-type="float" office:value="7.4" table:style-name="ce1">
            <text:p>7.4</text:p>
          </table:table-cell>
          <table:table-cell office:value-type="float" office:value="8.83288063497797" table:style-name="ce1">
            <text:p>8.83288063497797</text:p>
          </table:table-cell>
          <table:table-cell office:value-type="float" office:value="12.2155329997085" table:style-name="ce1">
            <text:p>12.2155329997085</text:p>
          </table:table-cell>
          <table:table-cell office:value-type="float" office:value="8.57418447626216" table:style-name="ce1">
            <text:p>8.57418447626216</text:p>
          </table:table-cell>
          <table:table-cell office:value-type="float" office:value="10.4058856918282" table:style-name="ce1">
            <text:p>10.4058856918282</text:p>
          </table:table-cell>
          <table:table-cell office:value-type="float" office:value="8.53228416748741" table:style-name="ce1">
            <text:p>8.53228416748741</text:p>
          </table:table-cell>
          <table:table-cell office:value-type="float" office:value="9.18857962673105" table:style-name="ce1">
            <text:p>9.18857962673105</text:p>
          </table:table-cell>
          <table:table-cell office:value-type="float" office:value="7.78651268335794" table:style-name="ce1">
            <text:p>7.78651268335794</text:p>
          </table:table-cell>
          <table:table-cell office:value-type="float" office:value="8.79498672074471" table:style-name="ce1">
            <text:p>8.79498672074471</text:p>
          </table:table-cell>
          <table:table-cell office:value-type="float" office:value="6.87510742067296" table:style-name="ce1">
            <text:p>6.87510742067296</text:p>
          </table:table-cell>
        </table:table-row>
        <table:table-row table:style-name="ro1">
          <table:table-cell office:value-type="string" table:style-name="ce1">
            <text:p>Jaidon Anthony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037</text:p>
          </table:table-cell>
          <table:table-cell office:value-type="float" office:value="13.6" table:style-name="ce1">
            <text:p>13.6</text:p>
          </table:table-cell>
          <table:table-cell office:value-type="float" office:value="8.74157637524816" table:style-name="ce1">
            <text:p>8.74157637524816</text:p>
          </table:table-cell>
          <table:table-cell office:value-type="float" office:value="13.671306785636" table:style-name="ce1">
            <text:p>13.671306785636</text:p>
          </table:table-cell>
          <table:table-cell office:value-type="float" office:value="9.50787147916771" table:style-name="ce1">
            <text:p>9.50787147916771</text:p>
          </table:table-cell>
          <table:table-cell office:value-type="float" office:value="10.8508389438086" table:style-name="ce1">
            <text:p>10.8508389438086</text:p>
          </table:table-cell>
          <table:table-cell office:value-type="float" office:value="10.6576353007691" table:style-name="ce1">
            <text:p>10.6576353007691</text:p>
          </table:table-cell>
          <table:table-cell office:value-type="float" office:value="7.50622309938147" table:style-name="ce1">
            <text:p>7.50622309938147</text:p>
          </table:table-cell>
          <table:table-cell office:value-type="float" office:value="11.7193517529465" table:style-name="ce1">
            <text:p>11.7193517529465</text:p>
          </table:table-cell>
          <table:table-cell office:value-type="float" office:value="8.69491880149912" table:style-name="ce1">
            <text:p>8.69491880149912</text:p>
          </table:table-cell>
          <table:table-cell office:value-type="float" office:value="11.6990698725967" table:style-name="ce1">
            <text:p>11.6990698725967</text:p>
          </table:table-cell>
        </table:table-row>
        <table:table-row table:style-name="ro1">
          <table:table-cell office:value-type="string" table:style-name="ce1">
            <text:p>Jhon Aria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108</text:p>
          </table:table-cell>
          <table:table-cell office:value-type="float" office:value="11.1" table:style-name="ce1">
            <text:p>11.1</text:p>
          </table:table-cell>
          <table:table-cell office:value-type="float" office:value="8.60176832860707" table:style-name="ce1">
            <text:p>8.60176832860707</text:p>
          </table:table-cell>
          <table:table-cell office:value-type="float" office:value="15.4379657732112" table:style-name="ce1">
            <text:p>15.4379657732112</text:p>
          </table:table-cell>
          <table:table-cell office:value-type="float" office:value="7.30872474668507" table:style-name="ce1">
            <text:p>7.30872474668507</text:p>
          </table:table-cell>
          <table:table-cell office:value-type="float" office:value="12.1688547060617" table:style-name="ce1">
            <text:p>12.1688547060617</text:p>
          </table:table-cell>
          <table:table-cell office:value-type="float" office:value="10.4182903894543" table:style-name="ce1">
            <text:p>10.4182903894543</text:p>
          </table:table-cell>
          <table:table-cell office:value-type="float" office:value="8.438879057785" table:style-name="ce1">
            <text:p>8.438879057785</text:p>
          </table:table-cell>
          <table:table-cell office:value-type="float" office:value="9.68015851278341" table:style-name="ce1">
            <text:p>9.68015851278341</text:p>
          </table:table-cell>
          <table:table-cell office:value-type="float" office:value="6.84984703831914" table:style-name="ce1">
            <text:p>6.84984703831914</text:p>
          </table:table-cell>
          <table:table-cell office:value-type="float" office:value="9.71684330551891" table:style-name="ce1">
            <text:p>9.71684330551891</text:p>
          </table:table-cell>
        </table:table-row>
        <table:table-row table:style-name="ro1">
          <table:table-cell office:value-type="string" table:style-name="ce1">
            <text:p>Harvey Barn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029</text:p>
          </table:table-cell>
          <table:table-cell office:value-type="float" office:value="9.6" table:style-name="ce1">
            <text:p>9.6</text:p>
          </table:table-cell>
          <table:table-cell office:value-type="float" office:value="9.70297334853586" table:style-name="ce1">
            <text:p>9.70297334853586</text:p>
          </table:table-cell>
          <table:table-cell office:value-type="float" office:value="11.2813238088777" table:style-name="ce1">
            <text:p>11.2813238088777</text:p>
          </table:table-cell>
          <table:table-cell office:value-type="float" office:value="9.91516976239254" table:style-name="ce1">
            <text:p>9.91516976239254</text:p>
          </table:table-cell>
          <table:table-cell office:value-type="float" office:value="11.4046441298785" table:style-name="ce1">
            <text:p>11.4046441298785</text:p>
          </table:table-cell>
          <table:table-cell office:value-type="float" office:value="13.8574175820938" table:style-name="ce1">
            <text:p>13.8574175820938</text:p>
          </table:table-cell>
          <table:table-cell office:value-type="float" office:value="7.65789059771126" table:style-name="ce1">
            <text:p>7.65789059771126</text:p>
          </table:table-cell>
          <table:table-cell office:value-type="float" office:value="14.5270222341414" table:style-name="ce1">
            <text:p>14.5270222341414</text:p>
          </table:table-cell>
          <table:table-cell office:value-type="float" office:value="11.7222485907892" table:style-name="ce1">
            <text:p>11.7222485907892</text:p>
          </table:table-cell>
          <table:table-cell office:value-type="float" office:value="12.5269181592889" table:style-name="ce1">
            <text:p>12.5269181592889</text:p>
          </table:table-cell>
        </table:table-row>
        <table:table-row table:style-name="ro1">
          <table:table-cell office:value-type="string" table:style-name="ce1">
            <text:p>Thierno Barry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078</text:p>
          </table:table-cell>
          <table:table-cell office:value-type="float" office:value="11.3" table:style-name="ce1">
            <text:p>11.3</text:p>
          </table:table-cell>
          <table:table-cell office:value-type="float" office:value="7.49233699883638" table:style-name="ce1">
            <text:p>7.49233699883638</text:p>
          </table:table-cell>
          <table:table-cell office:value-type="float" office:value="8.23526932675307" table:style-name="ce1">
            <text:p>8.23526932675307</text:p>
          </table:table-cell>
          <table:table-cell office:value-type="float" office:value="6.60314407658748" table:style-name="ce1">
            <text:p>6.60314407658748</text:p>
          </table:table-cell>
          <table:table-cell office:value-type="float" office:value="7.11194435588381" table:style-name="ce1">
            <text:p>7.11194435588381</text:p>
          </table:table-cell>
          <table:table-cell office:value-type="float" office:value="8.76252936002762" table:style-name="ce1">
            <text:p>8.76252936002762</text:p>
          </table:table-cell>
          <table:table-cell office:value-type="float" office:value="7.75350382673262" table:style-name="ce1">
            <text:p>7.75350382673262</text:p>
          </table:table-cell>
          <table:table-cell office:value-type="float" office:value="10.3082941852756" table:style-name="ce1">
            <text:p>10.3082941852756</text:p>
          </table:table-cell>
          <table:table-cell office:value-type="float" office:value="8.05548281595873" table:style-name="ce1">
            <text:p>8.05548281595873</text:p>
          </table:table-cell>
          <table:table-cell office:value-type="float" office:value="11.7922222082538" table:style-name="ce1">
            <text:p>11.7922222082538</text:p>
          </table:table-cell>
        </table:table-row>
        <table:table-row table:style-name="ro1">
          <table:table-cell office:value-type="string" table:style-name="ce1">
            <text:p>Jean-Ricner Bellegard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94</text:p>
          </table:table-cell>
          <table:table-cell office:value-type="float" office:value="7.7" table:style-name="ce1">
            <text:p>7.7</text:p>
          </table:table-cell>
          <table:table-cell office:value-type="float" office:value="8.12631559480399" table:style-name="ce1">
            <text:p>8.12631559480399</text:p>
          </table:table-cell>
          <table:table-cell office:value-type="float" office:value="11.3824834244336" table:style-name="ce1">
            <text:p>11.3824834244336</text:p>
          </table:table-cell>
          <table:table-cell office:value-type="float" office:value="7.06851324645461" table:style-name="ce1">
            <text:p>7.06851324645461</text:p>
          </table:table-cell>
          <table:table-cell office:value-type="float" office:value="11.7342153953316" table:style-name="ce1">
            <text:p>11.7342153953316</text:p>
          </table:table-cell>
          <table:table-cell office:value-type="float" office:value="11.1354224240078" table:style-name="ce1">
            <text:p>11.1354224240078</text:p>
          </table:table-cell>
          <table:table-cell office:value-type="float" office:value="11.1677827247323" table:style-name="ce1">
            <text:p>11.1677827247323</text:p>
          </table:table-cell>
          <table:table-cell office:value-type="float" office:value="8.30086247295916" table:style-name="ce1">
            <text:p>8.30086247295916</text:p>
          </table:table-cell>
          <table:table-cell office:value-type="float" office:value="8.00717853513575" table:style-name="ce1">
            <text:p>8.00717853513575</text:p>
          </table:table-cell>
          <table:table-cell office:value-type="float" office:value="7.45653722590618" table:style-name="ce1">
            <text:p>7.45653722590618</text:p>
          </table:table-cell>
        </table:table-row>
        <table:table-row table:style-name="ro1">
          <table:table-cell office:value-type="string" table:style-name="ce1">
            <text:p>Bet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41</text:p>
          </table:table-cell>
          <table:table-cell office:value-type="float" office:value="9.2" table:style-name="ce1">
            <text:p>9.2</text:p>
          </table:table-cell>
          <table:table-cell office:value-type="float" office:value="7.91660312632431" table:style-name="ce1">
            <text:p>7.91660312632431</text:p>
          </table:table-cell>
          <table:table-cell office:value-type="float" office:value="7.03310152021502" table:style-name="ce1">
            <text:p>7.03310152021502</text:p>
          </table:table-cell>
          <table:table-cell office:value-type="float" office:value="6.49009592791174" table:style-name="ce1">
            <text:p>6.49009592791174</text:p>
          </table:table-cell>
          <table:table-cell office:value-type="float" office:value="6.36219133490313" table:style-name="ce1">
            <text:p>6.36219133490313</text:p>
          </table:table-cell>
          <table:table-cell office:value-type="float" office:value="6.59456636068974" table:style-name="ce1">
            <text:p>6.59456636068974</text:p>
          </table:table-cell>
          <table:table-cell office:value-type="float" office:value="4.83369668997098" table:style-name="ce1">
            <text:p>4.83369668997098</text:p>
          </table:table-cell>
          <table:table-cell office:value-type="float" office:value="7.57105920901252" table:style-name="ce1">
            <text:p>7.57105920901252</text:p>
          </table:table-cell>
          <table:table-cell office:value-type="float" office:value="8.64503871328013" table:style-name="ce1">
            <text:p>8.64503871328013</text:p>
          </table:table-cell>
          <table:table-cell office:value-type="float" office:value="11.9777520259235" table:style-name="ce1">
            <text:p>11.9777520259235</text:p>
          </table:table-cell>
        </table:table-row>
        <table:table-row table:style-name="ro1">
          <table:table-cell office:value-type="string" table:style-name="ce1">
            <text:p>Jarrod Bow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18</text:p>
          </table:table-cell>
          <table:table-cell office:value-type="float" office:value="21" table:style-name="ce1">
            <text:p>21</text:p>
          </table:table-cell>
          <table:table-cell office:value-type="float" office:value="8.83288063497797" table:style-name="ce1">
            <text:p>8.83288063497797</text:p>
          </table:table-cell>
          <table:table-cell office:value-type="float" office:value="15.0817933608914" table:style-name="ce1">
            <text:p>15.0817933608914</text:p>
          </table:table-cell>
          <table:table-cell office:value-type="float" office:value="11.8200468199771" table:style-name="ce1">
            <text:p>11.8200468199771</text:p>
          </table:table-cell>
          <table:table-cell office:value-type="float" office:value="12.8069955081408" table:style-name="ce1">
            <text:p>12.8069955081408</text:p>
          </table:table-cell>
          <table:table-cell office:value-type="float" office:value="18.6274449654494" table:style-name="ce1">
            <text:p>18.6274449654494</text:p>
          </table:table-cell>
          <table:table-cell office:value-type="float" office:value="9.43584589540086" table:style-name="ce1">
            <text:p>9.43584589540086</text:p>
          </table:table-cell>
          <table:table-cell office:value-type="float" office:value="18.5095503524197" table:style-name="ce1">
            <text:p>18.5095503524197</text:p>
          </table:table-cell>
          <table:table-cell office:value-type="float" office:value="9.91670733556136" table:style-name="ce1">
            <text:p>9.91670733556136</text:p>
          </table:table-cell>
          <table:table-cell office:value-type="float" office:value="15.2969047427218" table:style-name="ce1">
            <text:p>15.2969047427218</text:p>
          </table:table-cell>
        </table:table-row>
        <table:table-row table:style-name="ro1">
          <table:table-cell office:value-type="string" table:style-name="ce1">
            <text:p>David Brook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183</text:p>
          </table:table-cell>
          <table:table-cell office:value-type="float" office:value="10.1" table:style-name="ce1">
            <text:p>10.1</text:p>
          </table:table-cell>
          <table:table-cell office:value-type="float" office:value="9.97748183961088" table:style-name="ce1">
            <text:p>9.97748183961088</text:p>
          </table:table-cell>
          <table:table-cell office:value-type="float" office:value="13.6410767557007" table:style-name="ce1">
            <text:p>13.6410767557007</text:p>
          </table:table-cell>
          <table:table-cell office:value-type="float" office:value="13.9830405157716" table:style-name="ce1">
            <text:p>13.9830405157716</text:p>
          </table:table-cell>
          <table:table-cell office:value-type="float" office:value="13.9179745905984" table:style-name="ce1">
            <text:p>13.9179745905984</text:p>
          </table:table-cell>
          <table:table-cell office:value-type="float" office:value="13.4312585605434" table:style-name="ce1">
            <text:p>13.4312585605434</text:p>
          </table:table-cell>
          <table:table-cell office:value-type="float" office:value="10.6455236755468" table:style-name="ce1">
            <text:p>10.6455236755468</text:p>
          </table:table-cell>
          <table:table-cell office:value-type="float" office:value="14.3311513967721" table:style-name="ce1">
            <text:p>14.3311513967721</text:p>
          </table:table-cell>
          <table:table-cell office:value-type="float" office:value="11.4153962769623" table:style-name="ce1">
            <text:p>11.4153962769623</text:p>
          </table:table-cell>
          <table:table-cell office:value-type="float" office:value="10.5681051751101" table:style-name="ce1">
            <text:p>10.5681051751101</text:p>
          </table:table-cell>
        </table:table-row>
        <table:table-row table:style-name="ro1">
          <table:table-cell office:value-type="string" table:style-name="ce1">
            <text:p>Jacob Bruun Lars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10</text:p>
          </table:table-cell>
          <table:table-cell office:value-type="float" office:value="9.6" table:style-name="ce1">
            <text:p>9.6</text:p>
          </table:table-cell>
          <table:table-cell office:value-type="float" office:value="8.52523308210451" table:style-name="ce1">
            <text:p>8.52523308210451</text:p>
          </table:table-cell>
          <table:table-cell office:value-type="float" office:value="11.6177000580186" table:style-name="ce1">
            <text:p>11.6177000580186</text:p>
          </table:table-cell>
          <table:table-cell office:value-type="float" office:value="10.3246377177186" table:style-name="ce1">
            <text:p>10.3246377177186</text:p>
          </table:table-cell>
          <table:table-cell office:value-type="float" office:value="10.0723348917818" table:style-name="ce1">
            <text:p>10.0723348917818</text:p>
          </table:table-cell>
          <table:table-cell office:value-type="float" office:value="10.4182903894543" table:style-name="ce1">
            <text:p>10.4182903894543</text:p>
          </table:table-cell>
          <table:table-cell office:value-type="float" office:value="7.00708337773476" table:style-name="ce1">
            <text:p>7.00708337773476</text:p>
          </table:table-cell>
          <table:table-cell office:value-type="float" office:value="11.0951801731979" table:style-name="ce1">
            <text:p>11.0951801731979</text:p>
          </table:table-cell>
          <table:table-cell office:value-type="float" office:value="7.53209068883885" table:style-name="ce1">
            <text:p>7.53209068883885</text:p>
          </table:table-cell>
          <table:table-cell office:value-type="float" office:value="6.95639711944648" table:style-name="ce1">
            <text:p>6.95639711944648</text:p>
          </table:table-cell>
        </table:table-row>
        <table:table-row table:style-name="ro1">
          <table:table-cell office:value-type="string" table:style-name="ce1">
            <text:p>Emi Buendí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13</text:p>
          </table:table-cell>
          <table:table-cell office:value-type="float" office:value="8.3" table:style-name="ce1">
            <text:p>8.3</text:p>
          </table:table-cell>
          <table:table-cell office:value-type="float" office:value="9.55900237684565" table:style-name="ce1">
            <text:p>9.55900237684565</text:p>
          </table:table-cell>
          <table:table-cell office:value-type="float" office:value="11.9180524174749" table:style-name="ce1">
            <text:p>11.9180524174749</text:p>
          </table:table-cell>
          <table:table-cell office:value-type="float" office:value="11.5508653705272" table:style-name="ce1">
            <text:p>11.5508653705272</text:p>
          </table:table-cell>
          <table:table-cell office:value-type="float" office:value="13.1183601979868" table:style-name="ce1">
            <text:p>13.1183601979868</text:p>
          </table:table-cell>
          <table:table-cell office:value-type="float" office:value="10.1790491708577" table:style-name="ce1">
            <text:p>10.1790491708577</text:p>
          </table:table-cell>
          <table:table-cell office:value-type="float" office:value="6.59865066002941" table:style-name="ce1">
            <text:p>6.59865066002941</text:p>
          </table:table-cell>
          <table:table-cell office:value-type="float" office:value="8.90564839368473" table:style-name="ce1">
            <text:p>8.90564839368473</text:p>
          </table:table-cell>
          <table:table-cell office:value-type="float" office:value="7.81536421077133" table:style-name="ce1">
            <text:p>7.81536421077133</text:p>
          </table:table-cell>
          <table:table-cell office:value-type="float" office:value="11.0414325288247" table:style-name="ce1">
            <text:p>11.0414325288247</text:p>
          </table:table-cell>
        </table:table-row>
        <table:table-row table:style-name="ro1">
          <table:table-cell office:value-type="string" table:style-name="ce1">
            <text:p>Dominic Calvert-Lewi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97</text:p>
          </table:table-cell>
          <table:table-cell office:value-type="float" office:value="13.6" table:style-name="ce1">
            <text:p>13.6</text:p>
          </table:table-cell>
          <table:table-cell office:value-type="float" office:value="8.28353298057199" table:style-name="ce1">
            <text:p>8.28353298057199</text:p>
          </table:table-cell>
          <table:table-cell office:value-type="float" office:value="8.33166104982649" table:style-name="ce1">
            <text:p>8.33166104982649</text:p>
          </table:table-cell>
          <table:table-cell office:value-type="float" office:value="8.44346420306518" table:style-name="ce1">
            <text:p>8.44346420306518</text:p>
          </table:table-cell>
          <table:table-cell office:value-type="float" office:value="9.08122620077813" table:style-name="ce1">
            <text:p>9.08122620077813</text:p>
          </table:table-cell>
          <table:table-cell office:value-type="float" office:value="7.85686763060937" table:style-name="ce1">
            <text:p>7.85686763060937</text:p>
          </table:table-cell>
          <table:table-cell office:value-type="float" office:value="8.14188756086519" table:style-name="ce1">
            <text:p>8.14188756086519</text:p>
          </table:table-cell>
          <table:table-cell office:value-type="float" office:value="10.2295719802701" table:style-name="ce1">
            <text:p>10.2295719802701</text:p>
          </table:table-cell>
          <table:table-cell office:value-type="float" office:value="11.3640482787186" table:style-name="ce1">
            <text:p>11.3640482787186</text:p>
          </table:table-cell>
          <table:table-cell office:value-type="float" office:value="17.7147365133253" table:style-name="ce1">
            <text:p>17.7147365133253</text:p>
          </table:table-cell>
        </table:table-row>
        <table:table-row table:style-name="ro1">
          <table:table-cell office:value-type="string" table:style-name="ce1">
            <text:p>Rayan Cherk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43</text:p>
          </table:table-cell>
          <table:table-cell office:value-type="float" office:value="9.1" table:style-name="ce1">
            <text:p>9.1</text:p>
          </table:table-cell>
          <table:table-cell office:value-type="float" office:value="11.6625468956886" table:style-name="ce1">
            <text:p>11.6625468956886</text:p>
          </table:table-cell>
          <table:table-cell office:value-type="float" office:value="18.2521565473628" table:style-name="ce1">
            <text:p>18.2521565473628</text:p>
          </table:table-cell>
          <table:table-cell office:value-type="float" office:value="19.5565240731842" table:style-name="ce1">
            <text:p>19.5565240731842</text:p>
          </table:table-cell>
          <table:table-cell office:value-type="float" office:value="16.7994689013456" table:style-name="ce1">
            <text:p>16.7994689013456</text:p>
          </table:table-cell>
          <table:table-cell office:value-type="float" office:value="18.4220461529704" table:style-name="ce1">
            <text:p>18.4220461529704</text:p>
          </table:table-cell>
          <table:table-cell office:value-type="float" office:value="9.35324415402726" table:style-name="ce1">
            <text:p>9.35324415402726</text:p>
          </table:table-cell>
          <table:table-cell office:value-type="float" office:value="16.3474462966188" table:style-name="ce1">
            <text:p>16.3474462966188</text:p>
          </table:table-cell>
          <table:table-cell office:value-type="float" office:value="8.69491880149912" table:style-name="ce1">
            <text:p>8.69491880149912</text:p>
          </table:table-cell>
          <table:table-cell office:value-type="float" office:value="8.78619796885995" table:style-name="ce1">
            <text:p>8.78619796885995</text:p>
          </table:table-cell>
        </table:table-row>
        <table:table-row table:style-name="ro1">
          <table:table-cell office:value-type="string" table:style-name="ce1">
            <text:p>Matheus Cunh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225</text:p>
          </table:table-cell>
          <table:table-cell office:value-type="float" office:value="14.4" table:style-name="ce1">
            <text:p>14.4</text:p>
          </table:table-cell>
          <table:table-cell office:value-type="float" office:value="10.0643729338112" table:style-name="ce1">
            <text:p>10.0643729338112</text:p>
          </table:table-cell>
          <table:table-cell office:value-type="float" office:value="15.8924116976568" table:style-name="ce1">
            <text:p>15.8924116976568</text:p>
          </table:table-cell>
          <table:table-cell office:value-type="float" office:value="11.4156029112003" table:style-name="ce1">
            <text:p>11.4156029112003</text:p>
          </table:table-cell>
          <table:table-cell office:value-type="float" office:value="16.1268031984412" table:style-name="ce1">
            <text:p>16.1268031984412</text:p>
          </table:table-cell>
          <table:table-cell office:value-type="float" office:value="16.6594679150635" table:style-name="ce1">
            <text:p>16.6594679150635</text:p>
          </table:table-cell>
          <table:table-cell office:value-type="float" office:value="11.3964848025093" table:style-name="ce1">
            <text:p>11.3964848025093</text:p>
          </table:table-cell>
          <table:table-cell office:value-type="float" office:value="14.3311513967721" table:style-name="ce1">
            <text:p>14.3311513967721</text:p>
          </table:table-cell>
          <table:table-cell office:value-type="float" office:value="12.0769496148293" table:style-name="ce1">
            <text:p>12.0769496148293</text:p>
          </table:table-cell>
          <table:table-cell office:value-type="float" office:value="13.8325162994869" table:style-name="ce1">
            <text:p>13.8325162994869</text:p>
          </table:table-cell>
        </table:table-row>
        <table:table-row table:style-name="ro1">
          <table:table-cell office:value-type="string" table:style-name="ce1">
            <text:p>Jeremy Doku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25</text:p>
          </table:table-cell>
          <table:table-cell office:value-type="float" office:value="11.1" table:style-name="ce1">
            <text:p>11.1</text:p>
          </table:table-cell>
          <table:table-cell office:value-type="float" office:value="12.5364890458983" table:style-name="ce1">
            <text:p>12.5364890458983</text:p>
          </table:table-cell>
          <table:table-cell office:value-type="float" office:value="15.6574173312602" table:style-name="ce1">
            <text:p>15.6574173312602</text:p>
          </table:table-cell>
          <table:table-cell office:value-type="float" office:value="19.1351814863979" table:style-name="ce1">
            <text:p>19.1351814863979</text:p>
          </table:table-cell>
          <table:table-cell office:value-type="float" office:value="16.6728264392616" table:style-name="ce1">
            <text:p>16.6728264392616</text:p>
          </table:table-cell>
          <table:table-cell office:value-type="float" office:value="19.67926031048" table:style-name="ce1">
            <text:p>19.67926031048</text:p>
          </table:table-cell>
          <table:table-cell office:value-type="float" office:value="12.298304304749" table:style-name="ce1">
            <text:p>12.298304304749</text:p>
          </table:table-cell>
          <table:table-cell office:value-type="float" office:value="18.5095503524197" table:style-name="ce1">
            <text:p>18.5095503524197</text:p>
          </table:table-cell>
          <table:table-cell office:value-type="float" office:value="8.99627828590311" table:style-name="ce1">
            <text:p>8.99627828590311</text:p>
          </table:table-cell>
          <table:table-cell office:value-type="float" office:value="8.24252996150226" table:style-name="ce1">
            <text:p>8.24252996150226</text:p>
          </table:table-cell>
        </table:table-row>
        <table:table-row table:style-name="ro1">
          <table:table-cell office:value-type="string" table:style-name="ce1">
            <text:p>Hugo Ekitik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201</text:p>
          </table:table-cell>
          <table:table-cell office:value-type="float" office:value="12.6" table:style-name="ce1">
            <text:p>12.6</text:p>
          </table:table-cell>
          <table:table-cell office:value-type="float" office:value="9.06604704847544" table:style-name="ce1">
            <text:p>9.06604704847544</text:p>
          </table:table-cell>
          <table:table-cell office:value-type="float" office:value="10.7053874374043" table:style-name="ce1">
            <text:p>10.7053874374043</text:p>
          </table:table-cell>
          <table:table-cell office:value-type="float" office:value="11.9538595357193" table:style-name="ce1">
            <text:p>11.9538595357193</text:p>
          </table:table-cell>
          <table:table-cell office:value-type="float" office:value="8.22533180970752" table:style-name="ce1">
            <text:p>8.22533180970752</text:p>
          </table:table-cell>
          <table:table-cell office:value-type="float" office:value="13.4312585605434" table:style-name="ce1">
            <text:p>13.4312585605434</text:p>
          </table:table-cell>
          <table:table-cell office:value-type="float" office:value="12.5592089687478" table:style-name="ce1">
            <text:p>12.5592089687478</text:p>
          </table:table-cell>
          <table:table-cell office:value-type="float" office:value="13.366918029384" table:style-name="ce1">
            <text:p>13.366918029384</text:p>
          </table:table-cell>
          <table:table-cell office:value-type="float" office:value="9.7620548253495" table:style-name="ce1">
            <text:p>9.7620548253495</text:p>
          </table:table-cell>
          <table:table-cell office:value-type="float" office:value="17.1398179615954" table:style-name="ce1">
            <text:p>17.1398179615954</text:p>
          </table:table-cell>
        </table:table-row>
        <table:table-row table:style-name="ro1">
          <table:table-cell office:value-type="string" table:style-name="ce1">
            <text:p>Anthony Elang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255</text:p>
          </table:table-cell>
          <table:table-cell office:value-type="float" office:value="7.6" table:style-name="ce1">
            <text:p>7.6</text:p>
          </table:table-cell>
          <table:table-cell office:value-type="float" office:value="8.58086913969639" table:style-name="ce1">
            <text:p>8.58086913969639</text:p>
          </table:table-cell>
          <table:table-cell office:value-type="float" office:value="11.2475630955137" table:style-name="ce1">
            <text:p>11.2475630955137</text:p>
          </table:table-cell>
          <table:table-cell office:value-type="float" office:value="9.10422766499588" table:style-name="ce1">
            <text:p>9.10422766499588</text:p>
          </table:table-cell>
          <table:table-cell office:value-type="float" office:value="9.51915835980297" table:style-name="ce1">
            <text:p>9.51915835980297</text:p>
          </table:table-cell>
          <table:table-cell office:value-type="float" office:value="10.4182903894543" table:style-name="ce1">
            <text:p>10.4182903894543</text:p>
          </table:table-cell>
          <table:table-cell office:value-type="float" office:value="5.16759690458216" table:style-name="ce1">
            <text:p>5.16759690458216</text:p>
          </table:table-cell>
          <table:table-cell office:value-type="float" office:value="13.8589173255477" table:style-name="ce1">
            <text:p>13.8589173255477</text:p>
          </table:table-cell>
          <table:table-cell office:value-type="float" office:value="7.39257655506221" table:style-name="ce1">
            <text:p>7.39257655506221</text:p>
          </table:table-cell>
          <table:table-cell office:value-type="float" office:value="6.87510742067296" table:style-name="ce1">
            <text:p>6.87510742067296</text:p>
          </table:table-cell>
        </table:table-row>
        <table:table-row table:style-name="ro1">
          <table:table-cell office:value-type="string" table:style-name="ce1">
            <text:p>Evanil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093</text:p>
          </table:table-cell>
          <table:table-cell office:value-type="float" office:value="14.9" table:style-name="ce1">
            <text:p>14.9</text:p>
          </table:table-cell>
          <table:table-cell office:value-type="float" office:value="8.66458004975265" table:style-name="ce1">
            <text:p>8.66458004975265</text:p>
          </table:table-cell>
          <table:table-cell office:value-type="float" office:value="10.2297614880371" table:style-name="ce1">
            <text:p>10.2297614880371</text:p>
          </table:table-cell>
          <table:table-cell office:value-type="float" office:value="8.83787171714407" table:style-name="ce1">
            <text:p>8.83787171714407</text:p>
          </table:table-cell>
          <table:table-cell office:value-type="float" office:value="9.19020891051504" table:style-name="ce1">
            <text:p>9.19020891051504</text:p>
          </table:table-cell>
          <table:table-cell office:value-type="float" office:value="8.30442919474376" table:style-name="ce1">
            <text:p>8.30442919474376</text:p>
          </table:table-cell>
          <table:table-cell office:value-type="float" office:value="6.42620372616071" table:style-name="ce1">
            <text:p>6.42620372616071</text:p>
          </table:table-cell>
          <table:table-cell office:value-type="float" office:value="9.75839532206662" table:style-name="ce1">
            <text:p>9.75839532206662</text:p>
          </table:table-cell>
          <table:table-cell office:value-type="float" office:value="9.09745815533229" table:style-name="ce1">
            <text:p>9.09745815533229</text:p>
          </table:table-cell>
          <table:table-cell office:value-type="float" office:value="13.3237239593915" table:style-name="ce1">
            <text:p>13.3237239593915</text:p>
          </table:table-cell>
        </table:table-row>
        <table:table-row table:style-name="ro1">
          <table:table-cell office:value-type="string" table:style-name="ce1">
            <text:p>Eberechi Ez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92</text:p>
          </table:table-cell>
          <table:table-cell office:value-type="float" office:value="10.1" table:style-name="ce1">
            <text:p>10.1</text:p>
          </table:table-cell>
          <table:table-cell office:value-type="float" office:value="8.91038781153272" table:style-name="ce1">
            <text:p>8.91038781153272</text:p>
          </table:table-cell>
          <table:table-cell office:value-type="float" office:value="13.8213652093544" table:style-name="ce1">
            <text:p>13.8213652093544</text:p>
          </table:table-cell>
          <table:table-cell office:value-type="float" office:value="11.8200468199771" table:style-name="ce1">
            <text:p>11.8200468199771</text:p>
          </table:table-cell>
          <table:table-cell office:value-type="float" office:value="12.7019849648992" table:style-name="ce1">
            <text:p>12.7019849648992</text:p>
          </table:table-cell>
          <table:table-cell office:value-type="float" office:value="10.4182903894543" table:style-name="ce1">
            <text:p>10.4182903894543</text:p>
          </table:table-cell>
          <table:table-cell office:value-type="float" office:value="12.9346411971938" table:style-name="ce1">
            <text:p>12.9346411971938</text:p>
          </table:table-cell>
          <table:table-cell office:value-type="float" office:value="9.75839532206662" table:style-name="ce1">
            <text:p>9.75839532206662</text:p>
          </table:table-cell>
          <table:table-cell office:value-type="float" office:value="10.3822012487395" table:style-name="ce1">
            <text:p>10.3822012487395</text:p>
          </table:table-cell>
          <table:table-cell office:value-type="float" office:value="11.6056826369629" table:style-name="ce1">
            <text:p>11.6056826369629</text:p>
          </table:table-cell>
        </table:table-row>
        <table:table-row table:style-name="ro1">
          <table:table-cell office:value-type="string" table:style-name="ce1">
            <text:p>Mateus Fernand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181</text:p>
          </table:table-cell>
          <table:table-cell office:value-type="float" office:value="16.6" table:style-name="ce1">
            <text:p>16.6</text:p>
          </table:table-cell>
          <table:table-cell office:value-type="float" office:value="8.52523308210451" table:style-name="ce1">
            <text:p>8.52523308210451</text:p>
          </table:table-cell>
          <table:table-cell office:value-type="float" office:value="19.2544866420683" table:style-name="ce1">
            <text:p>19.2544866420683</text:p>
          </table:table-cell>
          <table:table-cell office:value-type="float" office:value="10.5980733169316" table:style-name="ce1">
            <text:p>10.5980733169316</text:p>
          </table:table-cell>
          <table:table-cell office:value-type="float" office:value="18.6030045691192" table:style-name="ce1">
            <text:p>18.6030045691192</text:p>
          </table:table-cell>
          <table:table-cell office:value-type="float" office:value="9.46496757983138" table:style-name="ce1">
            <text:p>9.46496757983138</text:p>
          </table:table-cell>
          <table:table-cell office:value-type="float" office:value="11.2302445740321" table:style-name="ce1">
            <text:p>11.2302445740321</text:p>
          </table:table-cell>
          <table:table-cell office:value-type="float" office:value="8.67699808426605" table:style-name="ce1">
            <text:p>8.67699808426605</text:p>
          </table:table-cell>
          <table:table-cell office:value-type="float" office:value="6.20908916214152" table:style-name="ce1">
            <text:p>6.20908916214152</text:p>
          </table:table-cell>
          <table:table-cell office:value-type="float" office:value="8.51266239863648" table:style-name="ce1">
            <text:p>8.51266239863648</text:p>
          </table:table-cell>
        </table:table-row>
        <table:table-row table:style-name="ro1">
          <table:table-cell office:value-type="string" table:style-name="ce1">
            <text:p>Zian Flemming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59</text:p>
          </table:table-cell>
          <table:table-cell office:value-type="float" office:value="7.4" table:style-name="ce1">
            <text:p>7.4</text:p>
          </table:table-cell>
          <table:table-cell office:value-type="float" office:value="7.80272752008576" table:style-name="ce1">
            <text:p>7.80272752008576</text:p>
          </table:table-cell>
          <table:table-cell office:value-type="float" office:value="7.45279422964231" table:style-name="ce1">
            <text:p>7.45279422964231</text:p>
          </table:table-cell>
          <table:table-cell office:value-type="float" office:value="6.37841293522328" table:style-name="ce1">
            <text:p>6.37841293522328</text:p>
          </table:table-cell>
          <table:table-cell office:value-type="float" office:value="7.70867145411042" table:style-name="ce1">
            <text:p>7.70867145411042</text:p>
          </table:table-cell>
          <table:table-cell office:value-type="float" office:value="6.59456636068974" table:style-name="ce1">
            <text:p>6.59456636068974</text:p>
          </table:table-cell>
          <table:table-cell office:value-type="float" office:value="8.14188756086519" table:style-name="ce1">
            <text:p>8.14188756086519</text:p>
          </table:table-cell>
          <table:table-cell office:value-type="float" office:value="7.28892018551737" table:style-name="ce1">
            <text:p>7.28892018551737</text:p>
          </table:table-cell>
          <table:table-cell office:value-type="float" office:value="10.1233801945321" table:style-name="ce1">
            <text:p>10.1233801945321</text:p>
          </table:table-cell>
          <table:table-cell office:value-type="float" office:value="13.3237239593915" table:style-name="ce1">
            <text:p>13.3237239593915</text:p>
          </table:table-cell>
        </table:table-row>
        <table:table-row table:style-name="ro1">
          <table:table-cell office:value-type="string" table:style-name="ce1">
            <text:p>Lyle Fost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26</text:p>
          </table:table-cell>
          <table:table-cell office:value-type="float" office:value="9.6" table:style-name="ce1">
            <text:p>9.6</text:p>
          </table:table-cell>
          <table:table-cell office:value-type="float" office:value="8.01099059246208" table:style-name="ce1">
            <text:p>8.01099059246208</text:p>
          </table:table-cell>
          <table:table-cell office:value-type="float" office:value="8.33166104982649" table:style-name="ce1">
            <text:p>8.33166104982649</text:p>
          </table:table-cell>
          <table:table-cell office:value-type="float" office:value="8.57418447626216" table:style-name="ce1">
            <text:p>8.57418447626216</text:p>
          </table:table-cell>
          <table:table-cell office:value-type="float" office:value="8.12073070357576" table:style-name="ce1">
            <text:p>8.12073070357576</text:p>
          </table:table-cell>
          <table:table-cell office:value-type="float" office:value="9.22914473081595" table:style-name="ce1">
            <text:p>9.22914473081595</text:p>
          </table:table-cell>
          <table:table-cell office:value-type="float" office:value="14.2240554536553" table:style-name="ce1">
            <text:p>14.2240554536553</text:p>
          </table:table-cell>
          <table:table-cell office:value-type="float" office:value="10.2295719802701" table:style-name="ce1">
            <text:p>10.2295719802701</text:p>
          </table:table-cell>
          <table:table-cell office:value-type="float" office:value="6.58829888689874" table:style-name="ce1">
            <text:p>6.58829888689874</text:p>
          </table:table-cell>
          <table:table-cell office:value-type="float" office:value="9.06270266519164" table:style-name="ce1">
            <text:p>9.06270266519164</text:p>
          </table:table-cell>
        </table:table-row>
        <table:table-row table:style-name="ro1">
          <table:table-cell office:value-type="string" table:style-name="ce1">
            <text:p>Cody Gakp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245</text:p>
          </table:table-cell>
          <table:table-cell office:value-type="float" office:value="13.9" table:style-name="ce1">
            <text:p>13.9</text:p>
          </table:table-cell>
          <table:table-cell office:value-type="float" office:value="9.92683489523278" table:style-name="ce1">
            <text:p>9.92683489523278</text:p>
          </table:table-cell>
          <table:table-cell office:value-type="float" office:value="14.762459637051" table:style-name="ce1">
            <text:p>14.762459637051</text:p>
          </table:table-cell>
          <table:table-cell office:value-type="float" office:value="17.0407261064035" table:style-name="ce1">
            <text:p>17.0407261064035</text:p>
          </table:table-cell>
          <table:table-cell office:value-type="float" office:value="14.7549969736103" table:style-name="ce1">
            <text:p>14.7549969736103</text:p>
          </table:table-cell>
          <table:table-cell office:value-type="float" office:value="17.0555218548642" table:style-name="ce1">
            <text:p>17.0555218548642</text:p>
          </table:table-cell>
          <table:table-cell office:value-type="float" office:value="9.80939418518511" table:style-name="ce1">
            <text:p>9.80939418518511</text:p>
          </table:table-cell>
          <table:table-cell office:value-type="float" office:value="18.1300517791285" table:style-name="ce1">
            <text:p>18.1300517791285</text:p>
          </table:table-cell>
          <table:table-cell office:value-type="float" office:value="8.25003403028047" table:style-name="ce1">
            <text:p>8.25003403028047</text:p>
          </table:table-cell>
          <table:table-cell office:value-type="float" office:value="14.6330372714415" table:style-name="ce1">
            <text:p>14.6330372714415</text:p>
          </table:table-cell>
        </table:table-row>
        <table:table-row table:style-name="ro1">
          <table:table-cell office:value-type="string" table:style-name="ce1">
            <text:p>Alejandro Garnach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90</text:p>
          </table:table-cell>
          <table:table-cell office:value-type="float" office:value="8.5" table:style-name="ce1">
            <text:p>8.5</text:p>
          </table:table-cell>
          <table:table-cell office:value-type="float" office:value="9.84008917694305" table:style-name="ce1">
            <text:p>9.84008917694305</text:p>
          </table:table-cell>
          <table:table-cell office:value-type="float" office:value="12.0175601511181" table:style-name="ce1">
            <text:p>12.0175601511181</text:p>
          </table:table-cell>
          <table:table-cell office:value-type="float" office:value="16.3344410444776" table:style-name="ce1">
            <text:p>16.3344410444776</text:p>
          </table:table-cell>
          <table:table-cell office:value-type="float" office:value="8.64937584192102" table:style-name="ce1">
            <text:p>8.64937584192102</text:p>
          </table:table-cell>
          <table:table-cell office:value-type="float" office:value="17.7320954670984" table:style-name="ce1">
            <text:p>17.7320954670984</text:p>
          </table:table-cell>
          <table:table-cell office:value-type="float" office:value="7.56290559736364" table:style-name="ce1">
            <text:p>7.56290559736364</text:p>
          </table:table-cell>
          <table:table-cell office:value-type="float" office:value="17.1081613565891" table:style-name="ce1">
            <text:p>17.1081613565891</text:p>
          </table:table-cell>
          <table:table-cell office:value-type="float" office:value="8.34807692073842" table:style-name="ce1">
            <text:p>8.34807692073842</text:p>
          </table:table-cell>
          <table:table-cell office:value-type="float" office:value="8.42221932711395" table:style-name="ce1">
            <text:p>8.42221932711395</text:p>
          </table:table-cell>
        </table:table-row>
        <table:table-row table:style-name="ro1">
          <table:table-cell office:value-type="string" table:style-name="ce1">
            <text:p>Morgan Gibbs-Whit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345</text:p>
          </table:table-cell>
          <table:table-cell office:value-type="float" office:value="19.8" table:style-name="ce1">
            <text:p>19.8</text:p>
          </table:table-cell>
          <table:table-cell office:value-type="float" office:value="9.10153754654729" table:style-name="ce1">
            <text:p>9.10153754654729</text:p>
          </table:table-cell>
          <table:table-cell office:value-type="float" office:value="19.2796887165564" table:style-name="ce1">
            <text:p>19.2796887165564</text:p>
          </table:table-cell>
          <table:table-cell office:value-type="float" office:value="10.8713464989496" table:style-name="ce1">
            <text:p>10.8713464989496</text:p>
          </table:table-cell>
          <table:table-cell office:value-type="float" office:value="19.6455523637334" table:style-name="ce1">
            <text:p>19.6455523637334</text:p>
          </table:table-cell>
          <table:table-cell office:value-type="float" office:value="15.9083920580676" table:style-name="ce1">
            <text:p>15.9083920580676</text:p>
          </table:table-cell>
          <table:table-cell office:value-type="float" office:value="9.18857962673105" table:style-name="ce1">
            <text:p>9.18857962673105</text:p>
          </table:table-cell>
          <table:table-cell office:value-type="float" office:value="17.2670630551926" table:style-name="ce1">
            <text:p>17.2670630551926</text:p>
          </table:table-cell>
          <table:table-cell office:value-type="float" office:value="8.69491880149912" table:style-name="ce1">
            <text:p>8.69491880149912</text:p>
          </table:table-cell>
          <table:table-cell office:value-type="float" office:value="15.4367110453124" table:style-name="ce1">
            <text:p>15.4367110453124</text:p>
          </table:table-cell>
        </table:table-row>
        <table:table-row table:style-name="ro1">
          <table:table-cell office:value-type="string" table:style-name="ce1">
            <text:p>Diego Góme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86</text:p>
          </table:table-cell>
          <table:table-cell office:value-type="float" office:value="13.3" table:style-name="ce1">
            <text:p>13.3</text:p>
          </table:table-cell>
          <table:table-cell office:value-type="float" office:value="8.73456664674162" table:style-name="ce1">
            <text:p>8.73456664674162</text:p>
          </table:table-cell>
          <table:table-cell office:value-type="float" office:value="15.462719585524" table:style-name="ce1">
            <text:p>15.462719585524</text:p>
          </table:table-cell>
          <table:table-cell office:value-type="float" office:value="8.57418447626216" table:style-name="ce1">
            <text:p>8.57418447626216</text:p>
          </table:table-cell>
          <table:table-cell office:value-type="float" office:value="13.1183601979868" table:style-name="ce1">
            <text:p>13.1183601979868</text:p>
          </table:table-cell>
          <table:table-cell office:value-type="float" office:value="9.46496757983138" table:style-name="ce1">
            <text:p>9.46496757983138</text:p>
          </table:table-cell>
          <table:table-cell office:value-type="float" office:value="8.98388433932966" table:style-name="ce1">
            <text:p>8.98388433932966</text:p>
          </table:table-cell>
          <table:table-cell office:value-type="float" office:value="8.82920585462575" table:style-name="ce1">
            <text:p>8.82920585462575</text:p>
          </table:table-cell>
          <table:table-cell office:value-type="float" office:value="9.14817187399604" table:style-name="ce1">
            <text:p>9.14817187399604</text:p>
          </table:table-cell>
          <table:table-cell office:value-type="float" office:value="12.1621338121155" table:style-name="ce1">
            <text:p>12.1621338121155</text:p>
          </table:table-cell>
        </table:table-row>
        <table:table-row table:style-name="ro1">
          <table:table-cell office:value-type="string" table:style-name="ce1">
            <text:p>Anthony Gord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17</text:p>
          </table:table-cell>
          <table:table-cell office:value-type="float" office:value="10.2" table:style-name="ce1">
            <text:p>10.2</text:p>
          </table:table-cell>
          <table:table-cell office:value-type="float" office:value="9.8834491301108" table:style-name="ce1">
            <text:p>9.8834491301108</text:p>
          </table:table-cell>
          <table:table-cell office:value-type="float" office:value="12.8953593053487" table:style-name="ce1">
            <text:p>12.8953593053487</text:p>
          </table:table-cell>
          <table:table-cell office:value-type="float" office:value="12.8713027103031" table:style-name="ce1">
            <text:p>12.8713027103031</text:p>
          </table:table-cell>
          <table:table-cell office:value-type="float" office:value="14.7549969736103" table:style-name="ce1">
            <text:p>14.7549969736103</text:p>
          </table:table-cell>
          <table:table-cell office:value-type="float" office:value="15.7442903160455" table:style-name="ce1">
            <text:p>15.7442903160455</text:p>
          </table:table-cell>
          <table:table-cell office:value-type="float" office:value="8.98388433932966" table:style-name="ce1">
            <text:p>8.98388433932966</text:p>
          </table:table-cell>
          <table:table-cell office:value-type="float" office:value="14.5914097618661" table:style-name="ce1">
            <text:p>14.5914097618661</text:p>
          </table:table-cell>
          <table:table-cell office:value-type="float" office:value="8.84516921047298" table:style-name="ce1">
            <text:p>8.84516921047298</text:p>
          </table:table-cell>
          <table:table-cell office:value-type="float" office:value="11.6056826369629" table:style-name="ce1">
            <text:p>11.6056826369629</text:p>
          </table:table-cell>
        </table:table-row>
        <table:table-row table:style-name="ro1">
          <table:table-cell office:value-type="string" table:style-name="ce1">
            <text:p>Jack Grealish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119</text:p>
          </table:table-cell>
          <table:table-cell office:value-type="float" office:value="16.1" table:style-name="ce1">
            <text:p>16.1</text:p>
          </table:table-cell>
          <table:table-cell office:value-type="float" office:value="10.310913039583" table:style-name="ce1">
            <text:p>10.310913039583</text:p>
          </table:table-cell>
          <table:table-cell office:value-type="float" office:value="17.5805882471799" table:style-name="ce1">
            <text:p>17.5805882471799</text:p>
          </table:table-cell>
          <table:table-cell office:value-type="float" office:value="18.9527674652851" table:style-name="ce1">
            <text:p>18.9527674652851</text:p>
          </table:table-cell>
          <table:table-cell office:value-type="float" office:value="17.862020719245" table:style-name="ce1">
            <text:p>17.862020719245</text:p>
          </table:table-cell>
          <table:table-cell office:value-type="float" office:value="19.3297701978428" table:style-name="ce1">
            <text:p>19.3297701978428</text:p>
          </table:table-cell>
          <table:table-cell office:value-type="float" office:value="6.65100264053589" table:style-name="ce1">
            <text:p>6.65100264053589</text:p>
          </table:table-cell>
          <table:table-cell office:value-type="float" office:value="18.3916090882828" table:style-name="ce1">
            <text:p>18.3916090882828</text:p>
          </table:table-cell>
          <table:table-cell office:value-type="float" office:value="7.9109863356603" table:style-name="ce1">
            <text:p>7.9109863356603</text:p>
          </table:table-cell>
          <table:table-cell office:value-type="float" office:value="9.43520661645545" table:style-name="ce1">
            <text:p>9.43520661645545</text:p>
          </table:table-cell>
        </table:table-row>
        <table:table-row table:style-name="ro1">
          <table:table-cell office:value-type="string" table:style-name="ce1">
            <text:p>Brajan Grud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221</text:p>
          </table:table-cell>
          <table:table-cell office:value-type="float" office:value="7.1" table:style-name="ce1">
            <text:p>7.1</text:p>
          </table:table-cell>
          <table:table-cell office:value-type="float" office:value="10.3254265914601" table:style-name="ce1">
            <text:p>10.3254265914601</text:p>
          </table:table-cell>
          <table:table-cell office:value-type="float" office:value="10.0600994883662" table:style-name="ce1">
            <text:p>10.0600994883662</text:p>
          </table:table-cell>
          <table:table-cell office:value-type="float" office:value="9.23827986975613" table:style-name="ce1">
            <text:p>9.23827986975613</text:p>
          </table:table-cell>
          <table:table-cell office:value-type="float" office:value="10.183441874429" table:style-name="ce1">
            <text:p>10.183441874429</text:p>
          </table:table-cell>
          <table:table-cell office:value-type="float" office:value="12.0790309391126" table:style-name="ce1">
            <text:p>12.0790309391126</text:p>
          </table:table-cell>
          <table:table-cell office:value-type="float" office:value="7.2448756968316" table:style-name="ce1">
            <text:p>7.2448756968316</text:p>
          </table:table-cell>
          <table:table-cell office:value-type="float" office:value="11.2519231204657" table:style-name="ce1">
            <text:p>11.2519231204657</text:p>
          </table:table-cell>
          <table:table-cell office:value-type="float" office:value="8.89544712202669" table:style-name="ce1">
            <text:p>8.89544712202669</text:p>
          </table:table-cell>
          <table:table-cell office:value-type="float" office:value="8.24252996150226" table:style-name="ce1">
            <text:p>8.24252996150226</text:p>
          </table:table-cell>
        </table:table-row>
        <table:table-row table:style-name="ro1">
          <table:table-cell office:value-type="string" table:style-name="ce1">
            <text:p>Viktor Gyöker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217</text:p>
          </table:table-cell>
          <table:table-cell office:value-type="float" office:value="13.6" table:style-name="ce1">
            <text:p>13.6</text:p>
          </table:table-cell>
          <table:table-cell office:value-type="float" office:value="8.33164246619543" table:style-name="ce1">
            <text:p>8.33164246619543</text:p>
          </table:table-cell>
          <table:table-cell office:value-type="float" office:value="7.6988626862518" table:style-name="ce1">
            <text:p>7.6988626862518</text:p>
          </table:table-cell>
          <table:table-cell office:value-type="float" office:value="8.313555906129" table:style-name="ce1">
            <text:p>8.313555906129</text:p>
          </table:table-cell>
          <table:table-cell office:value-type="float" office:value="8.64937584192102" table:style-name="ce1">
            <text:p>8.64937584192102</text:p>
          </table:table-cell>
          <table:table-cell office:value-type="float" office:value="9.46496757983138" table:style-name="ce1">
            <text:p>9.46496757983138</text:p>
          </table:table-cell>
          <table:table-cell office:value-type="float" office:value="5.53711113970158" table:style-name="ce1">
            <text:p>5.53711113970158</text:p>
          </table:table-cell>
          <table:table-cell office:value-type="float" office:value="11.9509791933695" table:style-name="ce1">
            <text:p>11.9509791933695</text:p>
          </table:table-cell>
          <table:table-cell office:value-type="float" office:value="8.69491880149912" table:style-name="ce1">
            <text:p>8.69491880149912</text:p>
          </table:table-cell>
          <table:table-cell office:value-type="float" office:value="15.7736353371842" table:style-name="ce1">
            <text:p>15.7736353371842</text:p>
          </table:table-cell>
        </table:table-row>
        <table:table-row table:style-name="ro1">
          <table:table-cell office:value-type="string" table:style-name="ce1">
            <text:p>Erling Haaland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70</text:p>
          </table:table-cell>
          <table:table-cell office:value-type="float" office:value="19.2" table:style-name="ce1">
            <text:p>19.2</text:p>
          </table:table-cell>
          <table:table-cell office:value-type="float" office:value="8.01099059246208" table:style-name="ce1">
            <text:p>8.01099059246208</text:p>
          </table:table-cell>
          <table:table-cell office:value-type="float" office:value="8.88625349116306" table:style-name="ce1">
            <text:p>8.88625349116306</text:p>
          </table:table-cell>
          <table:table-cell office:value-type="float" office:value="15.7962918205492" table:style-name="ce1">
            <text:p>15.7962918205492</text:p>
          </table:table-cell>
          <table:table-cell office:value-type="float" office:value="9.19020891051504" table:style-name="ce1">
            <text:p>9.19020891051504</text:p>
          </table:table-cell>
          <table:table-cell office:value-type="float" office:value="12.767318784418" table:style-name="ce1">
            <text:p>12.767318784418</text:p>
          </table:table-cell>
          <table:table-cell office:value-type="float" office:value="8.76038328237914" table:style-name="ce1">
            <text:p>8.76038328237914</text:p>
          </table:table-cell>
          <table:table-cell office:value-type="float" office:value="11.5640923650666" table:style-name="ce1">
            <text:p>11.5640923650666</text:p>
          </table:table-cell>
          <table:table-cell office:value-type="float" office:value="14.6433309763292" table:style-name="ce1">
            <text:p>14.6433309763292</text:p>
          </table:table-cell>
          <table:table-cell office:value-type="float" office:value="19.9622835736159" table:style-name="ce1">
            <text:p>19.9622835736159</text:p>
          </table:table-cell>
        </table:table-row>
        <table:table-row table:style-name="ro1">
          <table:table-cell office:value-type="string" table:style-name="ce1">
            <text:p>Hwang Hee-cha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346</text:p>
          </table:table-cell>
          <table:table-cell office:value-type="float" office:value="8.8" table:style-name="ce1">
            <text:p>8.8</text:p>
          </table:table-cell>
          <table:table-cell office:value-type="float" office:value="8.11270835252175" table:style-name="ce1">
            <text:p>8.11270835252175</text:p>
          </table:table-cell>
          <table:table-cell office:value-type="float" office:value="10.2976807125047" table:style-name="ce1">
            <text:p>10.2976807125047</text:p>
          </table:table-cell>
          <table:table-cell office:value-type="float" office:value="8.97074116033016" table:style-name="ce1">
            <text:p>8.97074116033016</text:p>
          </table:table-cell>
          <table:table-cell office:value-type="float" office:value="9.19020891051504" table:style-name="ce1">
            <text:p>9.19020891051504</text:p>
          </table:table-cell>
          <table:table-cell office:value-type="float" office:value="8.30442919474376" table:style-name="ce1">
            <text:p>8.30442919474376</text:p>
          </table:table-cell>
          <table:table-cell office:value-type="float" office:value="7.13452446297784" table:style-name="ce1">
            <text:p>7.13452446297784</text:p>
          </table:table-cell>
          <table:table-cell office:value-type="float" office:value="9.13621535635665" table:style-name="ce1">
            <text:p>9.13621535635665</text:p>
          </table:table-cell>
          <table:table-cell office:value-type="float" office:value="7.67303803279776" table:style-name="ce1">
            <text:p>7.67303803279776</text:p>
          </table:table-cell>
          <table:table-cell office:value-type="float" office:value="9.52890026593944" table:style-name="ce1">
            <text:p>9.52890026593944</text:p>
          </table:table-cell>
        </table:table-row>
        <table:table-row table:style-name="ro1">
          <table:table-cell office:value-type="string" table:style-name="ce1">
            <text:p>Callum Hudson-Odo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61</text:p>
          </table:table-cell>
          <table:table-cell office:value-type="float" office:value="12.4" table:style-name="ce1">
            <text:p>12.4</text:p>
          </table:table-cell>
          <table:table-cell office:value-type="float" office:value="9.84008917694305" table:style-name="ce1">
            <text:p>9.84008917694305</text:p>
          </table:table-cell>
          <table:table-cell office:value-type="float" office:value="15.9153972700033" table:style-name="ce1">
            <text:p>15.9153972700033</text:p>
          </table:table-cell>
          <table:table-cell office:value-type="float" office:value="11.9538595357193" table:style-name="ce1">
            <text:p>11.9538595357193</text:p>
          </table:table-cell>
          <table:table-cell office:value-type="float" office:value="13.9179745905984" table:style-name="ce1">
            <text:p>13.9179745905984</text:p>
          </table:table-cell>
          <table:table-cell office:value-type="float" office:value="16.067853539924" table:style-name="ce1">
            <text:p>16.067853539924</text:p>
          </table:table-cell>
          <table:table-cell office:value-type="float" office:value="9.76776098600814" table:style-name="ce1">
            <text:p>9.76776098600814</text:p>
          </table:table-cell>
          <table:table-cell office:value-type="float" office:value="17.4554007495796" table:style-name="ce1">
            <text:p>17.4554007495796</text:p>
          </table:table-cell>
          <table:table-cell office:value-type="float" office:value="7.81536421077133" table:style-name="ce1">
            <text:p>7.81536421077133</text:p>
          </table:table-cell>
          <table:table-cell office:value-type="float" office:value="10.189086574237" table:style-name="ce1">
            <text:p>10.189086574237</text:p>
          </table:table-cell>
        </table:table-row>
        <table:table-row table:style-name="ro1">
          <table:table-cell office:value-type="string" table:style-name="ce1">
            <text:p>Omari Hutchin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69</text:p>
          </table:table-cell>
          <table:table-cell office:value-type="float" office:value="9.8" table:style-name="ce1">
            <text:p>9.8</text:p>
          </table:table-cell>
          <table:table-cell office:value-type="float" office:value="9.92683489523278" table:style-name="ce1">
            <text:p>9.92683489523278</text:p>
          </table:table-cell>
          <table:table-cell office:value-type="float" office:value="13.6410767557007" table:style-name="ce1">
            <text:p>13.6410767557007</text:p>
          </table:table-cell>
          <table:table-cell office:value-type="float" office:value="14.5586116801941" table:style-name="ce1">
            <text:p>14.5586116801941</text:p>
          </table:table-cell>
          <table:table-cell office:value-type="float" office:value="10.183441874429" table:style-name="ce1">
            <text:p>10.183441874429</text:p>
          </table:table-cell>
          <table:table-cell office:value-type="float" office:value="14.6638265796751" table:style-name="ce1">
            <text:p>14.6638265796751</text:p>
          </table:table-cell>
          <table:table-cell office:value-type="float" office:value="10.6036628811388" table:style-name="ce1">
            <text:p>10.6036628811388</text:p>
          </table:table-cell>
          <table:table-cell office:value-type="float" office:value="14.9064006506933" table:style-name="ce1">
            <text:p>14.9064006506933</text:p>
          </table:table-cell>
          <table:table-cell office:value-type="float" office:value="8.94581772950526" table:style-name="ce1">
            <text:p>8.94581772950526</text:p>
          </table:table-cell>
          <table:table-cell office:value-type="float" office:value="8.15331384903171" table:style-name="ce1">
            <text:p>8.15331384903171</text:p>
          </table:table-cell>
        </table:table-row>
        <table:table-row table:style-name="ro1">
          <table:table-cell office:value-type="string" table:style-name="ce1">
            <text:p>Wilson Isido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33</text:p>
          </table:table-cell>
          <table:table-cell office:value-type="float" office:value="10.9" table:style-name="ce1">
            <text:p>10.9</text:p>
          </table:table-cell>
          <table:table-cell office:value-type="float" office:value="7.51848942921321" table:style-name="ce1">
            <text:p>7.51848942921321</text:p>
          </table:table-cell>
          <table:table-cell office:value-type="float" office:value="6.65683931017116" table:style-name="ce1">
            <text:p>6.65683931017116</text:p>
          </table:table-cell>
          <table:table-cell office:value-type="float" office:value="6.05175510964767" table:style-name="ce1">
            <text:p>6.05175510964767</text:p>
          </table:table-cell>
          <table:table-cell office:value-type="float" office:value="7.01522742814616" table:style-name="ce1">
            <text:p>7.01522742814616</text:p>
          </table:table-cell>
          <table:table-cell office:value-type="float" office:value="8.99490592103147" table:style-name="ce1">
            <text:p>8.99490592103147</text:p>
          </table:table-cell>
          <table:table-cell office:value-type="float" office:value="7.50622309938147" table:style-name="ce1">
            <text:p>7.50622309938147</text:p>
          </table:table-cell>
          <table:table-cell office:value-type="float" office:value="9.2908612259278" table:style-name="ce1">
            <text:p>9.2908612259278</text:p>
          </table:table-cell>
          <table:table-cell office:value-type="float" office:value="11.0033534046488" table:style-name="ce1">
            <text:p>11.0033534046488</text:p>
          </table:table-cell>
          <table:table-cell office:value-type="float" office:value="12.6171909729241" table:style-name="ce1">
            <text:p>12.6171909729241</text:p>
          </table:table-cell>
        </table:table-row>
        <table:table-row table:style-name="ro1">
          <table:table-cell office:value-type="string" table:style-name="ce1">
            <text:p>Alex Iwob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249</text:p>
          </table:table-cell>
          <table:table-cell office:value-type="float" office:value="14.8" table:style-name="ce1">
            <text:p>14.8</text:p>
          </table:table-cell>
          <table:table-cell office:value-type="float" office:value="8.924503776884" table:style-name="ce1">
            <text:p>8.924503776884</text:p>
          </table:table-cell>
          <table:table-cell office:value-type="float" office:value="19.1680373199072" table:style-name="ce1">
            <text:p>19.1680373199072</text:p>
          </table:table-cell>
          <table:table-cell office:value-type="float" office:value="13.8640708761004" table:style-name="ce1">
            <text:p>13.8640708761004</text:p>
          </table:table-cell>
          <table:table-cell office:value-type="float" office:value="18.8775345910096" table:style-name="ce1">
            <text:p>18.8775345910096</text:p>
          </table:table-cell>
          <table:table-cell office:value-type="float" office:value="15.4022264317786" table:style-name="ce1">
            <text:p>15.4022264317786</text:p>
          </table:table-cell>
          <table:table-cell office:value-type="float" office:value="7.90774861468807" table:style-name="ce1">
            <text:p>7.90774861468807</text:p>
          </table:table-cell>
          <table:table-cell office:value-type="float" office:value="13.4383333046599" table:style-name="ce1">
            <text:p>13.4383333046599</text:p>
          </table:table-cell>
          <table:table-cell office:value-type="float" office:value="7.76777241022783" table:style-name="ce1">
            <text:p>7.76777241022783</text:p>
          </table:table-cell>
          <table:table-cell office:value-type="float" office:value="8.3321701010876" table:style-name="ce1">
            <text:p>8.3321701010876</text:p>
          </table:table-cell>
        </table:table-row>
        <table:table-row table:style-name="ro1">
          <table:table-cell office:value-type="string" table:style-name="ce1">
            <text:p>Igor Jesu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16</text:p>
          </table:table-cell>
          <table:table-cell office:value-type="float" office:value="12.8" table:style-name="ce1">
            <text:p>12.8</text:p>
          </table:table-cell>
          <table:table-cell office:value-type="float" office:value="8.2081755505658" table:style-name="ce1">
            <text:p>8.2081755505658</text:p>
          </table:table-cell>
          <table:table-cell office:value-type="float" office:value="9.78926893723678" table:style-name="ce1">
            <text:p>9.78926893723678</text:p>
          </table:table-cell>
          <table:table-cell office:value-type="float" office:value="9.64330394523829" table:style-name="ce1">
            <text:p>9.64330394523829</text:p>
          </table:table-cell>
          <table:table-cell office:value-type="float" office:value="8.64937584192102" table:style-name="ce1">
            <text:p>8.64937584192102</text:p>
          </table:table-cell>
          <table:table-cell office:value-type="float" office:value="8.53228416748741" table:style-name="ce1">
            <text:p>8.53228416748741</text:p>
          </table:table-cell>
          <table:table-cell office:value-type="float" office:value="6.39209933583326" table:style-name="ce1">
            <text:p>6.39209933583326</text:p>
          </table:table-cell>
          <table:table-cell office:value-type="float" office:value="11.0951801731979" table:style-name="ce1">
            <text:p>11.0951801731979</text:p>
          </table:table-cell>
          <table:table-cell office:value-type="float" office:value="8.15249628719699" table:style-name="ce1">
            <text:p>8.15249628719699</text:p>
          </table:table-cell>
          <table:table-cell office:value-type="float" office:value="9.81105624164688" table:style-name="ce1">
            <text:p>9.81105624164688</text:p>
          </table:table-cell>
        </table:table-row>
        <table:table-row table:style-name="ro1">
          <table:table-cell office:value-type="string" table:style-name="ce1">
            <text:p>Raúl Jiméne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4-247</text:p>
          </table:table-cell>
          <table:table-cell office:value-type="float" office:value="13.6" table:style-name="ce1">
            <text:p>13.6</text:p>
          </table:table-cell>
          <table:table-cell office:value-type="float" office:value="8.43512727963834" table:style-name="ce1">
            <text:p>8.43512727963834</text:p>
          </table:table-cell>
          <table:table-cell office:value-type="float" office:value="10.9768645469383" table:style-name="ce1">
            <text:p>10.9768645469383</text:p>
          </table:table-cell>
          <table:table-cell office:value-type="float" office:value="11.8200468199771" table:style-name="ce1">
            <text:p>11.8200468199771</text:p>
          </table:table-cell>
          <table:table-cell office:value-type="float" office:value="11.4046441298785" table:style-name="ce1">
            <text:p>11.4046441298785</text:p>
          </table:table-cell>
          <table:table-cell office:value-type="float" office:value="6.79551414875344" table:style-name="ce1">
            <text:p>6.79551414875344</text:p>
          </table:table-cell>
          <table:table-cell office:value-type="float" office:value="7.75350382673262" table:style-name="ce1">
            <text:p>7.75350382673262</text:p>
          </table:table-cell>
          <table:table-cell office:value-type="float" office:value="9.36843453712849" table:style-name="ce1">
            <text:p>9.36843453712849</text:p>
          </table:table-cell>
          <table:table-cell office:value-type="float" office:value="8.00717853513575" table:style-name="ce1">
            <text:p>8.00717853513575</text:p>
          </table:table-cell>
          <table:table-cell office:value-type="float" office:value="14.1602315724895" table:style-name="ce1">
            <text:p>14.1602315724895</text:p>
          </table:table-cell>
        </table:table-row>
        <table:table-row table:style-name="ro1">
          <table:table-cell office:value-type="string" table:style-name="ce1">
            <text:p>João Pedr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03</text:p>
          </table:table-cell>
          <table:table-cell office:value-type="float" office:value="16.8" table:style-name="ce1">
            <text:p>16.8</text:p>
          </table:table-cell>
          <table:table-cell office:value-type="float" office:value="8.63664278127329" table:style-name="ce1">
            <text:p>8.63664278127329</text:p>
          </table:table-cell>
          <table:table-cell office:value-type="float" office:value="15.2110476408318" table:style-name="ce1">
            <text:p>15.2110476408318</text:p>
          </table:table-cell>
          <table:table-cell office:value-type="float" office:value="14.9945044464911" table:style-name="ce1">
            <text:p>14.9945044464911</text:p>
          </table:table-cell>
          <table:table-cell office:value-type="float" office:value="16.4077638201822" table:style-name="ce1">
            <text:p>16.4077638201822</text:p>
          </table:table-cell>
          <table:table-cell office:value-type="float" office:value="14.4683300774539" table:style-name="ce1">
            <text:p>14.4683300774539</text:p>
          </table:table-cell>
          <table:table-cell office:value-type="float" office:value="8.39902016463896" table:style-name="ce1">
            <text:p>8.39902016463896</text:p>
          </table:table-cell>
          <table:table-cell office:value-type="float" office:value="15.0897163881381" table:style-name="ce1">
            <text:p>15.0897163881381</text:p>
          </table:table-cell>
          <table:table-cell office:value-type="float" office:value="9.55647602105818" table:style-name="ce1">
            <text:p>9.55647602105818</text:p>
          </table:table-cell>
          <table:table-cell office:value-type="float" office:value="16.4509738616001" table:style-name="ce1">
            <text:p>16.4509738616001</text:p>
          </table:table-cell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03</text:p>
          </table:table-cell>
          <table:table-cell office:value-type="float" office:value="7.4" table:style-name="ce1">
            <text:p>7.4</text:p>
          </table:table-cell>
          <table:table-cell office:value-type="float" office:value="9.67414747417831" table:style-name="ce1">
            <text:p>9.67414747417831</text:p>
          </table:table-cell>
          <table:table-cell office:value-type="float" office:value="10.7733055631604" table:style-name="ce1">
            <text:p>10.7733055631604</text:p>
          </table:table-cell>
          <table:table-cell office:value-type="float" office:value="9.77908839989849" table:style-name="ce1">
            <text:p>9.77908839989849</text:p>
          </table:table-cell>
          <table:table-cell office:value-type="float" office:value="10.5171615839606" table:style-name="ce1">
            <text:p>10.5171615839606</text:p>
          </table:table-cell>
          <table:table-cell office:value-type="float" office:value="15.4022264317786" table:style-name="ce1">
            <text:p>15.4022264317786</text:p>
          </table:table-cell>
          <table:table-cell office:value-type="float" office:value="11.9119739008039" table:style-name="ce1">
            <text:p>11.9119739008039</text:p>
          </table:table-cell>
          <table:table-cell office:value-type="float" office:value="13.6503596147563" table:style-name="ce1">
            <text:p>13.6503596147563</text:p>
          </table:table-cell>
          <table:table-cell office:value-type="float" office:value="10.1233801945321" table:style-name="ce1">
            <text:p>10.1233801945321</text:p>
          </table:table-cell>
          <table:table-cell office:value-type="float" office:value="6.55620122615041" table:style-name="ce1">
            <text:p>6.55620122615041</text:p>
          </table:table-cell>
        </table:table-row>
        <table:table-row table:style-name="ro1">
          <table:table-cell office:value-type="string" table:style-name="ce1">
            <text:p>Joshua King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19-004</text:p>
          </table:table-cell>
          <table:table-cell office:value-type="float" office:value="9.7" table:style-name="ce1">
            <text:p>9.7</text:p>
          </table:table-cell>
          <table:table-cell office:value-type="float" office:value="8.58086913969639" table:style-name="ce1">
            <text:p>8.58086913969639</text:p>
          </table:table-cell>
          <table:table-cell office:value-type="float" office:value="10.3995961878131" table:style-name="ce1">
            <text:p>10.3995961878131</text:p>
          </table:table-cell>
          <table:table-cell office:value-type="float" office:value="8.05635697634535" table:style-name="ce1">
            <text:p>8.05635697634535</text:p>
          </table:table-cell>
          <table:table-cell office:value-type="float" office:value="10.2946356212539" table:style-name="ce1">
            <text:p>10.2946356212539</text:p>
          </table:table-cell>
          <table:table-cell office:value-type="float" office:value="12.0790309391126" table:style-name="ce1">
            <text:p>12.0790309391126</text:p>
          </table:table-cell>
          <table:table-cell office:value-type="float" office:value="9.35324415402726" table:style-name="ce1">
            <text:p>9.35324415402726</text:p>
          </table:table-cell>
          <table:table-cell office:value-type="float" office:value="11.2519231204657" table:style-name="ce1">
            <text:p>11.2519231204657</text:p>
          </table:table-cell>
          <table:table-cell office:value-type="float" office:value="8.00717853513575" table:style-name="ce1">
            <text:p>8.00717853513575</text:p>
          </table:table-cell>
          <table:table-cell office:value-type="float" office:value="6.95639711944648" table:style-name="ce1">
            <text:p>6.95639711944648</text:p>
          </table:table-cell>
        </table:table-row>
        <table:table-row table:style-name="ro1">
          <table:table-cell office:value-type="string" table:style-name="ce1">
            <text:p>Randal Kolo Muan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33</text:p>
          </table:table-cell>
          <table:table-cell office:value-type="float" office:value="8.6" table:style-name="ce1">
            <text:p>8.6</text:p>
          </table:table-cell>
          <table:table-cell office:value-type="float" office:value="8.15356121618026" table:style-name="ce1">
            <text:p>8.15356121618026</text:p>
          </table:table-cell>
          <table:table-cell office:value-type="float" office:value="8.20324715584085" table:style-name="ce1">
            <text:p>8.20324715584085</text:p>
          </table:table-cell>
          <table:table-cell office:value-type="float" office:value="7.67774882421228" table:style-name="ce1">
            <text:p>7.67774882421228</text:p>
          </table:table-cell>
          <table:table-cell office:value-type="float" office:value="8.01674150219699" table:style-name="ce1">
            <text:p>8.01674150219699</text:p>
          </table:table-cell>
          <table:table-cell office:value-type="float" office:value="8.53228416748741" table:style-name="ce1">
            <text:p>8.53228416748741</text:p>
          </table:table-cell>
          <table:table-cell office:value-type="float" office:value="9.12703136539798" table:style-name="ce1">
            <text:p>9.12703136539798</text:p>
          </table:table-cell>
          <table:table-cell office:value-type="float" office:value="9.60203358543327" table:style-name="ce1">
            <text:p>9.60203358543327</text:p>
          </table:table-cell>
          <table:table-cell office:value-type="float" office:value="6.67472287993877" table:style-name="ce1">
            <text:p>6.67472287993877</text:p>
          </table:table-cell>
          <table:table-cell office:value-type="float" office:value="7.03829410983573" table:style-name="ce1">
            <text:p>7.03829410983573</text:p>
          </table:table-cell>
        </table:table-row>
        <table:table-row table:style-name="ro1">
          <table:table-cell office:value-type="string" table:style-name="ce1">
            <text:p>Mohammed Kudu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58</text:p>
          </table:table-cell>
          <table:table-cell office:value-type="float" office:value="17.1" table:style-name="ce1">
            <text:p>17.1</text:p>
          </table:table-cell>
          <table:table-cell office:value-type="float" office:value="9.17975587985124" table:style-name="ce1">
            <text:p>9.17975587985124</text:p>
          </table:table-cell>
          <table:table-cell office:value-type="float" office:value="17.0189011349814" table:style-name="ce1">
            <text:p>17.0189011349814</text:p>
          </table:table-cell>
          <table:table-cell office:value-type="float" office:value="17.509998917249" table:style-name="ce1">
            <text:p>17.509998917249</text:p>
          </table:table-cell>
          <table:table-cell office:value-type="float" office:value="14.5752328588513" table:style-name="ce1">
            <text:p>14.5752328588513</text:p>
          </table:table-cell>
          <table:table-cell office:value-type="float" office:value="16.2226749620543" table:style-name="ce1">
            <text:p>16.2226749620543</text:p>
          </table:table-cell>
          <table:table-cell office:value-type="float" office:value="11.1886100597838" table:style-name="ce1">
            <text:p>11.1886100597838</text:p>
          </table:table-cell>
          <table:table-cell office:value-type="float" office:value="17.3056358325311" table:style-name="ce1">
            <text:p>17.3056358325311</text:p>
          </table:table-cell>
          <table:table-cell office:value-type="float" office:value="8.05548281595873" table:style-name="ce1">
            <text:p>8.05548281595873</text:p>
          </table:table-cell>
          <table:table-cell office:value-type="float" office:value="9.34172227584065" table:style-name="ce1">
            <text:p>9.34172227584065</text:p>
          </table:table-cell>
        </table:table-row>
        <table:table-row table:style-name="ro1">
          <table:table-cell office:value-type="string" table:style-name="ce1">
            <text:p>Enzo Le Fé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338</text:p>
          </table:table-cell>
          <table:table-cell office:value-type="float" office:value="16.5" table:style-name="ce1">
            <text:p>16.5</text:p>
          </table:table-cell>
          <table:table-cell office:value-type="float" office:value="9.21537077518005" table:style-name="ce1">
            <text:p>9.21537077518005</text:p>
          </table:table-cell>
          <table:table-cell office:value-type="float" office:value="17.3284419000482" table:style-name="ce1">
            <text:p>17.3284419000482</text:p>
          </table:table-cell>
          <table:table-cell office:value-type="float" office:value="16.0721766990671" table:style-name="ce1">
            <text:p>16.0721766990671</text:p>
          </table:table-cell>
          <table:table-cell office:value-type="float" office:value="16.3390212809031" table:style-name="ce1">
            <text:p>16.3390212809031</text:p>
          </table:table-cell>
          <table:table-cell office:value-type="float" office:value="11.6100022710084" table:style-name="ce1">
            <text:p>11.6100022710084</text:p>
          </table:table-cell>
          <table:table-cell office:value-type="float" office:value="6.89899077750598" table:style-name="ce1">
            <text:p>6.89899077750598</text:p>
          </table:table-cell>
          <table:table-cell office:value-type="float" office:value="13.0046147248698" table:style-name="ce1">
            <text:p>13.0046147248698</text:p>
          </table:table-cell>
          <table:table-cell office:value-type="float" office:value="5.72914754944073" table:style-name="ce1">
            <text:p>5.72914754944073</text:p>
          </table:table-cell>
          <table:table-cell office:value-type="float" office:value="9.71684330551891" table:style-name="ce1">
            <text:p>9.71684330551891</text:p>
          </table:table-cell>
        </table:table-row>
        <table:table-row table:style-name="ro1">
          <table:table-cell office:value-type="string" table:style-name="ce1">
            <text:p>Keane Lewis-Pott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FW,DF</text:p>
          </table:table-cell>
          <table:table-cell office:value-type="string" table:style-name="ce1">
            <text:p>24-319</text:p>
          </table:table-cell>
          <table:table-cell office:value-type="float" office:value="9.5" table:style-name="ce1">
            <text:p>9.5</text:p>
          </table:table-cell>
          <table:table-cell office:value-type="float" office:value="8.09911155802401" table:style-name="ce1">
            <text:p>8.09911155802401</text:p>
          </table:table-cell>
          <table:table-cell office:value-type="float" office:value="10.9090510375767" table:style-name="ce1">
            <text:p>10.9090510375767</text:p>
          </table:table-cell>
          <table:table-cell office:value-type="float" office:value="9.50787147916771" table:style-name="ce1">
            <text:p>9.50787147916771</text:p>
          </table:table-cell>
          <table:table-cell office:value-type="float" office:value="10.2946356212539" table:style-name="ce1">
            <text:p>10.2946356212539</text:p>
          </table:table-cell>
          <table:table-cell office:value-type="float" office:value="10.4182903894543" table:style-name="ce1">
            <text:p>10.4182903894543</text:p>
          </table:table-cell>
          <table:table-cell office:value-type="float" office:value="7.75350382673262" table:style-name="ce1">
            <text:p>7.75350382673262</text:p>
          </table:table-cell>
          <table:table-cell office:value-type="float" office:value="10.3082941852756" table:style-name="ce1">
            <text:p>10.3082941852756</text:p>
          </table:table-cell>
          <table:table-cell office:value-type="float" office:value="8.05548281595873" table:style-name="ce1">
            <text:p>8.05548281595873</text:p>
          </table:table-cell>
          <table:table-cell office:value-type="float" office:value="8.69466766864962" table:style-name="ce1">
            <text:p>8.69466766864962</text:p>
          </table:table-cell>
        </table:table-row>
        <table:table-row table:style-name="ro1">
          <table:table-cell office:value-type="string" table:style-name="ce1">
            <text:p>Donyell Mal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363</text:p>
          </table:table-cell>
          <table:table-cell office:value-type="float" office:value="7.1" table:style-name="ce1">
            <text:p>7.1</text:p>
          </table:table-cell>
          <table:table-cell office:value-type="float" office:value="9.21537077518005" table:style-name="ce1">
            <text:p>9.21537077518005</text:p>
          </table:table-cell>
          <table:table-cell office:value-type="float" office:value="7.18132945844523" table:style-name="ce1">
            <text:p>7.18132945844523</text:p>
          </table:table-cell>
          <table:table-cell office:value-type="float" office:value="7.92915388788656" table:style-name="ce1">
            <text:p>7.92915388788656</text:p>
          </table:table-cell>
          <table:table-cell office:value-type="float" office:value="8.01674150219699" table:style-name="ce1">
            <text:p>8.01674150219699</text:p>
          </table:table-cell>
          <table:table-cell office:value-type="float" office:value="8.53228416748741" table:style-name="ce1">
            <text:p>8.53228416748741</text:p>
          </table:table-cell>
          <table:table-cell office:value-type="float" office:value="8.14188756086519" table:style-name="ce1">
            <text:p>8.14188756086519</text:p>
          </table:table-cell>
          <table:table-cell office:value-type="float" office:value="8.45051978819616" table:style-name="ce1">
            <text:p>8.45051978819616</text:p>
          </table:table-cell>
          <table:table-cell office:value-type="float" office:value="11.8239918487286" table:style-name="ce1">
            <text:p>11.8239918487286</text:p>
          </table:table-cell>
          <table:table-cell office:value-type="float" office:value="13.1498983793446" table:style-name="ce1">
            <text:p>13.1498983793446</text:p>
          </table:table-cell>
        </table:table-row>
        <table:table-row table:style-name="ro1">
          <table:table-cell office:value-type="string" table:style-name="ce1">
            <text:p>Jean-Philippe Matet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93</text:p>
          </table:table-cell>
          <table:table-cell office:value-type="float" office:value="18.2" table:style-name="ce1">
            <text:p>18.2</text:p>
          </table:table-cell>
          <table:table-cell office:value-type="float" office:value="7.85621357164586" table:style-name="ce1">
            <text:p>7.85621357164586</text:p>
          </table:table-cell>
          <table:table-cell office:value-type="float" office:value="9.78926893723678" table:style-name="ce1">
            <text:p>9.78926893723678</text:p>
          </table:table-cell>
          <table:table-cell office:value-type="float" office:value="7.80293776194357" table:style-name="ce1">
            <text:p>7.80293776194357</text:p>
          </table:table-cell>
          <table:table-cell office:value-type="float" office:value="9.40920359241035" table:style-name="ce1">
            <text:p>9.40920359241035</text:p>
          </table:table-cell>
          <table:table-cell office:value-type="float" office:value="11.1354224240078" table:style-name="ce1">
            <text:p>11.1354224240078</text:p>
          </table:table-cell>
          <table:table-cell office:value-type="float" office:value="10.8338038701021" table:style-name="ce1">
            <text:p>10.8338038701021</text:p>
          </table:table-cell>
          <table:table-cell office:value-type="float" office:value="12.8573962497381" table:style-name="ce1">
            <text:p>12.8573962497381</text:p>
          </table:table-cell>
          <table:table-cell office:value-type="float" office:value="10.951681914641" table:style-name="ce1">
            <text:p>10.951681914641</text:p>
          </table:table-cell>
          <table:table-cell office:value-type="float" office:value="18.939123093607" table:style-name="ce1">
            <text:p>18.939123093607</text:p>
          </table:table-cell>
        </table:table-row>
        <table:table-row table:style-name="ro1">
          <table:table-cell office:value-type="string" table:style-name="ce1">
            <text:p>John McGin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081</text:p>
          </table:table-cell>
          <table:table-cell office:value-type="float" office:value="16.7" table:style-name="ce1">
            <text:p>16.7</text:p>
          </table:table-cell>
          <table:table-cell office:value-type="float" office:value="8.98103860554462" table:style-name="ce1">
            <text:p>8.98103860554462</text:p>
          </table:table-cell>
          <table:table-cell office:value-type="float" office:value="17.5349122868817" table:style-name="ce1">
            <text:p>17.5349122868817</text:p>
          </table:table-cell>
          <table:table-cell office:value-type="float" office:value="13.3763295456688" table:style-name="ce1">
            <text:p>13.3763295456688</text:p>
          </table:table-cell>
          <table:table-cell office:value-type="float" office:value="17.0992302810381" table:style-name="ce1">
            <text:p>17.0992302810381</text:p>
          </table:table-cell>
          <table:table-cell office:value-type="float" office:value="11.8453532105751" table:style-name="ce1">
            <text:p>11.8453532105751</text:p>
          </table:table-cell>
          <table:table-cell office:value-type="float" office:value="7.56290559736364" table:style-name="ce1">
            <text:p>7.56290559736364</text:p>
          </table:table-cell>
          <table:table-cell office:value-type="float" office:value="11.4082551815242" table:style-name="ce1">
            <text:p>11.4082551815242</text:p>
          </table:table-cell>
          <table:table-cell office:value-type="float" office:value="7.53209068883885" table:style-name="ce1">
            <text:p>7.53209068883885</text:p>
          </table:table-cell>
          <table:table-cell office:value-type="float" office:value="10.9469070764907" table:style-name="ce1">
            <text:p>10.9469070764907</text:p>
          </table:table-cell>
        </table:table-row>
        <table:table-row table:style-name="ro1">
          <table:table-cell office:value-type="string" table:style-name="ce1">
            <text:p>Mikel Merin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199</text:p>
          </table:table-cell>
          <table:table-cell office:value-type="float" office:value="10.4" table:style-name="ce1">
            <text:p>10.4</text:p>
          </table:table-cell>
          <table:table-cell office:value-type="float" office:value="8.64362397783037" table:style-name="ce1">
            <text:p>8.64362397783037</text:p>
          </table:table-cell>
          <table:table-cell office:value-type="float" office:value="12.9588844573982" table:style-name="ce1">
            <text:p>12.9588844573982</text:p>
          </table:table-cell>
          <table:table-cell office:value-type="float" office:value="12.742638869039" table:style-name="ce1">
            <text:p>12.742638869039</text:p>
          </table:table-cell>
          <table:table-cell office:value-type="float" office:value="13.9179745905984" table:style-name="ce1">
            <text:p>13.9179745905984</text:p>
          </table:table-cell>
          <table:table-cell office:value-type="float" office:value="8.0792119492772" table:style-name="ce1">
            <text:p>8.0792119492772</text:p>
          </table:table-cell>
          <table:table-cell office:value-type="float" office:value="9.85105406965816" table:style-name="ce1">
            <text:p>9.85105406965816</text:p>
          </table:table-cell>
          <table:table-cell office:value-type="float" office:value="8.15234965891211" table:style-name="ce1">
            <text:p>8.15234965891211</text:p>
          </table:table-cell>
          <table:table-cell office:value-type="float" office:value="8.25003403028047" table:style-name="ce1">
            <text:p>8.25003403028047</text:p>
          </table:table-cell>
          <table:table-cell office:value-type="float" office:value="10.4733237005113" table:style-name="ce1">
            <text:p>10.4733237005113</text:p>
          </table:table-cell>
        </table:table-row>
        <table:table-row table:style-name="ro1">
          <table:table-cell office:value-type="string" table:style-name="ce1">
            <text:p>Yankuba Minteh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69</text:p>
          </table:table-cell>
          <table:table-cell office:value-type="float" office:value="17.1" table:style-name="ce1">
            <text:p>17.1</text:p>
          </table:table-cell>
          <table:table-cell office:value-type="float" office:value="9.8834491301108" table:style-name="ce1">
            <text:p>9.8834491301108</text:p>
          </table:table-cell>
          <table:table-cell office:value-type="float" office:value="13.5804024528471" table:style-name="ce1">
            <text:p>13.5804024528471</text:p>
          </table:table-cell>
          <table:table-cell office:value-type="float" office:value="18.118888789846" table:style-name="ce1">
            <text:p>18.118888789846</text:p>
          </table:table-cell>
          <table:table-cell office:value-type="float" office:value="13.0152061673634" table:style-name="ce1">
            <text:p>13.0152061673634</text:p>
          </table:table-cell>
          <table:table-cell office:value-type="float" office:value="18.9660860361492" table:style-name="ce1">
            <text:p>18.9660860361492</text:p>
          </table:table-cell>
          <table:table-cell office:value-type="float" office:value="11.8299822578555" table:style-name="ce1">
            <text:p>11.8299822578555</text:p>
          </table:table-cell>
          <table:table-cell office:value-type="float" office:value="19.0501233434349" table:style-name="ce1">
            <text:p>19.0501233434349</text:p>
          </table:table-cell>
          <table:table-cell office:value-type="float" office:value="7.48542412165551" table:style-name="ce1">
            <text:p>7.48542412165551</text:p>
          </table:table-cell>
          <table:table-cell office:value-type="float" office:value="9.15545272644376" table:style-name="ce1">
            <text:p>9.15545272644376</text:p>
          </table:table-cell>
        </table:table-row>
        <table:table-row table:style-name="ro1">
          <table:table-cell office:value-type="string" table:style-name="ce1">
            <text:p>Kaoru Mitom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32</text:p>
          </table:table-cell>
          <table:table-cell office:value-type="float" office:value="7.4" table:style-name="ce1">
            <text:p>7.4</text:p>
          </table:table-cell>
          <table:table-cell office:value-type="float" office:value="8.83288063497797" table:style-name="ce1">
            <text:p>8.83288063497797</text:p>
          </table:table-cell>
          <table:table-cell office:value-type="float" office:value="10.5694950969754" table:style-name="ce1">
            <text:p>10.5694950969754</text:p>
          </table:table-cell>
          <table:table-cell office:value-type="float" office:value="9.64330394523829" table:style-name="ce1">
            <text:p>9.64330394523829</text:p>
          </table:table-cell>
          <table:table-cell office:value-type="float" office:value="10.0723348917818" table:style-name="ce1">
            <text:p>10.0723348917818</text:p>
          </table:table-cell>
          <table:table-cell office:value-type="float" office:value="11.1354224240078" table:style-name="ce1">
            <text:p>11.1354224240078</text:p>
          </table:table-cell>
          <table:table-cell office:value-type="float" office:value="9.37387860765447" table:style-name="ce1">
            <text:p>9.37387860765447</text:p>
          </table:table-cell>
          <table:table-cell office:value-type="float" office:value="12.3330000874088" table:style-name="ce1">
            <text:p>12.3330000874088</text:p>
          </table:table-cell>
          <table:table-cell office:value-type="float" office:value="8.10392283986874" table:style-name="ce1">
            <text:p>8.10392283986874</text:p>
          </table:table-cell>
          <table:table-cell office:value-type="float" office:value="7.62771848226064" table:style-name="ce1">
            <text:p>7.62771848226064</text:p>
          </table:table-cell>
        </table:table-row>
        <table:table-row table:style-name="ro1">
          <table:table-cell office:value-type="string" table:style-name="ce1">
            <text:p>Marshall Munets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199</text:p>
          </table:table-cell>
          <table:table-cell office:value-type="float" office:value="9.7" table:style-name="ce1">
            <text:p>9.7</text:p>
          </table:table-cell>
          <table:table-cell office:value-type="float" office:value="7.72948744807805" table:style-name="ce1">
            <text:p>7.72948744807805</text:p>
          </table:table-cell>
          <table:table-cell office:value-type="float" office:value="8.3638977346819" table:style-name="ce1">
            <text:p>8.3638977346819</text:p>
          </table:table-cell>
          <table:table-cell office:value-type="float" office:value="8.18450534627026" table:style-name="ce1">
            <text:p>8.18450534627026</text:p>
          </table:table-cell>
          <table:table-cell office:value-type="float" office:value="9.19020891051504" table:style-name="ce1">
            <text:p>9.19020891051504</text:p>
          </table:table-cell>
          <table:table-cell office:value-type="float" office:value="8.30442919474376" table:style-name="ce1">
            <text:p>8.30442919474376</text:p>
          </table:table-cell>
          <table:table-cell office:value-type="float" office:value="11.5828401164007" table:style-name="ce1">
            <text:p>11.5828401164007</text:p>
          </table:table-cell>
          <table:table-cell office:value-type="float" office:value="8.52575586215715" table:style-name="ce1">
            <text:p>8.52575586215715</text:p>
          </table:table-cell>
          <table:table-cell office:value-type="float" office:value="8.49604549327103" table:style-name="ce1">
            <text:p>8.49604549327103</text:p>
          </table:table-cell>
          <table:table-cell office:value-type="float" office:value="8.15331384903171" table:style-name="ce1">
            <text:p>8.15331384903171</text:p>
          </table:table-cell>
        </table:table-row>
        <table:table-row table:style-name="ro1">
          <table:table-cell office:value-type="string" table:style-name="ce1">
            <text:p>Jacob Murphy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317</text:p>
          </table:table-cell>
          <table:table-cell office:value-type="float" office:value="11.1" table:style-name="ce1">
            <text:p>11.1</text:p>
          </table:table-cell>
          <table:table-cell office:value-type="float" office:value="9.62373936180157" table:style-name="ce1">
            <text:p>9.62373936180157</text:p>
          </table:table-cell>
          <table:table-cell office:value-type="float" office:value="13.0852251851707" table:style-name="ce1">
            <text:p>13.0852251851707</text:p>
          </table:table-cell>
          <table:table-cell office:value-type="float" office:value="14.6696947662653" table:style-name="ce1">
            <text:p>14.6696947662653</text:p>
          </table:table-cell>
          <table:table-cell office:value-type="float" office:value="13.7226150672002" table:style-name="ce1">
            <text:p>13.7226150672002</text:p>
          </table:table-cell>
          <table:table-cell office:value-type="float" office:value="11.3732618109155" table:style-name="ce1">
            <text:p>11.3732618109155</text:p>
          </table:table-cell>
          <table:table-cell office:value-type="float" office:value="12.3184797659845" table:style-name="ce1">
            <text:p>12.3184797659845</text:p>
          </table:table-cell>
          <table:table-cell office:value-type="float" office:value="15.5571203404439" table:style-name="ce1">
            <text:p>15.5571203404439</text:p>
          </table:table-cell>
          <table:table-cell office:value-type="float" office:value="9.91670733556136" table:style-name="ce1">
            <text:p>9.91670733556136</text:p>
          </table:table-cell>
          <table:table-cell office:value-type="float" office:value="10.189086574237" table:style-name="ce1">
            <text:p>10.189086574237</text:p>
          </table:table-cell>
        </table:table-row>
        <table:table-row table:style-name="ro1">
          <table:table-cell office:value-type="string" table:style-name="ce1">
            <text:p>Iliman Ndiay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07</text:p>
          </table:table-cell>
          <table:table-cell office:value-type="float" office:value="14.9" table:style-name="ce1">
            <text:p>14.9</text:p>
          </table:table-cell>
          <table:table-cell office:value-type="float" office:value="8.76261743070157" table:style-name="ce1">
            <text:p>8.76261743070157</text:p>
          </table:table-cell>
          <table:table-cell office:value-type="float" office:value="16.0064040219093" table:style-name="ce1">
            <text:p>16.0064040219093</text:p>
          </table:table-cell>
          <table:table-cell office:value-type="float" office:value="15.0999049448096" table:style-name="ce1">
            <text:p>15.0999049448096</text:p>
          </table:table-cell>
          <table:table-cell office:value-type="float" office:value="11.2942561286275" table:style-name="ce1">
            <text:p>11.2942561286275</text:p>
          </table:table-cell>
          <table:table-cell office:value-type="float" office:value="15.9083920580676" table:style-name="ce1">
            <text:p>15.9083920580676</text:p>
          </table:table-cell>
          <table:table-cell office:value-type="float" office:value="10.6036628811388" table:style-name="ce1">
            <text:p>10.6036628811388</text:p>
          </table:table-cell>
          <table:table-cell office:value-type="float" office:value="15.4432291337515" table:style-name="ce1">
            <text:p>15.4432291337515</text:p>
          </table:table-cell>
          <table:table-cell office:value-type="float" office:value="9.09745815533229" table:style-name="ce1">
            <text:p>9.09745815533229</text:p>
          </table:table-cell>
          <table:table-cell office:value-type="float" office:value="12.4362602078574" table:style-name="ce1">
            <text:p>12.4362602078574</text:p>
          </table:table-cell>
        </table:table-row>
        <table:table-row table:style-name="ro1">
          <table:table-cell office:value-type="string" table:style-name="ce1">
            <text:p>Dan Ndoy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74</text:p>
          </table:table-cell>
          <table:table-cell office:value-type="float" office:value="11.1" table:style-name="ce1">
            <text:p>11.1</text:p>
          </table:table-cell>
          <table:table-cell office:value-type="float" office:value="8.53912899858457" table:style-name="ce1">
            <text:p>8.53912899858457</text:p>
          </table:table-cell>
          <table:table-cell office:value-type="float" office:value="11.2137833715432" table:style-name="ce1">
            <text:p>11.2137833715432</text:p>
          </table:table-cell>
          <table:table-cell office:value-type="float" office:value="9.91516976239254" table:style-name="ce1">
            <text:p>9.91516976239254</text:p>
          </table:table-cell>
          <table:table-cell office:value-type="float" office:value="10.0723348917818" table:style-name="ce1">
            <text:p>10.0723348917818</text:p>
          </table:table-cell>
          <table:table-cell office:value-type="float" office:value="13.2130352781957" table:style-name="ce1">
            <text:p>13.2130352781957</text:p>
          </table:table-cell>
          <table:table-cell office:value-type="float" office:value="8.82115217395767" table:style-name="ce1">
            <text:p>8.82115217395767</text:p>
          </table:table-cell>
          <table:table-cell office:value-type="float" office:value="14.4621805092249" table:style-name="ce1">
            <text:p>14.4621805092249</text:p>
          </table:table-cell>
          <table:table-cell office:value-type="float" office:value="6.84984703831914" table:style-name="ce1">
            <text:p>6.84984703831914</text:p>
          </table:table-cell>
          <table:table-cell office:value-type="float" office:value="7.45653722590618" table:style-name="ce1">
            <text:p>7.45653722590618</text:p>
          </table:table-cell>
        </table:table-row>
        <table:table-row table:style-name="ro1">
          <table:table-cell office:value-type="string" table:style-name="ce1">
            <text:p>Pedro Net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04</text:p>
          </table:table-cell>
          <table:table-cell office:value-type="float" office:value="17.2" table:style-name="ce1">
            <text:p>17.2</text:p>
          </table:table-cell>
          <table:table-cell office:value-type="float" office:value="9.53744267506171" table:style-name="ce1">
            <text:p>9.53744267506171</text:p>
          </table:table-cell>
          <table:table-cell office:value-type="float" office:value="18.0865790086837" table:style-name="ce1">
            <text:p>18.0865790086837</text:p>
          </table:table-cell>
          <table:table-cell office:value-type="float" office:value="17.9145307237926" table:style-name="ce1">
            <text:p>17.9145307237926</text:p>
          </table:table-cell>
          <table:table-cell office:value-type="float" office:value="15.9055670485537" table:style-name="ce1">
            <text:p>15.9055670485537</text:p>
          </table:table-cell>
          <table:table-cell office:value-type="float" office:value="18.3475851931052" table:style-name="ce1">
            <text:p>18.3475851931052</text:p>
          </table:table-cell>
          <table:table-cell office:value-type="float" office:value="9.56005076405565" table:style-name="ce1">
            <text:p>9.56005076405565</text:p>
          </table:table-cell>
          <table:table-cell office:value-type="float" office:value="18.342103442963" table:style-name="ce1">
            <text:p>18.342103442963</text:p>
          </table:table-cell>
          <table:table-cell office:value-type="float" office:value="8.59526472841781" table:style-name="ce1">
            <text:p>8.59526472841781</text:p>
          </table:table-cell>
          <table:table-cell office:value-type="float" office:value="13.4955000187318" table:style-name="ce1">
            <text:p>13.4955000187318</text:p>
          </table:table-cell>
        </table:table-row>
        <table:table-row table:style-name="ro1">
          <table:table-cell office:value-type="string" table:style-name="ce1">
            <text:p>Wilson Odobert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040</text:p>
          </table:table-cell>
          <table:table-cell office:value-type="float" office:value="7.6" table:style-name="ce1">
            <text:p>7.6</text:p>
          </table:table-cell>
          <table:table-cell office:value-type="float" office:value="9.6093460527191" table:style-name="ce1">
            <text:p>9.6093460527191</text:p>
          </table:table-cell>
          <table:table-cell office:value-type="float" office:value="10.8411957388093" table:style-name="ce1">
            <text:p>10.8411957388093</text:p>
          </table:table-cell>
          <table:table-cell office:value-type="float" office:value="9.50787147916771" table:style-name="ce1">
            <text:p>9.50787147916771</text:p>
          </table:table-cell>
          <table:table-cell office:value-type="float" office:value="11.4046441298785" table:style-name="ce1">
            <text:p>11.4046441298785</text:p>
          </table:table-cell>
          <table:table-cell office:value-type="float" office:value="10.8967802069285" table:style-name="ce1">
            <text:p>10.8967802069285</text:p>
          </table:table-cell>
          <table:table-cell office:value-type="float" office:value="11.8914956389796" table:style-name="ce1">
            <text:p>11.8914956389796</text:p>
          </table:table-cell>
          <table:table-cell office:value-type="float" office:value="10.7020839515949" table:style-name="ce1">
            <text:p>10.7020839515949</text:p>
          </table:table-cell>
          <table:table-cell office:value-type="float" office:value="7.39257655506221" table:style-name="ce1">
            <text:p>7.39257655506221</text:p>
          </table:table-cell>
          <table:table-cell office:value-type="float" office:value="6.79443428568982" table:style-name="ce1">
            <text:p>6.79443428568982</text:p>
          </table:table-cell>
        </table:table-row>
        <table:table-row table:style-name="ro1">
          <table:table-cell office:value-type="string" table:style-name="ce1">
            <text:p>Noah Okafo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228</text:p>
          </table:table-cell>
          <table:table-cell office:value-type="float" office:value="11.4" table:style-name="ce1">
            <text:p>11.4</text:p>
          </table:table-cell>
          <table:table-cell office:value-type="float" office:value="9.24388924930863" table:style-name="ce1">
            <text:p>9.24388924930863</text:p>
          </table:table-cell>
          <table:table-cell office:value-type="float" office:value="9.55322633774779" table:style-name="ce1">
            <text:p>9.55322633774779</text:p>
          </table:table-cell>
          <table:table-cell office:value-type="float" office:value="8.05635697634535" table:style-name="ce1">
            <text:p>8.05635697634535</text:p>
          </table:table-cell>
          <table:table-cell office:value-type="float" office:value="10.9619130359662" table:style-name="ce1">
            <text:p>10.9619130359662</text:p>
          </table:table-cell>
          <table:table-cell office:value-type="float" office:value="16.5184548253191" table:style-name="ce1">
            <text:p>16.5184548253191</text:p>
          </table:table-cell>
          <table:table-cell office:value-type="float" office:value="9.74695489046496" table:style-name="ce1">
            <text:p>9.74695489046496</text:p>
          </table:table-cell>
          <table:table-cell office:value-type="float" office:value="14.9064006506933" table:style-name="ce1">
            <text:p>14.9064006506933</text:p>
          </table:table-cell>
          <table:table-cell office:value-type="float" office:value="8.05548281595873" table:style-name="ce1">
            <text:p>8.05548281595873</text:p>
          </table:table-cell>
          <table:table-cell office:value-type="float" office:value="10.0944394303978" table:style-name="ce1">
            <text:p>10.0944394303978</text:p>
          </table:table-cell>
        </table:table-row>
        <table:table-row table:style-name="ro1">
          <table:table-cell office:value-type="string" table:style-name="ce1">
            <text:p>Dango Ouattar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0</text:p>
          </table:table-cell>
          <table:table-cell office:value-type="float" office:value="11.8" table:style-name="ce1">
            <text:p>11.8</text:p>
          </table:table-cell>
          <table:table-cell office:value-type="float" office:value="8.49746778455626" table:style-name="ce1">
            <text:p>8.49746778455626</text:p>
          </table:table-cell>
          <table:table-cell office:value-type="float" office:value="8.85327341381091" table:style-name="ce1">
            <text:p>8.85327341381091</text:p>
          </table:table-cell>
          <table:table-cell office:value-type="float" office:value="8.05635697634535" table:style-name="ce1">
            <text:p>8.05635697634535</text:p>
          </table:table-cell>
          <table:table-cell office:value-type="float" office:value="9.19020891051504" table:style-name="ce1">
            <text:p>9.19020891051504</text:p>
          </table:table-cell>
          <table:table-cell office:value-type="float" office:value="11.3732618109155" table:style-name="ce1">
            <text:p>11.3732618109155</text:p>
          </table:table-cell>
          <table:table-cell office:value-type="float" office:value="6.0419399069404" table:style-name="ce1">
            <text:p>6.0419399069404</text:p>
          </table:table-cell>
          <table:table-cell office:value-type="float" office:value="12.8573962497381" table:style-name="ce1">
            <text:p>12.8573962497381</text:p>
          </table:table-cell>
          <table:table-cell office:value-type="float" office:value="7.95901228798755" table:style-name="ce1">
            <text:p>7.95901228798755</text:p>
          </table:table-cell>
          <table:table-cell office:value-type="float" office:value="11.7922222082538" table:style-name="ce1">
            <text:p>11.7922222082538</text:p>
          </table:table-cell>
        </table:table-row>
        <table:table-row table:style-name="ro1">
          <table:table-cell office:value-type="string" table:style-name="ce1">
            <text:p>Lucas Paquetá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133</text:p>
          </table:table-cell>
          <table:table-cell office:value-type="float" office:value="16.8" table:style-name="ce1">
            <text:p>16.8</text:p>
          </table:table-cell>
          <table:table-cell office:value-type="float" office:value="8.54608024903229" table:style-name="ce1">
            <text:p>8.54608024903229</text:p>
          </table:table-cell>
          <table:table-cell office:value-type="float" office:value="19.1960331035836" table:style-name="ce1">
            <text:p>19.1960331035836</text:p>
          </table:table-cell>
          <table:table-cell office:value-type="float" office:value="12.8713027103031" table:style-name="ce1">
            <text:p>12.8713027103031</text:p>
          </table:table-cell>
          <table:table-cell office:value-type="float" office:value="19.2815561836631" table:style-name="ce1">
            <text:p>19.2815561836631</text:p>
          </table:table-cell>
          <table:table-cell office:value-type="float" office:value="10.4182903894543" table:style-name="ce1">
            <text:p>10.4182903894543</text:p>
          </table:table-cell>
          <table:table-cell office:value-type="float" office:value="8.27991446514979" table:style-name="ce1">
            <text:p>8.27991446514979</text:p>
          </table:table-cell>
          <table:table-cell office:value-type="float" office:value="10.938111225944" table:style-name="ce1">
            <text:p>10.938111225944</text:p>
          </table:table-cell>
          <table:table-cell office:value-type="float" office:value="8.10392283986874" table:style-name="ce1">
            <text:p>8.10392283986874</text:p>
          </table:table-cell>
          <table:table-cell office:value-type="float" office:value="12.0700949322687" table:style-name="ce1">
            <text:p>12.0700949322687</text:p>
          </table:table-cell>
        </table:table-row>
        <table:table-row table:style-name="ro1">
          <table:table-cell office:value-type="string" table:style-name="ce1">
            <text:p>Richarli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42</text:p>
          </table:table-cell>
          <table:table-cell office:value-type="float" office:value="14" table:style-name="ce1">
            <text:p>14</text:p>
          </table:table-cell>
          <table:table-cell office:value-type="float" office:value="8.09911155802401" table:style-name="ce1">
            <text:p>8.09911155802401</text:p>
          </table:table-cell>
          <table:table-cell office:value-type="float" office:value="8.85327341381091" table:style-name="ce1">
            <text:p>8.85327341381091</text:p>
          </table:table-cell>
          <table:table-cell office:value-type="float" office:value="13.9830405157716" table:style-name="ce1">
            <text:p>13.9830405157716</text:p>
          </table:table-cell>
          <table:table-cell office:value-type="float" office:value="10.0723348917818" table:style-name="ce1">
            <text:p>10.0723348917818</text:p>
          </table:table-cell>
          <table:table-cell office:value-type="float" office:value="8.99490592103147" table:style-name="ce1">
            <text:p>8.99490592103147</text:p>
          </table:table-cell>
          <table:table-cell office:value-type="float" office:value="10.8965129487959" table:style-name="ce1">
            <text:p>10.8965129487959</text:p>
          </table:table-cell>
          <table:table-cell office:value-type="float" office:value="10.2295719802701" table:style-name="ce1">
            <text:p>10.2295719802701</text:p>
          </table:table-cell>
          <table:table-cell office:value-type="float" office:value="10.0716707996064" table:style-name="ce1">
            <text:p>10.0716707996064</text:p>
          </table:table-cell>
          <table:table-cell office:value-type="float" office:value="15.707697637215" table:style-name="ce1">
            <text:p>15.707697637215</text:p>
          </table:table-cell>
        </table:table-row>
        <table:table-row table:style-name="ro1">
          <table:table-cell office:value-type="string" table:style-name="ce1">
            <text:p>Morgan Roger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165</text:p>
          </table:table-cell>
          <table:table-cell office:value-type="float" office:value="19.7" table:style-name="ce1">
            <text:p>19.7</text:p>
          </table:table-cell>
          <table:table-cell office:value-type="float" office:value="8.68555469304435" table:style-name="ce1">
            <text:p>8.68555469304435</text:p>
          </table:table-cell>
          <table:table-cell office:value-type="float" office:value="16.3131480423609" table:style-name="ce1">
            <text:p>16.3131480423609</text:p>
          </table:table-cell>
          <table:table-cell office:value-type="float" office:value="16.8185108732857" table:style-name="ce1">
            <text:p>16.8185108732857</text:p>
          </table:table-cell>
          <table:table-cell office:value-type="float" office:value="16.475512161513" table:style-name="ce1">
            <text:p>16.475512161513</text:p>
          </table:table-cell>
          <table:table-cell office:value-type="float" office:value="14.0649903993466" table:style-name="ce1">
            <text:p>14.0649903993466</text:p>
          </table:table-cell>
          <table:table-cell office:value-type="float" office:value="7.86904472702223" table:style-name="ce1">
            <text:p>7.86904472702223</text:p>
          </table:table-cell>
          <table:table-cell office:value-type="float" office:value="16.044872881601" table:style-name="ce1">
            <text:p>16.044872881601</text:p>
          </table:table-cell>
          <table:table-cell office:value-type="float" office:value="9.19896435402972" table:style-name="ce1">
            <text:p>9.19896435402972</text:p>
          </table:table-cell>
          <table:table-cell office:value-type="float" office:value="14.9350052247006" table:style-name="ce1">
            <text:p>14.9350052247006</text:p>
          </table:table-cell>
        </table:table-row>
        <table:table-row table:style-name="ro1">
          <table:table-cell office:value-type="string" table:style-name="ce1">
            <text:p>Georginio Rutt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62</text:p>
          </table:table-cell>
          <table:table-cell office:value-type="float" office:value="14" table:style-name="ce1">
            <text:p>14</text:p>
          </table:table-cell>
          <table:table-cell office:value-type="float" office:value="9.3438821879659" table:style-name="ce1">
            <text:p>9.3438821879659</text:p>
          </table:table-cell>
          <table:table-cell office:value-type="float" office:value="11.684663376139" table:style-name="ce1">
            <text:p>11.684663376139</text:p>
          </table:table-cell>
          <table:table-cell office:value-type="float" office:value="14.1007612654439" table:style-name="ce1">
            <text:p>14.1007612654439</text:p>
          </table:table-cell>
          <table:table-cell office:value-type="float" office:value="17.0992302810381" table:style-name="ce1">
            <text:p>17.0992302810381</text:p>
          </table:table-cell>
          <table:table-cell office:value-type="float" office:value="12.767318784418" table:style-name="ce1">
            <text:p>12.767318784418</text:p>
          </table:table-cell>
          <table:table-cell office:value-type="float" office:value="9.72615606218167" table:style-name="ce1">
            <text:p>9.72615606218167</text:p>
          </table:table-cell>
          <table:table-cell office:value-type="float" office:value="12.257043530536" table:style-name="ce1">
            <text:p>12.257043530536</text:p>
          </table:table-cell>
          <table:table-cell office:value-type="float" office:value="9.35178583717611" table:style-name="ce1">
            <text:p>9.35178583717611</text:p>
          </table:table-cell>
          <table:table-cell office:value-type="float" office:value="9.34172227584065" table:style-name="ce1">
            <text:p>9.34172227584065</text:p>
          </table:table-cell>
        </table:table-row>
        <table:table-row table:style-name="ro1">
          <table:table-cell office:value-type="string" table:style-name="ce1">
            <text:p>Bukayo Sak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24</text:p>
          </table:table-cell>
          <table:table-cell office:value-type="float" office:value="14.9" table:style-name="ce1">
            <text:p>14.9</text:p>
          </table:table-cell>
          <table:table-cell office:value-type="float" office:value="10.8769261571695" table:style-name="ce1">
            <text:p>10.8769261571695</text:p>
          </table:table-cell>
          <table:table-cell office:value-type="float" office:value="16.890866477405" table:style-name="ce1">
            <text:p>16.890866477405</text:p>
          </table:table-cell>
          <table:table-cell office:value-type="float" office:value="18.5146485995859" table:style-name="ce1">
            <text:p>18.5146485995859</text:p>
          </table:table-cell>
          <table:table-cell office:value-type="float" office:value="14.2987738625747" table:style-name="ce1">
            <text:p>14.2987738625747</text:p>
          </table:table-cell>
          <table:table-cell office:value-type="float" office:value="18.6902470497695" table:style-name="ce1">
            <text:p>18.6902470497695</text:p>
          </table:table-cell>
          <table:table-cell office:value-type="float" office:value="10.5617980603534" table:style-name="ce1">
            <text:p>10.5617980603534</text:p>
          </table:table-cell>
          <table:table-cell office:value-type="float" office:value="19.2390391522055" table:style-name="ce1">
            <text:p>19.2390391522055</text:p>
          </table:table-cell>
          <table:table-cell office:value-type="float" office:value="10.4339987744299" table:style-name="ce1">
            <text:p>10.4339987744299</text:p>
          </table:table-cell>
          <table:table-cell office:value-type="float" office:value="14.1602315724895" table:style-name="ce1">
            <text:p>14.1602315724895</text:p>
          </table:table-cell>
        </table:table-row>
        <table:table-row table:style-name="ro1">
          <table:table-cell office:value-type="string" table:style-name="ce1">
            <text:p>Mohamed Salah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3-206</text:p>
          </table:table-cell>
          <table:table-cell office:value-type="float" office:value="13.1" table:style-name="ce1">
            <text:p>13.1</text:p>
          </table:table-cell>
          <table:table-cell office:value-type="float" office:value="10.0064365190905" table:style-name="ce1">
            <text:p>10.0064365190905</text:p>
          </table:table-cell>
          <table:table-cell office:value-type="float" office:value="15.1853778759307" table:style-name="ce1">
            <text:p>15.1853778759307</text:p>
          </table:table-cell>
          <table:table-cell office:value-type="float" office:value="16.1611095731998" table:style-name="ce1">
            <text:p>16.1611095731998</text:p>
          </table:table-cell>
          <table:table-cell office:value-type="float" office:value="16.3390212809031" table:style-name="ce1">
            <text:p>16.3390212809031</text:p>
          </table:table-cell>
          <table:table-cell office:value-type="float" office:value="16.3728679462727" table:style-name="ce1">
            <text:p>16.3728679462727</text:p>
          </table:table-cell>
          <table:table-cell office:value-type="float" office:value="7.00708337773476" table:style-name="ce1">
            <text:p>7.00708337773476</text:p>
          </table:table-cell>
          <table:table-cell office:value-type="float" office:value="18.4158556402006" table:style-name="ce1">
            <text:p>18.4158556402006</text:p>
          </table:table-cell>
          <table:table-cell office:value-type="float" office:value="9.19896435402972" table:style-name="ce1">
            <text:p>9.19896435402972</text:p>
          </table:table-cell>
          <table:table-cell office:value-type="float" office:value="13.5805885421339" table:style-name="ce1">
            <text:p>13.5805885421339</text:p>
          </table:table-cell>
        </table:table-row>
        <table:table-row table:style-name="ro1">
          <table:table-cell office:value-type="string" table:style-name="ce1">
            <text:p>Ismaila Sar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316</text:p>
          </table:table-cell>
          <table:table-cell office:value-type="float" office:value="11.2" table:style-name="ce1">
            <text:p>11.2</text:p>
          </table:table-cell>
          <table:table-cell office:value-type="float" office:value="8.52523308210451" table:style-name="ce1">
            <text:p>8.52523308210451</text:p>
          </table:table-cell>
          <table:table-cell office:value-type="float" office:value="9.89071823844203" table:style-name="ce1">
            <text:p>9.89071823844203</text:p>
          </table:table-cell>
          <table:table-cell office:value-type="float" office:value="8.97074116033016" table:style-name="ce1">
            <text:p>8.97074116033016</text:p>
          </table:table-cell>
          <table:table-cell office:value-type="float" office:value="11.4046441298785" table:style-name="ce1">
            <text:p>11.4046441298785</text:p>
          </table:table-cell>
          <table:table-cell office:value-type="float" office:value="13.2130352781957" table:style-name="ce1">
            <text:p>13.2130352781957</text:p>
          </table:table-cell>
          <table:table-cell office:value-type="float" office:value="7.09796817616484" table:style-name="ce1">
            <text:p>7.09796817616484</text:p>
          </table:table-cell>
          <table:table-cell office:value-type="float" office:value="11.7193517529465" table:style-name="ce1">
            <text:p>11.7193517529465</text:p>
          </table:table-cell>
          <table:table-cell office:value-type="float" office:value="7.67303803279776" table:style-name="ce1">
            <text:p>7.67303803279776</text:p>
          </table:table-cell>
          <table:table-cell office:value-type="float" office:value="12.3452328102838" table:style-name="ce1">
            <text:p>12.3452328102838</text:p>
          </table:table-cell>
        </table:table-row>
        <table:table-row table:style-name="ro1">
          <table:table-cell office:value-type="string" table:style-name="ce1">
            <text:p>Kevin Schad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41</text:p>
          </table:table-cell>
          <table:table-cell office:value-type="float" office:value="17.3" table:style-name="ce1">
            <text:p>17.3</text:p>
          </table:table-cell>
          <table:table-cell office:value-type="float" office:value="8.09911155802401" table:style-name="ce1">
            <text:p>8.09911155802401</text:p>
          </table:table-cell>
          <table:table-cell office:value-type="float" office:value="10.9768645469383" table:style-name="ce1">
            <text:p>10.9768645469383</text:p>
          </table:table-cell>
          <table:table-cell office:value-type="float" office:value="12.4827247236186" table:style-name="ce1">
            <text:p>12.4827247236186</text:p>
          </table:table-cell>
          <table:table-cell office:value-type="float" office:value="11.4046441298785" table:style-name="ce1">
            <text:p>11.4046441298785</text:p>
          </table:table-cell>
          <table:table-cell office:value-type="float" office:value="13.6461156604493" table:style-name="ce1">
            <text:p>13.6461156604493</text:p>
          </table:table-cell>
          <table:table-cell office:value-type="float" office:value="6.34118618828115" table:style-name="ce1">
            <text:p>6.34118618828115</text:p>
          </table:table-cell>
          <table:table-cell office:value-type="float" office:value="13.0046147248698" table:style-name="ce1">
            <text:p>13.0046147248698</text:p>
          </table:table-cell>
          <table:table-cell office:value-type="float" office:value="9.7620548253495" table:style-name="ce1">
            <text:p>9.7620548253495</text:p>
          </table:table-cell>
          <table:table-cell office:value-type="float" office:value="16.6755990658908" table:style-name="ce1">
            <text:p>16.6755990658908</text:p>
          </table:table-cell>
        </table:table-row>
        <table:table-row table:style-name="ro1">
          <table:table-cell office:value-type="string" table:style-name="ce1">
            <text:p>Antoine Semeny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000</text:p>
          </table:table-cell>
          <table:table-cell office:value-type="float" office:value="19" table:style-name="ce1">
            <text:p>19</text:p>
          </table:table-cell>
          <table:table-cell office:value-type="float" office:value="9.4656505517638" table:style-name="ce1">
            <text:p>9.4656505517638</text:p>
          </table:table-cell>
          <table:table-cell office:value-type="float" office:value="16.6016668963991" table:style-name="ce1">
            <text:p>16.6016668963991</text:p>
          </table:table-cell>
          <table:table-cell office:value-type="float" office:value="14.6696947662653" table:style-name="ce1">
            <text:p>14.6696947662653</text:p>
          </table:table-cell>
          <table:table-cell office:value-type="float" office:value="16.475512161513" table:style-name="ce1">
            <text:p>16.475512161513</text:p>
          </table:table-cell>
          <table:table-cell office:value-type="float" office:value="18.0170818579884" table:style-name="ce1">
            <text:p>18.0170818579884</text:p>
          </table:table-cell>
          <table:table-cell office:value-type="float" office:value="9.76776098600814" table:style-name="ce1">
            <text:p>9.76776098600814</text:p>
          </table:table-cell>
          <table:table-cell office:value-type="float" office:value="17.2280319425624" table:style-name="ce1">
            <text:p>17.2280319425624</text:p>
          </table:table-cell>
          <table:table-cell office:value-type="float" office:value="11.7731573952711" table:style-name="ce1">
            <text:p>11.7731573952711</text:p>
          </table:table-cell>
          <table:table-cell office:value-type="float" office:value="17.8704000169382" table:style-name="ce1">
            <text:p>17.8704000169382</text:p>
          </table:table-cell>
        </table:table-row>
        <table:table-row table:style-name="ro1">
          <table:table-cell office:value-type="string" table:style-name="ce1">
            <text:p>Benjamin Šešk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221</text:p>
          </table:table-cell>
          <table:table-cell office:value-type="float" office:value="10.6" table:style-name="ce1">
            <text:p>10.6</text:p>
          </table:table-cell>
          <table:table-cell office:value-type="float" office:value="8.22869769878602" table:style-name="ce1">
            <text:p>8.22869769878602</text:p>
          </table:table-cell>
          <table:table-cell office:value-type="float" office:value="8.72176945043009" table:style-name="ce1">
            <text:p>8.72176945043009</text:p>
          </table:table-cell>
          <table:table-cell office:value-type="float" office:value="7.80293776194357" table:style-name="ce1">
            <text:p>7.80293776194357</text:p>
          </table:table-cell>
          <table:table-cell office:value-type="float" office:value="8.64937584192102" table:style-name="ce1">
            <text:p>8.64937584192102</text:p>
          </table:table-cell>
          <table:table-cell office:value-type="float" office:value="8.0792119492772" table:style-name="ce1">
            <text:p>8.0792119492772</text:p>
          </table:table-cell>
          <table:table-cell office:value-type="float" office:value="6.12398111129646" table:style-name="ce1">
            <text:p>6.12398111129646</text:p>
          </table:table-cell>
          <table:table-cell office:value-type="float" office:value="9.2908612259278" table:style-name="ce1">
            <text:p>9.2908612259278</text:p>
          </table:table-cell>
          <table:table-cell office:value-type="float" office:value="11.1066037957201" table:style-name="ce1">
            <text:p>11.1066037957201</text:p>
          </table:table-cell>
          <table:table-cell office:value-type="float" office:value="11.230142550876" table:style-name="ce1">
            <text:p>11.230142550876</text:p>
          </table:table-cell>
        </table:table-row>
        <table:table-row table:style-name="ro1">
          <table:table-cell office:value-type="string" table:style-name="ce1">
            <text:p>Xavi Simon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61</text:p>
          </table:table-cell>
          <table:table-cell office:value-type="float" office:value="9.3" table:style-name="ce1">
            <text:p>9.3</text:p>
          </table:table-cell>
          <table:table-cell office:value-type="float" office:value="8.79772498083455" table:style-name="ce1">
            <text:p>8.79772498083455</text:p>
          </table:table-cell>
          <table:table-cell office:value-type="float" office:value="14.653205804065" table:style-name="ce1">
            <text:p>14.653205804065</text:p>
          </table:table-cell>
          <table:table-cell office:value-type="float" office:value="12.2196696090088" table:style-name="ce1">
            <text:p>12.2196696090088</text:p>
          </table:table-cell>
          <table:table-cell office:value-type="float" office:value="14.9310284464253" table:style-name="ce1">
            <text:p>14.9310284464253</text:p>
          </table:table-cell>
          <table:table-cell office:value-type="float" office:value="13.4312585605434" table:style-name="ce1">
            <text:p>13.4312585605434</text:p>
          </table:table-cell>
          <table:table-cell office:value-type="float" office:value="7.77270035668767" table:style-name="ce1">
            <text:p>7.77270035668767</text:p>
          </table:table-cell>
          <table:table-cell office:value-type="float" office:value="10.8594812291619" table:style-name="ce1">
            <text:p>10.8594812291619</text:p>
          </table:table-cell>
          <table:table-cell office:value-type="float" office:value="7.57891652315468" table:style-name="ce1">
            <text:p>7.57891652315468</text:p>
          </table:table-cell>
          <table:table-cell office:value-type="float" office:value="7.45653722590618" table:style-name="ce1">
            <text:p>7.45653722590618</text:p>
          </table:table-cell>
        </table:table-row>
        <table:table-row table:style-name="ro1">
          <table:table-cell office:value-type="string" table:style-name="ce1">
            <text:p>Tomáš Souček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314</text:p>
          </table:table-cell>
          <table:table-cell office:value-type="float" office:value="8.1" table:style-name="ce1">
            <text:p>8.1</text:p>
          </table:table-cell>
          <table:table-cell office:value-type="float" office:value="8.05838437449702" table:style-name="ce1">
            <text:p>8.05838437449702</text:p>
          </table:table-cell>
          <table:table-cell office:value-type="float" office:value="11.6177000580186" table:style-name="ce1">
            <text:p>11.6177000580186</text:p>
          </table:table-cell>
          <table:table-cell office:value-type="float" office:value="6.15922414724478" table:style-name="ce1">
            <text:p>6.15922414724478</text:p>
          </table:table-cell>
          <table:table-cell office:value-type="float" office:value="11.1836517140274" table:style-name="ce1">
            <text:p>11.1836517140274</text:p>
          </table:table-cell>
          <table:table-cell office:value-type="float" office:value="6.59456636068974" table:style-name="ce1">
            <text:p>6.59456636068974</text:p>
          </table:table-cell>
          <table:table-cell office:value-type="float" office:value="6.59865066002941" table:style-name="ce1">
            <text:p>6.59865066002941</text:p>
          </table:table-cell>
          <table:table-cell office:value-type="float" office:value="6.67754646743661" table:style-name="ce1">
            <text:p>6.67754646743661</text:p>
          </table:table-cell>
          <table:table-cell office:value-type="float" office:value="9.7620548253495" table:style-name="ce1">
            <text:p>9.7620548253495</text:p>
          </table:table-cell>
          <table:table-cell office:value-type="float" office:value="9.90540560660252" table:style-name="ce1">
            <text:p>9.90540560660252</text:p>
          </table:table-cell>
        </table:table-row>
        <table:table-row table:style-name="ro1">
          <table:table-cell office:value-type="string" table:style-name="ce1">
            <text:p>Jørgen Strand Lars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35</text:p>
          </table:table-cell>
          <table:table-cell office:value-type="float" office:value="14.3" table:style-name="ce1">
            <text:p>14.3</text:p>
          </table:table-cell>
          <table:table-cell office:value-type="float" office:value="7.55781213634069" table:style-name="ce1">
            <text:p>7.55781213634069</text:p>
          </table:table-cell>
          <table:table-cell office:value-type="float" office:value="9.62055974254308" table:style-name="ce1">
            <text:p>9.62055974254308</text:p>
          </table:table-cell>
          <table:table-cell office:value-type="float" office:value="6.83324417247413" table:style-name="ce1">
            <text:p>6.83324417247413</text:p>
          </table:table-cell>
          <table:table-cell office:value-type="float" office:value="8.75667193800944" table:style-name="ce1">
            <text:p>8.75667193800944</text:p>
          </table:table-cell>
          <table:table-cell office:value-type="float" office:value="7.63761828418477" table:style-name="ce1">
            <text:p>7.63761828418477</text:p>
          </table:table-cell>
          <table:table-cell office:value-type="float" office:value="9.18857962673105" table:style-name="ce1">
            <text:p>9.18857962673105</text:p>
          </table:table-cell>
          <table:table-cell office:value-type="float" office:value="9.05916288945243" table:style-name="ce1">
            <text:p>9.05916288945243</text:p>
          </table:table-cell>
          <table:table-cell office:value-type="float" office:value="7.20887622340015" table:style-name="ce1">
            <text:p>7.20887622340015</text:p>
          </table:table-cell>
          <table:table-cell office:value-type="float" office:value="9.24846508960699" table:style-name="ce1">
            <text:p>9.24846508960699</text:p>
          </table:table-cell>
        </table:table-row>
        <table:table-row table:style-name="ro1">
          <table:table-cell office:value-type="string" table:style-name="ce1">
            <text:p>Crysencio Summervill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69</text:p>
          </table:table-cell>
          <table:table-cell office:value-type="float" office:value="12.7" table:style-name="ce1">
            <text:p>12.7</text:p>
          </table:table-cell>
          <table:table-cell office:value-type="float" office:value="9.00226789701404" table:style-name="ce1">
            <text:p>9.00226789701404</text:p>
          </table:table-cell>
          <table:table-cell office:value-type="float" office:value="13.5499592330817" table:style-name="ce1">
            <text:p>13.5499592330817</text:p>
          </table:table-cell>
          <table:table-cell office:value-type="float" office:value="8.70566971440902" table:style-name="ce1">
            <text:p>8.70566971440902</text:p>
          </table:table-cell>
          <table:table-cell office:value-type="float" office:value="12.1688547060617" table:style-name="ce1">
            <text:p>12.1688547060617</text:p>
          </table:table-cell>
          <table:table-cell office:value-type="float" office:value="15.7442903160455" table:style-name="ce1">
            <text:p>15.7442903160455</text:p>
          </table:table-cell>
          <table:table-cell office:value-type="float" office:value="9.02471450500134" table:style-name="ce1">
            <text:p>9.02471450500134</text:p>
          </table:table-cell>
          <table:table-cell office:value-type="float" office:value="14.3968887736287" table:style-name="ce1">
            <text:p>14.3968887736287</text:p>
          </table:table-cell>
          <table:table-cell office:value-type="float" office:value="7.76777241022783" table:style-name="ce1">
            <text:p>7.76777241022783</text:p>
          </table:table-cell>
          <table:table-cell office:value-type="float" office:value="7.62771848226064" table:style-name="ce1">
            <text:p>7.62771848226064</text:p>
          </table:table-cell>
        </table:table-row>
        <table:table-row table:style-name="ro1">
          <table:table-cell office:value-type="string" table:style-name="ce1">
            <text:p>Chemsdine Talb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243</text:p>
          </table:table-cell>
          <table:table-cell office:value-type="float" office:value="9.8" table:style-name="ce1">
            <text:p>9.8</text:p>
          </table:table-cell>
          <table:table-cell office:value-type="float" office:value="8.12631559480399" table:style-name="ce1">
            <text:p>8.12631559480399</text:p>
          </table:table-cell>
          <table:table-cell office:value-type="float" office:value="11.2475630955137" table:style-name="ce1">
            <text:p>11.2475630955137</text:p>
          </table:table-cell>
          <table:table-cell office:value-type="float" office:value="8.05635697634535" table:style-name="ce1">
            <text:p>8.05635697634535</text:p>
          </table:table-cell>
          <table:table-cell office:value-type="float" office:value="7.70867145411042" table:style-name="ce1">
            <text:p>7.70867145411042</text:p>
          </table:table-cell>
          <table:table-cell office:value-type="float" office:value="9.94021481701216" table:style-name="ce1">
            <text:p>9.94021481701216</text:p>
          </table:table-cell>
          <table:table-cell office:value-type="float" office:value="14.3473202328963" table:style-name="ce1">
            <text:p>14.3473202328963</text:p>
          </table:table-cell>
          <table:table-cell office:value-type="float" office:value="10.4658068182117" table:style-name="ce1">
            <text:p>10.4658068182117</text:p>
          </table:table-cell>
          <table:table-cell office:value-type="float" office:value="7.48542412165551" table:style-name="ce1">
            <text:p>7.48542412165551</text:p>
          </table:table-cell>
          <table:table-cell office:value-type="float" office:value="8.69466766864962" table:style-name="ce1">
            <text:p>8.69466766864962</text:p>
          </table:table-cell>
        </table:table-row>
        <table:table-row table:style-name="ro1">
          <table:table-cell office:value-type="string" table:style-name="ce1">
            <text:p>Marcus Taverni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291</text:p>
          </table:table-cell>
          <table:table-cell office:value-type="float" office:value="17.8" table:style-name="ce1">
            <text:p>17.8</text:p>
          </table:table-cell>
          <table:table-cell office:value-type="float" office:value="9.55900237684565" table:style-name="ce1">
            <text:p>9.55900237684565</text:p>
          </table:table-cell>
          <table:table-cell office:value-type="float" office:value="18.9515867963182" table:style-name="ce1">
            <text:p>18.9515867963182</text:p>
          </table:table-cell>
          <table:table-cell office:value-type="float" office:value="13.9830405157716" table:style-name="ce1">
            <text:p>13.9830405157716</text:p>
          </table:table-cell>
          <table:table-cell office:value-type="float" office:value="19.0387175651781" table:style-name="ce1">
            <text:p>19.0387175651781</text:p>
          </table:table-cell>
          <table:table-cell office:value-type="float" office:value="16.2226749620543" table:style-name="ce1">
            <text:p>16.2226749620543</text:p>
          </table:table-cell>
          <table:table-cell office:value-type="float" office:value="8.55890816204886" table:style-name="ce1">
            <text:p>8.55890816204886</text:p>
          </table:table-cell>
          <table:table-cell office:value-type="float" office:value="15.9926867171383" table:style-name="ce1">
            <text:p>15.9926867171383</text:p>
          </table:table-cell>
          <table:table-cell office:value-type="float" office:value="8.49604549327103" table:style-name="ce1">
            <text:p>8.49604549327103</text:p>
          </table:table-cell>
          <table:table-cell office:value-type="float" office:value="13.3237239593915" table:style-name="ce1">
            <text:p>13.3237239593915</text:p>
          </table:table-cell>
        </table:table-row>
        <table:table-row table:style-name="ro1">
          <table:table-cell office:value-type="string" table:style-name="ce1">
            <text:p>Loum Tchaoun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21</text:p>
          </table:table-cell>
          <table:table-cell office:value-type="float" office:value="8.4" table:style-name="ce1">
            <text:p>8.4</text:p>
          </table:table-cell>
          <table:table-cell office:value-type="float" office:value="8.25609554498465" table:style-name="ce1">
            <text:p>8.25609554498465</text:p>
          </table:table-cell>
          <table:table-cell office:value-type="float" office:value="9.35182837792522" table:style-name="ce1">
            <text:p>9.35182837792522</text:p>
          </table:table-cell>
          <table:table-cell office:value-type="float" office:value="6.717534879639" table:style-name="ce1">
            <text:p>6.717534879639</text:p>
          </table:table-cell>
          <table:table-cell office:value-type="float" office:value="8.64937584192102" table:style-name="ce1">
            <text:p>8.64937584192102</text:p>
          </table:table-cell>
          <table:table-cell office:value-type="float" office:value="9.46496757983138" table:style-name="ce1">
            <text:p>9.46496757983138</text:p>
          </table:table-cell>
          <table:table-cell office:value-type="float" office:value="5.76935017150994" table:style-name="ce1">
            <text:p>5.76935017150994</text:p>
          </table:table-cell>
          <table:table-cell office:value-type="float" office:value="8.45051978819616" table:style-name="ce1">
            <text:p>8.45051978819616</text:p>
          </table:table-cell>
          <table:table-cell office:value-type="float" office:value="8.34807692073842" table:style-name="ce1">
            <text:p>8.34807692073842</text:p>
          </table:table-cell>
          <table:table-cell office:value-type="float" office:value="7.45653722590618" table:style-name="ce1">
            <text:p>7.45653722590618</text:p>
          </table:table-cell>
        </table:table-row>
        <table:table-row table:style-name="ro1">
          <table:table-cell office:value-type="string" table:style-name="ce1">
            <text:p>Thiag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95</text:p>
          </table:table-cell>
          <table:table-cell office:value-type="float" office:value="18.6" table:style-name="ce1">
            <text:p>18.6</text:p>
          </table:table-cell>
          <table:table-cell office:value-type="float" office:value="8.26980934078648" table:style-name="ce1">
            <text:p>8.26980934078648</text:p>
          </table:table-cell>
          <table:table-cell office:value-type="float" office:value="12.1167273357345" table:style-name="ce1">
            <text:p>12.1167273357345</text:p>
          </table:table-cell>
          <table:table-cell office:value-type="float" office:value="11.0077809070942" table:style-name="ce1">
            <text:p>11.0077809070942</text:p>
          </table:table-cell>
          <table:table-cell office:value-type="float" office:value="10.2946356212539" table:style-name="ce1">
            <text:p>10.2946356212539</text:p>
          </table:table-cell>
          <table:table-cell office:value-type="float" office:value="10.4182903894543" table:style-name="ce1">
            <text:p>10.4182903894543</text:p>
          </table:table-cell>
          <table:table-cell office:value-type="float" office:value="11.5828401164007" table:style-name="ce1">
            <text:p>11.5828401164007</text:p>
          </table:table-cell>
          <table:table-cell office:value-type="float" office:value="11.9509791933695" table:style-name="ce1">
            <text:p>11.9509791933695</text:p>
          </table:table-cell>
          <table:table-cell office:value-type="float" office:value="10.8482615921301" table:style-name="ce1">
            <text:p>10.8482615921301</text:p>
          </table:table-cell>
          <table:table-cell office:value-type="float" office:value="19.6532715543744" table:style-name="ce1">
            <text:p>19.6532715543744</text:p>
          </table:table-cell>
        </table:table-row>
        <table:table-row table:style-name="ro1">
          <table:table-cell office:value-type="string" table:style-name="ce1">
            <text:p>Leandro Trossard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034</text:p>
          </table:table-cell>
          <table:table-cell office:value-type="float" office:value="11.9" table:style-name="ce1">
            <text:p>11.9</text:p>
          </table:table-cell>
          <table:table-cell office:value-type="float" office:value="9.68855852989675" table:style-name="ce1">
            <text:p>9.68855852989675</text:p>
          </table:table-cell>
          <table:table-cell office:value-type="float" office:value="15.0556718167956" table:style-name="ce1">
            <text:p>15.0556718167956</text:p>
          </table:table-cell>
          <table:table-cell office:value-type="float" office:value="15.9817296229307" table:style-name="ce1">
            <text:p>15.9817296229307</text:p>
          </table:table-cell>
          <table:table-cell office:value-type="float" office:value="15.1032552015078" table:style-name="ce1">
            <text:p>15.1032552015078</text:p>
          </table:table-cell>
          <table:table-cell office:value-type="float" office:value="13.2130352781957" table:style-name="ce1">
            <text:p>13.2130352781957</text:p>
          </table:table-cell>
          <table:table-cell office:value-type="float" office:value="7.50622309938147" table:style-name="ce1">
            <text:p>7.50622309938147</text:p>
          </table:table-cell>
          <table:table-cell office:value-type="float" office:value="15.886806170952" table:style-name="ce1">
            <text:p>15.886806170952</text:p>
          </table:table-cell>
          <table:table-cell office:value-type="float" office:value="9.19896435402972" table:style-name="ce1">
            <text:p>9.19896435402972</text:p>
          </table:table-cell>
          <table:table-cell office:value-type="float" office:value="13.915342943459" table:style-name="ce1">
            <text:p>13.915342943459</text:p>
          </table:table-cell>
        </table:table-row>
        <table:table-row table:style-name="ro1">
          <table:table-cell office:value-type="string" table:style-name="ce1">
            <text:p>Ollie Watkin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08</text:p>
          </table:table-cell>
          <table:table-cell office:value-type="float" office:value="16.4" table:style-name="ce1">
            <text:p>16.4</text:p>
          </table:table-cell>
          <table:table-cell office:value-type="float" office:value="8.08552526272545" table:style-name="ce1">
            <text:p>8.08552526272545</text:p>
          </table:table-cell>
          <table:table-cell office:value-type="float" office:value="9.95843015985985" table:style-name="ce1">
            <text:p>9.95843015985985</text:p>
          </table:table-cell>
          <table:table-cell office:value-type="float" office:value="9.77908839989849" table:style-name="ce1">
            <text:p>9.77908839989849</text:p>
          </table:table-cell>
          <table:table-cell office:value-type="float" office:value="8.54256827267515" table:style-name="ce1">
            <text:p>8.54256827267515</text:p>
          </table:table-cell>
          <table:table-cell office:value-type="float" office:value="13.8574175820938" table:style-name="ce1">
            <text:p>13.8574175820938</text:p>
          </table:table-cell>
          <table:table-cell office:value-type="float" office:value="10.6455236755468" table:style-name="ce1">
            <text:p>10.6455236755468</text:p>
          </table:table-cell>
          <table:table-cell office:value-type="float" office:value="15.0897163881381" table:style-name="ce1">
            <text:p>15.0897163881381</text:p>
          </table:table-cell>
          <table:table-cell office:value-type="float" office:value="10.6411973210741" table:style-name="ce1">
            <text:p>10.6411973210741</text:p>
          </table:table-cell>
          <table:table-cell office:value-type="float" office:value="17.418704150304" table:style-name="ce1">
            <text:p>17.418704150304</text:p>
          </table:table-cell>
        </table:table-row>
        <table:table-row table:style-name="ro1">
          <table:table-cell office:value-type="string" table:style-name="ce1">
            <text:p>Danny Welbeck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5-042</text:p>
          </table:table-cell>
          <table:table-cell office:value-type="float" office:value="12.3" table:style-name="ce1">
            <text:p>12.3</text:p>
          </table:table-cell>
          <table:table-cell office:value-type="float" office:value="8.42821195185653" table:style-name="ce1">
            <text:p>8.42821195185653</text:p>
          </table:table-cell>
          <table:table-cell office:value-type="float" office:value="11.0784913773696" table:style-name="ce1">
            <text:p>11.0784913773696</text:p>
          </table:table-cell>
          <table:table-cell office:value-type="float" office:value="6.95024612557554" table:style-name="ce1">
            <text:p>6.95024612557554</text:p>
          </table:table-cell>
          <table:table-cell office:value-type="float" office:value="9.51915835980297" table:style-name="ce1">
            <text:p>9.51915835980297</text:p>
          </table:table-cell>
          <table:table-cell office:value-type="float" office:value="7.63761828418477" table:style-name="ce1">
            <text:p>7.63761828418477</text:p>
          </table:table-cell>
          <table:table-cell office:value-type="float" office:value="10.1014842369818" table:style-name="ce1">
            <text:p>10.1014842369818</text:p>
          </table:table-cell>
          <table:table-cell office:value-type="float" office:value="9.05916288945243" table:style-name="ce1">
            <text:p>9.05916288945243</text:p>
          </table:table-cell>
          <table:table-cell office:value-type="float" office:value="9.45400804049679" table:style-name="ce1">
            <text:p>9.45400804049679</text:p>
          </table:table-cell>
          <table:table-cell office:value-type="float" office:value="17.7545495357212" table:style-name="ce1">
            <text:p>17.7545495357212</text:p>
          </table:table-cell>
        </table:table-row>
        <table:table-row table:style-name="ro1">
          <table:table-cell office:value-type="string" table:style-name="ce1">
            <text:p>Callum Wil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314</text:p>
          </table:table-cell>
          <table:table-cell office:value-type="float" office:value="9" table:style-name="ce1">
            <text:p>9</text:p>
          </table:table-cell>
          <table:table-cell office:value-type="float" office:value="8.08552526272545" table:style-name="ce1">
            <text:p>8.08552526272545</text:p>
          </table:table-cell>
          <table:table-cell office:value-type="float" office:value="6.799957756226" table:style-name="ce1">
            <text:p>6.799957756226</text:p>
          </table:table-cell>
          <table:table-cell office:value-type="float" office:value="7.55362580451156" table:style-name="ce1">
            <text:p>7.55362580451156</text:p>
          </table:table-cell>
          <table:table-cell office:value-type="float" office:value="6.9193380443363" table:style-name="ce1">
            <text:p>6.9193380443363</text:p>
          </table:table-cell>
          <table:table-cell office:value-type="float" office:value="9.22914473081595" table:style-name="ce1">
            <text:p>9.22914473081595</text:p>
          </table:table-cell>
          <table:table-cell office:value-type="float" office:value="13.3402825307672" table:style-name="ce1">
            <text:p>13.3402825307672</text:p>
          </table:table-cell>
          <table:table-cell office:value-type="float" office:value="8.82920585462575" table:style-name="ce1">
            <text:p>8.82920585462575</text:p>
          </table:table-cell>
          <table:table-cell office:value-type="float" office:value="10.4339987744299" table:style-name="ce1">
            <text:p>10.4339987744299</text:p>
          </table:table-cell>
          <table:table-cell office:value-type="float" office:value="12.7965198581556" table:style-name="ce1">
            <text:p>12.7965198581556</text:p>
          </table:table-cell>
        </table:table-row>
        <table:table-row table:style-name="ro1">
          <table:table-cell office:value-type="string" table:style-name="ce1">
            <text:p>Harry Wil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291</text:p>
          </table:table-cell>
          <table:table-cell office:value-type="float" office:value="15.6" table:style-name="ce1">
            <text:p>15.6</text:p>
          </table:table-cell>
          <table:table-cell office:value-type="float" office:value="8.67156954369751" table:style-name="ce1">
            <text:p>8.67156954369751</text:p>
          </table:table-cell>
          <table:table-cell office:value-type="float" office:value="15.5364265718952" table:style-name="ce1">
            <text:p>15.5364265718952</text:p>
          </table:table-cell>
          <table:table-cell office:value-type="float" office:value="16.4188466905755" table:style-name="ce1">
            <text:p>16.4188466905755</text:p>
          </table:table-cell>
          <table:table-cell office:value-type="float" office:value="14.0144379540946" table:style-name="ce1">
            <text:p>14.0144379540946</text:p>
          </table:table-cell>
          <table:table-cell office:value-type="float" office:value="11.6100022710084" table:style-name="ce1">
            <text:p>11.6100022710084</text:p>
          </table:table-cell>
          <table:table-cell office:value-type="float" office:value="11.0426901864973" table:style-name="ce1">
            <text:p>11.0426901864973</text:p>
          </table:table-cell>
          <table:table-cell office:value-type="float" office:value="14.5914097618661" table:style-name="ce1">
            <text:p>14.5914097618661</text:p>
          </table:table-cell>
          <table:table-cell office:value-type="float" office:value="9.55647602105818" table:style-name="ce1">
            <text:p>9.55647602105818</text:p>
          </table:table-cell>
          <table:table-cell office:value-type="float" office:value="14.1602315724895" table:style-name="ce1">
            <text:p>14.1602315724895</text:p>
          </table:table-cell>
        </table:table-row>
        <table:table-row table:style-name="ro1">
          <table:table-cell office:value-type="string" table:style-name="ce1">
            <text:p>Florian Wirt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49</text:p>
          </table:table-cell>
          <table:table-cell office:value-type="float" office:value="14.6" table:style-name="ce1">
            <text:p>14.6</text:p>
          </table:table-cell>
          <table:table-cell office:value-type="float" office:value="10.0281585939933" table:style-name="ce1">
            <text:p>10.0281585939933</text:p>
          </table:table-cell>
          <table:table-cell office:value-type="float" office:value="19.4145285439219" table:style-name="ce1">
            <text:p>19.4145285439219</text:p>
          </table:table-cell>
          <table:table-cell office:value-type="float" office:value="13.7438824285704" table:style-name="ce1">
            <text:p>13.7438824285704</text:p>
          </table:table-cell>
          <table:table-cell office:value-type="float" office:value="19.2815561836631" table:style-name="ce1">
            <text:p>19.2815561836631</text:p>
          </table:table-cell>
          <table:table-cell office:value-type="float" office:value="16.067853539924" table:style-name="ce1">
            <text:p>16.067853539924</text:p>
          </table:table-cell>
          <table:table-cell office:value-type="float" office:value="12.4592219273486" table:style-name="ce1">
            <text:p>12.4592219273486</text:p>
          </table:table-cell>
          <table:table-cell office:value-type="float" office:value="17.9554755174423" table:style-name="ce1">
            <text:p>17.9554755174423</text:p>
          </table:table-cell>
          <table:table-cell office:value-type="float" office:value="8.49604549327103" table:style-name="ce1">
            <text:p>8.49604549327103</text:p>
          </table:table-cell>
          <table:table-cell office:value-type="float" office:value="11.4182747145011" table:style-name="ce1">
            <text:p>11.4182747145011</text:p>
          </table:table-cell>
        </table:table-row>
        <table:table-row table:style-name="ro1">
          <table:table-cell office:value-type="string" table:style-name="ce1">
            <text:p>Nick Woltemad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27</text:p>
          </table:table-cell>
          <table:table-cell office:value-type="float" office:value="13.2" table:style-name="ce1">
            <text:p>13.2</text:p>
          </table:table-cell>
          <table:table-cell office:value-type="float" office:value="7.91660312632431" table:style-name="ce1">
            <text:p>7.91660312632431</text:p>
          </table:table-cell>
          <table:table-cell office:value-type="float" office:value="9.51959519605676" table:style-name="ce1">
            <text:p>9.51959519605676</text:p>
          </table:table-cell>
          <table:table-cell office:value-type="float" office:value="8.83787171714407" table:style-name="ce1">
            <text:p>8.83787171714407</text:p>
          </table:table-cell>
          <table:table-cell office:value-type="float" office:value="8.86443028060022" table:style-name="ce1">
            <text:p>8.86443028060022</text:p>
          </table:table-cell>
          <table:table-cell office:value-type="float" office:value="8.0792119492772" table:style-name="ce1">
            <text:p>8.0792119492772</text:p>
          </table:table-cell>
          <table:table-cell office:value-type="float" office:value="8.14188756086519" table:style-name="ce1">
            <text:p>8.14188756086519</text:p>
          </table:table-cell>
          <table:table-cell office:value-type="float" office:value="10.0722498085234" table:style-name="ce1">
            <text:p>10.0722498085234</text:p>
          </table:table-cell>
          <table:table-cell office:value-type="float" office:value="8.4466053939973" table:style-name="ce1">
            <text:p>8.4466053939973</text:p>
          </table:table-cell>
          <table:table-cell office:value-type="float" office:value="16.6755990658908" table:style-name="ce1">
            <text:p>16.6755990658908</text:p>
          </table:table-cell>
        </table:table-row>
        <table:table-row table:style-name="ro1">
          <table:table-cell office:value-type="string" table:style-name="ce1">
            <text:p>Patrick Agyema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61</text:p>
          </table:table-cell>
          <table:table-cell office:value-type="float" office:value="17.7" table:style-name="ce1">
            <text:p>17.7</text:p>
          </table:table-cell>
          <table:table-cell office:value-type="float" office:value="7.84324595365045" table:style-name="ce1">
            <text:p>7.84324595365045</text:p>
          </table:table-cell>
          <table:table-cell office:value-type="float" office:value="9.32682113336227" table:style-name="ce1">
            <text:p>9.32682113336227</text:p>
          </table:table-cell>
          <table:table-cell office:value-type="float" office:value="11.6909120229145" table:style-name="ce1">
            <text:p>11.6909120229145</text:p>
          </table:table-cell>
          <table:table-cell office:value-type="float" office:value="9.67768023700931" table:style-name="ce1">
            <text:p>9.67768023700931</text:p>
          </table:table-cell>
          <table:table-cell office:value-type="float" office:value="15.7469295438818" table:style-name="ce1">
            <text:p>15.7469295438818</text:p>
          </table:table-cell>
          <table:table-cell office:value-type="float" office:value="6.89444844442634" table:style-name="ce1">
            <text:p>6.89444844442634</text:p>
          </table:table-cell>
          <table:table-cell office:value-type="float" office:value="14.8440775931101" table:style-name="ce1">
            <text:p>14.8440775931101</text:p>
          </table:table-cell>
          <table:table-cell office:value-type="float" office:value="9.20986460215671" table:style-name="ce1">
            <text:p>9.20986460215671</text:p>
          </table:table-cell>
          <table:table-cell office:value-type="float" office:value="13.6113684330113" table:style-name="ce1">
            <text:p>13.6113684330113</text:p>
          </table:table-cell>
        </table:table-row>
        <table:table-row table:style-name="ro1">
          <table:table-cell office:value-type="string" table:style-name="ce1">
            <text:p>Chuba Akpom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090</text:p>
          </table:table-cell>
          <table:table-cell office:value-type="float" office:value="8.5" table:style-name="ce1">
            <text:p>8.5</text:p>
          </table:table-cell>
          <table:table-cell office:value-type="float" office:value="8.3545680773631" table:style-name="ce1">
            <text:p>8.3545680773631</text:p>
          </table:table-cell>
          <table:table-cell office:value-type="float" office:value="8.94081154054446" table:style-name="ce1">
            <text:p>8.94081154054446</text:p>
          </table:table-cell>
          <table:table-cell office:value-type="float" office:value="5.97225540674239" table:style-name="ce1">
            <text:p>5.97225540674239</text:p>
          </table:table-cell>
          <table:table-cell office:value-type="float" office:value="9.09474409465783" table:style-name="ce1">
            <text:p>9.09474409465783</text:p>
          </table:table-cell>
          <table:table-cell office:value-type="float" office:value="9.31477325287221" table:style-name="ce1">
            <text:p>9.31477325287221</text:p>
          </table:table-cell>
          <table:table-cell office:value-type="float" office:value="6.77656234456431" table:style-name="ce1">
            <text:p>6.77656234456431</text:p>
          </table:table-cell>
          <table:table-cell office:value-type="float" office:value="9.07827535257526" table:style-name="ce1">
            <text:p>9.07827535257526</text:p>
          </table:table-cell>
          <table:table-cell office:value-type="float" office:value="7.29621922872538" table:style-name="ce1">
            <text:p>7.29621922872538</text:p>
          </table:table-cell>
          <table:table-cell office:value-type="float" office:value="9.48490395432617" table:style-name="ce1">
            <text:p>9.48490395432617</text:p>
          </table:table-cell>
        </table:table-row>
        <table:table-row table:style-name="ro1">
          <table:table-cell office:value-type="string" table:style-name="ce1">
            <text:p>Keshi Ander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276</text:p>
          </table:table-cell>
          <table:table-cell office:value-type="float" office:value="8.1" table:style-name="ce1">
            <text:p>8.1</text:p>
          </table:table-cell>
          <table:table-cell office:value-type="float" office:value="8.4174394120524" table:style-name="ce1">
            <text:p>8.4174394120524</text:p>
          </table:table-cell>
          <table:table-cell office:value-type="float" office:value="11.3813807735195" table:style-name="ce1">
            <text:p>11.3813807735195</text:p>
          </table:table-cell>
          <table:table-cell office:value-type="float" office:value="7.37958771347896" table:style-name="ce1">
            <text:p>7.37958771347896</text:p>
          </table:table-cell>
          <table:table-cell office:value-type="float" office:value="8.80322069541733" table:style-name="ce1">
            <text:p>8.80322069541733</text:p>
          </table:table-cell>
          <table:table-cell office:value-type="float" office:value="8.68774775006863" table:style-name="ce1">
            <text:p>8.68774775006863</text:p>
          </table:table-cell>
          <table:table-cell office:value-type="float" office:value="5.58669481951827" table:style-name="ce1">
            <text:p>5.58669481951827</text:p>
          </table:table-cell>
          <table:table-cell office:value-type="float" office:value="11.2373643222711" table:style-name="ce1">
            <text:p>11.2373643222711</text:p>
          </table:table-cell>
          <table:table-cell office:value-type="float" office:value="6.9142020573671" table:style-name="ce1">
            <text:p>6.9142020573671</text:p>
          </table:table-cell>
          <table:table-cell office:value-type="float" office:value="6.36930155153752" table:style-name="ce1">
            <text:p>6.36930155153752</text:p>
          </table:table-cell>
        </table:table-row>
        <table:table-row table:style-name="ro1">
          <table:table-cell office:value-type="string" table:style-name="ce1">
            <text:p>Adam Armstro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31</text:p>
          </table:table-cell>
          <table:table-cell office:value-type="float" office:value="20.5" table:style-name="ce1">
            <text:p>20.5</text:p>
          </table:table-cell>
          <table:table-cell office:value-type="float" office:value="8.49300048931597" table:style-name="ce1">
            <text:p>8.49300048931597</text:p>
          </table:table-cell>
          <table:table-cell office:value-type="float" office:value="11.9487221306458" table:style-name="ce1">
            <text:p>11.9487221306458</text:p>
          </table:table-cell>
          <table:table-cell office:value-type="float" office:value="14.6993785032517" table:style-name="ce1">
            <text:p>14.6993785032517</text:p>
          </table:table-cell>
          <table:table-cell office:value-type="float" office:value="11.820086294052" table:style-name="ce1">
            <text:p>11.820086294052</text:p>
          </table:table-cell>
          <table:table-cell office:value-type="float" office:value="11.3547016173413" table:style-name="ce1">
            <text:p>11.3547016173413</text:p>
          </table:table-cell>
          <table:table-cell office:value-type="float" office:value="9.17612323506745" table:style-name="ce1">
            <text:p>9.17612323506745</text:p>
          </table:table-cell>
          <table:table-cell office:value-type="float" office:value="13.7429662392764" table:style-name="ce1">
            <text:p>13.7429662392764</text:p>
          </table:table-cell>
          <table:table-cell office:value-type="float" office:value="11.3747594090949" table:style-name="ce1">
            <text:p>11.3747594090949</text:p>
          </table:table-cell>
          <table:table-cell office:value-type="float" office:value="17.1648550265556" table:style-name="ce1">
            <text:p>17.1648550265556</text:p>
          </table:table-cell>
        </table:table-row>
        <table:table-row table:style-name="ro1">
          <table:table-cell office:value-type="string" table:style-name="ce1">
            <text:p>Sinclair Armstro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199</text:p>
          </table:table-cell>
          <table:table-cell office:value-type="float" office:value="11.3" table:style-name="ce1">
            <text:p>11.3</text:p>
          </table:table-cell>
          <table:table-cell office:value-type="float" office:value="7.71378914212468" table:style-name="ce1">
            <text:p>7.71378914212468</text:p>
          </table:table-cell>
          <table:table-cell office:value-type="float" office:value="8.43782352881879" table:style-name="ce1">
            <text:p>8.43782352881879</text:p>
          </table:table-cell>
          <table:table-cell office:value-type="float" office:value="5.87112548480449" table:style-name="ce1">
            <text:p>5.87112548480449</text:p>
          </table:table-cell>
          <table:table-cell office:value-type="float" office:value="7.00663207292017" table:style-name="ce1">
            <text:p>7.00663207292017</text:p>
          </table:table-cell>
          <table:table-cell office:value-type="float" office:value="12.4708224408762" table:style-name="ce1">
            <text:p>12.4708224408762</text:p>
          </table:table-cell>
          <table:table-cell office:value-type="float" office:value="6.60997949209582" table:style-name="ce1">
            <text:p>6.60997949209582</text:p>
          </table:table-cell>
          <table:table-cell office:value-type="float" office:value="11.5569193702811" table:style-name="ce1">
            <text:p>11.5569193702811</text:p>
          </table:table-cell>
          <table:table-cell office:value-type="float" office:value="10.599241569637" table:style-name="ce1">
            <text:p>10.599241569637</text:p>
          </table:table-cell>
          <table:table-cell office:value-type="float" office:value="11.4930111835471" table:style-name="ce1">
            <text:p>11.4930111835471</text:p>
          </table:table-cell>
        </table:table-row>
        <table:table-row table:style-name="ro1">
          <table:table-cell office:value-type="string" table:style-name="ce1">
            <text:p>Jordan Ayew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4-118</text:p>
          </table:table-cell>
          <table:table-cell office:value-type="float" office:value="18.4" table:style-name="ce1">
            <text:p>18.4</text:p>
          </table:table-cell>
          <table:table-cell office:value-type="float" office:value="7.64013775196689" table:style-name="ce1">
            <text:p>7.64013775196689</text:p>
          </table:table-cell>
          <table:table-cell office:value-type="float" office:value="12.9023897227826" table:style-name="ce1">
            <text:p>12.9023897227826</text:p>
          </table:table-cell>
          <table:table-cell office:value-type="float" office:value="12.6259387496608" table:style-name="ce1">
            <text:p>12.6259387496608</text:p>
          </table:table-cell>
          <table:table-cell office:value-type="float" office:value="10.6355790130979" table:style-name="ce1">
            <text:p>10.6355790130979</text:p>
          </table:table-cell>
          <table:table-cell office:value-type="float" office:value="11.548192833143" table:style-name="ce1">
            <text:p>11.548192833143</text:p>
          </table:table-cell>
          <table:table-cell office:value-type="float" office:value="9.88793556408192" table:style-name="ce1">
            <text:p>9.88793556408192</text:p>
          </table:table-cell>
          <table:table-cell office:value-type="float" office:value="13.6947222130191" table:style-name="ce1">
            <text:p>13.6947222130191</text:p>
          </table:table-cell>
          <table:table-cell office:value-type="float" office:value="7.33922420503516" table:style-name="ce1">
            <text:p>7.33922420503516</text:p>
          </table:table-cell>
          <table:table-cell office:value-type="float" office:value="12.3052297659995" table:style-name="ce1">
            <text:p>12.3052297659995</text:p>
          </table:table-cell>
        </table:table-row>
        <table:table-row table:style-name="ro1">
          <table:table-cell office:value-type="string" table:style-name="ce1">
            <text:p>Finn Azaz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122</text:p>
          </table:table-cell>
          <table:table-cell office:value-type="float" office:value="16.1" table:style-name="ce1">
            <text:p>16.1</text:p>
          </table:table-cell>
          <table:table-cell office:value-type="float" office:value="8.76461061115014" table:style-name="ce1">
            <text:p>8.76461061115014</text:p>
          </table:table-cell>
          <table:table-cell office:value-type="float" office:value="15.1162000774803" table:style-name="ce1">
            <text:p>15.1162000774803</text:p>
          </table:table-cell>
          <table:table-cell office:value-type="float" office:value="15.5617641472966" table:style-name="ce1">
            <text:p>15.5617641472966</text:p>
          </table:table-cell>
          <table:table-cell office:value-type="float" office:value="17.0015285217191" table:style-name="ce1">
            <text:p>17.0015285217191</text:p>
          </table:table-cell>
          <table:table-cell office:value-type="float" office:value="12.292801609029" table:style-name="ce1">
            <text:p>12.292801609029</text:p>
          </table:table-cell>
          <table:table-cell office:value-type="float" office:value="8.93833652805484" table:style-name="ce1">
            <text:p>8.93833652805484</text:p>
          </table:table-cell>
          <table:table-cell office:value-type="float" office:value="11.8689732330646" table:style-name="ce1">
            <text:p>11.8689732330646</text:p>
          </table:table-cell>
          <table:table-cell office:value-type="float" office:value="8.80264027885604" table:style-name="ce1">
            <text:p>8.80264027885604</text:p>
          </table:table-cell>
          <table:table-cell office:value-type="float" office:value="13.4916854536031" table:style-name="ce1">
            <text:p>13.4916854536031</text:p>
          </table:table-cell>
        </table:table-row>
        <table:table-row table:style-name="ro1">
          <table:table-cell office:value-type="string" table:style-name="ce1">
            <text:p>Femi Azeez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16</text:p>
          </table:table-cell>
          <table:table-cell office:value-type="float" office:value="11.9" table:style-name="ce1">
            <text:p>11.9</text:p>
          </table:table-cell>
          <table:table-cell office:value-type="float" office:value="9.14495602944078" table:style-name="ce1">
            <text:p>9.14495602944078</text:p>
          </table:table-cell>
          <table:table-cell office:value-type="float" office:value="9.85987700895913" table:style-name="ce1">
            <text:p>9.85987700895913</text:p>
          </table:table-cell>
          <table:table-cell office:value-type="float" office:value="12.2211774107844" table:style-name="ce1">
            <text:p>12.2211774107844</text:p>
          </table:table-cell>
          <table:table-cell office:value-type="float" office:value="10.6355790130979" table:style-name="ce1">
            <text:p>10.6355790130979</text:p>
          </table:table-cell>
          <table:table-cell office:value-type="float" office:value="12.9833165654662" table:style-name="ce1">
            <text:p>12.9833165654662</text:p>
          </table:table-cell>
          <table:table-cell office:value-type="float" office:value="7.709687000039" table:style-name="ce1">
            <text:p>7.709687000039</text:p>
          </table:table-cell>
          <table:table-cell office:value-type="float" office:value="13.8381399120749" table:style-name="ce1">
            <text:p>13.8381399120749</text:p>
          </table:table-cell>
          <table:table-cell office:value-type="float" office:value="9.93217819560002" table:style-name="ce1">
            <text:p>9.93217819560002</text:p>
          </table:table-cell>
          <table:table-cell office:value-type="float" office:value="13.0531945663883" table:style-name="ce1">
            <text:p>13.0531945663883</text:p>
          </table:table-cell>
        </table:table-row>
        <table:table-row table:style-name="ro1">
          <table:table-cell office:value-type="string" table:style-name="ce1">
            <text:p>Ivan Azó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014</text:p>
          </table:table-cell>
          <table:table-cell office:value-type="float" office:value="8.1" table:style-name="ce1">
            <text:p>8.1</text:p>
          </table:table-cell>
          <table:table-cell office:value-type="float" office:value="8.25417470897386" table:style-name="ce1">
            <text:p>8.25417470897386</text:p>
          </table:table-cell>
          <table:table-cell office:value-type="float" office:value="6.97511313883605" table:style-name="ce1">
            <text:p>6.97511313883605</text:p>
          </table:table-cell>
          <table:table-cell office:value-type="float" office:value="6.6018689531431" table:style-name="ce1">
            <text:p>6.6018689531431</text:p>
          </table:table-cell>
          <table:table-cell office:value-type="float" office:value="5.88210981774608" table:style-name="ce1">
            <text:p>5.88210981774608</text:p>
          </table:table-cell>
          <table:table-cell office:value-type="float" office:value="7.65845066066414" table:style-name="ce1">
            <text:p>7.65845066066414</text:p>
          </table:table-cell>
          <table:table-cell office:value-type="float" office:value="4.09686307148287" table:style-name="ce1">
            <text:p>4.09686307148287</text:p>
          </table:table-cell>
          <table:table-cell office:value-type="float" office:value="7.98505222145571" table:style-name="ce1">
            <text:p>7.98505222145571</text:p>
          </table:table-cell>
          <table:table-cell office:value-type="float" office:value="11.7893963216875" table:style-name="ce1">
            <text:p>11.7893963216875</text:p>
          </table:table-cell>
          <table:table-cell office:value-type="float" office:value="11.0274249103356" table:style-name="ce1">
            <text:p>11.0274249103356</text:p>
          </table:table-cell>
        </table:table-row>
        <table:table-row table:style-name="ro1">
          <table:table-cell office:value-type="string" table:style-name="ce1">
            <text:p>Thierno Ball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05</text:p>
          </table:table-cell>
          <table:table-cell office:value-type="float" office:value="14.5" table:style-name="ce1">
            <text:p>14.5</text:p>
          </table:table-cell>
          <table:table-cell office:value-type="float" office:value="7.65852763443317" table:style-name="ce1">
            <text:p>7.65852763443317</text:p>
          </table:table-cell>
          <table:table-cell office:value-type="float" office:value="10.6476266861135" table:style-name="ce1">
            <text:p>10.6476266861135</text:p>
          </table:table-cell>
          <table:table-cell office:value-type="float" office:value="13.3777214996111" table:style-name="ce1">
            <text:p>13.3777214996111</text:p>
          </table:table-cell>
          <table:table-cell office:value-type="float" office:value="11.4654468130405" table:style-name="ce1">
            <text:p>11.4654468130405</text:p>
          </table:table-cell>
          <table:table-cell office:value-type="float" office:value="10.5570730407844" table:style-name="ce1">
            <text:p>10.5570730407844</text:p>
          </table:table-cell>
          <table:table-cell office:value-type="float" office:value="8.21081383962002" table:style-name="ce1">
            <text:p>8.21081383962002</text:p>
          </table:table-cell>
          <table:table-cell office:value-type="float" office:value="11.2373643222711" table:style-name="ce1">
            <text:p>11.2373643222711</text:p>
          </table:table-cell>
          <table:table-cell office:value-type="float" office:value="7.42554376111888" table:style-name="ce1">
            <text:p>7.42554376111888</text:p>
          </table:table-cell>
          <table:table-cell office:value-type="float" office:value="8.57486315519938" table:style-name="ce1">
            <text:p>8.57486315519938</text:p>
          </table:table-cell>
        </table:table-row>
        <table:table-row table:style-name="ro1">
          <table:table-cell office:value-type="string" table:style-name="ce1">
            <text:p>Colby Bishop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064</text:p>
          </table:table-cell>
          <table:table-cell office:value-type="float" office:value="19.6" table:style-name="ce1">
            <text:p>19.6</text:p>
          </table:table-cell>
          <table:table-cell office:value-type="float" office:value="6.77299903563305" table:style-name="ce1">
            <text:p>6.77299903563305</text:p>
          </table:table-cell>
          <table:table-cell office:value-type="float" office:value="10.0365279356802" table:style-name="ce1">
            <text:p>10.0365279356802</text:p>
          </table:table-cell>
          <table:table-cell office:value-type="float" office:value="5.97225540674239" table:style-name="ce1">
            <text:p>5.97225540674239</text:p>
          </table:table-cell>
          <table:table-cell office:value-type="float" office:value="8.9975115329759" table:style-name="ce1">
            <text:p>8.9975115329759</text:p>
          </table:table-cell>
          <table:table-cell office:value-type="float" office:value="5.93927936601051" table:style-name="ce1">
            <text:p>5.93927936601051</text:p>
          </table:table-cell>
          <table:table-cell office:value-type="float" office:value="9.10293982385396" table:style-name="ce1">
            <text:p>9.10293982385396</text:p>
          </table:table-cell>
          <table:table-cell office:value-type="float" office:value="9.28479763349718" table:style-name="ce1">
            <text:p>9.28479763349718</text:p>
          </table:table-cell>
          <table:table-cell office:value-type="float" office:value="6.74756811227378" table:style-name="ce1">
            <text:p>6.74756811227378</text:p>
          </table:table-cell>
          <table:table-cell office:value-type="float" office:value="9.8974295141657" table:style-name="ce1">
            <text:p>9.8974295141657</text:p>
          </table:table-cell>
        </table:table-row>
        <table:table-row table:style-name="ro1">
          <table:table-cell office:value-type="string" table:style-name="ce1">
            <text:p>James Bre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FW,DF</text:p>
          </table:table-cell>
          <table:table-cell office:value-type="string" table:style-name="ce1">
            <text:p>28-088</text:p>
          </table:table-cell>
          <table:table-cell office:value-type="float" office:value="18.1" table:style-name="ce1">
            <text:p>18.1</text:p>
          </table:table-cell>
          <table:table-cell office:value-type="float" office:value="8.010664874467" table:style-name="ce1">
            <text:p>8.010664874467</text:p>
          </table:table-cell>
          <table:table-cell office:value-type="float" office:value="15.1016597824611" table:style-name="ce1">
            <text:p>15.1016597824611</text:p>
          </table:table-cell>
          <table:table-cell office:value-type="float" office:value="14.7653802214112" table:style-name="ce1">
            <text:p>14.7653802214112</text:p>
          </table:table-cell>
          <table:table-cell office:value-type="float" office:value="14.1575265970096" table:style-name="ce1">
            <text:p>14.1575265970096</text:p>
          </table:table-cell>
          <table:table-cell office:value-type="float" office:value="7.65845066066414" table:style-name="ce1">
            <text:p>7.65845066066414</text:p>
          </table:table-cell>
          <table:table-cell office:value-type="float" office:value="10.1234022617342" table:style-name="ce1">
            <text:p>10.1234022617342</text:p>
          </table:table-cell>
          <table:table-cell office:value-type="float" office:value="11.429951180372" table:style-name="ce1">
            <text:p>11.429951180372</text:p>
          </table:table-cell>
          <table:table-cell office:value-type="float" office:value="5.79585664973725" table:style-name="ce1">
            <text:p>5.79585664973725</text:p>
          </table:table-cell>
          <table:table-cell office:value-type="float" office:value="7.36101969189759" table:style-name="ce1">
            <text:p>7.36101969189759</text:p>
          </table:table-cell>
        </table:table-row>
        <table:table-row table:style-name="ro1">
          <table:table-cell office:value-type="string" table:style-name="ce1">
            <text:p>Ben Breret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264</text:p>
          </table:table-cell>
          <table:table-cell office:value-type="float" office:value="16.6" table:style-name="ce1">
            <text:p>16.6</text:p>
          </table:table-cell>
          <table:table-cell office:value-type="float" office:value="7.05488387861259" table:style-name="ce1">
            <text:p>7.05488387861259</text:p>
          </table:table-cell>
          <table:table-cell office:value-type="float" office:value="10.7337621443852" table:style-name="ce1">
            <text:p>10.7337621443852</text:p>
          </table:table-cell>
          <table:table-cell office:value-type="float" office:value="7.9570949792064" table:style-name="ce1">
            <text:p>7.9570949792064</text:p>
          </table:table-cell>
          <table:table-cell office:value-type="float" office:value="10.6355790130979" table:style-name="ce1">
            <text:p>10.6355790130979</text:p>
          </table:table-cell>
          <table:table-cell office:value-type="float" office:value="10.3528387060426" table:style-name="ce1">
            <text:p>10.3528387060426</text:p>
          </table:table-cell>
          <table:table-cell office:value-type="float" office:value="8.39173440274978" table:style-name="ce1">
            <text:p>8.39173440274978</text:p>
          </table:table-cell>
          <table:table-cell office:value-type="float" office:value="10.9768957170766" table:style-name="ce1">
            <text:p>10.9768957170766</text:p>
          </table:table-cell>
          <table:table-cell office:value-type="float" office:value="7.59935903251023" table:style-name="ce1">
            <text:p>7.59935903251023</text:p>
          </table:table-cell>
          <table:table-cell office:value-type="float" office:value="8.82254006216769" table:style-name="ce1">
            <text:p>8.82254006216769</text:p>
          </table:table-cell>
        </table:table-row>
        <table:table-row table:style-name="ro1">
          <table:table-cell office:value-type="string" table:style-name="ce1">
            <text:p>Rhian Brewst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81</text:p>
          </table:table-cell>
          <table:table-cell office:value-type="float" office:value="8.1" table:style-name="ce1">
            <text:p>8.1</text:p>
          </table:table-cell>
          <table:table-cell office:value-type="float" office:value="7.86798214199027" table:style-name="ce1">
            <text:p>7.86798214199027</text:p>
          </table:table-cell>
          <table:table-cell office:value-type="float" office:value="7.42319348019437" table:style-name="ce1">
            <text:p>7.42319348019437</text:p>
          </table:table-cell>
          <table:table-cell office:value-type="float" office:value="8.42824764813827" table:style-name="ce1">
            <text:p>8.42824764813827</text:p>
          </table:table-cell>
          <table:table-cell office:value-type="float" office:value="8.5126178083459" table:style-name="ce1">
            <text:p>8.5126178083459</text:p>
          </table:table-cell>
          <table:table-cell office:value-type="float" office:value="6.48654139614181" table:style-name="ce1">
            <text:p>6.48654139614181</text:p>
          </table:table-cell>
          <table:table-cell office:value-type="float" office:value="10.8015732612459" table:style-name="ce1">
            <text:p>10.8015732612459</text:p>
          </table:table-cell>
          <table:table-cell office:value-type="float" office:value="6.30970916564118" table:style-name="ce1">
            <text:p>6.30970916564118</text:p>
          </table:table-cell>
          <table:table-cell office:value-type="float" office:value="6.3805400116595" table:style-name="ce1">
            <text:p>6.3805400116595</text:p>
          </table:table-cell>
          <table:table-cell office:value-type="float" office:value="7.6791370247836" table:style-name="ce1">
            <text:p>7.6791370247836</text:p>
          </table:table-cell>
        </table:table-row>
        <table:table-row table:style-name="ro1">
          <table:table-cell office:value-type="string" table:style-name="ce1">
            <text:p>Nathan Broadhea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277</text:p>
          </table:table-cell>
          <table:table-cell office:value-type="float" office:value="11.4" table:style-name="ce1">
            <text:p>11.4</text:p>
          </table:table-cell>
          <table:table-cell office:value-type="float" office:value="8.56867580849324" table:style-name="ce1">
            <text:p>8.56867580849324</text:p>
          </table:table-cell>
          <table:table-cell office:value-type="float" office:value="13.4492707355305" table:style-name="ce1">
            <text:p>13.4492707355305</text:p>
          </table:table-cell>
          <table:table-cell office:value-type="float" office:value="12.7242266084896" table:style-name="ce1">
            <text:p>12.7242266084896</text:p>
          </table:table-cell>
          <table:table-cell office:value-type="float" office:value="13.2742441499475" table:style-name="ce1">
            <text:p>13.2742441499475</text:p>
          </table:table-cell>
          <table:table-cell office:value-type="float" office:value="13.1466326690338" table:style-name="ce1">
            <text:p>13.1466326690338</text:p>
          </table:table-cell>
          <table:table-cell office:value-type="float" office:value="8.30116899160688" table:style-name="ce1">
            <text:p>8.30116899160688</text:p>
          </table:table-cell>
          <table:table-cell office:value-type="float" office:value="10.7126560456884" table:style-name="ce1">
            <text:p>10.7126560456884</text:p>
          </table:table-cell>
          <table:table-cell office:value-type="float" office:value="6.66503628757388" table:style-name="ce1">
            <text:p>6.66503628757388</text:p>
          </table:table-cell>
          <table:table-cell office:value-type="float" office:value="11.1059732742184" table:style-name="ce1">
            <text:p>11.1059732742184</text:p>
          </table:table-cell>
        </table:table-row>
        <table:table-row table:style-name="ro1">
          <table:table-cell office:value-type="string" table:style-name="ce1">
            <text:p>Andre Brook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40</text:p>
          </table:table-cell>
          <table:table-cell office:value-type="float" office:value="12.4" table:style-name="ce1">
            <text:p>12.4</text:p>
          </table:table-cell>
          <table:table-cell office:value-type="float" office:value="7.94233210071712" table:style-name="ce1">
            <text:p>7.94233210071712</text:p>
          </table:table-cell>
          <table:table-cell office:value-type="float" office:value="11.9487221306458" table:style-name="ce1">
            <text:p>11.9487221306458</text:p>
          </table:table-cell>
          <table:table-cell office:value-type="float" office:value="10.6799912382737" table:style-name="ce1">
            <text:p>10.6799912382737</text:p>
          </table:table-cell>
          <table:table-cell office:value-type="float" office:value="11.0092559374837" table:style-name="ce1">
            <text:p>11.0092559374837</text:p>
          </table:table-cell>
          <table:table-cell office:value-type="float" office:value="14.3098865850423" table:style-name="ce1">
            <text:p>14.3098865850423</text:p>
          </table:table-cell>
          <table:table-cell office:value-type="float" office:value="8.37360552070046" table:style-name="ce1">
            <text:p>8.37360552070046</text:p>
          </table:table-cell>
          <table:table-cell office:value-type="float" office:value="13.0820191071421" table:style-name="ce1">
            <text:p>13.0820191071421</text:p>
          </table:table-cell>
          <table:table-cell office:value-type="float" office:value="6.5016150061489" table:style-name="ce1">
            <text:p>6.5016150061489</text:p>
          </table:table-cell>
          <table:table-cell office:value-type="float" office:value="7.6791370247836" table:style-name="ce1">
            <text:p>7.6791370247836</text:p>
          </table:table-cell>
        </table:table-row>
        <table:table-row table:style-name="ro1">
          <table:table-cell office:value-type="string" table:style-name="ce1">
            <text:p>Delano Burgzor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061</text:p>
          </table:table-cell>
          <table:table-cell office:value-type="float" office:value="10.9" table:style-name="ce1">
            <text:p>10.9</text:p>
          </table:table-cell>
          <table:table-cell office:value-type="float" office:value="8.69502124547376" table:style-name="ce1">
            <text:p>8.69502124547376</text:p>
          </table:table-cell>
          <table:table-cell office:value-type="float" office:value="9.88936651680033" table:style-name="ce1">
            <text:p>9.88936651680033</text:p>
          </table:table-cell>
          <table:table-cell office:value-type="float" office:value="11.5818976991224" table:style-name="ce1">
            <text:p>11.5818976991224</text:p>
          </table:table-cell>
          <table:table-cell office:value-type="float" office:value="8.80322069541733" table:style-name="ce1">
            <text:p>8.80322069541733</text:p>
          </table:table-cell>
          <table:table-cell office:value-type="float" office:value="12.816184430636" table:style-name="ce1">
            <text:p>12.816184430636</text:p>
          </table:table-cell>
          <table:table-cell office:value-type="float" office:value="7.32335065629804" table:style-name="ce1">
            <text:p>7.32335065629804</text:p>
          </table:table-cell>
          <table:table-cell office:value-type="float" office:value="13.2931140621415" table:style-name="ce1">
            <text:p>13.2931140621415</text:p>
          </table:table-cell>
          <table:table-cell office:value-type="float" office:value="7.51226137263716" table:style-name="ce1">
            <text:p>7.51226137263716</text:p>
          </table:table-cell>
          <table:table-cell office:value-type="float" office:value="7.75942298791234" table:style-name="ce1">
            <text:p>7.75942298791234</text:p>
          </table:table-cell>
        </table:table-row>
        <table:table-row table:style-name="ro1">
          <table:table-cell office:value-type="string" table:style-name="ce1">
            <text:p>Rumarn Burr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22</text:p>
          </table:table-cell>
          <table:table-cell office:value-type="float" office:value="20.5" table:style-name="ce1">
            <text:p>20.5</text:p>
          </table:table-cell>
          <table:table-cell office:value-type="float" office:value="7.15006115839132" table:style-name="ce1">
            <text:p>7.15006115839132</text:p>
          </table:table-cell>
          <table:table-cell office:value-type="float" office:value="8.91113951879888" table:style-name="ce1">
            <text:p>8.91113951879888</text:p>
          </table:table-cell>
          <table:table-cell office:value-type="float" office:value="11.6909120229145" table:style-name="ce1">
            <text:p>11.6909120229145</text:p>
          </table:table-cell>
          <table:table-cell office:value-type="float" office:value="9.67768023700931" table:style-name="ce1">
            <text:p>9.67768023700931</text:p>
          </table:table-cell>
          <table:table-cell office:value-type="float" office:value="13.3060617800308" table:style-name="ce1">
            <text:p>13.3060617800308</text:p>
          </table:table-cell>
          <table:table-cell office:value-type="float" office:value="7.90546167015405" table:style-name="ce1">
            <text:p>7.90546167015405</text:p>
          </table:table-cell>
          <table:table-cell office:value-type="float" office:value="13.6460409215685" table:style-name="ce1">
            <text:p>13.6460409215685</text:p>
          </table:table-cell>
          <table:table-cell office:value-type="float" office:value="9.20986460215671" table:style-name="ce1">
            <text:p>9.20986460215671</text:p>
          </table:table-cell>
          <table:table-cell office:value-type="float" office:value="16.6677550429452" table:style-name="ce1">
            <text:p>16.6677550429452</text:p>
          </table:table-cell>
        </table:table-row>
        <table:table-row table:style-name="ro1">
          <table:table-cell office:value-type="string" table:style-name="ce1">
            <text:p>Bailey-Tye Cadamarter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43</text:p>
          </table:table-cell>
          <table:table-cell office:value-type="float" office:value="19.4" table:style-name="ce1">
            <text:p>19.4</text:p>
          </table:table-cell>
          <table:table-cell office:value-type="float" office:value="6.66302457401426" table:style-name="ce1">
            <text:p>6.66302457401426</text:p>
          </table:table-cell>
          <table:table-cell office:value-type="float" office:value="7.9402453361079" table:style-name="ce1">
            <text:p>7.9402453361079</text:p>
          </table:table-cell>
          <table:table-cell office:value-type="float" office:value="6.6018689531431" table:style-name="ce1">
            <text:p>6.6018689531431</text:p>
          </table:table-cell>
          <table:table-cell office:value-type="float" office:value="8.03224258779014" table:style-name="ce1">
            <text:p>8.03224258779014</text:p>
          </table:table-cell>
          <table:table-cell office:value-type="float" office:value="8.8964889753296" table:style-name="ce1">
            <text:p>8.8964889753296</text:p>
          </table:table-cell>
          <table:table-cell office:value-type="float" office:value="8.39173440274978" table:style-name="ce1">
            <text:p>8.39173440274978</text:p>
          </table:table-cell>
          <table:table-cell office:value-type="float" office:value="10.0389744964135" table:style-name="ce1">
            <text:p>10.0389744964135</text:p>
          </table:table-cell>
          <table:table-cell office:value-type="float" office:value="7.64304466008672" table:style-name="ce1">
            <text:p>7.64304466008672</text:p>
          </table:table-cell>
          <table:table-cell office:value-type="float" office:value="10.4685552706572" table:style-name="ce1">
            <text:p>10.4685552706572</text:p>
          </table:table-cell>
        </table:table-row>
        <table:table-row table:style-name="ro1">
          <table:table-cell office:value-type="string" table:style-name="ce1">
            <text:p>Tyreece Campb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15</text:p>
          </table:table-cell>
          <table:table-cell office:value-type="float" office:value="20" table:style-name="ce1">
            <text:p>20</text:p>
          </table:table-cell>
          <table:table-cell office:value-type="float" office:value="7.62176346949444" table:style-name="ce1">
            <text:p>7.62176346949444</text:p>
          </table:table-cell>
          <table:table-cell office:value-type="float" office:value="13.2269117802957" table:style-name="ce1">
            <text:p>13.2269117802957</text:p>
          </table:table-cell>
          <table:table-cell office:value-type="float" office:value="11.798980438544" table:style-name="ce1">
            <text:p>11.798980438544</text:p>
          </table:table-cell>
          <table:table-cell office:value-type="float" office:value="10.3511708759367" table:style-name="ce1">
            <text:p>10.3511708759367</text:p>
          </table:table-cell>
          <table:table-cell office:value-type="float" office:value="15.0142159505968" table:style-name="ce1">
            <text:p>15.0142159505968</text:p>
          </table:table-cell>
          <table:table-cell office:value-type="float" office:value="8.53702310177111" table:style-name="ce1">
            <text:p>8.53702310177111</text:p>
          </table:table-cell>
          <table:table-cell office:value-type="float" office:value="15.1251257176322" table:style-name="ce1">
            <text:p>15.1251257176322</text:p>
          </table:table-cell>
          <table:table-cell office:value-type="float" office:value="6.10326227856245" table:style-name="ce1">
            <text:p>6.10326227856245</text:p>
          </table:table-cell>
          <table:table-cell office:value-type="float" office:value="8.24637058278207" table:style-name="ce1">
            <text:p>8.24637058278207</text:p>
          </table:table-cell>
        </table:table-row>
        <table:table-row table:style-name="ro1">
          <table:table-cell office:value-type="string" table:style-name="ce1">
            <text:p>Tyrese Campb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010</text:p>
          </table:table-cell>
          <table:table-cell office:value-type="float" office:value="16.7" table:style-name="ce1">
            <text:p>16.7</text:p>
          </table:table-cell>
          <table:table-cell office:value-type="float" office:value="7.11430164588612" table:style-name="ce1">
            <text:p>7.11430164588612</text:p>
          </table:table-cell>
          <table:table-cell office:value-type="float" office:value="8.55582105114494" table:style-name="ce1">
            <text:p>8.55582105114494</text:p>
          </table:table-cell>
          <table:table-cell office:value-type="float" office:value="10.7952687659801" table:style-name="ce1">
            <text:p>10.7952687659801</text:p>
          </table:table-cell>
          <table:table-cell office:value-type="float" office:value="7.55955448583897" table:style-name="ce1">
            <text:p>7.55955448583897</text:p>
          </table:table-cell>
          <table:table-cell office:value-type="float" office:value="10.9601998259501" table:style-name="ce1">
            <text:p>10.9601998259501</text:p>
          </table:table-cell>
          <table:table-cell office:value-type="float" office:value="8.30116899160688" table:style-name="ce1">
            <text:p>8.30116899160688</text:p>
          </table:table-cell>
          <table:table-cell office:value-type="float" office:value="11.3660332695362" table:style-name="ce1">
            <text:p>11.3660332695362</text:p>
          </table:table-cell>
          <table:table-cell office:value-type="float" office:value="6.83062832021414" table:style-name="ce1">
            <text:p>6.83062832021414</text:p>
          </table:table-cell>
          <table:table-cell office:value-type="float" office:value="12.5851962463159" table:style-name="ce1">
            <text:p>12.5851962463159</text:p>
          </table:table-cell>
        </table:table-row>
        <table:table-row table:style-name="ro1">
          <table:table-cell office:value-type="string" table:style-name="ce1">
            <text:p>Thomas Cann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10</text:p>
          </table:table-cell>
          <table:table-cell office:value-type="float" office:value="9.8" table:style-name="ce1">
            <text:p>9.8</text:p>
          </table:table-cell>
          <table:table-cell office:value-type="float" office:value="6.80209542093555" table:style-name="ce1">
            <text:p>6.80209542093555</text:p>
          </table:table-cell>
          <table:table-cell office:value-type="float" office:value="6.46057792297399" table:style-name="ce1">
            <text:p>6.46057792297399</text:p>
          </table:table-cell>
          <table:table-cell office:value-type="float" office:value="5.57473290538515" table:style-name="ce1">
            <text:p>5.57473290538515</text:p>
          </table:table-cell>
          <table:table-cell office:value-type="float" office:value="6.73737885089251" table:style-name="ce1">
            <text:p>6.73737885089251</text:p>
          </table:table-cell>
          <table:table-cell office:value-type="float" office:value="6.11839234746874" table:style-name="ce1">
            <text:p>6.11839234746874</text:p>
          </table:table-cell>
          <table:table-cell office:value-type="float" office:value="2.89816210562807" table:style-name="ce1">
            <text:p>2.89816210562807</text:p>
          </table:table-cell>
          <table:table-cell office:value-type="float" office:value="8.2559449079974" table:style-name="ce1">
            <text:p>8.2559449079974</text:p>
          </table:table-cell>
          <table:table-cell office:value-type="float" office:value="8.26280302739419" table:style-name="ce1">
            <text:p>8.26280302739419</text:p>
          </table:table-cell>
          <table:table-cell office:value-type="float" office:value="10.387596677507" table:style-name="ce1">
            <text:p>10.387596677507</text:p>
          </table:table-cell>
        </table:table-row>
        <table:table-row table:style-name="ro1">
          <table:table-cell office:value-type="string" table:style-name="ce1">
            <text:p>Ilias Chai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069</text:p>
          </table:table-cell>
          <table:table-cell office:value-type="float" office:value="8.9" table:style-name="ce1">
            <text:p>8.9</text:p>
          </table:table-cell>
          <table:table-cell office:value-type="float" office:value="9.60773542749449" table:style-name="ce1">
            <text:p>9.60773542749449</text:p>
          </table:table-cell>
          <table:table-cell office:value-type="float" office:value="13.2269117802957" table:style-name="ce1">
            <text:p>13.2269117802957</text:p>
          </table:table-cell>
          <table:table-cell office:value-type="float" office:value="13.0118138079366" table:style-name="ce1">
            <text:p>13.0118138079366</text:p>
          </table:table-cell>
          <table:table-cell office:value-type="float" office:value="13.6313877700931" table:style-name="ce1">
            <text:p>13.6313877700931</text:p>
          </table:table-cell>
          <table:table-cell office:value-type="float" office:value="11.738919981915" table:style-name="ce1">
            <text:p>11.738919981915</text:p>
          </table:table-cell>
          <table:table-cell office:value-type="float" office:value="12.8986263160687" table:style-name="ce1">
            <text:p>12.8986263160687</text:p>
          </table:table-cell>
          <table:table-cell office:value-type="float" office:value="9.90254741548983" table:style-name="ce1">
            <text:p>9.90254741548983</text:p>
          </table:table-cell>
          <table:table-cell office:value-type="float" office:value="10.2006884994391" table:style-name="ce1">
            <text:p>10.2006884994391</text:p>
          </table:table-cell>
          <table:table-cell office:value-type="float" office:value="7.59913954239977" table:style-name="ce1">
            <text:p>7.59913954239977</text:p>
          </table:table-cell>
        </table:table-row>
        <table:table-row table:style-name="ro1">
          <table:table-cell office:value-type="string" table:style-name="ce1">
            <text:p>Conor Chapli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325</text:p>
          </table:table-cell>
          <table:table-cell office:value-type="float" office:value="13.2" table:style-name="ce1">
            <text:p>13.2</text:p>
          </table:table-cell>
          <table:table-cell office:value-type="float" office:value="8.1665530322822" table:style-name="ce1">
            <text:p>8.1665530322822</text:p>
          </table:table-cell>
          <table:table-cell office:value-type="float" office:value="13.3390878885822" table:style-name="ce1">
            <text:p>13.3390878885822</text:p>
          </table:table-cell>
          <table:table-cell office:value-type="float" office:value="10.33072092066" table:style-name="ce1">
            <text:p>10.33072092066</text:p>
          </table:table-cell>
          <table:table-cell office:value-type="float" office:value="12.2486187718787" table:style-name="ce1">
            <text:p>12.2486187718787</text:p>
          </table:table-cell>
          <table:table-cell office:value-type="float" office:value="9.10558580038307" table:style-name="ce1">
            <text:p>9.10558580038307</text:p>
          </table:table-cell>
          <table:table-cell office:value-type="float" office:value="14.5751805122717" table:style-name="ce1">
            <text:p>14.5751805122717</text:p>
          </table:table-cell>
          <table:table-cell office:value-type="float" office:value="8.87187517396801" table:style-name="ce1">
            <text:p>8.87187517396801</text:p>
          </table:table-cell>
          <table:table-cell office:value-type="float" office:value="6.42075303823428" table:style-name="ce1">
            <text:p>6.42075303823428</text:p>
          </table:table-cell>
          <table:table-cell office:value-type="float" office:value="6.97120921352585" table:style-name="ce1">
            <text:p>6.97120921352585</text:p>
          </table:table-cell>
        </table:table-row>
        <table:table-row table:style-name="ro1">
          <table:table-cell office:value-type="string" table:style-name="ce1">
            <text:p>Bobby Clar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334</text:p>
          </table:table-cell>
          <table:table-cell office:value-type="float" office:value="19.9" table:style-name="ce1">
            <text:p>19.9</text:p>
          </table:table-cell>
          <table:table-cell office:value-type="float" office:value="7.45105371375934" table:style-name="ce1">
            <text:p>7.45105371375934</text:p>
          </table:table-cell>
          <table:table-cell office:value-type="float" office:value="15.057591637289" table:style-name="ce1">
            <text:p>15.057591637289</text:p>
          </table:table-cell>
          <table:table-cell office:value-type="float" office:value="8.78500441388899" table:style-name="ce1">
            <text:p>8.78500441388899</text:p>
          </table:table-cell>
          <table:table-cell office:value-type="float" office:value="15.0437504424752" table:style-name="ce1">
            <text:p>15.0437504424752</text:p>
          </table:table-cell>
          <table:table-cell office:value-type="float" office:value="11.9267050872327" table:style-name="ce1">
            <text:p>11.9267050872327</text:p>
          </table:table-cell>
          <table:table-cell office:value-type="float" office:value="7.60359140904572" table:style-name="ce1">
            <text:p>7.60359140904572</text:p>
          </table:table-cell>
          <table:table-cell office:value-type="float" office:value="9.49118659428751" table:style-name="ce1">
            <text:p>9.49118659428751</text:p>
          </table:table-cell>
          <table:table-cell office:value-type="float" office:value="5.53565518164079" table:style-name="ce1">
            <text:p>5.53565518164079</text:p>
          </table:table-cell>
          <table:table-cell office:value-type="float" office:value="7.28231666835057" table:style-name="ce1">
            <text:p>7.28231666835057</text:p>
          </table:table-cell>
        </table:table-row>
        <table:table-row table:style-name="ro1">
          <table:table-cell office:value-type="string" table:style-name="ce1">
            <text:p>Jack Clark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45</text:p>
          </table:table-cell>
          <table:table-cell office:value-type="float" office:value="12" table:style-name="ce1">
            <text:p>12</text:p>
          </table:table-cell>
          <table:table-cell office:value-type="float" office:value="9.17667960906376" table:style-name="ce1">
            <text:p>9.17667960906376</text:p>
          </table:table-cell>
          <table:table-cell office:value-type="float" office:value="13.0433329515814" table:style-name="ce1">
            <text:p>13.0433329515814</text:p>
          </table:table-cell>
          <table:table-cell office:value-type="float" office:value="13.7229394814243" table:style-name="ce1">
            <text:p>13.7229394814243</text:p>
          </table:table-cell>
          <table:table-cell office:value-type="float" office:value="14.2193522733517" table:style-name="ce1">
            <text:p>14.2193522733517</text:p>
          </table:table-cell>
          <table:table-cell office:value-type="float" office:value="14.9065261011513" table:style-name="ce1">
            <text:p>14.9065261011513</text:p>
          </table:table-cell>
          <table:table-cell office:value-type="float" office:value="10.2675667263997" table:style-name="ce1">
            <text:p>10.2675667263997</text:p>
          </table:table-cell>
          <table:table-cell office:value-type="float" office:value="14.0232188985192" table:style-name="ce1">
            <text:p>14.0232188985192</text:p>
          </table:table-cell>
          <table:table-cell office:value-type="float" office:value="7.64304466008672" table:style-name="ce1">
            <text:p>7.64304466008672</text:p>
          </table:table-cell>
          <table:table-cell office:value-type="float" office:value="14.4281705293592" table:style-name="ce1">
            <text:p>14.4281705293592</text:p>
          </table:table-cell>
        </table:table-row>
        <table:table-row table:style-name="ro1">
          <table:table-cell office:value-type="string" table:style-name="ce1">
            <text:p>Josh Cobur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32</text:p>
          </table:table-cell>
          <table:table-cell office:value-type="float" office:value="7.1" table:style-name="ce1">
            <text:p>7.1</text:p>
          </table:table-cell>
          <table:table-cell office:value-type="float" office:value="7.51794551920258" table:style-name="ce1">
            <text:p>7.51794551920258</text:p>
          </table:table-cell>
          <table:table-cell office:value-type="float" office:value="5.94316307894153" table:style-name="ce1">
            <text:p>5.94316307894153</text:p>
          </table:table-cell>
          <table:table-cell office:value-type="float" office:value="7.15325767264021" table:style-name="ce1">
            <text:p>7.15325767264021</text:p>
          </table:table-cell>
          <table:table-cell office:value-type="float" office:value="6.73737885089251" table:style-name="ce1">
            <text:p>6.73737885089251</text:p>
          </table:table-cell>
          <table:table-cell office:value-type="float" office:value="6.67527838037749" table:style-name="ce1">
            <text:p>6.67527838037749</text:p>
          </table:table-cell>
          <table:table-cell office:value-type="float" office:value="3.82028854115174" table:style-name="ce1">
            <text:p>3.82028854115174</text:p>
          </table:table-cell>
          <table:table-cell office:value-type="float" office:value="7.06064716661968" table:style-name="ce1">
            <text:p>7.06064716661968</text:p>
          </table:table-cell>
          <table:table-cell office:value-type="float" office:value="6.58304726204516" table:style-name="ce1">
            <text:p>6.58304726204516</text:p>
          </table:table-cell>
          <table:table-cell office:value-type="float" office:value="7.12599630405372" table:style-name="ce1">
            <text:p>7.12599630405372</text:p>
          </table:table-cell>
        </table:table-row>
        <table:table-row table:style-name="ro1">
          <table:table-cell office:value-type="string" table:style-name="ce1">
            <text:p>Tommy Conwa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154</text:p>
          </table:table-cell>
          <table:table-cell office:value-type="float" office:value="22.1" table:style-name="ce1">
            <text:p>22.1</text:p>
          </table:table-cell>
          <table:table-cell office:value-type="float" office:value="8.05423405750736" table:style-name="ce1">
            <text:p>8.05423405750736</text:p>
          </table:table-cell>
          <table:table-cell office:value-type="float" office:value="14.1447527430255" table:style-name="ce1">
            <text:p>14.1447527430255</text:p>
          </table:table-cell>
          <table:table-cell office:value-type="float" office:value="11.3611657349705" table:style-name="ce1">
            <text:p>11.3611657349705</text:p>
          </table:table-cell>
          <table:table-cell office:value-type="float" office:value="12.33220025991" table:style-name="ce1">
            <text:p>12.33220025991</text:p>
          </table:table-cell>
          <table:table-cell office:value-type="float" office:value="14.0433039938935" table:style-name="ce1">
            <text:p>14.0433039938935</text:p>
          </table:table-cell>
          <table:table-cell office:value-type="float" office:value="7.58595947441712" table:style-name="ce1">
            <text:p>7.58595947441712</text:p>
          </table:table-cell>
          <table:table-cell office:value-type="float" office:value="15.3501103698685" table:style-name="ce1">
            <text:p>15.3501103698685</text:p>
          </table:table-cell>
          <table:table-cell office:value-type="float" office:value="7.08282856204528" table:style-name="ce1">
            <text:p>7.08282856204528</text:p>
          </table:table-cell>
          <table:table-cell office:value-type="float" office:value="12.8561427053231" table:style-name="ce1">
            <text:p>12.8561427053231</text:p>
          </table:table-cell>
        </table:table-row>
        <table:table-row table:style-name="ro1">
          <table:table-cell office:value-type="string" table:style-name="ce1">
            <text:p>Ante Crnac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21</text:p>
          </table:table-cell>
          <table:table-cell office:value-type="float" office:value="8.4" table:style-name="ce1">
            <text:p>8.4</text:p>
          </table:table-cell>
          <table:table-cell office:value-type="float" office:value="7.42678684370217" table:style-name="ce1">
            <text:p>7.42678684370217</text:p>
          </table:table-cell>
          <table:table-cell office:value-type="float" office:value="7.25374286226423" table:style-name="ce1">
            <text:p>7.25374286226423</text:p>
          </table:table-cell>
          <table:table-cell office:value-type="float" office:value="7.84042777412856" table:style-name="ce1">
            <text:p>7.84042777412856</text:p>
          </table:table-cell>
          <table:table-cell office:value-type="float" office:value="8.5126178083459" table:style-name="ce1">
            <text:p>8.5126178083459</text:p>
          </table:table-cell>
          <table:table-cell office:value-type="float" office:value="7.06123124366827" table:style-name="ce1">
            <text:p>7.06123124366827</text:p>
          </table:table-cell>
          <table:table-cell office:value-type="float" office:value="9.30418769242791" table:style-name="ce1">
            <text:p>9.30418769242791</text:p>
          </table:table-cell>
          <table:table-cell office:value-type="float" office:value="7.78353669608045" table:style-name="ce1">
            <text:p>7.78353669608045</text:p>
          </table:table-cell>
          <table:table-cell office:value-type="float" office:value="5.87172552551303" table:style-name="ce1">
            <text:p>5.87172552551303</text:p>
          </table:table-cell>
          <table:table-cell office:value-type="float" office:value="6.29618322357458" table:style-name="ce1">
            <text:p>6.29618322357458</text:p>
          </table:table-cell>
        </table:table-row>
        <table:table-row table:style-name="ro1">
          <table:table-cell office:value-type="string" table:style-name="ce1">
            <text:p>Liam Culle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259</text:p>
          </table:table-cell>
          <table:table-cell office:value-type="float" office:value="10.6" table:style-name="ce1">
            <text:p>10.6</text:p>
          </table:table-cell>
          <table:table-cell office:value-type="float" office:value="7.24580826734501" table:style-name="ce1">
            <text:p>7.24580826734501</text:p>
          </table:table-cell>
          <table:table-cell office:value-type="float" office:value="9.38619151600177" table:style-name="ce1">
            <text:p>9.38619151600177</text:p>
          </table:table-cell>
          <table:table-cell office:value-type="float" office:value="6.07451511375303" table:style-name="ce1">
            <text:p>6.07451511375303</text:p>
          </table:table-cell>
          <table:table-cell office:value-type="float" office:value="10.2557042555198" table:style-name="ce1">
            <text:p>10.2557042555198</text:p>
          </table:table-cell>
          <table:table-cell office:value-type="float" office:value="6.30086064381502" table:style-name="ce1">
            <text:p>6.30086064381502</text:p>
          </table:table-cell>
          <table:table-cell office:value-type="float" office:value="4.79966388429988" table:style-name="ce1">
            <text:p>4.79966388429988</text:p>
          </table:table-cell>
          <table:table-cell office:value-type="float" office:value="6.93245758582888" table:style-name="ce1">
            <text:p>6.93245758582888</text:p>
          </table:table-cell>
          <table:table-cell office:value-type="float" office:value="7.59935903251023" table:style-name="ce1">
            <text:p>7.59935903251023</text:p>
          </table:table-cell>
          <table:table-cell office:value-type="float" office:value="8.73988889324487" table:style-name="ce1">
            <text:p>8.73988889324487</text:p>
          </table:table-cell>
        </table:table-row>
        <table:table-row table:style-name="ro1">
          <table:table-cell office:value-type="string" table:style-name="ce1">
            <text:p>Patson Dak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90</text:p>
          </table:table-cell>
          <table:table-cell office:value-type="float" office:value="9.3" table:style-name="ce1">
            <text:p>9.3</text:p>
          </table:table-cell>
          <table:table-cell office:value-type="float" office:value="6.91323679721273" table:style-name="ce1">
            <text:p>6.91323679721273</text:p>
          </table:table-cell>
          <table:table-cell office:value-type="float" office:value="7.56558687643815" table:style-name="ce1">
            <text:p>7.56558687643815</text:p>
          </table:table-cell>
          <table:table-cell office:value-type="float" office:value="8.19186697268669" table:style-name="ce1">
            <text:p>8.19186697268669</text:p>
          </table:table-cell>
          <table:table-cell office:value-type="float" office:value="6.3870133869954" table:style-name="ce1">
            <text:p>6.3870133869954</text:p>
          </table:table-cell>
          <table:table-cell office:value-type="float" office:value="5.59162289845237" table:style-name="ce1">
            <text:p>5.59162289845237</text:p>
          </table:table-cell>
          <table:table-cell office:value-type="float" office:value="4.60496154563297" table:style-name="ce1">
            <text:p>4.60496154563297</text:p>
          </table:table-cell>
          <table:table-cell office:value-type="float" office:value="7.45151062352535" table:style-name="ce1">
            <text:p>7.45151062352535</text:p>
          </table:table-cell>
          <table:table-cell office:value-type="float" office:value="7.08282856204528" table:style-name="ce1">
            <text:p>7.08282856204528</text:p>
          </table:table-cell>
          <table:table-cell office:value-type="float" office:value="8.4103142781494" table:style-name="ce1">
            <text:p>8.4103142781494</text:p>
          </table:table-cell>
        </table:table-row>
        <table:table-row table:style-name="ro1">
          <table:table-cell office:value-type="string" table:style-name="ce1">
            <text:p>Karamoko Dembélé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319</text:p>
          </table:table-cell>
          <table:table-cell office:value-type="float" office:value="14.2" table:style-name="ce1">
            <text:p>14.2</text:p>
          </table:table-cell>
          <table:table-cell office:value-type="float" office:value="8.49300048931597" table:style-name="ce1">
            <text:p>8.49300048931597</text:p>
          </table:table-cell>
          <table:table-cell office:value-type="float" office:value="12.3878897248859" table:style-name="ce1">
            <text:p>12.3878897248859</text:p>
          </table:table-cell>
          <table:table-cell office:value-type="float" office:value="9.97723694438906" table:style-name="ce1">
            <text:p>9.97723694438906</text:p>
          </table:table-cell>
          <table:table-cell office:value-type="float" office:value="14.682735819776" table:style-name="ce1">
            <text:p>14.682735819776</text:p>
          </table:table-cell>
          <table:table-cell office:value-type="float" office:value="12.9833165654662" table:style-name="ce1">
            <text:p>12.9833165654662</text:p>
          </table:table-cell>
          <table:table-cell office:value-type="float" office:value="9.04805919486337" table:style-name="ce1">
            <text:p>9.04805919486337</text:p>
          </table:table-cell>
          <table:table-cell office:value-type="float" office:value="12.2324565021172" table:style-name="ce1">
            <text:p>12.2324565021172</text:p>
          </table:table-cell>
          <table:table-cell office:value-type="float" office:value="6.87235194291242" table:style-name="ce1">
            <text:p>6.87235194291242</text:p>
          </table:table-cell>
          <table:table-cell office:value-type="float" office:value="7.20397118635298" table:style-name="ce1">
            <text:p>7.20397118635298</text:p>
          </table:table-cell>
        </table:table-row>
        <table:table-row table:style-name="ro1">
          <table:table-cell office:value-type="string" table:style-name="ce1">
            <text:p>Siriki Dembélé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122</text:p>
          </table:table-cell>
          <table:table-cell office:value-type="float" office:value="7.2" table:style-name="ce1">
            <text:p>7.2</text:p>
          </table:table-cell>
          <table:table-cell office:value-type="float" office:value="8.55605585117968" table:style-name="ce1">
            <text:p>8.55605585117968</text:p>
          </table:table-cell>
          <table:table-cell office:value-type="float" office:value="7.36653180300766" table:style-name="ce1">
            <text:p>7.36653180300766</text:p>
          </table:table-cell>
          <table:table-cell office:value-type="float" office:value="7.15325767264021" table:style-name="ce1">
            <text:p>7.15325767264021</text:p>
          </table:table-cell>
          <table:table-cell office:value-type="float" office:value="8.03224258779014" table:style-name="ce1">
            <text:p>8.03224258779014</text:p>
          </table:table-cell>
          <table:table-cell office:value-type="float" office:value="9.94023082274018" table:style-name="ce1">
            <text:p>9.94023082274018</text:p>
          </table:table-cell>
          <table:table-cell office:value-type="float" office:value="10.3394044933657" table:style-name="ce1">
            <text:p>10.3394044933657</text:p>
          </table:table-cell>
          <table:table-cell office:value-type="float" office:value="7.98505222145571" table:style-name="ce1">
            <text:p>7.98505222145571</text:p>
          </table:table-cell>
          <table:table-cell office:value-type="float" office:value="5.0072749582112" table:style-name="ce1">
            <text:p>5.0072749582112</text:p>
          </table:table-cell>
          <table:table-cell office:value-type="float" office:value="5.86837389098611" table:style-name="ce1">
            <text:p>5.86837389098611</text:p>
          </table:table-cell>
        </table:table-row>
        <table:table-row table:style-name="ro1">
          <table:table-cell office:value-type="string" table:style-name="ce1">
            <text:p>Lewis Dobbi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004</text:p>
          </table:table-cell>
          <table:table-cell office:value-type="float" office:value="12.7" table:style-name="ce1">
            <text:p>12.7</text:p>
          </table:table-cell>
          <table:table-cell office:value-type="float" office:value="8.84059224022953" table:style-name="ce1">
            <text:p>8.84059224022953</text:p>
          </table:table-cell>
          <table:table-cell office:value-type="float" office:value="9.56415005296853" table:style-name="ce1">
            <text:p>9.56415005296853</text:p>
          </table:table-cell>
          <table:table-cell office:value-type="float" office:value="13.80595905116" table:style-name="ce1">
            <text:p>13.80595905116</text:p>
          </table:table-cell>
          <table:table-cell office:value-type="float" office:value="9.96765896951378" table:style-name="ce1">
            <text:p>9.96765896951378</text:p>
          </table:table-cell>
          <table:table-cell office:value-type="float" office:value="13.7605097362238" table:style-name="ce1">
            <text:p>13.7605097362238</text:p>
          </table:table-cell>
          <table:table-cell office:value-type="float" office:value="7.35815355213074" table:style-name="ce1">
            <text:p>7.35815355213074</text:p>
          </table:table-cell>
          <table:table-cell office:value-type="float" office:value="13.1354258931671" table:style-name="ce1">
            <text:p>13.1354258931671</text:p>
          </table:table-cell>
          <table:table-cell office:value-type="float" office:value="8.84783429002109" table:style-name="ce1">
            <text:p>8.84783429002109</text:p>
          </table:table-cell>
          <table:table-cell office:value-type="float" office:value="13.1176778295604" table:style-name="ce1">
            <text:p>13.1176778295604</text:p>
          </table:table-cell>
        </table:table-row>
        <table:table-row table:style-name="ro1">
          <table:table-cell office:value-type="string" table:style-name="ce1">
            <text:p>Mamadou Doumbi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323</text:p>
          </table:table-cell>
          <table:table-cell office:value-type="float" office:value="10.7" table:style-name="ce1">
            <text:p>10.7</text:p>
          </table:table-cell>
          <table:table-cell office:value-type="float" office:value="7.80618732698938" table:style-name="ce1">
            <text:p>7.80618732698938</text:p>
          </table:table-cell>
          <table:table-cell office:value-type="float" office:value="9.35650862029133" table:style-name="ce1">
            <text:p>9.35650862029133</text:p>
          </table:table-cell>
          <table:table-cell office:value-type="float" office:value="9.14321772534976" table:style-name="ce1">
            <text:p>9.14321772534976</text:p>
          </table:table-cell>
          <table:table-cell office:value-type="float" office:value="9.19199922438153" table:style-name="ce1">
            <text:p>9.19199922438153</text:p>
          </table:table-cell>
          <table:table-cell office:value-type="float" office:value="6.67527838037749" table:style-name="ce1">
            <text:p>6.67527838037749</text:p>
          </table:table-cell>
          <table:table-cell office:value-type="float" office:value="10.8015732612459" table:style-name="ce1">
            <text:p>10.8015732612459</text:p>
          </table:table-cell>
          <table:table-cell office:value-type="float" office:value="9.83418080728699" table:style-name="ce1">
            <text:p>9.83418080728699</text:p>
          </table:table-cell>
          <table:table-cell office:value-type="float" office:value="7.55576383540684" table:style-name="ce1">
            <text:p>7.55576383540684</text:p>
          </table:table-cell>
          <table:table-cell office:value-type="float" office:value="9.15368491424691" table:style-name="ce1">
            <text:p>9.15368491424691</text:p>
          </table:table-cell>
        </table:table-row>
        <table:table-row table:style-name="ro1">
          <table:table-cell office:value-type="string" table:style-name="ce1">
            <text:p>Tommy Doyl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082</text:p>
          </table:table-cell>
          <table:table-cell office:value-type="float" office:value="13.9" table:style-name="ce1">
            <text:p>13.9</text:p>
          </table:table-cell>
          <table:table-cell office:value-type="float" office:value="8.76461061115014" table:style-name="ce1">
            <text:p>8.76461061115014</text:p>
          </table:table-cell>
          <table:table-cell office:value-type="float" office:value="16.7916341186972" table:style-name="ce1">
            <text:p>16.7916341186972</text:p>
          </table:table-cell>
          <table:table-cell office:value-type="float" office:value="13.2881619809132" table:style-name="ce1">
            <text:p>13.2881619809132</text:p>
          </table:table-cell>
          <table:table-cell office:value-type="float" office:value="16.8931902052353" table:style-name="ce1">
            <text:p>16.8931902052353</text:p>
          </table:table-cell>
          <table:table-cell office:value-type="float" office:value="7.25807111620605" table:style-name="ce1">
            <text:p>7.25807111620605</text:p>
          </table:table-cell>
          <table:table-cell office:value-type="float" office:value="12.8986263160687" table:style-name="ce1">
            <text:p>12.8986263160687</text:p>
          </table:table-cell>
          <table:table-cell office:value-type="float" office:value="6.07000500855889" table:style-name="ce1">
            <text:p>6.07000500855889</text:p>
          </table:table-cell>
          <table:table-cell office:value-type="float" office:value="5.49917534043123" table:style-name="ce1">
            <text:p>5.49917534043123</text:p>
          </table:table-cell>
          <table:table-cell office:value-type="float" office:value="5.73011987165546" table:style-name="ce1">
            <text:p>5.73011987165546</text:p>
          </table:table-cell>
        </table:table-row>
        <table:table-row table:style-name="ro1">
          <table:table-cell office:value-type="string" table:style-name="ce1">
            <text:p>Marvin Ducksc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306</text:p>
          </table:table-cell>
          <table:table-cell office:value-type="float" office:value="9.5" table:style-name="ce1">
            <text:p>9.5</text:p>
          </table:table-cell>
          <table:table-cell office:value-type="float" office:value="7.7876789472796" table:style-name="ce1">
            <text:p>7.7876789472796</text:p>
          </table:table-cell>
          <table:table-cell office:value-type="float" office:value="7.59418717303041" table:style-name="ce1">
            <text:p>7.59418717303041</text:p>
          </table:table-cell>
          <table:table-cell office:value-type="float" office:value="7.37958771347896" table:style-name="ce1">
            <text:p>7.37958771347896</text:p>
          </table:table-cell>
          <table:table-cell office:value-type="float" office:value="8.12780161680883" table:style-name="ce1">
            <text:p>8.12780161680883</text:p>
          </table:table-cell>
          <table:table-cell office:value-type="float" office:value="6.67527838037749" table:style-name="ce1">
            <text:p>6.67527838037749</text:p>
          </table:table-cell>
          <table:table-cell office:value-type="float" office:value="8.30116899160688" table:style-name="ce1">
            <text:p>8.30116899160688</text:p>
          </table:table-cell>
          <table:table-cell office:value-type="float" office:value="7.91770836538142" table:style-name="ce1">
            <text:p>7.91770836538142</text:p>
          </table:table-cell>
          <table:table-cell office:value-type="float" office:value="9.84229089368455" table:style-name="ce1">
            <text:p>9.84229089368455</text:p>
          </table:table-cell>
          <table:table-cell office:value-type="float" office:value="12.3760423943558" table:style-name="ce1">
            <text:p>12.3760423943558</text:p>
          </table:table-cell>
        </table:table-row>
        <table:table-row table:style-name="ro1">
          <table:table-cell office:value-type="string" table:style-name="ce1">
            <text:p>Sindre Egel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200</text:p>
          </table:table-cell>
          <table:table-cell office:value-type="float" office:value="12" table:style-name="ce1">
            <text:p>12</text:p>
          </table:table-cell>
          <table:table-cell office:value-type="float" office:value="8.64445287536216" table:style-name="ce1">
            <text:p>8.64445287536216</text:p>
          </table:table-cell>
          <table:table-cell office:value-type="float" office:value="11.326065015766" table:style-name="ce1">
            <text:p>11.326065015766</text:p>
          </table:table-cell>
          <table:table-cell office:value-type="float" office:value="10.2132999205056" table:style-name="ce1">
            <text:p>10.2132999205056</text:p>
          </table:table-cell>
          <table:table-cell office:value-type="float" office:value="13.3473927426864" table:style-name="ce1">
            <text:p>13.3473927426864</text:p>
          </table:table-cell>
          <table:table-cell office:value-type="float" office:value="11.738919981915" table:style-name="ce1">
            <text:p>11.738919981915</text:p>
          </table:table-cell>
          <table:table-cell office:value-type="float" office:value="8.19276990309" table:style-name="ce1">
            <text:p>8.19276990309</text:p>
          </table:table-cell>
          <table:table-cell office:value-type="float" office:value="13.028194168706" table:style-name="ce1">
            <text:p>13.028194168706</text:p>
          </table:table-cell>
          <table:table-cell office:value-type="float" office:value="6.9142020573671" table:style-name="ce1">
            <text:p>6.9142020573671</text:p>
          </table:table-cell>
          <table:table-cell office:value-type="float" office:value="8.49252104902353" table:style-name="ce1">
            <text:p>8.49252104902353</text:p>
          </table:table-cell>
        </table:table-row>
        <table:table-row table:style-name="ro1">
          <table:table-cell office:value-type="string" table:style-name="ce1">
            <text:p>Aidomo Emakhu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73</text:p>
          </table:table-cell>
          <table:table-cell office:value-type="float" office:value="12.4" table:style-name="ce1">
            <text:p>12.4</text:p>
          </table:table-cell>
          <table:table-cell office:value-type="float" office:value="8.010664874467" table:style-name="ce1">
            <text:p>8.010664874467</text:p>
          </table:table-cell>
          <table:table-cell office:value-type="float" office:value="7.79544518796217" table:style-name="ce1">
            <text:p>7.79544518796217</text:p>
          </table:table-cell>
          <table:table-cell office:value-type="float" office:value="10.4476732342187" table:style-name="ce1">
            <text:p>10.4476732342187</text:p>
          </table:table-cell>
          <table:table-cell office:value-type="float" office:value="9.09474409465783" table:style-name="ce1">
            <text:p>9.09474409465783</text:p>
          </table:table-cell>
          <table:table-cell office:value-type="float" office:value="14.0433039938935" table:style-name="ce1">
            <text:p>14.0433039938935</text:p>
          </table:table-cell>
          <table:table-cell office:value-type="float" office:value="9.02976791895457" table:style-name="ce1">
            <text:p>9.02976791895457</text:p>
          </table:table-cell>
          <table:table-cell office:value-type="float" office:value="14.0683902757828" table:style-name="ce1">
            <text:p>14.0683902757828</text:p>
          </table:table-cell>
          <table:table-cell office:value-type="float" office:value="7.55576383540684" table:style-name="ce1">
            <text:p>7.55576383540684</text:p>
          </table:table-cell>
          <table:table-cell office:value-type="float" office:value="7.20397118635298" table:style-name="ce1">
            <text:p>7.20397118635298</text:p>
          </table:table-cell>
        </table:table-row>
        <table:table-row table:style-name="ro1">
          <table:table-cell office:value-type="string" table:style-name="ce1">
            <text:p>Abdul Fatawu Issahaku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305</text:p>
          </table:table-cell>
          <table:table-cell office:value-type="float" office:value="24.2" table:style-name="ce1">
            <text:p>24.2</text:p>
          </table:table-cell>
          <table:table-cell office:value-type="float" office:value="8.62549975570616" table:style-name="ce1">
            <text:p>8.62549975570616</text:p>
          </table:table-cell>
          <table:table-cell office:value-type="float" office:value="15.7641405220578" table:style-name="ce1">
            <text:p>15.7641405220578</text:p>
          </table:table-cell>
          <table:table-cell office:value-type="float" office:value="16.9671082561662" table:style-name="ce1">
            <text:p>16.9671082561662</text:p>
          </table:table-cell>
          <table:table-cell office:value-type="float" office:value="15.7248207489394" table:style-name="ce1">
            <text:p>15.7248207489394</text:p>
          </table:table-cell>
          <table:table-cell office:value-type="float" office:value="17.0210808576099" table:style-name="ce1">
            <text:p>17.0210808576099</text:p>
          </table:table-cell>
          <table:table-cell office:value-type="float" office:value="8.26500051199655" table:style-name="ce1">
            <text:p>8.26500051199655</text:p>
          </table:table-cell>
          <table:table-cell office:value-type="float" office:value="17.206282596062" table:style-name="ce1">
            <text:p>17.206282596062</text:p>
          </table:table-cell>
          <table:table-cell office:value-type="float" office:value="7.95117842776042" table:style-name="ce1">
            <text:p>7.95117842776042</text:p>
          </table:table-cell>
          <table:table-cell office:value-type="float" office:value="11.7202302744355" table:style-name="ce1">
            <text:p>11.7202302744355</text:p>
          </table:table-cell>
        </table:table-row>
        <table:table-row table:style-name="ro1">
          <table:table-cell office:value-type="string" table:style-name="ce1">
            <text:p>Kyogo Furuhash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352</text:p>
          </table:table-cell>
          <table:table-cell office:value-type="float" office:value="10.2" table:style-name="ce1">
            <text:p>10.2</text:p>
          </table:table-cell>
          <table:table-cell office:value-type="float" office:value="7.12025594711913" table:style-name="ce1">
            <text:p>7.12025594711913</text:p>
          </table:table-cell>
          <table:table-cell office:value-type="float" office:value="5.81807755708959" table:style-name="ce1">
            <text:p>5.81807755708959</text:p>
          </table:table-cell>
          <table:table-cell office:value-type="float" office:value="5.67234384099486" table:style-name="ce1">
            <text:p>5.67234384099486</text:p>
          </table:table-cell>
          <table:table-cell office:value-type="float" office:value="6.21583936704245" table:style-name="ce1">
            <text:p>6.21583936704245</text:p>
          </table:table-cell>
          <table:table-cell office:value-type="float" office:value="7.25807111620605" table:style-name="ce1">
            <text:p>7.25807111620605</text:p>
          </table:table-cell>
          <table:table-cell office:value-type="float" office:value="6.69299638239964" table:style-name="ce1">
            <text:p>6.69299638239964</text:p>
          </table:table-cell>
          <table:table-cell office:value-type="float" office:value="7.65010970348105" table:style-name="ce1">
            <text:p>7.65010970348105</text:p>
          </table:table-cell>
          <table:table-cell office:value-type="float" office:value="7.29621922872538" table:style-name="ce1">
            <text:p>7.29621922872538</text:p>
          </table:table-cell>
          <table:table-cell office:value-type="float" office:value="8.98803730741019" table:style-name="ce1">
            <text:p>8.98803730741019</text:p>
          </table:table-cell>
        </table:table-row>
        <table:table-row table:style-name="ro1">
          <table:table-cell office:value-type="string" table:style-name="ce1">
            <text:p>Joe Gelhard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248</text:p>
          </table:table-cell>
          <table:table-cell office:value-type="float" office:value="16" table:style-name="ce1">
            <text:p>16</text:p>
          </table:table-cell>
          <table:table-cell office:value-type="float" office:value="8.50560544556928" table:style-name="ce1">
            <text:p>8.50560544556928</text:p>
          </table:table-cell>
          <table:table-cell office:value-type="float" office:value="13.3390878885822" table:style-name="ce1">
            <text:p>13.3390878885822</text:p>
          </table:table-cell>
          <table:table-cell office:value-type="float" office:value="12.7242266084896" table:style-name="ce1">
            <text:p>12.7242266084896</text:p>
          </table:table-cell>
          <table:table-cell office:value-type="float" office:value="12.8177139015931" table:style-name="ce1">
            <text:p>12.8177139015931</text:p>
          </table:table-cell>
          <table:table-cell office:value-type="float" office:value="13.7605097362238" table:style-name="ce1">
            <text:p>13.7605097362238</text:p>
          </table:table-cell>
          <table:table-cell office:value-type="float" office:value="8.77392076919259" table:style-name="ce1">
            <text:p>8.77392076919259</text:p>
          </table:table-cell>
          <table:table-cell office:value-type="float" office:value="12.6399457650625" table:style-name="ce1">
            <text:p>12.6399457650625</text:p>
          </table:table-cell>
          <table:table-cell office:value-type="float" office:value="11.3325957237172" table:style-name="ce1">
            <text:p>11.3325957237172</text:p>
          </table:table-cell>
          <table:table-cell office:value-type="float" office:value="15.8373694582338" table:style-name="ce1">
            <text:p>15.8373694582338</text:p>
          </table:table-cell>
        </table:table-row>
        <table:table-row table:style-name="ro1">
          <table:table-cell office:value-type="string" table:style-name="ce1">
            <text:p>Tyler Goodhram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53</text:p>
          </table:table-cell>
          <table:table-cell office:value-type="float" office:value="7.6" table:style-name="ce1">
            <text:p>7.6</text:p>
          </table:table-cell>
          <table:table-cell office:value-type="float" office:value="7.75686327742708" table:style-name="ce1">
            <text:p>7.75686327742708</text:p>
          </table:table-cell>
          <table:table-cell office:value-type="float" office:value="7.99838683045213" table:style-name="ce1">
            <text:p>7.99838683045213</text:p>
          </table:table-cell>
          <table:table-cell office:value-type="float" office:value="7.84042777412856" table:style-name="ce1">
            <text:p>7.84042777412856</text:p>
          </table:table-cell>
          <table:table-cell office:value-type="float" office:value="8.80322069541733" table:style-name="ce1">
            <text:p>8.80322069541733</text:p>
          </table:table-cell>
          <table:table-cell office:value-type="float" office:value="6.67527838037749" table:style-name="ce1">
            <text:p>6.67527838037749</text:p>
          </table:table-cell>
          <table:table-cell office:value-type="float" office:value="5.93618716175055" table:style-name="ce1">
            <text:p>5.93618716175055</text:p>
          </table:table-cell>
          <table:table-cell office:value-type="float" office:value="6.18914194256414" table:style-name="ce1">
            <text:p>6.18914194256414</text:p>
          </table:table-cell>
          <table:table-cell office:value-type="float" office:value="7.04049198114793" table:style-name="ce1">
            <text:p>7.04049198114793</text:p>
          </table:table-cell>
          <table:table-cell office:value-type="float" office:value="6.36930155153752" table:style-name="ce1">
            <text:p>6.36930155153752</text:p>
          </table:table-cell>
        </table:table-row>
        <table:table-row table:style-name="ro1">
          <table:table-cell office:value-type="string" table:style-name="ce1">
            <text:p>Karlan Gran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111</text:p>
          </table:table-cell>
          <table:table-cell office:value-type="float" office:value="15.1" table:style-name="ce1">
            <text:p>15.1</text:p>
          </table:table-cell>
          <table:table-cell office:value-type="float" office:value="8.010664874467" table:style-name="ce1">
            <text:p>8.010664874467</text:p>
          </table:table-cell>
          <table:table-cell office:value-type="float" office:value="14.8901957676787" table:style-name="ce1">
            <text:p>14.8901957676787</text:p>
          </table:table-cell>
          <table:table-cell office:value-type="float" office:value="10.0954563338407" table:style-name="ce1">
            <text:p>10.0954563338407</text:p>
          </table:table-cell>
          <table:table-cell office:value-type="float" office:value="12.0792872157902" table:style-name="ce1">
            <text:p>12.0792872157902</text:p>
          </table:table-cell>
          <table:table-cell office:value-type="float" office:value="15.3150709780682" table:style-name="ce1">
            <text:p>15.3150709780682</text:p>
          </table:table-cell>
          <table:table-cell office:value-type="float" office:value="7.88760047737117" table:style-name="ce1">
            <text:p>7.88760047737117</text:p>
          </table:table-cell>
          <table:table-cell office:value-type="float" office:value="14.8440775931101" table:style-name="ce1">
            <text:p>14.8440775931101</text:p>
          </table:table-cell>
          <table:table-cell office:value-type="float" office:value="7.59935903251023" table:style-name="ce1">
            <text:p>7.59935903251023</text:p>
          </table:table-cell>
          <table:table-cell office:value-type="float" office:value="9.2365239230462" table:style-name="ce1">
            <text:p>9.2365239230462</text:p>
          </table:table-cell>
        </table:table-row>
        <table:table-row table:style-name="ro1">
          <table:table-cell office:value-type="string" table:style-name="ce1">
            <text:p>Demarai Gra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193</text:p>
          </table:table-cell>
          <table:table-cell office:value-type="float" office:value="18.4" table:style-name="ce1">
            <text:p>18.4</text:p>
          </table:table-cell>
          <table:table-cell office:value-type="float" office:value="8.4174394120524" table:style-name="ce1">
            <text:p>8.4174394120524</text:p>
          </table:table-cell>
          <table:table-cell office:value-type="float" office:value="14.6636517627556" table:style-name="ce1">
            <text:p>14.6636517627556</text:p>
          </table:table-cell>
          <table:table-cell office:value-type="float" office:value="16.2814533645986" table:style-name="ce1">
            <text:p>16.2814533645986</text:p>
          </table:table-cell>
          <table:table-cell office:value-type="float" office:value="11.4654468130405" table:style-name="ce1">
            <text:p>11.4654468130405</text:p>
          </table:table-cell>
          <table:table-cell office:value-type="float" office:value="15.2184190551781" table:style-name="ce1">
            <text:p>15.2184190551781</text:p>
          </table:table-cell>
          <table:table-cell office:value-type="float" office:value="8.17473539061983" table:style-name="ce1">
            <text:p>8.17473539061983</text:p>
          </table:table-cell>
          <table:table-cell office:value-type="float" office:value="16.1572999839202" table:style-name="ce1">
            <text:p>16.1572999839202</text:p>
          </table:table-cell>
          <table:table-cell office:value-type="float" office:value="8.30755596676562" table:style-name="ce1">
            <text:p>8.30755596676562</text:p>
          </table:table-cell>
          <table:table-cell office:value-type="float" office:value="12.3052297659995" table:style-name="ce1">
            <text:p>12.3052297659995</text:p>
          </table:table-cell>
        </table:table-row>
        <table:table-row table:style-name="ro1">
          <table:table-cell office:value-type="string" table:style-name="ce1">
            <text:p>Andri Guðjohnse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43</text:p>
          </table:table-cell>
          <table:table-cell office:value-type="float" office:value="13.5" table:style-name="ce1">
            <text:p>13.5</text:p>
          </table:table-cell>
          <table:table-cell office:value-type="float" office:value="7.28185551545481" table:style-name="ce1">
            <text:p>7.28185551545481</text:p>
          </table:table-cell>
          <table:table-cell office:value-type="float" office:value="9.85987700895913" table:style-name="ce1">
            <text:p>9.85987700895913</text:p>
          </table:table-cell>
          <table:table-cell office:value-type="float" office:value="7.49383723225312" table:style-name="ce1">
            <text:p>7.49383723225312</text:p>
          </table:table-cell>
          <table:table-cell office:value-type="float" office:value="11.1015348593219" table:style-name="ce1">
            <text:p>11.1015348593219</text:p>
          </table:table-cell>
          <table:table-cell office:value-type="float" office:value="6.30086064381502" table:style-name="ce1">
            <text:p>6.30086064381502</text:p>
          </table:table-cell>
          <table:table-cell office:value-type="float" office:value="6.12419087214018" table:style-name="ce1">
            <text:p>6.12419087214018</text:p>
          </table:table-cell>
          <table:table-cell office:value-type="float" office:value="9.49118659428751" table:style-name="ce1">
            <text:p>9.49118659428751</text:p>
          </table:table-cell>
          <table:table-cell office:value-type="float" office:value="8.62211304975202" table:style-name="ce1">
            <text:p>8.62211304975202</text:p>
          </table:table-cell>
          <table:table-cell office:value-type="float" office:value="14.5744735835885" table:style-name="ce1">
            <text:p>14.5744735835885</text:p>
          </table:table-cell>
        </table:table-row>
        <table:table-row table:style-name="ro1">
          <table:table-cell office:value-type="string" table:style-name="ce1">
            <text:p>Gustavo Ham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197</text:p>
          </table:table-cell>
          <table:table-cell office:value-type="float" office:value="12.8" table:style-name="ce1">
            <text:p>12.8</text:p>
          </table:table-cell>
          <table:table-cell office:value-type="float" office:value="9.41137299692712" table:style-name="ce1">
            <text:p>9.41137299692712</text:p>
          </table:table-cell>
          <table:table-cell office:value-type="float" office:value="16.0673631229256" table:style-name="ce1">
            <text:p>16.0673631229256</text:p>
          </table:table-cell>
          <table:table-cell office:value-type="float" office:value="14.8935946169966" table:style-name="ce1">
            <text:p>14.8935946169966</text:p>
          </table:table-cell>
          <table:table-cell office:value-type="float" office:value="17.0432029366813" table:style-name="ce1">
            <text:p>17.0432029366813</text:p>
          </table:table-cell>
          <table:table-cell office:value-type="float" office:value="9.31477325287221" table:style-name="ce1">
            <text:p>9.31477325287221</text:p>
          </table:table-cell>
          <table:table-cell office:value-type="float" office:value="9.6877750816166" table:style-name="ce1">
            <text:p>9.6877750816166</text:p>
          </table:table-cell>
          <table:table-cell office:value-type="float" office:value="9.42242084091149" table:style-name="ce1">
            <text:p>9.42242084091149</text:p>
          </table:table-cell>
          <table:table-cell office:value-type="float" office:value="8.48705321904947" table:style-name="ce1">
            <text:p>8.48705321904947</text:p>
          </table:table-cell>
          <table:table-cell office:value-type="float" office:value="8.6573245001706" table:style-name="ce1">
            <text:p>8.6573245001706</text:p>
          </table:table-cell>
        </table:table-row>
        <table:table-row table:style-name="ro1">
          <table:table-cell office:value-type="string" table:style-name="ce1">
            <text:p>Aune Heggebø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62</text:p>
          </table:table-cell>
          <table:table-cell office:value-type="float" office:value="21.2" table:style-name="ce1">
            <text:p>21.2</text:p>
          </table:table-cell>
          <table:table-cell office:value-type="float" office:value="7.41466510310659" table:style-name="ce1">
            <text:p>7.41466510310659</text:p>
          </table:table-cell>
          <table:table-cell office:value-type="float" office:value="10.9617181323176" table:style-name="ce1">
            <text:p>10.9617181323176</text:p>
          </table:table-cell>
          <table:table-cell office:value-type="float" office:value="11.5818976991224" table:style-name="ce1">
            <text:p>11.5818976991224</text:p>
          </table:table-cell>
          <table:table-cell office:value-type="float" office:value="12.164309792183" table:style-name="ce1">
            <text:p>12.164309792183</text:p>
          </table:table-cell>
          <table:table-cell office:value-type="float" office:value="7.25807111620605" table:style-name="ce1">
            <text:p>7.25807111620605</text:p>
          </table:table-cell>
          <table:table-cell office:value-type="float" office:value="10.8015732612459" table:style-name="ce1">
            <text:p>10.8015732612459</text:p>
          </table:table-cell>
          <table:table-cell office:value-type="float" office:value="9.5599092114751" table:style-name="ce1">
            <text:p>9.5599092114751</text:p>
          </table:table-cell>
          <table:table-cell office:value-type="float" office:value="7.99550221787254" table:style-name="ce1">
            <text:p>7.99550221787254</text:p>
          </table:table-cell>
          <table:table-cell office:value-type="float" office:value="15.5174762942203" table:style-name="ce1">
            <text:p>15.5174762942203</text:p>
          </table:table-cell>
        </table:table-row>
        <table:table-row table:style-name="ro1">
          <table:table-cell office:value-type="string" table:style-name="ce1">
            <text:p>Axel Henriks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66</text:p>
          </table:table-cell>
          <table:table-cell office:value-type="float" office:value="7.9" table:style-name="ce1">
            <text:p>7.9</text:p>
          </table:table-cell>
          <table:table-cell office:value-type="float" office:value="7.60952269998576" table:style-name="ce1">
            <text:p>7.60952269998576</text:p>
          </table:table-cell>
          <table:table-cell office:value-type="float" office:value="7.6228264996759" table:style-name="ce1">
            <text:p>7.6228264996759</text:p>
          </table:table-cell>
          <table:table-cell office:value-type="float" office:value="7.04125599732584" table:style-name="ce1">
            <text:p>7.04125599732584</text:p>
          </table:table-cell>
          <table:table-cell office:value-type="float" office:value="8.70621554633493" table:style-name="ce1">
            <text:p>8.70621554633493</text:p>
          </table:table-cell>
          <table:table-cell office:value-type="float" office:value="6.11839234746874" table:style-name="ce1">
            <text:p>6.11839234746874</text:p>
          </table:table-cell>
          <table:table-cell office:value-type="float" office:value="5.7672206768657" table:style-name="ce1">
            <text:p>5.7672206768657</text:p>
          </table:table-cell>
          <table:table-cell office:value-type="float" office:value="7.12515360188918" table:style-name="ce1">
            <text:p>7.12515360188918</text:p>
          </table:table-cell>
          <table:table-cell office:value-type="float" office:value="6.95617673970112" table:style-name="ce1">
            <text:p>6.95617673970112</text:p>
          </table:table-cell>
          <table:table-cell office:value-type="float" office:value="5.9383355656929" table:style-name="ce1">
            <text:p>5.9383355656929</text:p>
          </table:table-cell>
        </table:table-row>
        <table:table-row table:style-name="ro1">
          <table:table-cell office:value-type="string" table:style-name="ce1">
            <text:p>George Hirs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326</text:p>
          </table:table-cell>
          <table:table-cell office:value-type="float" office:value="14.4" table:style-name="ce1">
            <text:p>14.4</text:p>
          </table:table-cell>
          <table:table-cell office:value-type="float" office:value="7.25181084300998" table:style-name="ce1">
            <text:p>7.25181084300998</text:p>
          </table:table-cell>
          <table:table-cell office:value-type="float" office:value="8.05664652710766" table:style-name="ce1">
            <text:p>8.05664652710766</text:p>
          </table:table-cell>
          <table:table-cell office:value-type="float" office:value="8.42824764813827" table:style-name="ce1">
            <text:p>8.42824764813827</text:p>
          </table:table-cell>
          <table:table-cell office:value-type="float" office:value="8.60933916088827" table:style-name="ce1">
            <text:p>8.60933916088827</text:p>
          </table:table-cell>
          <table:table-cell office:value-type="float" office:value="8.68774775006863" table:style-name="ce1">
            <text:p>8.68774775006863</text:p>
          </table:table-cell>
          <table:table-cell office:value-type="float" office:value="6.82695924628795" table:style-name="ce1">
            <text:p>6.82695924628795</text:p>
          </table:table-cell>
          <table:table-cell office:value-type="float" office:value="10.9111698949576" table:style-name="ce1">
            <text:p>10.9111698949576</text:p>
          </table:table-cell>
          <table:table-cell office:value-type="float" office:value="8.66720221128063" table:style-name="ce1">
            <text:p>8.66720221128063</text:p>
          </table:table-cell>
          <table:table-cell office:value-type="float" office:value="15.0637696146125" table:style-name="ce1">
            <text:p>15.0637696146125</text:p>
          </table:table-cell>
        </table:table-row>
        <table:table-row table:style-name="ro1">
          <table:table-cell office:value-type="string" table:style-name="ce1">
            <text:p>Samuel Iling-Junio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95</text:p>
          </table:table-cell>
          <table:table-cell office:value-type="float" office:value="10.9" table:style-name="ce1">
            <text:p>10.9</text:p>
          </table:table-cell>
          <table:table-cell office:value-type="float" office:value="7.66466103192312" table:style-name="ce1">
            <text:p>7.66466103192312</text:p>
          </table:table-cell>
          <table:table-cell office:value-type="float" office:value="11.463959802706" table:style-name="ce1">
            <text:p>11.463959802706</text:p>
          </table:table-cell>
          <table:table-cell office:value-type="float" office:value="7.72429988078391" table:style-name="ce1">
            <text:p>7.72429988078391</text:p>
          </table:table-cell>
          <table:table-cell office:value-type="float" office:value="8.9975115329759" table:style-name="ce1">
            <text:p>8.9975115329759</text:p>
          </table:table-cell>
          <table:table-cell office:value-type="float" office:value="11.3547016173413" table:style-name="ce1">
            <text:p>11.3547016173413</text:p>
          </table:table-cell>
          <table:table-cell office:value-type="float" office:value="10.8015732612459" table:style-name="ce1">
            <text:p>10.8015732612459</text:p>
          </table:table-cell>
          <table:table-cell office:value-type="float" office:value="11.1076321462576" table:style-name="ce1">
            <text:p>11.1076321462576</text:p>
          </table:table-cell>
          <table:table-cell office:value-type="float" office:value="6.74756811227378" table:style-name="ce1">
            <text:p>6.74756811227378</text:p>
          </table:table-cell>
          <table:table-cell office:value-type="float" office:value="7.44006693640828" table:style-name="ce1">
            <text:p>7.44006693640828</text:p>
          </table:table-cell>
        </table:table-row>
        <table:table-row table:style-name="ro1">
          <table:table-cell office:value-type="string" table:style-name="ce1">
            <text:p>Tom Inc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3-342</text:p>
          </table:table-cell>
          <table:table-cell office:value-type="float" office:value="7.1" table:style-name="ce1">
            <text:p>7.1</text:p>
          </table:table-cell>
          <table:table-cell office:value-type="float" office:value="7.88035920733413" table:style-name="ce1">
            <text:p>7.88035920733413</text:p>
          </table:table-cell>
          <table:table-cell office:value-type="float" office:value="9.50486202949737" table:style-name="ce1">
            <text:p>9.50486202949737</text:p>
          </table:table-cell>
          <table:table-cell office:value-type="float" office:value="6.93008049801285" table:style-name="ce1">
            <text:p>6.93008049801285</text:p>
          </table:table-cell>
          <table:table-cell office:value-type="float" office:value="9.28925023847078" table:style-name="ce1">
            <text:p>9.28925023847078</text:p>
          </table:table-cell>
          <table:table-cell office:value-type="float" office:value="7.25807111620605" table:style-name="ce1">
            <text:p>7.25807111620605</text:p>
          </table:table-cell>
          <table:table-cell office:value-type="float" office:value="4.09686307148287" table:style-name="ce1">
            <text:p>4.09686307148287</text:p>
          </table:table-cell>
          <table:table-cell office:value-type="float" office:value="6.93245758582888" table:style-name="ce1">
            <text:p>6.93245758582888</text:p>
          </table:table-cell>
          <table:table-cell office:value-type="float" office:value="10.3341688757888" table:style-name="ce1">
            <text:p>10.3341688757888</text:p>
          </table:table-cell>
          <table:table-cell office:value-type="float" office:value="10.3064022100138" table:style-name="ce1">
            <text:p>10.3064022100138</text:p>
          </table:table-cell>
        </table:table-row>
        <table:table-row table:style-name="ro1">
          <table:table-cell office:value-type="string" table:style-name="ce1">
            <text:p>Zeidane Inouss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239</text:p>
          </table:table-cell>
          <table:table-cell office:value-type="float" office:value="11.9" table:style-name="ce1">
            <text:p>11.9</text:p>
          </table:table-cell>
          <table:table-cell office:value-type="float" office:value="8.19156538490209" table:style-name="ce1">
            <text:p>8.19156538490209</text:p>
          </table:table-cell>
          <table:table-cell office:value-type="float" office:value="11.8159958156618" table:style-name="ce1">
            <text:p>11.8159958156618</text:p>
          </table:table-cell>
          <table:table-cell office:value-type="float" office:value="11.9060710259343" table:style-name="ce1">
            <text:p>11.9060710259343</text:p>
          </table:table-cell>
          <table:table-cell office:value-type="float" office:value="9.96765896951378" table:style-name="ce1">
            <text:p>9.96765896951378</text:p>
          </table:table-cell>
          <table:table-cell office:value-type="float" office:value="12.4708224408762" table:style-name="ce1">
            <text:p>12.4708224408762</text:p>
          </table:table-cell>
          <table:table-cell office:value-type="float" office:value="8.57341051785179" table:style-name="ce1">
            <text:p>8.57341051785179</text:p>
          </table:table-cell>
          <table:table-cell office:value-type="float" office:value="13.5473699293066" table:style-name="ce1">
            <text:p>13.5473699293066</text:p>
          </table:table-cell>
          <table:table-cell office:value-type="float" office:value="6.58304726204516" table:style-name="ce1">
            <text:p>6.58304726204516</text:p>
          </table:table-cell>
          <table:table-cell office:value-type="float" office:value="6.07989108239622" table:style-name="ce1">
            <text:p>6.07989108239622</text:p>
          </table:table-cell>
        </table:table-row>
        <table:table-row table:style-name="ro1">
          <table:table-cell office:value-type="string" table:style-name="ce1">
            <text:p>Nestory Irankund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332</text:p>
          </table:table-cell>
          <table:table-cell office:value-type="float" office:value="10.9" table:style-name="ce1">
            <text:p>10.9</text:p>
          </table:table-cell>
          <table:table-cell office:value-type="float" office:value="9.04979460794211" table:style-name="ce1">
            <text:p>9.04979460794211</text:p>
          </table:table-cell>
          <table:table-cell office:value-type="float" office:value="10.0071362474728" table:style-name="ce1">
            <text:p>10.0071362474728</text:p>
          </table:table-cell>
          <table:table-cell office:value-type="float" office:value="12.6259387496608" table:style-name="ce1">
            <text:p>12.6259387496608</text:p>
          </table:table-cell>
          <table:table-cell office:value-type="float" office:value="11.644000599772" table:style-name="ce1">
            <text:p>11.644000599772</text:p>
          </table:table-cell>
          <table:table-cell office:value-type="float" office:value="13.9039346587511" table:style-name="ce1">
            <text:p>13.9039346587511</text:p>
          </table:table-cell>
          <table:table-cell office:value-type="float" office:value="10.3035070871082" table:style-name="ce1">
            <text:p>10.3035070871082</text:p>
          </table:table-cell>
          <table:table-cell office:value-type="float" office:value="11.7451033082728" table:style-name="ce1">
            <text:p>11.7451033082728</text:p>
          </table:table-cell>
          <table:table-cell office:value-type="float" office:value="8.75746848446646" table:style-name="ce1">
            <text:p>8.75746848446646</text:p>
          </table:table-cell>
          <table:table-cell office:value-type="float" office:value="8.32825883243107" table:style-name="ce1">
            <text:p>8.32825883243107</text:p>
          </table:table-cell>
        </table:table-row>
        <table:table-row table:style-name="ro1">
          <table:table-cell office:value-type="string" table:style-name="ce1">
            <text:p>Mihailo Ivanović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039</text:p>
          </table:table-cell>
          <table:table-cell office:value-type="float" office:value="21.5" table:style-name="ce1">
            <text:p>21.5</text:p>
          </table:table-cell>
          <table:table-cell office:value-type="float" office:value="7.34813736530284" table:style-name="ce1">
            <text:p>7.34813736530284</text:p>
          </table:table-cell>
          <table:table-cell office:value-type="float" office:value="9.56415005296853" table:style-name="ce1">
            <text:p>9.56415005296853</text:p>
          </table:table-cell>
          <table:table-cell office:value-type="float" office:value="11.2495185688049" table:style-name="ce1">
            <text:p>11.2495185688049</text:p>
          </table:table-cell>
          <table:table-cell office:value-type="float" office:value="12.164309792183" table:style-name="ce1">
            <text:p>12.164309792183</text:p>
          </table:table-cell>
          <table:table-cell office:value-type="float" office:value="8.47962529654125" table:style-name="ce1">
            <text:p>8.47962529654125</text:p>
          </table:table-cell>
          <table:table-cell office:value-type="float" office:value="6.89444844442634" table:style-name="ce1">
            <text:p>6.89444844442634</text:p>
          </table:table-cell>
          <table:table-cell office:value-type="float" office:value="11.930414303297" table:style-name="ce1">
            <text:p>11.930414303297</text:p>
          </table:table-cell>
          <table:table-cell office:value-type="float" office:value="9.02877897548899" table:style-name="ce1">
            <text:p>9.02877897548899</text:p>
          </table:table-cell>
          <table:table-cell office:value-type="float" office:value="14.3275026418654" table:style-name="ce1">
            <text:p>14.3275026418654</text:p>
          </table:table-cell>
        </table:table-row>
        <table:table-row table:style-name="ro1">
          <table:table-cell office:value-type="string" table:style-name="ce1">
            <text:p>Daniel Jebbi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147</text:p>
          </table:table-cell>
          <table:table-cell office:value-type="float" office:value="11.1" table:style-name="ce1">
            <text:p>11.1</text:p>
          </table:table-cell>
          <table:table-cell office:value-type="float" office:value="7.29990754153591" table:style-name="ce1">
            <text:p>7.29990754153591</text:p>
          </table:table-cell>
          <table:table-cell office:value-type="float" office:value="7.11380893695181" table:style-name="ce1">
            <text:p>7.11380893695181</text:p>
          </table:table-cell>
          <table:table-cell office:value-type="float" office:value="9.85868914694606" table:style-name="ce1">
            <text:p>9.85868914694606</text:p>
          </table:table-cell>
          <table:table-cell office:value-type="float" office:value="6.47362674748574" table:style-name="ce1">
            <text:p>6.47362674748574</text:p>
          </table:table-cell>
          <table:table-cell office:value-type="float" office:value="7.25807111620605" table:style-name="ce1">
            <text:p>7.25807111620605</text:p>
          </table:table-cell>
          <table:table-cell office:value-type="float" office:value="6.12419087214018" table:style-name="ce1">
            <text:p>6.12419087214018</text:p>
          </table:table-cell>
          <table:table-cell office:value-type="float" office:value="9.14711515911705" table:style-name="ce1">
            <text:p>9.14711515911705</text:p>
          </table:table-cell>
          <table:table-cell office:value-type="float" office:value="7.86274722187932" table:style-name="ce1">
            <text:p>7.86274722187932</text:p>
          </table:table-cell>
          <table:table-cell office:value-type="float" office:value="12.1620097325832" table:style-name="ce1">
            <text:p>12.1620097325832</text:p>
          </table:table-cell>
        </table:table-row>
        <table:table-row table:style-name="ro1">
          <table:table-cell office:value-type="string" table:style-name="ce1">
            <text:p>Eom Jisu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243</text:p>
          </table:table-cell>
          <table:table-cell office:value-type="float" office:value="14.3" table:style-name="ce1">
            <text:p>14.3</text:p>
          </table:table-cell>
          <table:table-cell office:value-type="float" office:value="8.07915920389575" table:style-name="ce1">
            <text:p>8.07915920389575</text:p>
          </table:table-cell>
          <table:table-cell office:value-type="float" office:value="12.6123376743462" table:style-name="ce1">
            <text:p>12.6123376743462</text:p>
          </table:table-cell>
          <table:table-cell office:value-type="float" office:value="12.8213132257159" table:style-name="ce1">
            <text:p>12.8213132257159</text:p>
          </table:table-cell>
          <table:table-cell office:value-type="float" office:value="12.164309792183" table:style-name="ce1">
            <text:p>12.164309792183</text:p>
          </table:table-cell>
          <table:table-cell office:value-type="float" office:value="11.738919981915" table:style-name="ce1">
            <text:p>11.738919981915</text:p>
          </table:table-cell>
          <table:table-cell office:value-type="float" office:value="8.64625392555672" table:style-name="ce1">
            <text:p>8.64625392555672</text:p>
          </table:table-cell>
          <table:table-cell office:value-type="float" office:value="12.5254263207788" table:style-name="ce1">
            <text:p>12.5254263207788</text:p>
          </table:table-cell>
          <table:table-cell office:value-type="float" office:value="8.08435382492313" table:style-name="ce1">
            <text:p>8.08435382492313</text:p>
          </table:table-cell>
          <table:table-cell office:value-type="float" office:value="6.81805433305154" table:style-name="ce1">
            <text:p>6.81805433305154</text:p>
          </table:table-cell>
        </table:table-row>
        <table:table-row table:style-name="ro1">
          <table:table-cell office:value-type="string" table:style-name="ce1">
            <text:p>Michael Johnst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263</text:p>
          </table:table-cell>
          <table:table-cell office:value-type="float" office:value="20" table:style-name="ce1">
            <text:p>20</text:p>
          </table:table-cell>
          <table:table-cell office:value-type="float" office:value="9.28453430766601" table:style-name="ce1">
            <text:p>9.28453430766601</text:p>
          </table:table-cell>
          <table:table-cell office:value-type="float" office:value="16.6001458674323" table:style-name="ce1">
            <text:p>16.6001458674323</text:p>
          </table:table-cell>
          <table:table-cell office:value-type="float" office:value="17.309540355294" table:style-name="ce1">
            <text:p>17.309540355294</text:p>
          </table:table-cell>
          <table:table-cell office:value-type="float" office:value="16.177101743007" table:style-name="ce1">
            <text:p>16.177101743007</text:p>
          </table:table-cell>
          <table:table-cell office:value-type="float" office:value="17.2916246578865" table:style-name="ce1">
            <text:p>17.2916246578865</text:p>
          </table:table-cell>
          <table:table-cell office:value-type="float" office:value="10.2135785381742" table:style-name="ce1">
            <text:p>10.2135785381742</text:p>
          </table:table-cell>
          <table:table-cell office:value-type="float" office:value="16.6627894435589" table:style-name="ce1">
            <text:p>16.6627894435589</text:p>
          </table:table-cell>
          <table:table-cell office:value-type="float" office:value="7.55576383540684" table:style-name="ce1">
            <text:p>7.55576383540684</text:p>
          </table:table-cell>
          <table:table-cell office:value-type="float" office:value="8.57486315519938" table:style-name="ce1">
            <text:p>8.57486315519938</text:p>
          </table:table-cell>
        </table:table-row>
        <table:table-row table:style-name="ro1">
          <table:table-cell office:value-type="string" table:style-name="ce1">
            <text:p>Kyle Josep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19</text:p>
          </table:table-cell>
          <table:table-cell office:value-type="float" office:value="17.2" table:style-name="ce1">
            <text:p>17.2</text:p>
          </table:table-cell>
          <table:table-cell office:value-type="float" office:value="6.9485193296573" table:style-name="ce1">
            <text:p>6.9485193296573</text:p>
          </table:table-cell>
          <table:table-cell office:value-type="float" office:value="8.85181661982241" table:style-name="ce1">
            <text:p>8.85181661982241</text:p>
          </table:table-cell>
          <table:table-cell office:value-type="float" office:value="9.14321772534976" table:style-name="ce1">
            <text:p>9.14321772534976</text:p>
          </table:table-cell>
          <table:table-cell office:value-type="float" office:value="8.60933916088827" table:style-name="ce1">
            <text:p>8.60933916088827</text:p>
          </table:table-cell>
          <table:table-cell office:value-type="float" office:value="10.7596042376992" table:style-name="ce1">
            <text:p>10.7596042376992</text:p>
          </table:table-cell>
          <table:table-cell office:value-type="float" office:value="8.17473539061983" table:style-name="ce1">
            <text:p>8.17473539061983</text:p>
          </table:table-cell>
          <table:table-cell office:value-type="float" office:value="9.90254741548983" table:style-name="ce1">
            <text:p>9.90254741548983</text:p>
          </table:table-cell>
          <table:table-cell office:value-type="float" office:value="8.30755596676562" table:style-name="ce1">
            <text:p>8.30755596676562</text:p>
          </table:table-cell>
          <table:table-cell office:value-type="float" office:value="14.7608723262452" table:style-name="ce1">
            <text:p>14.7608723262452</text:p>
          </table:table-cell>
        </table:table-row>
        <table:table-row table:style-name="ro1">
          <table:table-cell office:value-type="string" table:style-name="ce1">
            <text:p>Charlie Kelma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66</text:p>
          </table:table-cell>
          <table:table-cell office:value-type="float" office:value="11.1" table:style-name="ce1">
            <text:p>11.1</text:p>
          </table:table-cell>
          <table:table-cell office:value-type="float" office:value="6.61126534526837" table:style-name="ce1">
            <text:p>6.61126534526837</text:p>
          </table:table-cell>
          <table:table-cell office:value-type="float" office:value="6.32876147668689" table:style-name="ce1">
            <text:p>6.32876147668689</text:p>
          </table:table-cell>
          <table:table-cell office:value-type="float" office:value="5.67234384099486" table:style-name="ce1">
            <text:p>5.67234384099486</text:p>
          </table:table-cell>
          <table:table-cell office:value-type="float" office:value="6.3870133869954" table:style-name="ce1">
            <text:p>6.3870133869954</text:p>
          </table:table-cell>
          <table:table-cell office:value-type="float" office:value="8.06627249473314" table:style-name="ce1">
            <text:p>8.06627249473314</text:p>
          </table:table-cell>
          <table:table-cell office:value-type="float" office:value="6.56043898885941" table:style-name="ce1">
            <text:p>6.56043898885941</text:p>
          </table:table-cell>
          <table:table-cell office:value-type="float" office:value="7.85053366890961" table:style-name="ce1">
            <text:p>7.85053366890961</text:p>
          </table:table-cell>
          <table:table-cell office:value-type="float" office:value="9.0740438913983" table:style-name="ce1">
            <text:p>9.0740438913983</text:p>
          </table:table-cell>
          <table:table-cell office:value-type="float" office:value="10.5492629708029" table:style-name="ce1">
            <text:p>10.5492629708029</text:p>
          </table:table-cell>
        </table:table-row>
        <table:table-row table:style-name="ro1">
          <table:table-cell office:value-type="string" table:style-name="ce1">
            <text:p>Luca Kjerrumgaar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332</text:p>
          </table:table-cell>
          <table:table-cell office:value-type="float" office:value="17" table:style-name="ce1">
            <text:p>17</text:p>
          </table:table-cell>
          <table:table-cell office:value-type="float" office:value="7.06674907962204" table:style-name="ce1">
            <text:p>7.06674907962204</text:p>
          </table:table-cell>
          <table:table-cell office:value-type="float" office:value="8.64448774039834" table:style-name="ce1">
            <text:p>8.64448774039834</text:p>
          </table:table-cell>
          <table:table-cell office:value-type="float" office:value="6.81976760393868" table:style-name="ce1">
            <text:p>6.81976760393868</text:p>
          </table:table-cell>
          <table:table-cell office:value-type="float" office:value="8.9975115329759" table:style-name="ce1">
            <text:p>8.9975115329759</text:p>
          </table:table-cell>
          <table:table-cell office:value-type="float" office:value="8.27238166477263" table:style-name="ce1">
            <text:p>8.27238166477263</text:p>
          </table:table-cell>
          <table:table-cell office:value-type="float" office:value="6.77656234456431" table:style-name="ce1">
            <text:p>6.77656234456431</text:p>
          </table:table-cell>
          <table:table-cell office:value-type="float" office:value="9.97081502865218" table:style-name="ce1">
            <text:p>9.97081502865218</text:p>
          </table:table-cell>
          <table:table-cell office:value-type="float" office:value="9.66206567002593" table:style-name="ce1">
            <text:p>9.66206567002593</text:p>
          </table:table-cell>
          <table:table-cell office:value-type="float" office:value="13.5518415158381" table:style-name="ce1">
            <text:p>13.5518415158381</text:p>
          </table:table-cell>
        </table:table-row>
        <table:table-row table:style-name="ro1">
          <table:table-cell office:value-type="string" table:style-name="ce1">
            <text:p>Richard Kon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76</text:p>
          </table:table-cell>
          <table:table-cell office:value-type="float" office:value="19.5" table:style-name="ce1">
            <text:p>19.5</text:p>
          </table:table-cell>
          <table:table-cell office:value-type="float" office:value="7.54232605380721" table:style-name="ce1">
            <text:p>7.54232605380721</text:p>
          </table:table-cell>
          <table:table-cell office:value-type="float" office:value="12.0276053620924" table:style-name="ce1">
            <text:p>12.0276053620924</text:p>
          </table:table-cell>
          <table:table-cell office:value-type="float" office:value="10.7952687659801" table:style-name="ce1">
            <text:p>10.7952687659801</text:p>
          </table:table-cell>
          <table:table-cell office:value-type="float" office:value="11.3752901902756" table:style-name="ce1">
            <text:p>11.3752901902756</text:p>
          </table:table-cell>
          <table:table-cell office:value-type="float" office:value="11.1586366175813" table:style-name="ce1">
            <text:p>11.1586366175813</text:p>
          </table:table-cell>
          <table:table-cell office:value-type="float" office:value="8.06673558211442" table:style-name="ce1">
            <text:p>8.06673558211442</text:p>
          </table:table-cell>
          <table:table-cell office:value-type="float" office:value="14.2876680632449" table:style-name="ce1">
            <text:p>14.2876680632449</text:p>
          </table:table-cell>
          <table:table-cell office:value-type="float" office:value="7.42554376111888" table:style-name="ce1">
            <text:p>7.42554376111888</text:p>
          </table:table-cell>
          <table:table-cell office:value-type="float" office:value="12.7218234363038" table:style-name="ce1">
            <text:p>12.7218234363038</text:p>
          </table:table-cell>
        </table:table-row>
        <table:table-row table:style-name="ro1">
          <table:table-cell office:value-type="string" table:style-name="ce1">
            <text:p>Márk Kosznovszk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65</text:p>
          </table:table-cell>
          <table:table-cell office:value-type="float" office:value="7.1" table:style-name="ce1">
            <text:p>7.1</text:p>
          </table:table-cell>
          <table:table-cell office:value-type="float" office:value="7.86179584208922" table:style-name="ce1">
            <text:p>7.86179584208922</text:p>
          </table:table-cell>
          <table:table-cell office:value-type="float" office:value="9.59377961402405" table:style-name="ce1">
            <text:p>9.59377961402405</text:p>
          </table:table-cell>
          <table:table-cell office:value-type="float" office:value="6.49434955716605" table:style-name="ce1">
            <text:p>6.49434955716605</text:p>
          </table:table-cell>
          <table:table-cell office:value-type="float" office:value="10.0639231001437" table:style-name="ce1">
            <text:p>10.0639231001437</text:p>
          </table:table-cell>
          <table:table-cell office:value-type="float" office:value="6.30086064381502" table:style-name="ce1">
            <text:p>6.30086064381502</text:p>
          </table:table-cell>
          <table:table-cell office:value-type="float" office:value="5.7672206768657" table:style-name="ce1">
            <text:p>5.7672206768657</text:p>
          </table:table-cell>
          <table:table-cell office:value-type="float" office:value="6.18914194256414" table:style-name="ce1">
            <text:p>6.18914194256414</text:p>
          </table:table-cell>
          <table:table-cell office:value-type="float" office:value="5.0072749582112" table:style-name="ce1">
            <text:p>5.0072749582112</text:p>
          </table:table-cell>
          <table:table-cell office:value-type="float" office:value="5.32918118270651" table:style-name="ce1">
            <text:p>5.32918118270651</text:p>
          </table:table-cell>
        </table:table-row>
        <table:table-row table:style-name="ro1">
          <table:table-cell office:value-type="string" table:style-name="ce1">
            <text:p>Filip Krastev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084</text:p>
          </table:table-cell>
          <table:table-cell office:value-type="float" office:value="9.5" table:style-name="ce1">
            <text:p>9.5</text:p>
          </table:table-cell>
          <table:table-cell office:value-type="float" office:value="7.849427741246" table:style-name="ce1">
            <text:p>7.849427741246</text:p>
          </table:table-cell>
          <table:table-cell office:value-type="float" office:value="9.14864230991187" table:style-name="ce1">
            <text:p>9.14864230991187</text:p>
          </table:table-cell>
          <table:table-cell office:value-type="float" office:value="7.26604786195675" table:style-name="ce1">
            <text:p>7.26604786195675</text:p>
          </table:table-cell>
          <table:table-cell office:value-type="float" office:value="9.19199922438153" table:style-name="ce1">
            <text:p>9.19199922438153</text:p>
          </table:table-cell>
          <table:table-cell office:value-type="float" office:value="10.5570730407844" table:style-name="ce1">
            <text:p>10.5570730407844</text:p>
          </table:table-cell>
          <table:table-cell office:value-type="float" office:value="8.48248874712949" table:style-name="ce1">
            <text:p>8.48248874712949</text:p>
          </table:table-cell>
          <table:table-cell office:value-type="float" office:value="8.05255658327872" table:style-name="ce1">
            <text:p>8.05255658327872</text:p>
          </table:table-cell>
          <table:table-cell office:value-type="float" office:value="6.58304726204516" table:style-name="ce1">
            <text:p>6.58304726204516</text:p>
          </table:table-cell>
          <table:table-cell office:value-type="float" office:value="6.6666259534958" table:style-name="ce1">
            <text:p>6.6666259534958</text:p>
          </table:table-cell>
        </table:table-row>
        <table:table-row table:style-name="ro1">
          <table:table-cell office:value-type="string" table:style-name="ce1">
            <text:p>Will Lankshea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62</text:p>
          </table:table-cell>
          <table:table-cell office:value-type="float" office:value="16.5" table:style-name="ce1">
            <text:p>16.5</text:p>
          </table:table-cell>
          <table:table-cell office:value-type="float" office:value="7.20385029910424" table:style-name="ce1">
            <text:p>7.20385029910424</text:p>
          </table:table-cell>
          <table:table-cell office:value-type="float" office:value="8.94081154054446" table:style-name="ce1">
            <text:p>8.94081154054446</text:p>
          </table:table-cell>
          <table:table-cell office:value-type="float" office:value="8.07425660616686" table:style-name="ce1">
            <text:p>8.07425660616686</text:p>
          </table:table-cell>
          <table:table-cell office:value-type="float" office:value="8.60933916088827" table:style-name="ce1">
            <text:p>8.60933916088827</text:p>
          </table:table-cell>
          <table:table-cell office:value-type="float" office:value="7.25807111620605" table:style-name="ce1">
            <text:p>7.25807111620605</text:p>
          </table:table-cell>
          <table:table-cell office:value-type="float" office:value="10.1234022617342" table:style-name="ce1">
            <text:p>10.1234022617342</text:p>
          </table:table-cell>
          <table:table-cell office:value-type="float" office:value="7.98505222145571" table:style-name="ce1">
            <text:p>7.98505222145571</text:p>
          </table:table-cell>
          <table:table-cell office:value-type="float" office:value="7.38233311435364" table:style-name="ce1">
            <text:p>7.38233311435364</text:p>
          </table:table-cell>
          <table:table-cell office:value-type="float" office:value="13.6113684330113" table:style-name="ce1">
            <text:p>13.6113684330113</text:p>
          </table:table-cell>
        </table:table-row>
        <table:table-row table:style-name="ro1">
          <table:table-cell office:value-type="string" table:style-name="ce1">
            <text:p>Miles Leabur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40</text:p>
          </table:table-cell>
          <table:table-cell office:value-type="float" office:value="16.3" table:style-name="ce1">
            <text:p>16.3</text:p>
          </table:table-cell>
          <table:table-cell office:value-type="float" office:value="7.43891639697351" table:style-name="ce1">
            <text:p>7.43891639697351</text:p>
          </table:table-cell>
          <table:table-cell office:value-type="float" office:value="9.44554050114805" table:style-name="ce1">
            <text:p>9.44554050114805</text:p>
          </table:table-cell>
          <table:table-cell office:value-type="float" office:value="8.42824764813827" table:style-name="ce1">
            <text:p>8.42824764813827</text:p>
          </table:table-cell>
          <table:table-cell office:value-type="float" office:value="11.1933140741151" table:style-name="ce1">
            <text:p>11.1933140741151</text:p>
          </table:table-cell>
          <table:table-cell office:value-type="float" office:value="7.06123124366827" table:style-name="ce1">
            <text:p>7.06123124366827</text:p>
          </table:table-cell>
          <table:table-cell office:value-type="float" office:value="7.53315358246579" table:style-name="ce1">
            <text:p>7.53315358246579</text:p>
          </table:table-cell>
          <table:table-cell office:value-type="float" office:value="10.7126560456884" table:style-name="ce1">
            <text:p>10.7126560456884</text:p>
          </table:table-cell>
          <table:table-cell office:value-type="float" office:value="6.87235194291242" table:style-name="ce1">
            <text:p>6.87235194291242</text:p>
          </table:table-cell>
          <table:table-cell office:value-type="float" office:value="8.24637058278207" table:style-name="ce1">
            <text:p>8.24637058278207</text:p>
          </table:table-cell>
        </table:table-row>
        <table:table-row table:style-name="ro1">
          <table:table-cell office:value-type="string" table:style-name="ce1">
            <text:p>Jamal Low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170</text:p>
          </table:table-cell>
          <table:table-cell office:value-type="float" office:value="18.2" table:style-name="ce1">
            <text:p>18.2</text:p>
          </table:table-cell>
          <table:table-cell office:value-type="float" office:value="7.12621250294154" table:style-name="ce1">
            <text:p>7.12621250294154</text:p>
          </table:table-cell>
          <table:table-cell office:value-type="float" office:value="13.7882951917241" table:style-name="ce1">
            <text:p>13.7882951917241</text:p>
          </table:table-cell>
          <table:table-cell office:value-type="float" office:value="6.81976760393868" table:style-name="ce1">
            <text:p>6.81976760393868</text:p>
          </table:table-cell>
          <table:table-cell office:value-type="float" office:value="12.33220025991" table:style-name="ce1">
            <text:p>12.33220025991</text:p>
          </table:table-cell>
          <table:table-cell office:value-type="float" office:value="11.1586366175813" table:style-name="ce1">
            <text:p>11.1586366175813</text:p>
          </table:table-cell>
          <table:table-cell office:value-type="float" office:value="9.56007430306907" table:style-name="ce1">
            <text:p>9.56007430306907</text:p>
          </table:table-cell>
          <table:table-cell office:value-type="float" office:value="11.3018353036124" table:style-name="ce1">
            <text:p>11.3018353036124</text:p>
          </table:table-cell>
          <table:table-cell office:value-type="float" office:value="6.02543832841124" table:style-name="ce1">
            <text:p>6.02543832841124</text:p>
          </table:table-cell>
          <table:table-cell office:value-type="float" office:value="9.73273337778552" table:style-name="ce1">
            <text:p>9.73273337778552</text:p>
          </table:table-cell>
        </table:table-row>
        <table:table-row table:style-name="ro1">
          <table:table-cell office:value-type="string" table:style-name="ce1">
            <text:p>Othmane Maamm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093</text:p>
          </table:table-cell>
          <table:table-cell office:value-type="float" office:value="8.9" table:style-name="ce1">
            <text:p>8.9</text:p>
          </table:table-cell>
          <table:table-cell office:value-type="float" office:value="8.17280439402308" table:style-name="ce1">
            <text:p>8.17280439402308</text:p>
          </table:table-cell>
          <table:table-cell office:value-type="float" office:value="9.29712981397563" table:style-name="ce1">
            <text:p>9.29712981397563</text:p>
          </table:table-cell>
          <table:table-cell office:value-type="float" office:value="8.78500441388899" table:style-name="ce1">
            <text:p>8.78500441388899</text:p>
          </table:table-cell>
          <table:table-cell office:value-type="float" office:value="9.48363323688874" table:style-name="ce1">
            <text:p>9.48363323688874</text:p>
          </table:table-cell>
          <table:table-cell office:value-type="float" office:value="13.4615459013745" table:style-name="ce1">
            <text:p>13.4615459013745</text:p>
          </table:table-cell>
          <table:table-cell office:value-type="float" office:value="6.29977375481493" table:style-name="ce1">
            <text:p>6.29977375481493</text:p>
          </table:table-cell>
          <table:table-cell office:value-type="float" office:value="12.4093649909655" table:style-name="ce1">
            <text:p>12.4093649909655</text:p>
          </table:table-cell>
          <table:table-cell office:value-type="float" office:value="9.1645893964947" table:style-name="ce1">
            <text:p>9.1645893964947</text:p>
          </table:table-cell>
          <table:table-cell office:value-type="float" office:value="9.31935108285228" table:style-name="ce1">
            <text:p>9.31935108285228</text:p>
          </table:table-cell>
        </table:table-row>
        <table:table-row table:style-name="ro1">
          <table:table-cell office:value-type="string" table:style-name="ce1">
            <text:p>Jovon Makam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340</text:p>
          </table:table-cell>
          <table:table-cell office:value-type="float" office:value="13.5" table:style-name="ce1">
            <text:p>13.5</text:p>
          </table:table-cell>
          <table:table-cell office:value-type="float" office:value="7.29388811145157" table:style-name="ce1">
            <text:p>7.29388811145157</text:p>
          </table:table-cell>
          <table:table-cell office:value-type="float" office:value="9.00017294272907" table:style-name="ce1">
            <text:p>9.00017294272907</text:p>
          </table:table-cell>
          <table:table-cell office:value-type="float" office:value="8.42824764813827" table:style-name="ce1">
            <text:p>8.42824764813827</text:p>
          </table:table-cell>
          <table:table-cell office:value-type="float" office:value="8.22364393976665" table:style-name="ce1">
            <text:p>8.22364393976665</text:p>
          </table:table-cell>
          <table:table-cell office:value-type="float" office:value="12.11138296675" table:style-name="ce1">
            <text:p>12.11138296675</text:p>
          </table:table-cell>
          <table:table-cell office:value-type="float" office:value="10.3035070871082" table:style-name="ce1">
            <text:p>10.3035070871082</text:p>
          </table:table-cell>
          <table:table-cell office:value-type="float" office:value="12.9739536350705" table:style-name="ce1">
            <text:p>12.9739536350705</text:p>
          </table:table-cell>
          <table:table-cell office:value-type="float" office:value="9.93217819560002" table:style-name="ce1">
            <text:p>9.93217819560002</text:p>
          </table:table-cell>
          <table:table-cell office:value-type="float" office:value="15.5174762942203" table:style-name="ce1">
            <text:p>15.5174762942203</text:p>
          </table:table-cell>
        </table:table-row>
        <table:table-row table:style-name="ro1">
          <table:table-cell office:value-type="string" table:style-name="ce1">
            <text:p>Million Manhoef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04</text:p>
          </table:table-cell>
          <table:table-cell office:value-type="float" office:value="20.1" table:style-name="ce1">
            <text:p>20.1</text:p>
          </table:table-cell>
          <table:table-cell office:value-type="float" office:value="8.43002446345957" table:style-name="ce1">
            <text:p>8.43002446345957</text:p>
          </table:table-cell>
          <table:table-cell office:value-type="float" office:value="13.5574443821087" table:style-name="ce1">
            <text:p>13.5574443821087</text:p>
          </table:table-cell>
          <table:table-cell office:value-type="float" office:value="15.0766036347947" table:style-name="ce1">
            <text:p>15.0766036347947</text:p>
          </table:table-cell>
          <table:table-cell office:value-type="float" office:value="15.1395492800707" table:style-name="ce1">
            <text:p>15.1395492800707</text:p>
          </table:table-cell>
          <table:table-cell office:value-type="float" office:value="16.9739013341439" table:style-name="ce1">
            <text:p>16.9739013341439</text:p>
          </table:table-cell>
          <table:table-cell office:value-type="float" office:value="9.50528619661636" table:style-name="ce1">
            <text:p>9.50528619661636</text:p>
          </table:table-cell>
          <table:table-cell office:value-type="float" office:value="16.7005886400026" table:style-name="ce1">
            <text:p>16.7005886400026</text:p>
          </table:table-cell>
          <table:table-cell office:value-type="float" office:value="9.11931492885174" table:style-name="ce1">
            <text:p>9.11931492885174</text:p>
          </table:table-cell>
          <table:table-cell office:value-type="float" office:value="12.7218234363038" table:style-name="ce1">
            <text:p>12.7218234363038</text:p>
          </table:table-cell>
        </table:table-row>
        <table:table-row table:style-name="ro1">
          <table:table-cell office:value-type="string" table:style-name="ce1">
            <text:p>Ephron Mason-Clar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135</text:p>
          </table:table-cell>
          <table:table-cell office:value-type="float" office:value="18.2" table:style-name="ce1">
            <text:p>18.2</text:p>
          </table:table-cell>
          <table:table-cell office:value-type="float" office:value="8.92296900656896" table:style-name="ce1">
            <text:p>8.92296900656896</text:p>
          </table:table-cell>
          <table:table-cell office:value-type="float" office:value="12.710212027082" table:style-name="ce1">
            <text:p>12.710212027082</text:p>
          </table:table-cell>
          <table:table-cell office:value-type="float" office:value="13.7229394814243" table:style-name="ce1">
            <text:p>13.7229394814243</text:p>
          </table:table-cell>
          <table:table-cell office:value-type="float" office:value="11.3752901902756" table:style-name="ce1">
            <text:p>11.3752901902756</text:p>
          </table:table-cell>
          <table:table-cell office:value-type="float" office:value="16.2230799333413" table:style-name="ce1">
            <text:p>16.2230799333413</text:p>
          </table:table-cell>
          <table:table-cell office:value-type="float" office:value="9.52355231724765" table:style-name="ce1">
            <text:p>9.52355231724765</text:p>
          </table:table-cell>
          <table:table-cell office:value-type="float" office:value="16.8042517913174" table:style-name="ce1">
            <text:p>16.8042517913174</text:p>
          </table:table-cell>
          <table:table-cell office:value-type="float" office:value="9.30040645861873" table:style-name="ce1">
            <text:p>9.30040645861873</text:p>
          </table:table-cell>
          <table:table-cell office:value-type="float" office:value="13.4916854536031" table:style-name="ce1">
            <text:p>13.4916854536031</text:p>
          </table:table-cell>
        </table:table-row>
        <table:table-row table:style-name="ro1">
          <table:table-cell office:value-type="string" table:style-name="ce1">
            <text:p>Stephy Mavidid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221</text:p>
          </table:table-cell>
          <table:table-cell office:value-type="float" office:value="14.3" table:style-name="ce1">
            <text:p>14.3</text:p>
          </table:table-cell>
          <table:table-cell office:value-type="float" office:value="8.07292601051315" table:style-name="ce1">
            <text:p>8.07292601051315</text:p>
          </table:table-cell>
          <table:table-cell office:value-type="float" office:value="12.2350986388192" table:style-name="ce1">
            <text:p>12.2350986388192</text:p>
          </table:table-cell>
          <table:table-cell office:value-type="float" office:value="8.54692326151128" table:style-name="ce1">
            <text:p>8.54692326151128</text:p>
          </table:table-cell>
          <table:table-cell office:value-type="float" office:value="9.38647045776553" table:style-name="ce1">
            <text:p>9.38647045776553</text:p>
          </table:table-cell>
          <table:table-cell office:value-type="float" office:value="16.3878315032924" table:style-name="ce1">
            <text:p>16.3878315032924</text:p>
          </table:table-cell>
          <table:table-cell office:value-type="float" office:value="9.3407690872053" table:style-name="ce1">
            <text:p>9.3407690872053</text:p>
          </table:table-cell>
          <table:table-cell office:value-type="float" office:value="15.319130285528" table:style-name="ce1">
            <text:p>15.319130285528</text:p>
          </table:table-cell>
          <table:table-cell office:value-type="float" office:value="7.46885392726566" table:style-name="ce1">
            <text:p>7.46885392726566</text:p>
          </table:table-cell>
          <table:table-cell office:value-type="float" office:value="9.15368491424691" table:style-name="ce1">
            <text:p>9.15368491424691</text:p>
          </table:table-cell>
        </table:table-row>
        <table:table-row table:style-name="ro1">
          <table:table-cell office:value-type="string" table:style-name="ce1">
            <text:p>Kasey McAte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46</text:p>
          </table:table-cell>
          <table:table-cell office:value-type="float" office:value="7.2" table:style-name="ce1">
            <text:p>7.2</text:p>
          </table:table-cell>
          <table:table-cell office:value-type="float" office:value="7.25181084300998" table:style-name="ce1">
            <text:p>7.25181084300998</text:p>
          </table:table-cell>
          <table:table-cell office:value-type="float" office:value="7.91122065829442" table:style-name="ce1">
            <text:p>7.91122065829442</text:p>
          </table:table-cell>
          <table:table-cell office:value-type="float" office:value="8.42824764813827" table:style-name="ce1">
            <text:p>8.42824764813827</text:p>
          </table:table-cell>
          <table:table-cell office:value-type="float" office:value="7.46620467031808" table:style-name="ce1">
            <text:p>7.46620467031808</text:p>
          </table:table-cell>
          <table:table-cell office:value-type="float" office:value="9.31477325287221" table:style-name="ce1">
            <text:p>9.31477325287221</text:p>
          </table:table-cell>
          <table:table-cell office:value-type="float" office:value="3.93962208897446" table:style-name="ce1">
            <text:p>3.93962208897446</text:p>
          </table:table-cell>
          <table:table-cell office:value-type="float" office:value="9.97081502865218" table:style-name="ce1">
            <text:p>9.97081502865218</text:p>
          </table:table-cell>
          <table:table-cell office:value-type="float" office:value="8.35236004240485" table:style-name="ce1">
            <text:p>8.35236004240485</text:p>
          </table:table-cell>
          <table:table-cell office:value-type="float" office:value="6.22356935617453" table:style-name="ce1">
            <text:p>6.22356935617453</text:p>
          </table:table-cell>
        </table:table-row>
        <table:table-row table:style-name="ro1">
          <table:table-cell office:value-type="string" table:style-name="ce1">
            <text:p>Oliver McBurni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217</text:p>
          </table:table-cell>
          <table:table-cell office:value-type="float" office:value="12.6" table:style-name="ce1">
            <text:p>12.6</text:p>
          </table:table-cell>
          <table:table-cell office:value-type="float" office:value="7.67693294323364" table:style-name="ce1">
            <text:p>7.67693294323364</text:p>
          </table:table-cell>
          <table:table-cell office:value-type="float" office:value="8.32012620135361" table:style-name="ce1">
            <text:p>8.32012620135361</text:p>
          </table:table-cell>
          <table:table-cell office:value-type="float" office:value="12.4258369032402" table:style-name="ce1">
            <text:p>12.4258369032402</text:p>
          </table:table-cell>
          <table:table-cell office:value-type="float" office:value="9.38647045776553" table:style-name="ce1">
            <text:p>9.38647045776553</text:p>
          </table:table-cell>
          <table:table-cell office:value-type="float" office:value="7.8615477749815" table:style-name="ce1">
            <text:p>7.8615477749815</text:p>
          </table:table-cell>
          <table:table-cell office:value-type="float" office:value="5.90522277586482" table:style-name="ce1">
            <text:p>5.90522277586482</text:p>
          </table:table-cell>
          <table:table-cell office:value-type="float" office:value="8.1880117854503" table:style-name="ce1">
            <text:p>8.1880117854503</text:p>
          </table:table-cell>
          <table:table-cell office:value-type="float" office:value="9.97705634606502" table:style-name="ce1">
            <text:p>9.97705634606502</text:p>
          </table:table-cell>
          <table:table-cell office:value-type="float" office:value="15.2239474273657" table:style-name="ce1">
            <text:p>15.2239474273657</text:p>
          </table:table-cell>
        </table:table-row>
        <table:table-row table:style-name="ro1">
          <table:table-cell office:value-type="string" table:style-name="ce1">
            <text:p>Charlie McNei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20</text:p>
          </table:table-cell>
          <table:table-cell office:value-type="float" office:value="11.9" table:style-name="ce1">
            <text:p>11.9</text:p>
          </table:table-cell>
          <table:table-cell office:value-type="float" office:value="7.21582750631659" table:style-name="ce1">
            <text:p>7.21582750631659</text:p>
          </table:table-cell>
          <table:table-cell office:value-type="float" office:value="11.9487221306458" table:style-name="ce1">
            <text:p>11.9487221306458</text:p>
          </table:table-cell>
          <table:table-cell office:value-type="float" office:value="8.30987967279258" table:style-name="ce1">
            <text:p>8.30987967279258</text:p>
          </table:table-cell>
          <table:table-cell office:value-type="float" office:value="9.58071199343447" table:style-name="ce1">
            <text:p>9.58071199343447</text:p>
          </table:table-cell>
          <table:table-cell office:value-type="float" office:value="7.25807111620605" table:style-name="ce1">
            <text:p>7.25807111620605</text:p>
          </table:table-cell>
          <table:table-cell office:value-type="float" office:value="8.06673558211442" table:style-name="ce1">
            <text:p>8.06673558211442</text:p>
          </table:table-cell>
          <table:table-cell office:value-type="float" office:value="9.49118659428751" table:style-name="ce1">
            <text:p>9.49118659428751</text:p>
          </table:table-cell>
          <table:table-cell office:value-type="float" office:value="6.95617673970112" table:style-name="ce1">
            <text:p>6.95617673970112</text:p>
          </table:table-cell>
          <table:table-cell office:value-type="float" office:value="9.97957210047399" table:style-name="ce1">
            <text:p>9.97957210047399</text:p>
          </table:table-cell>
        </table:table-row>
        <table:table-row table:style-name="ro1">
          <table:table-cell office:value-type="string" table:style-name="ce1">
            <text:p>Anis Mehmet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63</text:p>
          </table:table-cell>
          <table:table-cell office:value-type="float" office:value="24.3" table:style-name="ce1">
            <text:p>24.3</text:p>
          </table:table-cell>
          <table:table-cell office:value-type="float" office:value="8.9483265336944" table:style-name="ce1">
            <text:p>8.9483265336944</text:p>
          </table:table-cell>
          <table:table-cell office:value-type="float" office:value="15.6969672113933" table:style-name="ce1">
            <text:p>15.6969672113933</text:p>
          </table:table-cell>
          <table:table-cell office:value-type="float" office:value="17.092402039963" table:style-name="ce1">
            <text:p>17.092402039963</text:p>
          </table:table-cell>
          <table:table-cell office:value-type="float" office:value="16.866081991647" table:style-name="ce1">
            <text:p>16.866081991647</text:p>
          </table:table-cell>
          <table:table-cell office:value-type="float" office:value="16.7339087269442" table:style-name="ce1">
            <text:p>16.7339087269442</text:p>
          </table:table-cell>
          <table:table-cell office:value-type="float" office:value="9.66954553557378" table:style-name="ce1">
            <text:p>9.66954553557378</text:p>
          </table:table-cell>
          <table:table-cell office:value-type="float" office:value="16.7934196038743" table:style-name="ce1">
            <text:p>16.7934196038743</text:p>
          </table:table-cell>
          <table:table-cell office:value-type="float" office:value="9.61693087566306" table:style-name="ce1">
            <text:p>9.61693087566306</text:p>
          </table:table-cell>
          <table:table-cell office:value-type="float" office:value="15.746611909424" table:style-name="ce1">
            <text:p>15.746611909424</text:p>
          </table:table-cell>
        </table:table-row>
        <table:table-row table:style-name="ro1">
          <table:table-cell office:value-type="string" table:style-name="ce1">
            <text:p>Stanley Mill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74</text:p>
          </table:table-cell>
          <table:table-cell office:value-type="float" office:value="11.5" table:style-name="ce1">
            <text:p>11.5</text:p>
          </table:table-cell>
          <table:table-cell office:value-type="float" office:value="7.99822845086366" table:style-name="ce1">
            <text:p>7.99822845086366</text:p>
          </table:table-cell>
          <table:table-cell office:value-type="float" office:value="8.55582105114494" table:style-name="ce1">
            <text:p>8.55582105114494</text:p>
          </table:table-cell>
          <table:table-cell office:value-type="float" office:value="9.62080051280031" table:style-name="ce1">
            <text:p>9.62080051280031</text:p>
          </table:table-cell>
          <table:table-cell office:value-type="float" office:value="11.4654468130405" table:style-name="ce1">
            <text:p>11.4654468130405</text:p>
          </table:table-cell>
          <table:table-cell office:value-type="float" office:value="11.9267050872327" table:style-name="ce1">
            <text:p>11.9267050872327</text:p>
          </table:table-cell>
          <table:table-cell office:value-type="float" office:value="10.1234022617342" table:style-name="ce1">
            <text:p>10.1234022617342</text:p>
          </table:table-cell>
          <table:table-cell office:value-type="float" office:value="12.1727542596692" table:style-name="ce1">
            <text:p>12.1727542596692</text:p>
          </table:table-cell>
          <table:table-cell office:value-type="float" office:value="8.53203591735546" table:style-name="ce1">
            <text:p>8.53203591735546</text:p>
          </table:table-cell>
          <table:table-cell office:value-type="float" office:value="8.08315848831651" table:style-name="ce1">
            <text:p>8.08315848831651</text:p>
          </table:table-cell>
        </table:table-row>
        <table:table-row table:style-name="ro1">
          <table:table-cell office:value-type="string" table:style-name="ce1">
            <text:p>Yang Minhyeo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266</text:p>
          </table:table-cell>
          <table:table-cell office:value-type="float" office:value="7.5" table:style-name="ce1">
            <text:p>7.5</text:p>
          </table:table-cell>
          <table:table-cell office:value-type="float" office:value="7.69535350409264" table:style-name="ce1">
            <text:p>7.69535350409264</text:p>
          </table:table-cell>
          <table:table-cell office:value-type="float" office:value="7.25374286226423" table:style-name="ce1">
            <text:p>7.25374286226423</text:p>
          </table:table-cell>
          <table:table-cell office:value-type="float" office:value="8.30987967279258" table:style-name="ce1">
            <text:p>8.30987967279258</text:p>
          </table:table-cell>
          <table:table-cell office:value-type="float" office:value="7.28087560337708" table:style-name="ce1">
            <text:p>7.28087560337708</text:p>
          </table:table-cell>
          <table:table-cell office:value-type="float" office:value="8.68774775006863" table:style-name="ce1">
            <text:p>8.68774775006863</text:p>
          </table:table-cell>
          <table:table-cell office:value-type="float" office:value="5.7672206768657" table:style-name="ce1">
            <text:p>5.7672206768657</text:p>
          </table:table-cell>
          <table:table-cell office:value-type="float" office:value="8.39217735366868" table:style-name="ce1">
            <text:p>8.39217735366868</text:p>
          </table:table-cell>
          <table:table-cell office:value-type="float" office:value="7.64304466008672" table:style-name="ce1">
            <text:p>7.64304466008672</text:p>
          </table:table-cell>
          <table:table-cell office:value-type="float" office:value="8.4103142781494" table:style-name="ce1">
            <text:p>8.4103142781494</text:p>
          </table:table-cell>
        </table:table-row>
        <table:table-row table:style-name="ro1">
          <table:table-cell office:value-type="string" table:style-name="ce1">
            <text:p>Jeremy Mong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6-181</text:p>
          </table:table-cell>
          <table:table-cell office:value-type="float" office:value="7.6" table:style-name="ce1">
            <text:p>7.6</text:p>
          </table:table-cell>
          <table:table-cell office:value-type="float" office:value="8.24164410376479" table:style-name="ce1">
            <text:p>8.24164410376479</text:p>
          </table:table-cell>
          <table:table-cell office:value-type="float" office:value="7.91122065829442" table:style-name="ce1">
            <text:p>7.91122065829442</text:p>
          </table:table-cell>
          <table:table-cell office:value-type="float" office:value="7.72429988078391" table:style-name="ce1">
            <text:p>7.72429988078391</text:p>
          </table:table-cell>
          <table:table-cell office:value-type="float" office:value="8.12780161680883" table:style-name="ce1">
            <text:p>8.12780161680883</text:p>
          </table:table-cell>
          <table:table-cell office:value-type="float" office:value="11.548192833143" table:style-name="ce1">
            <text:p>11.548192833143</text:p>
          </table:table-cell>
          <table:table-cell office:value-type="float" office:value="8.1026949283019" table:style-name="ce1">
            <text:p>8.1026949283019</text:p>
          </table:table-cell>
          <table:table-cell office:value-type="float" office:value="10.3103500588794" table:style-name="ce1">
            <text:p>10.3103500588794</text:p>
          </table:table-cell>
          <table:table-cell office:value-type="float" office:value="5.94825600132183" table:style-name="ce1">
            <text:p>5.94825600132183</text:p>
          </table:table-cell>
          <table:table-cell office:value-type="float" office:value="6.15146905199643" table:style-name="ce1">
            <text:p>6.15146905199643</text:p>
          </table:table-cell>
        </table:table-row>
        <table:table-row table:style-name="ro1">
          <table:table-cell office:value-type="string" table:style-name="ce1">
            <text:p>Kieffer Moor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152</text:p>
          </table:table-cell>
          <table:table-cell office:value-type="float" office:value="21.3" table:style-name="ce1">
            <text:p>21.3</text:p>
          </table:table-cell>
          <table:table-cell office:value-type="float" office:value="7.161998865532" table:style-name="ce1">
            <text:p>7.161998865532</text:p>
          </table:table-cell>
          <table:table-cell office:value-type="float" office:value="11.9223010844824" table:style-name="ce1">
            <text:p>11.9223010844824</text:p>
          </table:table-cell>
          <table:table-cell office:value-type="float" office:value="10.5641115149717" table:style-name="ce1">
            <text:p>10.5641115149717</text:p>
          </table:table-cell>
          <table:table-cell office:value-type="float" office:value="10.8232851889641" table:style-name="ce1">
            <text:p>10.8232851889641</text:p>
          </table:table-cell>
          <table:table-cell office:value-type="float" office:value="11.9267050872327" table:style-name="ce1">
            <text:p>11.9267050872327</text:p>
          </table:table-cell>
          <table:table-cell office:value-type="float" office:value="9.35905748857161" table:style-name="ce1">
            <text:p>9.35905748857161</text:p>
          </table:table-cell>
          <table:table-cell office:value-type="float" office:value="13.5473699293066" table:style-name="ce1">
            <text:p>13.5473699293066</text:p>
          </table:table-cell>
          <table:table-cell office:value-type="float" office:value="8.84783429002109" table:style-name="ce1">
            <text:p>8.84783429002109</text:p>
          </table:table-cell>
          <table:table-cell office:value-type="float" office:value="16.4027222484523" table:style-name="ce1">
            <text:p>16.4027222484523</text:p>
          </table:table-cell>
        </table:table-row>
        <table:table-row table:style-name="ro1">
          <table:table-cell office:value-type="string" table:style-name="ce1">
            <text:p>Ryoya Morishit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271</text:p>
          </table:table-cell>
          <table:table-cell office:value-type="float" office:value="12.2" table:style-name="ce1">
            <text:p>12.2</text:p>
          </table:table-cell>
          <table:table-cell office:value-type="float" office:value="7.92992602585705" table:style-name="ce1">
            <text:p>7.92992602585705</text:p>
          </table:table-cell>
          <table:table-cell office:value-type="float" office:value="12.4131124706619" table:style-name="ce1">
            <text:p>12.4131124706619</text:p>
          </table:table-cell>
          <table:table-cell office:value-type="float" office:value="13.0118138079366" table:style-name="ce1">
            <text:p>13.0118138079366</text:p>
          </table:table-cell>
          <table:table-cell office:value-type="float" office:value="14.0948259954376" table:style-name="ce1">
            <text:p>14.0948259954376</text:p>
          </table:table-cell>
          <table:table-cell office:value-type="float" office:value="10.3528387060426" table:style-name="ce1">
            <text:p>10.3528387060426</text:p>
          </table:table-cell>
          <table:table-cell office:value-type="float" office:value="9.10293982385396" table:style-name="ce1">
            <text:p>9.10293982385396</text:p>
          </table:table-cell>
          <table:table-cell office:value-type="float" office:value="12.1727542596692" table:style-name="ce1">
            <text:p>12.1727542596692</text:p>
          </table:table-cell>
          <table:table-cell office:value-type="float" office:value="6.54226068232691" table:style-name="ce1">
            <text:p>6.54226068232691</text:p>
          </table:table-cell>
          <table:table-cell office:value-type="float" office:value="7.59913954239977" table:style-name="ce1">
            <text:p>7.59913954239977</text:p>
          </table:table-cell>
        </table:table-row>
        <table:table-row table:style-name="ro1">
          <table:table-cell office:value-type="string" table:style-name="ce1">
            <text:p>Carlton Morri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022</text:p>
          </table:table-cell>
          <table:table-cell office:value-type="float" office:value="14.9" table:style-name="ce1">
            <text:p>14.9</text:p>
          </table:table-cell>
          <table:table-cell office:value-type="float" office:value="7.49359474724994" table:style-name="ce1">
            <text:p>7.49359474724994</text:p>
          </table:table-cell>
          <table:table-cell office:value-type="float" office:value="11.3537488304641" table:style-name="ce1">
            <text:p>11.3537488304641</text:p>
          </table:table-cell>
          <table:table-cell office:value-type="float" office:value="7.04125599732584" table:style-name="ce1">
            <text:p>7.04125599732584</text:p>
          </table:table-cell>
          <table:table-cell office:value-type="float" office:value="11.1015348593219" table:style-name="ce1">
            <text:p>11.1015348593219</text:p>
          </table:table-cell>
          <table:table-cell office:value-type="float" office:value="7.457216362384" table:style-name="ce1">
            <text:p>7.457216362384</text:p>
          </table:table-cell>
          <table:table-cell office:value-type="float" office:value="7.46296116063638" table:style-name="ce1">
            <text:p>7.46296116063638</text:p>
          </table:table-cell>
          <table:table-cell office:value-type="float" office:value="9.62857929379743" table:style-name="ce1">
            <text:p>9.62857929379743</text:p>
          </table:table-cell>
          <table:table-cell office:value-type="float" office:value="7.64304466008672" table:style-name="ce1">
            <text:p>7.64304466008672</text:p>
          </table:table-cell>
          <table:table-cell office:value-type="float" office:value="15.9238722767091" table:style-name="ce1">
            <text:p>15.9238722767091</text:p>
          </table:table-cell>
        </table:table-row>
        <table:table-row table:style-name="ro1">
          <table:table-cell office:value-type="string" table:style-name="ce1">
            <text:p>Divin Mubam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074</text:p>
          </table:table-cell>
          <table:table-cell office:value-type="float" office:value="17.2" table:style-name="ce1">
            <text:p>17.2</text:p>
          </table:table-cell>
          <table:table-cell office:value-type="float" office:value="7.04895474996507" table:style-name="ce1">
            <text:p>7.04895474996507</text:p>
          </table:table-cell>
          <table:table-cell office:value-type="float" office:value="9.23773871475646" table:style-name="ce1">
            <text:p>9.23773871475646</text:p>
          </table:table-cell>
          <table:table-cell office:value-type="float" office:value="7.84042777412856" table:style-name="ce1">
            <text:p>7.84042777412856</text:p>
          </table:table-cell>
          <table:table-cell office:value-type="float" office:value="8.9975115329759" table:style-name="ce1">
            <text:p>8.9975115329759</text:p>
          </table:table-cell>
          <table:table-cell office:value-type="float" office:value="8.27238166477263" table:style-name="ce1">
            <text:p>8.27238166477263</text:p>
          </table:table-cell>
          <table:table-cell office:value-type="float" office:value="10.5538137264228" table:style-name="ce1">
            <text:p>10.5538137264228</text:p>
          </table:table-cell>
          <table:table-cell office:value-type="float" office:value="11.2373643222711" table:style-name="ce1">
            <text:p>11.2373643222711</text:p>
          </table:table-cell>
          <table:table-cell office:value-type="float" office:value="7.77462078465133" table:style-name="ce1">
            <text:p>7.77462078465133</text:p>
          </table:table-cell>
          <table:table-cell office:value-type="float" office:value="13.6113684330113" table:style-name="ce1">
            <text:p>13.6113684330113</text:p>
          </table:table-cell>
        </table:table-row>
        <table:table-row table:style-name="ro1">
          <table:table-cell office:value-type="string" table:style-name="ce1">
            <text:p>Josh Murph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317</text:p>
          </table:table-cell>
          <table:table-cell office:value-type="float" office:value="11.8" table:style-name="ce1">
            <text:p>11.8</text:p>
          </table:table-cell>
          <table:table-cell office:value-type="float" office:value="9.06882501858444" table:style-name="ce1">
            <text:p>9.06882501858444</text:p>
          </table:table-cell>
          <table:table-cell office:value-type="float" office:value="8.73327655289599" table:style-name="ce1">
            <text:p>8.73327655289599</text:p>
          </table:table-cell>
          <table:table-cell office:value-type="float" office:value="15.8359088023254" table:style-name="ce1">
            <text:p>15.8359088023254</text:p>
          </table:table-cell>
          <table:table-cell office:value-type="float" office:value="11.1015348593219" table:style-name="ce1">
            <text:p>11.1015348593219</text:p>
          </table:table-cell>
          <table:table-cell office:value-type="float" office:value="15.4081889317659" table:style-name="ce1">
            <text:p>15.4081889317659</text:p>
          </table:table-cell>
          <table:table-cell office:value-type="float" office:value="7.01333850427328" table:style-name="ce1">
            <text:p>7.01333850427328</text:p>
          </table:table-cell>
          <table:table-cell office:value-type="float" office:value="13.9315580748262" table:style-name="ce1">
            <text:p>13.9315580748262</text:p>
          </table:table-cell>
          <table:table-cell office:value-type="float" office:value="8.44211126647692" table:style-name="ce1">
            <text:p>8.44211126647692</text:p>
          </table:table-cell>
          <table:table-cell office:value-type="float" office:value="6.442914908272" table:style-name="ce1">
            <text:p>6.442914908272</text:p>
          </table:table-cell>
        </table:table-row>
        <table:table-row table:style-name="ro1">
          <table:table-cell office:value-type="string" table:style-name="ce1">
            <text:p>Joel Ndal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221</text:p>
          </table:table-cell>
          <table:table-cell office:value-type="float" office:value="8.4" table:style-name="ce1">
            <text:p>8.4</text:p>
          </table:table-cell>
          <table:table-cell office:value-type="float" office:value="6.93674876793102" table:style-name="ce1">
            <text:p>6.93674876793102</text:p>
          </table:table-cell>
          <table:table-cell office:value-type="float" office:value="7.19762539158218" table:style-name="ce1">
            <text:p>7.19762539158218</text:p>
          </table:table-cell>
          <table:table-cell office:value-type="float" office:value="6.28232632103425" table:style-name="ce1">
            <text:p>6.28232632103425</text:p>
          </table:table-cell>
          <table:table-cell office:value-type="float" office:value="6.21583936704245" table:style-name="ce1">
            <text:p>6.21583936704245</text:p>
          </table:table-cell>
          <table:table-cell office:value-type="float" office:value="9.52378590085548" table:style-name="ce1">
            <text:p>9.52378590085548</text:p>
          </table:table-cell>
          <table:table-cell office:value-type="float" office:value="8.1026949283019" table:style-name="ce1">
            <text:p>8.1026949283019</text:p>
          </table:table-cell>
          <table:table-cell office:value-type="float" office:value="7.98505222145571" table:style-name="ce1">
            <text:p>7.98505222145571</text:p>
          </table:table-cell>
          <table:table-cell office:value-type="float" office:value="6.34047441862442" table:style-name="ce1">
            <text:p>6.34047441862442</text:p>
          </table:table-cell>
          <table:table-cell office:value-type="float" office:value="7.44006693640828" table:style-name="ce1">
            <text:p>7.44006693640828</text:p>
          </table:table-cell>
        </table:table-row>
        <table:table-row table:style-name="ro1">
          <table:table-cell office:value-type="string" table:style-name="ce1">
            <text:p>Camiel Neghl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062</text:p>
          </table:table-cell>
          <table:table-cell office:value-type="float" office:value="16.7" table:style-name="ce1">
            <text:p>16.7</text:p>
          </table:table-cell>
          <table:table-cell office:value-type="float" office:value="7.33003577460924" table:style-name="ce1">
            <text:p>7.33003577460924</text:p>
          </table:table-cell>
          <table:table-cell office:value-type="float" office:value="14.492369214914" table:style-name="ce1">
            <text:p>14.492369214914</text:p>
          </table:table-cell>
          <table:table-cell office:value-type="float" office:value="7.15325767264021" table:style-name="ce1">
            <text:p>7.15325767264021</text:p>
          </table:table-cell>
          <table:table-cell office:value-type="float" office:value="14.0312493356186" table:style-name="ce1">
            <text:p>14.0312493356186</text:p>
          </table:table-cell>
          <table:table-cell office:value-type="float" office:value="11.9267050872327" table:style-name="ce1">
            <text:p>11.9267050872327</text:p>
          </table:table-cell>
          <table:table-cell office:value-type="float" office:value="11.7092902613157" table:style-name="ce1">
            <text:p>11.7092902613157</text:p>
          </table:table-cell>
          <table:table-cell office:value-type="float" office:value="10.9111698949576" table:style-name="ce1">
            <text:p>10.9111698949576</text:p>
          </table:table-cell>
          <table:table-cell office:value-type="float" office:value="6.34047441862442" table:style-name="ce1">
            <text:p>6.34047441862442</text:p>
          </table:table-cell>
          <table:table-cell office:value-type="float" office:value="8.98803730741019" table:style-name="ce1">
            <text:p>8.98803730741019</text:p>
          </table:table-cell>
        </table:table-row>
        <table:table-row table:style-name="ro1">
          <table:table-cell office:value-type="string" table:style-name="ce1">
            <text:p>Yuki Ohash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164</text:p>
          </table:table-cell>
          <table:table-cell office:value-type="float" office:value="22" table:style-name="ce1">
            <text:p>22</text:p>
          </table:table-cell>
          <table:table-cell office:value-type="float" office:value="7.41466510310659" table:style-name="ce1">
            <text:p>7.41466510310659</text:p>
          </table:table-cell>
          <table:table-cell office:value-type="float" office:value="12.3625971041269" table:style-name="ce1">
            <text:p>12.3625971041269</text:p>
          </table:table-cell>
          <table:table-cell office:value-type="float" office:value="9.14321772534976" table:style-name="ce1">
            <text:p>9.14321772534976</text:p>
          </table:table-cell>
          <table:table-cell office:value-type="float" office:value="13.3473927426864" table:style-name="ce1">
            <text:p>13.3473927426864</text:p>
          </table:table-cell>
          <table:table-cell office:value-type="float" office:value="13.9039346587511" table:style-name="ce1">
            <text:p>13.9039346587511</text:p>
          </table:table-cell>
          <table:table-cell office:value-type="float" office:value="7.53315358246579" table:style-name="ce1">
            <text:p>7.53315358246579</text:p>
          </table:table-cell>
          <table:table-cell office:value-type="float" office:value="15.6930856022446" table:style-name="ce1">
            <text:p>15.6930856022446</text:p>
          </table:table-cell>
          <table:table-cell office:value-type="float" office:value="8.89304784490251" table:style-name="ce1">
            <text:p>8.89304784490251</text:p>
          </table:table-cell>
          <table:table-cell office:value-type="float" office:value="15.5174762942203" table:style-name="ce1">
            <text:p>15.5174762942203</text:p>
          </table:table-cell>
        </table:table-row>
        <table:table-row table:style-name="ro1">
          <table:table-cell office:value-type="string" table:style-name="ce1">
            <text:p>Isaac Olaof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047</text:p>
          </table:table-cell>
          <table:table-cell office:value-type="float" office:value="7.6" table:style-name="ce1">
            <text:p>7.6</text:p>
          </table:table-cell>
          <table:table-cell office:value-type="float" office:value="8.07915920389575" table:style-name="ce1">
            <text:p>8.07915920389575</text:p>
          </table:table-cell>
          <table:table-cell office:value-type="float" office:value="6.17270816363693" table:style-name="ce1">
            <text:p>6.17270816363693</text:p>
          </table:table-cell>
          <table:table-cell office:value-type="float" office:value="7.72429988078391" table:style-name="ce1">
            <text:p>7.72429988078391</text:p>
          </table:table-cell>
          <table:table-cell office:value-type="float" office:value="6.91630035382285" table:style-name="ce1">
            <text:p>6.91630035382285</text:p>
          </table:table-cell>
          <table:table-cell office:value-type="float" office:value="9.31477325287221" table:style-name="ce1">
            <text:p>9.31477325287221</text:p>
          </table:table-cell>
          <table:table-cell office:value-type="float" office:value="7.41048365262382" table:style-name="ce1">
            <text:p>7.41048365262382</text:p>
          </table:table-cell>
          <table:table-cell office:value-type="float" office:value="7.65010970348105" table:style-name="ce1">
            <text:p>7.65010970348105</text:p>
          </table:table-cell>
          <table:table-cell office:value-type="float" office:value="7.59935903251023" table:style-name="ce1">
            <text:p>7.59935903251023</text:p>
          </table:table-cell>
          <table:table-cell office:value-type="float" office:value="6.89442174267736" table:style-name="ce1">
            <text:p>6.89442174267736</text:p>
          </table:table-cell>
        </table:table-row>
        <table:table-row table:style-name="ro1">
          <table:table-cell office:value-type="string" table:style-name="ce1">
            <text:p>Milutin Osmajić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66</text:p>
          </table:table-cell>
          <table:table-cell office:value-type="float" office:value="10.2" table:style-name="ce1">
            <text:p>10.2</text:p>
          </table:table-cell>
          <table:table-cell office:value-type="float" office:value="6.88976398185009" table:style-name="ce1">
            <text:p>6.88976398185009</text:p>
          </table:table-cell>
          <table:table-cell office:value-type="float" office:value="6.46057792297399" table:style-name="ce1">
            <text:p>6.46057792297399</text:p>
          </table:table-cell>
          <table:table-cell office:value-type="float" office:value="5.77114792293746" table:style-name="ce1">
            <text:p>5.77114792293746</text:p>
          </table:table-cell>
          <table:table-cell office:value-type="float" office:value="5.96443085917944" table:style-name="ce1">
            <text:p>5.96443085917944</text:p>
          </table:table-cell>
          <table:table-cell office:value-type="float" office:value="6.48654139614181" table:style-name="ce1">
            <text:p>6.48654139614181</text:p>
          </table:table-cell>
          <table:table-cell office:value-type="float" office:value="5.7672206768657" table:style-name="ce1">
            <text:p>5.7672206768657</text:p>
          </table:table-cell>
          <table:table-cell office:value-type="float" office:value="6.9964128087111" table:style-name="ce1">
            <text:p>6.9964128087111</text:p>
          </table:table-cell>
          <table:table-cell office:value-type="float" office:value="8.17346082169192" table:style-name="ce1">
            <text:p>8.17346082169192</text:p>
          </table:table-cell>
          <table:table-cell office:value-type="float" office:value="12.5851962463159" table:style-name="ce1">
            <text:p>12.5851962463159</text:p>
          </table:table-cell>
        </table:table-row>
        <table:table-row table:style-name="ro1">
          <table:table-cell office:value-type="string" table:style-name="ce1">
            <text:p>Jaden Philogene Bidac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3</text:p>
          </table:table-cell>
          <table:table-cell office:value-type="float" office:value="16.7" table:style-name="ce1">
            <text:p>16.7</text:p>
          </table:table-cell>
          <table:table-cell office:value-type="float" office:value="8.44261297605344" table:style-name="ce1">
            <text:p>8.44261297605344</text:p>
          </table:table-cell>
          <table:table-cell office:value-type="float" office:value="14.3130620917207" table:style-name="ce1">
            <text:p>14.3130620917207</text:p>
          </table:table-cell>
          <table:table-cell office:value-type="float" office:value="11.6909120229145" table:style-name="ce1">
            <text:p>11.6909120229145</text:p>
          </table:table-cell>
          <table:table-cell office:value-type="float" office:value="13.6313877700931" table:style-name="ce1">
            <text:p>13.6313877700931</text:p>
          </table:table-cell>
          <table:table-cell office:value-type="float" office:value="15.8236029642586" table:style-name="ce1">
            <text:p>15.8236029642586</text:p>
          </table:table-cell>
          <table:table-cell office:value-type="float" office:value="7.4804857336307" table:style-name="ce1">
            <text:p>7.4804857336307</text:p>
          </table:table-cell>
          <table:table-cell office:value-type="float" office:value="16.0089156720948" table:style-name="ce1">
            <text:p>16.0089156720948</text:p>
          </table:table-cell>
          <table:table-cell office:value-type="float" office:value="10.5552539633608" table:style-name="ce1">
            <text:p>10.5552539633608</text:p>
          </table:table-cell>
          <table:table-cell office:value-type="float" office:value="14.3275026418654" table:style-name="ce1">
            <text:p>14.3275026418654</text:p>
          </table:table-cell>
        </table:table-row>
        <table:table-row table:style-name="ro1">
          <table:table-cell office:value-type="string" table:style-name="ce1">
            <text:p>Nik Prelec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11</text:p>
          </table:table-cell>
          <table:table-cell office:value-type="float" office:value="11.7" table:style-name="ce1">
            <text:p>11.7</text:p>
          </table:table-cell>
          <table:table-cell office:value-type="float" office:value="7.43891639697351" table:style-name="ce1">
            <text:p>7.43891639697351</text:p>
          </table:table-cell>
          <table:table-cell office:value-type="float" office:value="8.05664652710766" table:style-name="ce1">
            <text:p>8.05664652710766</text:p>
          </table:table-cell>
          <table:table-cell office:value-type="float" office:value="7.9570949792064" table:style-name="ce1">
            <text:p>7.9570949792064</text:p>
          </table:table-cell>
          <table:table-cell office:value-type="float" office:value="7.7475120652446" table:style-name="ce1">
            <text:p>7.7475120652446</text:p>
          </table:table-cell>
          <table:table-cell office:value-type="float" office:value="7.65845066066414" table:style-name="ce1">
            <text:p>7.65845066066414</text:p>
          </table:table-cell>
          <table:table-cell office:value-type="float" office:value="10.1234022617342" table:style-name="ce1">
            <text:p>10.1234022617342</text:p>
          </table:table-cell>
          <table:table-cell office:value-type="float" office:value="8.32400310970642" table:style-name="ce1">
            <text:p>8.32400310970642</text:p>
          </table:table-cell>
          <table:table-cell office:value-type="float" office:value="6.26079174442853" table:style-name="ce1">
            <text:p>6.26079174442853</text:p>
          </table:table-cell>
          <table:table-cell office:value-type="float" office:value="6.97120921352585" table:style-name="ce1">
            <text:p>6.97120921352585</text:p>
          </table:table-cell>
        </table:table-row>
        <table:table-row table:style-name="ro1">
          <table:table-cell office:value-type="string" table:style-name="ce1">
            <text:p>Isaac Pric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103</text:p>
          </table:table-cell>
          <table:table-cell office:value-type="float" office:value="21.4" table:style-name="ce1">
            <text:p>21.4</text:p>
          </table:table-cell>
          <table:table-cell office:value-type="float" office:value="8.16030283311896" table:style-name="ce1">
            <text:p>8.16030283311896</text:p>
          </table:table-cell>
          <table:table-cell office:value-type="float" office:value="15.8183981471459" table:style-name="ce1">
            <text:p>15.8183981471459</text:p>
          </table:table-cell>
          <table:table-cell office:value-type="float" office:value="13.3777214996111" table:style-name="ce1">
            <text:p>13.3777214996111</text:p>
          </table:table-cell>
          <table:table-cell office:value-type="float" office:value="15.3216966738898" table:style-name="ce1">
            <text:p>15.3216966738898</text:p>
          </table:table-cell>
          <table:table-cell office:value-type="float" office:value="11.548192833143" table:style-name="ce1">
            <text:p>11.548192833143</text:p>
          </table:table-cell>
          <table:table-cell office:value-type="float" office:value="7.85191491257412" table:style-name="ce1">
            <text:p>7.85191491257412</text:p>
          </table:table-cell>
          <table:table-cell office:value-type="float" office:value="13.9776081907788" table:style-name="ce1">
            <text:p>13.9776081907788</text:p>
          </table:table-cell>
          <table:table-cell office:value-type="float" office:value="9.25513785349177" table:style-name="ce1">
            <text:p>9.25513785349177</text:p>
          </table:table-cell>
          <table:table-cell office:value-type="float" office:value="13.8431520092069" table:style-name="ce1">
            <text:p>13.8431520092069</text:p>
          </table:table-cell>
        </table:table-row>
        <table:table-row table:style-name="ro1">
          <table:table-cell office:value-type="string" table:style-name="ce1">
            <text:p>Przemysław Płachet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290</text:p>
          </table:table-cell>
          <table:table-cell office:value-type="float" office:value="9.8" table:style-name="ce1">
            <text:p>9.8</text:p>
          </table:table-cell>
          <table:table-cell office:value-type="float" office:value="7.97958394913702" table:style-name="ce1">
            <text:p>7.97958394913702</text:p>
          </table:table-cell>
          <table:table-cell office:value-type="float" office:value="9.47520507571932" table:style-name="ce1">
            <text:p>9.47520507571932</text:p>
          </table:table-cell>
          <table:table-cell office:value-type="float" office:value="9.73986087271655" table:style-name="ce1">
            <text:p>9.73986087271655</text:p>
          </table:table-cell>
          <table:table-cell office:value-type="float" office:value="8.03224258779014" table:style-name="ce1">
            <text:p>8.03224258779014</text:p>
          </table:table-cell>
          <table:table-cell office:value-type="float" office:value="9.73235919858281" table:style-name="ce1">
            <text:p>9.73235919858281</text:p>
          </table:table-cell>
          <table:table-cell office:value-type="float" office:value="8.03081859376294" table:style-name="ce1">
            <text:p>8.03081859376294</text:p>
          </table:table-cell>
          <table:table-cell office:value-type="float" office:value="10.5123075737049" table:style-name="ce1">
            <text:p>10.5123075737049</text:p>
          </table:table-cell>
          <table:table-cell office:value-type="float" office:value="7.8186446955876" table:style-name="ce1">
            <text:p>7.8186446955876</text:p>
          </table:table-cell>
          <table:table-cell office:value-type="float" office:value="9.15368491424691" table:style-name="ce1">
            <text:p>9.15368491424691</text:p>
          </table:table-cell>
        </table:table-row>
        <table:table-row table:style-name="ro1">
          <table:table-cell office:value-type="string" table:style-name="ce1">
            <text:p>Emil Riis Jakobse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97</text:p>
          </table:table-cell>
          <table:table-cell office:value-type="float" office:value="19" table:style-name="ce1">
            <text:p>19</text:p>
          </table:table-cell>
          <table:table-cell office:value-type="float" office:value="7.36021526354944" table:style-name="ce1">
            <text:p>7.36021526354944</text:p>
          </table:table-cell>
          <table:table-cell office:value-type="float" office:value="10.9333694466908" table:style-name="ce1">
            <text:p>10.9333694466908</text:p>
          </table:table-cell>
          <table:table-cell office:value-type="float" office:value="10.6799912382737" table:style-name="ce1">
            <text:p>10.6799912382737</text:p>
          </table:table-cell>
          <table:table-cell office:value-type="float" office:value="10.6355790130979" table:style-name="ce1">
            <text:p>10.6355790130979</text:p>
          </table:table-cell>
          <table:table-cell office:value-type="float" office:value="10.5570730407844" table:style-name="ce1">
            <text:p>10.5570730407844</text:p>
          </table:table-cell>
          <table:table-cell office:value-type="float" office:value="8.7191794619299" table:style-name="ce1">
            <text:p>8.7191794619299</text:p>
          </table:table-cell>
          <table:table-cell office:value-type="float" office:value="13.8850685934121" table:style-name="ce1">
            <text:p>13.8850685934121</text:p>
          </table:table-cell>
          <table:table-cell office:value-type="float" office:value="7.95117842776042" table:style-name="ce1">
            <text:p>7.95117842776042</text:p>
          </table:table-cell>
          <table:table-cell office:value-type="float" office:value="14.477562641985" table:style-name="ce1">
            <text:p>14.477562641985</text:p>
          </table:table-cell>
        </table:table-row>
        <table:table-row table:style-name="ro1">
          <table:table-cell office:value-type="string" table:style-name="ce1">
            <text:p>Patrick Robert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36</text:p>
          </table:table-cell>
          <table:table-cell office:value-type="float" office:value="15.9" table:style-name="ce1">
            <text:p>15.9</text:p>
          </table:table-cell>
          <table:table-cell office:value-type="float" office:value="9.28453430766601" table:style-name="ce1">
            <text:p>9.28453430766601</text:p>
          </table:table-cell>
          <table:table-cell office:value-type="float" office:value="15.6038118278395" table:style-name="ce1">
            <text:p>15.6038118278395</text:p>
          </table:table-cell>
          <table:table-cell office:value-type="float" office:value="16.4319765272073" table:style-name="ce1">
            <text:p>16.4319765272073</text:p>
          </table:table-cell>
          <table:table-cell office:value-type="float" office:value="15.1862565986774" table:style-name="ce1">
            <text:p>15.1862565986774</text:p>
          </table:table-cell>
          <table:table-cell office:value-type="float" office:value="14.7950260959575" table:style-name="ce1">
            <text:p>14.7950260959575</text:p>
          </table:table-cell>
          <table:table-cell office:value-type="float" office:value="8.82869722312208" table:style-name="ce1">
            <text:p>8.82869722312208</text:p>
          </table:table-cell>
          <table:table-cell office:value-type="float" office:value="15.4702628318631" table:style-name="ce1">
            <text:p>15.4702628318631</text:p>
          </table:table-cell>
          <table:table-cell office:value-type="float" office:value="6.66503628757388" table:style-name="ce1">
            <text:p>6.66503628757388</text:p>
          </table:table-cell>
          <table:table-cell office:value-type="float" office:value="8.82254006216769" table:style-name="ce1">
            <text:p>8.82254006216769</text:p>
          </table:table-cell>
        </table:table-row>
        <table:table-row table:style-name="ro1">
          <table:table-cell office:value-type="string" table:style-name="ce1">
            <text:p>Jay Robin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18-298</text:p>
          </table:table-cell>
          <table:table-cell office:value-type="float" office:value="9.2" table:style-name="ce1">
            <text:p>9.2</text:p>
          </table:table-cell>
          <table:table-cell office:value-type="float" office:value="7.97958394913702" table:style-name="ce1">
            <text:p>7.97958394913702</text:p>
          </table:table-cell>
          <table:table-cell office:value-type="float" office:value="7.88222761720228" table:style-name="ce1">
            <text:p>7.88222761720228</text:p>
          </table:table-cell>
          <table:table-cell office:value-type="float" office:value="7.60875533039349" table:style-name="ce1">
            <text:p>7.60875533039349</text:p>
          </table:table-cell>
          <table:table-cell office:value-type="float" office:value="8.60933916088827" table:style-name="ce1">
            <text:p>8.60933916088827</text:p>
          </table:table-cell>
          <table:table-cell office:value-type="float" office:value="14.0433039938935" table:style-name="ce1">
            <text:p>14.0433039938935</text:p>
          </table:table-cell>
          <table:table-cell office:value-type="float" office:value="10.2855421936187" table:style-name="ce1">
            <text:p>10.2855421936187</text:p>
          </table:table-cell>
          <table:table-cell office:value-type="float" office:value="11.1726275005705" table:style-name="ce1">
            <text:p>11.1726275005705</text:p>
          </table:table-cell>
          <table:table-cell office:value-type="float" office:value="9.52658568843017" table:style-name="ce1">
            <text:p>9.52658568843017</text:p>
          </table:table-cell>
          <table:table-cell office:value-type="float" office:value="9.15368491424691" table:style-name="ce1">
            <text:p>9.15368491424691</text:p>
          </table:table-cell>
        </table:table-row>
        <table:table-row table:style-name="ro1">
          <table:table-cell office:value-type="string" table:style-name="ce1">
            <text:p>Ronal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07</text:p>
          </table:table-cell>
          <table:table-cell office:value-type="float" office:value="20.3" table:style-name="ce1">
            <text:p>20.3</text:p>
          </table:table-cell>
          <table:table-cell office:value-type="float" office:value="7.39649724818496" table:style-name="ce1">
            <text:p>7.39649724818496</text:p>
          </table:table-cell>
          <table:table-cell office:value-type="float" office:value="14.5445917780293" table:style-name="ce1">
            <text:p>14.5445917780293</text:p>
          </table:table-cell>
          <table:table-cell office:value-type="float" office:value="11.798980438544" table:style-name="ce1">
            <text:p>11.798980438544</text:p>
          </table:table-cell>
          <table:table-cell office:value-type="float" office:value="11.1933140741151" table:style-name="ce1">
            <text:p>11.1933140741151</text:p>
          </table:table-cell>
          <table:table-cell office:value-type="float" office:value="13.9039346587511" table:style-name="ce1">
            <text:p>13.9039346587511</text:p>
          </table:table-cell>
          <table:table-cell office:value-type="float" office:value="6.62653823881263" table:style-name="ce1">
            <text:p>6.62653823881263</text:p>
          </table:table-cell>
          <table:table-cell office:value-type="float" office:value="15.7193578085077" table:style-name="ce1">
            <text:p>15.7193578085077</text:p>
          </table:table-cell>
          <table:table-cell office:value-type="float" office:value="7.73067788995339" table:style-name="ce1">
            <text:p>7.73067788995339</text:p>
          </table:table-cell>
          <table:table-cell office:value-type="float" office:value="9.31935108285228" table:style-name="ce1">
            <text:p>9.31935108285228</text:p>
          </table:table-cell>
        </table:table-row>
        <table:table-row table:style-name="ro1">
          <table:table-cell office:value-type="string" table:style-name="ce1">
            <text:p>Jack Rudon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26</text:p>
          </table:table-cell>
          <table:table-cell office:value-type="float" office:value="13.8" table:style-name="ce1">
            <text:p>13.8</text:p>
          </table:table-cell>
          <table:table-cell office:value-type="float" office:value="8.83425810523642" table:style-name="ce1">
            <text:p>8.83425810523642</text:p>
          </table:table-cell>
          <table:table-cell office:value-type="float" office:value="15.4939629062457" table:style-name="ce1">
            <text:p>15.4939629062457</text:p>
          </table:table-cell>
          <table:table-cell office:value-type="float" office:value="12.0121532425705" table:style-name="ce1">
            <text:p>12.0121532425705</text:p>
          </table:table-cell>
          <table:table-cell office:value-type="float" office:value="16.1197222056782" table:style-name="ce1">
            <text:p>16.1197222056782</text:p>
          </table:table-cell>
          <table:table-cell office:value-type="float" office:value="15.4081889317659" table:style-name="ce1">
            <text:p>15.4081889317659</text:p>
          </table:table-cell>
          <table:table-cell office:value-type="float" office:value="9.56007430306907" table:style-name="ce1">
            <text:p>9.56007430306907</text:p>
          </table:table-cell>
          <table:table-cell office:value-type="float" office:value="15.3501103698685" table:style-name="ce1">
            <text:p>15.3501103698685</text:p>
          </table:table-cell>
          <table:table-cell office:value-type="float" office:value="7.25332035808152" table:style-name="ce1">
            <text:p>7.25332035808152</text:p>
          </table:table-cell>
          <table:table-cell office:value-type="float" office:value="8.6573245001706" table:style-name="ce1">
            <text:p>8.6573245001706</text:p>
          </table:table-cell>
        </table:table-row>
        <table:table-row table:style-name="ro1">
          <table:table-cell office:value-type="string" table:style-name="ce1">
            <text:p>Koki Sait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50</text:p>
          </table:table-cell>
          <table:table-cell office:value-type="float" office:value="15" table:style-name="ce1">
            <text:p>15</text:p>
          </table:table-cell>
          <table:table-cell office:value-type="float" office:value="7.65239595098543" table:style-name="ce1">
            <text:p>7.65239595098543</text:p>
          </table:table-cell>
          <table:table-cell office:value-type="float" office:value="12.2607351368442" table:style-name="ce1">
            <text:p>12.2607351368442</text:p>
          </table:table-cell>
          <table:table-cell office:value-type="float" office:value="13.7229394814243" table:style-name="ce1">
            <text:p>13.7229394814243</text:p>
          </table:table-cell>
          <table:table-cell office:value-type="float" office:value="12.164309792183" table:style-name="ce1">
            <text:p>12.164309792183</text:p>
          </table:table-cell>
          <table:table-cell office:value-type="float" office:value="11.9267050872327" table:style-name="ce1">
            <text:p>11.9267050872327</text:p>
          </table:table-cell>
          <table:table-cell office:value-type="float" office:value="6.59344329216063" table:style-name="ce1">
            <text:p>6.59344329216063</text:p>
          </table:table-cell>
          <table:table-cell office:value-type="float" office:value="13.6947222130191" table:style-name="ce1">
            <text:p>13.6947222130191</text:p>
          </table:table-cell>
          <table:table-cell office:value-type="float" office:value="7.33922420503516" table:style-name="ce1">
            <text:p>7.33922420503516</text:p>
          </table:table-cell>
          <table:table-cell office:value-type="float" office:value="8.6573245001706" table:style-name="ce1">
            <text:p>8.6573245001706</text:p>
          </table:table-cell>
        </table:table-row>
        <table:table-row table:style-name="ro1">
          <table:table-cell office:value-type="string" table:style-name="ce1">
            <text:p>Tatsuhiro Sakamot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77</text:p>
          </table:table-cell>
          <table:table-cell office:value-type="float" office:value="17.1" table:style-name="ce1">
            <text:p>17.1</text:p>
          </table:table-cell>
          <table:table-cell office:value-type="float" office:value="7.90513101263222" table:style-name="ce1">
            <text:p>7.90513101263222</text:p>
          </table:table-cell>
          <table:table-cell office:value-type="float" office:value="12.0276053620924" table:style-name="ce1">
            <text:p>12.0276053620924</text:p>
          </table:table-cell>
          <table:table-cell office:value-type="float" office:value="15.1925391336932" table:style-name="ce1">
            <text:p>15.1925391336932</text:p>
          </table:table-cell>
          <table:table-cell office:value-type="float" office:value="12.8177139015931" table:style-name="ce1">
            <text:p>12.8177139015931</text:p>
          </table:table-cell>
          <table:table-cell office:value-type="float" office:value="11.9267050872327" table:style-name="ce1">
            <text:p>11.9267050872327</text:p>
          </table:table-cell>
          <table:table-cell office:value-type="float" office:value="7.92333492190171" table:style-name="ce1">
            <text:p>7.92333492190171</text:p>
          </table:table-cell>
          <table:table-cell office:value-type="float" office:value="12.9193002182471" table:style-name="ce1">
            <text:p>12.9193002182471</text:p>
          </table:table-cell>
          <table:table-cell office:value-type="float" office:value="7.25332035808152" table:style-name="ce1">
            <text:p>7.25332035808152</text:p>
          </table:table-cell>
          <table:table-cell office:value-type="float" office:value="10.3064022100138" table:style-name="ce1">
            <text:p>10.3064022100138</text:p>
          </table:table-cell>
        </table:table-row>
        <table:table-row table:style-name="ro1">
          <table:table-cell office:value-type="string" table:style-name="ce1">
            <text:p>Josh Sargen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21</text:p>
          </table:table-cell>
          <table:table-cell office:value-type="float" office:value="21.6" table:style-name="ce1">
            <text:p>21.6</text:p>
          </table:table-cell>
          <table:table-cell office:value-type="float" office:value="7.53013209123693" table:style-name="ce1">
            <text:p>7.53013209123693</text:p>
          </table:table-cell>
          <table:table-cell office:value-type="float" office:value="10.4743898105533" table:style-name="ce1">
            <text:p>10.4743898105533</text:p>
          </table:table-cell>
          <table:table-cell office:value-type="float" office:value="14.1248097669766" table:style-name="ce1">
            <text:p>14.1248097669766</text:p>
          </table:table-cell>
          <table:table-cell office:value-type="float" office:value="11.3752901902756" table:style-name="ce1">
            <text:p>11.3752901902756</text:p>
          </table:table-cell>
          <table:table-cell office:value-type="float" office:value="12.9833165654662" table:style-name="ce1">
            <text:p>12.9833165654662</text:p>
          </table:table-cell>
          <table:table-cell office:value-type="float" office:value="10.9243642345352" table:style-name="ce1">
            <text:p>10.9243642345352</text:p>
          </table:table-cell>
          <table:table-cell office:value-type="float" office:value="13.5473699293066" table:style-name="ce1">
            <text:p>13.5473699293066</text:p>
          </table:table-cell>
          <table:table-cell office:value-type="float" office:value="7.95117842776042" table:style-name="ce1">
            <text:p>7.95117842776042</text:p>
          </table:table-cell>
          <table:table-cell office:value-type="float" office:value="15.8955016263813" table:style-name="ce1">
            <text:p>15.8955016263813</text:p>
          </table:table-cell>
        </table:table-row>
        <table:table-row table:style-name="ro1">
          <table:table-cell office:value-type="string" table:style-name="ce1">
            <text:p>Oscar Schwartau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235</text:p>
          </table:table-cell>
          <table:table-cell office:value-type="float" office:value="17.2" table:style-name="ce1">
            <text:p>17.2</text:p>
          </table:table-cell>
          <table:table-cell office:value-type="float" office:value="7.53622815184515" table:style-name="ce1">
            <text:p>7.53622815184515</text:p>
          </table:table-cell>
          <table:table-cell office:value-type="float" office:value="13.9895971151487" table:style-name="ce1">
            <text:p>13.9895971151487</text:p>
          </table:table-cell>
          <table:table-cell office:value-type="float" office:value="11.5818976991224" table:style-name="ce1">
            <text:p>11.5818976991224</text:p>
          </table:table-cell>
          <table:table-cell office:value-type="float" office:value="11.1015348593219" table:style-name="ce1">
            <text:p>11.1015348593219</text:p>
          </table:table-cell>
          <table:table-cell office:value-type="float" office:value="15.1181578808165" table:style-name="ce1">
            <text:p>15.1181578808165</text:p>
          </table:table-cell>
          <table:table-cell office:value-type="float" office:value="7.85191491257412" table:style-name="ce1">
            <text:p>7.85191491257412</text:p>
          </table:table-cell>
          <table:table-cell office:value-type="float" office:value="15.0227837321846" table:style-name="ce1">
            <text:p>15.0227837321846</text:p>
          </table:table-cell>
          <table:table-cell office:value-type="float" office:value="7.25332035808152" table:style-name="ce1">
            <text:p>7.25332035808152</text:p>
          </table:table-cell>
          <table:table-cell office:value-type="float" office:value="8.73988889324487" table:style-name="ce1">
            <text:p>8.73988889324487</text:p>
          </table:table-cell>
        </table:table-row>
        <table:table-row table:style-name="ro1">
          <table:table-cell office:value-type="string" table:style-name="ce1">
            <text:p>Léo Scienz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16</text:p>
          </table:table-cell>
          <table:table-cell office:value-type="float" office:value="14" table:style-name="ce1">
            <text:p>14</text:p>
          </table:table-cell>
          <table:table-cell office:value-type="float" office:value="10.3302649481475" table:style-name="ce1">
            <text:p>10.3302649481475</text:p>
          </table:table-cell>
          <table:table-cell office:value-type="float" office:value="14.6636517627556" table:style-name="ce1">
            <text:p>14.6636517627556</text:p>
          </table:table-cell>
          <table:table-cell office:value-type="float" office:value="15.8780592937825" table:style-name="ce1">
            <text:p>15.8780592937825</text:p>
          </table:table-cell>
          <table:table-cell office:value-type="float" office:value="14.2193522733517" table:style-name="ce1">
            <text:p>14.2193522733517</text:p>
          </table:table-cell>
          <table:table-cell office:value-type="float" office:value="17.0430402022132" table:style-name="ce1">
            <text:p>17.0430402022132</text:p>
          </table:table-cell>
          <table:table-cell office:value-type="float" office:value="9.23101150474891" table:style-name="ce1">
            <text:p>9.23101150474891</text:p>
          </table:table-cell>
          <table:table-cell office:value-type="float" office:value="15.8210671849228" table:style-name="ce1">
            <text:p>15.8210671849228</text:p>
          </table:table-cell>
          <table:table-cell office:value-type="float" office:value="11.034217249274" table:style-name="ce1">
            <text:p>11.034217249274</text:p>
          </table:table-cell>
          <table:table-cell office:value-type="float" office:value="9.40214991273911" table:style-name="ce1">
            <text:p>9.40214991273911</text:p>
          </table:table-cell>
        </table:table-row>
        <table:table-row table:style-name="ro1">
          <table:table-cell office:value-type="string" table:style-name="ce1">
            <text:p>Adrian Segecic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220</text:p>
          </table:table-cell>
          <table:table-cell office:value-type="float" office:value="11.9" table:style-name="ce1">
            <text:p>11.9</text:p>
          </table:table-cell>
          <table:table-cell office:value-type="float" office:value="7.40860717788785" table:style-name="ce1">
            <text:p>7.40860717788785</text:p>
          </table:table-cell>
          <table:table-cell office:value-type="float" office:value="8.08581894681129" table:style-name="ce1">
            <text:p>8.08581894681129</text:p>
          </table:table-cell>
          <table:table-cell office:value-type="float" office:value="10.2132999205056" table:style-name="ce1">
            <text:p>10.2132999205056</text:p>
          </table:table-cell>
          <table:table-cell office:value-type="float" office:value="8.90032819825093" table:style-name="ce1">
            <text:p>8.90032819825093</text:p>
          </table:table-cell>
          <table:table-cell office:value-type="float" office:value="8.06627249473314" table:style-name="ce1">
            <text:p>8.06627249473314</text:p>
          </table:table-cell>
          <table:table-cell office:value-type="float" office:value="6.94528094408739" table:style-name="ce1">
            <text:p>6.94528094408739</text:p>
          </table:table-cell>
          <table:table-cell office:value-type="float" office:value="9.83418080728699" table:style-name="ce1">
            <text:p>9.83418080728699</text:p>
          </table:table-cell>
          <table:table-cell office:value-type="float" office:value="7.64304466008672" table:style-name="ce1">
            <text:p>7.64304466008672</text:p>
          </table:table-cell>
          <table:table-cell office:value-type="float" office:value="9.31935108285228" table:style-name="ce1">
            <text:p>9.31935108285228</text:p>
          </table:table-cell>
        </table:table-row>
        <table:table-row table:style-name="ro1">
          <table:table-cell office:value-type="string" table:style-name="ce1">
            <text:p>Ellis Simm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02</text:p>
          </table:table-cell>
          <table:table-cell office:value-type="float" office:value="10.1" table:style-name="ce1">
            <text:p>10.1</text:p>
          </table:table-cell>
          <table:table-cell office:value-type="float" office:value="7.62176346949444" table:style-name="ce1">
            <text:p>7.62176346949444</text:p>
          </table:table-cell>
          <table:table-cell office:value-type="float" office:value="7.1696380142049" table:style-name="ce1">
            <text:p>7.1696380142049</text:p>
          </table:table-cell>
          <table:table-cell office:value-type="float" office:value="9.73986087271655" table:style-name="ce1">
            <text:p>9.73986087271655</text:p>
          </table:table-cell>
          <table:table-cell office:value-type="float" office:value="7.18894000168437" table:style-name="ce1">
            <text:p>7.18894000168437</text:p>
          </table:table-cell>
          <table:table-cell office:value-type="float" office:value="8.27238166477263" table:style-name="ce1">
            <text:p>8.27238166477263</text:p>
          </table:table-cell>
          <table:table-cell office:value-type="float" office:value="5.04241204989968" table:style-name="ce1">
            <text:p>5.04241204989968</text:p>
          </table:table-cell>
          <table:table-cell office:value-type="float" office:value="9.07827535257526" table:style-name="ce1">
            <text:p>9.07827535257526</text:p>
          </table:table-cell>
          <table:table-cell office:value-type="float" office:value="13.8783554432704" table:style-name="ce1">
            <text:p>13.8783554432704</text:p>
          </table:table-cell>
          <table:table-cell office:value-type="float" office:value="15.8373694582338" table:style-name="ce1">
            <text:p>15.8373694582338</text:p>
          </table:table-cell>
        </table:table-row>
        <table:table-row table:style-name="ro1">
          <table:table-cell office:value-type="string" table:style-name="ce1">
            <text:p>Michael Smit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4-082</text:p>
          </table:table-cell>
          <table:table-cell office:value-type="float" office:value="14.2" table:style-name="ce1">
            <text:p>14.2</text:p>
          </table:table-cell>
          <table:table-cell office:value-type="float" office:value="6.81375183729055" table:style-name="ce1">
            <text:p>6.81375183729055</text:p>
          </table:table-cell>
          <table:table-cell office:value-type="float" office:value="9.00017294272907" table:style-name="ce1">
            <text:p>9.00017294272907</text:p>
          </table:table-cell>
          <table:table-cell office:value-type="float" office:value="7.37958771347896" table:style-name="ce1">
            <text:p>7.37958771347896</text:p>
          </table:table-cell>
          <table:table-cell office:value-type="float" office:value="8.41607758904528" table:style-name="ce1">
            <text:p>8.41607758904528</text:p>
          </table:table-cell>
          <table:table-cell office:value-type="float" office:value="6.48654139614181" table:style-name="ce1">
            <text:p>6.48654139614181</text:p>
          </table:table-cell>
          <table:table-cell office:value-type="float" office:value="13.553069819448" table:style-name="ce1">
            <text:p>13.553069819448</text:p>
          </table:table-cell>
          <table:table-cell office:value-type="float" office:value="8.39217735366868" table:style-name="ce1">
            <text:p>8.39217735366868</text:p>
          </table:table-cell>
          <table:table-cell office:value-type="float" office:value="6.87235194291242" table:style-name="ce1">
            <text:p>6.87235194291242</text:p>
          </table:table-cell>
          <table:table-cell office:value-type="float" office:value="9.97957210047399" table:style-name="ce1">
            <text:p>9.97957210047399</text:p>
          </table:table-cell>
        </table:table-row>
        <table:table-row table:style-name="ro1">
          <table:table-cell office:value-type="string" table:style-name="ce1">
            <text:p>Paul Smyt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119</text:p>
          </table:table-cell>
          <table:table-cell office:value-type="float" office:value="7.8" table:style-name="ce1">
            <text:p>7.8</text:p>
          </table:table-cell>
          <table:table-cell office:value-type="float" office:value="7.63401124925217" table:style-name="ce1">
            <text:p>7.63401124925217</text:p>
          </table:table-cell>
          <table:table-cell office:value-type="float" office:value="7.59418717303041" table:style-name="ce1">
            <text:p>7.59418717303041</text:p>
          </table:table-cell>
          <table:table-cell office:value-type="float" office:value="5.67234384099486" table:style-name="ce1">
            <text:p>5.67234384099486</text:p>
          </table:table-cell>
          <table:table-cell office:value-type="float" office:value="7.37330435440101" table:style-name="ce1">
            <text:p>7.37330435440101</text:p>
          </table:table-cell>
          <table:table-cell office:value-type="float" office:value="8.68774775006863" table:style-name="ce1">
            <text:p>8.68774775006863</text:p>
          </table:table-cell>
          <table:table-cell office:value-type="float" office:value="8.30116899160688" table:style-name="ce1">
            <text:p>8.30116899160688</text:p>
          </table:table-cell>
          <table:table-cell office:value-type="float" office:value="7.7167259169429" table:style-name="ce1">
            <text:p>7.7167259169429</text:p>
          </table:table-cell>
          <table:table-cell office:value-type="float" office:value="8.08435382492313" table:style-name="ce1">
            <text:p>8.08435382492313</text:p>
          </table:table-cell>
          <table:table-cell office:value-type="float" office:value="8.73988889324487" table:style-name="ce1">
            <text:p>8.73988889324487</text:p>
          </table:table-cell>
        </table:table-row>
        <table:table-row table:style-name="ro1">
          <table:table-cell office:value-type="string" table:style-name="ce1">
            <text:p>Jay Stansfiel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44</text:p>
          </table:table-cell>
          <table:table-cell office:value-type="float" office:value="21.9" table:style-name="ce1">
            <text:p>21.9</text:p>
          </table:table-cell>
          <table:table-cell office:value-type="float" office:value="7.59117480172077" table:style-name="ce1">
            <text:p>7.59117480172077</text:p>
          </table:table-cell>
          <table:table-cell office:value-type="float" office:value="10.5900196914319" table:style-name="ce1">
            <text:p>10.5900196914319</text:p>
          </table:table-cell>
          <table:table-cell office:value-type="float" office:value="14.4225313743298" table:style-name="ce1">
            <text:p>14.4225313743298</text:p>
          </table:table-cell>
          <table:table-cell office:value-type="float" office:value="13.3473927426864" table:style-name="ce1">
            <text:p>13.3473927426864</text:p>
          </table:table-cell>
          <table:table-cell office:value-type="float" office:value="13.6130396320087" table:style-name="ce1">
            <text:p>13.6130396320087</text:p>
          </table:table-cell>
          <table:table-cell office:value-type="float" office:value="6.69299638239964" table:style-name="ce1">
            <text:p>6.69299638239964</text:p>
          </table:table-cell>
          <table:table-cell office:value-type="float" office:value="14.3723194041137" table:style-name="ce1">
            <text:p>14.3723194041137</text:p>
          </table:table-cell>
          <table:table-cell office:value-type="float" office:value="7.68681839393088" table:style-name="ce1">
            <text:p>7.68681839393088</text:p>
          </table:table-cell>
          <table:table-cell office:value-type="float" office:value="15.618729614804" table:style-name="ce1">
            <text:p>15.618729614804</text:p>
          </table:table-cell>
        </table:table-row>
        <table:table-row table:style-name="ro1">
          <table:table-cell office:value-type="string" table:style-name="ce1">
            <text:p>Dávid Strelec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78</text:p>
          </table:table-cell>
          <table:table-cell office:value-type="float" office:value="9.4" table:style-name="ce1">
            <text:p>9.4</text:p>
          </table:table-cell>
          <table:table-cell office:value-type="float" office:value="7.60952269998576" table:style-name="ce1">
            <text:p>7.60952269998576</text:p>
          </table:table-cell>
          <table:table-cell office:value-type="float" office:value="7.39484089062644" table:style-name="ce1">
            <text:p>7.39484089062644</text:p>
          </table:table-cell>
          <table:table-cell office:value-type="float" office:value="7.26604786195675" table:style-name="ce1">
            <text:p>7.26604786195675</text:p>
          </table:table-cell>
          <table:table-cell office:value-type="float" office:value="7.93699169948009" table:style-name="ce1">
            <text:p>7.93699169948009</text:p>
          </table:table-cell>
          <table:table-cell office:value-type="float" office:value="6.48654139614181" table:style-name="ce1">
            <text:p>6.48654139614181</text:p>
          </table:table-cell>
          <table:table-cell office:value-type="float" office:value="7.65657498879937" table:style-name="ce1">
            <text:p>7.65657498879937</text:p>
          </table:table-cell>
          <table:table-cell office:value-type="float" office:value="8.87187517396801" table:style-name="ce1">
            <text:p>8.87187517396801</text:p>
          </table:table-cell>
          <table:table-cell office:value-type="float" office:value="7.99550221787254" table:style-name="ce1">
            <text:p>7.99550221787254</text:p>
          </table:table-cell>
          <table:table-cell office:value-type="float" office:value="10.4685552706572" table:style-name="ce1">
            <text:p>10.4685552706572</text:p>
          </table:table-cell>
        </table:table-row>
        <table:table-row table:style-name="ro1">
          <table:table-cell office:value-type="string" table:style-name="ce1">
            <text:p>Sorba Thoma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38</text:p>
          </table:table-cell>
          <table:table-cell office:value-type="float" office:value="25.3" table:style-name="ce1">
            <text:p>25.3</text:p>
          </table:table-cell>
          <table:table-cell office:value-type="float" office:value="8.23538041538472" table:style-name="ce1">
            <text:p>8.23538041538472</text:p>
          </table:table-cell>
          <table:table-cell office:value-type="float" office:value="15.9122266609623" table:style-name="ce1">
            <text:p>15.9122266609623</text:p>
          </table:table-cell>
          <table:table-cell office:value-type="float" office:value="17.1136075800293" table:style-name="ce1">
            <text:p>17.1136075800293</text:p>
          </table:table-cell>
          <table:table-cell office:value-type="float" office:value="16.8520801045215" table:style-name="ce1">
            <text:p>16.8520801045215</text:p>
          </table:table-cell>
          <table:table-cell office:value-type="float" office:value="17.0210808576099" table:style-name="ce1">
            <text:p>17.0210808576099</text:p>
          </table:table-cell>
          <table:table-cell office:value-type="float" office:value="7.55074040937045" table:style-name="ce1">
            <text:p>7.55074040937045</text:p>
          </table:table-cell>
          <table:table-cell office:value-type="float" office:value="17.0624482540184" table:style-name="ce1">
            <text:p>17.0624482540184</text:p>
          </table:table-cell>
          <table:table-cell office:value-type="float" office:value="8.53203591735546" table:style-name="ce1">
            <text:p>8.53203591735546</text:p>
          </table:table-cell>
          <table:table-cell office:value-type="float" office:value="14.477562641985" table:style-name="ce1">
            <text:p>14.477562641985</text:p>
          </table:table-cell>
        </table:table-row>
        <table:table-row table:style-name="ro1">
          <table:table-cell office:value-type="string" table:style-name="ce1">
            <text:p>Brandon Thomas-Asant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009</text:p>
          </table:table-cell>
          <table:table-cell office:value-type="float" office:value="14" table:style-name="ce1">
            <text:p>14</text:p>
          </table:table-cell>
          <table:table-cell office:value-type="float" office:value="7.85561103961556" table:style-name="ce1">
            <text:p>7.85561103961556</text:p>
          </table:table-cell>
          <table:table-cell office:value-type="float" office:value="9.29712981397563" table:style-name="ce1">
            <text:p>9.29712981397563</text:p>
          </table:table-cell>
          <table:table-cell office:value-type="float" office:value="13.0118138079366" table:style-name="ce1">
            <text:p>13.0118138079366</text:p>
          </table:table-cell>
          <table:table-cell office:value-type="float" office:value="9.87117985642048" table:style-name="ce1">
            <text:p>9.87117985642048</text:p>
          </table:table-cell>
          <table:table-cell office:value-type="float" office:value="9.10558580038307" table:style-name="ce1">
            <text:p>9.10558580038307</text:p>
          </table:table-cell>
          <table:table-cell office:value-type="float" office:value="9.30418769242791" table:style-name="ce1">
            <text:p>9.30418769242791</text:p>
          </table:table-cell>
          <table:table-cell office:value-type="float" office:value="10.7126560456884" table:style-name="ce1">
            <text:p>10.7126560456884</text:p>
          </table:table-cell>
          <table:table-cell office:value-type="float" office:value="9.75224636574037" table:style-name="ce1">
            <text:p>9.75224636574037</text:p>
          </table:table-cell>
          <table:table-cell office:value-type="float" office:value="16.2756432133587" table:style-name="ce1">
            <text:p>16.2756432133587</text:p>
          </table:table-cell>
        </table:table-row>
        <table:table-row table:style-name="ro1">
          <table:table-cell office:value-type="string" table:style-name="ce1">
            <text:p>Žan Vipotni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295</text:p>
          </table:table-cell>
          <table:table-cell office:value-type="float" office:value="16.3" table:style-name="ce1">
            <text:p>16.3</text:p>
          </table:table-cell>
          <table:table-cell office:value-type="float" office:value="7.39649724818496" table:style-name="ce1">
            <text:p>7.39649724818496</text:p>
          </table:table-cell>
          <table:table-cell office:value-type="float" office:value="9.1783413991661" table:style-name="ce1">
            <text:p>9.1783413991661</text:p>
          </table:table-cell>
          <table:table-cell office:value-type="float" office:value="8.07425660616686" table:style-name="ce1">
            <text:p>8.07425660616686</text:p>
          </table:table-cell>
          <table:table-cell office:value-type="float" office:value="9.58071199343447" table:style-name="ce1">
            <text:p>9.58071199343447</text:p>
          </table:table-cell>
          <table:table-cell office:value-type="float" office:value="7.06123124366827" table:style-name="ce1">
            <text:p>7.06123124366827</text:p>
          </table:table-cell>
          <table:table-cell office:value-type="float" office:value="7.53315358246579" table:style-name="ce1">
            <text:p>7.53315358246579</text:p>
          </table:table-cell>
          <table:table-cell office:value-type="float" office:value="9.83418080728699" table:style-name="ce1">
            <text:p>9.83418080728699</text:p>
          </table:table-cell>
          <table:table-cell office:value-type="float" office:value="9.30040645861873" table:style-name="ce1">
            <text:p>9.30040645861873</text:p>
          </table:table-cell>
          <table:table-cell office:value-type="float" office:value="15.1450070567881" table:style-name="ce1">
            <text:p>15.1450070567881</text:p>
          </table:table-cell>
        </table:table-row>
        <table:table-row table:style-name="ro1">
          <table:table-cell office:value-type="string" table:style-name="ce1">
            <text:p>Andreas Weiman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4-155</text:p>
          </table:table-cell>
          <table:table-cell office:value-type="float" office:value="7.6" table:style-name="ce1">
            <text:p>7.6</text:p>
          </table:table-cell>
          <table:table-cell office:value-type="float" office:value="7.02526151079269" table:style-name="ce1">
            <text:p>7.02526151079269</text:p>
          </table:table-cell>
          <table:table-cell office:value-type="float" office:value="7.45158894489445" table:style-name="ce1">
            <text:p>7.45158894489445</text:p>
          </table:table-cell>
          <table:table-cell office:value-type="float" office:value="9.62080051280031" table:style-name="ce1">
            <text:p>9.62080051280031</text:p>
          </table:table-cell>
          <table:table-cell office:value-type="float" office:value="7.93699169948009" table:style-name="ce1">
            <text:p>7.93699169948009</text:p>
          </table:table-cell>
          <table:table-cell office:value-type="float" office:value="6.48654139614181" table:style-name="ce1">
            <text:p>6.48654139614181</text:p>
          </table:table-cell>
          <table:table-cell office:value-type="float" office:value="10.1234022617342" table:style-name="ce1">
            <text:p>10.1234022617342</text:p>
          </table:table-cell>
          <table:table-cell office:value-type="float" office:value="6.80541208525484" table:style-name="ce1">
            <text:p>6.80541208525484</text:p>
          </table:table-cell>
          <table:table-cell office:value-type="float" office:value="7.59935903251023" table:style-name="ce1">
            <text:p>7.59935903251023</text:p>
          </table:table-cell>
          <table:table-cell office:value-type="float" office:value="7.5194448268964" table:style-name="ce1">
            <text:p>7.5194448268964</text:p>
          </table:table-cell>
        </table:table-row>
        <table:table-row table:style-name="ro1">
          <table:table-cell office:value-type="string" table:style-name="ce1">
            <text:p>Morgan Whittak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000</text:p>
          </table:table-cell>
          <table:table-cell office:value-type="float" office:value="19.3" table:style-name="ce1">
            <text:p>19.3</text:p>
          </table:table-cell>
          <table:table-cell office:value-type="float" office:value="8.46150210908485" table:style-name="ce1">
            <text:p>8.46150210908485</text:p>
          </table:table-cell>
          <table:table-cell office:value-type="float" office:value="15.8076700535895" table:style-name="ce1">
            <text:p>15.8076700535895</text:p>
          </table:table-cell>
          <table:table-cell office:value-type="float" office:value="13.5529483676675" table:style-name="ce1">
            <text:p>13.5529483676675</text:p>
          </table:table-cell>
          <table:table-cell office:value-type="float" office:value="16.3109799618944" table:style-name="ce1">
            <text:p>16.3109799618944</text:p>
          </table:table-cell>
          <table:table-cell office:value-type="float" office:value="14.0433039938935" table:style-name="ce1">
            <text:p>14.0433039938935</text:p>
          </table:table-cell>
          <table:table-cell office:value-type="float" office:value="7.709687000039" table:style-name="ce1">
            <text:p>7.709687000039</text:p>
          </table:table-cell>
          <table:table-cell office:value-type="float" office:value="15.666469254817" table:style-name="ce1">
            <text:p>15.666469254817</text:p>
          </table:table-cell>
          <table:table-cell office:value-type="float" office:value="9.52658568843017" table:style-name="ce1">
            <text:p>9.52658568843017</text:p>
          </table:table-cell>
          <table:table-cell office:value-type="float" office:value="15.5174762942203" table:style-name="ce1">
            <text:p>15.5174762942203</text:p>
          </table:table-cell>
        </table:table-row>
        <table:table-row table:style-name="ro1">
          <table:table-cell office:value-type="string" table:style-name="ce1">
            <text:p>Melker Wid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63</text:p>
          </table:table-cell>
          <table:table-cell office:value-type="float" office:value="7.4" table:style-name="ce1">
            <text:p>7.4</text:p>
          </table:table-cell>
          <table:table-cell office:value-type="float" office:value="7.2878707674447" table:style-name="ce1">
            <text:p>7.2878707674447</text:p>
          </table:table-cell>
          <table:table-cell office:value-type="float" office:value="8.32012620135361" table:style-name="ce1">
            <text:p>8.32012620135361</text:p>
          </table:table-cell>
          <table:table-cell office:value-type="float" office:value="7.26604786195675" table:style-name="ce1">
            <text:p>7.26604786195675</text:p>
          </table:table-cell>
          <table:table-cell office:value-type="float" office:value="7.84207347015123" table:style-name="ce1">
            <text:p>7.84207347015123</text:p>
          </table:table-cell>
          <table:table-cell office:value-type="float" office:value="5.93927936601051" table:style-name="ce1">
            <text:p>5.93927936601051</text:p>
          </table:table-cell>
          <table:table-cell office:value-type="float" office:value="8.03081859376294" table:style-name="ce1">
            <text:p>8.03081859376294</text:p>
          </table:table-cell>
          <table:table-cell office:value-type="float" office:value="6.30970916564118" table:style-name="ce1">
            <text:p>6.30970916564118</text:p>
          </table:table-cell>
          <table:table-cell office:value-type="float" office:value="7.08282856204528" table:style-name="ce1">
            <text:p>7.08282856204528</text:p>
          </table:table-cell>
          <table:table-cell office:value-type="float" office:value="5.79896629414076" table:style-name="ce1">
            <text:p>5.79896629414076</text:p>
          </table:table-cell>
        </table:table-row>
        <table:table-row table:style-name="ro1">
          <table:table-cell office:value-type="string" table:style-name="ce1">
            <text:p>Josh Windas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363</text:p>
          </table:table-cell>
          <table:table-cell office:value-type="float" office:value="14.4" table:style-name="ce1">
            <text:p>14.4</text:p>
          </table:table-cell>
          <table:table-cell office:value-type="float" office:value="8.10410450541196" table:style-name="ce1">
            <text:p>8.10410450541196</text:p>
          </table:table-cell>
          <table:table-cell office:value-type="float" office:value="14.5445917780293" table:style-name="ce1">
            <text:p>14.5445917780293</text:p>
          </table:table-cell>
          <table:table-cell office:value-type="float" office:value="13.3777214996111" table:style-name="ce1">
            <text:p>13.3777214996111</text:p>
          </table:table-cell>
          <table:table-cell office:value-type="float" office:value="14.8424284115262" table:style-name="ce1">
            <text:p>14.8424284115262</text:p>
          </table:table-cell>
          <table:table-cell office:value-type="float" office:value="10.5570730407844" table:style-name="ce1">
            <text:p>10.5570730407844</text:p>
          </table:table-cell>
          <table:table-cell office:value-type="float" office:value="7.53315358246579" table:style-name="ce1">
            <text:p>7.53315358246579</text:p>
          </table:table-cell>
          <table:table-cell office:value-type="float" office:value="10.9111698949576" table:style-name="ce1">
            <text:p>10.9111698949576</text:p>
          </table:table-cell>
          <table:table-cell office:value-type="float" office:value="7.73067788995339" table:style-name="ce1">
            <text:p>7.73067788995339</text:p>
          </table:table-cell>
          <table:table-cell office:value-type="float" office:value="13.786157284699" table:style-name="ce1">
            <text:p>13.786157284699</text:p>
          </table:table-cell>
        </table:table-row>
        <table:table-row table:style-name="ro1">
          <table:table-cell office:value-type="string" table:style-name="ce1">
            <text:p>Haji Wrigh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286</text:p>
          </table:table-cell>
          <table:table-cell office:value-type="float" office:value="16.8" table:style-name="ce1">
            <text:p>16.8</text:p>
          </table:table-cell>
          <table:table-cell office:value-type="float" office:value="7.22181935670601" table:style-name="ce1">
            <text:p>7.22181935670601</text:p>
          </table:table-cell>
          <table:table-cell office:value-type="float" office:value="8.6740714390592" table:style-name="ce1">
            <text:p>8.6740714390592</text:p>
          </table:table-cell>
          <table:table-cell office:value-type="float" office:value="9.73986087271655" table:style-name="ce1">
            <text:p>9.73986087271655</text:p>
          </table:table-cell>
          <table:table-cell office:value-type="float" office:value="8.80322069541733" table:style-name="ce1">
            <text:p>8.80322069541733</text:p>
          </table:table-cell>
          <table:table-cell office:value-type="float" office:value="11.548192833143" table:style-name="ce1">
            <text:p>11.548192833143</text:p>
          </table:table-cell>
          <table:table-cell office:value-type="float" office:value="6.4947059198497" table:style-name="ce1">
            <text:p>6.4947059198497</text:p>
          </table:table-cell>
          <table:table-cell office:value-type="float" office:value="12.6399457650625" table:style-name="ce1">
            <text:p>12.6399457650625</text:p>
          </table:table-cell>
          <table:table-cell office:value-type="float" office:value="8.62211304975202" table:style-name="ce1">
            <text:p>8.62211304975202</text:p>
          </table:table-cell>
          <table:table-cell office:value-type="float" office:value="16.340823134991" table:style-name="ce1">
            <text:p>16.340823134991</text:p>
          </table:table-cell>
        </table:table-row>
        <table:table-row table:style-name="ro1">
          <table:table-cell office:value-type="string" table:style-name="ce1">
            <text:p>Akor Adam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43</text:p>
          </table:table-cell>
          <table:table-cell office:value-type="float" office:value="9.5" table:style-name="ce1">
            <text:p>9.5</text:p>
          </table:table-cell>
          <table:table-cell office:value-type="float" office:value="7.22246579085813" table:style-name="ce1">
            <text:p>7.22246579085813</text:p>
          </table:table-cell>
          <table:table-cell office:value-type="float" office:value="6.94600422202663" table:style-name="ce1">
            <text:p>6.94600422202663</text:p>
          </table:table-cell>
          <table:table-cell office:value-type="float" office:value="8.98755927696209" table:style-name="ce1">
            <text:p>8.98755927696209</text:p>
          </table:table-cell>
          <table:table-cell office:value-type="float" office:value="6.53819196303222" table:style-name="ce1">
            <text:p>6.53819196303222</text:p>
          </table:table-cell>
          <table:table-cell office:value-type="float" office:value="8.16667736354574" table:style-name="ce1">
            <text:p>8.16667736354574</text:p>
          </table:table-cell>
          <table:table-cell office:value-type="float" office:value="12.1278357656039" table:style-name="ce1">
            <text:p>12.1278357656039</text:p>
          </table:table-cell>
          <table:table-cell office:value-type="float" office:value="8.37150729911185" table:style-name="ce1">
            <text:p>8.37150729911185</text:p>
          </table:table-cell>
          <table:table-cell office:value-type="float" office:value="11.4893498620632" table:style-name="ce1">
            <text:p>11.4893498620632</text:p>
          </table:table-cell>
          <table:table-cell office:value-type="float" office:value="11.3351087128916" table:style-name="ce1">
            <text:p>11.3351087128916</text:p>
          </table:table-cell>
        </table:table-row>
        <table:table-row table:style-name="ro1">
          <table:table-cell office:value-type="string" table:style-name="ce1">
            <text:p>Carles Aleñá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002</text:p>
          </table:table-cell>
          <table:table-cell office:value-type="float" office:value="10.9" table:style-name="ce1">
            <text:p>10.9</text:p>
          </table:table-cell>
          <table:table-cell office:value-type="float" office:value="8.42312154425317" table:style-name="ce1">
            <text:p>8.42312154425317</text:p>
          </table:table-cell>
          <table:table-cell office:value-type="float" office:value="15.3404151878269" table:style-name="ce1">
            <text:p>15.3404151878269</text:p>
          </table:table-cell>
          <table:table-cell office:value-type="float" office:value="12.1151103718449" table:style-name="ce1">
            <text:p>12.1151103718449</text:p>
          </table:table-cell>
          <table:table-cell office:value-type="float" office:value="14.2331464944894" table:style-name="ce1">
            <text:p>14.2331464944894</text:p>
          </table:table-cell>
          <table:table-cell office:value-type="float" office:value="8.38325231840133" table:style-name="ce1">
            <text:p>8.38325231840133</text:p>
          </table:table-cell>
          <table:table-cell office:value-type="float" office:value="7.58823920672636" table:style-name="ce1">
            <text:p>7.58823920672636</text:p>
          </table:table-cell>
          <table:table-cell office:value-type="float" office:value="8.30006430291417" table:style-name="ce1">
            <text:p>8.30006430291417</text:p>
          </table:table-cell>
          <table:table-cell office:value-type="float" office:value="6.42529579185272" table:style-name="ce1">
            <text:p>6.42529579185272</text:p>
          </table:table-cell>
          <table:table-cell office:value-type="float" office:value="6.48336211532412" table:style-name="ce1">
            <text:p>6.48336211532412</text:p>
          </table:table-cell>
        </table:table-row>
        <table:table-row table:style-name="ro1">
          <table:table-cell office:value-type="string" table:style-name="ce1">
            <text:p>Domingos André Ribeiro Almeid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22</text:p>
          </table:table-cell>
          <table:table-cell office:value-type="float" office:value="8.1" table:style-name="ce1">
            <text:p>8.1</text:p>
          </table:table-cell>
          <table:table-cell office:value-type="float" office:value="9.12384903123509" table:style-name="ce1">
            <text:p>9.12384903123509</text:p>
          </table:table-cell>
          <table:table-cell office:value-type="float" office:value="15.5647143826987" table:style-name="ce1">
            <text:p>15.5647143826987</text:p>
          </table:table-cell>
          <table:table-cell office:value-type="float" office:value="9.24093821854985" table:style-name="ce1">
            <text:p>9.24093821854985</text:p>
          </table:table-cell>
          <table:table-cell office:value-type="float" office:value="16.563030778835" table:style-name="ce1">
            <text:p>16.563030778835</text:p>
          </table:table-cell>
          <table:table-cell office:value-type="float" office:value="8.82134978440285" table:style-name="ce1">
            <text:p>8.82134978440285</text:p>
          </table:table-cell>
          <table:table-cell office:value-type="float" office:value="9.5314984486809" table:style-name="ce1">
            <text:p>9.5314984486809</text:p>
          </table:table-cell>
          <table:table-cell office:value-type="float" office:value="8.08696221453596" table:style-name="ce1">
            <text:p>8.08696221453596</text:p>
          </table:table-cell>
          <table:table-cell office:value-type="float" office:value="6.30209939643726" table:style-name="ce1">
            <text:p>6.30209939643726</text:p>
          </table:table-cell>
          <table:table-cell office:value-type="float" office:value="5.82284180555957" table:style-name="ce1">
            <text:p>5.82284180555957</text:p>
          </table:table-cell>
        </table:table-row>
        <table:table-row table:style-name="ro1">
          <table:table-cell office:value-type="string" table:style-name="ce1">
            <text:p>Julián Álvar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41</text:p>
          </table:table-cell>
          <table:table-cell office:value-type="float" office:value="15.2" table:style-name="ce1">
            <text:p>15.2</text:p>
          </table:table-cell>
          <table:table-cell office:value-type="float" office:value="9.21811221949374" table:style-name="ce1">
            <text:p>9.21811221949374</text:p>
          </table:table-cell>
          <table:table-cell office:value-type="float" office:value="15.9606870708791" table:style-name="ce1">
            <text:p>15.9606870708791</text:p>
          </table:table-cell>
          <table:table-cell office:value-type="float" office:value="16.8408070118724" table:style-name="ce1">
            <text:p>16.8408070118724</text:p>
          </table:table-cell>
          <table:table-cell office:value-type="float" office:value="16.2911497749276" table:style-name="ce1">
            <text:p>16.2911497749276</text:p>
          </table:table-cell>
          <table:table-cell office:value-type="float" office:value="13.4844836321871" table:style-name="ce1">
            <text:p>13.4844836321871</text:p>
          </table:table-cell>
          <table:table-cell office:value-type="float" office:value="8.94862295579267" table:style-name="ce1">
            <text:p>8.94862295579267</text:p>
          </table:table-cell>
          <table:table-cell office:value-type="float" office:value="13.2949547719666" table:style-name="ce1">
            <text:p>13.2949547719666</text:p>
          </table:table-cell>
          <table:table-cell office:value-type="float" office:value="9.96586077956709" table:style-name="ce1">
            <text:p>9.96586077956709</text:p>
          </table:table-cell>
          <table:table-cell office:value-type="float" office:value="15.7884875191343" table:style-name="ce1">
            <text:p>15.7884875191343</text:p>
          </table:table-cell>
        </table:table-row>
        <table:table-row table:style-name="ro1">
          <table:table-cell office:value-type="string" table:style-name="ce1">
            <text:p>Antony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17</text:p>
          </table:table-cell>
          <table:table-cell office:value-type="float" office:value="12" table:style-name="ce1">
            <text:p>12</text:p>
          </table:table-cell>
          <table:table-cell office:value-type="float" office:value="10.1710656158995" table:style-name="ce1">
            <text:p>10.1710656158995</text:p>
          </table:table-cell>
          <table:table-cell office:value-type="float" office:value="16.2992863140255" table:style-name="ce1">
            <text:p>16.2992863140255</text:p>
          </table:table-cell>
          <table:table-cell office:value-type="float" office:value="12.9213140565256" table:style-name="ce1">
            <text:p>12.9213140565256</text:p>
          </table:table-cell>
          <table:table-cell office:value-type="float" office:value="15.2920358804098" table:style-name="ce1">
            <text:p>15.2920358804098</text:p>
          </table:table-cell>
          <table:table-cell office:value-type="float" office:value="16.8736818795068" table:style-name="ce1">
            <text:p>16.8736818795068</text:p>
          </table:table-cell>
          <table:table-cell office:value-type="float" office:value="8.44913975653592" table:style-name="ce1">
            <text:p>8.44913975653592</text:p>
          </table:table-cell>
          <table:table-cell office:value-type="float" office:value="16.1994812974382" table:style-name="ce1">
            <text:p>16.1994812974382</text:p>
          </table:table-cell>
          <table:table-cell office:value-type="float" office:value="11.6745157220384" table:style-name="ce1">
            <text:p>11.6745157220384</text:p>
          </table:table-cell>
          <table:table-cell office:value-type="float" office:value="13.1218239609972" table:style-name="ce1">
            <text:p>13.1218239609972</text:p>
          </table:table-cell>
        </table:table-row>
        <table:table-row table:style-name="ro1">
          <table:table-cell office:value-type="string" table:style-name="ce1">
            <text:p>Iago Asp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8-159</text:p>
          </table:table-cell>
          <table:table-cell office:value-type="float" office:value="7.4" table:style-name="ce1">
            <text:p>7.4</text:p>
          </table:table-cell>
          <table:table-cell office:value-type="float" office:value="9.83301847096627" table:style-name="ce1">
            <text:p>9.83301847096627</text:p>
          </table:table-cell>
          <table:table-cell office:value-type="float" office:value="13.6053937321273" table:style-name="ce1">
            <text:p>13.6053937321273</text:p>
          </table:table-cell>
          <table:table-cell office:value-type="float" office:value="14.8092635613167" table:style-name="ce1">
            <text:p>14.8092635613167</text:p>
          </table:table-cell>
          <table:table-cell office:value-type="float" office:value="16.6474033103364" table:style-name="ce1">
            <text:p>16.6474033103364</text:p>
          </table:table-cell>
          <table:table-cell office:value-type="float" office:value="9.04234642606" table:style-name="ce1">
            <text:p>9.04234642606</text:p>
          </table:table-cell>
          <table:table-cell office:value-type="float" office:value="10.1555500682778" table:style-name="ce1">
            <text:p>10.1555500682778</text:p>
          </table:table-cell>
          <table:table-cell office:value-type="float" office:value="9.38733682154385" table:style-name="ce1">
            <text:p>9.38733682154385</text:p>
          </table:table-cell>
          <table:table-cell office:value-type="float" office:value="8.81113549374301" table:style-name="ce1">
            <text:p>8.81113549374301</text:p>
          </table:table-cell>
          <table:table-cell office:value-type="float" office:value="9.31988152002771" table:style-name="ce1">
            <text:p>9.31988152002771</text:p>
          </table:table-cell>
        </table:table-row>
        <table:table-row table:style-name="ro1">
          <table:table-cell office:value-type="string" table:style-name="ce1">
            <text:p>Ander Barrenetxe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011</text:p>
          </table:table-cell>
          <table:table-cell office:value-type="float" office:value="11.1" table:style-name="ce1">
            <text:p>11.1</text:p>
          </table:table-cell>
          <table:table-cell office:value-type="float" office:value="10.0764832454835" table:style-name="ce1">
            <text:p>10.0764832454835</text:p>
          </table:table-cell>
          <table:table-cell office:value-type="float" office:value="14.3417852694673" table:style-name="ce1">
            <text:p>14.3417852694673</text:p>
          </table:table-cell>
          <table:table-cell office:value-type="float" office:value="16.077110512161" table:style-name="ce1">
            <text:p>16.077110512161</text:p>
          </table:table-cell>
          <table:table-cell office:value-type="float" office:value="14.3102369012095" table:style-name="ce1">
            <text:p>14.3102369012095</text:p>
          </table:table-cell>
          <table:table-cell office:value-type="float" office:value="15.1195330646346" table:style-name="ce1">
            <text:p>15.1195330646346</text:p>
          </table:table-cell>
          <table:table-cell office:value-type="float" office:value="9.41458330886702" table:style-name="ce1">
            <text:p>9.41458330886702</text:p>
          </table:table-cell>
          <table:table-cell office:value-type="float" office:value="14.70594943198" table:style-name="ce1">
            <text:p>14.70594943198</text:p>
          </table:table-cell>
          <table:table-cell office:value-type="float" office:value="7.96449869589428" table:style-name="ce1">
            <text:p>7.96449869589428</text:p>
          </table:table-cell>
          <table:table-cell office:value-type="float" office:value="9.31988152002771" table:style-name="ce1">
            <text:p>9.31988152002771</text:p>
          </table:table-cell>
        </table:table-row>
        <table:table-row table:style-name="ro1">
          <table:table-cell office:value-type="string" table:style-name="ce1">
            <text:p>Álex Berengue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187</text:p>
          </table:table-cell>
          <table:table-cell office:value-type="float" office:value="13.6" table:style-name="ce1">
            <text:p>13.6</text:p>
          </table:table-cell>
          <table:table-cell office:value-type="float" office:value="9.11712146216816" table:style-name="ce1">
            <text:p>9.11712146216816</text:p>
          </table:table-cell>
          <table:table-cell office:value-type="float" office:value="15.1640570014867" table:style-name="ce1">
            <text:p>15.1640570014867</text:p>
          </table:table-cell>
          <table:table-cell office:value-type="float" office:value="15.5299983047273" table:style-name="ce1">
            <text:p>15.5299983047273</text:p>
          </table:table-cell>
          <table:table-cell office:value-type="float" office:value="13.9964232159149" table:style-name="ce1">
            <text:p>13.9964232159149</text:p>
          </table:table-cell>
          <table:table-cell office:value-type="float" office:value="12.1082172853113" table:style-name="ce1">
            <text:p>12.1082172853113</text:p>
          </table:table-cell>
          <table:table-cell office:value-type="float" office:value="9.76555457022077" table:style-name="ce1">
            <text:p>9.76555457022077</text:p>
          </table:table-cell>
          <table:table-cell office:value-type="float" office:value="14.4992361572937" table:style-name="ce1">
            <text:p>14.4992361572937</text:p>
          </table:table-cell>
          <table:table-cell office:value-type="float" office:value="9.86932320303699" table:style-name="ce1">
            <text:p>9.86932320303699</text:p>
          </table:table-cell>
          <table:table-cell office:value-type="float" office:value="9.40801754913077" table:style-name="ce1">
            <text:p>9.40801754913077</text:p>
          </table:table-cell>
        </table:table-row>
        <table:table-row table:style-name="ro1">
          <table:table-cell office:value-type="string" table:style-name="ce1">
            <text:p>Lucas Boyé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313</text:p>
          </table:table-cell>
          <table:table-cell office:value-type="float" office:value="10.6" table:style-name="ce1">
            <text:p>10.6</text:p>
          </table:table-cell>
          <table:table-cell office:value-type="float" office:value="8.58872556246781" table:style-name="ce1">
            <text:p>8.58872556246781</text:p>
          </table:table-cell>
          <table:table-cell office:value-type="float" office:value="8.84094163086748" table:style-name="ce1">
            <text:p>8.84094163086748</text:p>
          </table:table-cell>
          <table:table-cell office:value-type="float" office:value="7.27233799413141" table:style-name="ce1">
            <text:p>7.27233799413141</text:p>
          </table:table-cell>
          <table:table-cell office:value-type="float" office:value="10.6291283290467" table:style-name="ce1">
            <text:p>10.6291283290467</text:p>
          </table:table-cell>
          <table:table-cell office:value-type="float" office:value="8.38325231840133" table:style-name="ce1">
            <text:p>8.38325231840133</text:p>
          </table:table-cell>
          <table:table-cell office:value-type="float" office:value="10.2334255170163" table:style-name="ce1">
            <text:p>10.2334255170163</text:p>
          </table:table-cell>
          <table:table-cell office:value-type="float" office:value="9.02190773391414" table:style-name="ce1">
            <text:p>9.02190773391414</text:p>
          </table:table-cell>
          <table:table-cell office:value-type="float" office:value="9.00234290658637" table:style-name="ce1">
            <text:p>9.00234290658637</text:p>
          </table:table-cell>
          <table:table-cell office:value-type="float" office:value="11.5905945137231" table:style-name="ce1">
            <text:p>11.5905945137231</text:p>
          </table:table-cell>
        </table:table-row>
        <table:table-row table:style-name="ro1">
          <table:table-cell office:value-type="string" table:style-name="ce1">
            <text:p>Brugu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064</text:p>
          </table:table-cell>
          <table:table-cell office:value-type="float" office:value="10" table:style-name="ce1">
            <text:p>10</text:p>
          </table:table-cell>
          <table:table-cell office:value-type="float" office:value="7.30951275885825" table:style-name="ce1">
            <text:p>7.30951275885825</text:p>
          </table:table-cell>
          <table:table-cell office:value-type="float" office:value="9.72409125621769" table:style-name="ce1">
            <text:p>9.72409125621769</text:p>
          </table:table-cell>
          <table:table-cell office:value-type="float" office:value="7.99113993187633" table:style-name="ce1">
            <text:p>7.99113993187633</text:p>
          </table:table-cell>
          <table:table-cell office:value-type="float" office:value="8.1612182462248" table:style-name="ce1">
            <text:p>8.1612182462248</text:p>
          </table:table-cell>
          <table:table-cell office:value-type="float" office:value="9.04234642606" table:style-name="ce1">
            <text:p>9.04234642606</text:p>
          </table:table-cell>
          <table:table-cell office:value-type="float" office:value="9.82408585206873" table:style-name="ce1">
            <text:p>9.82408585206873</text:p>
          </table:table-cell>
          <table:table-cell office:value-type="float" office:value="9.09482444016609" table:style-name="ce1">
            <text:p>9.09482444016609</text:p>
          </table:table-cell>
          <table:table-cell office:value-type="float" office:value="7.3730392648354" table:style-name="ce1">
            <text:p>7.3730392648354</text:p>
          </table:table-cell>
          <table:table-cell office:value-type="float" office:value="7.02901534473158" table:style-name="ce1">
            <text:p>7.02901534473158</text:p>
          </table:table-cell>
        </table:table-row>
        <table:table-row table:style-name="ro1">
          <table:table-cell office:value-type="string" table:style-name="ce1">
            <text:p>Ante Budimi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4-169</text:p>
          </table:table-cell>
          <table:table-cell office:value-type="float" office:value="14.4" table:style-name="ce1">
            <text:p>14.4</text:p>
          </table:table-cell>
          <table:table-cell office:value-type="float" office:value="7.29704513257129" table:style-name="ce1">
            <text:p>7.29704513257129</text:p>
          </table:table-cell>
          <table:table-cell office:value-type="float" office:value="8.06765099409652" table:style-name="ce1">
            <text:p>8.06765099409652</text:p>
          </table:table-cell>
          <table:table-cell office:value-type="float" office:value="6.81173146391049" table:style-name="ce1">
            <text:p>6.81173146391049</text:p>
          </table:table-cell>
          <table:table-cell office:value-type="float" office:value="7.76404583792613" table:style-name="ce1">
            <text:p>7.76404583792613</text:p>
          </table:table-cell>
          <table:table-cell office:value-type="float" office:value="7.95208884409827" table:style-name="ce1">
            <text:p>7.95208884409827</text:p>
          </table:table-cell>
          <table:table-cell office:value-type="float" office:value="5.11817704824656" table:style-name="ce1">
            <text:p>5.11817704824656</text:p>
          </table:table-cell>
          <table:table-cell office:value-type="float" office:value="8.73138098860376" table:style-name="ce1">
            <text:p>8.73138098860376</text:p>
          </table:table-cell>
          <table:table-cell office:value-type="float" office:value="9.91759590324103" table:style-name="ce1">
            <text:p>9.91759590324103</text:p>
          </table:table-cell>
          <table:table-cell office:value-type="float" office:value="15.740426782678" table:style-name="ce1">
            <text:p>15.740426782678</text:p>
          </table:table-cell>
        </table:table-row>
        <table:table-row table:style-name="ro1">
          <table:table-cell office:value-type="string" table:style-name="ce1">
            <text:p>Ilyas Chair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339</text:p>
          </table:table-cell>
          <table:table-cell office:value-type="float" office:value="10.6" table:style-name="ce1">
            <text:p>10.6</text:p>
          </table:table-cell>
          <table:table-cell office:value-type="float" office:value="8.16022085391123" table:style-name="ce1">
            <text:p>8.16022085391123</text:p>
          </table:table-cell>
          <table:table-cell office:value-type="float" office:value="12.1954298725791" table:style-name="ce1">
            <text:p>12.1954298725791</text:p>
          </table:table-cell>
          <table:table-cell office:value-type="float" office:value="8.73549201206407" table:style-name="ce1">
            <text:p>8.73549201206407</text:p>
          </table:table-cell>
          <table:table-cell office:value-type="float" office:value="10.8341765126262" table:style-name="ce1">
            <text:p>10.8341765126262</text:p>
          </table:table-cell>
          <table:table-cell office:value-type="float" office:value="12.3145488792784" table:style-name="ce1">
            <text:p>12.3145488792784</text:p>
          </table:table-cell>
          <table:table-cell office:value-type="float" office:value="7.31594658650615" table:style-name="ce1">
            <text:p>7.31594658650615</text:p>
          </table:table-cell>
          <table:table-cell office:value-type="float" office:value="12.323854523" table:style-name="ce1">
            <text:p>12.323854523</text:p>
          </table:table-cell>
          <table:table-cell office:value-type="float" office:value="9.00234290658637" table:style-name="ce1">
            <text:p>9.00234290658637</text:p>
          </table:table-cell>
          <table:table-cell office:value-type="float" office:value="7.10903362546692" table:style-name="ce1">
            <text:p>7.10903362546692</text:p>
          </table:table-cell>
        </table:table-row>
        <table:table-row table:style-name="ro1">
          <table:table-cell office:value-type="string" table:style-name="ce1">
            <text:p>Cuch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262</text:p>
          </table:table-cell>
          <table:table-cell office:value-type="float" office:value="17.4" table:style-name="ce1">
            <text:p>17.4</text:p>
          </table:table-cell>
          <table:table-cell office:value-type="float" office:value="8.43633561754981" table:style-name="ce1">
            <text:p>8.43633561754981</text:p>
          </table:table-cell>
          <table:table-cell office:value-type="float" office:value="12.6285620052322" table:style-name="ce1">
            <text:p>12.6285620052322</text:p>
          </table:table-cell>
          <table:table-cell office:value-type="float" office:value="14.8949720085714" table:style-name="ce1">
            <text:p>14.8949720085714</text:p>
          </table:table-cell>
          <table:table-cell office:value-type="float" office:value="13.9157185120684" table:style-name="ce1">
            <text:p>13.9157185120684</text:p>
          </table:table-cell>
          <table:table-cell office:value-type="float" office:value="12.3145488792784" table:style-name="ce1">
            <text:p>12.3145488792784</text:p>
          </table:table-cell>
          <table:table-cell office:value-type="float" office:value="10.5247432536622" table:style-name="ce1">
            <text:p>10.5247432536622</text:p>
          </table:table-cell>
          <table:table-cell office:value-type="float" office:value="14.1196672872783" table:style-name="ce1">
            <text:p>14.1196672872783</text:p>
          </table:table-cell>
          <table:table-cell office:value-type="float" office:value="8.7634699491171" table:style-name="ce1">
            <text:p>8.7634699491171</text:p>
          </table:table-cell>
          <table:table-cell office:value-type="float" office:value="16.4342178090214" table:style-name="ce1">
            <text:p>16.4342178090214</text:p>
          </table:table-cell>
        </table:table-row>
        <table:table-row table:style-name="ro1">
          <table:table-cell office:value-type="string" table:style-name="ce1">
            <text:p>Arnaut Danjum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341</text:p>
          </table:table-cell>
          <table:table-cell office:value-type="float" office:value="12.2" table:style-name="ce1">
            <text:p>12.2</text:p>
          </table:table-cell>
          <table:table-cell office:value-type="float" office:value="7.56104418455027" table:style-name="ce1">
            <text:p>7.56104418455027</text:p>
          </table:table-cell>
          <table:table-cell office:value-type="float" office:value="10.6712253806003" table:style-name="ce1">
            <text:p>10.6712253806003</text:p>
          </table:table-cell>
          <table:table-cell office:value-type="float" office:value="10.0047949228423" table:style-name="ce1">
            <text:p>10.0047949228423</text:p>
          </table:table-cell>
          <table:table-cell office:value-type="float" office:value="8.26164902151941" table:style-name="ce1">
            <text:p>8.26164902151941</text:p>
          </table:table-cell>
          <table:table-cell office:value-type="float" office:value="14.6736785745544" table:style-name="ce1">
            <text:p>14.6736785745544</text:p>
          </table:table-cell>
          <table:table-cell office:value-type="float" office:value="8.43008040799036" table:style-name="ce1">
            <text:p>8.43008040799036</text:p>
          </table:table-cell>
          <table:table-cell office:value-type="float" office:value="13.417900337022" table:style-name="ce1">
            <text:p>13.417900337022</text:p>
          </table:table-cell>
          <table:table-cell office:value-type="float" office:value="8.85885830780956" table:style-name="ce1">
            <text:p>8.85885830780956</text:p>
          </table:table-cell>
          <table:table-cell office:value-type="float" office:value="11.1632648881607" table:style-name="ce1">
            <text:p>11.1632648881607</text:p>
          </table:table-cell>
        </table:table-row>
        <table:table-row table:style-name="ro1">
          <table:table-cell office:value-type="string" table:style-name="ce1">
            <text:p>Sergi Darde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2-016</text:p>
          </table:table-cell>
          <table:table-cell office:value-type="float" office:value="14.3" table:style-name="ce1">
            <text:p>14.3</text:p>
          </table:table-cell>
          <table:table-cell office:value-type="float" office:value="8.66186984473722" table:style-name="ce1">
            <text:p>8.66186984473722</text:p>
          </table:table-cell>
          <table:table-cell office:value-type="float" office:value="16.5749430105724" table:style-name="ce1">
            <text:p>16.5749430105724</text:p>
          </table:table-cell>
          <table:table-cell office:value-type="float" office:value="11.7554071562008" table:style-name="ce1">
            <text:p>11.7554071562008</text:p>
          </table:table-cell>
          <table:table-cell office:value-type="float" office:value="17.1894520545676" table:style-name="ce1">
            <text:p>17.1894520545676</text:p>
          </table:table-cell>
          <table:table-cell office:value-type="float" office:value="11.6875357411734" table:style-name="ce1">
            <text:p>11.6875357411734</text:p>
          </table:table-cell>
          <table:table-cell office:value-type="float" office:value="11.0637758711023" table:style-name="ce1">
            <text:p>11.0637758711023</text:p>
          </table:table-cell>
          <table:table-cell office:value-type="float" office:value="10.0477073498049" table:style-name="ce1">
            <text:p>10.0477073498049</text:p>
          </table:table-cell>
          <table:table-cell office:value-type="float" office:value="6.71867264020894" table:style-name="ce1">
            <text:p>6.71867264020894</text:p>
          </table:table-cell>
          <table:table-cell office:value-type="float" office:value="6.48336211532412" table:style-name="ce1">
            <text:p>6.48336211532412</text:p>
          </table:table-cell>
        </table:table-row>
        <table:table-row table:style-name="ro1">
          <table:table-cell office:value-type="string" table:style-name="ce1">
            <text:p>Pedro Día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216</text:p>
          </table:table-cell>
          <table:table-cell office:value-type="float" office:value="9.3" table:style-name="ce1">
            <text:p>9.3</text:p>
          </table:table-cell>
          <table:table-cell office:value-type="float" office:value="8.1275555532824" table:style-name="ce1">
            <text:p>8.1275555532824</text:p>
          </table:table-cell>
          <table:table-cell office:value-type="float" office:value="13.3702180928842" table:style-name="ce1">
            <text:p>13.3702180928842</text:p>
          </table:table-cell>
          <table:table-cell office:value-type="float" office:value="6.5878543456957" table:style-name="ce1">
            <text:p>6.5878543456957</text:p>
          </table:table-cell>
          <table:table-cell office:value-type="float" office:value="11.0380906823489" table:style-name="ce1">
            <text:p>11.0380906823489</text:p>
          </table:table-cell>
          <table:table-cell office:value-type="float" office:value="9.26428020945534" table:style-name="ce1">
            <text:p>9.26428020945534</text:p>
          </table:table-cell>
          <table:table-cell office:value-type="float" office:value="9.18118239292141" table:style-name="ce1">
            <text:p>9.18118239292141</text:p>
          </table:table-cell>
          <table:table-cell office:value-type="float" office:value="8.44313981296967" table:style-name="ce1">
            <text:p>8.44313981296967</text:p>
          </table:table-cell>
          <table:table-cell office:value-type="float" office:value="6.59194551397063" table:style-name="ce1">
            <text:p>6.59194551397063</text:p>
          </table:table-cell>
          <table:table-cell office:value-type="float" office:value="6.11037954277218" table:style-name="ce1">
            <text:p>6.11037954277218</text:p>
          </table:table-cell>
        </table:table-row>
        <table:table-row table:style-name="ro1">
          <table:table-cell office:value-type="string" table:style-name="ce1">
            <text:p>Tyrhys Dola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10</text:p>
          </table:table-cell>
          <table:table-cell office:value-type="float" office:value="13.6" table:style-name="ce1">
            <text:p>13.6</text:p>
          </table:table-cell>
          <table:table-cell office:value-type="float" office:value="8.72850052409786" table:style-name="ce1">
            <text:p>8.72850052409786</text:p>
          </table:table-cell>
          <table:table-cell office:value-type="float" office:value="12.018474872585" table:style-name="ce1">
            <text:p>12.018474872585</text:p>
          </table:table-cell>
          <table:table-cell office:value-type="float" office:value="14.452343110602" table:style-name="ce1">
            <text:p>14.452343110602</text:p>
          </table:table-cell>
          <table:table-cell office:value-type="float" office:value="11.441673119663" table:style-name="ce1">
            <text:p>11.441673119663</text:p>
          </table:table-cell>
          <table:table-cell office:value-type="float" office:value="13.844909655623" table:style-name="ce1">
            <text:p>13.844909655623</text:p>
          </table:table-cell>
          <table:table-cell office:value-type="float" office:value="7.10167248725213" table:style-name="ce1">
            <text:p>7.10167248725213</text:p>
          </table:table-cell>
          <table:table-cell office:value-type="float" office:value="14.007113195002" table:style-name="ce1">
            <text:p>14.007113195002</text:p>
          </table:table-cell>
          <table:table-cell office:value-type="float" office:value="7.10733846684079" table:style-name="ce1">
            <text:p>7.10733846684079</text:p>
          </table:table-cell>
          <table:table-cell office:value-type="float" office:value="6.63657510292296" table:style-name="ce1">
            <text:p>6.63657510292296</text:p>
          </table:table-cell>
        </table:table-row>
        <table:table-row table:style-name="ro1">
          <table:table-cell office:value-type="string" table:style-name="ce1">
            <text:p>Pablo Durá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27</text:p>
          </table:table-cell>
          <table:table-cell office:value-type="float" office:value="7.8" table:style-name="ce1">
            <text:p>7.8</text:p>
          </table:table-cell>
          <table:table-cell office:value-type="float" office:value="7.31575057365083" table:style-name="ce1">
            <text:p>7.31575057365083</text:p>
          </table:table-cell>
          <table:table-cell office:value-type="float" office:value="8.09814925087453" table:style-name="ce1">
            <text:p>8.09814925087453</text:p>
          </table:table-cell>
          <table:table-cell office:value-type="float" office:value="8.8613362185843" table:style-name="ce1">
            <text:p>8.8613362185843</text:p>
          </table:table-cell>
          <table:table-cell office:value-type="float" office:value="7.09005282033532" table:style-name="ce1">
            <text:p>7.09005282033532</text:p>
          </table:table-cell>
          <table:table-cell office:value-type="float" office:value="7.1182602408602" table:style-name="ce1">
            <text:p>7.1182602408602</text:p>
          </table:table-cell>
          <table:table-cell office:value-type="float" office:value="6.42985940463557" table:style-name="ce1">
            <text:p>6.42985940463557</text:p>
          </table:table-cell>
          <table:table-cell office:value-type="float" office:value="8.58693676843909" table:style-name="ce1">
            <text:p>8.58693676843909</text:p>
          </table:table-cell>
          <table:table-cell office:value-type="float" office:value="9.24237123674319" table:style-name="ce1">
            <text:p>9.24237123674319</text:p>
          </table:table-cell>
          <table:table-cell office:value-type="float" office:value="8.96843582063529" table:style-name="ce1">
            <text:p>8.96843582063529</text:p>
          </table:table-cell>
        </table:table-row>
        <table:table-row table:style-name="ro1">
          <table:table-cell office:value-type="string" table:style-name="ce1">
            <text:p>Hugo Du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058</text:p>
          </table:table-cell>
          <table:table-cell office:value-type="float" office:value="12" table:style-name="ce1">
            <text:p>12</text:p>
          </table:table-cell>
          <table:table-cell office:value-type="float" office:value="7.57372613435732" table:style-name="ce1">
            <text:p>7.57372613435732</text:p>
          </table:table-cell>
          <table:table-cell office:value-type="float" office:value="9.37601272315729" table:style-name="ce1">
            <text:p>9.37601272315729</text:p>
          </table:table-cell>
          <table:table-cell office:value-type="float" office:value="6.69923127140037" table:style-name="ce1">
            <text:p>6.69923127140037</text:p>
          </table:table-cell>
          <table:table-cell office:value-type="float" office:value="8.36248566839925" table:style-name="ce1">
            <text:p>8.36248566839925</text:p>
          </table:table-cell>
          <table:table-cell office:value-type="float" office:value="6.71899556068146" table:style-name="ce1">
            <text:p>6.71899556068146</text:p>
          </table:table-cell>
          <table:table-cell office:value-type="float" office:value="5.37703435984726" table:style-name="ce1">
            <text:p>5.37703435984726</text:p>
          </table:table-cell>
          <table:table-cell office:value-type="float" office:value="8.44313981296967" table:style-name="ce1">
            <text:p>8.44313981296967</text:p>
          </table:table-cell>
          <table:table-cell office:value-type="float" office:value="8.52609618656431" table:style-name="ce1">
            <text:p>8.52609618656431</text:p>
          </table:table-cell>
          <table:table-cell office:value-type="float" office:value="13.9881873422772" table:style-name="ce1">
            <text:p>13.9881873422772</text:p>
          </table:table-cell>
        </table:table-row>
        <table:table-row table:style-name="ro1">
          <table:table-cell office:value-type="string" table:style-name="ce1">
            <text:p>Karl Etta Eyong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85</text:p>
          </table:table-cell>
          <table:table-cell office:value-type="float" office:value="10.7" table:style-name="ce1">
            <text:p>10.7</text:p>
          </table:table-cell>
          <table:table-cell office:value-type="float" office:value="7.66276836880565" table:style-name="ce1">
            <text:p>7.66276836880565</text:p>
          </table:table-cell>
          <table:table-cell office:value-type="float" office:value="7.55620429791656" table:style-name="ce1">
            <text:p>7.55620429791656</text:p>
          </table:table-cell>
          <table:table-cell office:value-type="float" office:value="9.49521650339704" table:style-name="ce1">
            <text:p>9.49521650339704</text:p>
          </table:table-cell>
          <table:table-cell office:value-type="float" office:value="7.56852101573261" table:style-name="ce1">
            <text:p>7.56852101573261</text:p>
          </table:table-cell>
          <table:table-cell office:value-type="float" office:value="6.33341918663821" table:style-name="ce1">
            <text:p>6.33341918663821</text:p>
          </table:table-cell>
          <table:table-cell office:value-type="float" office:value="7.2262655665148" table:style-name="ce1">
            <text:p>7.2262655665148</text:p>
          </table:table-cell>
          <table:table-cell office:value-type="float" office:value="8.15778288746492" table:style-name="ce1">
            <text:p>8.15778288746492</text:p>
          </table:table-cell>
          <table:table-cell office:value-type="float" office:value="10.3513547376111" table:style-name="ce1">
            <text:p>10.3513547376111</text:p>
          </table:table-cell>
          <table:table-cell office:value-type="float" office:value="14.0563016928943" table:style-name="ce1">
            <text:p>14.0563016928943</text:p>
          </table:table-cell>
        </table:table-row>
        <table:table-row table:style-name="ro1">
          <table:table-cell office:value-type="string" table:style-name="ce1">
            <text:p>Abde Ezzalzoul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21</text:p>
          </table:table-cell>
          <table:table-cell office:value-type="float" office:value="8.7" table:style-name="ce1">
            <text:p>8.7</text:p>
          </table:table-cell>
          <table:table-cell office:value-type="float" office:value="9.25181012235695" table:style-name="ce1">
            <text:p>9.25181012235695</text:p>
          </table:table-cell>
          <table:table-cell office:value-type="float" office:value="11.2003660608421" table:style-name="ce1">
            <text:p>11.2003660608421</text:p>
          </table:table-cell>
          <table:table-cell office:value-type="float" office:value="14.0731114085625" table:style-name="ce1">
            <text:p>14.0731114085625</text:p>
          </table:table-cell>
          <table:table-cell office:value-type="float" office:value="9.59460039900863" table:style-name="ce1">
            <text:p>9.59460039900863</text:p>
          </table:table-cell>
          <table:table-cell office:value-type="float" office:value="15.1195330646346" table:style-name="ce1">
            <text:p>15.1195330646346</text:p>
          </table:table-cell>
          <table:table-cell office:value-type="float" office:value="9.25890508300105" table:style-name="ce1">
            <text:p>9.25890508300105</text:p>
          </table:table-cell>
          <table:table-cell office:value-type="float" office:value="14.1196672872783" table:style-name="ce1">
            <text:p>14.1196672872783</text:p>
          </table:table-cell>
          <table:table-cell office:value-type="float" office:value="9.91759590324103" table:style-name="ce1">
            <text:p>9.91759590324103</text:p>
          </table:table-cell>
          <table:table-cell office:value-type="float" office:value="11.0769337567923" table:style-name="ce1">
            <text:p>11.0769337567923</text:p>
          </table:table-cell>
        </table:table-row>
        <table:table-row table:style-name="ro1">
          <table:table-cell office:value-type="string" table:style-name="ce1">
            <text:p>Roberto Férnand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88</text:p>
          </table:table-cell>
          <table:table-cell office:value-type="float" office:value="14.3" table:style-name="ce1">
            <text:p>14.3</text:p>
          </table:table-cell>
          <table:table-cell office:value-type="float" office:value="7.83577119503689" table:style-name="ce1">
            <text:p>7.83577119503689</text:p>
          </table:table-cell>
          <table:table-cell office:value-type="float" office:value="8.34357452222237" table:style-name="ce1">
            <text:p>8.34357452222237</text:p>
          </table:table-cell>
          <table:table-cell office:value-type="float" office:value="13.9748781441297" table:style-name="ce1">
            <text:p>13.9748781441297</text:p>
          </table:table-cell>
          <table:table-cell office:value-type="float" office:value="8.36248566839925" table:style-name="ce1">
            <text:p>8.36248566839925</text:p>
          </table:table-cell>
          <table:table-cell office:value-type="float" office:value="8.82134978440285" table:style-name="ce1">
            <text:p>8.82134978440285</text:p>
          </table:table-cell>
          <table:table-cell office:value-type="float" office:value="5.7075503957283" table:style-name="ce1">
            <text:p>5.7075503957283</text:p>
          </table:table-cell>
          <table:table-cell office:value-type="float" office:value="9.60733018067683" table:style-name="ce1">
            <text:p>9.60733018067683</text:p>
          </table:table-cell>
          <table:table-cell office:value-type="float" office:value="9.29048479126708" table:style-name="ce1">
            <text:p>9.29048479126708</text:p>
          </table:table-cell>
          <table:table-cell office:value-type="float" office:value="13.1218239609972" table:style-name="ce1">
            <text:p>13.1218239609972</text:p>
          </table:table-cell>
        </table:table-row>
        <table:table-row table:style-name="ro1">
          <table:table-cell office:value-type="string" table:style-name="ce1">
            <text:p>Jorge de Fruto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321</text:p>
          </table:table-cell>
          <table:table-cell office:value-type="float" office:value="13" table:style-name="ce1">
            <text:p>13</text:p>
          </table:table-cell>
          <table:table-cell office:value-type="float" office:value="7.93257446450722" table:style-name="ce1">
            <text:p>7.93257446450722</text:p>
          </table:table-cell>
          <table:table-cell office:value-type="float" office:value="9.0606477673898" table:style-name="ce1">
            <text:p>9.0606477673898</text:p>
          </table:table-cell>
          <table:table-cell office:value-type="float" office:value="11.1409970872904" table:style-name="ce1">
            <text:p>11.1409970872904</text:p>
          </table:table-cell>
          <table:table-cell office:value-type="float" office:value="9.49096782696781" table:style-name="ce1">
            <text:p>9.49096782696781</text:p>
          </table:table-cell>
          <table:table-cell office:value-type="float" office:value="11.039869192256" table:style-name="ce1">
            <text:p>11.039869192256</text:p>
          </table:table-cell>
          <table:table-cell office:value-type="float" office:value="9.12295110822591" table:style-name="ce1">
            <text:p>9.12295110822591</text:p>
          </table:table-cell>
          <table:table-cell office:value-type="float" office:value="12.4579676033859" table:style-name="ce1">
            <text:p>12.4579676033859</text:p>
          </table:table-cell>
          <table:table-cell office:value-type="float" office:value="9.00234290658637" table:style-name="ce1">
            <text:p>9.00234290658637</text:p>
          </table:table-cell>
          <table:table-cell office:value-type="float" office:value="12.9690996233038" table:style-name="ce1">
            <text:p>12.9690996233038</text:p>
          </table:table-cell>
        </table:table-row>
        <table:table-row table:style-name="ro1">
          <table:table-cell office:value-type="string" table:style-name="ce1">
            <text:p>Álvaro Garcí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3-072</text:p>
          </table:table-cell>
          <table:table-cell office:value-type="float" office:value="13.8" table:style-name="ce1">
            <text:p>13.8</text:p>
          </table:table-cell>
          <table:table-cell office:value-type="float" office:value="8.12102807242971" table:style-name="ce1">
            <text:p>8.12102807242971</text:p>
          </table:table-cell>
          <table:table-cell office:value-type="float" office:value="11.3542197613933" table:style-name="ce1">
            <text:p>11.3542197613933</text:p>
          </table:table-cell>
          <table:table-cell office:value-type="float" office:value="13.0321937606992" table:style-name="ce1">
            <text:p>13.0321937606992</text:p>
          </table:table-cell>
          <table:table-cell office:value-type="float" office:value="10.2165029495205" table:style-name="ce1">
            <text:p>10.2165029495205</text:p>
          </table:table-cell>
          <table:table-cell office:value-type="float" office:value="8.38325231840133" table:style-name="ce1">
            <text:p>8.38325231840133</text:p>
          </table:table-cell>
          <table:table-cell office:value-type="float" office:value="6.75222414944705" table:style-name="ce1">
            <text:p>6.75222414944705</text:p>
          </table:table-cell>
          <table:table-cell office:value-type="float" office:value="13.6587760303376" table:style-name="ce1">
            <text:p>13.6587760303376</text:p>
          </table:table-cell>
          <table:table-cell office:value-type="float" office:value="8.7634699491171" table:style-name="ce1">
            <text:p>8.7634699491171</text:p>
          </table:table-cell>
          <table:table-cell office:value-type="float" office:value="12.3369408466326" table:style-name="ce1">
            <text:p>12.3369408466326</text:p>
          </table:table-cell>
        </table:table-row>
        <table:table-row table:style-name="ro1">
          <table:table-cell office:value-type="string" table:style-name="ce1">
            <text:p>Rubén Garcí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177</text:p>
          </table:table-cell>
          <table:table-cell office:value-type="float" office:value="9.6" table:style-name="ce1">
            <text:p>9.6</text:p>
          </table:table-cell>
          <table:table-cell office:value-type="float" office:value="9.65711734510127" table:style-name="ce1">
            <text:p>9.65711734510127</text:p>
          </table:table-cell>
          <table:table-cell office:value-type="float" office:value="13.0196289214685" table:style-name="ce1">
            <text:p>13.0196289214685</text:p>
          </table:table-cell>
          <table:table-cell office:value-type="float" office:value="14.7221439767518" table:style-name="ce1">
            <text:p>14.7221439767518</text:p>
          </table:table-cell>
          <table:table-cell office:value-type="float" office:value="10.5262467118809" table:style-name="ce1">
            <text:p>10.5262467118809</text:p>
          </table:table-cell>
          <table:table-cell office:value-type="float" office:value="7.95208884409827" table:style-name="ce1">
            <text:p>7.95208884409827</text:p>
          </table:table-cell>
          <table:table-cell office:value-type="float" office:value="7.58823920672636" table:style-name="ce1">
            <text:p>7.58823920672636</text:p>
          </table:table-cell>
          <table:table-cell office:value-type="float" office:value="8.44313981296967" table:style-name="ce1">
            <text:p>8.44313981296967</text:p>
          </table:table-cell>
          <table:table-cell office:value-type="float" office:value="6.97641528138293" table:style-name="ce1">
            <text:p>6.97641528138293</text:p>
          </table:table-cell>
          <table:table-cell office:value-type="float" office:value="7.68203792412011" table:style-name="ce1">
            <text:p>7.68203792412011</text:p>
          </table:table-cell>
        </table:table-row>
        <table:table-row table:style-name="ro1">
          <table:table-cell office:value-type="string" table:style-name="ce1">
            <text:p>Bryan Gi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30</text:p>
          </table:table-cell>
          <table:table-cell office:value-type="float" office:value="8.6" table:style-name="ce1">
            <text:p>8.6</text:p>
          </table:table-cell>
          <table:table-cell office:value-type="float" office:value="8.1210280724297" table:style-name="ce1">
            <text:p>8.1210280724297</text:p>
          </table:table-cell>
          <table:table-cell office:value-type="float" office:value="10.8276964540734" table:style-name="ce1">
            <text:p>10.8276964540734</text:p>
          </table:table-cell>
          <table:table-cell office:value-type="float" office:value="12.2332685680938" table:style-name="ce1">
            <text:p>12.2332685680938</text:p>
          </table:table-cell>
          <table:table-cell office:value-type="float" office:value="8.56527470460002" table:style-name="ce1">
            <text:p>8.56527470460002</text:p>
          </table:table-cell>
          <table:table-cell office:value-type="float" office:value="11.039869192256" table:style-name="ce1">
            <text:p>11.039869192256</text:p>
          </table:table-cell>
          <table:table-cell office:value-type="float" office:value="8.27808291811046" table:style-name="ce1">
            <text:p>8.27808291811046</text:p>
          </table:table-cell>
          <table:table-cell office:value-type="float" office:value="11.5649214516182" table:style-name="ce1">
            <text:p>11.5649214516182</text:p>
          </table:table-cell>
          <table:table-cell office:value-type="float" office:value="5.7868710991159" table:style-name="ce1">
            <text:p>5.7868710991159</text:p>
          </table:table-cell>
          <table:table-cell office:value-type="float" office:value="6.87047676717335" table:style-name="ce1">
            <text:p>6.87047676717335</text:p>
          </table:table-cell>
        </table:table-row>
        <table:table-row table:style-name="ro1">
          <table:table-cell office:value-type="string" table:style-name="ce1">
            <text:p>Antoine Griezman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4-292</text:p>
          </table:table-cell>
          <table:table-cell office:value-type="float" office:value="7.8" table:style-name="ce1">
            <text:p>7.8</text:p>
          </table:table-cell>
          <table:table-cell office:value-type="float" office:value="8.38351684762832" table:style-name="ce1">
            <text:p>8.38351684762832</text:p>
          </table:table-cell>
          <table:table-cell office:value-type="float" office:value="13.7078614227684" table:style-name="ce1">
            <text:p>13.7078614227684</text:p>
          </table:table-cell>
          <table:table-cell office:value-type="float" office:value="7.99113993187633" table:style-name="ce1">
            <text:p>7.99113993187633</text:p>
          </table:table-cell>
          <table:table-cell office:value-type="float" office:value="12.4167145983838" table:style-name="ce1">
            <text:p>12.4167145983838</text:p>
          </table:table-cell>
          <table:table-cell office:value-type="float" office:value="8.82134978440285" table:style-name="ce1">
            <text:p>8.82134978440285</text:p>
          </table:table-cell>
          <table:table-cell office:value-type="float" office:value="6.5306017080488" table:style-name="ce1">
            <text:p>6.5306017080488</text:p>
          </table:table-cell>
          <table:table-cell office:value-type="float" office:value="9.97434224288649" table:style-name="ce1">
            <text:p>9.97434224288649</text:p>
          </table:table-cell>
          <table:table-cell office:value-type="float" office:value="13.3289546864832" table:style-name="ce1">
            <text:p>13.3289546864832</text:p>
          </table:table-cell>
          <table:table-cell office:value-type="float" office:value="14.3221979664471" table:style-name="ce1">
            <text:p>14.3221979664471</text:p>
          </table:table-cell>
        </table:table-row>
        <table:table-row table:style-name="ro1">
          <table:table-cell office:value-type="string" table:style-name="ce1">
            <text:p>Gonçalo Guede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039</text:p>
          </table:table-cell>
          <table:table-cell office:value-type="float" office:value="10.1" table:style-name="ce1">
            <text:p>10.1</text:p>
          </table:table-cell>
          <table:table-cell office:value-type="float" office:value="9.02973654986377" table:style-name="ce1">
            <text:p>9.02973654986377</text:p>
          </table:table-cell>
          <table:table-cell office:value-type="float" office:value="11.0145860803062" table:style-name="ce1">
            <text:p>11.0145860803062</text:p>
          </table:table-cell>
          <table:table-cell office:value-type="float" office:value="9.74997588103659" table:style-name="ce1">
            <text:p>9.74997588103659</text:p>
          </table:table-cell>
          <table:table-cell office:value-type="float" office:value="11.1395559239168" table:style-name="ce1">
            <text:p>11.1395559239168</text:p>
          </table:table-cell>
          <table:table-cell office:value-type="float" office:value="10.3782136991753" table:style-name="ce1">
            <text:p>10.3782136991753</text:p>
          </table:table-cell>
          <table:table-cell office:value-type="float" office:value="11.593305684952" table:style-name="ce1">
            <text:p>11.593305684952</text:p>
          </table:table-cell>
          <table:table-cell office:value-type="float" office:value="13.1703826554357" table:style-name="ce1">
            <text:p>13.1703826554357</text:p>
          </table:table-cell>
          <table:table-cell office:value-type="float" office:value="9.19428988829391" table:style-name="ce1">
            <text:p>9.19428988829391</text:p>
          </table:table-cell>
          <table:table-cell office:value-type="float" office:value="10.5542383377602" table:style-name="ce1">
            <text:p>10.5542383377602</text:p>
          </table:table-cell>
        </table:table-row>
        <table:table-row table:style-name="ro1">
          <table:table-cell office:value-type="string" table:style-name="ce1">
            <text:p>Gorka Guruzet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117</text:p>
          </table:table-cell>
          <table:table-cell office:value-type="float" office:value="11.9" table:style-name="ce1">
            <text:p>11.9</text:p>
          </table:table-cell>
          <table:table-cell office:value-type="float" office:value="7.85509353913028" table:style-name="ce1">
            <text:p>7.85509353913028</text:p>
          </table:table-cell>
          <table:table-cell office:value-type="float" office:value="9.88243685656425" table:style-name="ce1">
            <text:p>9.88243685656425</text:p>
          </table:table-cell>
          <table:table-cell office:value-type="float" office:value="7.15566190416584" table:style-name="ce1">
            <text:p>7.15566190416584</text:p>
          </table:table-cell>
          <table:table-cell office:value-type="float" office:value="9.07752837228648" table:style-name="ce1">
            <text:p>9.07752837228648</text:p>
          </table:table-cell>
          <table:table-cell office:value-type="float" office:value="7.1182602408602" table:style-name="ce1">
            <text:p>7.1182602408602</text:p>
          </table:table-cell>
          <table:table-cell office:value-type="float" office:value="5.23192466387533" table:style-name="ce1">
            <text:p>5.23192466387533</text:p>
          </table:table-cell>
          <table:table-cell office:value-type="float" office:value="9.90095125219608" table:style-name="ce1">
            <text:p>9.90095125219608</text:p>
          </table:table-cell>
          <table:table-cell office:value-type="float" office:value="9.38679718523321" table:style-name="ce1">
            <text:p>9.38679718523321</text:p>
          </table:table-cell>
          <table:table-cell office:value-type="float" office:value="11.2493284768745" table:style-name="ce1">
            <text:p>11.2493284768745</text:p>
          </table:table-cell>
        </table:table-row>
        <table:table-row table:style-name="ro1">
          <table:table-cell office:value-type="string" table:style-name="ce1">
            <text:p>Haissem Hassa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33</text:p>
          </table:table-cell>
          <table:table-cell office:value-type="float" office:value="10.5" table:style-name="ce1">
            <text:p>10.5</text:p>
          </table:table-cell>
          <table:table-cell office:value-type="float" office:value="8.23880306953156" table:style-name="ce1">
            <text:p>8.23880306953156</text:p>
          </table:table-cell>
          <table:table-cell office:value-type="float" office:value="11.3848767557283" table:style-name="ce1">
            <text:p>11.3848767557283</text:p>
          </table:table-cell>
          <table:table-cell office:value-type="float" office:value="9.87740433138022" table:style-name="ce1">
            <text:p>9.87740433138022</text:p>
          </table:table-cell>
          <table:table-cell office:value-type="float" office:value="10.936288748449" table:style-name="ce1">
            <text:p>10.936288748449</text:p>
          </table:table-cell>
          <table:table-cell office:value-type="float" office:value="15.8957463687335" table:style-name="ce1">
            <text:p>15.8957463687335</text:p>
          </table:table-cell>
          <table:table-cell office:value-type="float" office:value="11.6306670086748" table:style-name="ce1">
            <text:p>11.6306670086748</text:p>
          </table:table-cell>
          <table:table-cell office:value-type="float" office:value="12.4579676033859" table:style-name="ce1">
            <text:p>12.4579676033859</text:p>
          </table:table-cell>
          <table:table-cell office:value-type="float" office:value="6.46670520250746" table:style-name="ce1">
            <text:p>6.46670520250746</text:p>
          </table:table-cell>
          <table:table-cell office:value-type="float" office:value="6.4076001160672" table:style-name="ce1">
            <text:p>6.4076001160672</text:p>
          </table:table-cell>
        </table:table-row>
        <table:table-row table:style-name="ro1">
          <table:table-cell office:value-type="string" table:style-name="ce1">
            <text:p>Borja Iglesi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2-355</text:p>
          </table:table-cell>
          <table:table-cell office:value-type="float" office:value="11" table:style-name="ce1">
            <text:p>11</text:p>
          </table:table-cell>
          <table:table-cell office:value-type="float" office:value="8.58208417133632" table:style-name="ce1">
            <text:p>8.58208417133632</text:p>
          </table:table-cell>
          <table:table-cell office:value-type="float" office:value="9.69242364704178" table:style-name="ce1">
            <text:p>9.69242364704178</text:p>
          </table:table-cell>
          <table:table-cell office:value-type="float" office:value="10.6393419132387" table:style-name="ce1">
            <text:p>10.6393419132387</text:p>
          </table:table-cell>
          <table:table-cell office:value-type="float" office:value="10.5262467118809" table:style-name="ce1">
            <text:p>10.5262467118809</text:p>
          </table:table-cell>
          <table:table-cell office:value-type="float" office:value="6.14613584816284" table:style-name="ce1">
            <text:p>6.14613584816284</text:p>
          </table:table-cell>
          <table:table-cell office:value-type="float" office:value="12.6446204243586" table:style-name="ce1">
            <text:p>12.6446204243586</text:p>
          </table:table-cell>
          <table:table-cell office:value-type="float" office:value="8.15778288746492" table:style-name="ce1">
            <text:p>8.15778288746492</text:p>
          </table:table-cell>
          <table:table-cell office:value-type="float" office:value="9.72448685776868" table:style-name="ce1">
            <text:p>9.72448685776868</text:p>
          </table:table-cell>
          <table:table-cell office:value-type="float" office:value="15.3856463768452" table:style-name="ce1">
            <text:p>15.3856463768452</text:p>
          </table:table-cell>
        </table:table-row>
        <table:table-row table:style-name="ro1">
          <table:table-cell office:value-type="string" table:style-name="ce1">
            <text:p>Mateo Joseph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80</text:p>
          </table:table-cell>
          <table:table-cell office:value-type="float" office:value="12" table:style-name="ce1">
            <text:p>12</text:p>
          </table:table-cell>
          <table:table-cell office:value-type="float" office:value="7.73305229483444" table:style-name="ce1">
            <text:p>7.73305229483444</text:p>
          </table:table-cell>
          <table:table-cell office:value-type="float" office:value="9.18661694999699" table:style-name="ce1">
            <text:p>9.18661694999699</text:p>
          </table:table-cell>
          <table:table-cell office:value-type="float" office:value="7.74823410451223" table:style-name="ce1">
            <text:p>7.74823410451223</text:p>
          </table:table-cell>
          <table:table-cell office:value-type="float" office:value="7.09005282033532" table:style-name="ce1">
            <text:p>7.09005282033532</text:p>
          </table:table-cell>
          <table:table-cell office:value-type="float" office:value="8.82134978440285" table:style-name="ce1">
            <text:p>8.82134978440285</text:p>
          </table:table-cell>
          <table:table-cell office:value-type="float" office:value="7.82788679344351" table:style-name="ce1">
            <text:p>7.82788679344351</text:p>
          </table:table-cell>
          <table:table-cell office:value-type="float" office:value="9.75413195457334" table:style-name="ce1">
            <text:p>9.75413195457334</text:p>
          </table:table-cell>
          <table:table-cell office:value-type="float" office:value="8.15024899679728" table:style-name="ce1">
            <text:p>8.15024899679728</text:p>
          </table:table-cell>
          <table:table-cell office:value-type="float" office:value="10.1143369398535" table:style-name="ce1">
            <text:p>10.1143369398535</text:p>
          </table:table-cell>
        </table:table-row>
        <table:table-row table:style-name="ro1">
          <table:table-cell office:value-type="string" table:style-name="ce1">
            <text:p>Vinicius Júnio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79</text:p>
          </table:table-cell>
          <table:table-cell office:value-type="float" office:value="15.6" table:style-name="ce1">
            <text:p>15.6</text:p>
          </table:table-cell>
          <table:table-cell office:value-type="float" office:value="10.6757301731172" table:style-name="ce1">
            <text:p>10.6757301731172</text:p>
          </table:table-cell>
          <table:table-cell office:value-type="float" office:value="16.7747612506194" table:style-name="ce1">
            <text:p>16.7747612506194</text:p>
          </table:table-cell>
          <table:table-cell office:value-type="float" office:value="16.7455934886223" table:style-name="ce1">
            <text:p>16.7455934886223</text:p>
          </table:table-cell>
          <table:table-cell office:value-type="float" office:value="16.3849735436996" table:style-name="ce1">
            <text:p>16.3849735436996</text:p>
          </table:table-cell>
          <table:table-cell office:value-type="float" office:value="18.5905812229515" table:style-name="ce1">
            <text:p>18.5905812229515</text:p>
          </table:table-cell>
          <table:table-cell office:value-type="float" office:value="8.7942083745136" table:style-name="ce1">
            <text:p>8.7942083745136</text:p>
          </table:table-cell>
          <table:table-cell office:value-type="float" office:value="18.4980790547736" table:style-name="ce1">
            <text:p>18.4980790547736</text:p>
          </table:table-cell>
          <table:table-cell office:value-type="float" office:value="11.067266159018" table:style-name="ce1">
            <text:p>11.067266159018</text:p>
          </table:table-cell>
          <table:table-cell office:value-type="float" office:value="14.7010281342557" table:style-name="ce1">
            <text:p>14.7010281342557</text:p>
          </table:table-cell>
        </table:table-row>
        <table:table-row table:style-name="ro1">
          <table:table-cell office:value-type="string" table:style-name="ce1">
            <text:p>Ferran Jutglà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340</text:p>
          </table:table-cell>
          <table:table-cell office:value-type="float" office:value="8.1" table:style-name="ce1">
            <text:p>8.1</text:p>
          </table:table-cell>
          <table:table-cell office:value-type="float" office:value="8.14714918173128" table:style-name="ce1">
            <text:p>8.14714918173128</text:p>
          </table:table-cell>
          <table:table-cell office:value-type="float" office:value="8.8722627227249" table:style-name="ce1">
            <text:p>8.8722627227249</text:p>
          </table:table-cell>
          <table:table-cell office:value-type="float" office:value="8.23689644037827" table:style-name="ce1">
            <text:p>8.23689644037827</text:p>
          </table:table-cell>
          <table:table-cell office:value-type="float" office:value="7.4716030800476" table:style-name="ce1">
            <text:p>7.4716030800476</text:p>
          </table:table-cell>
          <table:table-cell office:value-type="float" office:value="9.48687382723934" table:style-name="ce1">
            <text:p>9.48687382723934</text:p>
          </table:table-cell>
          <table:table-cell office:value-type="float" office:value="5.78479285258151" table:style-name="ce1">
            <text:p>5.78479285258151</text:p>
          </table:table-cell>
          <table:table-cell office:value-type="float" office:value="10.6324938291806" table:style-name="ce1">
            <text:p>10.6324938291806</text:p>
          </table:table-cell>
          <table:table-cell office:value-type="float" office:value="11.4428084477361" table:style-name="ce1">
            <text:p>11.4428084477361</text:p>
          </table:table-cell>
          <table:table-cell office:value-type="float" office:value="9.05609796074363" table:style-name="ce1">
            <text:p>9.05609796074363</text:p>
          </table:table-cell>
        </table:table-row>
        <table:table-row table:style-name="ro1">
          <table:table-cell office:value-type="string" table:style-name="ce1">
            <text:p>Kiké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043</text:p>
          </table:table-cell>
          <table:table-cell office:value-type="float" office:value="7.4" table:style-name="ce1">
            <text:p>7.4</text:p>
          </table:table-cell>
          <table:table-cell office:value-type="float" office:value="8.31763752005589" table:style-name="ce1">
            <text:p>8.31763752005589</text:p>
          </table:table-cell>
          <table:table-cell office:value-type="float" office:value="7.40857769422399" table:style-name="ce1">
            <text:p>7.40857769422399</text:p>
          </table:table-cell>
          <table:table-cell office:value-type="float" office:value="7.86930863725674" table:style-name="ce1">
            <text:p>7.86930863725674</text:p>
          </table:table-cell>
          <table:table-cell office:value-type="float" office:value="7.76404583792613" table:style-name="ce1">
            <text:p>7.76404583792613</text:p>
          </table:table-cell>
          <table:table-cell office:value-type="float" office:value="7.73972800950119" table:style-name="ce1">
            <text:p>7.73972800950119</text:p>
          </table:table-cell>
          <table:table-cell office:value-type="float" office:value="8.56375621211334" table:style-name="ce1">
            <text:p>8.56375621211334</text:p>
          </table:table-cell>
          <table:table-cell office:value-type="float" office:value="8.51495271212439" table:style-name="ce1">
            <text:p>8.51495271212439</text:p>
          </table:table-cell>
          <table:table-cell office:value-type="float" office:value="11.396171957925" table:style-name="ce1">
            <text:p>11.396171957925</text:p>
          </table:table-cell>
          <table:table-cell office:value-type="float" office:value="11.1632648881607" table:style-name="ce1">
            <text:p>11.1632648881607</text:p>
          </table:table-cell>
        </table:table-row>
        <table:table-row table:style-name="ro1">
          <table:table-cell office:value-type="string" table:style-name="ce1">
            <text:p>Takefusa Kub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217</text:p>
          </table:table-cell>
          <table:table-cell office:value-type="float" office:value="11.3" table:style-name="ce1">
            <text:p>11.3</text:p>
          </table:table-cell>
          <table:table-cell office:value-type="float" office:value="9.98183446024724" table:style-name="ce1">
            <text:p>9.98183446024724</text:p>
          </table:table-cell>
          <table:table-cell office:value-type="float" office:value="12.6569350860535" table:style-name="ce1">
            <text:p>12.6569350860535</text:p>
          </table:table-cell>
          <table:table-cell office:value-type="float" office:value="12.8092984234276" table:style-name="ce1">
            <text:p>12.8092984234276</text:p>
          </table:table-cell>
          <table:table-cell office:value-type="float" office:value="12.0334344544021" table:style-name="ce1">
            <text:p>12.0334344544021</text:p>
          </table:table-cell>
          <table:table-cell office:value-type="float" office:value="15.6538242601801" table:style-name="ce1">
            <text:p>15.6538242601801</text:p>
          </table:table-cell>
          <table:table-cell office:value-type="float" office:value="9.3561718042191" table:style-name="ce1">
            <text:p>9.3561718042191</text:p>
          </table:table-cell>
          <table:table-cell office:value-type="float" office:value="14.8065033513273" table:style-name="ce1">
            <text:p>14.8065033513273</text:p>
          </table:table-cell>
          <table:table-cell office:value-type="float" office:value="9.57968342768098" table:style-name="ce1">
            <text:p>9.57968342768098</text:p>
          </table:table-cell>
          <table:table-cell office:value-type="float" office:value="8.96843582063529" table:style-name="ce1">
            <text:p>8.96843582063529</text:p>
          </table:table-cell>
        </table:table-row>
        <table:table-row table:style-name="ro1">
          <table:table-cell office:value-type="string" table:style-name="ce1">
            <text:p>Robert Lewandowsk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7-139</text:p>
          </table:table-cell>
          <table:table-cell office:value-type="float" office:value="7.8" table:style-name="ce1">
            <text:p>7.8</text:p>
          </table:table-cell>
          <table:table-cell office:value-type="float" office:value="8.0558575473379" table:style-name="ce1">
            <text:p>8.0558575473379</text:p>
          </table:table-cell>
          <table:table-cell office:value-type="float" office:value="7.43799250045218" table:style-name="ce1">
            <text:p>7.43799250045218</text:p>
          </table:table-cell>
          <table:table-cell office:value-type="float" office:value="8.48514018377616" table:style-name="ce1">
            <text:p>8.48514018377616</text:p>
          </table:table-cell>
          <table:table-cell office:value-type="float" office:value="6.81086553395848" table:style-name="ce1">
            <text:p>6.81086553395848</text:p>
          </table:table-cell>
          <table:table-cell office:value-type="float" office:value="7.1182602408602" table:style-name="ce1">
            <text:p>7.1182602408602</text:p>
          </table:table-cell>
          <table:table-cell office:value-type="float" office:value="10.7952069884855" table:style-name="ce1">
            <text:p>10.7952069884855</text:p>
          </table:table-cell>
          <table:table-cell office:value-type="float" office:value="8.2288198565112" table:style-name="ce1">
            <text:p>8.2288198565112</text:p>
          </table:table-cell>
          <table:table-cell office:value-type="float" office:value="13.8787802311117" table:style-name="ce1">
            <text:p>13.8787802311117</text:p>
          </table:table-cell>
          <table:table-cell office:value-type="float" office:value="17.0684692874266" table:style-name="ce1">
            <text:p>17.0684692874266</text:p>
          </table:table-cell>
        </table:table-row>
        <table:table-row table:style-name="ro1">
          <table:table-cell office:value-type="string" table:style-name="ce1">
            <text:p>Adrián Lis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280</text:p>
          </table:table-cell>
          <table:table-cell office:value-type="float" office:value="13.1" table:style-name="ce1">
            <text:p>13.1</text:p>
          </table:table-cell>
          <table:table-cell office:value-type="float" office:value="7.3845408828888" table:style-name="ce1">
            <text:p>7.3845408828888</text:p>
          </table:table-cell>
          <table:table-cell office:value-type="float" office:value="8.7471248860503" table:style-name="ce1">
            <text:p>8.7471248860503</text:p>
          </table:table-cell>
          <table:table-cell office:value-type="float" office:value="5.9446808556281" table:style-name="ce1">
            <text:p>5.9446808556281</text:p>
          </table:table-cell>
          <table:table-cell office:value-type="float" office:value="7.66600924664741" table:style-name="ce1">
            <text:p>7.66600924664741</text:p>
          </table:table-cell>
          <table:table-cell office:value-type="float" office:value="8.60156288912047" table:style-name="ce1">
            <text:p>8.60156288912047</text:p>
          </table:table-cell>
          <table:table-cell office:value-type="float" office:value="6.99579992862354" table:style-name="ce1">
            <text:p>6.99579992862354</text:p>
          </table:table-cell>
          <table:table-cell office:value-type="float" office:value="10.6324938291806" table:style-name="ce1">
            <text:p>10.6324938291806</text:p>
          </table:table-cell>
          <table:table-cell office:value-type="float" office:value="7.55285608675766" table:style-name="ce1">
            <text:p>7.55285608675766</text:p>
          </table:table-cell>
          <table:table-cell office:value-type="float" office:value="9.14390441721489" table:style-name="ce1">
            <text:p>9.14390441721489</text:p>
          </table:table-cell>
        </table:table-row>
        <table:table-row table:style-name="ro1">
          <table:table-cell office:value-type="string" table:style-name="ce1">
            <text:p>Diego Lóp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39</text:p>
          </table:table-cell>
          <table:table-cell office:value-type="float" office:value="12.7" table:style-name="ce1">
            <text:p>12.7</text:p>
          </table:table-cell>
          <table:table-cell office:value-type="float" office:value="7.71385637804599" table:style-name="ce1">
            <text:p>7.71385637804599</text:p>
          </table:table-cell>
          <table:table-cell office:value-type="float" office:value="11.5983282886929" table:style-name="ce1">
            <text:p>11.5983282886929</text:p>
          </table:table-cell>
          <table:table-cell office:value-type="float" office:value="7.74823410451223" table:style-name="ce1">
            <text:p>7.74823410451223</text:p>
          </table:table-cell>
          <table:table-cell office:value-type="float" office:value="10.6291283290467" table:style-name="ce1">
            <text:p>10.6291283290467</text:p>
          </table:table-cell>
          <table:table-cell office:value-type="float" office:value="10.1557991528573" table:style-name="ce1">
            <text:p>10.1557991528573</text:p>
          </table:table-cell>
          <table:table-cell office:value-type="float" office:value="5.49544190589592" table:style-name="ce1">
            <text:p>5.49544190589592</text:p>
          </table:table-cell>
          <table:table-cell office:value-type="float" office:value="10.8501570586494" table:style-name="ce1">
            <text:p>10.8501570586494</text:p>
          </table:table-cell>
          <table:table-cell office:value-type="float" office:value="6.59194551397063" table:style-name="ce1">
            <text:p>6.59194551397063</text:p>
          </table:table-cell>
          <table:table-cell office:value-type="float" office:value="9.76113768887657" table:style-name="ce1">
            <text:p>9.76113768887657</text:p>
          </table:table-cell>
        </table:table-row>
        <table:table-row table:style-name="ro1">
          <table:table-cell office:value-type="string" table:style-name="ce1">
            <text:p>Fermin Lóp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41</text:p>
          </table:table-cell>
          <table:table-cell office:value-type="float" office:value="7.7" table:style-name="ce1">
            <text:p>7.7</text:p>
          </table:table-cell>
          <table:table-cell office:value-type="float" office:value="10.7627076447935" table:style-name="ce1">
            <text:p>10.7627076447935</text:p>
          </table:table-cell>
          <table:table-cell office:value-type="float" office:value="13.0470388230887" table:style-name="ce1">
            <text:p>13.0470388230887</text:p>
          </table:table-cell>
          <table:table-cell office:value-type="float" office:value="15.6748521339023" table:style-name="ce1">
            <text:p>15.6748521339023</text:p>
          </table:table-cell>
          <table:table-cell office:value-type="float" office:value="12.2263117045237" table:style-name="ce1">
            <text:p>12.2263117045237</text:p>
          </table:table-cell>
          <table:table-cell office:value-type="float" office:value="11.039869192256" table:style-name="ce1">
            <text:p>11.039869192256</text:p>
          </table:table-cell>
          <table:table-cell office:value-type="float" office:value="12.7663417816413" table:style-name="ce1">
            <text:p>12.7663417816413</text:p>
          </table:table-cell>
          <table:table-cell office:value-type="float" office:value="10.3407079214204" table:style-name="ce1">
            <text:p>10.3407079214204</text:p>
          </table:table-cell>
          <table:table-cell office:value-type="float" office:value="12.3524292888769" table:style-name="ce1">
            <text:p>12.3524292888769</text:p>
          </table:table-cell>
          <table:table-cell office:value-type="float" office:value="10.9035331212601" table:style-name="ce1">
            <text:p>10.9035331212601</text:p>
          </table:table-cell>
        </table:table-row>
        <table:table-row table:style-name="ro1">
          <table:table-cell office:value-type="string" table:style-name="ce1">
            <text:p>Mario Martí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308</text:p>
          </table:table-cell>
          <table:table-cell office:value-type="float" office:value="12.3" table:style-name="ce1">
            <text:p>12.3</text:p>
          </table:table-cell>
          <table:table-cell office:value-type="float" office:value="7.14211748864142" table:style-name="ce1">
            <text:p>7.14211748864142</text:p>
          </table:table-cell>
          <table:table-cell office:value-type="float" office:value="11.9590554598102" table:style-name="ce1">
            <text:p>11.9590554598102</text:p>
          </table:table-cell>
          <table:table-cell office:value-type="float" office:value="6.04876940481374" table:style-name="ce1">
            <text:p>6.04876940481374</text:p>
          </table:table-cell>
          <table:table-cell office:value-type="float" office:value="10.4231633974736" table:style-name="ce1">
            <text:p>10.4231633974736</text:p>
          </table:table-cell>
          <table:table-cell office:value-type="float" office:value="7.73972800950119" table:style-name="ce1">
            <text:p>7.73972800950119</text:p>
          </table:table-cell>
          <table:table-cell office:value-type="float" office:value="7.351974771402" table:style-name="ce1">
            <text:p>7.351974771402</text:p>
          </table:table-cell>
          <table:table-cell office:value-type="float" office:value="8.58693676843909" table:style-name="ce1">
            <text:p>8.58693676843909</text:p>
          </table:table-cell>
          <table:table-cell office:value-type="float" office:value="6.59194551397063" table:style-name="ce1">
            <text:p>6.59194551397063</text:p>
          </table:table-cell>
          <table:table-cell office:value-type="float" office:value="7.76558253421365" table:style-name="ce1">
            <text:p>7.76558253421365</text:p>
          </table:table-cell>
        </table:table-row>
        <table:table-row table:style-name="ro1">
          <table:table-cell office:value-type="string" table:style-name="ce1">
            <text:p>Toni Martín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91</text:p>
          </table:table-cell>
          <table:table-cell office:value-type="float" office:value="12.2" table:style-name="ce1">
            <text:p>12.2</text:p>
          </table:table-cell>
          <table:table-cell office:value-type="float" office:value="7.247282151126" table:style-name="ce1">
            <text:p>7.247282151126</text:p>
          </table:table-cell>
          <table:table-cell office:value-type="float" office:value="8.71590404822631" table:style-name="ce1">
            <text:p>8.71590404822631</text:p>
          </table:table-cell>
          <table:table-cell office:value-type="float" office:value="7.15566190416584" table:style-name="ce1">
            <text:p>7.15566190416584</text:p>
          </table:table-cell>
          <table:table-cell office:value-type="float" office:value="7.56852101573261" table:style-name="ce1">
            <text:p>7.56852101573261</text:p>
          </table:table-cell>
          <table:table-cell office:value-type="float" office:value="6.9169983766638" table:style-name="ce1">
            <text:p>6.9169983766638</text:p>
          </table:table-cell>
          <table:table-cell office:value-type="float" office:value="7.90225487899932" table:style-name="ce1">
            <text:p>7.90225487899932</text:p>
          </table:table-cell>
          <table:table-cell office:value-type="float" office:value="8.51495271212439" table:style-name="ce1">
            <text:p>8.51495271212439</text:p>
          </table:table-cell>
          <table:table-cell office:value-type="float" office:value="8.10366432299718" table:style-name="ce1">
            <text:p>8.10366432299718</text:p>
          </table:table-cell>
          <table:table-cell office:value-type="float" office:value="9.93779772221777" table:style-name="ce1">
            <text:p>9.93779772221777</text:p>
          </table:table-cell>
        </table:table-row>
        <table:table-row table:style-name="ro1">
          <table:table-cell office:value-type="string" table:style-name="ce1">
            <text:p>Borja Mayora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77</text:p>
          </table:table-cell>
          <table:table-cell office:value-type="float" office:value="11.6" table:style-name="ce1">
            <text:p>11.6</text:p>
          </table:table-cell>
          <table:table-cell office:value-type="float" office:value="7.18532364388121" table:style-name="ce1">
            <text:p>7.18532364388121</text:p>
          </table:table-cell>
          <table:table-cell office:value-type="float" office:value="10.6084745515721" table:style-name="ce1">
            <text:p>10.6084745515721</text:p>
          </table:table-cell>
          <table:table-cell office:value-type="float" office:value="7.03997924980477" table:style-name="ce1">
            <text:p>7.03997924980477</text:p>
          </table:table-cell>
          <table:table-cell office:value-type="float" office:value="9.07752837228648" table:style-name="ce1">
            <text:p>9.07752837228648</text:p>
          </table:table-cell>
          <table:table-cell office:value-type="float" office:value="6.14613584816284" table:style-name="ce1">
            <text:p>6.14613584816284</text:p>
          </table:table-cell>
          <table:table-cell office:value-type="float" office:value="11.6493220441497" table:style-name="ce1">
            <text:p>11.6493220441497</text:p>
          </table:table-cell>
          <table:table-cell office:value-type="float" office:value="7.32461190571153" table:style-name="ce1">
            <text:p>7.32461190571153</text:p>
          </table:table-cell>
          <table:table-cell office:value-type="float" office:value="7.87223622720549" table:style-name="ce1">
            <text:p>7.87223622720549</text:p>
          </table:table-cell>
          <table:table-cell office:value-type="float" office:value="11.3351087128916" table:style-name="ce1">
            <text:p>11.3351087128916</text:p>
          </table:table-cell>
        </table:table-row>
        <table:table-row table:style-name="ro1">
          <table:table-cell office:value-type="string" table:style-name="ce1">
            <text:p>Kylian Mbappé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18</text:p>
          </table:table-cell>
          <table:table-cell office:value-type="float" office:value="17.4" table:style-name="ce1">
            <text:p>17.4</text:p>
          </table:table-cell>
          <table:table-cell office:value-type="float" office:value="11.3849528296216" table:style-name="ce1">
            <text:p>11.3849528296216</text:p>
          </table:table-cell>
          <table:table-cell office:value-type="float" office:value="17.2569464655357" table:style-name="ce1">
            <text:p>17.2569464655357</text:p>
          </table:table-cell>
          <table:table-cell office:value-type="float" office:value="17.8978773466709" table:style-name="ce1">
            <text:p>17.8978773466709</text:p>
          </table:table-cell>
          <table:table-cell office:value-type="float" office:value="17.6166856075793" table:style-name="ce1">
            <text:p>17.6166856075793</text:p>
          </table:table-cell>
          <table:table-cell office:value-type="float" office:value="18.0733158728223" table:style-name="ce1">
            <text:p>18.0733158728223</text:p>
          </table:table-cell>
          <table:table-cell office:value-type="float" office:value="11.1781759337357" table:style-name="ce1">
            <text:p>11.1781759337357</text:p>
          </table:table-cell>
          <table:table-cell office:value-type="float" office:value="17.8088656893392" table:style-name="ce1">
            <text:p>17.8088656893392</text:p>
          </table:table-cell>
          <table:table-cell office:value-type="float" office:value="13.7254036624418" table:style-name="ce1">
            <text:p>13.7254036624418</text:p>
          </table:table-cell>
          <table:table-cell office:value-type="float" office:value="18.5810237463282" table:style-name="ce1">
            <text:p>18.5810237463282</text:p>
          </table:table-cell>
        </table:table-row>
        <table:table-row table:style-name="ro1">
          <table:table-cell office:value-type="string" table:style-name="ce1">
            <text:p>Brais Ménd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000</text:p>
          </table:table-cell>
          <table:table-cell office:value-type="float" office:value="12.1" table:style-name="ce1">
            <text:p>12.1</text:p>
          </table:table-cell>
          <table:table-cell office:value-type="float" office:value="8.58872556246781" table:style-name="ce1">
            <text:p>8.58872556246781</text:p>
          </table:table-cell>
          <table:table-cell office:value-type="float" office:value="16.6393050612659" table:style-name="ce1">
            <text:p>16.6393050612659</text:p>
          </table:table-cell>
          <table:table-cell office:value-type="float" office:value="11.3887320755962" table:style-name="ce1">
            <text:p>11.3887320755962</text:p>
          </table:table-cell>
          <table:table-cell office:value-type="float" office:value="17.6166856075793" table:style-name="ce1">
            <text:p>17.6166856075793</text:p>
          </table:table-cell>
          <table:table-cell office:value-type="float" office:value="9.70984664297142" table:style-name="ce1">
            <text:p>9.70984664297142</text:p>
          </table:table-cell>
          <table:table-cell office:value-type="float" office:value="9.86310517311115" table:style-name="ce1">
            <text:p>9.86310517311115</text:p>
          </table:table-cell>
          <table:table-cell office:value-type="float" office:value="10.994560932352" table:style-name="ce1">
            <text:p>10.994560932352</text:p>
          </table:table-cell>
          <table:table-cell office:value-type="float" office:value="9.29048479126708" table:style-name="ce1">
            <text:p>9.29048479126708</text:p>
          </table:table-cell>
          <table:table-cell office:value-type="float" office:value="9.93779772221777" table:style-name="ce1">
            <text:p>9.93779772221777</text:p>
          </table:table-cell>
        </table:table-row>
        <table:table-row table:style-name="ro1">
          <table:table-cell office:value-type="string" table:style-name="ce1">
            <text:p>Rodrigo Mendoz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298</text:p>
          </table:table-cell>
          <table:table-cell office:value-type="float" office:value="7.3" table:style-name="ce1">
            <text:p>7.3</text:p>
          </table:table-cell>
          <table:table-cell office:value-type="float" office:value="8.068876321187" table:style-name="ce1">
            <text:p>8.068876321187</text:p>
          </table:table-cell>
          <table:table-cell office:value-type="float" office:value="13.3436996236114" table:style-name="ce1">
            <text:p>13.3436996236114</text:p>
          </table:table-cell>
          <table:table-cell office:value-type="float" office:value="6.5878543456957" table:style-name="ce1">
            <text:p>6.5878543456957</text:p>
          </table:table-cell>
          <table:table-cell office:value-type="float" office:value="11.3413725860495" table:style-name="ce1">
            <text:p>11.3413725860495</text:p>
          </table:table-cell>
          <table:table-cell office:value-type="float" office:value="9.48687382723934" table:style-name="ce1">
            <text:p>9.48687382723934</text:p>
          </table:table-cell>
          <table:table-cell office:value-type="float" office:value="11.2162056345894" table:style-name="ce1">
            <text:p>11.2162056345894</text:p>
          </table:table-cell>
          <table:table-cell office:value-type="float" office:value="8.80382225887137" table:style-name="ce1">
            <text:p>8.80382225887137</text:p>
          </table:table-cell>
          <table:table-cell office:value-type="float" office:value="6.38405743971344" table:style-name="ce1">
            <text:p>6.38405743971344</text:p>
          </table:table-cell>
          <table:table-cell office:value-type="float" office:value="6.87047676717335" table:style-name="ce1">
            <text:p>6.87047676717335</text:p>
          </table:table-cell>
        </table:table-row>
        <table:table-row table:style-name="ro1">
          <table:table-cell office:value-type="string" table:style-name="ce1">
            <text:p>Georges Mikautadz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68</text:p>
          </table:table-cell>
          <table:table-cell office:value-type="float" office:value="7.3" table:style-name="ce1">
            <text:p>7.3</text:p>
          </table:table-cell>
          <table:table-cell office:value-type="float" office:value="8.06236596592915" table:style-name="ce1">
            <text:p>8.06236596592915</text:p>
          </table:table-cell>
          <table:table-cell office:value-type="float" office:value="7.03153034633804" table:style-name="ce1">
            <text:p>7.03153034633804</text:p>
          </table:table-cell>
          <table:table-cell office:value-type="float" office:value="12.2332685680938" table:style-name="ce1">
            <text:p>12.2332685680938</text:p>
          </table:table-cell>
          <table:table-cell office:value-type="float" office:value="7.4716030800476" table:style-name="ce1">
            <text:p>7.4716030800476</text:p>
          </table:table-cell>
          <table:table-cell office:value-type="float" office:value="8.82134978440285" table:style-name="ce1">
            <text:p>8.82134978440285</text:p>
          </table:table-cell>
          <table:table-cell office:value-type="float" office:value="8.16467721917736" table:style-name="ce1">
            <text:p>8.16467721917736</text:p>
          </table:table-cell>
          <table:table-cell office:value-type="float" office:value="8.87639690874872" table:style-name="ce1">
            <text:p>8.87639690874872</text:p>
          </table:table-cell>
          <table:table-cell office:value-type="float" office:value="12.6584591079282" table:style-name="ce1">
            <text:p>12.6584591079282</text:p>
          </table:table-cell>
          <table:table-cell office:value-type="float" office:value="11.3351087128916" table:style-name="ce1">
            <text:p>11.3351087128916</text:p>
          </table:table-cell>
        </table:table-row>
        <table:table-row table:style-name="ro1">
          <table:table-cell office:value-type="string" table:style-name="ce1">
            <text:p>Pere Mill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3-106</text:p>
          </table:table-cell>
          <table:table-cell office:value-type="float" office:value="12.7" table:style-name="ce1">
            <text:p>12.7</text:p>
          </table:table-cell>
          <table:table-cell office:value-type="float" office:value="8.38351684762832" table:style-name="ce1">
            <text:p>8.38351684762832</text:p>
          </table:table-cell>
          <table:table-cell office:value-type="float" office:value="11.1076248530866" table:style-name="ce1">
            <text:p>11.1076248530866</text:p>
          </table:table-cell>
          <table:table-cell office:value-type="float" office:value="10.0047949228423" table:style-name="ce1">
            <text:p>10.0047949228423</text:p>
          </table:table-cell>
          <table:table-cell office:value-type="float" office:value="13.2389224348733" table:style-name="ce1">
            <text:p>13.2389224348733</text:p>
          </table:table-cell>
          <table:table-cell office:value-type="float" office:value="8.60156288912047" table:style-name="ce1">
            <text:p>8.60156288912047</text:p>
          </table:table-cell>
          <table:table-cell office:value-type="float" office:value="9.92162806560963" table:style-name="ce1">
            <text:p>9.92162806560963</text:p>
          </table:table-cell>
          <table:table-cell office:value-type="float" office:value="9.38733682154385" table:style-name="ce1">
            <text:p>9.38733682154385</text:p>
          </table:table-cell>
          <table:table-cell office:value-type="float" office:value="10.9725826923926" table:style-name="ce1">
            <text:p>10.9725826923926</text:p>
          </table:table-cell>
          <table:table-cell office:value-type="float" office:value="14.7618051173693" table:style-name="ce1">
            <text:p>14.7618051173693</text:p>
          </table:table-cell>
        </table:table-row>
        <table:table-row table:style-name="ro1">
          <table:table-cell office:value-type="string" table:style-name="ce1">
            <text:p>Rafa Mi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203</text:p>
          </table:table-cell>
          <table:table-cell office:value-type="float" office:value="14.5" table:style-name="ce1">
            <text:p>14.5</text:p>
          </table:table-cell>
          <table:table-cell office:value-type="float" office:value="7.68190901460544" table:style-name="ce1">
            <text:p>7.68190901460544</text:p>
          </table:table-cell>
          <table:table-cell office:value-type="float" office:value="12.514422359543" table:style-name="ce1">
            <text:p>12.514422359543</text:p>
          </table:table-cell>
          <table:table-cell office:value-type="float" office:value="7.03997924980477" table:style-name="ce1">
            <text:p>7.03997924980477</text:p>
          </table:table-cell>
          <table:table-cell office:value-type="float" office:value="11.541535235829" table:style-name="ce1">
            <text:p>11.541535235829</text:p>
          </table:table-cell>
          <table:table-cell office:value-type="float" office:value="10.8205221165798" table:style-name="ce1">
            <text:p>10.8205221165798</text:p>
          </table:table-cell>
          <table:table-cell office:value-type="float" office:value="6.61530634018563" table:style-name="ce1">
            <text:p>6.61530634018563</text:p>
          </table:table-cell>
          <table:table-cell office:value-type="float" office:value="11.77517559444" table:style-name="ce1">
            <text:p>11.77517559444</text:p>
          </table:table-cell>
          <table:table-cell office:value-type="float" office:value="12.4405940519741" table:style-name="ce1">
            <text:p>12.4405940519741</text:p>
          </table:table-cell>
          <table:table-cell office:value-type="float" office:value="14.8813254059794" table:style-name="ce1">
            <text:p>14.8813254059794</text:p>
          </table:table-cell>
        </table:table-row>
        <table:table-row table:style-name="ro1">
          <table:table-cell office:value-type="string" table:style-name="ce1">
            <text:p>Alberto Molei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099</text:p>
          </table:table-cell>
          <table:table-cell office:value-type="float" office:value="12.1" table:style-name="ce1">
            <text:p>12.1</text:p>
          </table:table-cell>
          <table:table-cell office:value-type="float" office:value="8.86881226343606" table:style-name="ce1">
            <text:p>8.86881226343606</text:p>
          </table:table-cell>
          <table:table-cell office:value-type="float" office:value="11.4460713027083" table:style-name="ce1">
            <text:p>11.4460713027083</text:p>
          </table:table-cell>
          <table:table-cell office:value-type="float" office:value="13.3577446392683" table:style-name="ce1">
            <text:p>13.3577446392683</text:p>
          </table:table-cell>
          <table:table-cell office:value-type="float" office:value="13.4990662946041" table:style-name="ce1">
            <text:p>13.4990662946041</text:p>
          </table:table-cell>
          <table:table-cell office:value-type="float" office:value="12.5179329784265" table:style-name="ce1">
            <text:p>12.5179329784265</text:p>
          </table:table-cell>
          <table:table-cell office:value-type="float" office:value="11.0637758711023" table:style-name="ce1">
            <text:p>11.0637758711023</text:p>
          </table:table-cell>
          <table:table-cell office:value-type="float" office:value="11.494356081465" table:style-name="ce1">
            <text:p>11.494356081465</text:p>
          </table:table-cell>
          <table:table-cell office:value-type="float" office:value="10.4954406326247" table:style-name="ce1">
            <text:p>10.4954406326247</text:p>
          </table:table-cell>
          <table:table-cell office:value-type="float" office:value="14.3870146942312" table:style-name="ce1">
            <text:p>14.3870146942312</text:p>
          </table:table-cell>
        </table:table-row>
        <table:table-row table:style-name="ro1">
          <table:table-cell office:value-type="string" table:style-name="ce1">
            <text:p>Víctor Muño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78</text:p>
          </table:table-cell>
          <table:table-cell office:value-type="float" office:value="14.5" table:style-name="ce1">
            <text:p>14.5</text:p>
          </table:table-cell>
          <table:table-cell office:value-type="float" office:value="7.7715052119662" table:style-name="ce1">
            <text:p>7.7715052119662</text:p>
          </table:table-cell>
          <table:table-cell office:value-type="float" office:value="11.3235238974595" table:style-name="ce1">
            <text:p>11.3235238974595</text:p>
          </table:table-cell>
          <table:table-cell office:value-type="float" office:value="8.8613362185843" table:style-name="ce1">
            <text:p>8.8613362185843</text:p>
          </table:table-cell>
          <table:table-cell office:value-type="float" office:value="7.37527680750904" table:style-name="ce1">
            <text:p>7.37527680750904</text:p>
          </table:table-cell>
          <table:table-cell office:value-type="float" office:value="17.2358890221662" table:style-name="ce1">
            <text:p>17.2358890221662</text:p>
          </table:table-cell>
          <table:table-cell office:value-type="float" office:value="8.35397332125416" table:style-name="ce1">
            <text:p>8.35397332125416</text:p>
          </table:table-cell>
          <table:table-cell office:value-type="float" office:value="15.3260888840205" table:style-name="ce1">
            <text:p>15.3260888840205</text:p>
          </table:table-cell>
          <table:table-cell office:value-type="float" office:value="9.24237123674319" table:style-name="ce1">
            <text:p>9.24237123674319</text:p>
          </table:table-cell>
          <table:table-cell office:value-type="float" office:value="8.61956946351371" table:style-name="ce1">
            <text:p>8.61956946351371</text:p>
          </table:table-cell>
        </table:table-row>
        <table:table-row table:style-name="ro1">
          <table:table-cell office:value-type="string" table:style-name="ce1">
            <text:p>Vedat Muriq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258</text:p>
          </table:table-cell>
          <table:table-cell office:value-type="float" office:value="15.1" table:style-name="ce1">
            <text:p>15.1</text:p>
          </table:table-cell>
          <table:table-cell office:value-type="float" office:value="7.17296507229648" table:style-name="ce1">
            <text:p>7.17296507229648</text:p>
          </table:table-cell>
          <table:table-cell office:value-type="float" office:value="10.5770674498001" table:style-name="ce1">
            <text:p>10.5770674498001</text:p>
          </table:table-cell>
          <table:table-cell office:value-type="float" office:value="6.36858356874589" table:style-name="ce1">
            <text:p>6.36858356874589</text:p>
          </table:table-cell>
          <table:table-cell office:value-type="float" office:value="8.66717517948036" table:style-name="ce1">
            <text:p>8.66717517948036</text:p>
          </table:table-cell>
          <table:table-cell office:value-type="float" office:value="8.60156288912047" table:style-name="ce1">
            <text:p>8.60156288912047</text:p>
          </table:table-cell>
          <table:table-cell office:value-type="float" office:value="10.3306709108314" table:style-name="ce1">
            <text:p>10.3306709108314</text:p>
          </table:table-cell>
          <table:table-cell office:value-type="float" office:value="9.8275444593303" table:style-name="ce1">
            <text:p>9.8275444593303</text:p>
          </table:table-cell>
          <table:table-cell office:value-type="float" office:value="11.5821376113697" table:style-name="ce1">
            <text:p>11.5821376113697</text:p>
          </table:table-cell>
          <table:table-cell office:value-type="float" office:value="17.0684692874266" table:style-name="ce1">
            <text:p>17.0684692874266</text:p>
          </table:table-cell>
        </table:table-row>
        <table:table-row table:style-name="ro1">
          <table:table-cell office:value-type="string" table:style-name="ce1">
            <text:p>Aimar Oro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041</text:p>
          </table:table-cell>
          <table:table-cell office:value-type="float" office:value="9.5" table:style-name="ce1">
            <text:p>9.5</text:p>
          </table:table-cell>
          <table:table-cell office:value-type="float" office:value="9.13057736927258" table:style-name="ce1">
            <text:p>9.13057736927258</text:p>
          </table:table-cell>
          <table:table-cell office:value-type="float" office:value="12.6001236844357" table:style-name="ce1">
            <text:p>12.6001236844357</text:p>
          </table:table-cell>
          <table:table-cell office:value-type="float" office:value="11.3887320755962" table:style-name="ce1">
            <text:p>11.3887320755962</text:p>
          </table:table-cell>
          <table:table-cell office:value-type="float" office:value="13.0614561732161" table:style-name="ce1">
            <text:p>13.0614561732161</text:p>
          </table:table-cell>
          <table:table-cell office:value-type="float" office:value="12.9151131865115" table:style-name="ce1">
            <text:p>12.9151131865115</text:p>
          </table:table-cell>
          <table:table-cell office:value-type="float" office:value="9.64850248239435" table:style-name="ce1">
            <text:p>9.64850248239435</text:p>
          </table:table-cell>
          <table:table-cell office:value-type="float" office:value="9.90095125219608" table:style-name="ce1">
            <text:p>9.90095125219608</text:p>
          </table:table-cell>
          <table:table-cell office:value-type="float" office:value="6.14029456258963" table:style-name="ce1">
            <text:p>6.14029456258963</text:p>
          </table:table-cell>
          <table:table-cell office:value-type="float" office:value="6.18379472098306" table:style-name="ce1">
            <text:p>6.18379472098306</text:p>
          </table:table-cell>
        </table:table-row>
        <table:table-row table:style-name="ro1">
          <table:table-cell office:value-type="string" table:style-name="ce1">
            <text:p>Azzedine Ounah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63</text:p>
          </table:table-cell>
          <table:table-cell office:value-type="float" office:value="8.7" table:style-name="ce1">
            <text:p>8.7</text:p>
          </table:table-cell>
          <table:table-cell office:value-type="float" office:value="9.71800173358961" table:style-name="ce1">
            <text:p>9.71800173358961</text:p>
          </table:table-cell>
          <table:table-cell office:value-type="float" office:value="13.5277067686363" table:style-name="ce1">
            <text:p>13.5277067686363</text:p>
          </table:table-cell>
          <table:table-cell office:value-type="float" office:value="10.0047949228423" table:style-name="ce1">
            <text:p>10.0047949228423</text:p>
          </table:table-cell>
          <table:table-cell office:value-type="float" office:value="15.5985434257664" table:style-name="ce1">
            <text:p>15.5985434257664</text:p>
          </table:table-cell>
          <table:table-cell office:value-type="float" office:value="13.1085710521911" table:style-name="ce1">
            <text:p>13.1085710521911</text:p>
          </table:table-cell>
          <table:table-cell office:value-type="float" office:value="10.485979863476" table:style-name="ce1">
            <text:p>10.485979863476</text:p>
          </table:table-cell>
          <table:table-cell office:value-type="float" office:value="10.705176465283" table:style-name="ce1">
            <text:p>10.705176465283</text:p>
          </table:table-cell>
          <table:table-cell office:value-type="float" office:value="8.81113549374301" table:style-name="ce1">
            <text:p>8.81113549374301</text:p>
          </table:table-cell>
          <table:table-cell office:value-type="float" office:value="8.70648516108349" table:style-name="ce1">
            <text:p>8.70648516108349</text:p>
          </table:table-cell>
        </table:table-row>
        <table:table-row table:style-name="ro1">
          <table:table-cell office:value-type="string" table:style-name="ce1">
            <text:p>Mikel Oyarzaba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61</text:p>
          </table:table-cell>
          <table:table-cell office:value-type="float" office:value="14.6" table:style-name="ce1">
            <text:p>14.6</text:p>
          </table:table-cell>
          <table:table-cell office:value-type="float" office:value="9.11039466979546" table:style-name="ce1">
            <text:p>9.11039466979546</text:p>
          </table:table-cell>
          <table:table-cell office:value-type="float" office:value="11.8395946084023" table:style-name="ce1">
            <text:p>11.8395946084023</text:p>
          </table:table-cell>
          <table:table-cell office:value-type="float" office:value="15.4555084904901" table:style-name="ce1">
            <text:p>15.4555084904901</text:p>
          </table:table-cell>
          <table:table-cell office:value-type="float" office:value="13.8341271450996" table:style-name="ce1">
            <text:p>13.8341271450996</text:p>
          </table:table-cell>
          <table:table-cell office:value-type="float" office:value="12.3145488792784" table:style-name="ce1">
            <text:p>12.3145488792784</text:p>
          </table:table-cell>
          <table:table-cell office:value-type="float" office:value="11.9820060169289" table:style-name="ce1">
            <text:p>11.9820060169289</text:p>
          </table:table-cell>
          <table:table-cell office:value-type="float" office:value="12.9805571739264" table:style-name="ce1">
            <text:p>12.9805571739264</text:p>
          </table:table-cell>
          <table:table-cell office:value-type="float" office:value="9.86932320303699" table:style-name="ce1">
            <text:p>9.86932320303699</text:p>
          </table:table-cell>
          <table:table-cell office:value-type="float" office:value="14.9400680065765" table:style-name="ce1">
            <text:p>14.9400680065765</text:p>
          </table:table-cell>
        </table:table-row>
        <table:table-row table:style-name="ro1">
          <table:table-cell office:value-type="string" table:style-name="ce1">
            <text:p>Isaac Palazón Camach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1-011</text:p>
          </table:table-cell>
          <table:table-cell office:value-type="float" office:value="14" table:style-name="ce1">
            <text:p>14</text:p>
          </table:table-cell>
          <table:table-cell office:value-type="float" office:value="8.70849819918422" table:style-name="ce1">
            <text:p>8.70849819918422</text:p>
          </table:table-cell>
          <table:table-cell office:value-type="float" office:value="15.5281855664791" table:style-name="ce1">
            <text:p>15.5281855664791</text:p>
          </table:table-cell>
          <table:table-cell office:value-type="float" office:value="12.5819791404153" table:style-name="ce1">
            <text:p>12.5819791404153</text:p>
          </table:table-cell>
          <table:table-cell office:value-type="float" office:value="16.919500848709" table:style-name="ce1">
            <text:p>16.919500848709</text:p>
          </table:table-cell>
          <table:table-cell office:value-type="float" office:value="10.5998800077733" table:style-name="ce1">
            <text:p>10.5998800077733</text:p>
          </table:table-cell>
          <table:table-cell office:value-type="float" office:value="9.58999190404406" table:style-name="ce1">
            <text:p>9.58999190404406</text:p>
          </table:table-cell>
          <table:table-cell office:value-type="float" office:value="11.0665229597071" table:style-name="ce1">
            <text:p>11.0665229597071</text:p>
          </table:table-cell>
          <table:table-cell office:value-type="float" office:value="7.06355019958017" table:style-name="ce1">
            <text:p>7.06355019958017</text:p>
          </table:table-cell>
          <table:table-cell office:value-type="float" office:value="8.88093504785556" table:style-name="ce1">
            <text:p>8.88093504785556</text:p>
          </table:table-cell>
        </table:table-row>
        <table:table-row table:style-name="ro1">
          <table:table-cell office:value-type="string" table:style-name="ce1">
            <text:p>Nicolas Pépé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223</text:p>
          </table:table-cell>
          <table:table-cell office:value-type="float" office:value="11.1" table:style-name="ce1">
            <text:p>11.1</text:p>
          </table:table-cell>
          <table:table-cell office:value-type="float" office:value="10.1102714084149" table:style-name="ce1">
            <text:p>10.1102714084149</text:p>
          </table:table-cell>
          <table:table-cell office:value-type="float" office:value="14.3184572260048" table:style-name="ce1">
            <text:p>14.3184572260048</text:p>
          </table:table-cell>
          <table:table-cell office:value-type="float" office:value="14.3596100626425" table:style-name="ce1">
            <text:p>14.3596100626425</text:p>
          </table:table-cell>
          <table:table-cell office:value-type="float" office:value="14.6818532398626" table:style-name="ce1">
            <text:p>14.6818532398626</text:p>
          </table:table-cell>
          <table:table-cell office:value-type="float" office:value="16.8736818795068" table:style-name="ce1">
            <text:p>16.8736818795068</text:p>
          </table:table-cell>
          <table:table-cell office:value-type="float" office:value="9.94113331519731" table:style-name="ce1">
            <text:p>9.94113331519731</text:p>
          </table:table-cell>
          <table:table-cell office:value-type="float" office:value="15.2811866762489" table:style-name="ce1">
            <text:p>15.2811866762489</text:p>
          </table:table-cell>
          <table:table-cell office:value-type="float" office:value="9.24237123674319" table:style-name="ce1">
            <text:p>9.24237123674319</text:p>
          </table:table-cell>
          <table:table-cell office:value-type="float" office:value="11.3351087128916" table:style-name="ce1">
            <text:p>11.3351087128916</text:p>
          </table:table-cell>
        </table:table-row>
        <table:table-row table:style-name="ro1">
          <table:table-cell office:value-type="string" table:style-name="ce1">
            <text:p>Francisco Per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120</text:p>
          </table:table-cell>
          <table:table-cell office:value-type="float" office:value="7.5" table:style-name="ce1">
            <text:p>7.5</text:p>
          </table:table-cell>
          <table:table-cell office:value-type="float" office:value="8.18638615914617" table:style-name="ce1">
            <text:p>8.18638615914617</text:p>
          </table:table-cell>
          <table:table-cell office:value-type="float" office:value="9.0606477673898" table:style-name="ce1">
            <text:p>9.0606477673898</text:p>
          </table:table-cell>
          <table:table-cell office:value-type="float" office:value="8.11368417382921" table:style-name="ce1">
            <text:p>8.11368417382921</text:p>
          </table:table-cell>
          <table:table-cell office:value-type="float" office:value="7.56852101573261" table:style-name="ce1">
            <text:p>7.56852101573261</text:p>
          </table:table-cell>
          <table:table-cell office:value-type="float" office:value="7.73972800950119" table:style-name="ce1">
            <text:p>7.73972800950119</text:p>
          </table:table-cell>
          <table:table-cell office:value-type="float" office:value="10.7952069884855" table:style-name="ce1">
            <text:p>10.7952069884855</text:p>
          </table:table-cell>
          <table:table-cell office:value-type="float" office:value="8.08696221453596" table:style-name="ce1">
            <text:p>8.08696221453596</text:p>
          </table:table-cell>
          <table:table-cell office:value-type="float" office:value="6.93307229488647" table:style-name="ce1">
            <text:p>6.93307229488647</text:p>
          </table:table-cell>
          <table:table-cell office:value-type="float" office:value="7.189536107251" table:style-name="ce1">
            <text:p>7.189536107251</text:p>
          </table:table-cell>
        </table:table-row>
        <table:table-row table:style-name="ro1">
          <table:table-cell office:value-type="string" table:style-name="ce1">
            <text:p>Javi Puad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227</text:p>
          </table:table-cell>
          <table:table-cell office:value-type="float" office:value="7.4" table:style-name="ce1">
            <text:p>7.4</text:p>
          </table:table-cell>
          <table:table-cell office:value-type="float" office:value="8.1210280724297" table:style-name="ce1">
            <text:p>8.1210280724297</text:p>
          </table:table-cell>
          <table:table-cell office:value-type="float" office:value="9.78743041650206" table:style-name="ce1">
            <text:p>9.78743041650206</text:p>
          </table:table-cell>
          <table:table-cell office:value-type="float" office:value="7.27233799413141" table:style-name="ce1">
            <text:p>7.27233799413141</text:p>
          </table:table-cell>
          <table:table-cell office:value-type="float" office:value="10.3199061566278" table:style-name="ce1">
            <text:p>10.3199061566278</text:p>
          </table:table-cell>
          <table:table-cell office:value-type="float" office:value="8.60156288912047" table:style-name="ce1">
            <text:p>8.60156288912047</text:p>
          </table:table-cell>
          <table:table-cell office:value-type="float" office:value="7.58823920672636" table:style-name="ce1">
            <text:p>7.58823920672636</text:p>
          </table:table-cell>
          <table:table-cell office:value-type="float" office:value="8.58693676843909" table:style-name="ce1">
            <text:p>8.58693676843909</text:p>
          </table:table-cell>
          <table:table-cell office:value-type="float" office:value="8.81113549374301" table:style-name="ce1">
            <text:p>8.81113549374301</text:p>
          </table:table-cell>
          <table:table-cell office:value-type="float" office:value="10.1143369398535" table:style-name="ce1">
            <text:p>10.1143369398535</text:p>
          </table:table-cell>
        </table:table-row>
        <table:table-row table:style-name="ro1">
          <table:table-cell office:value-type="string" table:style-name="ce1">
            <text:p>Raphinh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24</text:p>
          </table:table-cell>
          <table:table-cell office:value-type="float" office:value="8.5" table:style-name="ce1">
            <text:p>8.5</text:p>
          </table:table-cell>
          <table:table-cell office:value-type="float" office:value="10.0359263537026" table:style-name="ce1">
            <text:p>10.0359263537026</text:p>
          </table:table-cell>
          <table:table-cell office:value-type="float" office:value="13.9829447861009" table:style-name="ce1">
            <text:p>13.9829447861009</text:p>
          </table:table-cell>
          <table:table-cell office:value-type="float" office:value="15.881956731168" table:style-name="ce1">
            <text:p>15.881956731168</text:p>
          </table:table-cell>
          <table:table-cell office:value-type="float" office:value="12.7894772426306" table:style-name="ce1">
            <text:p>12.7894772426306</text:p>
          </table:table-cell>
          <table:table-cell office:value-type="float" office:value="11.6875357411734" table:style-name="ce1">
            <text:p>11.6875357411734</text:p>
          </table:table-cell>
          <table:table-cell office:value-type="float" office:value="8.16467721917736" table:style-name="ce1">
            <text:p>8.16467721917736</text:p>
          </table:table-cell>
          <table:table-cell office:value-type="float" office:value="13.1703826554357" table:style-name="ce1">
            <text:p>13.1703826554357</text:p>
          </table:table-cell>
          <table:table-cell office:value-type="float" office:value="9.43499034130395" table:style-name="ce1">
            <text:p>9.43499034130395</text:p>
          </table:table-cell>
          <table:table-cell office:value-type="float" office:value="15.3323076390113" table:style-name="ce1">
            <text:p>15.3323076390113</text:p>
          </table:table-cell>
        </table:table-row>
        <table:table-row table:style-name="ro1">
          <table:table-cell office:value-type="string" table:style-name="ce1">
            <text:p>Marcus Rashford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068</text:p>
          </table:table-cell>
          <table:table-cell office:value-type="float" office:value="12.3" table:style-name="ce1">
            <text:p>12.3</text:p>
          </table:table-cell>
          <table:table-cell office:value-type="float" office:value="10.9427258857687" table:style-name="ce1">
            <text:p>10.9427258857687</text:p>
          </table:table-cell>
          <table:table-cell office:value-type="float" office:value="15.8616158578026" table:style-name="ce1">
            <text:p>15.8616158578026</text:p>
          </table:table-cell>
          <table:table-cell office:value-type="float" office:value="17.361915944858" table:style-name="ce1">
            <text:p>17.361915944858</text:p>
          </table:table-cell>
          <table:table-cell office:value-type="float" office:value="12.6044856133369" table:style-name="ce1">
            <text:p>12.6044856133369</text:p>
          </table:table-cell>
          <table:table-cell office:value-type="float" office:value="16.8736818795068" table:style-name="ce1">
            <text:p>16.8736818795068</text:p>
          </table:table-cell>
          <table:table-cell office:value-type="float" office:value="6.59831132462611" table:style-name="ce1">
            <text:p>6.59831132462611</text:p>
          </table:table-cell>
          <table:table-cell office:value-type="float" office:value="17.3132654326068" table:style-name="ce1">
            <text:p>17.3132654326068</text:p>
          </table:table-cell>
          <table:table-cell office:value-type="float" office:value="11.535793732204" table:style-name="ce1">
            <text:p>11.535793732204</text:p>
          </table:table-cell>
          <table:table-cell office:value-type="float" office:value="10.5542383377602" table:style-name="ce1">
            <text:p>10.5542383377602</text:p>
          </table:table-cell>
        </table:table-row>
        <table:table-row table:style-name="ro1">
          <table:table-cell office:value-type="string" table:style-name="ce1">
            <text:p>Luis Rioj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2-083</text:p>
          </table:table-cell>
          <table:table-cell office:value-type="float" office:value="12.4" table:style-name="ce1">
            <text:p>12.4</text:p>
          </table:table-cell>
          <table:table-cell office:value-type="float" office:value="8.53563348307005" table:style-name="ce1">
            <text:p>8.53563348307005</text:p>
          </table:table-cell>
          <table:table-cell office:value-type="float" office:value="14.3881841006329" table:style-name="ce1">
            <text:p>14.3881841006329</text:p>
          </table:table-cell>
          <table:table-cell office:value-type="float" office:value="13.8752980194473" table:style-name="ce1">
            <text:p>13.8752980194473</text:p>
          </table:table-cell>
          <table:table-cell office:value-type="float" office:value="11.9361198135872" table:style-name="ce1">
            <text:p>11.9361198135872</text:p>
          </table:table-cell>
          <table:table-cell office:value-type="float" office:value="11.6875357411734" table:style-name="ce1">
            <text:p>11.6875357411734</text:p>
          </table:table-cell>
          <table:table-cell office:value-type="float" office:value="9.92162806560963" table:style-name="ce1">
            <text:p>9.92162806560963</text:p>
          </table:table-cell>
          <table:table-cell office:value-type="float" office:value="14.0636156737447" table:style-name="ce1">
            <text:p>14.0636156737447</text:p>
          </table:table-cell>
          <table:table-cell office:value-type="float" office:value="6.26138236816722" table:style-name="ce1">
            <text:p>6.26138236816722</text:p>
          </table:table-cell>
          <table:table-cell office:value-type="float" office:value="7.27051102792224" table:style-name="ce1">
            <text:p>7.27051102792224</text:p>
          </table:table-cell>
        </table:table-row>
        <table:table-row table:style-name="ro1">
          <table:table-cell office:value-type="string" table:style-name="ce1">
            <text:p>Joel Roc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214</text:p>
          </table:table-cell>
          <table:table-cell office:value-type="float" office:value="8.5" table:style-name="ce1">
            <text:p>8.5</text:p>
          </table:table-cell>
          <table:table-cell office:value-type="float" office:value="7.98439468244462" table:style-name="ce1">
            <text:p>7.98439468244462</text:p>
          </table:table-cell>
          <table:table-cell office:value-type="float" office:value="9.31283037448405" table:style-name="ce1">
            <text:p>9.31283037448405</text:p>
          </table:table-cell>
          <table:table-cell office:value-type="float" office:value="6.92532469940362" table:style-name="ce1">
            <text:p>6.92532469940362</text:p>
          </table:table-cell>
          <table:table-cell office:value-type="float" office:value="8.26164902151941" table:style-name="ce1">
            <text:p>8.26164902151941</text:p>
          </table:table-cell>
          <table:table-cell office:value-type="float" office:value="12.3145488792784" table:style-name="ce1">
            <text:p>12.3145488792784</text:p>
          </table:table-cell>
          <table:table-cell office:value-type="float" office:value="8.18354109079217" table:style-name="ce1">
            <text:p>8.18354109079217</text:p>
          </table:table-cell>
          <table:table-cell office:value-type="float" office:value="11.9830933047559" table:style-name="ce1">
            <text:p>11.9830933047559</text:p>
          </table:table-cell>
          <table:table-cell office:value-type="float" office:value="8.29055671772888" table:style-name="ce1">
            <text:p>8.29055671772888</text:p>
          </table:table-cell>
          <table:table-cell office:value-type="float" office:value="7.27051102792224" table:style-name="ce1">
            <text:p>7.27051102792224</text:p>
          </table:table-cell>
        </table:table-row>
        <table:table-row table:style-name="ro1">
          <table:table-cell office:value-type="string" table:style-name="ce1">
            <text:p>Álvaro Rodrígu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77</text:p>
          </table:table-cell>
          <table:table-cell office:value-type="float" office:value="9.4" table:style-name="ce1">
            <text:p>9.4</text:p>
          </table:table-cell>
          <table:table-cell office:value-type="float" office:value="8.89559342702582" table:style-name="ce1">
            <text:p>8.89559342702582</text:p>
          </table:table-cell>
          <table:table-cell office:value-type="float" office:value="8.68471019263598" table:style-name="ce1">
            <text:p>8.68471019263598</text:p>
          </table:table-cell>
          <table:table-cell office:value-type="float" office:value="14.452343110602" table:style-name="ce1">
            <text:p>14.452343110602</text:p>
          </table:table-cell>
          <table:table-cell office:value-type="float" office:value="8.36248566839925" table:style-name="ce1">
            <text:p>8.36248566839925</text:p>
          </table:table-cell>
          <table:table-cell office:value-type="float" office:value="9.93291610031682" table:style-name="ce1">
            <text:p>9.93291610031682</text:p>
          </table:table-cell>
          <table:table-cell office:value-type="float" office:value="11.9086062180279" table:style-name="ce1">
            <text:p>11.9086062180279</text:p>
          </table:table-cell>
          <table:table-cell office:value-type="float" office:value="10.705176465283" table:style-name="ce1">
            <text:p>10.705176465283</text:p>
          </table:table-cell>
          <table:table-cell office:value-type="float" office:value="10.5433891692236" table:style-name="ce1">
            <text:p>10.5433891692236</text:p>
          </table:table-cell>
          <table:table-cell office:value-type="float" office:value="10.9035331212601" table:style-name="ce1">
            <text:p>10.9035331212601</text:p>
          </table:table-cell>
        </table:table-row>
        <table:table-row table:style-name="ro1">
          <table:table-cell office:value-type="string" table:style-name="ce1">
            <text:p>Isaac Rome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34</text:p>
          </table:table-cell>
          <table:table-cell office:value-type="float" office:value="8.3" table:style-name="ce1">
            <text:p>8.3</text:p>
          </table:table-cell>
          <table:table-cell office:value-type="float" office:value="7.63091411493839" table:style-name="ce1">
            <text:p>7.63091411493839</text:p>
          </table:table-cell>
          <table:table-cell office:value-type="float" office:value="8.03719505124676" table:style-name="ce1">
            <text:p>8.03719505124676</text:p>
          </table:table-cell>
          <table:table-cell office:value-type="float" office:value="6.15413027937953" table:style-name="ce1">
            <text:p>6.15413027937953</text:p>
          </table:table-cell>
          <table:table-cell office:value-type="float" office:value="7.18448179523091" table:style-name="ce1">
            <text:p>7.18448179523091</text:p>
          </table:table-cell>
          <table:table-cell office:value-type="float" office:value="8.82134978440285" table:style-name="ce1">
            <text:p>8.82134978440285</text:p>
          </table:table-cell>
          <table:table-cell office:value-type="float" office:value="5.00652404773552" table:style-name="ce1">
            <text:p>5.00652404773552</text:p>
          </table:table-cell>
          <table:table-cell office:value-type="float" office:value="8.15778288746492" table:style-name="ce1">
            <text:p>8.15778288746492</text:p>
          </table:table-cell>
          <table:table-cell office:value-type="float" office:value="9.53143632005594" table:style-name="ce1">
            <text:p>9.53143632005594</text:p>
          </table:table-cell>
          <table:table-cell office:value-type="float" office:value="11.5057569791845" table:style-name="ce1">
            <text:p>11.5057569791845</text:p>
          </table:table-cell>
        </table:table-row>
        <table:table-row table:style-name="ro1">
          <table:table-cell office:value-type="string" table:style-name="ce1">
            <text:p>Iván Rome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72</text:p>
          </table:table-cell>
          <table:table-cell office:value-type="float" office:value="11.7" table:style-name="ce1">
            <text:p>11.7</text:p>
          </table:table-cell>
          <table:table-cell office:value-type="float" office:value="8.04935107214671" table:style-name="ce1">
            <text:p>8.04935107214671</text:p>
          </table:table-cell>
          <table:table-cell office:value-type="float" office:value="9.40762000167571" table:style-name="ce1">
            <text:p>9.40762000167571</text:p>
          </table:table-cell>
          <table:table-cell office:value-type="float" office:value="9.1141103887054" table:style-name="ce1">
            <text:p>9.1141103887054</text:p>
          </table:table-cell>
          <table:table-cell office:value-type="float" office:value="8.66717517948036" table:style-name="ce1">
            <text:p>8.66717517948036</text:p>
          </table:table-cell>
          <table:table-cell office:value-type="float" office:value="8.82134978440285" table:style-name="ce1">
            <text:p>8.82134978440285</text:p>
          </table:table-cell>
          <table:table-cell office:value-type="float" office:value="9.64850248239435" table:style-name="ce1">
            <text:p>9.64850248239435</text:p>
          </table:table-cell>
          <table:table-cell office:value-type="float" office:value="9.38733682154385" table:style-name="ce1">
            <text:p>9.38733682154385</text:p>
          </table:table-cell>
          <table:table-cell office:value-type="float" office:value="8.24369770416082" table:style-name="ce1">
            <text:p>8.24369770416082</text:p>
          </table:table-cell>
          <table:table-cell office:value-type="float" office:value="12.577806017458" table:style-name="ce1">
            <text:p>12.577806017458</text:p>
          </table:table-cell>
        </table:table-row>
        <table:table-row table:style-name="ro1">
          <table:table-cell office:value-type="string" table:style-name="ce1">
            <text:p>Salomón Rondó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113</text:p>
          </table:table-cell>
          <table:table-cell office:value-type="float" office:value="11.5" table:style-name="ce1">
            <text:p>11.5</text:p>
          </table:table-cell>
          <table:table-cell office:value-type="float" office:value="7.35948945262638" table:style-name="ce1">
            <text:p>7.35948945262638</text:p>
          </table:table-cell>
          <table:table-cell office:value-type="float" office:value="8.84094163086748" table:style-name="ce1">
            <text:p>8.84094163086748</text:p>
          </table:table-cell>
          <table:table-cell office:value-type="float" office:value="6.04876940481374" table:style-name="ce1">
            <text:p>6.04876940481374</text:p>
          </table:table-cell>
          <table:table-cell office:value-type="float" office:value="8.76937774812645" table:style-name="ce1">
            <text:p>8.76937774812645</text:p>
          </table:table-cell>
          <table:table-cell office:value-type="float" office:value="7.32260063172793" table:style-name="ce1">
            <text:p>7.32260063172793</text:p>
          </table:table-cell>
          <table:table-cell office:value-type="float" office:value="9.82408585206873" table:style-name="ce1">
            <text:p>9.82408585206873</text:p>
          </table:table-cell>
          <table:table-cell office:value-type="float" office:value="7.8060148244827" table:style-name="ce1">
            <text:p>7.8060148244827</text:p>
          </table:table-cell>
          <table:table-cell office:value-type="float" office:value="6.71867264020894" table:style-name="ce1">
            <text:p>6.71867264020894</text:p>
          </table:table-cell>
          <table:table-cell office:value-type="float" office:value="9.67280630392481" table:style-name="ce1">
            <text:p>9.67280630392481</text:p>
          </table:table-cell>
        </table:table-row>
        <table:table-row table:style-name="ro1">
          <table:table-cell office:value-type="string" table:style-name="ce1">
            <text:p>Aitor Ruiba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FW,DF</text:p>
          </table:table-cell>
          <table:table-cell office:value-type="string" table:style-name="ce1">
            <text:p>29-291</text:p>
          </table:table-cell>
          <table:table-cell office:value-type="float" office:value="8.7" table:style-name="ce1">
            <text:p>8.7</text:p>
          </table:table-cell>
          <table:table-cell office:value-type="float" office:value="8.40331210667667" table:style-name="ce1">
            <text:p>8.40331210667667</text:p>
          </table:table-cell>
          <table:table-cell office:value-type="float" office:value="11.5679630187992" table:style-name="ce1">
            <text:p>11.5679630187992</text:p>
          </table:table-cell>
          <table:table-cell office:value-type="float" office:value="9.36799097682441" table:style-name="ce1">
            <text:p>9.36799097682441</text:p>
          </table:table-cell>
          <table:table-cell office:value-type="float" office:value="11.0380906823489" table:style-name="ce1">
            <text:p>11.0380906823489</text:p>
          </table:table-cell>
          <table:table-cell office:value-type="float" office:value="7.1182602408602" table:style-name="ce1">
            <text:p>7.1182602408602</text:p>
          </table:table-cell>
          <table:table-cell office:value-type="float" office:value="5.90998552747804" table:style-name="ce1">
            <text:p>5.90998552747804</text:p>
          </table:table-cell>
          <table:table-cell office:value-type="float" office:value="8.15778288746492" table:style-name="ce1">
            <text:p>8.15778288746492</text:p>
          </table:table-cell>
          <table:table-cell office:value-type="float" office:value="9.33862772027774" table:style-name="ce1">
            <text:p>9.33862772027774</text:p>
          </table:table-cell>
          <table:table-cell office:value-type="float" office:value="10.0260912112962" table:style-name="ce1">
            <text:p>10.0260912112962</text:p>
          </table:table-cell>
        </table:table-row>
        <table:table-row table:style-name="ro1">
          <table:table-cell office:value-type="string" table:style-name="ce1">
            <text:p>Alexis Sánch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7-019</text:p>
          </table:table-cell>
          <table:table-cell office:value-type="float" office:value="7.8" table:style-name="ce1">
            <text:p>7.8</text:p>
          </table:table-cell>
          <table:table-cell office:value-type="float" office:value="8.96932508519906" table:style-name="ce1">
            <text:p>8.96932508519906</text:p>
          </table:table-cell>
          <table:table-cell office:value-type="float" office:value="10.0407207848655" table:style-name="ce1">
            <text:p>10.0407207848655</text:p>
          </table:table-cell>
          <table:table-cell office:value-type="float" office:value="9.49521650339704" table:style-name="ce1">
            <text:p>9.49521650339704</text:p>
          </table:table-cell>
          <table:table-cell office:value-type="float" office:value="11.541535235829" table:style-name="ce1">
            <text:p>11.541535235829</text:p>
          </table:table-cell>
          <table:table-cell office:value-type="float" office:value="7.95208884409827" table:style-name="ce1">
            <text:p>7.95208884409827</text:p>
          </table:table-cell>
          <table:table-cell office:value-type="float" office:value="5.84714374312623" table:style-name="ce1">
            <text:p>5.84714374312623</text:p>
          </table:table-cell>
          <table:table-cell office:value-type="float" office:value="7.8060148244827" table:style-name="ce1">
            <text:p>7.8060148244827</text:p>
          </table:table-cell>
          <table:table-cell office:value-type="float" office:value="7.41779945240439" table:style-name="ce1">
            <text:p>7.41779945240439</text:p>
          </table:table-cell>
          <table:table-cell office:value-type="float" office:value="8.44643888395861" table:style-name="ce1">
            <text:p>8.44643888395861</text:p>
          </table:table-cell>
        </table:table-row>
        <table:table-row table:style-name="ro1">
          <table:table-cell office:value-type="string" table:style-name="ce1">
            <text:p>André Silv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62</text:p>
          </table:table-cell>
          <table:table-cell office:value-type="float" office:value="8.6" table:style-name="ce1">
            <text:p>8.6</text:p>
          </table:table-cell>
          <table:table-cell office:value-type="float" office:value="8.20602913708735" table:style-name="ce1">
            <text:p>8.20602913708735</text:p>
          </table:table-cell>
          <table:table-cell office:value-type="float" office:value="9.94576349690348" table:style-name="ce1">
            <text:p>9.94576349690348</text:p>
          </table:table-cell>
          <table:table-cell office:value-type="float" office:value="7.50852470195387" table:style-name="ce1">
            <text:p>7.50852470195387</text:p>
          </table:table-cell>
          <table:table-cell office:value-type="float" office:value="10.2165029495205" table:style-name="ce1">
            <text:p>10.2165029495205</text:p>
          </table:table-cell>
          <table:table-cell office:value-type="float" office:value="7.73972800950119" table:style-name="ce1">
            <text:p>7.73972800950119</text:p>
          </table:table-cell>
          <table:table-cell office:value-type="float" office:value="11.2921013565007" table:style-name="ce1">
            <text:p>11.2921013565007</text:p>
          </table:table-cell>
          <table:table-cell office:value-type="float" office:value="8.65908266256471" table:style-name="ce1">
            <text:p>8.65908266256471</text:p>
          </table:table-cell>
          <table:table-cell office:value-type="float" office:value="9.43499034130395" table:style-name="ce1">
            <text:p>9.43499034130395</text:p>
          </table:table-cell>
          <table:table-cell office:value-type="float" office:value="12.3369408466326" table:style-name="ce1">
            <text:p>12.3369408466326</text:p>
          </table:table-cell>
        </table:table-row>
        <table:table-row table:style-name="ro1">
          <table:table-cell office:value-type="string" table:style-name="ce1">
            <text:p>Giuliano Simeon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20</text:p>
          </table:table-cell>
          <table:table-cell office:value-type="float" office:value="15.1" table:style-name="ce1">
            <text:p>15.1</text:p>
          </table:table-cell>
          <table:table-cell office:value-type="float" office:value="9.01630544593419" table:style-name="ce1">
            <text:p>9.01630544593419</text:p>
          </table:table-cell>
          <table:table-cell office:value-type="float" office:value="16.7627893927207" table:style-name="ce1">
            <text:p>16.7627893927207</text:p>
          </table:table-cell>
          <table:table-cell office:value-type="float" office:value="17.06047248154" table:style-name="ce1">
            <text:p>17.06047248154</text:p>
          </table:table-cell>
          <table:table-cell office:value-type="float" office:value="12.3218325215919" table:style-name="ce1">
            <text:p>12.3218325215919</text:p>
          </table:table-cell>
          <table:table-cell office:value-type="float" office:value="14.6736785745544" table:style-name="ce1">
            <text:p>14.6736785745544</text:p>
          </table:table-cell>
          <table:table-cell office:value-type="float" office:value="9.08416195791335" table:style-name="ce1">
            <text:p>9.08416195791335</text:p>
          </table:table-cell>
          <table:table-cell office:value-type="float" office:value="16.1643778799768" table:style-name="ce1">
            <text:p>16.1643778799768</text:p>
          </table:table-cell>
          <table:table-cell office:value-type="float" office:value="7.19534723185259" table:style-name="ce1">
            <text:p>7.19534723185259</text:p>
          </table:table-cell>
          <table:table-cell office:value-type="float" office:value="9.84947402320258" table:style-name="ce1">
            <text:p>9.84947402320258</text:p>
          </table:table-cell>
        </table:table-row>
        <table:table-row table:style-name="ro1">
          <table:table-cell office:value-type="string" table:style-name="ce1">
            <text:p>Alexander Sørloth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33</text:p>
          </table:table-cell>
          <table:table-cell office:value-type="float" office:value="10" table:style-name="ce1">
            <text:p>10</text:p>
          </table:table-cell>
          <table:table-cell office:value-type="float" office:value="7.93257446450722" table:style-name="ce1">
            <text:p>7.93257446450722</text:p>
          </table:table-cell>
          <table:table-cell office:value-type="float" office:value="8.46717237214252" table:style-name="ce1">
            <text:p>8.46717237214252</text:p>
          </table:table-cell>
          <table:table-cell office:value-type="float" office:value="6.69923127140037" table:style-name="ce1">
            <text:p>6.69923127140037</text:p>
          </table:table-cell>
          <table:table-cell office:value-type="float" office:value="8.56527470460002" table:style-name="ce1">
            <text:p>8.56527470460002</text:p>
          </table:table-cell>
          <table:table-cell office:value-type="float" office:value="10.3782136991753" table:style-name="ce1">
            <text:p>10.3782136991753</text:p>
          </table:table-cell>
          <table:table-cell office:value-type="float" office:value="7.86503528185562" table:style-name="ce1">
            <text:p>7.86503528185562</text:p>
          </table:table-cell>
          <table:table-cell office:value-type="float" office:value="10.1943196625799" table:style-name="ce1">
            <text:p>10.1943196625799</text:p>
          </table:table-cell>
          <table:table-cell office:value-type="float" office:value="12.4844618890031" table:style-name="ce1">
            <text:p>12.4844618890031</text:p>
          </table:table-cell>
          <table:table-cell office:value-type="float" office:value="13.2722693876348" table:style-name="ce1">
            <text:p>13.2722693876348</text:p>
          </table:table-cell>
        </table:table-row>
        <table:table-row table:style-name="ro1">
          <table:table-cell office:value-type="string" table:style-name="ce1">
            <text:p>Pablo Torr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79</text:p>
          </table:table-cell>
          <table:table-cell office:value-type="float" office:value="7.2" table:style-name="ce1">
            <text:p>7.2</text:p>
          </table:table-cell>
          <table:table-cell office:value-type="float" office:value="9.92772793712619" table:style-name="ce1">
            <text:p>9.92772793712619</text:p>
          </table:table-cell>
          <table:table-cell office:value-type="float" office:value="12.8536787095854" table:style-name="ce1">
            <text:p>12.8536787095854</text:p>
          </table:table-cell>
          <table:table-cell office:value-type="float" office:value="10.7654065253313" table:style-name="ce1">
            <text:p>10.7654065253313</text:p>
          </table:table-cell>
          <table:table-cell office:value-type="float" office:value="14.6818532398626" table:style-name="ce1">
            <text:p>14.6818532398626</text:p>
          </table:table-cell>
          <table:table-cell office:value-type="float" office:value="8.82134978440285" table:style-name="ce1">
            <text:p>8.82134978440285</text:p>
          </table:table-cell>
          <table:table-cell office:value-type="float" office:value="6.14994241514741" table:style-name="ce1">
            <text:p>6.14994241514741</text:p>
          </table:table-cell>
          <table:table-cell office:value-type="float" office:value="7.52920269941596" table:style-name="ce1">
            <text:p>7.52920269941596</text:p>
          </table:table-cell>
          <table:table-cell office:value-type="float" office:value="6.97641528138293" table:style-name="ce1">
            <text:p>6.97641528138293</text:p>
          </table:table-cell>
          <table:table-cell office:value-type="float" office:value="5.96537291009792" table:style-name="ce1">
            <text:p>5.96537291009792</text:p>
          </table:table-cell>
        </table:table-row>
        <table:table-row table:style-name="ro1">
          <table:table-cell office:value-type="string" table:style-name="ce1">
            <text:p>Ferrán Torre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12</text:p>
          </table:table-cell>
          <table:table-cell office:value-type="float" office:value="12.7" table:style-name="ce1">
            <text:p>12.7</text:p>
          </table:table-cell>
          <table:table-cell office:value-type="float" office:value="8.11450246726171" table:style-name="ce1">
            <text:p>8.11450246726171</text:p>
          </table:table-cell>
          <table:table-cell office:value-type="float" office:value="9.8191003469306" table:style-name="ce1">
            <text:p>9.8191003469306</text:p>
          </table:table-cell>
          <table:table-cell office:value-type="float" office:value="9.49521650339704" table:style-name="ce1">
            <text:p>9.49521650339704</text:p>
          </table:table-cell>
          <table:table-cell office:value-type="float" office:value="9.28397355741894" table:style-name="ce1">
            <text:p>9.28397355741894</text:p>
          </table:table-cell>
          <table:table-cell office:value-type="float" office:value="7.1182602408602" table:style-name="ce1">
            <text:p>7.1182602408602</text:p>
          </table:table-cell>
          <table:table-cell office:value-type="float" office:value="6.75222414944705" table:style-name="ce1">
            <text:p>6.75222414944705</text:p>
          </table:table-cell>
          <table:table-cell office:value-type="float" office:value="10.4137930760415" table:style-name="ce1">
            <text:p>10.4137930760415</text:p>
          </table:table-cell>
          <table:table-cell office:value-type="float" office:value="13.0825209192207" table:style-name="ce1">
            <text:p>13.0825209192207</text:p>
          </table:table-cell>
          <table:table-cell office:value-type="float" office:value="17.7231863397929" table:style-name="ce1">
            <text:p>17.7231863397929</text:p>
          </table:table-cell>
        </table:table-row>
        <table:table-row table:style-name="ro1">
          <table:table-cell office:value-type="string" table:style-name="ce1">
            <text:p>Viktor Tsyhankov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053</text:p>
          </table:table-cell>
          <table:table-cell office:value-type="float" office:value="9.6" table:style-name="ce1">
            <text:p>9.6</text:p>
          </table:table-cell>
          <table:table-cell office:value-type="float" office:value="8.27818951818105" table:style-name="ce1">
            <text:p>8.27818951818105</text:p>
          </table:table-cell>
          <table:table-cell office:value-type="float" office:value="12.7416579242127" table:style-name="ce1">
            <text:p>12.7416579242127</text:p>
          </table:table-cell>
          <table:table-cell office:value-type="float" office:value="11.5116595994204" table:style-name="ce1">
            <text:p>11.5116595994204</text:p>
          </table:table-cell>
          <table:table-cell office:value-type="float" office:value="9.80199459625125" table:style-name="ce1">
            <text:p>9.80199459625125</text:p>
          </table:table-cell>
          <table:table-cell office:value-type="float" office:value="10.5998800077733" table:style-name="ce1">
            <text:p>10.5998800077733</text:p>
          </table:table-cell>
          <table:table-cell office:value-type="float" office:value="9.70702507532253" table:style-name="ce1">
            <text:p>9.70702507532253</text:p>
          </table:table-cell>
          <table:table-cell office:value-type="float" office:value="10.1210365055789" table:style-name="ce1">
            <text:p>10.1210365055789</text:p>
          </table:table-cell>
          <table:table-cell office:value-type="float" office:value="9.43499034130395" table:style-name="ce1">
            <text:p>9.43499034130395</text:p>
          </table:table-cell>
          <table:table-cell office:value-type="float" office:value="10.6418320339151" table:style-name="ce1">
            <text:p>10.6418320339151</text:p>
          </table:table-cell>
        </table:table-row>
        <table:table-row table:style-name="ro1">
          <table:table-cell office:value-type="string" table:style-name="ce1">
            <text:p>Vladyslav Vanat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03</text:p>
          </table:table-cell>
          <table:table-cell office:value-type="float" office:value="12.1" table:style-name="ce1">
            <text:p>12.1</text:p>
          </table:table-cell>
          <table:table-cell office:value-type="float" office:value="7.25970667963231" table:style-name="ce1">
            <text:p>7.25970667963231</text:p>
          </table:table-cell>
          <table:table-cell office:value-type="float" office:value="8.43622157154508" table:style-name="ce1">
            <text:p>8.43622157154508</text:p>
          </table:table-cell>
          <table:table-cell office:value-type="float" office:value="7.38997142351027" table:style-name="ce1">
            <text:p>7.38997142351027</text:p>
          </table:table-cell>
          <table:table-cell office:value-type="float" office:value="7.18448179523091" table:style-name="ce1">
            <text:p>7.18448179523091</text:p>
          </table:table-cell>
          <table:table-cell office:value-type="float" office:value="7.52982553672635" table:style-name="ce1">
            <text:p>7.52982553672635</text:p>
          </table:table-cell>
          <table:table-cell office:value-type="float" office:value="10.7952069884855" table:style-name="ce1">
            <text:p>10.7952069884855</text:p>
          </table:table-cell>
          <table:table-cell office:value-type="float" office:value="7.73640382479794" table:style-name="ce1">
            <text:p>7.73640382479794</text:p>
          </table:table-cell>
          <table:table-cell office:value-type="float" office:value="8.52609618656431" table:style-name="ce1">
            <text:p>8.52609618656431</text:p>
          </table:table-cell>
          <table:table-cell office:value-type="float" office:value="12.4177107301529" table:style-name="ce1">
            <text:p>12.4177107301529</text:p>
          </table:table-cell>
        </table:table-row>
        <table:table-row table:style-name="ro1">
          <table:table-cell office:value-type="string" table:style-name="ce1">
            <text:p>Ruben Varg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55</text:p>
          </table:table-cell>
          <table:table-cell office:value-type="float" office:value="9.6" table:style-name="ce1">
            <text:p>9.6</text:p>
          </table:table-cell>
          <table:table-cell office:value-type="float" office:value="8.62860247848132" table:style-name="ce1">
            <text:p>8.62860247848132</text:p>
          </table:table-cell>
          <table:table-cell office:value-type="float" office:value="11.5983282886929" table:style-name="ce1">
            <text:p>11.5983282886929</text:p>
          </table:table-cell>
          <table:table-cell office:value-type="float" office:value="13.3577446392683" table:style-name="ce1">
            <text:p>13.3577446392683</text:p>
          </table:table-cell>
          <table:table-cell office:value-type="float" office:value="10.6291283290467" table:style-name="ce1">
            <text:p>10.6291283290467</text:p>
          </table:table-cell>
          <table:table-cell office:value-type="float" office:value="11.8991411070776" table:style-name="ce1">
            <text:p>11.8991411070776</text:p>
          </table:table-cell>
          <table:table-cell office:value-type="float" office:value="7.82788679344351" table:style-name="ce1">
            <text:p>7.82788679344351</text:p>
          </table:table-cell>
          <table:table-cell office:value-type="float" office:value="10.486792348274" table:style-name="ce1">
            <text:p>10.486792348274</text:p>
          </table:table-cell>
          <table:table-cell office:value-type="float" office:value="7.01990852199781" table:style-name="ce1">
            <text:p>7.01990852199781</text:p>
          </table:table-cell>
          <table:table-cell office:value-type="float" office:value="9.67280630392481" table:style-name="ce1">
            <text:p>9.67280630392481</text:p>
          </table:table-cell>
        </table:table-row>
        <table:table-row table:style-name="ro1">
          <table:table-cell office:value-type="string" table:style-name="ce1">
            <text:p>Carlos Vicent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259</text:p>
          </table:table-cell>
          <table:table-cell office:value-type="float" office:value="11.1" table:style-name="ce1">
            <text:p>11.1</text:p>
          </table:table-cell>
          <table:table-cell office:value-type="float" office:value="8.43633561754981" table:style-name="ce1">
            <text:p>8.43633561754981</text:p>
          </table:table-cell>
          <table:table-cell office:value-type="float" office:value="14.3417852694673" table:style-name="ce1">
            <text:p>14.3417852694673</text:p>
          </table:table-cell>
          <table:table-cell office:value-type="float" office:value="11.5116595994204" table:style-name="ce1">
            <text:p>11.5116595994204</text:p>
          </table:table-cell>
          <table:table-cell office:value-type="float" office:value="10.6291283290467" table:style-name="ce1">
            <text:p>10.6291283290467</text:p>
          </table:table-cell>
          <table:table-cell office:value-type="float" office:value="9.48687382723934" table:style-name="ce1">
            <text:p>9.48687382723934</text:p>
          </table:table-cell>
          <table:table-cell office:value-type="float" office:value="6.02112753224869" table:style-name="ce1">
            <text:p>6.02112753224869</text:p>
          </table:table-cell>
          <table:table-cell office:value-type="float" office:value="13.4787522345976" table:style-name="ce1">
            <text:p>13.4787522345976</text:p>
          </table:table-cell>
          <table:table-cell office:value-type="float" office:value="6.02082695036783" table:style-name="ce1">
            <text:p>6.02082695036783</text:p>
          </table:table-cell>
          <table:table-cell office:value-type="float" office:value="11.6750877244573" table:style-name="ce1">
            <text:p>11.6750877244573</text:p>
          </table:table-cell>
        </table:table-row>
        <table:table-row table:style-name="ro1">
          <table:table-cell office:value-type="string" table:style-name="ce1">
            <text:p>Federico Viñ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91</text:p>
          </table:table-cell>
          <table:table-cell office:value-type="float" office:value="10.2" table:style-name="ce1">
            <text:p>10.2</text:p>
          </table:table-cell>
          <table:table-cell office:value-type="float" office:value="8.16022085391124" table:style-name="ce1">
            <text:p>8.16022085391124</text:p>
          </table:table-cell>
          <table:table-cell office:value-type="float" office:value="8.8722627227249" table:style-name="ce1">
            <text:p>8.8722627227249</text:p>
          </table:table-cell>
          <table:table-cell office:value-type="float" office:value="8.8613362185843" table:style-name="ce1">
            <text:p>8.8613362185843</text:p>
          </table:table-cell>
          <table:table-cell office:value-type="float" office:value="9.07752837228648" table:style-name="ce1">
            <text:p>9.07752837228648</text:p>
          </table:table-cell>
          <table:table-cell office:value-type="float" office:value="7.52982553672635" table:style-name="ce1">
            <text:p>7.52982553672635</text:p>
          </table:table-cell>
          <table:table-cell office:value-type="float" office:value="14.2082187976036" table:style-name="ce1">
            <text:p>14.2082187976036</text:p>
          </table:table-cell>
          <table:table-cell office:value-type="float" office:value="8.2288198565112" table:style-name="ce1">
            <text:p>8.2288198565112</text:p>
          </table:table-cell>
          <table:table-cell office:value-type="float" office:value="7.78040769012821" table:style-name="ce1">
            <text:p>7.78040769012821</text:p>
          </table:table-cell>
          <table:table-cell office:value-type="float" office:value="9.76113768887657" table:style-name="ce1">
            <text:p>9.76113768887657</text:p>
          </table:table-cell>
        </table:table-row>
        <table:table-row table:style-name="ro1">
          <table:table-cell office:value-type="string" table:style-name="ce1">
            <text:p>Jan Virgil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165</text:p>
          </table:table-cell>
          <table:table-cell office:value-type="float" office:value="9.4" table:style-name="ce1">
            <text:p>9.4</text:p>
          </table:table-cell>
          <table:table-cell office:value-type="float" office:value="9.18443082851626" table:style-name="ce1">
            <text:p>9.18443082851626</text:p>
          </table:table-cell>
          <table:table-cell office:value-type="float" office:value="9.94576349690348" table:style-name="ce1">
            <text:p>9.94576349690348</text:p>
          </table:table-cell>
          <table:table-cell office:value-type="float" office:value="14.1699850871981" table:style-name="ce1">
            <text:p>14.1699850871981</text:p>
          </table:table-cell>
          <table:table-cell office:value-type="float" office:value="8.9745815938103" table:style-name="ce1">
            <text:p>8.9745815938103</text:p>
          </table:table-cell>
          <table:table-cell office:value-type="float" office:value="13.844909655623" table:style-name="ce1">
            <text:p>13.844909655623</text:p>
          </table:table-cell>
          <table:table-cell office:value-type="float" office:value="9.29779777862548" table:style-name="ce1">
            <text:p>9.29779777862548</text:p>
          </table:table-cell>
          <table:table-cell office:value-type="float" office:value="12.9805571739264" table:style-name="ce1">
            <text:p>12.9805571739264</text:p>
          </table:table-cell>
          <table:table-cell office:value-type="float" office:value="8.0107867268854" table:style-name="ce1">
            <text:p>8.0107867268854</text:p>
          </table:table-cell>
          <table:table-cell office:value-type="float" office:value="6.63657510292296" table:style-name="ce1">
            <text:p>6.63657510292296</text:p>
          </table:table-cell>
        </table:table-row>
        <table:table-row table:style-name="ro1">
          <table:table-cell office:value-type="string" table:style-name="ce1">
            <text:p>Iñaki William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206</text:p>
          </table:table-cell>
          <table:table-cell office:value-type="float" office:value="9.5" table:style-name="ce1">
            <text:p>9.5</text:p>
          </table:table-cell>
          <table:table-cell office:value-type="float" office:value="8.16022085391123" table:style-name="ce1">
            <text:p>8.16022085391123</text:p>
          </table:table-cell>
          <table:table-cell office:value-type="float" office:value="8.6535440814772" table:style-name="ce1">
            <text:p>8.6535440814772</text:p>
          </table:table-cell>
          <table:table-cell office:value-type="float" office:value="6.92532469940362" table:style-name="ce1">
            <text:p>6.92532469940362</text:p>
          </table:table-cell>
          <table:table-cell office:value-type="float" office:value="8.46370281912522" table:style-name="ce1">
            <text:p>8.46370281912522</text:p>
          </table:table-cell>
          <table:table-cell office:value-type="float" office:value="9.04234642606" table:style-name="ce1">
            <text:p>9.04234642606</text:p>
          </table:table-cell>
          <table:table-cell office:value-type="float" office:value="4.6842195578244" table:style-name="ce1">
            <text:p>4.6842195578244</text:p>
          </table:table-cell>
          <table:table-cell office:value-type="float" office:value="11.6352521076664" table:style-name="ce1">
            <text:p>11.6352521076664</text:p>
          </table:table-cell>
          <table:table-cell office:value-type="float" office:value="9.48320433804249" table:style-name="ce1">
            <text:p>9.48320433804249</text:p>
          </table:table-cell>
          <table:table-cell office:value-type="float" office:value="8.44643888395861" table:style-name="ce1">
            <text:p>8.44643888395861</text:p>
          </table:table-cell>
        </table:table-row>
        <table:table-row table:style-name="ro1">
          <table:table-cell office:value-type="string" table:style-name="ce1">
            <text:p>Nico William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79</text:p>
          </table:table-cell>
          <table:table-cell office:value-type="float" office:value="11.7" table:style-name="ce1">
            <text:p>11.7</text:p>
          </table:table-cell>
          <table:table-cell office:value-type="float" office:value="9.63682497338316" table:style-name="ce1">
            <text:p>9.63682497338316</text:p>
          </table:table-cell>
          <table:table-cell office:value-type="float" office:value="12.7134835363131" table:style-name="ce1">
            <text:p>12.7134835363131</text:p>
          </table:table-cell>
          <table:table-cell office:value-type="float" office:value="15.9483200471315" table:style-name="ce1">
            <text:p>15.9483200471315</text:p>
          </table:table-cell>
          <table:table-cell office:value-type="float" office:value="11.6409345842739" table:style-name="ce1">
            <text:p>11.6409345842739</text:p>
          </table:table-cell>
          <table:table-cell office:value-type="float" office:value="17.4193102503851" table:style-name="ce1">
            <text:p>17.4193102503851</text:p>
          </table:table-cell>
          <table:table-cell office:value-type="float" office:value="8.813478806843" table:style-name="ce1">
            <text:p>8.813478806843</text:p>
          </table:table-cell>
          <table:table-cell office:value-type="float" office:value="16.5279357702013" table:style-name="ce1">
            <text:p>16.5279357702013</text:p>
          </table:table-cell>
          <table:table-cell office:value-type="float" office:value="8.19692762373407" table:style-name="ce1">
            <text:p>8.19692762373407</text:p>
          </table:table-cell>
          <table:table-cell office:value-type="float" office:value="11.5057569791845" table:style-name="ce1">
            <text:p>11.5057569791845</text:p>
          </table:table-cell>
        </table:table-row>
        <table:table-row table:style-name="ro1">
          <table:table-cell office:value-type="string" table:style-name="ce1">
            <text:p>Lamine Yama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8-178</text:p>
          </table:table-cell>
          <table:table-cell office:value-type="float" office:value="14" table:style-name="ce1">
            <text:p>14</text:p>
          </table:table-cell>
          <table:table-cell office:value-type="float" office:value="11.5804634174781" table:style-name="ce1">
            <text:p>11.5804634174781</text:p>
          </table:table-cell>
          <table:table-cell office:value-type="float" office:value="17.7984091901906" table:style-name="ce1">
            <text:p>17.7984091901906</text:p>
          </table:table-cell>
          <table:table-cell office:value-type="float" office:value="18.3101122901442" table:style-name="ce1">
            <text:p>18.3101122901442</text:p>
          </table:table-cell>
          <table:table-cell office:value-type="float" office:value="17.1894520545676" table:style-name="ce1">
            <text:p>17.1894520545676</text:p>
          </table:table-cell>
          <table:table-cell office:value-type="float" office:value="18.4910959841923" table:style-name="ce1">
            <text:p>18.4910959841923</text:p>
          </table:table-cell>
          <table:table-cell office:value-type="float" office:value="10.8529337512581" table:style-name="ce1">
            <text:p>10.8529337512581</text:p>
          </table:table-cell>
          <table:table-cell office:value-type="float" office:value="17.9638898158564" table:style-name="ce1">
            <text:p>17.9638898158564</text:p>
          </table:table-cell>
          <table:table-cell office:value-type="float" office:value="11.4428084477361" table:style-name="ce1">
            <text:p>11.4428084477361</text:p>
          </table:table-cell>
          <table:table-cell office:value-type="float" office:value="15.1122271126167" table:style-name="ce1">
            <text:p>15.1122271126167</text:p>
          </table:table-cell>
        </table:table-row>
        <table:table-row table:style-name="ro1">
          <table:table-cell office:value-type="string" table:style-name="ce1">
            <text:p>Bryan Zaragoz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20</text:p>
          </table:table-cell>
          <table:table-cell office:value-type="float" office:value="9.8" table:style-name="ce1">
            <text:p>9.8</text:p>
          </table:table-cell>
          <table:table-cell office:value-type="float" office:value="9.04317116083542" table:style-name="ce1">
            <text:p>9.04317116083542</text:p>
          </table:table-cell>
          <table:table-cell office:value-type="float" office:value="10.9524048292415" table:style-name="ce1">
            <text:p>10.9524048292415</text:p>
          </table:table-cell>
          <table:table-cell office:value-type="float" office:value="12.1151103718449" table:style-name="ce1">
            <text:p>12.1151103718449</text:p>
          </table:table-cell>
          <table:table-cell office:value-type="float" office:value="10.3199061566278" table:style-name="ce1">
            <text:p>10.3199061566278</text:p>
          </table:table-cell>
          <table:table-cell office:value-type="float" office:value="15.2595129259261" table:style-name="ce1">
            <text:p>15.2595129259261</text:p>
          </table:table-cell>
          <table:table-cell office:value-type="float" office:value="7.17272927385506" table:style-name="ce1">
            <text:p>7.17272927385506</text:p>
          </table:table-cell>
          <table:table-cell office:value-type="float" office:value="14.2304091209181" table:style-name="ce1">
            <text:p>14.2304091209181</text:p>
          </table:table-cell>
          <table:table-cell office:value-type="float" office:value="8.3375021238989" table:style-name="ce1">
            <text:p>8.3375021238989</text:p>
          </table:table-cell>
          <table:table-cell office:value-type="float" office:value="6.18379472098306" table:style-name="ce1">
            <text:p>6.18379472098306</text:p>
          </table:table-cell>
        </table:table-row>
        <table:table-row table:style-name="ro1">
          <table:table-cell office:value-type="string" table:style-name="ce1">
            <text:p>Che Adam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178</text:p>
          </table:table-cell>
          <table:table-cell office:value-type="float" office:value="10.8" table:style-name="ce1">
            <text:p>10.8</text:p>
          </table:table-cell>
          <table:table-cell office:value-type="float" office:value="8.1121642842835" table:style-name="ce1">
            <text:p>8.1121642842835</text:p>
          </table:table-cell>
          <table:table-cell office:value-type="float" office:value="10.3805464205953" table:style-name="ce1">
            <text:p>10.3805464205953</text:p>
          </table:table-cell>
          <table:table-cell office:value-type="float" office:value="9.16300583070489" table:style-name="ce1">
            <text:p>9.16300583070489</text:p>
          </table:table-cell>
          <table:table-cell office:value-type="float" office:value="10.0630695868722" table:style-name="ce1">
            <text:p>10.0630695868722</text:p>
          </table:table-cell>
          <table:table-cell office:value-type="float" office:value="8.64770861277455" table:style-name="ce1">
            <text:p>8.64770861277455</text:p>
          </table:table-cell>
          <table:table-cell office:value-type="float" office:value="9.87679017530944" table:style-name="ce1">
            <text:p>9.87679017530944</text:p>
          </table:table-cell>
          <table:table-cell office:value-type="float" office:value="10.9083660557452" table:style-name="ce1">
            <text:p>10.9083660557452</text:p>
          </table:table-cell>
          <table:table-cell office:value-type="float" office:value="9.8737335608934" table:style-name="ce1">
            <text:p>9.8737335608934</text:p>
          </table:table-cell>
          <table:table-cell office:value-type="float" office:value="10.4342919622254" table:style-name="ce1">
            <text:p>10.4342919622254</text:p>
          </table:table-cell>
        </table:table-row>
        <table:table-row table:style-name="ro1">
          <table:table-cell office:value-type="string" table:style-name="ce1">
            <text:p>Lameck Band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343</text:p>
          </table:table-cell>
          <table:table-cell office:value-type="float" office:value="7.5" table:style-name="ce1">
            <text:p>7.5</text:p>
          </table:table-cell>
          <table:table-cell office:value-type="float" office:value="7.98814339793193" table:style-name="ce1">
            <text:p>7.98814339793193</text:p>
          </table:table-cell>
          <table:table-cell office:value-type="float" office:value="8.32641952121978" table:style-name="ce1">
            <text:p>8.32641952121978</text:p>
          </table:table-cell>
          <table:table-cell office:value-type="float" office:value="8.28108579896399" table:style-name="ce1">
            <text:p>8.28108579896399</text:p>
          </table:table-cell>
          <table:table-cell office:value-type="float" office:value="6.75527592574194" table:style-name="ce1">
            <text:p>6.75527592574194</text:p>
          </table:table-cell>
          <table:table-cell office:value-type="float" office:value="8.86867462230201" table:style-name="ce1">
            <text:p>8.86867462230201</text:p>
          </table:table-cell>
          <table:table-cell office:value-type="float" office:value="7.3551952269917" table:style-name="ce1">
            <text:p>7.3551952269917</text:p>
          </table:table-cell>
          <table:table-cell office:value-type="float" office:value="9.14361641677642" table:style-name="ce1">
            <text:p>9.14361641677642</text:p>
          </table:table-cell>
          <table:table-cell office:value-type="float" office:value="8.19397350858268" table:style-name="ce1">
            <text:p>8.19397350858268</text:p>
          </table:table-cell>
          <table:table-cell office:value-type="float" office:value="8.06146430526537" table:style-name="ce1">
            <text:p>8.06146430526537</text:p>
          </table:table-cell>
        </table:table-row>
        <table:table-row table:style-name="ro1">
          <table:table-cell office:value-type="string" table:style-name="ce1">
            <text:p>Domenico Berard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159</text:p>
          </table:table-cell>
          <table:table-cell office:value-type="float" office:value="9.9" table:style-name="ce1">
            <text:p>9.9</text:p>
          </table:table-cell>
          <table:table-cell office:value-type="float" office:value="8.78873979806564" table:style-name="ce1">
            <text:p>8.78873979806564</text:p>
          </table:table-cell>
          <table:table-cell office:value-type="float" office:value="11.9632651561799" table:style-name="ce1">
            <text:p>11.9632651561799</text:p>
          </table:table-cell>
          <table:table-cell office:value-type="float" office:value="12.764288960298" table:style-name="ce1">
            <text:p>12.764288960298</text:p>
          </table:table-cell>
          <table:table-cell office:value-type="float" office:value="12.6721062443097" table:style-name="ce1">
            <text:p>12.6721062443097</text:p>
          </table:table-cell>
          <table:table-cell office:value-type="float" office:value="7.99475026493571" table:style-name="ce1">
            <text:p>7.99475026493571</text:p>
          </table:table-cell>
          <table:table-cell office:value-type="float" office:value="6.65079618106646" table:style-name="ce1">
            <text:p>6.65079618106646</text:p>
          </table:table-cell>
          <table:table-cell office:value-type="float" office:value="9.51138105035244" table:style-name="ce1">
            <text:p>9.51138105035244</text:p>
          </table:table-cell>
          <table:table-cell office:value-type="float" office:value="8.85840553394549" table:style-name="ce1">
            <text:p>8.85840553394549</text:p>
          </table:table-cell>
          <table:table-cell office:value-type="float" office:value="11.3959193819522" table:style-name="ce1">
            <text:p>11.3959193819522</text:p>
          </table:table-cell>
        </table:table-row>
        <table:table-row table:style-name="ro1">
          <table:table-cell office:value-type="string" table:style-name="ce1">
            <text:p>Federico Bonazzo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31</text:p>
          </table:table-cell>
          <table:table-cell office:value-type="float" office:value="10.5" table:style-name="ce1">
            <text:p>10.5</text:p>
          </table:table-cell>
          <table:table-cell office:value-type="float" office:value="7.96212731412922" table:style-name="ce1">
            <text:p>7.96212731412922</text:p>
          </table:table-cell>
          <table:table-cell office:value-type="float" office:value="11.3533735135832" table:style-name="ce1">
            <text:p>11.3533735135832</text:p>
          </table:table-cell>
          <table:table-cell office:value-type="float" office:value="8.7823562395966" table:style-name="ce1">
            <text:p>8.7823562395966</text:p>
          </table:table-cell>
          <table:table-cell office:value-type="float" office:value="10.1672360903487" table:style-name="ce1">
            <text:p>10.1672360903487</text:p>
          </table:table-cell>
          <table:table-cell office:value-type="float" office:value="8.21049001034588" table:style-name="ce1">
            <text:p>8.21049001034588</text:p>
          </table:table-cell>
          <table:table-cell office:value-type="float" office:value="6.56563712493747" table:style-name="ce1">
            <text:p>6.56563712493747</text:p>
          </table:table-cell>
          <table:table-cell office:value-type="float" office:value="8.48843562741693" table:style-name="ce1">
            <text:p>8.48843562741693</text:p>
          </table:table-cell>
          <table:table-cell office:value-type="float" office:value="9.53407989779594" table:style-name="ce1">
            <text:p>9.53407989779594</text:p>
          </table:table-cell>
          <table:table-cell office:value-type="float" office:value="12.4843293499498" table:style-name="ce1">
            <text:p>12.4843293499498</text:p>
          </table:table-cell>
        </table:table-row>
        <table:table-row table:style-name="ro1">
          <table:table-cell office:value-type="string" table:style-name="ce1">
            <text:p>Gennaro Borrel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03</text:p>
          </table:table-cell>
          <table:table-cell office:value-type="float" office:value="9.4" table:style-name="ce1">
            <text:p>9.4</text:p>
          </table:table-cell>
          <table:table-cell office:value-type="float" office:value="7.53800560084604" table:style-name="ce1">
            <text:p>7.53800560084604</text:p>
          </table:table-cell>
          <table:table-cell office:value-type="float" office:value="7.53720898480372" table:style-name="ce1">
            <text:p>7.53720898480372</text:p>
          </table:table-cell>
          <table:table-cell office:value-type="float" office:value="6.18714599976247" table:style-name="ce1">
            <text:p>6.18714599976247</text:p>
          </table:table-cell>
          <table:table-cell office:value-type="float" office:value="7.12808958439291" table:style-name="ce1">
            <text:p>7.12808958439291</text:p>
          </table:table-cell>
          <table:table-cell office:value-type="float" office:value="7.15644833228113" table:style-name="ce1">
            <text:p>7.15644833228113</text:p>
          </table:table-cell>
          <table:table-cell office:value-type="float" office:value="6.56563712493747" table:style-name="ce1">
            <text:p>6.56563712493747</text:p>
          </table:table-cell>
          <table:table-cell office:value-type="float" office:value="7.84789258641662" table:style-name="ce1">
            <text:p>7.84789258641662</text:p>
          </table:table-cell>
          <table:table-cell office:value-type="float" office:value="7.54798739855334" table:style-name="ce1">
            <text:p>7.54798739855334</text:p>
          </table:table-cell>
          <table:table-cell office:value-type="float" office:value="9.36988088440554" table:style-name="ce1">
            <text:p>9.36988088440554</text:p>
          </table:table-cell>
        </table:table-row>
        <table:table-row table:style-name="ro1">
          <table:table-cell office:value-type="string" table:style-name="ce1">
            <text:p>Francesco Camard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7-303</text:p>
          </table:table-cell>
          <table:table-cell office:value-type="float" office:value="7.1" table:style-name="ce1">
            <text:p>7.1</text:p>
          </table:table-cell>
          <table:table-cell office:value-type="float" office:value="7.26121292492925" table:style-name="ce1">
            <text:p>7.26121292492925</text:p>
          </table:table-cell>
          <table:table-cell office:value-type="float" office:value="6.64535881884601" table:style-name="ce1">
            <text:p>6.64535881884601</text:p>
          </table:table-cell>
          <table:table-cell office:value-type="float" office:value="6.84827508764391" table:style-name="ce1">
            <text:p>6.84827508764391</text:p>
          </table:table-cell>
          <table:table-cell office:value-type="float" office:value="6.57326810017295" table:style-name="ce1">
            <text:p>6.57326810017295</text:p>
          </table:table-cell>
          <table:table-cell office:value-type="float" office:value="6.17910867996629" table:style-name="ce1">
            <text:p>6.17910867996629</text:p>
          </table:table-cell>
          <table:table-cell office:value-type="float" office:value="9.46509073005193" table:style-name="ce1">
            <text:p>9.46509073005193</text:p>
          </table:table-cell>
          <table:table-cell office:value-type="float" office:value="6.38139604869192" table:style-name="ce1">
            <text:p>6.38139604869192</text:p>
          </table:table-cell>
          <table:table-cell office:value-type="float" office:value="6.45976626283906" table:style-name="ce1">
            <text:p>6.45976626283906</text:p>
          </table:table-cell>
          <table:table-cell office:value-type="float" office:value="7.72325057392762" table:style-name="ce1">
            <text:p>7.72325057392762</text:p>
          </table:table-cell>
        </table:table-row>
        <table:table-row table:style-name="ro1">
          <table:table-cell office:value-type="string" table:style-name="ce1">
            <text:p>Nicolò Cambiagh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10</text:p>
          </table:table-cell>
          <table:table-cell office:value-type="float" office:value="9.9" table:style-name="ce1">
            <text:p>9.9</text:p>
          </table:table-cell>
          <table:table-cell office:value-type="float" office:value="8.60810268656761" table:style-name="ce1">
            <text:p>8.60810268656761</text:p>
          </table:table-cell>
          <table:table-cell office:value-type="float" office:value="10.2535567501505" table:style-name="ce1">
            <text:p>10.2535567501505</text:p>
          </table:table-cell>
          <table:table-cell office:value-type="float" office:value="14.2460043204985" table:style-name="ce1">
            <text:p>14.2460043204985</text:p>
          </table:table-cell>
          <table:table-cell office:value-type="float" office:value="10.582717992524" table:style-name="ce1">
            <text:p>10.582717992524</text:p>
          </table:table-cell>
          <table:table-cell office:value-type="float" office:value="12.786410373841" table:style-name="ce1">
            <text:p>12.786410373841</text:p>
          </table:table-cell>
          <table:table-cell office:value-type="float" office:value="7.44591332335227" table:style-name="ce1">
            <text:p>7.44591332335227</text:p>
          </table:table-cell>
          <table:table-cell office:value-type="float" office:value="12.6582920861948" table:style-name="ce1">
            <text:p>12.6582920861948</text:p>
          </table:table-cell>
          <table:table-cell office:value-type="float" office:value="7.01384240199121" table:style-name="ce1">
            <text:p>7.01384240199121</text:p>
          </table:table-cell>
          <table:table-cell office:value-type="float" office:value="8.40510755465264" table:style-name="ce1">
            <text:p>8.40510755465264</text:p>
          </table:table-cell>
        </table:table-row>
        <table:table-row table:style-name="ro1">
          <table:table-cell office:value-type="string" table:style-name="ce1">
            <text:p>Matteo Cancellier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29</text:p>
          </table:table-cell>
          <table:table-cell office:value-type="float" office:value="8.5" table:style-name="ce1">
            <text:p>8.5</text:p>
          </table:table-cell>
          <table:table-cell office:value-type="float" office:value="7.7231209728383" table:style-name="ce1">
            <text:p>7.7231209728383</text:p>
          </table:table-cell>
          <table:table-cell office:value-type="float" office:value="9.55347566260246" table:style-name="ce1">
            <text:p>9.55347566260246</text:p>
          </table:table-cell>
          <table:table-cell office:value-type="float" office:value="7.1940506482869" table:style-name="ce1">
            <text:p>7.1940506482869</text:p>
          </table:table-cell>
          <table:table-cell office:value-type="float" office:value="8.50910895012911" table:style-name="ce1">
            <text:p>8.50910895012911</text:p>
          </table:table-cell>
          <table:table-cell office:value-type="float" office:value="8.64770861277455" table:style-name="ce1">
            <text:p>8.64770861277455</text:p>
          </table:table-cell>
          <table:table-cell office:value-type="float" office:value="5.40588111070481" table:style-name="ce1">
            <text:p>5.40588111070481</text:p>
          </table:table-cell>
          <table:table-cell office:value-type="float" office:value="10.1016113591923" table:style-name="ce1">
            <text:p>10.1016113591923</text:p>
          </table:table-cell>
          <table:table-cell office:value-type="float" office:value="9.48560724227662" table:style-name="ce1">
            <text:p>9.48560724227662</text:p>
          </table:table-cell>
          <table:table-cell office:value-type="float" office:value="9.99111208768031" table:style-name="ce1">
            <text:p>9.99111208768031</text:p>
          </table:table-cell>
        </table:table-row>
        <table:table-row table:style-name="ro1">
          <table:table-cell office:value-type="string" table:style-name="ce1">
            <text:p>Maxence Caqueret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326</text:p>
          </table:table-cell>
          <table:table-cell office:value-type="float" office:value="7.7" table:style-name="ce1">
            <text:p>7.7</text:p>
          </table:table-cell>
          <table:table-cell office:value-type="float" office:value="9.77693866567782" table:style-name="ce1">
            <text:p>9.77693866567782</text:p>
          </table:table-cell>
          <table:table-cell office:value-type="float" office:value="15.9467103634776" table:style-name="ce1">
            <text:p>15.9467103634776</text:p>
          </table:table-cell>
          <table:table-cell office:value-type="float" office:value="10.5693269229845" table:style-name="ce1">
            <text:p>10.5693269229845</text:p>
          </table:table-cell>
          <table:table-cell office:value-type="float" office:value="15.3096629402062" table:style-name="ce1">
            <text:p>15.3096629402062</text:p>
          </table:table-cell>
          <table:table-cell office:value-type="float" office:value="8.86867462230201" table:style-name="ce1">
            <text:p>8.86867462230201</text:p>
          </table:table-cell>
          <table:table-cell office:value-type="float" office:value="12.4998447313289" table:style-name="ce1">
            <text:p>12.4998447313289</text:p>
          </table:table-cell>
          <table:table-cell office:value-type="float" office:value="7.9181370415398" table:style-name="ce1">
            <text:p>7.9181370415398</text:p>
          </table:table-cell>
          <table:table-cell office:value-type="float" office:value="5.85664806125529" table:style-name="ce1">
            <text:p>5.85664806125529</text:p>
          </table:table-cell>
          <table:table-cell office:value-type="float" office:value="6.21696958536601" table:style-name="ce1">
            <text:p>6.21696958536601</text:p>
          </table:table-cell>
        </table:table-row>
        <table:table-row table:style-name="ro1">
          <table:table-cell office:value-type="string" table:style-name="ce1">
            <text:p>Valentín Castellano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96</text:p>
          </table:table-cell>
          <table:table-cell office:value-type="float" office:value="7.7" table:style-name="ce1">
            <text:p>7.7</text:p>
          </table:table-cell>
          <table:table-cell office:value-type="float" office:value="8.54145305061281" table:style-name="ce1">
            <text:p>8.54145305061281</text:p>
          </table:table-cell>
          <table:table-cell office:value-type="float" office:value="7.33060622655121" table:style-name="ce1">
            <text:p>7.33060622655121</text:p>
          </table:table-cell>
          <table:table-cell office:value-type="float" office:value="12.1801055991617" table:style-name="ce1">
            <text:p>12.1801055991617</text:p>
          </table:table-cell>
          <table:table-cell office:value-type="float" office:value="8.30597117292241" table:style-name="ce1">
            <text:p>8.30597117292241</text:p>
          </table:table-cell>
          <table:table-cell office:value-type="float" office:value="6.75504167420443" table:style-name="ce1">
            <text:p>6.75504167420443</text:p>
          </table:table-cell>
          <table:table-cell office:value-type="float" office:value="9.7591013901043" table:style-name="ce1">
            <text:p>9.7591013901043</text:p>
          </table:table-cell>
          <table:table-cell office:value-type="float" office:value="8.2015478171187" table:style-name="ce1">
            <text:p>8.2015478171187</text:p>
          </table:table-cell>
          <table:table-cell office:value-type="float" office:value="9.9708018898464" table:style-name="ce1">
            <text:p>9.9708018898464</text:p>
          </table:table-cell>
          <table:table-cell office:value-type="float" office:value="8.84078859961876" table:style-name="ce1">
            <text:p>8.84078859961876</text:p>
          </table:table-cell>
        </table:table-row>
        <table:table-row table:style-name="ro1">
          <table:table-cell office:value-type="string" table:style-name="ce1">
            <text:p>Santiago Castr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00</text:p>
          </table:table-cell>
          <table:table-cell office:value-type="float" office:value="11" table:style-name="ce1">
            <text:p>11</text:p>
          </table:table-cell>
          <table:table-cell office:value-type="float" office:value="8.07945741221842" table:style-name="ce1">
            <text:p>8.07945741221842</text:p>
          </table:table-cell>
          <table:table-cell office:value-type="float" office:value="8.04973695167573" table:style-name="ce1">
            <text:p>8.04973695167573</text:p>
          </table:table-cell>
          <table:table-cell office:value-type="float" office:value="8.28108579896399" table:style-name="ce1">
            <text:p>8.28108579896399</text:p>
          </table:table-cell>
          <table:table-cell office:value-type="float" office:value="8.71367290040032" table:style-name="ce1">
            <text:p>8.71367290040032</text:p>
          </table:table-cell>
          <table:table-cell office:value-type="float" office:value="7.36188496988098" table:style-name="ce1">
            <text:p>7.36188496988098</text:p>
          </table:table-cell>
          <table:table-cell office:value-type="float" office:value="9.64144035846489" table:style-name="ce1">
            <text:p>9.64144035846489</text:p>
          </table:table-cell>
          <table:table-cell office:value-type="float" office:value="8.99710546955098" table:style-name="ce1">
            <text:p>8.99710546955098</text:p>
          </table:table-cell>
          <table:table-cell office:value-type="float" office:value="9.77665685164083" table:style-name="ce1">
            <text:p>9.77665685164083</text:p>
          </table:table-cell>
          <table:table-cell office:value-type="float" office:value="12.8042252021864" table:style-name="ce1">
            <text:p>12.8042252021864</text:p>
          </table:table-cell>
        </table:table-row>
        <table:table-row table:style-name="ro1">
          <table:table-cell office:value-type="string" table:style-name="ce1">
            <text:p>Lorenzo Colomb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05</text:p>
          </table:table-cell>
          <table:table-cell office:value-type="float" office:value="10.8" table:style-name="ce1">
            <text:p>10.8</text:p>
          </table:table-cell>
          <table:table-cell office:value-type="float" office:value="7.56977569599192" table:style-name="ce1">
            <text:p>7.56977569599192</text:p>
          </table:table-cell>
          <table:table-cell office:value-type="float" office:value="8.54374713748062" table:style-name="ce1">
            <text:p>8.54374713748062</text:p>
          </table:table-cell>
          <table:table-cell office:value-type="float" office:value="7.42961719294971" table:style-name="ce1">
            <text:p>7.42961719294971</text:p>
          </table:table-cell>
          <table:table-cell office:value-type="float" office:value="7.41484374317164" table:style-name="ce1">
            <text:p>7.41484374317164</text:p>
          </table:table-cell>
          <table:table-cell office:value-type="float" office:value="7.7812501554749" table:style-name="ce1">
            <text:p>7.7812501554749</text:p>
          </table:table-cell>
          <table:table-cell office:value-type="float" office:value="6.68504942181023" table:style-name="ce1">
            <text:p>6.68504942181023</text:p>
          </table:table-cell>
          <table:table-cell office:value-type="float" office:value="10.5430519638763" table:style-name="ce1">
            <text:p>10.5430519638763</text:p>
          </table:table-cell>
          <table:table-cell office:value-type="float" office:value="9.43715553923124" table:style-name="ce1">
            <text:p>9.43715553923124</text:p>
          </table:table-cell>
          <table:table-cell office:value-type="float" office:value="11.9065182585156" table:style-name="ce1">
            <text:p>11.9065182585156</text:p>
          </table:table-cell>
        </table:table-row>
        <table:table-row table:style-name="ro1">
          <table:table-cell office:value-type="string" table:style-name="ce1">
            <text:p>Francisco Conceiçã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24</text:p>
          </table:table-cell>
          <table:table-cell office:value-type="float" office:value="10.4" table:style-name="ce1">
            <text:p>10.4</text:p>
          </table:table-cell>
          <table:table-cell office:value-type="float" office:value="9.27434005156954" table:style-name="ce1">
            <text:p>9.27434005156954</text:p>
          </table:table-cell>
          <table:table-cell office:value-type="float" office:value="14.6710000393908" table:style-name="ce1">
            <text:p>14.6710000393908</text:p>
          </table:table-cell>
          <table:table-cell office:value-type="float" office:value="8.90887557598014" table:style-name="ce1">
            <text:p>8.90887557598014</text:p>
          </table:table-cell>
          <table:table-cell office:value-type="float" office:value="12.0001547911279" table:style-name="ce1">
            <text:p>12.0001547911279</text:p>
          </table:table-cell>
          <table:table-cell office:value-type="float" office:value="16.6149734526712" table:style-name="ce1">
            <text:p>16.6149734526712</text:p>
          </table:table-cell>
          <table:table-cell office:value-type="float" office:value="11.4097591272122" table:style-name="ce1">
            <text:p>11.4097591272122</text:p>
          </table:table-cell>
          <table:table-cell office:value-type="float" office:value="14.3067525174896" table:style-name="ce1">
            <text:p>14.3067525174896</text:p>
          </table:table-cell>
          <table:table-cell office:value-type="float" office:value="9.14704537135248" table:style-name="ce1">
            <text:p>9.14704537135248</text:p>
          </table:table-cell>
          <table:table-cell office:value-type="float" office:value="9.54717412006005" table:style-name="ce1">
            <text:p>9.54717412006005</text:p>
          </table:table-cell>
        </table:table-row>
        <table:table-row table:style-name="ro1">
          <table:table-cell office:value-type="string" table:style-name="ce1">
            <text:p>Patrick Cutron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004</text:p>
          </table:table-cell>
          <table:table-cell office:value-type="float" office:value="9" table:style-name="ce1">
            <text:p>9</text:p>
          </table:table-cell>
          <table:table-cell office:value-type="float" office:value="7.50629818513697" table:style-name="ce1">
            <text:p>7.50629818513697</text:p>
          </table:table-cell>
          <table:table-cell office:value-type="float" office:value="7.71644735916763" table:style-name="ce1">
            <text:p>7.71644735916763</text:p>
          </table:table-cell>
          <table:table-cell office:value-type="float" office:value="6.51238061966428" table:style-name="ce1">
            <text:p>6.51238061966428</text:p>
          </table:table-cell>
          <table:table-cell office:value-type="float" office:value="6.57326810017295" table:style-name="ce1">
            <text:p>6.57326810017295</text:p>
          </table:table-cell>
          <table:table-cell office:value-type="float" office:value="7.57022159647273" table:style-name="ce1">
            <text:p>7.57022159647273</text:p>
          </table:table-cell>
          <table:table-cell office:value-type="float" office:value="6.78844852793121" table:style-name="ce1">
            <text:p>6.78844852793121</text:p>
          </table:table-cell>
          <table:table-cell office:value-type="float" office:value="8.70553696869434" table:style-name="ce1">
            <text:p>8.70553696869434</text:p>
          </table:table-cell>
          <table:table-cell office:value-type="float" office:value="8.66709328827572" table:style-name="ce1">
            <text:p>8.66709328827572</text:p>
          </table:table-cell>
          <table:table-cell office:value-type="float" office:value="8.3187406632424" table:style-name="ce1">
            <text:p>8.3187406632424</text:p>
          </table:table-cell>
        </table:table-row>
        <table:table-row table:style-name="ro1">
          <table:table-cell office:value-type="string" table:style-name="ce1">
            <text:p>Jonathan David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58</text:p>
          </table:table-cell>
          <table:table-cell office:value-type="float" office:value="9" table:style-name="ce1">
            <text:p>9</text:p>
          </table:table-cell>
          <table:table-cell office:value-type="float" office:value="9.1795611534425" table:style-name="ce1">
            <text:p>9.1795611534425</text:p>
          </table:table-cell>
          <table:table-cell office:value-type="float" office:value="10.5706004089184" table:style-name="ce1">
            <text:p>10.5706004089184</text:p>
          </table:table-cell>
          <table:table-cell office:value-type="float" office:value="13.6414191443419" table:style-name="ce1">
            <text:p>13.6414191443419</text:p>
          </table:table-cell>
          <table:table-cell office:value-type="float" office:value="10.8922997771789" table:style-name="ce1">
            <text:p>10.8922997771789</text:p>
          </table:table-cell>
          <table:table-cell office:value-type="float" office:value="9.3139812835404" table:style-name="ce1">
            <text:p>9.3139812835404</text:p>
          </table:table-cell>
          <table:table-cell office:value-type="float" office:value="8.07616122056115" table:style-name="ce1">
            <text:p>8.07616122056115</text:p>
          </table:table-cell>
          <table:table-cell office:value-type="float" office:value="11.6976729880724" table:style-name="ce1">
            <text:p>11.6976729880724</text:p>
          </table:table-cell>
          <table:table-cell office:value-type="float" office:value="9.19531140020054" table:style-name="ce1">
            <text:p>9.19531140020054</text:p>
          </table:table-cell>
          <table:table-cell office:value-type="float" office:value="10.1685984041231" table:style-name="ce1">
            <text:p>10.1685984041231</text:p>
          </table:table-cell>
        </table:table-row>
        <table:table-row table:style-name="ro1">
          <table:table-cell office:value-type="string" table:style-name="ce1">
            <text:p>Keinan Davi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28</text:p>
          </table:table-cell>
          <table:table-cell office:value-type="float" office:value="12.1" table:style-name="ce1">
            <text:p>12.1</text:p>
          </table:table-cell>
          <table:table-cell office:value-type="float" office:value="8.41523317339531" table:style-name="ce1">
            <text:p>8.41523317339531</text:p>
          </table:table-cell>
          <table:table-cell office:value-type="float" office:value="9.17254499419086" table:style-name="ce1">
            <text:p>9.17254499419086</text:p>
          </table:table-cell>
          <table:table-cell office:value-type="float" office:value="10.9494988850271" table:style-name="ce1">
            <text:p>10.9494988850271</text:p>
          </table:table-cell>
          <table:table-cell office:value-type="float" office:value="8.40734878893787" table:style-name="ce1">
            <text:p>8.40734878893787</text:p>
          </table:table-cell>
          <table:table-cell office:value-type="float" office:value="9.98620427682066" table:style-name="ce1">
            <text:p>9.98620427682066</text:p>
          </table:table-cell>
          <table:table-cell office:value-type="float" office:value="12.1928992622005" table:style-name="ce1">
            <text:p>12.1928992622005</text:p>
          </table:table-cell>
          <table:table-cell office:value-type="float" office:value="10.2490102187096" table:style-name="ce1">
            <text:p>10.2490102187096</text:p>
          </table:table-cell>
          <table:table-cell office:value-type="float" office:value="8.95441803173152" table:style-name="ce1">
            <text:p>8.95441803173152</text:p>
          </table:table-cell>
          <table:table-cell office:value-type="float" office:value="13.8539011605938" table:style-name="ce1">
            <text:p>13.8539011605938</text:p>
          </table:table-cell>
        </table:table-row>
        <table:table-row table:style-name="ro1">
          <table:table-cell office:value-type="string" table:style-name="ce1">
            <text:p>Charles De Ketelaer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03</text:p>
          </table:table-cell>
          <table:table-cell office:value-type="float" office:value="12.9" table:style-name="ce1">
            <text:p>12.9</text:p>
          </table:table-cell>
          <table:table-cell office:value-type="float" office:value="10.4967556361564" table:style-name="ce1">
            <text:p>10.4967556361564</text:p>
          </table:table-cell>
          <table:table-cell office:value-type="float" office:value="16.2367500603451" table:style-name="ce1">
            <text:p>16.2367500603451</text:p>
          </table:table-cell>
          <table:table-cell office:value-type="float" office:value="15.7589446882687" table:style-name="ce1">
            <text:p>15.7589446882687</text:p>
          </table:table-cell>
          <table:table-cell office:value-type="float" office:value="18.0818293205644" table:style-name="ce1">
            <text:p>18.0818293205644</text:p>
          </table:table-cell>
          <table:table-cell office:value-type="float" office:value="17.9401286923875" table:style-name="ce1">
            <text:p>17.9401286923875</text:p>
          </table:table-cell>
          <table:table-cell office:value-type="float" office:value="8.95776756592014" table:style-name="ce1">
            <text:p>8.95776756592014</text:p>
          </table:table-cell>
          <table:table-cell office:value-type="float" office:value="16.9614873595797" table:style-name="ce1">
            <text:p>16.9614873595797</text:p>
          </table:table-cell>
          <table:table-cell office:value-type="float" office:value="8.71482543049462" table:style-name="ce1">
            <text:p>8.71482543049462</text:p>
          </table:table-cell>
          <table:table-cell office:value-type="float" office:value="9.19295969842313" table:style-name="ce1">
            <text:p>9.19295969842313</text:p>
          </table:table-cell>
        </table:table-row>
        <table:table-row table:style-name="ro1">
          <table:table-cell office:value-type="string" table:style-name="ce1">
            <text:p>Boulaye Di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52</text:p>
          </table:table-cell>
          <table:table-cell office:value-type="float" office:value="8.9" table:style-name="ce1">
            <text:p>8.9</text:p>
          </table:table-cell>
          <table:table-cell office:value-type="float" office:value="7.30490328551629" table:style-name="ce1">
            <text:p>7.30490328551629</text:p>
          </table:table-cell>
          <table:table-cell office:value-type="float" office:value="9.10925639275133" table:style-name="ce1">
            <text:p>9.10925639275133</text:p>
          </table:table-cell>
          <table:table-cell office:value-type="float" office:value="5.87322463846408" table:style-name="ce1">
            <text:p>5.87322463846408</text:p>
          </table:table-cell>
          <table:table-cell office:value-type="float" office:value="7.70713590569595" table:style-name="ce1">
            <text:p>7.70713590569595</text:p>
          </table:table-cell>
          <table:table-cell office:value-type="float" office:value="6.17910867996629" table:style-name="ce1">
            <text:p>6.17910867996629</text:p>
          </table:table-cell>
          <table:table-cell office:value-type="float" office:value="8.41789962595189" table:style-name="ce1">
            <text:p>8.41789962595189</text:p>
          </table:table-cell>
          <table:table-cell office:value-type="float" office:value="7.84789258641662" table:style-name="ce1">
            <text:p>7.84789258641662</text:p>
          </table:table-cell>
          <table:table-cell office:value-type="float" office:value="7.1896366367315" table:style-name="ce1">
            <text:p>7.1896366367315</text:p>
          </table:table-cell>
          <table:table-cell office:value-type="float" office:value="7.89161950950577" table:style-name="ce1">
            <text:p>7.89161950950577</text:p>
          </table:table-cell>
        </table:table-row>
        <table:table-row table:style-name="ro1">
          <table:table-cell office:value-type="string" table:style-name="ce1">
            <text:p>Anastasios Douvika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58</text:p>
          </table:table-cell>
          <table:table-cell office:value-type="float" office:value="10.5" table:style-name="ce1">
            <text:p>10.5</text:p>
          </table:table-cell>
          <table:table-cell office:value-type="float" office:value="8.02722941786546" table:style-name="ce1">
            <text:p>8.02722941786546</text:p>
          </table:table-cell>
          <table:table-cell office:value-type="float" office:value="8.48148027096324" table:style-name="ce1">
            <text:p>8.48148027096324</text:p>
          </table:table-cell>
          <table:table-cell office:value-type="float" office:value="7.5488064868356" table:style-name="ce1">
            <text:p>7.5488064868356</text:p>
          </table:table-cell>
          <table:table-cell office:value-type="float" office:value="9.85458040417105" table:style-name="ce1">
            <text:p>9.85458040417105</text:p>
          </table:table-cell>
          <table:table-cell office:value-type="float" office:value="8.21049001034588" table:style-name="ce1">
            <text:p>8.21049001034588</text:p>
          </table:table-cell>
          <table:table-cell office:value-type="float" office:value="6.18293566844755" table:style-name="ce1">
            <text:p>6.18293566844755</text:p>
          </table:table-cell>
          <table:table-cell office:value-type="float" office:value="9.80646098866439" table:style-name="ce1">
            <text:p>9.80646098866439</text:p>
          </table:table-cell>
          <table:table-cell office:value-type="float" office:value="10.0193256979124" table:style-name="ce1">
            <text:p>10.0193256979124</text:p>
          </table:table-cell>
          <table:table-cell office:value-type="float" office:value="13.9243215401745" table:style-name="ce1">
            <text:p>13.9243215401745</text:p>
          </table:table-cell>
        </table:table-row>
        <table:table-row table:style-name="ro1">
          <table:table-cell office:value-type="string" table:style-name="ce1">
            <text:p>Paulo Dybal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053</text:p>
          </table:table-cell>
          <table:table-cell office:value-type="float" office:value="9.1" table:style-name="ce1">
            <text:p>9.1</text:p>
          </table:table-cell>
          <table:table-cell office:value-type="float" office:value="9.98098828013652" table:style-name="ce1">
            <text:p>9.98098828013652</text:p>
          </table:table-cell>
          <table:table-cell office:value-type="float" office:value="13.8578139868441" table:style-name="ce1">
            <text:p>13.8578139868441</text:p>
          </table:table-cell>
          <table:table-cell office:value-type="float" office:value="11.200766384969" table:style-name="ce1">
            <text:p>11.200766384969</text:p>
          </table:table-cell>
          <table:table-cell office:value-type="float" office:value="14.4635903129863" table:style-name="ce1">
            <text:p>14.4635903129863</text:p>
          </table:table-cell>
          <table:table-cell office:value-type="float" office:value="9.98620427682066" table:style-name="ce1">
            <text:p>9.98620427682066</text:p>
          </table:table-cell>
          <table:table-cell office:value-type="float" office:value="6.49800404545302" table:style-name="ce1">
            <text:p>6.49800404545302</text:p>
          </table:table-cell>
          <table:table-cell office:value-type="float" office:value="10.4696610646469" table:style-name="ce1">
            <text:p>10.4696610646469</text:p>
          </table:table-cell>
          <table:table-cell office:value-type="float" office:value="9.72812257006888" table:style-name="ce1">
            <text:p>9.72812257006888</text:p>
          </table:table-cell>
          <table:table-cell office:value-type="float" office:value="9.28136505338656" table:style-name="ce1">
            <text:p>9.28136505338656</text:p>
          </table:table-cell>
        </table:table-row>
        <table:table-row table:style-name="ro1">
          <table:table-cell office:value-type="string" table:style-name="ce1">
            <text:p>Elif Elma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105</text:p>
          </table:table-cell>
          <table:table-cell office:value-type="float" office:value="7.3" table:style-name="ce1">
            <text:p>7.3</text:p>
          </table:table-cell>
          <table:table-cell office:value-type="float" office:value="7.84547557955892" table:style-name="ce1">
            <text:p>7.84547557955892</text:p>
          </table:table-cell>
          <table:table-cell office:value-type="float" office:value="11.3533735135832" table:style-name="ce1">
            <text:p>11.3533735135832</text:p>
          </table:table-cell>
          <table:table-cell office:value-type="float" office:value="6.40274978960826" table:style-name="ce1">
            <text:p>6.40274978960826</text:p>
          </table:table-cell>
          <table:table-cell office:value-type="float" office:value="9.6460735771149" table:style-name="ce1">
            <text:p>9.6460735771149</text:p>
          </table:table-cell>
          <table:table-cell office:value-type="float" office:value="8.64770861277455" table:style-name="ce1">
            <text:p>8.64770861277455</text:p>
          </table:table-cell>
          <table:table-cell office:value-type="float" office:value="12.4102440081724" table:style-name="ce1">
            <text:p>12.4102440081724</text:p>
          </table:table-cell>
          <table:table-cell office:value-type="float" office:value="7.70819182121249" table:style-name="ce1">
            <text:p>7.70819182121249</text:p>
          </table:table-cell>
          <table:table-cell office:value-type="float" office:value="7.01384240199121" table:style-name="ce1">
            <text:p>7.01384240199121</text:p>
          </table:table-cell>
          <table:table-cell office:value-type="float" office:value="6.82841596543554" table:style-name="ce1">
            <text:p>6.82841596543554</text:p>
          </table:table-cell>
        </table:table-row>
        <table:table-row table:style-name="ro1">
          <table:table-cell office:value-type="string" table:style-name="ce1">
            <text:p>Sebastiano Esposit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189</text:p>
          </table:table-cell>
          <table:table-cell office:value-type="float" office:value="13.5" table:style-name="ce1">
            <text:p>13.5</text:p>
          </table:table-cell>
          <table:table-cell office:value-type="float" office:value="8.84243777092754" table:style-name="ce1">
            <text:p>8.84243777092754</text:p>
          </table:table-cell>
          <table:table-cell office:value-type="float" office:value="13.4950365683758" table:style-name="ce1">
            <text:p>13.4950365683758</text:p>
          </table:table-cell>
          <table:table-cell office:value-type="float" office:value="12.764288960298" table:style-name="ce1">
            <text:p>12.764288960298</text:p>
          </table:table-cell>
          <table:table-cell office:value-type="float" office:value="15.7990706019234" table:style-name="ce1">
            <text:p>15.7990706019234</text:p>
          </table:table-cell>
          <table:table-cell office:value-type="float" office:value="8.21049001034588" table:style-name="ce1">
            <text:p>8.21049001034588</text:p>
          </table:table-cell>
          <table:table-cell office:value-type="float" office:value="8.20847913558925" table:style-name="ce1">
            <text:p>8.20847913558925</text:p>
          </table:table-cell>
          <table:table-cell office:value-type="float" office:value="9.43769807058647" table:style-name="ce1">
            <text:p>9.43769807058647</text:p>
          </table:table-cell>
          <table:table-cell office:value-type="float" office:value="6.8404645205091" table:style-name="ce1">
            <text:p>6.8404645205091</text:p>
          </table:table-cell>
          <table:table-cell office:value-type="float" office:value="9.54717412006005" table:style-name="ce1">
            <text:p>9.54717412006005</text:p>
          </table:table-cell>
        </table:table-row>
        <table:table-row table:style-name="ro1">
          <table:table-cell office:value-type="string" table:style-name="ce1">
            <text:p>Alieu Fader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65</text:p>
          </table:table-cell>
          <table:table-cell office:value-type="float" office:value="7.5" table:style-name="ce1">
            <text:p>7.5</text:p>
          </table:table-cell>
          <table:table-cell office:value-type="float" office:value="8.16459581959939" table:style-name="ce1">
            <text:p>8.16459581959939</text:p>
          </table:table-cell>
          <table:table-cell office:value-type="float" office:value="9.14089182289709" table:style-name="ce1">
            <text:p>9.14089182289709</text:p>
          </table:table-cell>
          <table:table-cell office:value-type="float" office:value="8.65626823796149" table:style-name="ce1">
            <text:p>8.65626823796149</text:p>
          </table:table-cell>
          <table:table-cell office:value-type="float" office:value="7.80569844435278" table:style-name="ce1">
            <text:p>7.80569844435278</text:p>
          </table:table-cell>
          <table:table-cell office:value-type="float" office:value="10.4338908112953" table:style-name="ce1">
            <text:p>10.4338908112953</text:p>
          </table:table-cell>
          <table:table-cell office:value-type="float" office:value="5.40588111070481" table:style-name="ce1">
            <text:p>5.40588111070481</text:p>
          </table:table-cell>
          <table:table-cell office:value-type="float" office:value="11.1258927180746" table:style-name="ce1">
            <text:p>11.1258927180746</text:p>
          </table:table-cell>
          <table:table-cell office:value-type="float" office:value="6.41830667490503" table:style-name="ce1">
            <text:p>6.41830667490503</text:p>
          </table:table-cell>
          <table:table-cell office:value-type="float" office:value="7.47371056415758" table:style-name="ce1">
            <text:p>7.47371056415758</text:p>
          </table:table-cell>
        </table:table-row>
        <table:table-row table:style-name="ro1">
          <table:table-cell office:value-type="string" table:style-name="ce1">
            <text:p>Evan Ferguso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080</text:p>
          </table:table-cell>
          <table:table-cell office:value-type="float" office:value="8.2" table:style-name="ce1">
            <text:p>8.2</text:p>
          </table:table-cell>
          <table:table-cell office:value-type="float" office:value="8.7418174071916" table:style-name="ce1">
            <text:p>8.7418174071916</text:p>
          </table:table-cell>
          <table:table-cell office:value-type="float" office:value="8.20304283440184" table:style-name="ce1">
            <text:p>8.20304283440184</text:p>
          </table:table-cell>
          <table:table-cell office:value-type="float" office:value="11.0753838703186" table:style-name="ce1">
            <text:p>11.0753838703186</text:p>
          </table:table-cell>
          <table:table-cell office:value-type="float" office:value="7.60912466925049" table:style-name="ce1">
            <text:p>7.60912466925049</text:p>
          </table:table-cell>
          <table:table-cell office:value-type="float" office:value="9.0908568682599" table:style-name="ce1">
            <text:p>9.0908568682599</text:p>
          </table:table-cell>
          <table:table-cell office:value-type="float" office:value="10.2883258685024" table:style-name="ce1">
            <text:p>10.2883258685024</text:p>
          </table:table-cell>
          <table:table-cell office:value-type="float" office:value="11.053544628341" table:style-name="ce1">
            <text:p>11.053544628341</text:p>
          </table:table-cell>
          <table:table-cell office:value-type="float" office:value="13.0687477953199" table:style-name="ce1">
            <text:p>13.0687477953199</text:p>
          </table:table-cell>
          <table:table-cell office:value-type="float" office:value="10.0798792542752" table:style-name="ce1">
            <text:p>10.0798792542752</text:p>
          </table:table-cell>
        </table:table-row>
        <table:table-row table:style-name="ro1">
          <table:table-cell office:value-type="string" table:style-name="ce1">
            <text:p>Michael Folorunsh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334</text:p>
          </table:table-cell>
          <table:table-cell office:value-type="float" office:value="14.5" table:style-name="ce1">
            <text:p>14.5</text:p>
          </table:table-cell>
          <table:table-cell office:value-type="float" office:value="7.76810337128407" table:style-name="ce1">
            <text:p>7.76810337128407</text:p>
          </table:table-cell>
          <table:table-cell office:value-type="float" office:value="11.4151329575381" table:style-name="ce1">
            <text:p>11.4151329575381</text:p>
          </table:table-cell>
          <table:table-cell office:value-type="float" office:value="6.51238061966428" table:style-name="ce1">
            <text:p>6.51238061966428</text:p>
          </table:table-cell>
          <table:table-cell office:value-type="float" office:value="9.33378028251239" table:style-name="ce1">
            <text:p>9.33378028251239</text:p>
          </table:table-cell>
          <table:table-cell office:value-type="float" office:value="9.53776907309363" table:style-name="ce1">
            <text:p>9.53776907309363</text:p>
          </table:table-cell>
          <table:table-cell office:value-type="float" office:value="7.96338500468279" table:style-name="ce1">
            <text:p>7.96338500468279</text:p>
          </table:table-cell>
          <table:table-cell office:value-type="float" office:value="10.2490102187096" table:style-name="ce1">
            <text:p>10.2490102187096</text:p>
          </table:table-cell>
          <table:table-cell office:value-type="float" office:value="6.71208451319169" table:style-name="ce1">
            <text:p>6.71208451319169</text:p>
          </table:table-cell>
          <table:table-cell office:value-type="float" office:value="8.3187406632424" table:style-name="ce1">
            <text:p>8.3187406632424</text:p>
          </table:table-cell>
        </table:table-row>
        <table:table-row table:style-name="ro1">
          <table:table-cell office:value-type="string" table:style-name="ce1">
            <text:p>Gianluca Gaetan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47</text:p>
          </table:table-cell>
          <table:table-cell office:value-type="float" office:value="7.1" table:style-name="ce1">
            <text:p>7.1</text:p>
          </table:table-cell>
          <table:table-cell office:value-type="float" office:value="9.47105245378321" table:style-name="ce1">
            <text:p>9.47105245378321</text:p>
          </table:table-cell>
          <table:table-cell office:value-type="float" office:value="11.9932652726682" table:style-name="ce1">
            <text:p>11.9932652726682</text:p>
          </table:table-cell>
          <table:table-cell office:value-type="float" office:value="10.4419332239536" table:style-name="ce1">
            <text:p>10.4419332239536</text:p>
          </table:table-cell>
          <table:table-cell office:value-type="float" office:value="12.7654564340857" table:style-name="ce1">
            <text:p>12.7654564340857</text:p>
          </table:table-cell>
          <table:table-cell office:value-type="float" office:value="9.0908568682599" table:style-name="ce1">
            <text:p>9.0908568682599</text:p>
          </table:table-cell>
          <table:table-cell office:value-type="float" office:value="10.2883258685024" table:style-name="ce1">
            <text:p>10.2883258685024</text:p>
          </table:table-cell>
          <table:table-cell office:value-type="float" office:value="8.41641881895687" table:style-name="ce1">
            <text:p>8.41641881895687</text:p>
          </table:table-cell>
          <table:table-cell office:value-type="float" office:value="10.4068877565897" table:style-name="ce1">
            <text:p>10.4068877565897</text:p>
          </table:table-cell>
          <table:table-cell office:value-type="float" office:value="8.23266749682178" table:style-name="ce1">
            <text:p>8.23266749682178</text:p>
          </table:table-cell>
        </table:table-row>
        <table:table-row table:style-name="ro1">
          <table:table-cell office:value-type="string" table:style-name="ce1">
            <text:p>Giovan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44</text:p>
          </table:table-cell>
          <table:table-cell office:value-type="float" office:value="14.6" table:style-name="ce1">
            <text:p>14.6</text:p>
          </table:table-cell>
          <table:table-cell office:value-type="float" office:value="9.12546776054575" table:style-name="ce1">
            <text:p>9.12546776054575</text:p>
          </table:table-cell>
          <table:table-cell office:value-type="float" office:value="10.9798603374617" table:style-name="ce1">
            <text:p>10.9798603374617</text:p>
          </table:table-cell>
          <table:table-cell office:value-type="float" office:value="15.3844593490692" table:style-name="ce1">
            <text:p>15.3844593490692</text:p>
          </table:table-cell>
          <table:table-cell office:value-type="float" office:value="12.1952481788195" table:style-name="ce1">
            <text:p>12.1952481788195</text:p>
          </table:table-cell>
          <table:table-cell office:value-type="float" office:value="13.9191849220158" table:style-name="ce1">
            <text:p>13.9191849220158</text:p>
          </table:table-cell>
          <table:table-cell office:value-type="float" office:value="8.64820508059635" table:style-name="ce1">
            <text:p>8.64820508059635</text:p>
          </table:table-cell>
          <table:table-cell office:value-type="float" office:value="14.5238965946914" table:style-name="ce1">
            <text:p>14.5238965946914</text:p>
          </table:table-cell>
          <table:table-cell office:value-type="float" office:value="12.1946791376681" table:style-name="ce1">
            <text:p>12.1946791376681</text:p>
          </table:table-cell>
          <table:table-cell office:value-type="float" office:value="10.2572519306718" table:style-name="ce1">
            <text:p>10.2572519306718</text:p>
          </table:table-cell>
        </table:table-row>
        <table:table-row table:style-name="ro1">
          <table:table-cell office:value-type="string" table:style-name="ce1">
            <text:p>Albert Guðmundsso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206</text:p>
          </table:table-cell>
          <table:table-cell office:value-type="float" office:value="11.8" table:style-name="ce1">
            <text:p>11.8</text:p>
          </table:table-cell>
          <table:table-cell office:value-type="float" office:value="8.52148673845089" table:style-name="ce1">
            <text:p>8.52148673845089</text:p>
          </table:table-cell>
          <table:table-cell office:value-type="float" office:value="14.1560319636362" table:style-name="ce1">
            <text:p>14.1560319636362</text:p>
          </table:table-cell>
          <table:table-cell office:value-type="float" office:value="9.03577579668828" table:style-name="ce1">
            <text:p>9.03577579668828</text:p>
          </table:table-cell>
          <table:table-cell office:value-type="float" office:value="13.9903736543005" table:style-name="ce1">
            <text:p>13.9903736543005</text:p>
          </table:table-cell>
          <table:table-cell office:value-type="float" office:value="12.5850892712292" table:style-name="ce1">
            <text:p>12.5850892712292</text:p>
          </table:table-cell>
          <table:table-cell office:value-type="float" office:value="9.3085773205708" table:style-name="ce1">
            <text:p>9.3085773205708</text:p>
          </table:table-cell>
          <table:table-cell office:value-type="float" office:value="11.4134598775584" table:style-name="ce1">
            <text:p>11.4134598775584</text:p>
          </table:table-cell>
          <table:table-cell office:value-type="float" office:value="6.33590894255548" table:style-name="ce1">
            <text:p>6.33590894255548</text:p>
          </table:table-cell>
          <table:table-cell office:value-type="float" office:value="10.1685984041231" table:style-name="ce1">
            <text:p>10.1685984041231</text:p>
          </table:table-cell>
        </table:table-row>
        <table:table-row table:style-name="ro1">
          <table:table-cell office:value-type="string" table:style-name="ce1">
            <text:p>Rasmus Højlund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337</text:p>
          </table:table-cell>
          <table:table-cell office:value-type="float" office:value="11.3" table:style-name="ce1">
            <text:p>11.3</text:p>
          </table:table-cell>
          <table:table-cell office:value-type="float" office:value="7.6398868595609" table:style-name="ce1">
            <text:p>7.6398868595609</text:p>
          </table:table-cell>
          <table:table-cell office:value-type="float" office:value="8.91986069870518" table:style-name="ce1">
            <text:p>8.91986069870518</text:p>
          </table:table-cell>
          <table:table-cell office:value-type="float" office:value="12.060410639554" table:style-name="ce1">
            <text:p>12.060410639554</text:p>
          </table:table-cell>
          <table:table-cell office:value-type="float" office:value="8.61122574915259" table:style-name="ce1">
            <text:p>8.61122574915259</text:p>
          </table:table-cell>
          <table:table-cell office:value-type="float" office:value="9.3139812835404" table:style-name="ce1">
            <text:p>9.3139812835404</text:p>
          </table:table-cell>
          <table:table-cell office:value-type="float" office:value="8.609699110247" table:style-name="ce1">
            <text:p>8.609699110247</text:p>
          </table:table-cell>
          <table:table-cell office:value-type="float" office:value="10.9810325925109" table:style-name="ce1">
            <text:p>10.9810325925109</text:p>
          </table:table-cell>
          <table:table-cell office:value-type="float" office:value="9.24361547782339" table:style-name="ce1">
            <text:p>9.24361547782339</text:p>
          </table:table-cell>
          <table:table-cell office:value-type="float" office:value="14.1995349377784" table:style-name="ce1">
            <text:p>14.1995349377784</text:p>
          </table:table-cell>
        </table:table-row>
        <table:table-row table:style-name="ro1">
          <table:table-cell office:value-type="string" table:style-name="ce1">
            <text:p>Gustav Isakse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63</text:p>
          </table:table-cell>
          <table:table-cell office:value-type="float" office:value="7.1" table:style-name="ce1">
            <text:p>7.1</text:p>
          </table:table-cell>
          <table:table-cell office:value-type="float" office:value="8.16459581959939" table:style-name="ce1">
            <text:p>8.16459581959939</text:p>
          </table:table-cell>
          <table:table-cell office:value-type="float" office:value="9.52167209679653" table:style-name="ce1">
            <text:p>9.52167209679653</text:p>
          </table:table-cell>
          <table:table-cell office:value-type="float" office:value="6.51238061966428" table:style-name="ce1">
            <text:p>6.51238061966428</text:p>
          </table:table-cell>
          <table:table-cell office:value-type="float" office:value="6.66389186146313" table:style-name="ce1">
            <text:p>6.66389186146313</text:p>
          </table:table-cell>
          <table:table-cell office:value-type="float" office:value="12.3806140556694" table:style-name="ce1">
            <text:p>12.3806140556694</text:p>
          </table:table-cell>
          <table:table-cell office:value-type="float" office:value="8.76398977232354" table:style-name="ce1">
            <text:p>8.76398977232354</text:p>
          </table:table-cell>
          <table:table-cell office:value-type="float" office:value="10.3226302039911" table:style-name="ce1">
            <text:p>10.3226302039911</text:p>
          </table:table-cell>
          <table:table-cell office:value-type="float" office:value="11.0790803622587" table:style-name="ce1">
            <text:p>11.0790803622587</text:p>
          </table:table-cell>
          <table:table-cell office:value-type="float" office:value="8.66581178896175" table:style-name="ce1">
            <text:p>8.66581178896175</text:p>
          </table:table-cell>
        </table:table-row>
        <table:table-row table:style-name="ro1">
          <table:table-cell office:value-type="string" table:style-name="ce1">
            <text:p>Oliver Jense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303</text:p>
          </table:table-cell>
          <table:table-cell office:value-type="float" office:value="11.1" table:style-name="ce1">
            <text:p>11.1</text:p>
          </table:table-cell>
          <table:table-cell office:value-type="float" office:value="7.31115568632036" table:style-name="ce1">
            <text:p>7.31115568632036</text:p>
          </table:table-cell>
          <table:table-cell office:value-type="float" office:value="11.5074772646327" table:style-name="ce1">
            <text:p>11.5074772646327</text:p>
          </table:table-cell>
          <table:table-cell office:value-type="float" office:value="5.97657292030422" table:style-name="ce1">
            <text:p>5.97657292030422</text:p>
          </table:table-cell>
          <table:table-cell office:value-type="float" office:value="10.3752704600432" table:style-name="ce1">
            <text:p>10.3752704600432</text:p>
          </table:table-cell>
          <table:table-cell office:value-type="float" office:value="9.0908568682599" table:style-name="ce1">
            <text:p>9.0908568682599</text:p>
          </table:table-cell>
          <table:table-cell office:value-type="float" office:value="4.39217471164697" table:style-name="ce1">
            <text:p>4.39217471164697</text:p>
          </table:table-cell>
          <table:table-cell office:value-type="float" office:value="7.77790813716274" table:style-name="ce1">
            <text:p>7.77790813716274</text:p>
          </table:table-cell>
          <table:table-cell office:value-type="float" office:value="6.41830667490503" table:style-name="ce1">
            <text:p>6.41830667490503</text:p>
          </table:table-cell>
          <table:table-cell office:value-type="float" office:value="7.30951591541109" table:style-name="ce1">
            <text:p>7.30951591541109</text:p>
          </table:table-cell>
        </table:table-row>
        <table:table-row table:style-name="ro1">
          <table:table-cell office:value-type="string" table:style-name="ce1">
            <text:p>Moise Kea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13</text:p>
          </table:table-cell>
          <table:table-cell office:value-type="float" office:value="15.7" table:style-name="ce1">
            <text:p>15.7</text:p>
          </table:table-cell>
          <table:table-cell office:value-type="float" office:value="7.87133760803311" table:style-name="ce1">
            <text:p>7.87133760803311</text:p>
          </table:table-cell>
          <table:table-cell office:value-type="float" office:value="7.21383433701794" table:style-name="ce1">
            <text:p>7.21383433701794</text:p>
          </table:table-cell>
          <table:table-cell office:value-type="float" office:value="6.73517135332848" table:style-name="ce1">
            <text:p>6.73517135332848</text:p>
          </table:table-cell>
          <table:table-cell office:value-type="float" office:value="6.84740451214496" table:style-name="ce1">
            <text:p>6.84740451214496</text:p>
          </table:table-cell>
          <table:table-cell office:value-type="float" office:value="12.3806140556694" table:style-name="ce1">
            <text:p>12.3806140556694</text:p>
          </table:table-cell>
          <table:table-cell office:value-type="float" office:value="7.39141669614128" table:style-name="ce1">
            <text:p>7.39141669614128</text:p>
          </table:table-cell>
          <table:table-cell office:value-type="float" office:value="11.9779770801311" table:style-name="ce1">
            <text:p>11.9779770801311</text:p>
          </table:table-cell>
          <table:table-cell office:value-type="float" office:value="10.1648211118259" table:style-name="ce1">
            <text:p>10.1648211118259</text:p>
          </table:table-cell>
          <table:table-cell office:value-type="float" office:value="16.8481910481611" table:style-name="ce1">
            <text:p>16.8481910481611</text:p>
          </table:table-cell>
        </table:table-row>
        <table:table-row table:style-name="ro1">
          <table:table-cell office:value-type="string" table:style-name="ce1">
            <text:p>Armand Laurient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34</text:p>
          </table:table-cell>
          <table:table-cell office:value-type="float" office:value="12.6" table:style-name="ce1">
            <text:p>12.6</text:p>
          </table:table-cell>
          <table:table-cell office:value-type="float" office:value="8.91639172836865" table:style-name="ce1">
            <text:p>8.91639172836865</text:p>
          </table:table-cell>
          <table:table-cell office:value-type="float" office:value="12.8664623645702" table:style-name="ce1">
            <text:p>12.8664623645702</text:p>
          </table:table-cell>
          <table:table-cell office:value-type="float" office:value="13.5360464627371" table:style-name="ce1">
            <text:p>13.5360464627371</text:p>
          </table:table-cell>
          <table:table-cell office:value-type="float" office:value="13.9903736543005" table:style-name="ce1">
            <text:p>13.9903736543005</text:p>
          </table:table-cell>
          <table:table-cell office:value-type="float" office:value="12.5850892712292" table:style-name="ce1">
            <text:p>12.5850892712292</text:p>
          </table:table-cell>
          <table:table-cell office:value-type="float" office:value="5.48004130532648" table:style-name="ce1">
            <text:p>5.48004130532648</text:p>
          </table:table-cell>
          <table:table-cell office:value-type="float" office:value="14.251313359527" table:style-name="ce1">
            <text:p>14.251313359527</text:p>
          </table:table-cell>
          <table:table-cell office:value-type="float" office:value="9.14704537135248" table:style-name="ce1">
            <text:p>9.14704537135248</text:p>
          </table:table-cell>
          <table:table-cell office:value-type="float" office:value="9.36988088440554" table:style-name="ce1">
            <text:p>9.36988088440554</text:p>
          </table:table-cell>
        </table:table-row>
        <table:table-row table:style-name="ro1">
          <table:table-cell office:value-type="string" table:style-name="ce1">
            <text:p>Rafael Leã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211</text:p>
          </table:table-cell>
          <table:table-cell office:value-type="float" office:value="8.1" table:style-name="ce1">
            <text:p>8.1</text:p>
          </table:table-cell>
          <table:table-cell office:value-type="float" office:value="8.19742703749904" table:style-name="ce1">
            <text:p>8.19742703749904</text:p>
          </table:table-cell>
          <table:table-cell office:value-type="float" office:value="9.17254499419086" table:style-name="ce1">
            <text:p>9.17254499419086</text:p>
          </table:table-cell>
          <table:table-cell office:value-type="float" office:value="10.9494988850271" table:style-name="ce1">
            <text:p>10.9494988850271</text:p>
          </table:table-cell>
          <table:table-cell office:value-type="float" office:value="8.50910895012911" table:style-name="ce1">
            <text:p>8.50910895012911</text:p>
          </table:table-cell>
          <table:table-cell office:value-type="float" office:value="11.3180519899485" table:style-name="ce1">
            <text:p>11.3180519899485</text:p>
          </table:table-cell>
          <table:table-cell office:value-type="float" office:value="7.31906271598605" table:style-name="ce1">
            <text:p>7.31906271598605</text:p>
          </table:table-cell>
          <table:table-cell office:value-type="float" office:value="9.6588716516032" table:style-name="ce1">
            <text:p>9.6588716516032</text:p>
          </table:table-cell>
          <table:table-cell office:value-type="float" office:value="10.3585303579111" table:style-name="ce1">
            <text:p>10.3585303579111</text:p>
          </table:table-cell>
          <table:table-cell office:value-type="float" office:value="14.0632312657873" table:style-name="ce1">
            <text:p>14.0632312657873</text:p>
          </table:table-cell>
        </table:table-row>
        <table:table-row table:style-name="ro1">
          <table:table-cell office:value-type="string" table:style-name="ce1">
            <text:p>Ruben Loftus-Cheek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349</text:p>
          </table:table-cell>
          <table:table-cell office:value-type="float" office:value="8" table:style-name="ce1">
            <text:p>8</text:p>
          </table:table-cell>
          <table:table-cell office:value-type="float" office:value="8.5347961209254" table:style-name="ce1">
            <text:p>8.5347961209254</text:p>
          </table:table-cell>
          <table:table-cell office:value-type="float" office:value="11.7518648626791" table:style-name="ce1">
            <text:p>11.7518648626791</text:p>
          </table:table-cell>
          <table:table-cell office:value-type="float" office:value="8.53066132210114" table:style-name="ce1">
            <text:p>8.53066132210114</text:p>
          </table:table-cell>
          <table:table-cell office:value-type="float" office:value="10.8922997771789" table:style-name="ce1">
            <text:p>10.8922997771789</text:p>
          </table:table-cell>
          <table:table-cell office:value-type="float" office:value="10.6567463168279" table:style-name="ce1">
            <text:p>10.6567463168279</text:p>
          </table:table-cell>
          <table:table-cell office:value-type="float" office:value="6.92777374730591" table:style-name="ce1">
            <text:p>6.92777374730591</text:p>
          </table:table-cell>
          <table:table-cell office:value-type="float" office:value="10.2490102187096" table:style-name="ce1">
            <text:p>10.2490102187096</text:p>
          </table:table-cell>
          <table:table-cell office:value-type="float" office:value="6.8404645205091" table:style-name="ce1">
            <text:p>6.8404645205091</text:p>
          </table:table-cell>
          <table:table-cell office:value-type="float" office:value="7.80724338471908" table:style-name="ce1">
            <text:p>7.80724338471908</text:p>
          </table:table-cell>
        </table:table-row>
        <table:table-row table:style-name="ro1">
          <table:table-cell office:value-type="string" table:style-name="ce1">
            <text:p>Ademola Lookma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079</text:p>
          </table:table-cell>
          <table:table-cell office:value-type="float" office:value="8.7" table:style-name="ce1">
            <text:p>8.7</text:p>
          </table:table-cell>
          <table:table-cell office:value-type="float" office:value="9.76333528620159" table:style-name="ce1">
            <text:p>9.76333528620159</text:p>
          </table:table-cell>
          <table:table-cell office:value-type="float" office:value="10.3805464205953" table:style-name="ce1">
            <text:p>10.3805464205953</text:p>
          </table:table-cell>
          <table:table-cell office:value-type="float" office:value="8.65626823796149" table:style-name="ce1">
            <text:p>8.65626823796149</text:p>
          </table:table-cell>
          <table:table-cell office:value-type="float" office:value="9.43777779359958" table:style-name="ce1">
            <text:p>9.43777779359958</text:p>
          </table:table-cell>
          <table:table-cell office:value-type="float" office:value="13.3697490012597" table:style-name="ce1">
            <text:p>13.3697490012597</text:p>
          </table:table-cell>
          <table:table-cell office:value-type="float" office:value="10.5617242830195" table:style-name="ce1">
            <text:p>10.5617242830195</text:p>
          </table:table-cell>
          <table:table-cell office:value-type="float" office:value="12.7903869590266" table:style-name="ce1">
            <text:p>12.7903869590266</text:p>
          </table:table-cell>
          <table:table-cell office:value-type="float" office:value="8.81048427287846" table:style-name="ce1">
            <text:p>8.81048427287846</text:p>
          </table:table-cell>
          <table:table-cell office:value-type="float" office:value="9.36988088440554" table:style-name="ce1">
            <text:p>9.36988088440554</text:p>
          </table:table-cell>
        </table:table-row>
        <table:table-row table:style-name="ro1">
          <table:table-cell office:value-type="string" table:style-name="ce1">
            <text:p>Lautaro Martínez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38</text:p>
          </table:table-cell>
          <table:table-cell office:value-type="float" office:value="14.4" table:style-name="ce1">
            <text:p>14.4</text:p>
          </table:table-cell>
          <table:table-cell office:value-type="float" office:value="9.4846343033218" table:style-name="ce1">
            <text:p>9.4846343033218</text:p>
          </table:table-cell>
          <table:table-cell office:value-type="float" office:value="12.7816889200916" table:style-name="ce1">
            <text:p>12.7816889200916</text:p>
          </table:table-cell>
          <table:table-cell office:value-type="float" office:value="14.6217040538549" table:style-name="ce1">
            <text:p>14.6217040538549</text:p>
          </table:table-cell>
          <table:table-cell office:value-type="float" office:value="12.6721062443097" table:style-name="ce1">
            <text:p>12.6721062443097</text:p>
          </table:table-cell>
          <table:table-cell office:value-type="float" office:value="9.3139812835404" table:style-name="ce1">
            <text:p>9.3139812835404</text:p>
          </table:table-cell>
          <table:table-cell office:value-type="float" office:value="6.96285977906083" table:style-name="ce1">
            <text:p>6.96285977906083</text:p>
          </table:table-cell>
          <table:table-cell office:value-type="float" office:value="13.366279636623" table:style-name="ce1">
            <text:p>13.366279636623</text:p>
          </table:table-cell>
          <table:table-cell office:value-type="float" office:value="12.2846920254026" table:style-name="ce1">
            <text:p>12.2846920254026</text:p>
          </table:table-cell>
          <table:table-cell office:value-type="float" office:value="17.6882578527338" table:style-name="ce1">
            <text:p>17.6882578527338</text:p>
          </table:table-cell>
        </table:table-row>
        <table:table-row table:style-name="ro1">
          <table:table-cell office:value-type="string" table:style-name="ce1">
            <text:p>Henrik Meister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51</text:p>
          </table:table-cell>
          <table:table-cell office:value-type="float" office:value="10.8" table:style-name="ce1">
            <text:p>10.8</text:p>
          </table:table-cell>
          <table:table-cell office:value-type="float" office:value="7.10629183909754" table:style-name="ce1">
            <text:p>7.10629183909754</text:p>
          </table:table-cell>
          <table:table-cell office:value-type="float" office:value="6.07908253952878" table:style-name="ce1">
            <text:p>6.07908253952878</text:p>
          </table:table-cell>
          <table:table-cell office:value-type="float" office:value="5.5711441116913" table:style-name="ce1">
            <text:p>5.5711441116913</text:p>
          </table:table-cell>
          <table:table-cell office:value-type="float" office:value="6.13205871203145" table:style-name="ce1">
            <text:p>6.13205871203145</text:p>
          </table:table-cell>
          <table:table-cell office:value-type="float" office:value="9.3139812835404" table:style-name="ce1">
            <text:p>9.3139812835404</text:p>
          </table:table-cell>
          <table:table-cell office:value-type="float" office:value="8.609699110247" table:style-name="ce1">
            <text:p>8.609699110247</text:p>
          </table:table-cell>
          <table:table-cell office:value-type="float" office:value="8.70553696869434" table:style-name="ce1">
            <text:p>8.70553696869434</text:p>
          </table:table-cell>
          <table:table-cell office:value-type="float" office:value="6.45976626283906" table:style-name="ce1">
            <text:p>6.45976626283906</text:p>
          </table:table-cell>
          <table:table-cell office:value-type="float" office:value="7.80724338471908" table:style-name="ce1">
            <text:p>7.80724338471908</text:p>
          </table:table-cell>
        </table:table-row>
        <table:table-row table:style-name="ro1">
          <table:table-cell office:value-type="string" table:style-name="ce1">
            <text:p>Álvaro Morat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076</text:p>
          </table:table-cell>
          <table:table-cell office:value-type="float" office:value="7.1" table:style-name="ce1">
            <text:p>7.1</text:p>
          </table:table-cell>
          <table:table-cell office:value-type="float" office:value="7.98814339793193" table:style-name="ce1">
            <text:p>7.98814339793193</text:p>
          </table:table-cell>
          <table:table-cell office:value-type="float" office:value="8.41934906978136" table:style-name="ce1">
            <text:p>8.41934906978136</text:p>
          </table:table-cell>
          <table:table-cell office:value-type="float" office:value="7.91152595827207" table:style-name="ce1">
            <text:p>7.91152595827207</text:p>
          </table:table-cell>
          <table:table-cell office:value-type="float" office:value="7.90478967971825" table:style-name="ce1">
            <text:p>7.90478967971825</text:p>
          </table:table-cell>
          <table:table-cell office:value-type="float" office:value="5.99468038426759" table:style-name="ce1">
            <text:p>5.99468038426759</text:p>
          </table:table-cell>
          <table:table-cell office:value-type="float" office:value="6.78844852793121" table:style-name="ce1">
            <text:p>6.78844852793121</text:p>
          </table:table-cell>
          <table:table-cell office:value-type="float" office:value="7.70819182121249" table:style-name="ce1">
            <text:p>7.70819182121249</text:p>
          </table:table-cell>
          <table:table-cell office:value-type="float" office:value="7.7302818863728" table:style-name="ce1">
            <text:p>7.7302818863728</text:p>
          </table:table-cell>
          <table:table-cell office:value-type="float" office:value="8.40510755465264" table:style-name="ce1">
            <text:p>8.40510755465264</text:p>
          </table:table-cell>
        </table:table-row>
        <table:table-row table:style-name="ro1">
          <table:table-cell office:value-type="string" table:style-name="ce1">
            <text:p>Tete Morent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34</text:p>
          </table:table-cell>
          <table:table-cell office:value-type="float" office:value="9" table:style-name="ce1">
            <text:p>9</text:p>
          </table:table-cell>
          <table:table-cell office:value-type="float" office:value="8.07945741221842" table:style-name="ce1">
            <text:p>8.07945741221842</text:p>
          </table:table-cell>
          <table:table-cell office:value-type="float" office:value="10.3805464205953" table:style-name="ce1">
            <text:p>10.3805464205953</text:p>
          </table:table-cell>
          <table:table-cell office:value-type="float" office:value="6.62319691192797" table:style-name="ce1">
            <text:p>6.62319691192797</text:p>
          </table:table-cell>
          <table:table-cell office:value-type="float" office:value="10.9949598254257" table:style-name="ce1">
            <text:p>10.9949598254257</text:p>
          </table:table-cell>
          <table:table-cell office:value-type="float" office:value="8.86867462230201" table:style-name="ce1">
            <text:p>8.86867462230201</text:p>
          </table:table-cell>
          <table:table-cell office:value-type="float" office:value="7.21120958111823" table:style-name="ce1">
            <text:p>7.21120958111823</text:p>
          </table:table-cell>
          <table:table-cell office:value-type="float" office:value="10.1016113591923" table:style-name="ce1">
            <text:p>10.1016113591923</text:p>
          </table:table-cell>
          <table:table-cell office:value-type="float" office:value="6.21363579039336" table:style-name="ce1">
            <text:p>6.21363579039336</text:p>
          </table:table-cell>
          <table:table-cell office:value-type="float" office:value="6.14316054890294" table:style-name="ce1">
            <text:p>6.14316054890294</text:p>
          </table:table-cell>
        </table:table-row>
        <table:table-row table:style-name="ro1">
          <table:table-cell office:value-type="string" table:style-name="ce1">
            <text:p>Stefano More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191</text:p>
          </table:table-cell>
          <table:table-cell office:value-type="float" office:value="8.9" table:style-name="ce1">
            <text:p>8.9</text:p>
          </table:table-cell>
          <table:table-cell office:value-type="float" office:value="7.8778085941519" table:style-name="ce1">
            <text:p>7.8778085941519</text:p>
          </table:table-cell>
          <table:table-cell office:value-type="float" office:value="7.62658921501584" table:style-name="ce1">
            <text:p>7.62658921501584</text:p>
          </table:table-cell>
          <table:table-cell office:value-type="float" office:value="7.91152595827207" table:style-name="ce1">
            <text:p>7.91152595827207</text:p>
          </table:table-cell>
          <table:table-cell office:value-type="float" office:value="8.30597117292241" table:style-name="ce1">
            <text:p>8.30597117292241</text:p>
          </table:table-cell>
          <table:table-cell office:value-type="float" office:value="8.21049001034588" table:style-name="ce1">
            <text:p>8.21049001034588</text:p>
          </table:table-cell>
          <table:table-cell office:value-type="float" office:value="10.8531211890675" table:style-name="ce1">
            <text:p>10.8531211890675</text:p>
          </table:table-cell>
          <table:table-cell office:value-type="float" office:value="7.77790813716274" table:style-name="ce1">
            <text:p>7.77790813716274</text:p>
          </table:table-cell>
          <table:table-cell office:value-type="float" office:value="7.1896366367315" table:style-name="ce1">
            <text:p>7.1896366367315</text:p>
          </table:table-cell>
          <table:table-cell office:value-type="float" office:value="9.99111208768031" table:style-name="ce1">
            <text:p>9.99111208768031</text:p>
          </table:table-cell>
        </table:table-row>
        <table:table-row table:style-name="ro1">
          <table:table-cell office:value-type="string" table:style-name="ce1">
            <text:p>David Nere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310</text:p>
          </table:table-cell>
          <table:table-cell office:value-type="float" office:value="9.9" table:style-name="ce1">
            <text:p>9.9</text:p>
          </table:table-cell>
          <table:table-cell office:value-type="float" office:value="8.66820807390297" table:style-name="ce1">
            <text:p>8.66820807390297</text:p>
          </table:table-cell>
          <table:table-cell office:value-type="float" office:value="12.4948270254674" table:style-name="ce1">
            <text:p>12.4948270254674</text:p>
          </table:table-cell>
          <table:table-cell office:value-type="float" office:value="15.6133137462763" table:style-name="ce1">
            <text:p>15.6133137462763</text:p>
          </table:table-cell>
          <table:table-cell office:value-type="float" office:value="11.4022168595798" table:style-name="ce1">
            <text:p>11.4022168595798</text:p>
          </table:table-cell>
          <table:table-cell office:value-type="float" office:value="13.7400055051556" table:style-name="ce1">
            <text:p>13.7400055051556</text:p>
          </table:table-cell>
          <table:table-cell office:value-type="float" office:value="7.12197127462889" table:style-name="ce1">
            <text:p>7.12197127462889</text:p>
          </table:table-cell>
          <table:table-cell office:value-type="float" office:value="13.366279636623" table:style-name="ce1">
            <text:p>13.366279636623</text:p>
          </table:table-cell>
          <table:table-cell office:value-type="float" office:value="6.97026688874316" table:style-name="ce1">
            <text:p>6.97026688874316</text:p>
          </table:table-cell>
          <table:table-cell office:value-type="float" office:value="9.28136505338656" table:style-name="ce1">
            <text:p>9.28136505338656</text:p>
          </table:table-cell>
        </table:table-row>
        <table:table-row table:style-name="ro1">
          <table:table-cell office:value-type="string" table:style-name="ce1">
            <text:p>Cyril Ngong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226</text:p>
          </table:table-cell>
          <table:table-cell office:value-type="float" office:value="8.6" table:style-name="ce1">
            <text:p>8.6</text:p>
          </table:table-cell>
          <table:table-cell office:value-type="float" office:value="8.32260040615413" table:style-name="ce1">
            <text:p>8.32260040615413</text:p>
          </table:table-cell>
          <table:table-cell office:value-type="float" office:value="9.04604192963754" table:style-name="ce1">
            <text:p>9.04604192963754</text:p>
          </table:table-cell>
          <table:table-cell office:value-type="float" office:value="7.78980188404288" table:style-name="ce1">
            <text:p>7.78980188404288</text:p>
          </table:table-cell>
          <table:table-cell office:value-type="float" office:value="11.6034533433174" table:style-name="ce1">
            <text:p>11.6034533433174</text:p>
          </table:table-cell>
          <table:table-cell office:value-type="float" office:value="9.3139812835404" table:style-name="ce1">
            <text:p>9.3139812835404</text:p>
          </table:table-cell>
          <table:table-cell office:value-type="float" office:value="11.1806951116833" table:style-name="ce1">
            <text:p>11.1806951116833</text:p>
          </table:table-cell>
          <table:table-cell office:value-type="float" office:value="10.7626076694959" table:style-name="ce1">
            <text:p>10.7626076694959</text:p>
          </table:table-cell>
          <table:table-cell office:value-type="float" office:value="10.0193256979124" table:style-name="ce1">
            <text:p>10.0193256979124</text:p>
          </table:table-cell>
          <table:table-cell office:value-type="float" office:value="7.63965507654271" table:style-name="ce1">
            <text:p>7.63965507654271</text:p>
          </table:table-cell>
        </table:table-row>
        <table:table-row table:style-name="ro1">
          <table:table-cell office:value-type="string" table:style-name="ce1">
            <text:p>M'Bala Nzol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142</text:p>
          </table:table-cell>
          <table:table-cell office:value-type="float" office:value="11.7" table:style-name="ce1">
            <text:p>11.7</text:p>
          </table:table-cell>
          <table:table-cell office:value-type="float" office:value="7.92316613819632" table:style-name="ce1">
            <text:p>7.92316613819632</text:p>
          </table:table-cell>
          <table:table-cell office:value-type="float" office:value="8.95137307846968" table:style-name="ce1">
            <text:p>8.95137307846968</text:p>
          </table:table-cell>
          <table:table-cell office:value-type="float" office:value="6.96247772890685" table:style-name="ce1">
            <text:p>6.96247772890685</text:p>
          </table:table-cell>
          <table:table-cell office:value-type="float" office:value="10.4790816560437" table:style-name="ce1">
            <text:p>10.4790816560437</text:p>
          </table:table-cell>
          <table:table-cell office:value-type="float" office:value="10.6567463168279" table:style-name="ce1">
            <text:p>10.6567463168279</text:p>
          </table:table-cell>
          <table:table-cell office:value-type="float" office:value="9.64144035846489" table:style-name="ce1">
            <text:p>9.64144035846489</text:p>
          </table:table-cell>
          <table:table-cell office:value-type="float" office:value="12.0473802860046" table:style-name="ce1">
            <text:p>12.0473802860046</text:p>
          </table:table-cell>
          <table:table-cell office:value-type="float" office:value="6.71208451319169" table:style-name="ce1">
            <text:p>6.71208451319169</text:p>
          </table:table-cell>
          <table:table-cell office:value-type="float" office:value="12.7250114639794" table:style-name="ce1">
            <text:p>12.7250114639794</text:p>
          </table:table-cell>
        </table:table-row>
        <table:table-row table:style-name="ro1">
          <table:table-cell office:value-type="string" table:style-name="ce1">
            <text:p>Gift Orba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74</text:p>
          </table:table-cell>
          <table:table-cell office:value-type="float" office:value="10.8" table:style-name="ce1">
            <text:p>10.8</text:p>
          </table:table-cell>
          <table:table-cell office:value-type="float" office:value="7.86486880707504" table:style-name="ce1">
            <text:p>7.86486880707504</text:p>
          </table:table-cell>
          <table:table-cell office:value-type="float" office:value="7.62658921501584" table:style-name="ce1">
            <text:p>7.62658921501584</text:p>
          </table:table-cell>
          <table:table-cell office:value-type="float" office:value="8.03401085425764" table:style-name="ce1">
            <text:p>8.03401085425764</text:p>
          </table:table-cell>
          <table:table-cell office:value-type="float" office:value="8.50910895012911" table:style-name="ce1">
            <text:p>8.50910895012911</text:p>
          </table:table-cell>
          <table:table-cell office:value-type="float" office:value="7.7812501554749" table:style-name="ce1">
            <text:p>7.7812501554749</text:p>
          </table:table-cell>
          <table:table-cell office:value-type="float" office:value="8.28442955971694" table:style-name="ce1">
            <text:p>8.28442955971694</text:p>
          </table:table-cell>
          <table:table-cell office:value-type="float" office:value="10.1753339117247" table:style-name="ce1">
            <text:p>10.1753339117247</text:p>
          </table:table-cell>
          <table:table-cell office:value-type="float" office:value="11.6442735427612" table:style-name="ce1">
            <text:p>11.6442735427612</text:p>
          </table:table-cell>
          <table:table-cell office:value-type="float" office:value="14.3990337924474" table:style-name="ce1">
            <text:p>14.3990337924474</text:p>
          </table:table-cell>
        </table:table-row>
        <table:table-row table:style-name="ro1">
          <table:table-cell office:value-type="string" table:style-name="ce1">
            <text:p>Riccardo Orsoli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48</text:p>
          </table:table-cell>
          <table:table-cell office:value-type="float" office:value="12.7" table:style-name="ce1">
            <text:p>12.7</text:p>
          </table:table-cell>
          <table:table-cell office:value-type="float" office:value="8.42186217862676" table:style-name="ce1">
            <text:p>8.42186217862676</text:p>
          </table:table-cell>
          <table:table-cell office:value-type="float" office:value="10.8857849543635" table:style-name="ce1">
            <text:p>10.8857849543635</text:p>
          </table:table-cell>
          <table:table-cell office:value-type="float" office:value="8.65626823796149" table:style-name="ce1">
            <text:p>8.65626823796149</text:p>
          </table:table-cell>
          <table:table-cell office:value-type="float" office:value="11.5030554861848" table:style-name="ce1">
            <text:p>11.5030554861848</text:p>
          </table:table-cell>
          <table:table-cell office:value-type="float" office:value="12.9844002744219" table:style-name="ce1">
            <text:p>12.9844002744219</text:p>
          </table:table-cell>
          <table:table-cell office:value-type="float" office:value="8.977194934664" table:style-name="ce1">
            <text:p>8.977194934664</text:p>
          </table:table-cell>
          <table:table-cell office:value-type="float" office:value="14.3067525174896" table:style-name="ce1">
            <text:p>14.3067525174896</text:p>
          </table:table-cell>
          <table:table-cell office:value-type="float" office:value="10.6481132371593" table:style-name="ce1">
            <text:p>10.6481132371593</text:p>
          </table:table-cell>
          <table:table-cell office:value-type="float" office:value="14.8409993508316" table:style-name="ce1">
            <text:p>14.8409993508316</text:p>
          </table:table-cell>
        </table:table-row>
        <table:table-row table:style-name="ro1">
          <table:table-cell office:value-type="string" table:style-name="ce1">
            <text:p>Mateo Pellegrin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12</text:p>
          </table:table-cell>
          <table:table-cell office:value-type="float" office:value="16.2" table:style-name="ce1">
            <text:p>16.2</text:p>
          </table:table-cell>
          <table:table-cell office:value-type="float" office:value="7.78741597423708" table:style-name="ce1">
            <text:p>7.78741597423708</text:p>
          </table:table-cell>
          <table:table-cell office:value-type="float" office:value="8.73130198551493" table:style-name="ce1">
            <text:p>8.73130198551493</text:p>
          </table:table-cell>
          <table:table-cell office:value-type="float" office:value="8.90887557598014" table:style-name="ce1">
            <text:p>8.90887557598014</text:p>
          </table:table-cell>
          <table:table-cell office:value-type="float" office:value="10.582717992524" table:style-name="ce1">
            <text:p>10.582717992524</text:p>
          </table:table-cell>
          <table:table-cell office:value-type="float" office:value="8.21049001034588" table:style-name="ce1">
            <text:p>8.21049001034588</text:p>
          </table:table-cell>
          <table:table-cell office:value-type="float" office:value="12.7124563708412" table:style-name="ce1">
            <text:p>12.7124563708412</text:p>
          </table:table-cell>
          <table:table-cell office:value-type="float" office:value="9.36407008603113" table:style-name="ce1">
            <text:p>9.36407008603113</text:p>
          </table:table-cell>
          <table:table-cell office:value-type="float" office:value="8.2409025573378" table:style-name="ce1">
            <text:p>8.2409025573378</text:p>
          </table:table-cell>
          <table:table-cell office:value-type="float" office:value="13.1157301671599" table:style-name="ce1">
            <text:p>13.1157301671599</text:p>
          </table:table-cell>
        </table:table-row>
        <table:table-row table:style-name="ro1">
          <table:table-cell office:value-type="string" table:style-name="ce1">
            <text:p>Roberto Picco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345</text:p>
          </table:table-cell>
          <table:table-cell office:value-type="float" office:value="7.8" table:style-name="ce1">
            <text:p>7.8</text:p>
          </table:table-cell>
          <table:table-cell office:value-type="float" office:value="7.92965437248205" table:style-name="ce1">
            <text:p>7.92965437248205</text:p>
          </table:table-cell>
          <table:table-cell office:value-type="float" office:value="6.37156041758377" table:style-name="ce1">
            <text:p>6.37156041758377</text:p>
          </table:table-cell>
          <table:table-cell office:value-type="float" office:value="5.97657292030422" table:style-name="ce1">
            <text:p>5.97657292030422</text:p>
          </table:table-cell>
          <table:table-cell office:value-type="float" office:value="6.57326810017295" table:style-name="ce1">
            <text:p>6.57326810017295</text:p>
          </table:table-cell>
          <table:table-cell office:value-type="float" office:value="6.95410673705363" table:style-name="ce1">
            <text:p>6.95410673705363</text:p>
          </table:table-cell>
          <table:table-cell office:value-type="float" office:value="8.609699110247" table:style-name="ce1">
            <text:p>8.609699110247</text:p>
          </table:table-cell>
          <table:table-cell office:value-type="float" office:value="7.98863324284125" table:style-name="ce1">
            <text:p>7.98863324284125</text:p>
          </table:table-cell>
          <table:table-cell office:value-type="float" office:value="10.5517466446023" table:style-name="ce1">
            <text:p>10.5517466446023</text:p>
          </table:table-cell>
          <table:table-cell office:value-type="float" office:value="8.92857954918525" table:style-name="ce1">
            <text:p>8.92857954918525</text:p>
          </table:table-cell>
        </table:table-row>
        <table:table-row table:style-name="ro1">
          <table:table-cell office:value-type="string" table:style-name="ce1">
            <text:p>Santiago Pierott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79</text:p>
          </table:table-cell>
          <table:table-cell office:value-type="float" office:value="11.1" table:style-name="ce1">
            <text:p>11.1</text:p>
          </table:table-cell>
          <table:table-cell office:value-type="float" office:value="7.64627518911942" table:style-name="ce1">
            <text:p>7.64627518911942</text:p>
          </table:table-cell>
          <table:table-cell office:value-type="float" office:value="10.3488177210296" table:style-name="ce1">
            <text:p>10.3488177210296</text:p>
          </table:table-cell>
          <table:table-cell office:value-type="float" office:value="6.73517135332848" table:style-name="ce1">
            <text:p>6.73517135332848</text:p>
          </table:table-cell>
          <table:table-cell office:value-type="float" office:value="12.0979915061961" table:style-name="ce1">
            <text:p>12.0979915061961</text:p>
          </table:table-cell>
          <table:table-cell office:value-type="float" office:value="9.53776907309363" table:style-name="ce1">
            <text:p>9.53776907309363</text:p>
          </table:table-cell>
          <table:table-cell office:value-type="float" office:value="6.8405024576153" table:style-name="ce1">
            <text:p>6.8405024576153</text:p>
          </table:table-cell>
          <table:table-cell office:value-type="float" office:value="10.1016113591923" table:style-name="ce1">
            <text:p>10.1016113591923</text:p>
          </table:table-cell>
          <table:table-cell office:value-type="float" office:value="6.79751090417744" table:style-name="ce1">
            <text:p>6.79751090417744</text:p>
          </table:table-cell>
          <table:table-cell office:value-type="float" office:value="6.51814410092135" table:style-name="ce1">
            <text:p>6.51814410092135</text:p>
          </table:table-cell>
        </table:table-row>
        <table:table-row table:style-name="ro1">
          <table:table-cell office:value-type="string" table:style-name="ce1">
            <text:p>Andrea Pinamont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233</text:p>
          </table:table-cell>
          <table:table-cell office:value-type="float" office:value="16.4" table:style-name="ce1">
            <text:p>16.4</text:p>
          </table:table-cell>
          <table:table-cell office:value-type="float" office:value="7.76810337128407" table:style-name="ce1">
            <text:p>7.76810337128407</text:p>
          </table:table-cell>
          <table:table-cell office:value-type="float" office:value="10.1263975395603" table:style-name="ce1">
            <text:p>10.1263975395603</text:p>
          </table:table-cell>
          <table:table-cell office:value-type="float" office:value="10.5693269229845" table:style-name="ce1">
            <text:p>10.5693269229845</text:p>
          </table:table-cell>
          <table:table-cell office:value-type="float" office:value="8.91945138313538" table:style-name="ce1">
            <text:p>8.91945138313538</text:p>
          </table:table-cell>
          <table:table-cell office:value-type="float" office:value="6.95410673705363" table:style-name="ce1">
            <text:p>6.95410673705363</text:p>
          </table:table-cell>
          <table:table-cell office:value-type="float" office:value="3.10706852742964" table:style-name="ce1">
            <text:p>3.10706852742964</text:p>
          </table:table-cell>
          <table:table-cell office:value-type="float" office:value="10.1016113591923" table:style-name="ce1">
            <text:p>10.1016113591923</text:p>
          </table:table-cell>
          <table:table-cell office:value-type="float" office:value="10.2617259540187" table:style-name="ce1">
            <text:p>10.2617259540187</text:p>
          </table:table-cell>
          <table:table-cell office:value-type="float" office:value="12.8042252021864" table:style-name="ce1">
            <text:p>12.8042252021864</text:p>
          </table:table-cell>
        </table:table-row>
        <table:table-row table:style-name="ro1">
          <table:table-cell office:value-type="string" table:style-name="ce1">
            <text:p>Matteo Politan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2-157</text:p>
          </table:table-cell>
          <table:table-cell office:value-type="float" office:value="11.3" table:style-name="ce1">
            <text:p>11.3</text:p>
          </table:table-cell>
          <table:table-cell office:value-type="float" office:value="9.74293089515312" table:style-name="ce1">
            <text:p>9.74293089515312</text:p>
          </table:table-cell>
          <table:table-cell office:value-type="float" office:value="15.0610350651121" table:style-name="ce1">
            <text:p>15.0610350651121</text:p>
          </table:table-cell>
          <table:table-cell office:value-type="float" office:value="15.1429596700882" table:style-name="ce1">
            <text:p>15.1429596700882</text:p>
          </table:table-cell>
          <table:table-cell office:value-type="float" office:value="12.8580903179666" table:style-name="ce1">
            <text:p>12.8580903179666</text:p>
          </table:table-cell>
          <table:table-cell office:value-type="float" office:value="14.0942732389985" table:style-name="ce1">
            <text:p>14.0942732389985</text:p>
          </table:table-cell>
          <table:table-cell office:value-type="float" office:value="11.0846933756106" table:style-name="ce1">
            <text:p>11.0846933756106</text:p>
          </table:table-cell>
          <table:table-cell office:value-type="float" office:value="14.4162503839274" table:style-name="ce1">
            <text:p>14.4162503839274</text:p>
          </table:table-cell>
          <table:table-cell office:value-type="float" office:value="7.54798739855334" table:style-name="ce1">
            <text:p>7.54798739855334</text:p>
          </table:table-cell>
          <table:table-cell office:value-type="float" office:value="6.67217904660816" table:style-name="ce1">
            <text:p>6.67217904660816</text:p>
          </table:table-cell>
        </table:table-row>
        <table:table-row table:style-name="ro1">
          <table:table-cell office:value-type="string" table:style-name="ce1">
            <text:p>Jesus Rodríguez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047</text:p>
          </table:table-cell>
          <table:table-cell office:value-type="float" office:value="10.7" table:style-name="ce1">
            <text:p>10.7</text:p>
          </table:table-cell>
          <table:table-cell office:value-type="float" office:value="9.51180289055208" table:style-name="ce1">
            <text:p>9.51180289055208</text:p>
          </table:table-cell>
          <table:table-cell office:value-type="float" office:value="11.1048885085356" table:style-name="ce1">
            <text:p>11.1048885085356</text:p>
          </table:table-cell>
          <table:table-cell office:value-type="float" office:value="16.6305521029697" table:style-name="ce1">
            <text:p>16.6305521029697</text:p>
          </table:table-cell>
          <table:table-cell office:value-type="float" office:value="11.1993174900323" table:style-name="ce1">
            <text:p>11.1993174900323</text:p>
          </table:table-cell>
          <table:table-cell office:value-type="float" office:value="17.2614572453332" table:style-name="ce1">
            <text:p>17.2614572453332</text:p>
          </table:table-cell>
          <table:table-cell office:value-type="float" office:value="7.62894864453068" table:style-name="ce1">
            <text:p>7.62894864453068</text:p>
          </table:table-cell>
          <table:table-cell office:value-type="float" office:value="15.7527872133707" table:style-name="ce1">
            <text:p>15.7527872133707</text:p>
          </table:table-cell>
          <table:table-cell office:value-type="float" office:value="7.68452515856428" table:style-name="ce1">
            <text:p>7.68452515856428</text:p>
          </table:table-cell>
          <table:table-cell office:value-type="float" office:value="7.06672465452091" table:style-name="ce1">
            <text:p>7.06672465452091</text:p>
          </table:table-cell>
        </table:table-row>
        <table:table-row table:style-name="ro1">
          <table:table-cell office:value-type="string" table:style-name="ce1">
            <text:p>Gianluca Scamacc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06</text:p>
          </table:table-cell>
          <table:table-cell office:value-type="float" office:value="8.5" table:style-name="ce1">
            <text:p>8.5</text:p>
          </table:table-cell>
          <table:table-cell office:value-type="float" office:value="8.41523317339531" table:style-name="ce1">
            <text:p>8.41523317339531</text:p>
          </table:table-cell>
          <table:table-cell office:value-type="float" office:value="8.5749295882536" table:style-name="ce1">
            <text:p>8.5749295882536</text:p>
          </table:table-cell>
          <table:table-cell office:value-type="float" office:value="6.51238061966428" table:style-name="ce1">
            <text:p>6.51238061966428</text:p>
          </table:table-cell>
          <table:table-cell office:value-type="float" office:value="10.2713125147003" table:style-name="ce1">
            <text:p>10.2713125147003</text:p>
          </table:table-cell>
          <table:table-cell office:value-type="float" office:value="6.95410673705363" table:style-name="ce1">
            <text:p>6.95410673705363</text:p>
          </table:table-cell>
          <table:table-cell office:value-type="float" office:value="12.4998447313289" table:style-name="ce1">
            <text:p>12.4998447313289</text:p>
          </table:table-cell>
          <table:table-cell office:value-type="float" office:value="9.58510894551311" table:style-name="ce1">
            <text:p>9.58510894551311</text:p>
          </table:table-cell>
          <table:table-cell office:value-type="float" office:value="11.174124449085" table:style-name="ce1">
            <text:p>11.174124449085</text:p>
          </table:table-cell>
          <table:table-cell office:value-type="float" office:value="12.9610677726192" table:style-name="ce1">
            <text:p>12.9610677726192</text:p>
          </table:table-cell>
        </table:table-row>
        <table:table-row table:style-name="ro1">
          <table:table-cell office:value-type="string" table:style-name="ce1">
            <text:p>Giovanni Simeon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186</text:p>
          </table:table-cell>
          <table:table-cell office:value-type="float" office:value="10.8" table:style-name="ce1">
            <text:p>10.8</text:p>
          </table:table-cell>
          <table:table-cell office:value-type="float" office:value="8.34242258226536" table:style-name="ce1">
            <text:p>8.34242258226536</text:p>
          </table:table-cell>
          <table:table-cell office:value-type="float" office:value="8.60614372046654" table:style-name="ce1">
            <text:p>8.60614372046654</text:p>
          </table:table-cell>
          <table:table-cell office:value-type="float" office:value="7.91152595827207" table:style-name="ce1">
            <text:p>7.91152595827207</text:p>
          </table:table-cell>
          <table:table-cell office:value-type="float" office:value="8.71367290040032" table:style-name="ce1">
            <text:p>8.71367290040032</text:p>
          </table:table-cell>
          <table:table-cell office:value-type="float" office:value="9.0908568682599" table:style-name="ce1">
            <text:p>9.0908568682599</text:p>
          </table:table-cell>
          <table:table-cell office:value-type="float" office:value="10.2100326330218" table:style-name="ce1">
            <text:p>10.2100326330218</text:p>
          </table:table-cell>
          <table:table-cell office:value-type="float" office:value="10.3226302039911" table:style-name="ce1">
            <text:p>10.3226302039911</text:p>
          </table:table-cell>
          <table:table-cell office:value-type="float" office:value="12.0586879735471" table:style-name="ce1">
            <text:p>12.0586879735471</text:p>
          </table:table-cell>
          <table:table-cell office:value-type="float" office:value="13.4923671427895" table:style-name="ce1">
            <text:p>13.4923671427895</text:p>
          </table:table-cell>
        </table:table-row>
        <table:table-row table:style-name="ro1">
          <table:table-cell office:value-type="string" table:style-name="ce1">
            <text:p>Matìas Soulé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67</text:p>
          </table:table-cell>
          <table:table-cell office:value-type="float" office:value="14" table:style-name="ce1">
            <text:p>14</text:p>
          </table:table-cell>
          <table:table-cell office:value-type="float" office:value="9.67492471619807" table:style-name="ce1">
            <text:p>9.67492471619807</text:p>
          </table:table-cell>
          <table:table-cell office:value-type="float" office:value="16.3720807217794" table:style-name="ce1">
            <text:p>16.3720807217794</text:p>
          </table:table-cell>
          <table:table-cell office:value-type="float" office:value="14.0498506663621" table:style-name="ce1">
            <text:p>14.0498506663621</text:p>
          </table:table-cell>
          <table:table-cell office:value-type="float" office:value="16.8583032514373" table:style-name="ce1">
            <text:p>16.8583032514373</text:p>
          </table:table-cell>
          <table:table-cell office:value-type="float" office:value="16.9642059239248" table:style-name="ce1">
            <text:p>16.9642059239248</text:p>
          </table:table-cell>
          <table:table-cell office:value-type="float" office:value="7.01567612320802" table:style-name="ce1">
            <text:p>7.01567612320802</text:p>
          </table:table-cell>
          <table:table-cell office:value-type="float" office:value="15.9920319815524" table:style-name="ce1">
            <text:p>15.9920319815524</text:p>
          </table:table-cell>
          <table:table-cell office:value-type="float" office:value="9.43715553923124" table:style-name="ce1">
            <text:p>9.43715553923124</text:p>
          </table:table-cell>
          <table:table-cell office:value-type="float" office:value="11.8223079416298" table:style-name="ce1">
            <text:p>11.8223079416298</text:p>
          </table:table-cell>
        </table:table-row>
        <table:table-row table:style-name="ro1">
          <table:table-cell office:value-type="string" table:style-name="ce1">
            <text:p>Nikola Štul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21</text:p>
          </table:table-cell>
          <table:table-cell office:value-type="float" office:value="11" table:style-name="ce1">
            <text:p>11</text:p>
          </table:table-cell>
          <table:table-cell office:value-type="float" office:value="7.7231209728383" table:style-name="ce1">
            <text:p>7.7231209728383</text:p>
          </table:table-cell>
          <table:table-cell office:value-type="float" office:value="7.77660991068831" table:style-name="ce1">
            <text:p>7.77660991068831</text:p>
          </table:table-cell>
          <table:table-cell office:value-type="float" office:value="7.1940506482869" table:style-name="ce1">
            <text:p>7.1940506482869</text:p>
          </table:table-cell>
          <table:table-cell office:value-type="float" office:value="7.60912466925049" table:style-name="ce1">
            <text:p>7.60912466925049</text:p>
          </table:table-cell>
          <table:table-cell office:value-type="float" office:value="6.95410673705363" table:style-name="ce1">
            <text:p>6.95410673705363</text:p>
          </table:table-cell>
          <table:table-cell office:value-type="float" office:value="7.62894864453068" table:style-name="ce1">
            <text:p>7.62894864453068</text:p>
          </table:table-cell>
          <table:table-cell office:value-type="float" office:value="8.41641881895687" table:style-name="ce1">
            <text:p>8.41641881895687</text:p>
          </table:table-cell>
          <table:table-cell office:value-type="float" office:value="6.79751090417744" table:style-name="ce1">
            <text:p>6.79751090417744</text:p>
          </table:table-cell>
          <table:table-cell office:value-type="float" office:value="7.80724338471908" table:style-name="ce1">
            <text:p>7.80724338471908</text:p>
          </table:table-cell>
        </table:table-row>
        <table:table-row table:style-name="ro1">
          <table:table-cell office:value-type="string" table:style-name="ce1">
            <text:p>Marcus Thuram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54</text:p>
          </table:table-cell>
          <table:table-cell office:value-type="float" office:value="8.7" table:style-name="ce1">
            <text:p>8.7</text:p>
          </table:table-cell>
          <table:table-cell office:value-type="float" office:value="9.20662646606214" table:style-name="ce1">
            <text:p>9.20662646606214</text:p>
          </table:table-cell>
          <table:table-cell office:value-type="float" office:value="9.20421511093059" table:style-name="ce1">
            <text:p>9.20421511093059</text:p>
          </table:table-cell>
          <table:table-cell office:value-type="float" office:value="10.4419332239536" table:style-name="ce1">
            <text:p>10.4419332239536</text:p>
          </table:table-cell>
          <table:table-cell office:value-type="float" office:value="8.50910895012911" table:style-name="ce1">
            <text:p>8.50910895012911</text:p>
          </table:table-cell>
          <table:table-cell office:value-type="float" office:value="11.3180519899485" table:style-name="ce1">
            <text:p>11.3180519899485</text:p>
          </table:table-cell>
          <table:table-cell office:value-type="float" office:value="12.3381506325331" table:style-name="ce1">
            <text:p>12.3381506325331</text:p>
          </table:table-cell>
          <table:table-cell office:value-type="float" office:value="12.3220668877962" table:style-name="ce1">
            <text:p>12.3220668877962</text:p>
          </table:table-cell>
          <table:table-cell office:value-type="float" office:value="12.1041450850436" table:style-name="ce1">
            <text:p>12.1041450850436</text:p>
          </table:table-cell>
          <table:table-cell office:value-type="float" office:value="13.0386763380211" table:style-name="ce1">
            <text:p>13.0386763380211</text:p>
          </table:table-cell>
        </table:table-row>
        <table:table-row table:style-name="ro1">
          <table:table-cell office:value-type="string" table:style-name="ce1">
            <text:p>Mattéo Tramo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352</text:p>
          </table:table-cell>
          <table:table-cell office:value-type="float" office:value="9.7" table:style-name="ce1">
            <text:p>9.7</text:p>
          </table:table-cell>
          <table:table-cell office:value-type="float" office:value="8.56809552249845" table:style-name="ce1">
            <text:p>8.56809552249845</text:p>
          </table:table-cell>
          <table:table-cell office:value-type="float" office:value="8.76266319011593" table:style-name="ce1">
            <text:p>8.76266319011593</text:p>
          </table:table-cell>
          <table:table-cell office:value-type="float" office:value="10.5693269229845" table:style-name="ce1">
            <text:p>10.5693269229845</text:p>
          </table:table-cell>
          <table:table-cell office:value-type="float" office:value="11.9017599121106" table:style-name="ce1">
            <text:p>11.9017599121106</text:p>
          </table:table-cell>
          <table:table-cell office:value-type="float" office:value="10.6567463168279" table:style-name="ce1">
            <text:p>10.6567463168279</text:p>
          </table:table-cell>
          <table:table-cell office:value-type="float" office:value="4.45394961557433" table:style-name="ce1">
            <text:p>4.45394961557433</text:p>
          </table:table-cell>
          <table:table-cell office:value-type="float" office:value="9.80646098866439" table:style-name="ce1">
            <text:p>9.80646098866439</text:p>
          </table:table-cell>
          <table:table-cell office:value-type="float" office:value="7.01384240199121" table:style-name="ce1">
            <text:p>7.01384240199121</text:p>
          </table:table-cell>
          <table:table-cell office:value-type="float" office:value="8.49175239728457" table:style-name="ce1">
            <text:p>8.49175239728457</text:p>
          </table:table-cell>
        </table:table-row>
        <table:table-row table:style-name="ro1">
          <table:table-cell office:value-type="string" table:style-name="ce1">
            <text:p>Jamie Vardy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8-361</text:p>
          </table:table-cell>
          <table:table-cell office:value-type="float" office:value="12.6" table:style-name="ce1">
            <text:p>12.6</text:p>
          </table:table-cell>
          <table:table-cell office:value-type="float" office:value="7.61435771233134" table:style-name="ce1">
            <text:p>7.61435771233134</text:p>
          </table:table-cell>
          <table:table-cell office:value-type="float" office:value="7.18479328240443" table:style-name="ce1">
            <text:p>7.18479328240443</text:p>
          </table:table-cell>
          <table:table-cell office:value-type="float" office:value="6.84827508764391" table:style-name="ce1">
            <text:p>6.84827508764391</text:p>
          </table:table-cell>
          <table:table-cell office:value-type="float" office:value="7.22302515250146" table:style-name="ce1">
            <text:p>7.22302515250146</text:p>
          </table:table-cell>
          <table:table-cell office:value-type="float" office:value="7.7812501554749" table:style-name="ce1">
            <text:p>7.7812501554749</text:p>
          </table:table-cell>
          <table:table-cell office:value-type="float" office:value="7.62894864453068" table:style-name="ce1">
            <text:p>7.62894864453068</text:p>
          </table:table-cell>
          <table:table-cell office:value-type="float" office:value="9.07030852647806" table:style-name="ce1">
            <text:p>9.07030852647806</text:p>
          </table:table-cell>
          <table:table-cell office:value-type="float" office:value="7.32299626549274" table:style-name="ce1">
            <text:p>7.32299626549274</text:p>
          </table:table-cell>
          <table:table-cell office:value-type="float" office:value="11.0493122091338" table:style-name="ce1">
            <text:p>11.0493122091338</text:p>
          </table:table-cell>
        </table:table-row>
        <table:table-row table:style-name="ro1">
          <table:table-cell office:value-type="string" table:style-name="ce1">
            <text:p>Vitinh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298</text:p>
          </table:table-cell>
          <table:table-cell office:value-type="float" office:value="11" table:style-name="ce1">
            <text:p>11</text:p>
          </table:table-cell>
          <table:table-cell office:value-type="float" office:value="8.98373472006152" table:style-name="ce1">
            <text:p>8.98373472006152</text:p>
          </table:table-cell>
          <table:table-cell office:value-type="float" office:value="8.60614372046654" table:style-name="ce1">
            <text:p>8.60614372046654</text:p>
          </table:table-cell>
          <table:table-cell office:value-type="float" office:value="10.6964199277947" table:style-name="ce1">
            <text:p>10.6964199277947</text:p>
          </table:table-cell>
          <table:table-cell office:value-type="float" office:value="8.61122574915259" table:style-name="ce1">
            <text:p>8.61122574915259</text:p>
          </table:table-cell>
          <table:table-cell office:value-type="float" office:value="10.4338908112953" table:style-name="ce1">
            <text:p>10.4338908112953</text:p>
          </table:table-cell>
          <table:table-cell office:value-type="float" office:value="7.19331482542388" table:style-name="ce1">
            <text:p>7.19331482542388</text:p>
          </table:table-cell>
          <table:table-cell office:value-type="float" office:value="10.9083660557452" table:style-name="ce1">
            <text:p>10.9083660557452</text:p>
          </table:table-cell>
          <table:table-cell office:value-type="float" office:value="8.47687598418677" table:style-name="ce1">
            <text:p>8.47687598418677</text:p>
          </table:table-cell>
          <table:table-cell office:value-type="float" office:value="9.19295969842313" table:style-name="ce1">
            <text:p>9.19295969842313</text:p>
          </table:table-cell>
        </table:table-row>
        <table:table-row table:style-name="ro1">
          <table:table-cell office:value-type="string" table:style-name="ce1">
            <text:p>Dušan Vlahov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44</text:p>
          </table:table-cell>
          <table:table-cell office:value-type="float" office:value="7.6" table:style-name="ce1">
            <text:p>7.6</text:p>
          </table:table-cell>
          <table:table-cell office:value-type="float" office:value="8.66820807390297" table:style-name="ce1">
            <text:p>8.66820807390297</text:p>
          </table:table-cell>
          <table:table-cell office:value-type="float" office:value="7.24293671405463" table:style-name="ce1">
            <text:p>7.24293671405463</text:p>
          </table:table-cell>
          <table:table-cell office:value-type="float" office:value="8.15721252240125" table:style-name="ce1">
            <text:p>8.15721252240125</text:p>
          </table:table-cell>
          <table:table-cell office:value-type="float" office:value="6.84740451214496" table:style-name="ce1">
            <text:p>6.84740451214496</text:p>
          </table:table-cell>
          <table:table-cell office:value-type="float" office:value="8.64770861277455" table:style-name="ce1">
            <text:p>8.64770861277455</text:p>
          </table:table-cell>
          <table:table-cell office:value-type="float" office:value="10.8531211890675" table:style-name="ce1">
            <text:p>10.8531211890675</text:p>
          </table:table-cell>
          <table:table-cell office:value-type="float" office:value="9.73265904503778" table:style-name="ce1">
            <text:p>9.73265904503778</text:p>
          </table:table-cell>
          <table:table-cell office:value-type="float" office:value="11.3161017890951" table:style-name="ce1">
            <text:p>11.3161017890951</text:p>
          </table:table-cell>
          <table:table-cell office:value-type="float" office:value="11.4818592621976" table:style-name="ce1">
            <text:p>11.4818592621976</text:p>
          </table:table-cell>
        </table:table-row>
        <table:table-row table:style-name="ro1">
          <table:table-cell office:value-type="string" table:style-name="ce1">
            <text:p>Nikola Vlaš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095</text:p>
          </table:table-cell>
          <table:table-cell office:value-type="float" office:value="15" table:style-name="ce1">
            <text:p>15</text:p>
          </table:table-cell>
          <table:table-cell office:value-type="float" office:value="8.5081833736086" table:style-name="ce1">
            <text:p>8.5081833736086</text:p>
          </table:table-cell>
          <table:table-cell office:value-type="float" office:value="16.062626850605" table:style-name="ce1">
            <text:p>16.062626850605</text:p>
          </table:table-cell>
          <table:table-cell office:value-type="float" office:value="10.4419332239536" table:style-name="ce1">
            <text:p>10.4419332239536</text:p>
          </table:table-cell>
          <table:table-cell office:value-type="float" office:value="16.9357059855005" table:style-name="ce1">
            <text:p>16.9357059855005</text:p>
          </table:table-cell>
          <table:table-cell office:value-type="float" office:value="11.0990959583088" table:style-name="ce1">
            <text:p>11.0990959583088</text:p>
          </table:table-cell>
          <table:table-cell office:value-type="float" office:value="8.34154659927793" table:style-name="ce1">
            <text:p>8.34154659927793</text:p>
          </table:table-cell>
          <table:table-cell office:value-type="float" office:value="11.5560210819021" table:style-name="ce1">
            <text:p>11.5560210819021</text:p>
          </table:table-cell>
          <table:table-cell office:value-type="float" office:value="6.97026688874316" table:style-name="ce1">
            <text:p>6.97026688874316</text:p>
          </table:table-cell>
          <table:table-cell office:value-type="float" office:value="13.0386763380211" table:style-name="ce1">
            <text:p>13.0386763380211</text:p>
          </table:table-cell>
        </table:table-row>
        <table:table-row table:style-name="ro1">
          <table:table-cell office:value-type="string" table:style-name="ce1">
            <text:p>Mërgim Vojvod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FW,DF</text:p>
          </table:table-cell>
          <table:table-cell office:value-type="string" table:style-name="ce1">
            <text:p>30-340</text:p>
          </table:table-cell>
          <table:table-cell office:value-type="float" office:value="9.2" table:style-name="ce1">
            <text:p>9.2</text:p>
          </table:table-cell>
          <table:table-cell office:value-type="float" office:value="8.97025796491942" table:style-name="ce1">
            <text:p>8.97025796491942</text:p>
          </table:table-cell>
          <table:table-cell office:value-type="float" office:value="15.4033607823212" table:style-name="ce1">
            <text:p>15.4033607823212</text:p>
          </table:table-cell>
          <table:table-cell office:value-type="float" office:value="11.8184726452362" table:style-name="ce1">
            <text:p>11.8184726452362</text:p>
          </table:table-cell>
          <table:table-cell office:value-type="float" office:value="13.6569931887437" table:style-name="ce1">
            <text:p>13.6569931887437</text:p>
          </table:table-cell>
          <table:table-cell office:value-type="float" office:value="10.8785721279348" table:style-name="ce1">
            <text:p>10.8785721279348</text:p>
          </table:table-cell>
          <table:table-cell office:value-type="float" office:value="10.8531211890675" table:style-name="ce1">
            <text:p>10.8531211890675</text:p>
          </table:table-cell>
          <table:table-cell office:value-type="float" office:value="10.6895351050882" table:style-name="ce1">
            <text:p>10.6895351050882</text:p>
          </table:table-cell>
          <table:table-cell office:value-type="float" office:value="7.59337570095701" table:style-name="ce1">
            <text:p>7.59337570095701</text:p>
          </table:table-cell>
          <table:table-cell office:value-type="float" office:value="7.06672465452091" table:style-name="ce1">
            <text:p>7.06672465452091</text:p>
          </table:table-cell>
        </table:table-row>
        <table:table-row table:style-name="ro1">
          <table:table-cell office:value-type="string" table:style-name="ce1">
            <text:p>Kenan Yıldız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248</text:p>
          </table:table-cell>
          <table:table-cell office:value-type="float" office:value="16.8" table:style-name="ce1">
            <text:p>16.8</text:p>
          </table:table-cell>
          <table:table-cell office:value-type="float" office:value="10.0149877820558" table:style-name="ce1">
            <text:p>10.0149877820558</text:p>
          </table:table-cell>
          <table:table-cell office:value-type="float" office:value="17.5621730606836" table:style-name="ce1">
            <text:p>17.5621730606836</text:p>
          </table:table-cell>
          <table:table-cell office:value-type="float" office:value="17.3847107141" table:style-name="ce1">
            <text:p>17.3847107141</text:p>
          </table:table-cell>
          <table:table-cell office:value-type="float" office:value="16.9357059855005" table:style-name="ce1">
            <text:p>16.9357059855005</text:p>
          </table:table-cell>
          <table:table-cell office:value-type="float" office:value="18.4081930959087" table:style-name="ce1">
            <text:p>18.4081930959087</text:p>
          </table:table-cell>
          <table:table-cell office:value-type="float" office:value="9.93563211962707" table:style-name="ce1">
            <text:p>9.93563211962707</text:p>
          </table:table-cell>
          <table:table-cell office:value-type="float" office:value="17.7619687250825" table:style-name="ce1">
            <text:p>17.7619687250825</text:p>
          </table:table-cell>
          <table:table-cell office:value-type="float" office:value="10.6962263115136" table:style-name="ce1">
            <text:p>10.6962263115136</text:p>
          </table:table-cell>
          <table:table-cell office:value-type="float" office:value="14.5286905038219" table:style-name="ce1">
            <text:p>14.5286905038219</text:p>
          </table:table-cell>
        </table:table-row>
        <table:table-row table:style-name="ro1">
          <table:table-cell office:value-type="string" table:style-name="ce1">
            <text:p>Mattia Zaccag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205</text:p>
          </table:table-cell>
          <table:table-cell office:value-type="float" office:value="15" table:style-name="ce1">
            <text:p>15</text:p>
          </table:table-cell>
          <table:table-cell office:value-type="float" office:value="8.5081833736086" table:style-name="ce1">
            <text:p>8.5081833736086</text:p>
          </table:table-cell>
          <table:table-cell office:value-type="float" office:value="15.4802522858864" table:style-name="ce1">
            <text:p>15.4802522858864</text:p>
          </table:table-cell>
          <table:table-cell office:value-type="float" office:value="8.28108579896399" table:style-name="ce1">
            <text:p>8.28108579896399</text:p>
          </table:table-cell>
          <table:table-cell office:value-type="float" office:value="14.0715113232964" table:style-name="ce1">
            <text:p>14.0715113232964</text:p>
          </table:table-cell>
          <table:table-cell office:value-type="float" office:value="14.2651943797355" table:style-name="ce1">
            <text:p>14.2651943797355</text:p>
          </table:table-cell>
          <table:table-cell office:value-type="float" office:value="8.1327734868751" table:style-name="ce1">
            <text:p>8.1327734868751</text:p>
          </table:table-cell>
          <table:table-cell office:value-type="float" office:value="14.1390642556854" table:style-name="ce1">
            <text:p>14.1390642556854</text:p>
          </table:table-cell>
          <table:table-cell office:value-type="float" office:value="7.54798739855334" table:style-name="ce1">
            <text:p>7.54798739855334</text:p>
          </table:table-cell>
          <table:table-cell office:value-type="float" office:value="10.0798792542752" table:style-name="ce1">
            <text:p>10.0798792542752</text:p>
          </table:table-cell>
        </table:table-row>
        <table:table-row table:style-name="ro1">
          <table:table-cell office:value-type="string" table:style-name="ce1">
            <text:p>Nicolò Zaniol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89</text:p>
          </table:table-cell>
          <table:table-cell office:value-type="float" office:value="12.2" table:style-name="ce1">
            <text:p>12.2</text:p>
          </table:table-cell>
          <table:table-cell office:value-type="float" office:value="9.54577213822764" table:style-name="ce1">
            <text:p>9.54577213822764</text:p>
          </table:table-cell>
          <table:table-cell office:value-type="float" office:value="11.4151329575381" table:style-name="ce1">
            <text:p>11.4151329575381</text:p>
          </table:table-cell>
          <table:table-cell office:value-type="float" office:value="9.93039469796488" table:style-name="ce1">
            <text:p>9.93039469796488</text:p>
          </table:table-cell>
          <table:table-cell office:value-type="float" office:value="13.4851349912933" table:style-name="ce1">
            <text:p>13.4851349912933</text:p>
          </table:table-cell>
          <table:table-cell office:value-type="float" office:value="11.9629777009997" table:style-name="ce1">
            <text:p>11.9629777009997</text:p>
          </table:table-cell>
          <table:table-cell office:value-type="float" office:value="7.90722967714454" table:style-name="ce1">
            <text:p>7.90722967714454</text:p>
          </table:table-cell>
          <table:table-cell office:value-type="float" office:value="10.1753339117247" table:style-name="ce1">
            <text:p>10.1753339117247</text:p>
          </table:table-cell>
          <table:table-cell office:value-type="float" office:value="9.67959485129655" table:style-name="ce1">
            <text:p>9.67959485129655</text:p>
          </table:table-cell>
          <table:table-cell office:value-type="float" office:value="11.4818592621976" table:style-name="ce1">
            <text:p>11.4818592621976</text:p>
          </table:table-cell>
        </table:table-row>
        <table:table-row table:style-name="ro1">
          <table:table-cell office:value-type="string" table:style-name="ce1">
            <text:p>Karim Adeyem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354</text:p>
          </table:table-cell>
          <table:table-cell office:value-type="float" office:value="8.2" table:style-name="ce1">
            <text:p>8.2</text:p>
          </table:table-cell>
          <table:table-cell office:value-type="float" office:value="9.51500132883937" table:style-name="ce1">
            <text:p>9.51500132883937</text:p>
          </table:table-cell>
          <table:table-cell office:value-type="float" office:value="8.66504317560778" table:style-name="ce1">
            <text:p>8.66504317560778</text:p>
          </table:table-cell>
          <table:table-cell office:value-type="float" office:value="10.8578134482955" table:style-name="ce1">
            <text:p>10.8578134482955</text:p>
          </table:table-cell>
          <table:table-cell office:value-type="float" office:value="8.53635262873144" table:style-name="ce1">
            <text:p>8.53635262873144</text:p>
          </table:table-cell>
          <table:table-cell office:value-type="float" office:value="12.0012796573529" table:style-name="ce1">
            <text:p>12.0012796573529</text:p>
          </table:table-cell>
          <table:table-cell office:value-type="float" office:value="7.65337430721328" table:style-name="ce1">
            <text:p>7.65337430721328</text:p>
          </table:table-cell>
          <table:table-cell office:value-type="float" office:value="12.2930825052056" table:style-name="ce1">
            <text:p>12.2930825052056</text:p>
          </table:table-cell>
          <table:table-cell office:value-type="float" office:value="10.2945809997626" table:style-name="ce1">
            <text:p>10.2945809997626</text:p>
          </table:table-cell>
          <table:table-cell office:value-type="float" office:value="11.2590869043681" table:style-name="ce1">
            <text:p>11.2590869043681</text:p>
          </table:table-cell>
        </table:table-row>
        <table:table-row table:style-name="ro1">
          <table:table-cell office:value-type="string" table:style-name="ce1">
            <text:p>Mohamed Amour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43</text:p>
          </table:table-cell>
          <table:table-cell office:value-type="float" office:value="10.4" table:style-name="ce1">
            <text:p>10.4</text:p>
          </table:table-cell>
          <table:table-cell office:value-type="float" office:value="9.03278528955595" table:style-name="ce1">
            <text:p>9.03278528955595</text:p>
          </table:table-cell>
          <table:table-cell office:value-type="float" office:value="9.36092435026826" table:style-name="ce1">
            <text:p>9.36092435026826</text:p>
          </table:table-cell>
          <table:table-cell office:value-type="float" office:value="11.9780805368967" table:style-name="ce1">
            <text:p>11.9780805368967</text:p>
          </table:table-cell>
          <table:table-cell office:value-type="float" office:value="8.94800885821479" table:style-name="ce1">
            <text:p>8.94800885821479</text:p>
          </table:table-cell>
          <table:table-cell office:value-type="float" office:value="10.9134021347479" table:style-name="ce1">
            <text:p>10.9134021347479</text:p>
          </table:table-cell>
          <table:table-cell office:value-type="float" office:value="6.20273162042764" table:style-name="ce1">
            <text:p>6.20273162042764</text:p>
          </table:table-cell>
          <table:table-cell office:value-type="float" office:value="11.6641911636493" table:style-name="ce1">
            <text:p>11.6641911636493</text:p>
          </table:table-cell>
          <table:table-cell office:value-type="float" office:value="9.61325122409075" table:style-name="ce1">
            <text:p>9.61325122409075</text:p>
          </table:table-cell>
          <table:table-cell office:value-type="float" office:value="14.7652357789821" table:style-name="ce1">
            <text:p>14.7652357789821</text:p>
          </table:table-cell>
        </table:table-row>
        <table:table-row table:style-name="ro1">
          <table:table-cell office:value-type="string" table:style-name="ce1">
            <text:p>Ilyas Ansa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060</text:p>
          </table:table-cell>
          <table:table-cell office:value-type="float" office:value="12.1" table:style-name="ce1">
            <text:p>12.1</text:p>
          </table:table-cell>
          <table:table-cell office:value-type="float" office:value="7.84468515419276" table:style-name="ce1">
            <text:p>7.84468515419276</text:p>
          </table:table-cell>
          <table:table-cell office:value-type="float" office:value="8.69641854691374" table:style-name="ce1">
            <text:p>8.69641854691374</text:p>
          </table:table-cell>
          <table:table-cell office:value-type="float" office:value="8.81047477611612" table:style-name="ce1">
            <text:p>8.81047477611612</text:p>
          </table:table-cell>
          <table:table-cell office:value-type="float" office:value="8.84465137686573" table:style-name="ce1">
            <text:p>8.84465137686573</text:p>
          </table:table-cell>
          <table:table-cell office:value-type="float" office:value="10.6908661022606" table:style-name="ce1">
            <text:p>10.6908661022606</text:p>
          </table:table-cell>
          <table:table-cell office:value-type="float" office:value="10.2034277794541" table:style-name="ce1">
            <text:p>10.2034277794541</text:p>
          </table:table-cell>
          <table:table-cell office:value-type="float" office:value="10.2079123554122" table:style-name="ce1">
            <text:p>10.2079123554122</text:p>
          </table:table-cell>
          <table:table-cell office:value-type="float" office:value="8.17322367340918" table:style-name="ce1">
            <text:p>8.17322367340918</text:p>
          </table:table-cell>
          <table:table-cell office:value-type="float" office:value="11.5186208179998" table:style-name="ce1">
            <text:p>11.5186208179998</text:p>
          </table:table-cell>
        </table:table-row>
        <table:table-row table:style-name="ro1">
          <table:table-cell office:value-type="string" table:style-name="ce1">
            <text:p>Fisnik Asllan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152</text:p>
          </table:table-cell>
          <table:table-cell office:value-type="float" office:value="10.7" table:style-name="ce1">
            <text:p>10.7</text:p>
          </table:table-cell>
          <table:table-cell office:value-type="float" office:value="8.21049264793712" table:style-name="ce1">
            <text:p>8.21049264793712</text:p>
          </table:table-cell>
          <table:table-cell office:value-type="float" office:value="9.77562041654428" table:style-name="ce1">
            <text:p>9.77562041654428</text:p>
          </table:table-cell>
          <table:table-cell office:value-type="float" office:value="11.8563119386575" table:style-name="ce1">
            <text:p>11.8563119386575</text:p>
          </table:table-cell>
          <table:table-cell office:value-type="float" office:value="11.438723423698" table:style-name="ce1">
            <text:p>11.438723423698</text:p>
          </table:table-cell>
          <table:table-cell office:value-type="float" office:value="7.59445923232056" table:style-name="ce1">
            <text:p>7.59445923232056</text:p>
          </table:table-cell>
          <table:table-cell office:value-type="float" office:value="8.31095388061251" table:style-name="ce1">
            <text:p>8.31095388061251</text:p>
          </table:table-cell>
          <table:table-cell office:value-type="float" office:value="10.7970663920237" table:style-name="ce1">
            <text:p>10.7970663920237</text:p>
          </table:table-cell>
          <table:table-cell office:value-type="float" office:value="9.90534636845229" table:style-name="ce1">
            <text:p>9.90534636845229</text:p>
          </table:table-cell>
          <table:table-cell office:value-type="float" office:value="14.1082576198933" table:style-name="ce1">
            <text:p>14.1082576198933</text:p>
          </table:table-cell>
        </table:table-row>
        <table:table-row table:style-name="ro1">
          <table:table-cell office:value-type="string" table:style-name="ce1">
            <text:p>Johan Bakayok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262</text:p>
          </table:table-cell>
          <table:table-cell office:value-type="float" office:value="7.4" table:style-name="ce1">
            <text:p>7.4</text:p>
          </table:table-cell>
          <table:table-cell office:value-type="float" office:value="8.66244852866924" table:style-name="ce1">
            <text:p>8.66244852866924</text:p>
          </table:table-cell>
          <table:table-cell office:value-type="float" office:value="9.99920140175868" table:style-name="ce1">
            <text:p>9.99920140175868</text:p>
          </table:table-cell>
          <table:table-cell office:value-type="float" office:value="7.45340465461337" table:style-name="ce1">
            <text:p>7.45340465461337</text:p>
          </table:table-cell>
          <table:table-cell office:value-type="float" office:value="7.73181190112507" table:style-name="ce1">
            <text:p>7.73181190112507</text:p>
          </table:table-cell>
          <table:table-cell office:value-type="float" office:value="10.018177182723" table:style-name="ce1">
            <text:p>10.018177182723</text:p>
          </table:table-cell>
          <table:table-cell office:value-type="float" office:value="10.2427221718682" table:style-name="ce1">
            <text:p>10.2427221718682</text:p>
          </table:table-cell>
          <table:table-cell office:value-type="float" office:value="10.7970663920237" table:style-name="ce1">
            <text:p>10.7970663920237</text:p>
          </table:table-cell>
          <table:table-cell office:value-type="float" office:value="9.56460523364801" table:style-name="ce1">
            <text:p>9.56460523364801</text:p>
          </table:table-cell>
          <table:table-cell office:value-type="float" office:value="8.34537483825812" table:style-name="ce1">
            <text:p>8.34537483825812</text:p>
          </table:table-cell>
        </table:table-row>
        <table:table-row table:style-name="ro1">
          <table:table-cell office:value-type="string" table:style-name="ce1">
            <text:p>Maximilian Bei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82</text:p>
          </table:table-cell>
          <table:table-cell office:value-type="float" office:value="7.8" table:style-name="ce1">
            <text:p>7.8</text:p>
          </table:table-cell>
          <table:table-cell office:value-type="float" office:value="8.88422782038389" table:style-name="ce1">
            <text:p>8.88422782038389</text:p>
          </table:table-cell>
          <table:table-cell office:value-type="float" office:value="9.52026043779527" table:style-name="ce1">
            <text:p>9.52026043779527</text:p>
          </table:table-cell>
          <table:table-cell office:value-type="float" office:value="11.6104721281708" table:style-name="ce1">
            <text:p>11.6104721281708</text:p>
          </table:table-cell>
          <table:table-cell office:value-type="float" office:value="7.83069000820876" table:style-name="ce1">
            <text:p>7.83069000820876</text:p>
          </table:table-cell>
          <table:table-cell office:value-type="float" office:value="8.02034711743817" table:style-name="ce1">
            <text:p>8.02034711743817</text:p>
          </table:table-cell>
          <table:table-cell office:value-type="float" office:value="8.44485127896988" table:style-name="ce1">
            <text:p>8.44485127896988</text:p>
          </table:table-cell>
          <table:table-cell office:value-type="float" office:value="10.7970663920237" table:style-name="ce1">
            <text:p>10.7970663920237</text:p>
          </table:table-cell>
          <table:table-cell office:value-type="float" office:value="10.5855302517889" table:style-name="ce1">
            <text:p>10.5855302517889</text:p>
          </table:table-cell>
          <table:table-cell office:value-type="float" office:value="11.7753030697316" table:style-name="ce1">
            <text:p>11.7753030697316</text:p>
          </table:table-cell>
        </table:table-row>
        <table:table-row table:style-name="ro1">
          <table:table-cell office:value-type="string" table:style-name="ce1">
            <text:p>Jan-Niklas Best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003</text:p>
          </table:table-cell>
          <table:table-cell office:value-type="float" office:value="9.1" table:style-name="ce1">
            <text:p>9.1</text:p>
          </table:table-cell>
          <table:table-cell office:value-type="float" office:value="8.88422782038389" table:style-name="ce1">
            <text:p>8.88422782038389</text:p>
          </table:table-cell>
          <table:table-cell office:value-type="float" office:value="9.99920140175868" table:style-name="ce1">
            <text:p>9.99920140175868</text:p>
          </table:table-cell>
          <table:table-cell office:value-type="float" office:value="10.9845559785758" table:style-name="ce1">
            <text:p>10.9845559785758</text:p>
          </table:table-cell>
          <table:table-cell office:value-type="float" office:value="9.36366431756846" table:style-name="ce1">
            <text:p>9.36366431756846</text:p>
          </table:table-cell>
          <table:table-cell office:value-type="float" office:value="7.59445923232056" table:style-name="ce1">
            <text:p>7.59445923232056</text:p>
          </table:table-cell>
          <table:table-cell office:value-type="float" office:value="7.05584971341859" table:style-name="ce1">
            <text:p>7.05584971341859</text:p>
          </table:table-cell>
          <table:table-cell office:value-type="float" office:value="10.0599589144992" table:style-name="ce1">
            <text:p>10.0599589144992</text:p>
          </table:table-cell>
          <table:table-cell office:value-type="float" office:value="7.16834566398106" table:style-name="ce1">
            <text:p>7.16834566398106</text:p>
          </table:table-cell>
          <table:table-cell office:value-type="float" office:value="6.77163870727701" table:style-name="ce1">
            <text:p>6.77163870727701</text:p>
          </table:table-cell>
        </table:table-row>
        <table:table-row table:style-name="ro1">
          <table:table-cell office:value-type="string" table:style-name="ce1">
            <text:p>Julian Brandt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250</text:p>
          </table:table-cell>
          <table:table-cell office:value-type="float" office:value="7.5" table:style-name="ce1">
            <text:p>7.5</text:p>
          </table:table-cell>
          <table:table-cell office:value-type="float" office:value="8.1907364679012" table:style-name="ce1">
            <text:p>8.1907364679012</text:p>
          </table:table-cell>
          <table:table-cell office:value-type="float" office:value="11.3897236955904" table:style-name="ce1">
            <text:p>11.3897236955904</text:p>
          </table:table-cell>
          <table:table-cell office:value-type="float" office:value="12.6899789613631" table:style-name="ce1">
            <text:p>12.6899789613631</text:p>
          </table:table-cell>
          <table:table-cell office:value-type="float" office:value="10.8238989864245" table:style-name="ce1">
            <text:p>10.8238989864245</text:p>
          </table:table-cell>
          <table:table-cell office:value-type="float" office:value="7.80616344305913" table:style-name="ce1">
            <text:p>7.80616344305913</text:p>
          </table:table-cell>
          <table:table-cell office:value-type="float" office:value="9.49539518276288" table:style-name="ce1">
            <text:p>9.49539518276288</text:p>
          </table:table-cell>
          <table:table-cell office:value-type="float" office:value="10.0599589144992" table:style-name="ce1">
            <text:p>10.0599589144992</text:p>
          </table:table-cell>
          <table:table-cell office:value-type="float" office:value="10.8268518704171" table:style-name="ce1">
            <text:p>10.8268518704171</text:p>
          </table:table-cell>
          <table:table-cell office:value-type="float" office:value="11.6045188416668" table:style-name="ce1">
            <text:p>11.6045188416668</text:p>
          </table:table-cell>
        </table:table-row>
        <table:table-row table:style-name="ro1">
          <table:table-cell office:value-type="string" table:style-name="ce1">
            <text:p>Marius Bült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2-284</text:p>
          </table:table-cell>
          <table:table-cell office:value-type="float" office:value="8.2" table:style-name="ce1">
            <text:p>8.2</text:p>
          </table:table-cell>
          <table:table-cell office:value-type="float" office:value="8.58884391010498" table:style-name="ce1">
            <text:p>8.58884391010498</text:p>
          </table:table-cell>
          <table:table-cell office:value-type="float" office:value="9.20191280100257" table:style-name="ce1">
            <text:p>9.20191280100257</text:p>
          </table:table-cell>
          <table:table-cell office:value-type="float" office:value="14.8485143113162" table:style-name="ce1">
            <text:p>14.8485143113162</text:p>
          </table:table-cell>
          <table:table-cell office:value-type="float" office:value="10.0952885930201" table:style-name="ce1">
            <text:p>10.0952885930201</text:p>
          </table:table-cell>
          <table:table-cell office:value-type="float" office:value="7.17936118713368" table:style-name="ce1">
            <text:p>7.17936118713368</text:p>
          </table:table-cell>
          <table:table-cell office:value-type="float" office:value="7.65337430721328" table:style-name="ce1">
            <text:p>7.65337430721328</text:p>
          </table:table-cell>
          <table:table-cell office:value-type="float" office:value="9.39405110018064" table:style-name="ce1">
            <text:p>9.39405110018064</text:p>
          </table:table-cell>
          <table:table-cell office:value-type="float" office:value="9.66191246997867" table:style-name="ce1">
            <text:p>9.66191246997867</text:p>
          </table:table-cell>
          <table:table-cell office:value-type="float" office:value="10.2011552826849" table:style-name="ce1">
            <text:p>10.2011552826849</text:p>
          </table:table-cell>
        </table:table-row>
        <table:table-row table:style-name="ro1">
          <table:table-cell office:value-type="string" table:style-name="ce1">
            <text:p>Jonathan Burkardt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80</text:p>
          </table:table-cell>
          <table:table-cell office:value-type="float" office:value="7.6" table:style-name="ce1">
            <text:p>7.6</text:p>
          </table:table-cell>
          <table:table-cell office:value-type="float" office:value="7.99414142793295" table:style-name="ce1">
            <text:p>7.99414142793295</text:p>
          </table:table-cell>
          <table:table-cell office:value-type="float" office:value="7.14971556471121" table:style-name="ce1">
            <text:p>7.14971556471121</text:p>
          </table:table-cell>
          <table:table-cell office:value-type="float" office:value="6.20695543199223" table:style-name="ce1">
            <text:p>6.20695543199223</text:p>
          </table:table-cell>
          <table:table-cell office:value-type="float" office:value="7.24615116686379" table:style-name="ce1">
            <text:p>7.24615116686379</text:p>
          </table:table-cell>
          <table:table-cell office:value-type="float" office:value="6.58042197553846" table:style-name="ce1">
            <text:p>6.58042197553846</text:p>
          </table:table-cell>
          <table:table-cell office:value-type="float" office:value="13.1856961575936" table:style-name="ce1">
            <text:p>13.1856961575936</text:p>
          </table:table-cell>
          <table:table-cell office:value-type="float" office:value="6.91735148500827" table:style-name="ce1">
            <text:p>6.91735148500827</text:p>
          </table:table-cell>
          <table:table-cell office:value-type="float" office:value="12.0057206511699" table:style-name="ce1">
            <text:p>12.0057206511699</text:p>
          </table:table-cell>
          <table:table-cell office:value-type="float" office:value="16.3735819012858" table:style-name="ce1">
            <text:p>16.3735819012858</text:p>
          </table:table-cell>
        </table:table-row>
        <table:table-row table:style-name="ro1">
          <table:table-cell office:value-type="string" table:style-name="ce1">
            <text:p>Oliver Burk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275</text:p>
          </table:table-cell>
          <table:table-cell office:value-type="float" office:value="8.7" table:style-name="ce1">
            <text:p>8.7</text:p>
          </table:table-cell>
          <table:table-cell office:value-type="float" office:value="8.23686038485948" table:style-name="ce1">
            <text:p>8.23686038485948</text:p>
          </table:table-cell>
          <table:table-cell office:value-type="float" office:value="7.92281452497391" table:style-name="ce1">
            <text:p>7.92281452497391</text:p>
          </table:table-cell>
          <table:table-cell office:value-type="float" office:value="6.64440245166734" table:style-name="ce1">
            <text:p>6.64440245166734</text:p>
          </table:table-cell>
          <table:table-cell office:value-type="float" office:value="7.93009850473336" table:style-name="ce1">
            <text:p>7.93009850473336</text:p>
          </table:table-cell>
          <table:table-cell office:value-type="float" office:value="8.23677759842596" table:style-name="ce1">
            <text:p>8.23677759842596</text:p>
          </table:table-cell>
          <table:table-cell office:value-type="float" office:value="6.58665837507068" table:style-name="ce1">
            <text:p>6.58665837507068</text:p>
          </table:table-cell>
          <table:table-cell office:value-type="float" office:value="9.54183371113264" table:style-name="ce1">
            <text:p>9.54183371113264</text:p>
          </table:table-cell>
          <table:table-cell office:value-type="float" office:value="8.83869286713527" table:style-name="ce1">
            <text:p>8.83869286713527</text:p>
          </table:table-cell>
          <table:table-cell office:value-type="float" office:value="10.9093416787452" table:style-name="ce1">
            <text:p>10.9093416787452</text:p>
          </table:table-cell>
        </table:table-row>
        <table:table-row table:style-name="ro1">
          <table:table-cell office:value-type="string" table:style-name="ce1">
            <text:p>Alexis Claude-Mauric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215</text:p>
          </table:table-cell>
          <table:table-cell office:value-type="float" office:value="8.1" table:style-name="ce1">
            <text:p>8.1</text:p>
          </table:table-cell>
          <table:table-cell office:value-type="float" office:value="8.37576454284076" table:style-name="ce1">
            <text:p>8.37576454284076</text:p>
          </table:table-cell>
          <table:table-cell office:value-type="float" office:value="11.7894908974583" table:style-name="ce1">
            <text:p>11.7894908974583</text:p>
          </table:table-cell>
          <table:table-cell office:value-type="float" office:value="6.87020126188397" table:style-name="ce1">
            <text:p>6.87020126188397</text:p>
          </table:table-cell>
          <table:table-cell office:value-type="float" office:value="10.9271737359106" table:style-name="ce1">
            <text:p>10.9271737359106</text:p>
          </table:table-cell>
          <table:table-cell office:value-type="float" office:value="10.018177182723" table:style-name="ce1">
            <text:p>10.018177182723</text:p>
          </table:table-cell>
          <table:table-cell office:value-type="float" office:value="9.37760720161797" table:style-name="ce1">
            <text:p>9.37760720161797</text:p>
          </table:table-cell>
          <table:table-cell office:value-type="float" office:value="9.68979653415903" table:style-name="ce1">
            <text:p>9.68979653415903</text:p>
          </table:table-cell>
          <table:table-cell office:value-type="float" office:value="9.7592691738151" table:style-name="ce1">
            <text:p>9.7592691738151</text:p>
          </table:table-cell>
          <table:table-cell office:value-type="float" office:value="6.53901329227969" table:style-name="ce1">
            <text:p>6.53901329227969</text:p>
          </table:table-cell>
        </table:table-row>
        <table:table-row table:style-name="ro1">
          <table:table-cell office:value-type="string" table:style-name="ce1">
            <text:p>Luis Díaz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59</text:p>
          </table:table-cell>
          <table:table-cell office:value-type="float" office:value="12.9" table:style-name="ce1">
            <text:p>12.9</text:p>
          </table:table-cell>
          <table:table-cell office:value-type="float" office:value="9.88330314608232" table:style-name="ce1">
            <text:p>9.88330314608232</text:p>
          </table:table-cell>
          <table:table-cell office:value-type="float" office:value="17.3004589758689" table:style-name="ce1">
            <text:p>17.3004589758689</text:p>
          </table:table-cell>
          <table:table-cell office:value-type="float" office:value="17.0770889429697" table:style-name="ce1">
            <text:p>17.0770889429697</text:p>
          </table:table-cell>
          <table:table-cell office:value-type="float" office:value="14.7347883876485" table:style-name="ce1">
            <text:p>14.7347883876485</text:p>
          </table:table-cell>
          <table:table-cell office:value-type="float" office:value="16.6681697390725" table:style-name="ce1">
            <text:p>16.6681697390725</text:p>
          </table:table-cell>
          <table:table-cell office:value-type="float" office:value="8.86969514167681" table:style-name="ce1">
            <text:p>8.86969514167681</text:p>
          </table:table-cell>
          <table:table-cell office:value-type="float" office:value="17.3333832977247" table:style-name="ce1">
            <text:p>17.3333832977247</text:p>
          </table:table-cell>
          <table:table-cell office:value-type="float" office:value="11.3523326379396" table:style-name="ce1">
            <text:p>11.3523326379396</text:p>
          </table:table-cell>
          <table:table-cell office:value-type="float" office:value="16.8333701386459" table:style-name="ce1">
            <text:p>16.8333701386459</text:p>
          </table:table-cell>
        </table:table-row>
        <table:table-row table:style-name="ro1">
          <table:table-cell office:value-type="string" table:style-name="ce1">
            <text:p>Yan Diomandé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054</text:p>
          </table:table-cell>
          <table:table-cell office:value-type="float" office:value="9.9" table:style-name="ce1">
            <text:p>9.9</text:p>
          </table:table-cell>
          <table:table-cell office:value-type="float" office:value="10.0743358583699" table:style-name="ce1">
            <text:p>10.0743358583699</text:p>
          </table:table-cell>
          <table:table-cell office:value-type="float" office:value="13.8255254693158" table:style-name="ce1">
            <text:p>13.8255254693158</text:p>
          </table:table-cell>
          <table:table-cell office:value-type="float" office:value="11.7337612402015" table:style-name="ce1">
            <text:p>11.7337612402015</text:p>
          </table:table-cell>
          <table:table-cell office:value-type="float" office:value="11.9398658670053" table:style-name="ce1">
            <text:p>11.9398658670053</text:p>
          </table:table-cell>
          <table:table-cell office:value-type="float" office:value="17.5097982675225" table:style-name="ce1">
            <text:p>17.5097982675225</text:p>
          </table:table-cell>
          <table:table-cell office:value-type="float" office:value="12.4499779804504" table:style-name="ce1">
            <text:p>12.4499779804504</text:p>
          </table:table-cell>
          <table:table-cell office:value-type="float" office:value="14.8321807575764" table:style-name="ce1">
            <text:p>14.8321807575764</text:p>
          </table:table-cell>
          <table:table-cell office:value-type="float" office:value="11.3523326379396" table:style-name="ce1">
            <text:p>11.3523326379396</text:p>
          </table:table-cell>
          <table:table-cell office:value-type="float" office:value="13.3106176781401" table:style-name="ce1">
            <text:p>13.3106176781401</text:p>
          </table:table-cell>
        </table:table-row>
        <table:table-row table:style-name="ro1">
          <table:table-cell office:value-type="string" table:style-name="ce1">
            <text:p>Ritsu Doa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205</text:p>
          </table:table-cell>
          <table:table-cell office:value-type="float" office:value="13.6" table:style-name="ce1">
            <text:p>13.6</text:p>
          </table:table-cell>
          <table:table-cell office:value-type="float" office:value="9.03954966409612" table:style-name="ce1">
            <text:p>9.03954966409612</text:p>
          </table:table-cell>
          <table:table-cell office:value-type="float" office:value="15.5488830816113" table:style-name="ce1">
            <text:p>15.5488830816113</text:p>
          </table:table-cell>
          <table:table-cell office:value-type="float" office:value="16.5173247513949" table:style-name="ce1">
            <text:p>16.5173247513949</text:p>
          </table:table-cell>
          <table:table-cell office:value-type="float" office:value="14.9512330256405" table:style-name="ce1">
            <text:p>14.9512330256405</text:p>
          </table:table-cell>
          <table:table-cell office:value-type="float" office:value="12.0012796573529" table:style-name="ce1">
            <text:p>12.0012796573529</text:p>
          </table:table-cell>
          <table:table-cell office:value-type="float" office:value="10.6736742272577" table:style-name="ce1">
            <text:p>10.6736742272577</text:p>
          </table:table-cell>
          <table:table-cell office:value-type="float" office:value="14.4077141837545" table:style-name="ce1">
            <text:p>14.4077141837545</text:p>
          </table:table-cell>
          <table:table-cell office:value-type="float" office:value="7.84719230549411" table:style-name="ce1">
            <text:p>7.84719230549411</text:p>
          </table:table-cell>
          <table:table-cell office:value-type="float" office:value="10.9971256802409" table:style-name="ce1">
            <text:p>10.9971256802409</text:p>
          </table:table-cell>
        </table:table-row>
        <table:table-row table:style-name="ro1">
          <table:table-cell office:value-type="string" table:style-name="ce1">
            <text:p>Jean-Luc Dompé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148</text:p>
          </table:table-cell>
          <table:table-cell office:value-type="float" office:value="9.1" table:style-name="ce1">
            <text:p>9.1</text:p>
          </table:table-cell>
          <table:table-cell office:value-type="float" office:value="9.71272265670208" table:style-name="ce1">
            <text:p>9.71272265670208</text:p>
          </table:table-cell>
          <table:table-cell office:value-type="float" office:value="10.2545079753221" table:style-name="ce1">
            <text:p>10.2545079753221</text:p>
          </table:table-cell>
          <table:table-cell office:value-type="float" office:value="12.5737497729287" table:style-name="ce1">
            <text:p>12.5737497729287</text:p>
          </table:table-cell>
          <table:table-cell office:value-type="float" office:value="11.7408567695466" table:style-name="ce1">
            <text:p>11.7408567695466</text:p>
          </table:table-cell>
          <table:table-cell office:value-type="float" office:value="12.2121504808934" table:style-name="ce1">
            <text:p>12.2121504808934</text:p>
          </table:table-cell>
          <table:table-cell office:value-type="float" office:value="13.4369974331758" table:style-name="ce1">
            <text:p>13.4369974331758</text:p>
          </table:table-cell>
          <table:table-cell office:value-type="float" office:value="13.8356780079182" table:style-name="ce1">
            <text:p>13.8356780079182</text:p>
          </table:table-cell>
          <table:table-cell office:value-type="float" office:value="9.7592691738151" table:style-name="ce1">
            <text:p>9.7592691738151</text:p>
          </table:table-cell>
          <table:table-cell office:value-type="float" office:value="8.08727475661627" table:style-name="ce1">
            <text:p>8.08727475661627</text:p>
          </table:table-cell>
        </table:table-row>
        <table:table-row table:style-name="ro1">
          <table:table-cell office:value-type="string" table:style-name="ce1">
            <text:p>Christian Erikse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3-327</text:p>
          </table:table-cell>
          <table:table-cell office:value-type="float" office:value="8.6" table:style-name="ce1">
            <text:p>8.6</text:p>
          </table:table-cell>
          <table:table-cell office:value-type="float" office:value="9.28364739232572" table:style-name="ce1">
            <text:p>9.28364739232572</text:p>
          </table:table-cell>
          <table:table-cell office:value-type="float" office:value="13.722178227682" table:style-name="ce1">
            <text:p>13.722178227682</text:p>
          </table:table-cell>
          <table:table-cell office:value-type="float" office:value="13.7895130802894" table:style-name="ce1">
            <text:p>13.7895130802894</text:p>
          </table:table-cell>
          <table:table-cell office:value-type="float" office:value="13.4408474308203" table:style-name="ce1">
            <text:p>13.4408474308203</text:p>
          </table:table-cell>
          <table:table-cell office:value-type="float" office:value="8.02034711743817" table:style-name="ce1">
            <text:p>8.02034711743817</text:p>
          </table:table-cell>
          <table:table-cell office:value-type="float" office:value="10.8878697094167" table:style-name="ce1">
            <text:p>10.8878697094167</text:p>
          </table:table-cell>
          <table:table-cell office:value-type="float" office:value="7.52474604140553" table:style-name="ce1">
            <text:p>7.52474604140553</text:p>
          </table:table-cell>
          <table:table-cell office:value-type="float" office:value="7.30170606561416" table:style-name="ce1">
            <text:p>7.30170606561416</text:p>
          </table:table-cell>
          <table:table-cell office:value-type="float" office:value="6.38676822854843" table:style-name="ce1">
            <text:p>6.38676822854843</text:p>
          </table:table-cell>
        </table:table-row>
        <table:table-row table:style-name="ro1">
          <table:table-cell office:value-type="string" table:style-name="ce1">
            <text:p>Serge Gnabry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177</text:p>
          </table:table-cell>
          <table:table-cell office:value-type="float" office:value="7.2" table:style-name="ce1">
            <text:p>7.2</text:p>
          </table:table-cell>
          <table:table-cell office:value-type="float" office:value="9.65133527533239" table:style-name="ce1">
            <text:p>9.65133527533239</text:p>
          </table:table-cell>
          <table:table-cell office:value-type="float" office:value="14.2983847823819" table:style-name="ce1">
            <text:p>14.2983847823819</text:p>
          </table:table-cell>
          <table:table-cell office:value-type="float" office:value="16.3398018142696" table:style-name="ce1">
            <text:p>16.3398018142696</text:p>
          </table:table-cell>
          <table:table-cell office:value-type="float" office:value="11.6406042078104" table:style-name="ce1">
            <text:p>11.6406042078104</text:p>
          </table:table-cell>
          <table:table-cell office:value-type="float" office:value="10.6908661022606" table:style-name="ce1">
            <text:p>10.6908661022606</text:p>
          </table:table-cell>
          <table:table-cell office:value-type="float" office:value="10.8878697094167" table:style-name="ce1">
            <text:p>10.8878697094167</text:p>
          </table:table-cell>
          <table:table-cell office:value-type="float" office:value="10.429469362806" table:style-name="ce1">
            <text:p>10.429469362806</text:p>
          </table:table-cell>
          <table:table-cell office:value-type="float" office:value="10.3431522003699" table:style-name="ce1">
            <text:p>10.3431522003699</text:p>
          </table:table-cell>
          <table:table-cell office:value-type="float" office:value="11.4324057833885" table:style-name="ce1">
            <text:p>11.4324057833885</text:p>
          </table:table-cell>
        </table:table-row>
        <table:table-row table:style-name="ro1">
          <table:table-cell office:value-type="string" table:style-name="ce1">
            <text:p>Vincenzo Grif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275</text:p>
          </table:table-cell>
          <table:table-cell office:value-type="float" office:value="8.8" table:style-name="ce1">
            <text:p>8.8</text:p>
          </table:table-cell>
          <table:table-cell office:value-type="float" office:value="9.74001105621802" table:style-name="ce1">
            <text:p>9.74001105621802</text:p>
          </table:table-cell>
          <table:table-cell office:value-type="float" office:value="14.6727417251585" table:style-name="ce1">
            <text:p>14.6727417251585</text:p>
          </table:table-cell>
          <table:table-cell office:value-type="float" office:value="14.193910648121" table:style-name="ce1">
            <text:p>14.193910648121</text:p>
          </table:table-cell>
          <table:table-cell office:value-type="float" office:value="13.3525612540567" table:style-name="ce1">
            <text:p>13.3525612540567</text:p>
          </table:table-cell>
          <table:table-cell office:value-type="float" office:value="9.56830622060621" table:style-name="ce1">
            <text:p>9.56830622060621</text:p>
          </table:table-cell>
          <table:table-cell office:value-type="float" office:value="16.4389136290835" table:style-name="ce1">
            <text:p>16.4389136290835</text:p>
          </table:table-cell>
          <table:table-cell office:value-type="float" office:value="9.17289160274262" table:style-name="ce1">
            <text:p>9.17289160274262</text:p>
          </table:table-cell>
          <table:table-cell office:value-type="float" office:value="6.27423950714244" table:style-name="ce1">
            <text:p>6.27423950714244</text:p>
          </table:table-cell>
          <table:table-cell office:value-type="float" office:value="13.0025653215177" table:style-name="ce1">
            <text:p>13.0025653215177</text:p>
          </table:table-cell>
        </table:table-row>
        <table:table-row table:style-name="ro1">
          <table:table-cell office:value-type="string" table:style-name="ce1">
            <text:p>Marco Grüll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85</text:p>
          </table:table-cell>
          <table:table-cell office:value-type="float" office:value="11.7" table:style-name="ce1">
            <text:p>11.7</text:p>
          </table:table-cell>
          <table:table-cell office:value-type="float" office:value="8.92469231875152" table:style-name="ce1">
            <text:p>8.92469231875152</text:p>
          </table:table-cell>
          <table:table-cell office:value-type="float" office:value="12.2111257444351" table:style-name="ce1">
            <text:p>12.2111257444351</text:p>
          </table:table-cell>
          <table:table-cell office:value-type="float" office:value="9.70515945465549" table:style-name="ce1">
            <text:p>9.70515945465549</text:p>
          </table:table-cell>
          <table:table-cell office:value-type="float" office:value="12.4275993243523" table:style-name="ce1">
            <text:p>12.4275993243523</text:p>
          </table:table-cell>
          <table:table-cell office:value-type="float" office:value="11.3542890827658" table:style-name="ce1">
            <text:p>11.3542890827658</text:p>
          </table:table-cell>
          <table:table-cell office:value-type="float" office:value="12.0293632385066" table:style-name="ce1">
            <text:p>12.0293632385066</text:p>
          </table:table-cell>
          <table:table-cell office:value-type="float" office:value="11.5930200821643" table:style-name="ce1">
            <text:p>11.5930200821643</text:p>
          </table:table-cell>
          <table:table-cell office:value-type="float" office:value="9.1279519747214" table:style-name="ce1">
            <text:p>9.1279519747214</text:p>
          </table:table-cell>
          <table:table-cell office:value-type="float" office:value="8.60612556285713" table:style-name="ce1">
            <text:p>8.60612556285713</text:p>
          </table:table-cell>
        </table:table-row>
        <table:table-row table:style-name="ro1">
          <table:table-cell office:value-type="string" table:style-name="ce1">
            <text:p>Serhou Guirassy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301</text:p>
          </table:table-cell>
          <table:table-cell office:value-type="float" office:value="13.2" table:style-name="ce1">
            <text:p>13.2</text:p>
          </table:table-cell>
          <table:table-cell office:value-type="float" office:value="7.4922444798751" table:style-name="ce1">
            <text:p>7.4922444798751</text:p>
          </table:table-cell>
          <table:table-cell office:value-type="float" office:value="10.5091863568382" table:style-name="ce1">
            <text:p>10.5091863568382</text:p>
          </table:table-cell>
          <table:table-cell office:value-type="float" office:value="10.2190657090126" table:style-name="ce1">
            <text:p>10.2190657090126</text:p>
          </table:table-cell>
          <table:table-cell office:value-type="float" office:value="8.94800885821479" table:style-name="ce1">
            <text:p>8.94800885821479</text:p>
          </table:table-cell>
          <table:table-cell office:value-type="float" office:value="8.8970695250415" table:style-name="ce1">
            <text:p>8.8970695250415</text:p>
          </table:table-cell>
          <table:table-cell office:value-type="float" office:value="8.63726484912719" table:style-name="ce1">
            <text:p>8.63726484912719</text:p>
          </table:table-cell>
          <table:table-cell office:value-type="float" office:value="11.0889348459344" table:style-name="ce1">
            <text:p>11.0889348459344</text:p>
          </table:table-cell>
          <table:table-cell office:value-type="float" office:value="11.2099007280041" table:style-name="ce1">
            <text:p>11.2099007280041</text:p>
          </table:table-cell>
          <table:table-cell office:value-type="float" office:value="15.3542905259417" table:style-name="ce1">
            <text:p>15.3542905259417</text:p>
          </table:table-cell>
        </table:table-row>
        <table:table-row table:style-name="ro1">
          <table:table-cell office:value-type="string" table:style-name="ce1">
            <text:p>Lucas Höl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181</text:p>
          </table:table-cell>
          <table:table-cell office:value-type="float" office:value="11.5" table:style-name="ce1">
            <text:p>11.5</text:p>
          </table:table-cell>
          <table:table-cell office:value-type="float" office:value="8.02024914414876" table:style-name="ce1">
            <text:p>8.02024914414876</text:p>
          </table:table-cell>
          <table:table-cell office:value-type="float" office:value="10.7311900661758" table:style-name="ce1">
            <text:p>10.7311900661758</text:p>
          </table:table-cell>
          <table:table-cell office:value-type="float" office:value="9.96218891791568" table:style-name="ce1">
            <text:p>9.96218891791568</text:p>
          </table:table-cell>
          <table:table-cell office:value-type="float" office:value="10.0952885930201" table:style-name="ce1">
            <text:p>10.0952885930201</text:p>
          </table:table-cell>
          <table:table-cell office:value-type="float" office:value="7.17936118713368" table:style-name="ce1">
            <text:p>7.17936118713368</text:p>
          </table:table-cell>
          <table:table-cell office:value-type="float" office:value="9.49539518276288" table:style-name="ce1">
            <text:p>9.49539518276288</text:p>
          </table:table-cell>
          <table:table-cell office:value-type="float" office:value="9.02591157030728" table:style-name="ce1">
            <text:p>9.02591157030728</text:p>
          </table:table-cell>
          <table:table-cell office:value-type="float" office:value="7.93980907035746" table:style-name="ce1">
            <text:p>7.93980907035746</text:p>
          </table:table-cell>
          <table:table-cell office:value-type="float" office:value="8.08727475661627" table:style-name="ce1">
            <text:p>8.08727475661627</text:p>
          </table:table-cell>
        </table:table-row>
        <table:table-row table:style-name="ro1">
          <table:table-cell office:value-type="string" table:style-name="ce1">
            <text:p>Benedict Hollerbac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35</text:p>
          </table:table-cell>
          <table:table-cell office:value-type="float" office:value="7.7" table:style-name="ce1">
            <text:p>7.7</text:p>
          </table:table-cell>
          <table:table-cell office:value-type="float" office:value="8.05293025911796" table:style-name="ce1">
            <text:p>8.05293025911796</text:p>
          </table:table-cell>
          <table:table-cell office:value-type="float" office:value="7.23693092507669" table:style-name="ce1">
            <text:p>7.23693092507669</text:p>
          </table:table-cell>
          <table:table-cell office:value-type="float" office:value="10.7306667365283" table:style-name="ce1">
            <text:p>10.7306667365283</text:p>
          </table:table-cell>
          <table:table-cell office:value-type="float" office:value="6.59431378245739" table:style-name="ce1">
            <text:p>6.59431378245739</text:p>
          </table:table-cell>
          <table:table-cell office:value-type="float" office:value="11.3542890827658" table:style-name="ce1">
            <text:p>11.3542890827658</text:p>
          </table:table-cell>
          <table:table-cell office:value-type="float" office:value="8.75328785984983" table:style-name="ce1">
            <text:p>8.75328785984983</text:p>
          </table:table-cell>
          <table:table-cell office:value-type="float" office:value="10.429469362806" table:style-name="ce1">
            <text:p>10.429469362806</text:p>
          </table:table-cell>
          <table:table-cell office:value-type="float" office:value="5.87539933573102" table:style-name="ce1">
            <text:p>5.87539933573102</text:p>
          </table:table-cell>
          <table:table-cell office:value-type="float" office:value="6.16282915258139" table:style-name="ce1">
            <text:p>6.16282915258139</text:p>
          </table:table-cell>
        </table:table-row>
        <table:table-row table:style-name="ro1">
          <table:table-cell office:value-type="string" table:style-name="ce1">
            <text:p>Franck Honorat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149</text:p>
          </table:table-cell>
          <table:table-cell office:value-type="float" office:value="7.5" table:style-name="ce1">
            <text:p>7.5</text:p>
          </table:table-cell>
          <table:table-cell office:value-type="float" office:value="9.78777129210882" table:style-name="ce1">
            <text:p>9.78777129210882</text:p>
          </table:table-cell>
          <table:table-cell office:value-type="float" office:value="10.0311348573919" table:style-name="ce1">
            <text:p>10.0311348573919</text:p>
          </table:table-cell>
          <table:table-cell office:value-type="float" office:value="15.9500098875427" table:style-name="ce1">
            <text:p>15.9500098875427</text:p>
          </table:table-cell>
          <table:table-cell office:value-type="float" office:value="9.78153255031848" table:style-name="ce1">
            <text:p>9.78153255031848</text:p>
          </table:table-cell>
          <table:table-cell office:value-type="float" office:value="10.2429733945128" table:style-name="ce1">
            <text:p>10.2429733945128</text:p>
          </table:table-cell>
          <table:table-cell office:value-type="float" office:value="7.65337430721328" table:style-name="ce1">
            <text:p>7.65337430721328</text:p>
          </table:table-cell>
          <table:table-cell office:value-type="float" office:value="12.2243378413776" table:style-name="ce1">
            <text:p>12.2243378413776</text:p>
          </table:table-cell>
          <table:table-cell office:value-type="float" office:value="6.99258364505717" table:style-name="ce1">
            <text:p>6.99258364505717</text:p>
          </table:table-cell>
          <table:table-cell office:value-type="float" office:value="6.01657782778116" table:style-name="ce1">
            <text:p>6.01657782778116</text:p>
          </table:table-cell>
        </table:table-row>
        <table:table-row table:style-name="ro1">
          <table:table-cell office:value-type="string" table:style-name="ce1">
            <text:p>Mathias Honsak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18</text:p>
          </table:table-cell>
          <table:table-cell office:value-type="float" office:value="7.2" table:style-name="ce1">
            <text:p>7.2</text:p>
          </table:table-cell>
          <table:table-cell office:value-type="float" office:value="8.07256339198177" table:style-name="ce1">
            <text:p>8.07256339198177</text:p>
          </table:table-cell>
          <table:table-cell office:value-type="float" office:value="7.89241513685305" table:style-name="ce1">
            <text:p>7.89241513685305</text:p>
          </table:table-cell>
          <table:table-cell office:value-type="float" office:value="6.53323135804101" table:style-name="ce1">
            <text:p>6.53323135804101</text:p>
          </table:table-cell>
          <table:table-cell office:value-type="float" office:value="7.05634904702335" table:style-name="ce1">
            <text:p>7.05634904702335</text:p>
          </table:table-cell>
          <table:table-cell office:value-type="float" office:value="7.17936118713368" table:style-name="ce1">
            <text:p>7.17936118713368</text:p>
          </table:table-cell>
          <table:table-cell office:value-type="float" office:value="10.0658055369077" table:style-name="ce1">
            <text:p>10.0658055369077</text:p>
          </table:table-cell>
          <table:table-cell office:value-type="float" office:value="7.59383104876717" table:style-name="ce1">
            <text:p>7.59383104876717</text:p>
          </table:table-cell>
          <table:table-cell office:value-type="float" office:value="7.70912876099298" table:style-name="ce1">
            <text:p>7.70912876099298</text:p>
          </table:table-cell>
          <table:table-cell office:value-type="float" office:value="6.61599646324558" table:style-name="ce1">
            <text:p>6.61599646324558</text:p>
          </table:table-cell>
        </table:table-row>
        <table:table-row table:style-name="ro1">
          <table:table-cell office:value-type="string" table:style-name="ce1">
            <text:p>Arijon Ibrahimović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027</text:p>
          </table:table-cell>
          <table:table-cell office:value-type="float" office:value="12.2" table:style-name="ce1">
            <text:p>12.2</text:p>
          </table:table-cell>
          <table:table-cell office:value-type="float" office:value="9.31762800371175" table:style-name="ce1">
            <text:p>9.31762800371175</text:p>
          </table:table-cell>
          <table:table-cell office:value-type="float" office:value="14.2983847823819" table:style-name="ce1">
            <text:p>14.2983847823819</text:p>
          </table:table-cell>
          <table:table-cell office:value-type="float" office:value="13.0322266235344" table:style-name="ce1">
            <text:p>13.0322266235344</text:p>
          </table:table-cell>
          <table:table-cell office:value-type="float" office:value="15.4232979909713" table:style-name="ce1">
            <text:p>15.4232979909713</text:p>
          </table:table-cell>
          <table:table-cell office:value-type="float" office:value="10.9134021347479" table:style-name="ce1">
            <text:p>10.9134021347479</text:p>
          </table:table-cell>
          <table:table-cell office:value-type="float" office:value="7.89507895476062" table:style-name="ce1">
            <text:p>7.89507895476062</text:p>
          </table:table-cell>
          <table:table-cell office:value-type="float" office:value="11.4500024385324" table:style-name="ce1">
            <text:p>11.4500024385324</text:p>
          </table:table-cell>
          <table:table-cell office:value-type="float" office:value="8.55161066601235" table:style-name="ce1">
            <text:p>8.55161066601235</text:p>
          </table:table-cell>
          <table:table-cell office:value-type="float" office:value="7.66411501808981" table:style-name="ce1">
            <text:p>7.66411501808981</text:p>
          </table:table-cell>
        </table:table-row>
        <table:table-row table:style-name="ro1">
          <table:table-cell office:value-type="string" table:style-name="ce1">
            <text:p>Andrej Ilic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79</text:p>
          </table:table-cell>
          <table:table-cell office:value-type="float" office:value="10.2" table:style-name="ce1">
            <text:p>10.2</text:p>
          </table:table-cell>
          <table:table-cell office:value-type="float" office:value="8.50208598612618" table:style-name="ce1">
            <text:p>8.50208598612618</text:p>
          </table:table-cell>
          <table:table-cell office:value-type="float" office:value="7.14971556471121" table:style-name="ce1">
            <text:p>7.14971556471121</text:p>
          </table:table-cell>
          <table:table-cell office:value-type="float" office:value="16.5173247513949" table:style-name="ce1">
            <text:p>16.5173247513949</text:p>
          </table:table-cell>
          <table:table-cell office:value-type="float" office:value="8.23127162172887" table:style-name="ce1">
            <text:p>8.23127162172887</text:p>
          </table:table-cell>
          <table:table-cell office:value-type="float" office:value="6.01387359787784" table:style-name="ce1">
            <text:p>6.01387359787784</text:p>
          </table:table-cell>
          <table:table-cell office:value-type="float" office:value="7.65337430721328" table:style-name="ce1">
            <text:p>7.65337430721328</text:p>
          </table:table-cell>
          <table:table-cell office:value-type="float" office:value="8.08517655682347" table:style-name="ce1">
            <text:p>8.08517655682347</text:p>
          </table:table-cell>
          <table:table-cell office:value-type="float" office:value="6.94902196175848" table:style-name="ce1">
            <text:p>6.94902196175848</text:p>
          </table:table-cell>
          <table:table-cell office:value-type="float" office:value="8.60612556285713" table:style-name="ce1">
            <text:p>8.60612556285713</text:p>
          </table:table-cell>
        </table:table-row>
        <table:table-row table:style-name="ro1">
          <table:table-cell office:value-type="string" table:style-name="ce1">
            <text:p>Lee Jae-sung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3-150</text:p>
          </table:table-cell>
          <table:table-cell office:value-type="float" office:value="11.8" table:style-name="ce1">
            <text:p>11.8</text:p>
          </table:table-cell>
          <table:table-cell office:value-type="float" office:value="7.28446120537193" table:style-name="ce1">
            <text:p>7.28446120537193</text:p>
          </table:table-cell>
          <table:table-cell office:value-type="float" office:value="11.5443208417873" table:style-name="ce1">
            <text:p>11.5443208417873</text:p>
          </table:table-cell>
          <table:table-cell office:value-type="float" office:value="8.05973340768643" table:style-name="ce1">
            <text:p>8.05973340768643</text:p>
          </table:table-cell>
          <table:table-cell office:value-type="float" office:value="9.78153255031848" table:style-name="ce1">
            <text:p>9.78153255031848</text:p>
          </table:table-cell>
          <table:table-cell office:value-type="float" office:value="6.97637175328753" table:style-name="ce1">
            <text:p>6.97637175328753</text:p>
          </table:table-cell>
          <table:table-cell office:value-type="float" office:value="6.8101831550217" table:style-name="ce1">
            <text:p>6.8101831550217</text:p>
          </table:table-cell>
          <table:table-cell office:value-type="float" office:value="9.61579766145393" table:style-name="ce1">
            <text:p>9.61579766145393</text:p>
          </table:table-cell>
          <table:table-cell office:value-type="float" office:value="7.08016524750852" table:style-name="ce1">
            <text:p>7.08016524750852</text:p>
          </table:table-cell>
          <table:table-cell office:value-type="float" office:value="8.60612556285713" table:style-name="ce1">
            <text:p>8.60612556285713</text:p>
          </table:table-cell>
        </table:table-row>
        <table:table-row table:style-name="ro1">
          <table:table-cell office:value-type="string" table:style-name="ce1">
            <text:p>Jakub Kamińsk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16</text:p>
          </table:table-cell>
          <table:table-cell office:value-type="float" office:value="14.9" table:style-name="ce1">
            <text:p>14.9</text:p>
          </table:table-cell>
          <table:table-cell office:value-type="float" office:value="8.50208598612618" table:style-name="ce1">
            <text:p>8.50208598612618</text:p>
          </table:table-cell>
          <table:table-cell office:value-type="float" office:value="15.4720925714134" table:style-name="ce1">
            <text:p>15.4720925714134</text:p>
          </table:table-cell>
          <table:table-cell office:value-type="float" office:value="12.805156480982" table:style-name="ce1">
            <text:p>12.805156480982</text:p>
          </table:table-cell>
          <table:table-cell office:value-type="float" office:value="14.3553194257725" table:style-name="ce1">
            <text:p>14.3553194257725</text:p>
          </table:table-cell>
          <table:table-cell office:value-type="float" office:value="12.2121504808934" table:style-name="ce1">
            <text:p>12.2121504808934</text:p>
          </table:table-cell>
          <table:table-cell office:value-type="float" office:value="9.79034717897337" table:style-name="ce1">
            <text:p>9.79034717897337</text:p>
          </table:table-cell>
          <table:table-cell office:value-type="float" office:value="12.3615185427198" table:style-name="ce1">
            <text:p>12.3615185427198</text:p>
          </table:table-cell>
          <table:table-cell office:value-type="float" office:value="8.55161066601235" table:style-name="ce1">
            <text:p>8.55161066601235</text:p>
          </table:table-cell>
          <table:table-cell office:value-type="float" office:value="12.2785143249974" table:style-name="ce1">
            <text:p>12.2785143249974</text:p>
          </table:table-cell>
        </table:table-row>
        <table:table-row table:style-name="ro1">
          <table:table-cell office:value-type="string" table:style-name="ce1">
            <text:p>Harry Kan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163</text:p>
          </table:table-cell>
          <table:table-cell office:value-type="float" office:value="13" table:style-name="ce1">
            <text:p>13</text:p>
          </table:table-cell>
          <table:table-cell office:value-type="float" office:value="9.89695081523781" table:style-name="ce1">
            <text:p>9.89695081523781</text:p>
          </table:table-cell>
          <table:table-cell office:value-type="float" office:value="13.8255254693158" table:style-name="ce1">
            <text:p>13.8255254693158</text:p>
          </table:table-cell>
          <table:table-cell office:value-type="float" office:value="15.0228258455548" table:style-name="ce1">
            <text:p>15.0228258455548</text:p>
          </table:table-cell>
          <table:table-cell office:value-type="float" office:value="14.880026401297" table:style-name="ce1">
            <text:p>14.880026401297</text:p>
          </table:table-cell>
          <table:table-cell office:value-type="float" office:value="9.11996313357983" table:style-name="ce1">
            <text:p>9.11996313357983</text:p>
          </table:table-cell>
          <table:table-cell office:value-type="float" office:value="11.8056564306229" table:style-name="ce1">
            <text:p>11.8056564306229</text:p>
          </table:table-cell>
          <table:table-cell office:value-type="float" office:value="9.83785840911903" table:style-name="ce1">
            <text:p>9.83785840911903</text:p>
          </table:table-cell>
          <table:table-cell office:value-type="float" office:value="14.2241461019775" table:style-name="ce1">
            <text:p>14.2241461019775</text:p>
          </table:table-cell>
          <table:table-cell office:value-type="float" office:value="18.714934606133" table:style-name="ce1">
            <text:p>18.714934606133</text:p>
          </table:table-cell>
        </table:table-row>
        <table:table-row table:style-name="ro1">
          <table:table-cell office:value-type="string" table:style-name="ce1">
            <text:p>Bilal El Khannous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242</text:p>
          </table:table-cell>
          <table:table-cell office:value-type="float" office:value="10.5" table:style-name="ce1">
            <text:p>10.5</text:p>
          </table:table-cell>
          <table:table-cell office:value-type="float" office:value="9.70590099597245" table:style-name="ce1">
            <text:p>9.70590099597245</text:p>
          </table:table-cell>
          <table:table-cell office:value-type="float" office:value="16.2105428053389" table:style-name="ce1">
            <text:p>16.2105428053389</text:p>
          </table:table-cell>
          <table:table-cell office:value-type="float" office:value="15.1078460971231" table:style-name="ce1">
            <text:p>15.1078460971231</text:p>
          </table:table-cell>
          <table:table-cell office:value-type="float" office:value="17.101090446484" table:style-name="ce1">
            <text:p>17.101090446484</text:p>
          </table:table-cell>
          <table:table-cell office:value-type="float" office:value="10.018177182723" table:style-name="ce1">
            <text:p>10.018177182723</text:p>
          </table:table-cell>
          <table:table-cell office:value-type="float" office:value="11.5224288595741" table:style-name="ce1">
            <text:p>11.5224288595741</text:p>
          </table:table-cell>
          <table:table-cell office:value-type="float" office:value="11.0889348459344" table:style-name="ce1">
            <text:p>11.0889348459344</text:p>
          </table:table-cell>
          <table:table-cell office:value-type="float" office:value="8.17322367340918" table:style-name="ce1">
            <text:p>8.17322367340918</text:p>
          </table:table-cell>
          <table:table-cell office:value-type="float" office:value="9.13383270718778" table:style-name="ce1">
            <text:p>9.13383270718778</text:p>
          </table:table-cell>
        </table:table-row>
        <table:table-row table:style-name="ro1">
          <table:table-cell office:value-type="string" table:style-name="ce1">
            <text:p>Ansgar Knauff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62</text:p>
          </table:table-cell>
          <table:table-cell office:value-type="float" office:value="8.3" table:style-name="ce1">
            <text:p>8.3</text:p>
          </table:table-cell>
          <table:table-cell office:value-type="float" office:value="9.04631500009347" table:style-name="ce1">
            <text:p>9.04631500009347</text:p>
          </table:table-cell>
          <table:table-cell office:value-type="float" office:value="9.29727514413551" table:style-name="ce1">
            <text:p>9.29727514413551</text:p>
          </table:table-cell>
          <table:table-cell office:value-type="float" office:value="11.1108440107785" table:style-name="ce1">
            <text:p>11.1108440107785</text:p>
          </table:table-cell>
          <table:table-cell office:value-type="float" office:value="8.33256446376421" table:style-name="ce1">
            <text:p>8.33256446376421</text:p>
          </table:table-cell>
          <table:table-cell office:value-type="float" office:value="10.2429733945128" table:style-name="ce1">
            <text:p>10.2429733945128</text:p>
          </table:table-cell>
          <table:table-cell office:value-type="float" office:value="10.3212660793941" table:style-name="ce1">
            <text:p>10.3212660793941</text:p>
          </table:table-cell>
          <table:table-cell office:value-type="float" office:value="12.6988202358838" table:style-name="ce1">
            <text:p>12.6988202358838</text:p>
          </table:table-cell>
          <table:table-cell office:value-type="float" office:value="9.61325122409075" table:style-name="ce1">
            <text:p>9.61325122409075</text:p>
          </table:table-cell>
          <table:table-cell office:value-type="float" office:value="8.78121893929021" table:style-name="ce1">
            <text:p>8.78121893929021</text:p>
          </table:table-cell>
        </table:table-row>
        <table:table-row table:style-name="ro1">
          <table:table-cell office:value-type="string" table:style-name="ce1">
            <text:p>Mert Kömü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74</text:p>
          </table:table-cell>
          <table:table-cell office:value-type="float" office:value="9.4" table:style-name="ce1">
            <text:p>9.4</text:p>
          </table:table-cell>
          <table:table-cell office:value-type="float" office:value="8.97195045215051" table:style-name="ce1">
            <text:p>8.97195045215051</text:p>
          </table:table-cell>
          <table:table-cell office:value-type="float" office:value="10.9835835735707" table:style-name="ce1">
            <text:p>10.9835835735707</text:p>
          </table:table-cell>
          <table:table-cell office:value-type="float" office:value="11.3618590664456" table:style-name="ce1">
            <text:p>11.3618590664456</text:p>
          </table:table-cell>
          <table:table-cell office:value-type="float" office:value="10.1997886071801" table:style-name="ce1">
            <text:p>10.1997886071801</text:p>
          </table:table-cell>
          <table:table-cell office:value-type="float" office:value="10.9134021347479" table:style-name="ce1">
            <text:p>10.9134021347479</text:p>
          </table:table-cell>
          <table:table-cell office:value-type="float" office:value="7.65337430721328" table:style-name="ce1">
            <text:p>7.65337430721328</text:p>
          </table:table-cell>
          <table:table-cell office:value-type="float" office:value="9.68979653415903" table:style-name="ce1">
            <text:p>9.68979653415903</text:p>
          </table:table-cell>
          <table:table-cell office:value-type="float" office:value="10.1487277442217" table:style-name="ce1">
            <text:p>10.1487277442217</text:p>
          </table:table-cell>
          <table:table-cell office:value-type="float" office:value="9.39988050303224" table:style-name="ce1">
            <text:p>9.39988050303224</text:p>
          </table:table-cell>
        </table:table-row>
        <table:table-row table:style-name="ro1">
          <table:table-cell office:value-type="string" table:style-name="ce1">
            <text:p>Ransford Königsdörff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16</text:p>
          </table:table-cell>
          <table:table-cell office:value-type="float" office:value="11.3" table:style-name="ce1">
            <text:p>11.3</text:p>
          </table:table-cell>
          <table:table-cell office:value-type="float" office:value="7.88356250358431" table:style-name="ce1">
            <text:p>7.88356250358431</text:p>
          </table:table-cell>
          <table:table-cell office:value-type="float" office:value="8.53985196331971" table:style-name="ce1">
            <text:p>8.53985196331971</text:p>
          </table:table-cell>
          <table:table-cell office:value-type="float" office:value="7.69343502549405" table:style-name="ce1">
            <text:p>7.69343502549405</text:p>
          </table:table-cell>
          <table:table-cell office:value-type="float" office:value="8.43426666126104" table:style-name="ce1">
            <text:p>8.43426666126104</text:p>
          </table:table-cell>
          <table:table-cell office:value-type="float" office:value="9.34380192799143" table:style-name="ce1">
            <text:p>9.34380192799143</text:p>
          </table:table-cell>
          <table:table-cell office:value-type="float" office:value="8.10201872713712" table:style-name="ce1">
            <text:p>8.10201872713712</text:p>
          </table:table-cell>
          <table:table-cell office:value-type="float" office:value="9.68979653415903" table:style-name="ce1">
            <text:p>9.68979653415903</text:p>
          </table:table-cell>
          <table:table-cell office:value-type="float" office:value="8.40906866573495" table:style-name="ce1">
            <text:p>8.40906866573495</text:p>
          </table:table-cell>
          <table:table-cell office:value-type="float" office:value="10.1121520800627" table:style-name="ce1">
            <text:p>10.1121520800627</text:p>
          </table:table-cell>
        </table:table-row>
        <table:table-row table:style-name="ro1">
          <table:table-cell office:value-type="string" table:style-name="ce1">
            <text:p>Andrej Kramarić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4-202</text:p>
          </table:table-cell>
          <table:table-cell office:value-type="float" office:value="9" table:style-name="ce1">
            <text:p>9</text:p>
          </table:table-cell>
          <table:table-cell office:value-type="float" office:value="9.37883292923423" table:style-name="ce1">
            <text:p>9.37883292923423</text:p>
          </table:table-cell>
          <table:table-cell office:value-type="float" office:value="14.7404563719013" table:style-name="ce1">
            <text:p>14.7404563719013</text:p>
          </table:table-cell>
          <table:table-cell office:value-type="float" office:value="13.7895130802894" table:style-name="ce1">
            <text:p>13.7895130802894</text:p>
          </table:table-cell>
          <table:table-cell office:value-type="float" office:value="13.7856419536584" table:style-name="ce1">
            <text:p>13.7856419536584</text:p>
          </table:table-cell>
          <table:table-cell office:value-type="float" office:value="9.34380192799143" table:style-name="ce1">
            <text:p>9.34380192799143</text:p>
          </table:table-cell>
          <table:table-cell office:value-type="float" office:value="11.6172527066031" table:style-name="ce1">
            <text:p>11.6172527066031</text:p>
          </table:table-cell>
          <table:table-cell office:value-type="float" office:value="10.7237598706328" table:style-name="ce1">
            <text:p>10.7237598706328</text:p>
          </table:table-cell>
          <table:table-cell office:value-type="float" office:value="8.74272775311093" table:style-name="ce1">
            <text:p>8.74272775311093</text:p>
          </table:table-cell>
          <table:table-cell office:value-type="float" office:value="10.2011552826849" table:style-name="ce1">
            <text:p>10.2011552826849</text:p>
          </table:table-cell>
        </table:table-row>
        <table:table-row table:style-name="ro1">
          <table:table-cell office:value-type="string" table:style-name="ce1">
            <text:p>Tim Lemperl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6</text:p>
          </table:table-cell>
          <table:table-cell office:value-type="float" office:value="11.1" table:style-name="ce1">
            <text:p>11.1</text:p>
          </table:table-cell>
          <table:table-cell office:value-type="float" office:value="8.38903355027096" table:style-name="ce1">
            <text:p>8.38903355027096</text:p>
          </table:table-cell>
          <table:table-cell office:value-type="float" office:value="10.2226204893908" table:style-name="ce1">
            <text:p>10.2226204893908</text:p>
          </table:table-cell>
          <table:table-cell office:value-type="float" office:value="9.83366666113132" table:style-name="ce1">
            <text:p>9.83366666113132</text:p>
          </table:table-cell>
          <table:table-cell office:value-type="float" office:value="9.78153255031848" table:style-name="ce1">
            <text:p>9.78153255031848</text:p>
          </table:table-cell>
          <table:table-cell office:value-type="float" office:value="8.8970695250415" table:style-name="ce1">
            <text:p>8.8970695250415</text:p>
          </table:table-cell>
          <table:table-cell office:value-type="float" office:value="9.49539518276288" table:style-name="ce1">
            <text:p>9.49539518276288</text:p>
          </table:table-cell>
          <table:table-cell office:value-type="float" office:value="12.4296386819957" table:style-name="ce1">
            <text:p>12.4296386819957</text:p>
          </table:table-cell>
          <table:table-cell office:value-type="float" office:value="9.32170489542768" table:style-name="ce1">
            <text:p>9.32170489542768</text:p>
          </table:table-cell>
          <table:table-cell office:value-type="float" office:value="13.461179751632" table:style-name="ce1">
            <text:p>13.461179751632</text:p>
          </table:table-cell>
        </table:table-row>
        <table:table-row table:style-name="ro1">
          <table:table-cell office:value-type="string" table:style-name="ce1">
            <text:p>Jamie Leweling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FW,DF</text:p>
          </table:table-cell>
          <table:table-cell office:value-type="string" table:style-name="ce1">
            <text:p>24-315</text:p>
          </table:table-cell>
          <table:table-cell office:value-type="float" office:value="11.5" table:style-name="ce1">
            <text:p>11.5</text:p>
          </table:table-cell>
          <table:table-cell office:value-type="float" office:value="9.24289324467487" table:style-name="ce1">
            <text:p>9.24289324467487</text:p>
          </table:table-cell>
          <table:table-cell office:value-type="float" office:value="12.3885794315065" table:style-name="ce1">
            <text:p>12.3885794315065</text:p>
          </table:table-cell>
          <table:table-cell office:value-type="float" office:value="16.2781004944224" table:style-name="ce1">
            <text:p>16.2781004944224</text:p>
          </table:table-cell>
          <table:table-cell office:value-type="float" office:value="11.0301624716117" table:style-name="ce1">
            <text:p>11.0301624716117</text:p>
          </table:table-cell>
          <table:table-cell office:value-type="float" office:value="14.4780928458719" table:style-name="ce1">
            <text:p>14.4780928458719</text:p>
          </table:table-cell>
          <table:table-cell office:value-type="float" office:value="8.36825379223186" table:style-name="ce1">
            <text:p>8.36825379223186</text:p>
          </table:table-cell>
          <table:table-cell office:value-type="float" office:value="15.2265114209664" table:style-name="ce1">
            <text:p>15.2265114209664</text:p>
          </table:table-cell>
          <table:table-cell office:value-type="float" office:value="8.3144590578446" table:style-name="ce1">
            <text:p>8.3144590578446</text:p>
          </table:table-cell>
          <table:table-cell office:value-type="float" office:value="7.41505313285666" table:style-name="ce1">
            <text:p>7.41505313285666</text:p>
          </table:table-cell>
        </table:table-row>
        <table:table-row table:style-name="ro1">
          <table:table-cell office:value-type="string" table:style-name="ce1">
            <text:p>Said El Mal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134</text:p>
          </table:table-cell>
          <table:table-cell office:value-type="float" office:value="7.6" table:style-name="ce1">
            <text:p>7.6</text:p>
          </table:table-cell>
          <table:table-cell office:value-type="float" office:value="9.76047897736331" table:style-name="ce1">
            <text:p>9.76047897736331</text:p>
          </table:table-cell>
          <table:table-cell office:value-type="float" office:value="7.98375500158204" table:style-name="ce1">
            <text:p>7.98375500158204</text:p>
          </table:table-cell>
          <table:table-cell office:value-type="float" office:value="10.9845559785758" table:style-name="ce1">
            <text:p>10.9845559785758</text:p>
          </table:table-cell>
          <table:table-cell office:value-type="float" office:value="6.86932789905684" table:style-name="ce1">
            <text:p>6.86932789905684</text:p>
          </table:table-cell>
          <table:table-cell office:value-type="float" office:value="14.6410266065082" table:style-name="ce1">
            <text:p>14.6410266065082</text:p>
          </table:table-cell>
          <table:table-cell office:value-type="float" office:value="8.85026889049708" table:style-name="ce1">
            <text:p>8.85026889049708</text:p>
          </table:table-cell>
          <table:table-cell office:value-type="float" office:value="12.4296386819957" table:style-name="ce1">
            <text:p>12.4296386819957</text:p>
          </table:table-cell>
          <table:table-cell office:value-type="float" office:value="13.1527880883713" table:style-name="ce1">
            <text:p>13.1527880883713</text:p>
          </table:table-cell>
          <table:table-cell office:value-type="float" office:value="14.1082576198933" table:style-name="ce1">
            <text:p>14.1082576198933</text:p>
          </table:table-cell>
        </table:table-row>
        <table:table-row table:style-name="ro1">
          <table:table-cell office:value-type="string" table:style-name="ce1">
            <text:p>Johan Manzamb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0-085</text:p>
          </table:table-cell>
          <table:table-cell office:value-type="float" office:value="11.2" table:style-name="ce1">
            <text:p>11.2</text:p>
          </table:table-cell>
          <table:table-cell office:value-type="float" office:value="9.15468483982178" table:style-name="ce1">
            <text:p>9.15468483982178</text:p>
          </table:table-cell>
          <table:table-cell office:value-type="float" office:value="16.2420597202671" table:style-name="ce1">
            <text:p>16.2420597202671</text:p>
          </table:table-cell>
          <table:table-cell office:value-type="float" office:value="13.4724033915367" table:style-name="ce1">
            <text:p>13.4724033915367</text:p>
          </table:table-cell>
          <table:table-cell office:value-type="float" office:value="14.7347883876485" table:style-name="ce1">
            <text:p>14.7347883876485</text:p>
          </table:table-cell>
          <table:table-cell office:value-type="float" office:value="15.1037823275285" table:style-name="ce1">
            <text:p>15.1037823275285</text:p>
          </table:table-cell>
          <table:table-cell office:value-type="float" office:value="10.6346217737265" table:style-name="ce1">
            <text:p>10.6346217737265</text:p>
          </table:table-cell>
          <table:table-cell office:value-type="float" office:value="11.7351255163159" table:style-name="ce1">
            <text:p>11.7351255163159</text:p>
          </table:table-cell>
          <table:table-cell office:value-type="float" office:value="7.61768746947661" table:style-name="ce1">
            <text:p>7.61768746947661</text:p>
          </table:table-cell>
          <table:table-cell office:value-type="float" office:value="9.39988050303224" table:style-name="ce1">
            <text:p>9.39988050303224</text:p>
          </table:table-cell>
        </table:table-row>
        <table:table-row table:style-name="ro1">
          <table:table-cell office:value-type="string" table:style-name="ce1">
            <text:p>Samuel Mbangul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356</text:p>
          </table:table-cell>
          <table:table-cell office:value-type="float" office:value="7.5" table:style-name="ce1">
            <text:p>7.5</text:p>
          </table:table-cell>
          <table:table-cell office:value-type="float" office:value="8.43552768470415" table:style-name="ce1">
            <text:p>8.43552768470415</text:p>
          </table:table-cell>
          <table:table-cell office:value-type="float" office:value="11.3276154745038" table:style-name="ce1">
            <text:p>11.3276154745038</text:p>
          </table:table-cell>
          <table:table-cell office:value-type="float" office:value="8.05973340768643" table:style-name="ce1">
            <text:p>8.05973340768643</text:p>
          </table:table-cell>
          <table:table-cell office:value-type="float" office:value="9.0516166289503" table:style-name="ce1">
            <text:p>9.0516166289503</text:p>
          </table:table-cell>
          <table:table-cell office:value-type="float" office:value="10.018177182723" table:style-name="ce1">
            <text:p>10.018177182723</text:p>
          </table:table-cell>
          <table:table-cell office:value-type="float" office:value="10.1444624145707" table:style-name="ce1">
            <text:p>10.1444624145707</text:p>
          </table:table-cell>
          <table:table-cell office:value-type="float" office:value="8.22780677491097" table:style-name="ce1">
            <text:p>8.22780677491097</text:p>
          </table:table-cell>
          <table:table-cell office:value-type="float" office:value="7.57215384700121" table:style-name="ce1">
            <text:p>7.57215384700121</text:p>
          </table:table-cell>
          <table:table-cell office:value-type="float" office:value="8.51894050528014" table:style-name="ce1">
            <text:p>8.51894050528014</text:p>
          </table:table-cell>
        </table:table-row>
        <table:table-row table:style-name="ro1">
          <table:table-cell office:value-type="string" table:style-name="ce1">
            <text:p>Justin Njinma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53</text:p>
          </table:table-cell>
          <table:table-cell office:value-type="float" office:value="7.4" table:style-name="ce1">
            <text:p>7.4</text:p>
          </table:table-cell>
          <table:table-cell office:value-type="float" office:value="7.34083901036737" table:style-name="ce1">
            <text:p>7.34083901036737</text:p>
          </table:table-cell>
          <table:table-cell office:value-type="float" office:value="7.92281452497391" table:style-name="ce1">
            <text:p>7.92281452497391</text:p>
          </table:table-cell>
          <table:table-cell office:value-type="float" office:value="6.31448278686066" table:style-name="ce1">
            <text:p>6.31448278686066</text:p>
          </table:table-cell>
          <table:table-cell office:value-type="float" office:value="6.50417776167612" table:style-name="ce1">
            <text:p>6.50417776167612</text:p>
          </table:table-cell>
          <table:table-cell office:value-type="float" office:value="9.11996313357983" table:style-name="ce1">
            <text:p>9.11996313357983</text:p>
          </table:table-cell>
          <table:table-cell office:value-type="float" office:value="9.10350613944155" table:style-name="ce1">
            <text:p>9.10350613944155</text:p>
          </table:table-cell>
          <table:table-cell office:value-type="float" office:value="10.3556802473336" table:style-name="ce1">
            <text:p>10.3556802473336</text:p>
          </table:table-cell>
          <table:table-cell office:value-type="float" office:value="9.56460523364801" table:style-name="ce1">
            <text:p>9.56460523364801</text:p>
          </table:table-cell>
          <table:table-cell office:value-type="float" office:value="9.48877306457395" table:style-name="ce1">
            <text:p>9.48877306457395</text:p>
          </table:table-cell>
        </table:table-row>
        <table:table-row table:style-name="ro1">
          <table:table-cell office:value-type="string" table:style-name="ce1">
            <text:p>Antonio Nus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65</text:p>
          </table:table-cell>
          <table:table-cell office:value-type="float" office:value="9.3" table:style-name="ce1">
            <text:p>9.3</text:p>
          </table:table-cell>
          <table:table-cell office:value-type="float" office:value="9.64451562522062" table:style-name="ce1">
            <text:p>9.64451562522062</text:p>
          </table:table-cell>
          <table:table-cell office:value-type="float" office:value="10.5409563692506" table:style-name="ce1">
            <text:p>10.5409563692506</text:p>
          </table:table-cell>
          <table:table-cell office:value-type="float" office:value="10.7306667365283" table:style-name="ce1">
            <text:p>10.7306667365283</text:p>
          </table:table-cell>
          <table:table-cell office:value-type="float" office:value="10.8238989864245" table:style-name="ce1">
            <text:p>10.8238989864245</text:p>
          </table:table-cell>
          <table:table-cell office:value-type="float" office:value="15.3904958694963" table:style-name="ce1">
            <text:p>15.3904958694963</text:p>
          </table:table-cell>
          <table:table-cell office:value-type="float" office:value="9.06445513606023" table:style-name="ce1">
            <text:p>9.06445513606023</text:p>
          </table:table-cell>
          <table:table-cell office:value-type="float" office:value="12.8313380378709" table:style-name="ce1">
            <text:p>12.8313380378709</text:p>
          </table:table-cell>
          <table:table-cell office:value-type="float" office:value="8.59928156155627" table:style-name="ce1">
            <text:p>8.59928156155627</text:p>
          </table:table-cell>
          <table:table-cell office:value-type="float" office:value="7.91688616748711" table:style-name="ce1">
            <text:p>7.91688616748711</text:p>
          </table:table-cell>
        </table:table-row>
        <table:table-row table:style-name="ro1">
          <table:table-cell office:value-type="string" table:style-name="ce1">
            <text:p>Michael Olis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26</text:p>
          </table:table-cell>
          <table:table-cell office:value-type="float" office:value="13" table:style-name="ce1">
            <text:p>13</text:p>
          </table:table-cell>
          <table:table-cell office:value-type="float" office:value="11.9592788277091" table:style-name="ce1">
            <text:p>11.9592788277091</text:p>
          </table:table-cell>
          <table:table-cell office:value-type="float" office:value="18.380496322699" table:style-name="ce1">
            <text:p>18.380496322699</text:p>
          </table:table-cell>
          <table:table-cell office:value-type="float" office:value="18.7381747174998" table:style-name="ce1">
            <text:p>18.7381747174998</text:p>
          </table:table-cell>
          <table:table-cell office:value-type="float" office:value="17.9357543084089" table:style-name="ce1">
            <text:p>17.9357543084089</text:p>
          </table:table-cell>
          <table:table-cell office:value-type="float" office:value="18.0353134822664" table:style-name="ce1">
            <text:p>18.0353134822664</text:p>
          </table:table-cell>
          <table:table-cell office:value-type="float" office:value="8.83085241332131" table:style-name="ce1">
            <text:p>8.83085241332131</text:p>
          </table:table-cell>
          <table:table-cell office:value-type="float" office:value="18.1180862949624" table:style-name="ce1">
            <text:p>18.1180862949624</text:p>
          </table:table-cell>
          <table:table-cell office:value-type="float" office:value="13.3612164830321" table:style-name="ce1">
            <text:p>13.3612164830321</text:p>
          </table:table-cell>
          <table:table-cell office:value-type="float" office:value="15.9240110171526" table:style-name="ce1">
            <text:p>15.9240110171526</text:p>
          </table:table-cell>
        </table:table-row>
        <table:table-row table:style-name="ro1">
          <table:table-cell office:value-type="string" table:style-name="ce1">
            <text:p>Mathias Pereira Lag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38</text:p>
          </table:table-cell>
          <table:table-cell office:value-type="float" office:value="12.4" table:style-name="ce1">
            <text:p>12.4</text:p>
          </table:table-cell>
          <table:table-cell office:value-type="float" office:value="8.32937681856612" table:style-name="ce1">
            <text:p>8.32937681856612</text:p>
          </table:table-cell>
          <table:table-cell office:value-type="float" office:value="10.6678577283392" table:style-name="ce1">
            <text:p>10.6678577283392</text:p>
          </table:table-cell>
          <table:table-cell office:value-type="float" office:value="10.6031668170816" table:style-name="ce1">
            <text:p>10.6031668170816</text:p>
          </table:table-cell>
          <table:table-cell office:value-type="float" office:value="10.9271737359106" table:style-name="ce1">
            <text:p>10.9271737359106</text:p>
          </table:table-cell>
          <table:table-cell office:value-type="float" office:value="6.77666934231821" table:style-name="ce1">
            <text:p>6.77666934231821</text:p>
          </table:table-cell>
          <table:table-cell office:value-type="float" office:value="7.28829359712866" table:style-name="ce1">
            <text:p>7.28829359712866</text:p>
          </table:table-cell>
          <table:table-cell office:value-type="float" office:value="9.91190106413142" table:style-name="ce1">
            <text:p>9.91190106413142</text:p>
          </table:table-cell>
          <table:table-cell office:value-type="float" office:value="8.45650158874892" table:style-name="ce1">
            <text:p>8.45650158874892</text:p>
          </table:table-cell>
          <table:table-cell office:value-type="float" office:value="7.74797816381213" table:style-name="ce1">
            <text:p>7.74797816381213</text:p>
          </table:table-cell>
        </table:table-row>
        <table:table-row table:style-name="ro1">
          <table:table-cell office:value-type="string" table:style-name="ce1">
            <text:p>Rayan Philipp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76</text:p>
          </table:table-cell>
          <table:table-cell office:value-type="float" office:value="10.2" table:style-name="ce1">
            <text:p>10.2</text:p>
          </table:table-cell>
          <table:table-cell office:value-type="float" office:value="8.23686038485948" table:style-name="ce1">
            <text:p>8.23686038485948</text:p>
          </table:table-cell>
          <table:table-cell office:value-type="float" office:value="8.16766126161165" table:style-name="ce1">
            <text:p>8.16766126161165</text:p>
          </table:table-cell>
          <table:table-cell office:value-type="float" office:value="8.18332953154448" table:style-name="ce1">
            <text:p>8.18332953154448</text:p>
          </table:table-cell>
          <table:table-cell office:value-type="float" office:value="8.53635262873144" table:style-name="ce1">
            <text:p>8.53635262873144</text:p>
          </table:table-cell>
          <table:table-cell office:value-type="float" office:value="10.2429733945128" table:style-name="ce1">
            <text:p>10.2429733945128</text:p>
          </table:table-cell>
          <table:table-cell office:value-type="float" office:value="7.85768456022862" table:style-name="ce1">
            <text:p>7.85768456022862</text:p>
          </table:table-cell>
          <table:table-cell office:value-type="float" office:value="10.1339537648247" table:style-name="ce1">
            <text:p>10.1339537648247</text:p>
          </table:table-cell>
          <table:table-cell office:value-type="float" office:value="10.6822053819954" table:style-name="ce1">
            <text:p>10.6822053819954</text:p>
          </table:table-cell>
          <table:table-cell office:value-type="float" office:value="12.1956795786093" table:style-name="ce1">
            <text:p>12.1956795786093</text:p>
          </table:table-cell>
        </table:table-row>
        <table:table-row table:style-name="ro1">
          <table:table-cell office:value-type="string" table:style-name="ce1">
            <text:p>Cameron Puerta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42</text:p>
          </table:table-cell>
          <table:table-cell office:value-type="float" office:value="8.4" table:style-name="ce1">
            <text:p>8.4</text:p>
          </table:table-cell>
          <table:table-cell office:value-type="float" office:value="8.07911180674761" table:style-name="ce1">
            <text:p>8.07911180674761</text:p>
          </table:table-cell>
          <table:table-cell office:value-type="float" office:value="11.3276154745038" table:style-name="ce1">
            <text:p>11.3276154745038</text:p>
          </table:table-cell>
          <table:table-cell office:value-type="float" office:value="7.33476149622696" table:style-name="ce1">
            <text:p>7.33476149622696</text:p>
          </table:table-cell>
          <table:table-cell office:value-type="float" office:value="9.46799479827493" table:style-name="ce1">
            <text:p>9.46799479827493</text:p>
          </table:table-cell>
          <table:table-cell office:value-type="float" office:value="8.45521156576958" table:style-name="ce1">
            <text:p>8.45521156576958</text:p>
          </table:table-cell>
          <table:table-cell office:value-type="float" office:value="4.95270463717962" table:style-name="ce1">
            <text:p>4.95270463717962</text:p>
          </table:table-cell>
          <table:table-cell office:value-type="float" office:value="8.37130949006364" table:style-name="ce1">
            <text:p>8.37130949006364</text:p>
          </table:table-cell>
          <table:table-cell office:value-type="float" office:value="7.34644235812505" table:style-name="ce1">
            <text:p>7.34644235812505</text:p>
          </table:table-cell>
          <table:table-cell office:value-type="float" office:value="6.3115234067814" table:style-name="ce1">
            <text:p>6.3115234067814</text:p>
          </table:table-cell>
        </table:table-row>
        <table:table-row table:style-name="ro1">
          <table:table-cell office:value-type="string" table:style-name="ce1">
            <text:p>Fabian Ried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325</text:p>
          </table:table-cell>
          <table:table-cell office:value-type="float" office:value="11.7" table:style-name="ce1">
            <text:p>11.7</text:p>
          </table:table-cell>
          <table:table-cell office:value-type="float" office:value="9.03278528955595" table:style-name="ce1">
            <text:p>9.03278528955595</text:p>
          </table:table-cell>
          <table:table-cell office:value-type="float" office:value="12.5057033565017" table:style-name="ce1">
            <text:p>12.5057033565017</text:p>
          </table:table-cell>
          <table:table-cell office:value-type="float" office:value="12.5737497729287" table:style-name="ce1">
            <text:p>12.5737497729287</text:p>
          </table:table-cell>
          <table:table-cell office:value-type="float" office:value="13.7007188873202" table:style-name="ce1">
            <text:p>13.7007188873202</text:p>
          </table:table-cell>
          <table:table-cell office:value-type="float" office:value="9.56830622060621" table:style-name="ce1">
            <text:p>9.56830622060621</text:p>
          </table:table-cell>
          <table:table-cell office:value-type="float" office:value="9.16213759703706" table:style-name="ce1">
            <text:p>9.16213759703706</text:p>
          </table:table-cell>
          <table:table-cell office:value-type="float" office:value="11.306143157074" table:style-name="ce1">
            <text:p>11.306143157074</text:p>
          </table:table-cell>
          <table:table-cell office:value-type="float" office:value="7.1241815317654" table:style-name="ce1">
            <text:p>7.1241815317654</text:p>
          </table:table-cell>
          <table:table-cell office:value-type="float" office:value="10.2900926519013" table:style-name="ce1">
            <text:p>10.2900926519013</text:p>
          </table:table-cell>
        </table:table-row>
        <table:table-row table:style-name="ro1">
          <table:table-cell office:value-type="string" table:style-name="ce1">
            <text:p>Rômul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3</text:p>
          </table:table-cell>
          <table:table-cell office:value-type="float" office:value="9.7" table:style-name="ce1">
            <text:p>9.7</text:p>
          </table:table-cell>
          <table:table-cell office:value-type="float" office:value="8.73622065885513" table:style-name="ce1">
            <text:p>8.73622065885513</text:p>
          </table:table-cell>
          <table:table-cell office:value-type="float" office:value="9.07500471062891" table:style-name="ce1">
            <text:p>9.07500471062891</text:p>
          </table:table-cell>
          <table:table-cell office:value-type="float" office:value="11.7337612402015" table:style-name="ce1">
            <text:p>11.7337612402015</text:p>
          </table:table-cell>
          <table:table-cell office:value-type="float" office:value="9.46799479827493" table:style-name="ce1">
            <text:p>9.46799479827493</text:p>
          </table:table-cell>
          <table:table-cell office:value-type="float" office:value="8.02034711743817" table:style-name="ce1">
            <text:p>8.02034711743817</text:p>
          </table:table-cell>
          <table:table-cell office:value-type="float" office:value="9.49539518276288" table:style-name="ce1">
            <text:p>9.49539518276288</text:p>
          </table:table-cell>
          <table:table-cell office:value-type="float" office:value="8.2994535033482" table:style-name="ce1">
            <text:p>8.2994535033482</text:p>
          </table:table-cell>
          <table:table-cell office:value-type="float" office:value="9.46737055163006" table:style-name="ce1">
            <text:p>9.46737055163006</text:p>
          </table:table-cell>
          <table:table-cell office:value-type="float" office:value="12.9241613983739" table:style-name="ce1">
            <text:p>12.9241613983739</text:p>
          </table:table-cell>
        </table:table-row>
        <table:table-row table:style-name="ro1">
          <table:table-cell office:value-type="string" table:style-name="ce1">
            <text:p>Patrik Schick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348</text:p>
          </table:table-cell>
          <table:table-cell office:value-type="float" office:value="9.4" table:style-name="ce1">
            <text:p>9.4</text:p>
          </table:table-cell>
          <table:table-cell office:value-type="float" office:value="7.61955412731731" table:style-name="ce1">
            <text:p>7.61955412731731</text:p>
          </table:table-cell>
          <table:table-cell office:value-type="float" office:value="9.10670344482082" table:style-name="ce1">
            <text:p>9.10670344482082</text:p>
          </table:table-cell>
          <table:table-cell office:value-type="float" office:value="10.2190657090126" table:style-name="ce1">
            <text:p>10.2190657090126</text:p>
          </table:table-cell>
          <table:table-cell office:value-type="float" office:value="6.86932789905684" table:style-name="ce1">
            <text:p>6.86932789905684</text:p>
          </table:table-cell>
          <table:table-cell office:value-type="float" office:value="6.19889237904836" table:style-name="ce1">
            <text:p>6.19889237904836</text:p>
          </table:table-cell>
          <table:table-cell office:value-type="float" office:value="6.58665837507068" table:style-name="ce1">
            <text:p>6.58665837507068</text:p>
          </table:table-cell>
          <table:table-cell office:value-type="float" office:value="7.04996308499643" table:style-name="ce1">
            <text:p>7.04996308499643</text:p>
          </table:table-cell>
          <table:table-cell office:value-type="float" office:value="8.55161066601235" table:style-name="ce1">
            <text:p>8.55161066601235</text:p>
          </table:table-cell>
          <table:table-cell office:value-type="float" office:value="15.2984588370364" table:style-name="ce1">
            <text:p>15.2984588370364</text:p>
          </table:table-cell>
        </table:table-row>
        <table:table-row table:style-name="ro1">
          <table:table-cell office:value-type="string" table:style-name="ce1">
            <text:p>Romano Schmid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345</text:p>
          </table:table-cell>
          <table:table-cell office:value-type="float" office:value="14.6" table:style-name="ce1">
            <text:p>14.6</text:p>
          </table:table-cell>
          <table:table-cell office:value-type="float" office:value="10.2651816361786" table:style-name="ce1">
            <text:p>10.2651816361786</text:p>
          </table:table-cell>
          <table:table-cell office:value-type="float" office:value="16.9781092312364" table:style-name="ce1">
            <text:p>16.9781092312364</text:p>
          </table:table-cell>
          <table:table-cell office:value-type="float" office:value="17.9173728834682" table:style-name="ce1">
            <text:p>17.9173728834682</text:p>
          </table:table-cell>
          <table:table-cell office:value-type="float" office:value="17.8963945112675" table:style-name="ce1">
            <text:p>17.8963945112675</text:p>
          </table:table-cell>
          <table:table-cell office:value-type="float" office:value="14.3108673606738" table:style-name="ce1">
            <text:p>14.3108673606738</text:p>
          </table:table-cell>
          <table:table-cell office:value-type="float" office:value="7.98888143479383" table:style-name="ce1">
            <text:p>7.98888143479383</text:p>
          </table:table-cell>
          <table:table-cell office:value-type="float" office:value="14.4077141837545" table:style-name="ce1">
            <text:p>14.4077141837545</text:p>
          </table:table-cell>
          <table:table-cell office:value-type="float" office:value="6.73357464503755" table:style-name="ce1">
            <text:p>6.73357464503755</text:p>
          </table:table-cell>
          <table:table-cell office:value-type="float" office:value="10.4676995138654" table:style-name="ce1">
            <text:p>10.4676995138654</text:p>
          </table:table-cell>
        </table:table-row>
        <table:table-row table:style-name="ro1">
          <table:table-cell office:value-type="string" table:style-name="ce1">
            <text:p>Danel Sinan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277</text:p>
          </table:table-cell>
          <table:table-cell office:value-type="float" office:value="9.7" table:style-name="ce1">
            <text:p>9.7</text:p>
          </table:table-cell>
          <table:table-cell office:value-type="float" office:value="9.29044218230415" table:style-name="ce1">
            <text:p>9.29044218230415</text:p>
          </table:table-cell>
          <table:table-cell office:value-type="float" office:value="15.1509740325644" table:style-name="ce1">
            <text:p>15.1509740325644</text:p>
          </table:table-cell>
          <table:table-cell office:value-type="float" office:value="12.9192494828562" table:style-name="ce1">
            <text:p>12.9192494828562</text:p>
          </table:table-cell>
          <table:table-cell office:value-type="float" office:value="16.3824347294541" table:style-name="ce1">
            <text:p>16.3824347294541</text:p>
          </table:table-cell>
          <table:table-cell office:value-type="float" office:value="8.45521156576958" table:style-name="ce1">
            <text:p>8.45521156576958</text:p>
          </table:table-cell>
          <table:table-cell office:value-type="float" office:value="9.16213759703706" table:style-name="ce1">
            <text:p>9.16213759703706</text:p>
          </table:table-cell>
          <table:table-cell office:value-type="float" office:value="9.76382017325028" table:style-name="ce1">
            <text:p>9.76382017325028</text:p>
          </table:table-cell>
          <table:table-cell office:value-type="float" office:value="7.48147155070829" table:style-name="ce1">
            <text:p>7.48147155070829</text:p>
          </table:table-cell>
          <table:table-cell office:value-type="float" office:value="8.60612556285713" table:style-name="ce1">
            <text:p>8.60612556285713</text:p>
          </table:table-cell>
        </table:table-row>
        <table:table-row table:style-name="ro1">
          <table:table-cell office:value-type="string" table:style-name="ce1">
            <text:p>Haris Tabakovic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201</text:p>
          </table:table-cell>
          <table:table-cell office:value-type="float" office:value="10.9" table:style-name="ce1">
            <text:p>10.9</text:p>
          </table:table-cell>
          <table:table-cell office:value-type="float" office:value="7.46057647809515" table:style-name="ce1">
            <text:p>7.46057647809515</text:p>
          </table:table-cell>
          <table:table-cell office:value-type="float" office:value="8.66504317560778" table:style-name="ce1">
            <text:p>8.66504317560778</text:p>
          </table:table-cell>
          <table:table-cell office:value-type="float" office:value="10.6031668170816" table:style-name="ce1">
            <text:p>10.6031668170816</text:p>
          </table:table-cell>
          <table:table-cell office:value-type="float" office:value="7.24615116686379" table:style-name="ce1">
            <text:p>7.24615116686379</text:p>
          </table:table-cell>
          <table:table-cell office:value-type="float" office:value="6.38778329982824" table:style-name="ce1">
            <text:p>6.38778329982824</text:p>
          </table:table-cell>
          <table:table-cell office:value-type="float" office:value="7.65337430721328" table:style-name="ce1">
            <text:p>7.65337430721328</text:p>
          </table:table-cell>
          <table:table-cell office:value-type="float" office:value="7.80281072458161" table:style-name="ce1">
            <text:p>7.80281072458161</text:p>
          </table:table-cell>
          <table:table-cell office:value-type="float" office:value="9.85665221133297" table:style-name="ce1">
            <text:p>9.85665221133297</text:p>
          </table:table-cell>
          <table:table-cell office:value-type="float" office:value="16.019007347342" table:style-name="ce1">
            <text:p>16.019007347342</text:p>
          </table:table-cell>
        </table:table-row>
        <table:table-row table:style-name="ro1">
          <table:table-cell office:value-type="string" table:style-name="ce1">
            <text:p>Jan Thielman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26</text:p>
          </table:table-cell>
          <table:table-cell office:value-type="float" office:value="9.4" table:style-name="ce1">
            <text:p>9.4</text:p>
          </table:table-cell>
          <table:table-cell office:value-type="float" office:value="8.25665556823756" table:style-name="ce1">
            <text:p>8.25665556823756</text:p>
          </table:table-cell>
          <table:table-cell office:value-type="float" office:value="9.8714426947553" table:style-name="ce1">
            <text:p>9.8714426947553</text:p>
          </table:table-cell>
          <table:table-cell office:value-type="float" office:value="7.93685635088127" table:style-name="ce1">
            <text:p>7.93685635088127</text:p>
          </table:table-cell>
          <table:table-cell office:value-type="float" office:value="9.0516166289503" table:style-name="ce1">
            <text:p>9.0516166289503</text:p>
          </table:table-cell>
          <table:table-cell office:value-type="float" office:value="9.34380192799143" table:style-name="ce1">
            <text:p>9.34380192799143</text:p>
          </table:table-cell>
          <table:table-cell office:value-type="float" office:value="6.20273162042764" table:style-name="ce1">
            <text:p>6.20273162042764</text:p>
          </table:table-cell>
          <table:table-cell office:value-type="float" office:value="8.08517655682347" table:style-name="ce1">
            <text:p>8.08517655682347</text:p>
          </table:table-cell>
          <table:table-cell office:value-type="float" office:value="9.07961623625664" table:style-name="ce1">
            <text:p>9.07961623625664</text:p>
          </table:table-cell>
          <table:table-cell office:value-type="float" office:value="8.51894050528014" table:style-name="ce1">
            <text:p>8.51894050528014</text:p>
          </table:table-cell>
        </table:table-row>
        <table:table-row table:style-name="ro1">
          <table:table-cell office:value-type="string" table:style-name="ce1">
            <text:p>Bazoumana Touré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311</text:p>
          </table:table-cell>
          <table:table-cell office:value-type="float" office:value="12" table:style-name="ce1">
            <text:p>12</text:p>
          </table:table-cell>
          <table:table-cell office:value-type="float" office:value="8.89771151865797" table:style-name="ce1">
            <text:p>8.89771151865797</text:p>
          </table:table-cell>
          <table:table-cell office:value-type="float" office:value="12.4765133366022" table:style-name="ce1">
            <text:p>12.4765133366022</text:p>
          </table:table-cell>
          <table:table-cell office:value-type="float" office:value="15.1078460971231" table:style-name="ce1">
            <text:p>15.1078460971231</text:p>
          </table:table-cell>
          <table:table-cell office:value-type="float" office:value="11.9398658670053" table:style-name="ce1">
            <text:p>11.9398658670053</text:p>
          </table:table-cell>
          <table:table-cell office:value-type="float" office:value="14.6410266065082" table:style-name="ce1">
            <text:p>14.6410266065082</text:p>
          </table:table-cell>
          <table:table-cell office:value-type="float" office:value="8.79204950478562" table:style-name="ce1">
            <text:p>8.79204950478562</text:p>
          </table:table-cell>
          <table:table-cell office:value-type="float" office:value="15.4123556605944" table:style-name="ce1">
            <text:p>15.4123556605944</text:p>
          </table:table-cell>
          <table:table-cell office:value-type="float" office:value="7.80105393203276" table:style-name="ce1">
            <text:p>7.80105393203276</text:p>
          </table:table-cell>
          <table:table-cell office:value-type="float" office:value="8.86909421946813" table:style-name="ce1">
            <text:p>8.86909421946813</text:p>
          </table:table-cell>
        </table:table-row>
        <table:table-row table:style-name="ro1">
          <table:table-cell office:value-type="string" table:style-name="ce1">
            <text:p>Deniz Undav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172</text:p>
          </table:table-cell>
          <table:table-cell office:value-type="float" office:value="8.8" table:style-name="ce1">
            <text:p>8.8</text:p>
          </table:table-cell>
          <table:table-cell office:value-type="float" office:value="8.45547836563371" table:style-name="ce1">
            <text:p>8.45547836563371</text:p>
          </table:table-cell>
          <table:table-cell office:value-type="float" office:value="8.98003275748292" table:style-name="ce1">
            <text:p>8.98003275748292</text:p>
          </table:table-cell>
          <table:table-cell office:value-type="float" office:value="6.9847695466088" table:style-name="ce1">
            <text:p>6.9847695466088</text:p>
          </table:table-cell>
          <table:table-cell office:value-type="float" office:value="9.57243536196324" table:style-name="ce1">
            <text:p>9.57243536196324</text:p>
          </table:table-cell>
          <table:table-cell office:value-type="float" office:value="6.97637175328753" table:style-name="ce1">
            <text:p>6.97637175328753</text:p>
          </table:table-cell>
          <table:table-cell office:value-type="float" office:value="6.8101831550217" table:style-name="ce1">
            <text:p>6.8101831550217</text:p>
          </table:table-cell>
          <table:table-cell office:value-type="float" office:value="8.15637819921009" table:style-name="ce1">
            <text:p>8.15637819921009</text:p>
          </table:table-cell>
          <table:table-cell office:value-type="float" office:value="13.6055145527647" table:style-name="ce1">
            <text:p>13.6055145527647</text:p>
          </table:table-cell>
          <table:table-cell office:value-type="float" office:value="15.6232835191101" table:style-name="ce1">
            <text:p>15.6232835191101</text:p>
          </table:table-cell>
        </table:table-row>
        <table:table-row table:style-name="ro1">
          <table:table-cell office:value-type="string" table:style-name="ce1">
            <text:p>Fabio Vieir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22</text:p>
          </table:table-cell>
          <table:table-cell office:value-type="float" office:value="7.1" table:style-name="ce1">
            <text:p>7.1</text:p>
          </table:table-cell>
          <table:table-cell office:value-type="float" office:value="9.89695081523781" table:style-name="ce1">
            <text:p>9.89695081523781</text:p>
          </table:table-cell>
          <table:table-cell office:value-type="float" office:value="10.8891251411486" table:style-name="ce1">
            <text:p>10.8891251411486</text:p>
          </table:table-cell>
          <table:table-cell office:value-type="float" office:value="12.5737497729287" table:style-name="ce1">
            <text:p>12.5737497729287</text:p>
          </table:table-cell>
          <table:table-cell office:value-type="float" office:value="13.8696971551937" table:style-name="ce1">
            <text:p>13.8696971551937</text:p>
          </table:table-cell>
          <table:table-cell office:value-type="float" office:value="7.59445923232056" table:style-name="ce1">
            <text:p>7.59445923232056</text:p>
          </table:table-cell>
          <table:table-cell office:value-type="float" office:value="9.79034717897337" table:style-name="ce1">
            <text:p>9.79034717897337</text:p>
          </table:table-cell>
          <table:table-cell office:value-type="float" office:value="6.98347958072382" table:style-name="ce1">
            <text:p>6.98347958072382</text:p>
          </table:table-cell>
          <table:table-cell office:value-type="float" office:value="7.70912876099298" table:style-name="ce1">
            <text:p>7.70912876099298</text:p>
          </table:table-cell>
          <table:table-cell office:value-type="float" office:value="7.25124886353642" table:style-name="ce1">
            <text:p>7.25124886353642</text:p>
          </table:table-cell>
        </table:table-row>
        <table:table-row table:style-name="ro1">
          <table:table-cell office:value-type="string" table:style-name="ce1">
            <text:p>Patrick Wimm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22</text:p>
          </table:table-cell>
          <table:table-cell office:value-type="float" office:value="8.7" table:style-name="ce1">
            <text:p>8.7</text:p>
          </table:table-cell>
          <table:table-cell office:value-type="float" office:value="7.93552221066624" table:style-name="ce1">
            <text:p>7.93552221066624</text:p>
          </table:table-cell>
          <table:table-cell office:value-type="float" office:value="9.26547203111284" table:style-name="ce1">
            <text:p>9.26547203111284</text:p>
          </table:table-cell>
          <table:table-cell office:value-type="float" office:value="10.8578134482955" table:style-name="ce1">
            <text:p>10.8578134482955</text:p>
          </table:table-cell>
          <table:table-cell office:value-type="float" office:value="9.9907268011013" table:style-name="ce1">
            <text:p>9.9907268011013</text:p>
          </table:table-cell>
          <table:table-cell office:value-type="float" office:value="9.79319296608705" table:style-name="ce1">
            <text:p>9.79319296608705</text:p>
          </table:table-cell>
          <table:table-cell office:value-type="float" office:value="9.86905702627391" table:style-name="ce1">
            <text:p>9.86905702627391</text:p>
          </table:table-cell>
          <table:table-cell office:value-type="float" office:value="9.39405110018064" table:style-name="ce1">
            <text:p>9.39405110018064</text:p>
          </table:table-cell>
          <table:table-cell office:value-type="float" office:value="8.3144590578446" table:style-name="ce1">
            <text:p>8.3144590578446</text:p>
          </table:table-cell>
          <table:table-cell office:value-type="float" office:value="9.66676781346176" table:style-name="ce1">
            <text:p>9.66676781346176</text:p>
          </table:table-cell>
        </table:table-row>
        <table:table-row table:style-name="ro1">
          <table:table-cell office:value-type="string" table:style-name="ce1">
            <text:p>Matthis Ablin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285</text:p>
          </table:table-cell>
          <table:table-cell office:value-type="float" office:value="14.9" table:style-name="ce1">
            <text:p>14.9</text:p>
          </table:table-cell>
          <table:table-cell office:value-type="float" office:value="8.85909379011403" table:style-name="ce1">
            <text:p>8.85909379011403</text:p>
          </table:table-cell>
          <table:table-cell office:value-type="float" office:value="8.8893972021098" table:style-name="ce1">
            <text:p>8.8893972021098</text:p>
          </table:table-cell>
          <table:table-cell office:value-type="float" office:value="11.774198314992" table:style-name="ce1">
            <text:p>11.774198314992</text:p>
          </table:table-cell>
          <table:table-cell office:value-type="float" office:value="11.3434613332281" table:style-name="ce1">
            <text:p>11.3434613332281</text:p>
          </table:table-cell>
          <table:table-cell office:value-type="float" office:value="16.1912192033581" table:style-name="ce1">
            <text:p>16.1912192033581</text:p>
          </table:table-cell>
          <table:table-cell office:value-type="float" office:value="9.75910140776658" table:style-name="ce1">
            <text:p>9.75910140776658</text:p>
          </table:table-cell>
          <table:table-cell office:value-type="float" office:value="14.3747791945702" table:style-name="ce1">
            <text:p>14.3747791945702</text:p>
          </table:table-cell>
          <table:table-cell office:value-type="float" office:value="8.73550342941903" table:style-name="ce1">
            <text:p>8.73550342941903</text:p>
          </table:table-cell>
          <table:table-cell office:value-type="float" office:value="10.2895259051188" table:style-name="ce1">
            <text:p>10.2895259051188</text:p>
          </table:table-cell>
        </table:table-row>
        <table:table-row table:style-name="ro1">
          <table:table-cell office:value-type="string" table:style-name="ce1">
            <text:p>Tosin Aiyegu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95</text:p>
          </table:table-cell>
          <table:table-cell office:value-type="float" office:value="7.9" table:style-name="ce1">
            <text:p>7.9</text:p>
          </table:table-cell>
          <table:table-cell office:value-type="float" office:value="7.71752238944986" table:style-name="ce1">
            <text:p>7.71752238944986</text:p>
          </table:table-cell>
          <table:table-cell office:value-type="float" office:value="7.5207774116058" table:style-name="ce1">
            <text:p>7.5207774116058</text:p>
          </table:table-cell>
          <table:table-cell office:value-type="float" office:value="6.86587985219843" table:style-name="ce1">
            <text:p>6.86587985219843</text:p>
          </table:table-cell>
          <table:table-cell office:value-type="float" office:value="8.8975465586703" table:style-name="ce1">
            <text:p>8.8975465586703</text:p>
          </table:table-cell>
          <table:table-cell office:value-type="float" office:value="7.67329257594324" table:style-name="ce1">
            <text:p>7.67329257594324</text:p>
          </table:table-cell>
          <table:table-cell office:value-type="float" office:value="8.09459415291832" table:style-name="ce1">
            <text:p>8.09459415291832</text:p>
          </table:table-cell>
          <table:table-cell office:value-type="float" office:value="7.60124785784455" table:style-name="ce1">
            <text:p>7.60124785784455</text:p>
          </table:table-cell>
          <table:table-cell office:value-type="float" office:value="9.73674472813821" table:style-name="ce1">
            <text:p>9.73674472813821</text:p>
          </table:table-cell>
          <table:table-cell office:value-type="float" office:value="11.4911044320602" table:style-name="ce1">
            <text:p>11.4911044320602</text:p>
          </table:table-cell>
        </table:table-row>
        <table:table-row table:style-name="ro1">
          <table:table-cell office:value-type="string" table:style-name="ce1">
            <text:p>Ludovic Ajorqu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316</text:p>
          </table:table-cell>
          <table:table-cell office:value-type="float" office:value="15.6" table:style-name="ce1">
            <text:p>15.6</text:p>
          </table:table-cell>
          <table:table-cell office:value-type="float" office:value="8.39014027450838" table:style-name="ce1">
            <text:p>8.39014027450838</text:p>
          </table:table-cell>
          <table:table-cell office:value-type="float" office:value="12.6601533914268" table:style-name="ce1">
            <text:p>12.6601533914268</text:p>
          </table:table-cell>
          <table:table-cell office:value-type="float" office:value="14.5080046691488" table:style-name="ce1">
            <text:p>14.5080046691488</text:p>
          </table:table-cell>
          <table:table-cell office:value-type="float" office:value="10.8424150252864" table:style-name="ce1">
            <text:p>10.8424150252864</text:p>
          </table:table-cell>
          <table:table-cell office:value-type="float" office:value="7.46519184113213" table:style-name="ce1">
            <text:p>7.46519184113213</text:p>
          </table:table-cell>
          <table:table-cell office:value-type="float" office:value="14.5072772520039" table:style-name="ce1">
            <text:p>14.5072772520039</text:p>
          </table:table-cell>
          <table:table-cell office:value-type="float" office:value="10.5412277877284" table:style-name="ce1">
            <text:p>10.5412277877284</text:p>
          </table:table-cell>
          <table:table-cell office:value-type="float" office:value="7.35412735410049" table:style-name="ce1">
            <text:p>7.35412735410049</text:p>
          </table:table-cell>
          <table:table-cell office:value-type="float" office:value="11.2378116423947" table:style-name="ce1">
            <text:p>11.2378116423947</text:p>
          </table:table-cell>
        </table:table-row>
        <table:table-row table:style-name="ro1">
          <table:table-cell office:value-type="string" table:style-name="ce1">
            <text:p>Maghnes Akliouch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316</text:p>
          </table:table-cell>
          <table:table-cell office:value-type="float" office:value="14.4" table:style-name="ce1">
            <text:p>14.4</text:p>
          </table:table-cell>
          <table:table-cell office:value-type="float" office:value="8.84580401236451" table:style-name="ce1">
            <text:p>8.84580401236451</text:p>
          </table:table-cell>
          <table:table-cell office:value-type="float" office:value="16.5828918766904" table:style-name="ce1">
            <text:p>16.5828918766904</text:p>
          </table:table-cell>
          <table:table-cell office:value-type="float" office:value="14.5080046691488" table:style-name="ce1">
            <text:p>14.5080046691488</text:p>
          </table:table-cell>
          <table:table-cell office:value-type="float" office:value="17.102565229449" table:style-name="ce1">
            <text:p>17.102565229449</text:p>
          </table:table-cell>
          <table:table-cell office:value-type="float" office:value="15.2630522585949" table:style-name="ce1">
            <text:p>15.2630522585949</text:p>
          </table:table-cell>
          <table:table-cell office:value-type="float" office:value="7.34260822921824" table:style-name="ce1">
            <text:p>7.34260822921824</text:p>
          </table:table-cell>
          <table:table-cell office:value-type="float" office:value="14.4781731405374" table:style-name="ce1">
            <text:p>14.4781731405374</text:p>
          </table:table-cell>
          <table:table-cell office:value-type="float" office:value="7.57790954803991" table:style-name="ce1">
            <text:p>7.57790954803991</text:p>
          </table:table-cell>
          <table:table-cell office:value-type="float" office:value="10.9818527803392" table:style-name="ce1">
            <text:p>10.9818527803392</text:p>
          </table:table-cell>
        </table:table-row>
        <table:table-row table:style-name="ro1">
          <table:table-cell office:value-type="string" table:style-name="ce1">
            <text:p>Mohamed Ali Ch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353</text:p>
          </table:table-cell>
          <table:table-cell office:value-type="float" office:value="7.9" table:style-name="ce1">
            <text:p>7.9</text:p>
          </table:table-cell>
          <table:table-cell office:value-type="float" office:value="8.71313404105111" table:style-name="ce1">
            <text:p>8.71313404105111</text:p>
          </table:table-cell>
          <table:table-cell office:value-type="float" office:value="8.8893972021098" table:style-name="ce1">
            <text:p>8.8893972021098</text:p>
          </table:table-cell>
          <table:table-cell office:value-type="float" office:value="11.5340376446236" table:style-name="ce1">
            <text:p>11.5340376446236</text:p>
          </table:table-cell>
          <table:table-cell office:value-type="float" office:value="9.61503837924923" table:style-name="ce1">
            <text:p>9.61503837924923</text:p>
          </table:table-cell>
          <table:table-cell office:value-type="float" office:value="11.5872135459702" table:style-name="ce1">
            <text:p>11.5872135459702</text:p>
          </table:table-cell>
          <table:table-cell office:value-type="float" office:value="6.27578596963102" table:style-name="ce1">
            <text:p>6.27578596963102</text:p>
          </table:table-cell>
          <table:table-cell office:value-type="float" office:value="10.971531346319" table:style-name="ce1">
            <text:p>10.971531346319</text:p>
          </table:table-cell>
          <table:table-cell office:value-type="float" office:value="7.35412735410049" table:style-name="ce1">
            <text:p>7.35412735410049</text:p>
          </table:table-cell>
          <table:table-cell office:value-type="float" office:value="7.94961901607812" table:style-name="ce1">
            <text:p>7.94961901607812</text:p>
          </table:table-cell>
        </table:table-row>
        <table:table-row table:style-name="ro1">
          <table:table-cell office:value-type="string" table:style-name="ce1">
            <text:p>Mohamed Amine Sba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63</text:p>
          </table:table-cell>
          <table:table-cell office:value-type="float" office:value="7.7" table:style-name="ce1">
            <text:p>7.7</text:p>
          </table:table-cell>
          <table:table-cell office:value-type="float" office:value="9.01885809454137" table:style-name="ce1">
            <text:p>9.01885809454137</text:p>
          </table:table-cell>
          <table:table-cell office:value-type="float" office:value="9.76621346960523" table:style-name="ce1">
            <text:p>9.76621346960523</text:p>
          </table:table-cell>
          <table:table-cell office:value-type="float" office:value="9.53996525117199" table:style-name="ce1">
            <text:p>9.53996525117199</text:p>
          </table:table-cell>
          <table:table-cell office:value-type="float" office:value="11.244021748401" table:style-name="ce1">
            <text:p>11.244021748401</text:p>
          </table:table-cell>
          <table:table-cell office:value-type="float" office:value="14.2316572229634" table:style-name="ce1">
            <text:p>14.2316572229634</text:p>
          </table:table-cell>
          <table:table-cell office:value-type="float" office:value="8.50922775820817" table:style-name="ce1">
            <text:p>8.50922775820817</text:p>
          </table:table-cell>
          <table:table-cell office:value-type="float" office:value="11.4656517395872" table:style-name="ce1">
            <text:p>11.4656517395872</text:p>
          </table:table-cell>
          <table:table-cell office:value-type="float" office:value="8.59391536582394" table:style-name="ce1">
            <text:p>8.59391536582394</text:p>
          </table:table-cell>
          <table:table-cell office:value-type="float" office:value="6.20409322113406" table:style-name="ce1">
            <text:p>6.20409322113406</text:p>
          </table:table-cell>
        </table:table-row>
        <table:table-row table:style-name="ro1">
          <table:table-cell office:value-type="string" table:style-name="ce1">
            <text:p>Hákon Arnar Haraldsso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272</text:p>
          </table:table-cell>
          <table:table-cell office:value-type="float" office:value="13.3" table:style-name="ce1">
            <text:p>13.3</text:p>
          </table:table-cell>
          <table:table-cell office:value-type="float" office:value="9.05887465337272" table:style-name="ce1">
            <text:p>9.05887465337272</text:p>
          </table:table-cell>
          <table:table-cell office:value-type="float" office:value="16.6775825697547" table:style-name="ce1">
            <text:p>16.6775825697547</text:p>
          </table:table-cell>
          <table:table-cell office:value-type="float" office:value="12.5871963706674" table:style-name="ce1">
            <text:p>12.5871963706674</text:p>
          </table:table-cell>
          <table:table-cell office:value-type="float" office:value="16.0550355802951" table:style-name="ce1">
            <text:p>16.0550355802951</text:p>
          </table:table-cell>
          <table:table-cell office:value-type="float" office:value="13.898728359482" table:style-name="ce1">
            <text:p>13.898728359482</text:p>
          </table:table-cell>
          <table:table-cell office:value-type="float" office:value="8.52821931106833" table:style-name="ce1">
            <text:p>8.52821931106833</text:p>
          </table:table-cell>
          <table:table-cell office:value-type="float" office:value="12.7417697531754" table:style-name="ce1">
            <text:p>12.7417697531754</text:p>
          </table:table-cell>
          <table:table-cell office:value-type="float" office:value="7.44326612194587" table:style-name="ce1">
            <text:p>7.44326612194587</text:p>
          </table:table-cell>
          <table:table-cell office:value-type="float" office:value="13.1583443285134" table:style-name="ce1">
            <text:p>13.1583443285134</text:p>
          </table:table-cell>
        </table:table-row>
        <table:table-row table:style-name="ro1">
          <table:table-cell office:value-type="string" table:style-name="ce1">
            <text:p>Pierre-Emerick Aubameyang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203</text:p>
          </table:table-cell>
          <table:table-cell office:value-type="float" office:value="11.2" table:style-name="ce1">
            <text:p>11.2</text:p>
          </table:table-cell>
          <table:table-cell office:value-type="float" office:value="8.52817543863308" table:style-name="ce1">
            <text:p>8.52817543863308</text:p>
          </table:table-cell>
          <table:table-cell office:value-type="float" office:value="10.0172648626598" table:style-name="ce1">
            <text:p>10.0172648626598</text:p>
          </table:table-cell>
          <table:table-cell office:value-type="float" office:value="16.0010264434535" table:style-name="ce1">
            <text:p>16.0010264434535</text:p>
          </table:table-cell>
          <table:table-cell office:value-type="float" office:value="9.82067187682723" table:style-name="ce1">
            <text:p>9.82067187682723</text:p>
          </table:table-cell>
          <table:table-cell office:value-type="float" office:value="10.2891303197832" table:style-name="ce1">
            <text:p>10.2891303197832</text:p>
          </table:table-cell>
          <table:table-cell office:value-type="float" office:value="8.77606424284297" table:style-name="ce1">
            <text:p>8.77606424284297</text:p>
          </table:table-cell>
          <table:table-cell office:value-type="float" office:value="10.6132865385424" table:style-name="ce1">
            <text:p>10.6132865385424</text:p>
          </table:table-cell>
          <table:table-cell office:value-type="float" office:value="10.4053510134605" table:style-name="ce1">
            <text:p>10.4053510134605</text:p>
          </table:table-cell>
          <table:table-cell office:value-type="float" office:value="14.5748390515582" table:style-name="ce1">
            <text:p>14.5748390515582</text:p>
          </table:table-cell>
        </table:table-row>
        <table:table-row table:style-name="ro1">
          <table:table-cell office:value-type="string" table:style-name="ce1">
            <text:p>Folarin Balogu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88</text:p>
          </table:table-cell>
          <table:table-cell office:value-type="float" office:value="9.4" table:style-name="ce1">
            <text:p>9.4</text:p>
          </table:table-cell>
          <table:table-cell office:value-type="float" office:value="8.39014027450838" table:style-name="ce1">
            <text:p>8.39014027450838</text:p>
          </table:table-cell>
          <table:table-cell office:value-type="float" office:value="7.96820625252361" table:style-name="ce1">
            <text:p>7.96820625252361</text:p>
          </table:table-cell>
          <table:table-cell office:value-type="float" office:value="10.6729996023671" table:style-name="ce1">
            <text:p>10.6729996023671</text:p>
          </table:table-cell>
          <table:table-cell office:value-type="float" office:value="7.89333308395184" table:style-name="ce1">
            <text:p>7.89333308395184</text:p>
          </table:table-cell>
          <table:table-cell office:value-type="float" office:value="11.5872135459702" table:style-name="ce1">
            <text:p>11.5872135459702</text:p>
          </table:table-cell>
          <table:table-cell office:value-type="float" office:value="11.7516063447102" table:style-name="ce1">
            <text:p>11.7516063447102</text:p>
          </table:table-cell>
          <table:table-cell office:value-type="float" office:value="12.0162640057797" table:style-name="ce1">
            <text:p>12.0162640057797</text:p>
          </table:table-cell>
          <table:table-cell office:value-type="float" office:value="8.9250695769161" table:style-name="ce1">
            <text:p>8.9250695769161</text:p>
          </table:table-cell>
          <table:table-cell office:value-type="float" office:value="13.0840539729803" table:style-name="ce1">
            <text:p>13.0840539729803</text:p>
          </table:table-cell>
        </table:table-row>
        <table:table-row table:style-name="ro1">
          <table:table-cell office:value-type="string" table:style-name="ce1">
            <text:p>Mohamed Bamb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28</text:p>
          </table:table-cell>
          <table:table-cell office:value-type="float" office:value="7.2" table:style-name="ce1">
            <text:p>7.2</text:p>
          </table:table-cell>
          <table:table-cell office:value-type="float" office:value="7.49614251773009" table:style-name="ce1">
            <text:p>7.49614251773009</text:p>
          </table:table-cell>
          <table:table-cell office:value-type="float" office:value="6.91458190135309" table:style-name="ce1">
            <text:p>6.91458190135309</text:p>
          </table:table-cell>
          <table:table-cell office:value-type="float" office:value="10.4226873818972" table:style-name="ce1">
            <text:p>10.4226873818972</text:p>
          </table:table-cell>
          <table:table-cell office:value-type="float" office:value="6.39346835296674" table:style-name="ce1">
            <text:p>6.39346835296674</text:p>
          </table:table-cell>
          <table:table-cell office:value-type="float" office:value="6.27905507344818" table:style-name="ce1">
            <text:p>6.27905507344818</text:p>
          </table:table-cell>
          <table:table-cell office:value-type="float" office:value="12.0237341710494" table:style-name="ce1">
            <text:p>12.0237341710494</text:p>
          </table:table-cell>
          <table:table-cell office:value-type="float" office:value="6.54321184774515" table:style-name="ce1">
            <text:p>6.54321184774515</text:p>
          </table:table-cell>
          <table:table-cell office:value-type="float" office:value="8.83018384345776" table:style-name="ce1">
            <text:p>8.83018384345776</text:p>
          </table:table-cell>
          <table:table-cell office:value-type="float" office:value="8.1184469232266" table:style-name="ce1">
            <text:p>8.1184469232266</text:p>
          </table:table-cell>
        </table:table-row>
        <table:table-row table:style-name="ro1">
          <table:table-cell office:value-type="string" table:style-name="ce1">
            <text:p>Bradley Barcol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27</text:p>
          </table:table-cell>
          <table:table-cell office:value-type="float" office:value="9" table:style-name="ce1">
            <text:p>9</text:p>
          </table:table-cell>
          <table:table-cell office:value-type="float" office:value="9.60104993717039" table:style-name="ce1">
            <text:p>9.60104993717039</text:p>
          </table:table-cell>
          <table:table-cell office:value-type="float" office:value="13.590197376221" table:style-name="ce1">
            <text:p>13.590197376221</text:p>
          </table:table-cell>
          <table:table-cell office:value-type="float" office:value="10.4226873818972" table:style-name="ce1">
            <text:p>10.4226873818972</text:p>
          </table:table-cell>
          <table:table-cell office:value-type="float" office:value="12.1213648229398" table:style-name="ce1">
            <text:p>12.1213648229398</text:p>
          </table:table-cell>
          <table:table-cell office:value-type="float" office:value="15.2630522585949" table:style-name="ce1">
            <text:p>15.2630522585949</text:p>
          </table:table-cell>
          <table:table-cell office:value-type="float" office:value="8.5472220592976" table:style-name="ce1">
            <text:p>8.5472220592976</text:p>
          </table:table-cell>
          <table:table-cell office:value-type="float" office:value="16.0948165167867" table:style-name="ce1">
            <text:p>16.0948165167867</text:p>
          </table:table-cell>
          <table:table-cell office:value-type="float" office:value="13.6458857026298" table:style-name="ce1">
            <text:p>13.6458857026298</text:p>
          </table:table-cell>
          <table:table-cell office:value-type="float" office:value="12.8577768797561" table:style-name="ce1">
            <text:p>12.8577768797561</text:p>
          </table:table-cell>
        </table:table-row>
        <table:table-row table:style-name="ro1">
          <table:table-cell office:value-type="string" table:style-name="ce1">
            <text:p>Yassin Belkhdim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27</text:p>
          </table:table-cell>
          <table:table-cell office:value-type="float" office:value="15" table:style-name="ce1">
            <text:p>15</text:p>
          </table:table-cell>
          <table:table-cell office:value-type="float" office:value="7.283915239393" table:style-name="ce1">
            <text:p>7.283915239393</text:p>
          </table:table-cell>
          <table:table-cell office:value-type="float" office:value="15.2654782413651" table:style-name="ce1">
            <text:p>15.2654782413651</text:p>
          </table:table-cell>
          <table:table-cell office:value-type="float" office:value="10.5480170899491" table:style-name="ce1">
            <text:p>10.5480170899491</text:p>
          </table:table-cell>
          <table:table-cell office:value-type="float" office:value="12.0260504986438" table:style-name="ce1">
            <text:p>12.0260504986438</text:p>
          </table:table-cell>
          <table:table-cell office:value-type="float" office:value="7.46519184113213" table:style-name="ce1">
            <text:p>7.46519184113213</text:p>
          </table:table-cell>
          <table:table-cell office:value-type="float" office:value="5.65855854683793" table:style-name="ce1">
            <text:p>5.65855854683793</text:p>
          </table:table-cell>
          <table:table-cell office:value-type="float" office:value="8.51322915669283" table:style-name="ce1">
            <text:p>8.51322915669283</text:p>
          </table:table-cell>
          <table:table-cell office:value-type="float" office:value="7.17742170705052" table:style-name="ce1">
            <text:p>7.17742170705052</text:p>
          </table:table-cell>
          <table:table-cell office:value-type="float" office:value="8.20332590484096" table:style-name="ce1">
            <text:p>8.20332590484096</text:p>
          </table:table-cell>
        </table:table-row>
        <table:table-row table:style-name="ro1">
          <table:table-cell office:value-type="string" table:style-name="ce1">
            <text:p>Mika Biereth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333</text:p>
          </table:table-cell>
          <table:table-cell office:value-type="float" office:value="9.1" table:style-name="ce1">
            <text:p>9.1</text:p>
          </table:table-cell>
          <table:table-cell office:value-type="float" office:value="7.94803393563293" table:style-name="ce1">
            <text:p>7.94803393563293</text:p>
          </table:table-cell>
          <table:table-cell office:value-type="float" office:value="7.02801827850336" table:style-name="ce1">
            <text:p>7.02801827850336</text:p>
          </table:table-cell>
          <table:table-cell office:value-type="float" office:value="7.09423991357215" table:style-name="ce1">
            <text:p>7.09423991357215</text:p>
          </table:table-cell>
          <table:table-cell office:value-type="float" office:value="7.50355517010401" table:style-name="ce1">
            <text:p>7.50355517010401</text:p>
          </table:table-cell>
          <table:table-cell office:value-type="float" office:value="6.4684147929761" table:style-name="ce1">
            <text:p>6.4684147929761</text:p>
          </table:table-cell>
          <table:table-cell office:value-type="float" office:value="6.93575014382848" table:style-name="ce1">
            <text:p>6.93575014382848</text:p>
          </table:table-cell>
          <table:table-cell office:value-type="float" office:value="9.1616100354633" table:style-name="ce1">
            <text:p>9.1616100354633</text:p>
          </table:table-cell>
          <table:table-cell office:value-type="float" office:value="7.53290656937001" table:style-name="ce1">
            <text:p>7.53290656937001</text:p>
          </table:table-cell>
          <table:table-cell office:value-type="float" office:value="9.7649291818017" table:style-name="ce1">
            <text:p>9.7649291818017</text:p>
          </table:table-cell>
        </table:table-row>
        <table:table-row table:style-name="ro1">
          <table:table-cell office:value-type="string" table:style-name="ce1">
            <text:p>Jeremie Bog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04</text:p>
          </table:table-cell>
          <table:table-cell office:value-type="float" office:value="7.2" table:style-name="ce1">
            <text:p>7.2</text:p>
          </table:table-cell>
          <table:table-cell office:value-type="float" office:value="9.04553273053779" table:style-name="ce1">
            <text:p>9.04553273053779</text:p>
          </table:table-cell>
          <table:table-cell office:value-type="float" office:value="9.5150569783543" table:style-name="ce1">
            <text:p>9.5150569783543</text:p>
          </table:table-cell>
          <table:table-cell office:value-type="float" office:value="9.66628510094186" table:style-name="ce1">
            <text:p>9.66628510094186</text:p>
          </table:table-cell>
          <table:table-cell office:value-type="float" office:value="9.40950029197237" table:style-name="ce1">
            <text:p>9.40950029197237</text:p>
          </table:table-cell>
          <table:table-cell office:value-type="float" office:value="11.7970025568022" table:style-name="ce1">
            <text:p>11.7970025568022</text:p>
          </table:table-cell>
          <table:table-cell office:value-type="float" office:value="9.70107307689053" table:style-name="ce1">
            <text:p>9.70107307689053</text:p>
          </table:table-cell>
          <table:table-cell office:value-type="float" office:value="8.94446646581187" table:style-name="ce1">
            <text:p>8.94446646581187</text:p>
          </table:table-cell>
          <table:table-cell office:value-type="float" office:value="8.21939314075266" table:style-name="ce1">
            <text:p>8.21939314075266</text:p>
          </table:table-cell>
          <table:table-cell office:value-type="float" office:value="8.37393726263708" table:style-name="ce1">
            <text:p>8.37393726263708</text:p>
          </table:table-cell>
        </table:table-row>
        <table:table-row table:style-name="ro1">
          <table:table-cell office:value-type="string" table:style-name="ce1">
            <text:p>Sidiki Cherif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023</text:p>
          </table:table-cell>
          <table:table-cell office:value-type="float" office:value="11.9" table:style-name="ce1">
            <text:p>11.9</text:p>
          </table:table-cell>
          <table:table-cell office:value-type="float" office:value="7.36471691426021" table:style-name="ce1">
            <text:p>7.36471691426021</text:p>
          </table:table-cell>
          <table:table-cell office:value-type="float" office:value="8.7650537198729" table:style-name="ce1">
            <text:p>8.7650537198729</text:p>
          </table:table-cell>
          <table:table-cell office:value-type="float" office:value="6.3139176153661" table:style-name="ce1">
            <text:p>6.3139176153661</text:p>
          </table:table-cell>
          <table:table-cell office:value-type="float" office:value="7.89333308395184" table:style-name="ce1">
            <text:p>7.89333308395184</text:p>
          </table:table-cell>
          <table:table-cell office:value-type="float" office:value="11.5872135459702" table:style-name="ce1">
            <text:p>11.5872135459702</text:p>
          </table:table-cell>
          <table:table-cell office:value-type="float" office:value="7.36056443877564" table:style-name="ce1">
            <text:p>7.36056443877564</text:p>
          </table:table-cell>
          <table:table-cell office:value-type="float" office:value="11.2551087800042" table:style-name="ce1">
            <text:p>11.2551087800042</text:p>
          </table:table-cell>
          <table:table-cell office:value-type="float" office:value="9.68887940773581" table:style-name="ce1">
            <text:p>9.68887940773581</text:p>
          </table:table-cell>
          <table:table-cell office:value-type="float" office:value="11.3225591870551" table:style-name="ce1">
            <text:p>11.3225591870551</text:p>
          </table:table-cell>
        </table:table-row>
        <table:table-row table:style-name="ro1">
          <table:table-cell office:value-type="string" table:style-name="ce1">
            <text:p>Félix Correi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350</text:p>
          </table:table-cell>
          <table:table-cell office:value-type="float" office:value="11.9" table:style-name="ce1">
            <text:p>11.9</text:p>
          </table:table-cell>
          <table:table-cell office:value-type="float" office:value="10.070369387226" table:style-name="ce1">
            <text:p>10.070369387226</text:p>
          </table:table-cell>
          <table:table-cell office:value-type="float" office:value="15.1124602387857" table:style-name="ce1">
            <text:p>15.1124602387857</text:p>
          </table:table-cell>
          <table:table-cell office:value-type="float" office:value="16.3464528888985" table:style-name="ce1">
            <text:p>16.3464528888985</text:p>
          </table:table-cell>
          <table:table-cell office:value-type="float" office:value="16.3778938117443" table:style-name="ce1">
            <text:p>16.3778938117443</text:p>
          </table:table-cell>
          <table:table-cell office:value-type="float" office:value="12.9960511289963" table:style-name="ce1">
            <text:p>12.9960511289963</text:p>
          </table:table-cell>
          <table:table-cell office:value-type="float" office:value="6.40785030736242" table:style-name="ce1">
            <text:p>6.40785030736242</text:p>
          </table:table-cell>
          <table:table-cell office:value-type="float" office:value="14.7772425266358" table:style-name="ce1">
            <text:p>14.7772425266358</text:p>
          </table:table-cell>
          <table:table-cell office:value-type="float" office:value="6.9596517964871" table:style-name="ce1">
            <text:p>6.9596517964871</text:p>
          </table:table-cell>
          <table:table-cell office:value-type="float" office:value="9.8524947374777" table:style-name="ce1">
            <text:p>9.8524947374777</text:p>
          </table:table-cell>
        </table:table-row>
        <table:table-row table:style-name="ro1">
          <table:table-cell office:value-type="string" table:style-name="ce1">
            <text:p>Romain Del Castill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284</text:p>
          </table:table-cell>
          <table:table-cell office:value-type="float" office:value="15" table:style-name="ce1">
            <text:p>15</text:p>
          </table:table-cell>
          <table:table-cell office:value-type="float" office:value="9.35974118066219" table:style-name="ce1">
            <text:p>9.35974118066219</text:p>
          </table:table-cell>
          <table:table-cell office:value-type="float" office:value="15.9346186724821" table:style-name="ce1">
            <text:p>15.9346186724821</text:p>
          </table:table-cell>
          <table:table-cell office:value-type="float" office:value="16.2919115552554" table:style-name="ce1">
            <text:p>16.2919115552554</text:p>
          </table:table-cell>
          <table:table-cell office:value-type="float" office:value="15.0328163622162" table:style-name="ce1">
            <text:p>15.0328163622162</text:p>
          </table:table-cell>
          <table:table-cell office:value-type="float" office:value="11.5872135459702" table:style-name="ce1">
            <text:p>11.5872135459702</text:p>
          </table:table-cell>
          <table:table-cell office:value-type="float" office:value="7.52310410623944" table:style-name="ce1">
            <text:p>7.52310410623944</text:p>
          </table:table-cell>
          <table:table-cell office:value-type="float" office:value="13.9428979426396" table:style-name="ce1">
            <text:p>13.9428979426396</text:p>
          </table:table-cell>
          <table:table-cell office:value-type="float" office:value="6.04792744403999" table:style-name="ce1">
            <text:p>6.04792744403999</text:p>
          </table:table-cell>
          <table:table-cell office:value-type="float" office:value="14.9825084249547" table:style-name="ce1">
            <text:p>14.9825084249547</text:p>
          </table:table-cell>
        </table:table-row>
        <table:table-row table:style-name="ro1">
          <table:table-cell office:value-type="string" table:style-name="ce1">
            <text:p>Habib Diall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203</text:p>
          </table:table-cell>
          <table:table-cell office:value-type="float" office:value="10.2" table:style-name="ce1">
            <text:p>10.2</text:p>
          </table:table-cell>
          <table:table-cell office:value-type="float" office:value="7.71115859837671" table:style-name="ce1">
            <text:p>7.71115859837671</text:p>
          </table:table-cell>
          <table:table-cell office:value-type="float" office:value="6.97117386267849" table:style-name="ce1">
            <text:p>6.97117386267849</text:p>
          </table:table-cell>
          <table:table-cell office:value-type="float" office:value="7.20991449203586" table:style-name="ce1">
            <text:p>7.20991449203586</text:p>
          </table:table-cell>
          <table:table-cell office:value-type="float" office:value="7.12281242359803" table:style-name="ce1">
            <text:p>7.12281242359803</text:p>
          </table:table-cell>
          <table:table-cell office:value-type="float" office:value="7.88383057075837" table:style-name="ce1">
            <text:p>7.88383057075837</text:p>
          </table:table-cell>
          <table:table-cell office:value-type="float" office:value="8.77606424284297" table:style-name="ce1">
            <text:p>8.77606424284297</text:p>
          </table:table-cell>
          <table:table-cell office:value-type="float" office:value="7.39666525772203" table:style-name="ce1">
            <text:p>7.39666525772203</text:p>
          </table:table-cell>
          <table:table-cell office:value-type="float" office:value="8.59391536582394" table:style-name="ce1">
            <text:p>8.59391536582394</text:p>
          </table:table-cell>
          <table:table-cell office:value-type="float" office:value="11.9062445153663" table:style-name="ce1">
            <text:p>11.9062445153663</text:p>
          </table:table-cell>
        </table:table-row>
        <table:table-row table:style-name="ro1">
          <table:table-cell office:value-type="string" table:style-name="ce1">
            <text:p>Sofiane Diop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12</text:p>
          </table:table-cell>
          <table:table-cell office:value-type="float" office:value="12" table:style-name="ce1">
            <text:p>12</text:p>
          </table:table-cell>
          <table:table-cell office:value-type="float" office:value="8.47551696281316" table:style-name="ce1">
            <text:p>8.47551696281316</text:p>
          </table:table-cell>
          <table:table-cell office:value-type="float" office:value="14.7269793118081" table:style-name="ce1">
            <text:p>14.7269793118081</text:p>
          </table:table-cell>
          <table:table-cell office:value-type="float" office:value="12.920329436573" table:style-name="ce1">
            <text:p>12.920329436573</text:p>
          </table:table-cell>
          <table:table-cell office:value-type="float" office:value="16.6629289450995" table:style-name="ce1">
            <text:p>16.6629289450995</text:p>
          </table:table-cell>
          <table:table-cell office:value-type="float" office:value="8.31129307103308" table:style-name="ce1">
            <text:p>8.31129307103308</text:p>
          </table:table-cell>
          <table:table-cell office:value-type="float" office:value="9.33377143497117" table:style-name="ce1">
            <text:p>9.33377143497117</text:p>
          </table:table-cell>
          <table:table-cell office:value-type="float" office:value="9.81596454616864" table:style-name="ce1">
            <text:p>9.81596454616864</text:p>
          </table:table-cell>
          <table:table-cell office:value-type="float" office:value="7.66827003531731" table:style-name="ce1">
            <text:p>7.66827003531731</text:p>
          </table:table-cell>
          <table:table-cell office:value-type="float" office:value="14.0687619118352" table:style-name="ce1">
            <text:p>14.0687619118352</text:p>
          </table:table-cell>
        </table:table-row>
        <table:table-row table:style-name="ro1">
          <table:table-cell office:value-type="string" table:style-name="ce1">
            <text:p>Fodé Doucour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38</text:p>
          </table:table-cell>
          <table:table-cell office:value-type="float" office:value="7.4" table:style-name="ce1">
            <text:p>7.4</text:p>
          </table:table-cell>
          <table:table-cell office:value-type="float" office:value="9.14566724402375" table:style-name="ce1">
            <text:p>9.14566724402375</text:p>
          </table:table-cell>
          <table:table-cell office:value-type="float" office:value="11.0736111955964" table:style-name="ce1">
            <text:p>11.0736111955964</text:p>
          </table:table-cell>
          <table:table-cell office:value-type="float" office:value="11.0453662110047" table:style-name="ce1">
            <text:p>11.0453662110047</text:p>
          </table:table-cell>
          <table:table-cell office:value-type="float" office:value="10.2313232711632" table:style-name="ce1">
            <text:p>10.2313232711632</text:p>
          </table:table-cell>
          <table:table-cell office:value-type="float" office:value="8.31129307103308" table:style-name="ce1">
            <text:p>8.31129307103308</text:p>
          </table:table-cell>
          <table:table-cell office:value-type="float" office:value="6.93575014382848" table:style-name="ce1">
            <text:p>6.93575014382848</text:p>
          </table:table-cell>
          <table:table-cell office:value-type="float" office:value="9.52486382719462" table:style-name="ce1">
            <text:p>9.52486382719462</text:p>
          </table:table-cell>
          <table:table-cell office:value-type="float" office:value="8.12656772996812" table:style-name="ce1">
            <text:p>8.12656772996812</text:p>
          </table:table-cell>
          <table:table-cell office:value-type="float" office:value="8.1184469232266" table:style-name="ce1">
            <text:p>8.1184469232266</text:p>
          </table:table-cell>
        </table:table-row>
        <table:table-row table:style-name="ro1">
          <table:table-cell office:value-type="string" table:style-name="ce1">
            <text:p>Odsonne Édouar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56</text:p>
          </table:table-cell>
          <table:table-cell office:value-type="float" office:value="9.6" table:style-name="ce1">
            <text:p>9.6</text:p>
          </table:table-cell>
          <table:table-cell office:value-type="float" office:value="8.21364613217659" table:style-name="ce1">
            <text:p>8.21364613217659</text:p>
          </table:table-cell>
          <table:table-cell office:value-type="float" office:value="7.87788121862983" table:style-name="ce1">
            <text:p>7.87788121862983</text:p>
          </table:table-cell>
          <table:table-cell office:value-type="float" office:value="9.28757903710918" table:style-name="ce1">
            <text:p>9.28757903710918</text:p>
          </table:table-cell>
          <table:table-cell office:value-type="float" office:value="8.4917530333159" table:style-name="ce1">
            <text:p>8.4917530333159</text:p>
          </table:table-cell>
          <table:table-cell office:value-type="float" office:value="7.67329257594324" table:style-name="ce1">
            <text:p>7.67329257594324</text:p>
          </table:table-cell>
          <table:table-cell office:value-type="float" office:value="10.1455849546385" table:style-name="ce1">
            <text:p>10.1455849546385</text:p>
          </table:table-cell>
          <table:table-cell office:value-type="float" office:value="8.29964886735982" table:style-name="ce1">
            <text:p>8.29964886735982</text:p>
          </table:table-cell>
          <table:table-cell office:value-type="float" office:value="11.3445869159958" table:style-name="ce1">
            <text:p>11.3445869159958</text:p>
          </table:table-cell>
          <table:table-cell office:value-type="float" office:value="14.8118270794814" table:style-name="ce1">
            <text:p>14.8118270794814</text:p>
          </table:table-cell>
        </table:table-row>
        <table:table-row table:style-name="ro1">
          <table:table-cell office:value-type="string" table:style-name="ce1">
            <text:p>Breel Embol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27</text:p>
          </table:table-cell>
          <table:table-cell office:value-type="float" office:value="10.5" table:style-name="ce1">
            <text:p>10.5</text:p>
          </table:table-cell>
          <table:table-cell office:value-type="float" office:value="7.67302238516282" table:style-name="ce1">
            <text:p>7.67302238516282</text:p>
          </table:table-cell>
          <table:table-cell office:value-type="float" office:value="8.39449278096533" table:style-name="ce1">
            <text:p>8.39449278096533</text:p>
          </table:table-cell>
          <table:table-cell office:value-type="float" office:value="9.41371249907603" table:style-name="ce1">
            <text:p>9.41371249907603</text:p>
          </table:table-cell>
          <table:table-cell office:value-type="float" office:value="7.99202327793502" table:style-name="ce1">
            <text:p>7.99202327793502</text:p>
          </table:table-cell>
          <table:table-cell office:value-type="float" office:value="7.46519184113213" table:style-name="ce1">
            <text:p>7.46519184113213</text:p>
          </table:table-cell>
          <table:table-cell office:value-type="float" office:value="7.52310410623944" table:style-name="ce1">
            <text:p>7.52310410623944</text:p>
          </table:table-cell>
          <table:table-cell office:value-type="float" office:value="8.72825296909565" table:style-name="ce1">
            <text:p>8.72825296909565</text:p>
          </table:table-cell>
          <table:table-cell office:value-type="float" office:value="8.49984306312346" table:style-name="ce1">
            <text:p>8.49984306312346</text:p>
          </table:table-cell>
          <table:table-cell office:value-type="float" office:value="11.6582844589818" table:style-name="ce1">
            <text:p>11.6582844589818</text:p>
          </table:table-cell>
        </table:table-row>
        <table:table-row table:style-name="ro1">
          <table:table-cell office:value-type="string" table:style-name="ce1">
            <text:p>Emerson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75</text:p>
          </table:table-cell>
          <table:table-cell office:value-type="float" office:value="9" table:style-name="ce1">
            <text:p>9</text:p>
          </table:table-cell>
          <table:table-cell office:value-type="float" office:value="7.76213014922369" table:style-name="ce1">
            <text:p>7.76213014922369</text:p>
          </table:table-cell>
          <table:table-cell office:value-type="float" office:value="6.88638186818949" table:style-name="ce1">
            <text:p>6.88638186818949</text:p>
          </table:table-cell>
          <table:table-cell office:value-type="float" office:value="8.53617059965466" table:style-name="ce1">
            <text:p>8.53617059965466</text:p>
          </table:table-cell>
          <table:table-cell office:value-type="float" office:value="7.69740166764351" table:style-name="ce1">
            <text:p>7.69740166764351</text:p>
          </table:table-cell>
          <table:table-cell office:value-type="float" office:value="8.96472971854018" table:style-name="ce1">
            <text:p>8.96472971854018</text:p>
          </table:table-cell>
          <table:table-cell office:value-type="float" office:value="7.83442436501649" table:style-name="ce1">
            <text:p>7.83442436501649</text:p>
          </table:table-cell>
          <table:table-cell office:value-type="float" office:value="8.87227903294034" table:style-name="ce1">
            <text:p>8.87227903294034</text:p>
          </table:table-cell>
          <table:table-cell office:value-type="float" office:value="10.2148154223157" table:style-name="ce1">
            <text:p>10.2148154223157</text:p>
          </table:table-cell>
          <table:table-cell office:value-type="float" office:value="11.8239843489358" table:style-name="ce1">
            <text:p>11.8239843489358</text:p>
          </table:table-cell>
        </table:table-row>
        <table:table-row table:style-name="ro1">
          <table:table-cell office:value-type="string" table:style-name="ce1">
            <text:p>Matias Fernandez-Pard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338</text:p>
          </table:table-cell>
          <table:table-cell office:value-type="float" office:value="10.6" table:style-name="ce1">
            <text:p>10.6</text:p>
          </table:table-cell>
          <table:table-cell office:value-type="float" office:value="9.20581949976221" table:style-name="ce1">
            <text:p>9.20581949976221</text:p>
          </table:table-cell>
          <table:table-cell office:value-type="float" office:value="12.2353940075129" table:style-name="ce1">
            <text:p>12.2353940075129</text:p>
          </table:table-cell>
          <table:table-cell office:value-type="float" office:value="14.5080046691488" table:style-name="ce1">
            <text:p>14.5080046691488</text:p>
          </table:table-cell>
          <table:table-cell office:value-type="float" office:value="10.8424150252864" table:style-name="ce1">
            <text:p>10.8424150252864</text:p>
          </table:table-cell>
          <table:table-cell office:value-type="float" office:value="16.8066986218741" table:style-name="ce1">
            <text:p>16.8066986218741</text:p>
          </table:table-cell>
          <table:table-cell office:value-type="float" office:value="9.77844332613166" table:style-name="ce1">
            <text:p>9.77844332613166</text:p>
          </table:table-cell>
          <table:table-cell office:value-type="float" office:value="16.1623540842022" table:style-name="ce1">
            <text:p>16.1623540842022</text:p>
          </table:table-cell>
          <table:table-cell office:value-type="float" office:value="9.83246632467244" table:style-name="ce1">
            <text:p>9.83246632467244</text:p>
          </table:table-cell>
          <table:table-cell office:value-type="float" office:value="9.41471599459497" table:style-name="ce1">
            <text:p>9.41471599459497</text:p>
          </table:table-cell>
        </table:table-row>
        <table:table-row table:style-name="ro1">
          <table:table-cell office:value-type="string" table:style-name="ce1">
            <text:p>Malick Fofan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82</text:p>
          </table:table-cell>
          <table:table-cell office:value-type="float" office:value="8" table:style-name="ce1">
            <text:p>8</text:p>
          </table:table-cell>
          <table:table-cell office:value-type="float" office:value="8.50183519745846" table:style-name="ce1">
            <text:p>8.50183519745846</text:p>
          </table:table-cell>
          <table:table-cell office:value-type="float" office:value="9.67202001642857" table:style-name="ce1">
            <text:p>9.67202001642857</text:p>
          </table:table-cell>
          <table:table-cell office:value-type="float" office:value="11.0453662110047" table:style-name="ce1">
            <text:p>11.0453662110047</text:p>
          </table:table-cell>
          <table:table-cell office:value-type="float" office:value="7.60020659216975" table:style-name="ce1">
            <text:p>7.60020659216975</text:p>
          </table:table-cell>
          <table:table-cell office:value-type="float" office:value="13.5493757596198" table:style-name="ce1">
            <text:p>13.5493757596198</text:p>
          </table:table-cell>
          <table:table-cell office:value-type="float" office:value="6.59230060379152" table:style-name="ce1">
            <text:p>6.59230060379152</text:p>
          </table:table-cell>
          <table:table-cell office:value-type="float" office:value="13.7735142012406" table:style-name="ce1">
            <text:p>13.7735142012406</text:p>
          </table:table-cell>
          <table:table-cell office:value-type="float" office:value="10.2148154223157" table:style-name="ce1">
            <text:p>10.2148154223157</text:p>
          </table:table-cell>
          <table:table-cell office:value-type="float" office:value="9.32726203368759" table:style-name="ce1">
            <text:p>9.32726203368759</text:p>
          </table:table-cell>
        </table:table-row>
        <table:table-row table:style-name="ro1">
          <table:table-cell office:value-type="string" table:style-name="ce1">
            <text:p>Yann Gboh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58</text:p>
          </table:table-cell>
          <table:table-cell office:value-type="float" office:value="15" table:style-name="ce1">
            <text:p>15</text:p>
          </table:table-cell>
          <table:table-cell office:value-type="float" office:value="8.78604990657022" table:style-name="ce1">
            <text:p>8.78604990657022</text:p>
          </table:table-cell>
          <table:table-cell office:value-type="float" office:value="12.8806267347043" table:style-name="ce1">
            <text:p>12.8806267347043</text:p>
          </table:table-cell>
          <table:table-cell office:value-type="float" office:value="11.8930837043201" table:style-name="ce1">
            <text:p>11.8930837043201</text:p>
          </table:table-cell>
          <table:table-cell office:value-type="float" office:value="16.3778938117443" table:style-name="ce1">
            <text:p>16.3778938117443</text:p>
          </table:table-cell>
          <table:table-cell office:value-type="float" office:value="16.9531687184292" table:style-name="ce1">
            <text:p>16.9531687184292</text:p>
          </table:table-cell>
          <table:table-cell office:value-type="float" office:value="10.7025442675543" table:style-name="ce1">
            <text:p>10.7025442675543</text:p>
          </table:table-cell>
          <table:table-cell office:value-type="float" office:value="15.3253322403184" table:style-name="ce1">
            <text:p>15.3253322403184</text:p>
          </table:table-cell>
          <table:table-cell office:value-type="float" office:value="7.44326612194587" table:style-name="ce1">
            <text:p>7.44326612194587</text:p>
          </table:table-cell>
          <table:table-cell office:value-type="float" office:value="12.2310443586786" table:style-name="ce1">
            <text:p>12.2310443586786</text:p>
          </table:table-cell>
        </table:table-row>
        <table:table-row table:style-name="ro1">
          <table:table-cell office:value-type="string" table:style-name="ce1">
            <text:p>Willem Geubbel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44</text:p>
          </table:table-cell>
          <table:table-cell office:value-type="float" office:value="7.4" table:style-name="ce1">
            <text:p>7.4</text:p>
          </table:table-cell>
          <table:table-cell office:value-type="float" office:value="7.12977742046431" table:style-name="ce1">
            <text:p>7.12977742046431</text:p>
          </table:table-cell>
          <table:table-cell office:value-type="float" office:value="7.2868285895028" table:style-name="ce1">
            <text:p>7.2868285895028</text:p>
          </table:table-cell>
          <table:table-cell office:value-type="float" office:value="6.53130623972406" table:style-name="ce1">
            <text:p>6.53130623972406</text:p>
          </table:table-cell>
          <table:table-cell office:value-type="float" office:value="6.57143658483664" table:style-name="ce1">
            <text:p>6.57143658483664</text:p>
          </table:table-cell>
          <table:table-cell office:value-type="float" office:value="7.25974569068306" table:style-name="ce1">
            <text:p>7.25974569068306</text:p>
          </table:table-cell>
          <table:table-cell office:value-type="float" office:value="4.86840328165316" table:style-name="ce1">
            <text:p>4.86840328165316</text:p>
          </table:table-cell>
          <table:table-cell office:value-type="float" office:value="8.37066650985405" table:style-name="ce1">
            <text:p>8.37066650985405</text:p>
          </table:table-cell>
          <table:table-cell office:value-type="float" office:value="8.12656772996812" table:style-name="ce1">
            <text:p>8.12656772996812</text:p>
          </table:table-cell>
          <table:table-cell office:value-type="float" office:value="11.2378116423947" table:style-name="ce1">
            <text:p>11.2378116423947</text:p>
          </table:table-cell>
        </table:table-row>
        <table:table-row table:style-name="ro1">
          <table:table-cell office:value-type="string" table:style-name="ce1">
            <text:p>Olivier Girou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9-099</text:p>
          </table:table-cell>
          <table:table-cell office:value-type="float" office:value="12.1" table:style-name="ce1">
            <text:p>12.1</text:p>
          </table:table-cell>
          <table:table-cell office:value-type="float" office:value="7.54649233020507" table:style-name="ce1">
            <text:p>7.54649233020507</text:p>
          </table:table-cell>
          <table:table-cell office:value-type="float" office:value="9.29553192725036" table:style-name="ce1">
            <text:p>9.29553192725036</text:p>
          </table:table-cell>
          <table:table-cell office:value-type="float" office:value="9.91891685483508" table:style-name="ce1">
            <text:p>9.91891685483508</text:p>
          </table:table-cell>
          <table:table-cell office:value-type="float" office:value="8.19073357927461" table:style-name="ce1">
            <text:p>8.19073357927461</text:p>
          </table:table-cell>
          <table:table-cell office:value-type="float" office:value="5.91150979195651" table:style-name="ce1">
            <text:p>5.91150979195651</text:p>
          </table:table-cell>
          <table:table-cell office:value-type="float" office:value="8.77606424284297" table:style-name="ce1">
            <text:p>8.77606424284297</text:p>
          </table:table-cell>
          <table:table-cell office:value-type="float" office:value="7.66999692501427" table:style-name="ce1">
            <text:p>7.66999692501427</text:p>
          </table:table-cell>
          <table:table-cell office:value-type="float" office:value="8.40605133552704" table:style-name="ce1">
            <text:p>8.40605133552704</text:p>
          </table:table-cell>
          <table:table-cell office:value-type="float" office:value="13.377696562818" table:style-name="ce1">
            <text:p>13.377696562818</text:p>
          </table:table-cell>
        </table:table-row>
        <table:table-row table:style-name="ro1">
          <table:table-cell office:value-type="string" table:style-name="ce1">
            <text:p>Aleksandr Golovi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222</text:p>
          </table:table-cell>
          <table:table-cell office:value-type="float" office:value="8.2" table:style-name="ce1">
            <text:p>8.2</text:p>
          </table:table-cell>
          <table:table-cell office:value-type="float" office:value="8.3835831211578" table:style-name="ce1">
            <text:p>8.3835831211578</text:p>
          </table:table-cell>
          <table:table-cell office:value-type="float" office:value="11.2871524917306" table:style-name="ce1">
            <text:p>11.2871524917306</text:p>
          </table:table-cell>
          <table:table-cell office:value-type="float" office:value="8.04403881611394" table:style-name="ce1">
            <text:p>8.04403881611394</text:p>
          </table:table-cell>
          <table:table-cell office:value-type="float" office:value="11.1441721025796" table:style-name="ce1">
            <text:p>11.1441721025796</text:p>
          </table:table-cell>
          <table:table-cell office:value-type="float" office:value="8.7456300437642" table:style-name="ce1">
            <text:p>8.7456300437642</text:p>
          </table:table-cell>
          <table:table-cell office:value-type="float" office:value="11.8791561798737" table:style-name="ce1">
            <text:p>11.8791561798737</text:p>
          </table:table-cell>
          <table:table-cell office:value-type="float" office:value="9.1616100354633" table:style-name="ce1">
            <text:p>9.1616100354633</text:p>
          </table:table-cell>
          <table:table-cell office:value-type="float" office:value="9.54529951184419" table:style-name="ce1">
            <text:p>9.54529951184419</text:p>
          </table:table-cell>
          <table:table-cell office:value-type="float" office:value="8.71813091360484" table:style-name="ce1">
            <text:p>8.71813091360484</text:p>
          </table:table-cell>
        </table:table-row>
        <table:table-row table:style-name="ro1">
          <table:table-cell office:value-type="string" table:style-name="ce1">
            <text:p>Mason Greenwoo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98</text:p>
          </table:table-cell>
          <table:table-cell office:value-type="float" office:value="14.4" table:style-name="ce1">
            <text:p>14.4</text:p>
          </table:table-cell>
          <table:table-cell office:value-type="float" office:value="9.68824585215469" table:style-name="ce1">
            <text:p>9.68824585215469</text:p>
          </table:table-cell>
          <table:table-cell office:value-type="float" office:value="17.6953353201666" table:style-name="ce1">
            <text:p>17.6953353201666</text:p>
          </table:table-cell>
          <table:table-cell office:value-type="float" office:value="16.3998187226724" table:style-name="ce1">
            <text:p>16.3998187226724</text:p>
          </table:table-cell>
          <table:table-cell office:value-type="float" office:value="17.8161579137047" table:style-name="ce1">
            <text:p>17.8161579137047</text:p>
          </table:table-cell>
          <table:table-cell office:value-type="float" office:value="16.8066986218741" table:style-name="ce1">
            <text:p>16.8066986218741</text:p>
          </table:table-cell>
          <table:table-cell office:value-type="float" office:value="9.83646387620526" table:style-name="ce1">
            <text:p>9.83646387620526</text:p>
          </table:table-cell>
          <table:table-cell office:value-type="float" office:value="16.6731065463538" table:style-name="ce1">
            <text:p>16.6731065463538</text:p>
          </table:table-cell>
          <table:table-cell office:value-type="float" office:value="11.8013679592351" table:style-name="ce1">
            <text:p>11.8013679592351</text:p>
          </table:table-cell>
          <table:table-cell office:value-type="float" office:value="17.5710559849449" table:style-name="ce1">
            <text:p>17.5710559849449</text:p>
          </table:table-cell>
        </table:table-row>
        <table:table-row table:style-name="ro1">
          <table:table-cell office:value-type="string" table:style-name="ce1">
            <text:p>Bahereba Guirassy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131</text:p>
          </table:table-cell>
          <table:table-cell office:value-type="float" office:value="7.8" table:style-name="ce1">
            <text:p>7.8</text:p>
          </table:table-cell>
          <table:table-cell office:value-type="float" office:value="7.73025656268641" table:style-name="ce1">
            <text:p>7.73025656268641</text:p>
          </table:table-cell>
          <table:table-cell office:value-type="float" office:value="7.75807615580024" table:style-name="ce1">
            <text:p>7.75807615580024</text:p>
          </table:table-cell>
          <table:table-cell office:value-type="float" office:value="7.6817256572632" table:style-name="ce1">
            <text:p>7.6817256572632</text:p>
          </table:table-cell>
          <table:table-cell office:value-type="float" office:value="7.21707746412641" table:style-name="ce1">
            <text:p>7.21707746412641</text:p>
          </table:table-cell>
          <table:table-cell office:value-type="float" office:value="10.2891303197832" table:style-name="ce1">
            <text:p>10.2891303197832</text:p>
          </table:table-cell>
          <table:table-cell office:value-type="float" office:value="6.34159533110988" table:style-name="ce1">
            <text:p>6.34159533110988</text:p>
          </table:table-cell>
          <table:table-cell office:value-type="float" office:value="9.96146093478515" table:style-name="ce1">
            <text:p>9.96146093478515</text:p>
          </table:table-cell>
          <table:table-cell office:value-type="float" office:value="7.94202460905805" table:style-name="ce1">
            <text:p>7.94202460905805</text:p>
          </table:table-cell>
          <table:table-cell office:value-type="float" office:value="8.37393726263708" table:style-name="ce1">
            <text:p>8.37393726263708</text:p>
          </table:table-cell>
        </table:table-row>
        <table:table-row table:style-name="ro1">
          <table:table-cell office:value-type="string" table:style-name="ce1">
            <text:p>Lee Kang-i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322</text:p>
          </table:table-cell>
          <table:table-cell office:value-type="float" office:value="9.6" table:style-name="ce1">
            <text:p>9.6</text:p>
          </table:table-cell>
          <table:table-cell office:value-type="float" office:value="10.1506871108864" table:style-name="ce1">
            <text:p>10.1506871108864</text:p>
          </table:table-cell>
          <table:table-cell office:value-type="float" office:value="17.4010084825517" table:style-name="ce1">
            <text:p>17.4010084825517</text:p>
          </table:table-cell>
          <table:table-cell office:value-type="float" office:value="13.0291034092702" table:style-name="ce1">
            <text:p>13.0291034092702</text:p>
          </table:table-cell>
          <table:table-cell office:value-type="float" office:value="17.1608779086869" table:style-name="ce1">
            <text:p>17.1608779086869</text:p>
          </table:table-cell>
          <table:table-cell office:value-type="float" office:value="12.0042840897292" table:style-name="ce1">
            <text:p>12.0042840897292</text:p>
          </table:table-cell>
          <table:table-cell office:value-type="float" office:value="9.44968301135317" table:style-name="ce1">
            <text:p>9.44968301135317</text:p>
          </table:table-cell>
          <table:table-cell office:value-type="float" office:value="11.9483933873431" table:style-name="ce1">
            <text:p>11.9483933873431</text:p>
          </table:table-cell>
          <table:table-cell office:value-type="float" office:value="8.83018384345776" table:style-name="ce1">
            <text:p>8.83018384345776</text:p>
          </table:table-cell>
          <table:table-cell office:value-type="float" office:value="7.5336619965053" table:style-name="ce1">
            <text:p>7.5336619965053</text:p>
          </table:table-cell>
        </table:table-row>
        <table:table-row table:style-name="ro1">
          <table:table-cell office:value-type="string" table:style-name="ce1">
            <text:p>Adam Karabec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189</text:p>
          </table:table-cell>
          <table:table-cell office:value-type="float" office:value="8.5" table:style-name="ce1">
            <text:p>8.5</text:p>
          </table:table-cell>
          <table:table-cell office:value-type="float" office:value="8.13559111874325" table:style-name="ce1">
            <text:p>8.13559111874325</text:p>
          </table:table-cell>
          <table:table-cell office:value-type="float" office:value="10.3303065890622" table:style-name="ce1">
            <text:p>10.3303065890622</text:p>
          </table:table-cell>
          <table:table-cell office:value-type="float" office:value="8.28896483214507" table:style-name="ce1">
            <text:p>8.28896483214507</text:p>
          </table:table-cell>
          <table:table-cell office:value-type="float" office:value="10.3336941837613" table:style-name="ce1">
            <text:p>10.3336941837613</text:p>
          </table:table-cell>
          <table:table-cell office:value-type="float" office:value="9.84765501791066" table:style-name="ce1">
            <text:p>9.84765501791066</text:p>
          </table:table-cell>
          <table:table-cell office:value-type="float" office:value="10.7025442675543" table:style-name="ce1">
            <text:p>10.7025442675543</text:p>
          </table:table-cell>
          <table:table-cell office:value-type="float" office:value="10.5412277877284" table:style-name="ce1">
            <text:p>10.5412277877284</text:p>
          </table:table-cell>
          <table:table-cell office:value-type="float" office:value="7.17742170705052" table:style-name="ce1">
            <text:p>7.17742170705052</text:p>
          </table:table-cell>
          <table:table-cell office:value-type="float" office:value="7.5336619965053" table:style-name="ce1">
            <text:p>7.5336619965053</text:p>
          </table:table-cell>
        </table:table-row>
        <table:table-row table:style-name="ro1">
          <table:table-cell office:value-type="string" table:style-name="ce1">
            <text:p>Dermane Karim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031</text:p>
          </table:table-cell>
          <table:table-cell office:value-type="float" office:value="8.7" table:style-name="ce1">
            <text:p>8.7</text:p>
          </table:table-cell>
          <table:table-cell office:value-type="float" office:value="8.69327142251282" table:style-name="ce1">
            <text:p>8.69327142251282</text:p>
          </table:table-cell>
          <table:table-cell office:value-type="float" office:value="11.8564026232453" table:style-name="ce1">
            <text:p>11.8564026232453</text:p>
          </table:table-cell>
          <table:table-cell office:value-type="float" office:value="8.78527324675096" table:style-name="ce1">
            <text:p>8.78527324675096</text:p>
          </table:table-cell>
          <table:table-cell office:value-type="float" office:value="11.1441721025796" table:style-name="ce1">
            <text:p>11.1441721025796</text:p>
          </table:table-cell>
          <table:table-cell office:value-type="float" office:value="10.7276420984117" table:style-name="ce1">
            <text:p>10.7276420984117</text:p>
          </table:table-cell>
          <table:table-cell office:value-type="float" office:value="8.09459415291832" table:style-name="ce1">
            <text:p>8.09459415291832</text:p>
          </table:table-cell>
          <table:table-cell office:value-type="float" office:value="9.59762748945028" table:style-name="ce1">
            <text:p>9.59762748945028</text:p>
          </table:table-cell>
          <table:table-cell office:value-type="float" office:value="5.69919190847652" table:style-name="ce1">
            <text:p>5.69919190847652</text:p>
          </table:table-cell>
          <table:table-cell office:value-type="float" office:value="6.05792993296298" table:style-name="ce1">
            <text:p>6.05792993296298</text:p>
          </table:table-cell>
        </table:table-row>
        <table:table-row table:style-name="ro1">
          <table:table-cell office:value-type="string" table:style-name="ce1">
            <text:p>Ilan Kebbal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82</text:p>
          </table:table-cell>
          <table:table-cell office:value-type="float" office:value="15.6" table:style-name="ce1">
            <text:p>15.6</text:p>
          </table:table-cell>
          <table:table-cell office:value-type="float" office:value="9.46024452761284" table:style-name="ce1">
            <text:p>9.46024452761284</text:p>
          </table:table-cell>
          <table:table-cell office:value-type="float" office:value="18.2938360486404" table:style-name="ce1">
            <text:p>18.2938360486404</text:p>
          </table:table-cell>
          <table:table-cell office:value-type="float" office:value="16.2919115552554" table:style-name="ce1">
            <text:p>16.2919115552554</text:p>
          </table:table-cell>
          <table:table-cell office:value-type="float" office:value="18.2918346386098" table:style-name="ce1">
            <text:p>18.2918346386098</text:p>
          </table:table-cell>
          <table:table-cell office:value-type="float" office:value="17.1511737510382" table:style-name="ce1">
            <text:p>17.1511737510382</text:p>
          </table:table-cell>
          <table:table-cell office:value-type="float" office:value="9.33377143497117" table:style-name="ce1">
            <text:p>9.33377143497117</text:p>
          </table:table-cell>
          <table:table-cell office:value-type="float" office:value="15.9187015149277" table:style-name="ce1">
            <text:p>15.9187015149277</text:p>
          </table:table-cell>
          <table:table-cell office:value-type="float" office:value="7.94202460905805" table:style-name="ce1">
            <text:p>7.94202460905805</text:p>
          </table:table-cell>
          <table:table-cell office:value-type="float" office:value="13.7999448276234" table:style-name="ce1">
            <text:p>13.7999448276234</text:p>
          </table:table-cell>
        </table:table-row>
        <table:table-row table:style-name="ro1">
          <table:table-cell office:value-type="string" table:style-name="ce1">
            <text:p>Jean-Philippe Krass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74</text:p>
          </table:table-cell>
          <table:table-cell office:value-type="float" office:value="8" table:style-name="ce1">
            <text:p>8</text:p>
          </table:table-cell>
          <table:table-cell office:value-type="float" office:value="8.83916060531789" table:style-name="ce1">
            <text:p>8.83916060531789</text:p>
          </table:table-cell>
          <table:table-cell office:value-type="float" office:value="7.78795810752755" table:style-name="ce1">
            <text:p>7.78795810752755</text:p>
          </table:table-cell>
          <table:table-cell office:value-type="float" office:value="13.0291034092702" table:style-name="ce1">
            <text:p>13.0291034092702</text:p>
          </table:table-cell>
          <table:table-cell office:value-type="float" office:value="7.79511810465279" table:style-name="ce1">
            <text:p>7.79511810465279</text:p>
          </table:table-cell>
          <table:table-cell office:value-type="float" office:value="7.25974569068306" table:style-name="ce1">
            <text:p>7.25974569068306</text:p>
          </table:table-cell>
          <table:table-cell office:value-type="float" office:value="7.0758909122852" table:style-name="ce1">
            <text:p>7.0758909122852</text:p>
          </table:table-cell>
          <table:table-cell office:value-type="float" office:value="8.29964886735982" table:style-name="ce1">
            <text:p>8.29964886735982</text:p>
          </table:table-cell>
          <table:table-cell office:value-type="float" office:value="9.02013865862294" table:style-name="ce1">
            <text:p>9.02013865862294</text:p>
          </table:table-cell>
          <table:table-cell office:value-type="float" office:value="9.15259478050073" table:style-name="ce1">
            <text:p>9.15259478050073</text:p>
          </table:table-cell>
        </table:table-row>
        <table:table-row table:style-name="ro1">
          <table:table-cell office:value-type="string" table:style-name="ce1">
            <text:p>Khvicha Kvaratskheli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29</text:p>
          </table:table-cell>
          <table:table-cell office:value-type="float" office:value="7.6" table:style-name="ce1">
            <text:p>7.6</text:p>
          </table:table-cell>
          <table:table-cell office:value-type="float" office:value="10.6305474836582" table:style-name="ce1">
            <text:p>10.6305474836582</text:p>
          </table:table-cell>
          <table:table-cell office:value-type="float" office:value="14.4895549868476" table:style-name="ce1">
            <text:p>14.4895549868476</text:p>
          </table:table-cell>
          <table:table-cell office:value-type="float" office:value="14.9328652456366" table:style-name="ce1">
            <text:p>14.9328652456366</text:p>
          </table:table-cell>
          <table:table-cell office:value-type="float" office:value="11.7366341075669" table:style-name="ce1">
            <text:p>11.7366341075669</text:p>
          </table:table-cell>
          <table:table-cell office:value-type="float" office:value="14.5477242520261" table:style-name="ce1">
            <text:p>14.5477242520261</text:p>
          </table:table-cell>
          <table:table-cell office:value-type="float" office:value="10.2419956240432" table:style-name="ce1">
            <text:p>10.2419956240432</text:p>
          </table:table-cell>
          <table:table-cell office:value-type="float" office:value="14.7285579646904" table:style-name="ce1">
            <text:p>14.7285579646904</text:p>
          </table:table-cell>
          <table:table-cell office:value-type="float" office:value="13.3739313263346" table:style-name="ce1">
            <text:p>13.3739313263346</text:p>
          </table:table-cell>
          <table:table-cell office:value-type="float" office:value="9.7649291818017" table:style-name="ce1">
            <text:p>9.7649291818017</text:p>
          </table:table-cell>
        </table:table-row>
        <table:table-row table:style-name="ro1">
          <table:table-cell office:value-type="string" table:style-name="ce1">
            <text:p>Esteban Lepaul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64</text:p>
          </table:table-cell>
          <table:table-cell office:value-type="float" office:value="12.7" table:style-name="ce1">
            <text:p>12.7</text:p>
          </table:table-cell>
          <table:table-cell office:value-type="float" office:value="7.49614251773009" table:style-name="ce1">
            <text:p>7.49614251773009</text:p>
          </table:table-cell>
          <table:table-cell office:value-type="float" office:value="9.26420633447172" table:style-name="ce1">
            <text:p>9.26420633447172</text:p>
          </table:table-cell>
          <table:table-cell office:value-type="float" office:value="11.6545023737442" table:style-name="ce1">
            <text:p>11.6545023737442</text:p>
          </table:table-cell>
          <table:table-cell office:value-type="float" office:value="8.99960967381192" table:style-name="ce1">
            <text:p>8.99960967381192</text:p>
          </table:table-cell>
          <table:table-cell office:value-type="float" office:value="7.05715929458672" table:style-name="ce1">
            <text:p>7.05715929458672</text:p>
          </table:table-cell>
          <table:table-cell office:value-type="float" office:value="6.47454504102692" table:style-name="ce1">
            <text:p>6.47454504102692</text:p>
          </table:table-cell>
          <table:table-cell office:value-type="float" office:value="8.94446646581187" table:style-name="ce1">
            <text:p>8.94446646581187</text:p>
          </table:table-cell>
          <table:table-cell office:value-type="float" office:value="10.1193540891283" table:style-name="ce1">
            <text:p>10.1193540891283</text:p>
          </table:table-cell>
          <table:table-cell office:value-type="float" office:value="16.1759484629557" table:style-name="ce1">
            <text:p>16.1759484629557</text:p>
          </table:table-cell>
        </table:table-row>
        <table:table-row table:style-name="ro1">
          <table:table-cell office:value-type="string" table:style-name="ce1">
            <text:p>Danny Load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32</text:p>
          </table:table-cell>
          <table:table-cell office:value-type="float" office:value="13.1" table:style-name="ce1">
            <text:p>13.1</text:p>
          </table:table-cell>
          <table:table-cell office:value-type="float" office:value="8.18760019186712" table:style-name="ce1">
            <text:p>8.18760019186712</text:p>
          </table:table-cell>
          <table:table-cell office:value-type="float" office:value="11.8858835224528" table:style-name="ce1">
            <text:p>11.8858835224528</text:p>
          </table:table-cell>
          <table:table-cell office:value-type="float" office:value="10.2970611514761" table:style-name="ce1">
            <text:p>10.2970611514761</text:p>
          </table:table-cell>
          <table:table-cell office:value-type="float" office:value="11.1441721025796" table:style-name="ce1">
            <text:p>11.1441721025796</text:p>
          </table:table-cell>
          <table:table-cell office:value-type="float" office:value="10.2891303197832" table:style-name="ce1">
            <text:p>10.2891303197832</text:p>
          </table:table-cell>
          <table:table-cell office:value-type="float" office:value="6.1779197363104" table:style-name="ce1">
            <text:p>6.1779197363104</text:p>
          </table:table-cell>
          <table:table-cell office:value-type="float" office:value="10.3967769633103" table:style-name="ce1">
            <text:p>10.3967769633103</text:p>
          </table:table-cell>
          <table:table-cell office:value-type="float" office:value="8.87760241418113" table:style-name="ce1">
            <text:p>8.87760241418113</text:p>
          </table:table-cell>
          <table:table-cell office:value-type="float" office:value="10.0275185970222" table:style-name="ce1">
            <text:p>10.0275185970222</text:p>
          </table:table-cell>
        </table:table-row>
        <table:table-row table:style-name="ro1">
          <table:table-cell office:value-type="string" table:style-name="ce1">
            <text:p>Frank Magr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125</text:p>
          </table:table-cell>
          <table:table-cell office:value-type="float" office:value="13" table:style-name="ce1">
            <text:p>13</text:p>
          </table:table-cell>
          <table:table-cell office:value-type="float" office:value="7.66032819110617" table:style-name="ce1">
            <text:p>7.66032819110617</text:p>
          </table:table-cell>
          <table:table-cell office:value-type="float" office:value="8.64108942120291" table:style-name="ce1">
            <text:p>8.64108942120291</text:p>
          </table:table-cell>
          <table:table-cell office:value-type="float" office:value="7.80176092363222" table:style-name="ce1">
            <text:p>7.80176092363222</text:p>
          </table:table-cell>
          <table:table-cell office:value-type="float" office:value="9.10186428450888" table:style-name="ce1">
            <text:p>9.10186428450888</text:p>
          </table:table-cell>
          <table:table-cell office:value-type="float" office:value="7.25974569068306" table:style-name="ce1">
            <text:p>7.25974569068306</text:p>
          </table:table-cell>
          <table:table-cell office:value-type="float" office:value="8.77606424284297" table:style-name="ce1">
            <text:p>8.77606424284297</text:p>
          </table:table-cell>
          <table:table-cell office:value-type="float" office:value="9.1616100354633" table:style-name="ce1">
            <text:p>9.1616100354633</text:p>
          </table:table-cell>
          <table:table-cell office:value-type="float" office:value="8.17293635047704" table:style-name="ce1">
            <text:p>8.17293635047704</text:p>
          </table:table-cell>
          <table:table-cell office:value-type="float" office:value="11.7413264363591" table:style-name="ce1">
            <text:p>11.7413264363591</text:p>
          </table:table-cell>
        </table:table-row>
        <table:table-row table:style-name="ro1">
          <table:table-cell office:value-type="string" table:style-name="ce1">
            <text:p>Sekou Mar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61</text:p>
          </table:table-cell>
          <table:table-cell office:value-type="float" office:value="8.1" table:style-name="ce1">
            <text:p>8.1</text:p>
          </table:table-cell>
          <table:table-cell office:value-type="float" office:value="8.08369539236832" table:style-name="ce1">
            <text:p>8.08369539236832</text:p>
          </table:table-cell>
          <table:table-cell office:value-type="float" office:value="7.37414707126375" table:style-name="ce1">
            <text:p>7.37414707126375</text:p>
          </table:table-cell>
          <table:table-cell office:value-type="float" office:value="8.28896483214507" table:style-name="ce1">
            <text:p>8.28896483214507</text:p>
          </table:table-cell>
          <table:table-cell office:value-type="float" office:value="7.60020659216975" table:style-name="ce1">
            <text:p>7.60020659216975</text:p>
          </table:table-cell>
          <table:table-cell office:value-type="float" office:value="7.05715929458672" table:style-name="ce1">
            <text:p>7.05715929458672</text:p>
          </table:table-cell>
          <table:table-cell office:value-type="float" office:value="9.83646387620526" table:style-name="ce1">
            <text:p>9.83646387620526</text:p>
          </table:table-cell>
          <table:table-cell office:value-type="float" office:value="6.79960933207196" table:style-name="ce1">
            <text:p>6.79960933207196</text:p>
          </table:table-cell>
          <table:table-cell office:value-type="float" office:value="8.40605133552704" table:style-name="ce1">
            <text:p>8.40605133552704</text:p>
          </table:table-cell>
          <table:table-cell office:value-type="float" office:value="6.81150271766971" table:style-name="ce1">
            <text:p>6.81150271766971</text:p>
          </table:table-cell>
        </table:table-row>
        <table:table-row table:style-name="ro1">
          <table:table-cell office:value-type="string" table:style-name="ce1">
            <text:p>Senny Mayulu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19-235</text:p>
          </table:table-cell>
          <table:table-cell office:value-type="float" office:value="9.7" table:style-name="ce1">
            <text:p>9.7</text:p>
          </table:table-cell>
          <table:table-cell office:value-type="float" office:value="8.46236624287202" table:style-name="ce1">
            <text:p>8.46236624287202</text:p>
          </table:table-cell>
          <table:table-cell office:value-type="float" office:value="14.1490419815343" table:style-name="ce1">
            <text:p>14.1490419815343</text:p>
          </table:table-cell>
          <table:table-cell office:value-type="float" office:value="11.5340376446236" table:style-name="ce1">
            <text:p>11.5340376446236</text:p>
          </table:table-cell>
          <table:table-cell office:value-type="float" office:value="10.7411792893419" table:style-name="ce1">
            <text:p>10.7411792893419</text:p>
          </table:table-cell>
          <table:table-cell office:value-type="float" office:value="9.84765501791066" table:style-name="ce1">
            <text:p>9.84765501791066</text:p>
          </table:table-cell>
          <table:table-cell office:value-type="float" office:value="6.79715768866593" table:style-name="ce1">
            <text:p>6.79715768866593</text:p>
          </table:table-cell>
          <table:table-cell office:value-type="float" office:value="10.4690547047055" table:style-name="ce1">
            <text:p>10.4690547047055</text:p>
          </table:table-cell>
          <table:table-cell office:value-type="float" office:value="7.39863296646543" table:style-name="ce1">
            <text:p>7.39863296646543</text:p>
          </table:table-cell>
          <table:table-cell office:value-type="float" office:value="9.15259478050073" table:style-name="ce1">
            <text:p>9.15259478050073</text:p>
          </table:table-cell>
        </table:table-row>
        <table:table-row table:style-name="ro1">
          <table:table-cell office:value-type="string" table:style-name="ce1">
            <text:p>Ibrahim Mbay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7-348</text:p>
          </table:table-cell>
          <table:table-cell office:value-type="float" office:value="7.3" table:style-name="ce1">
            <text:p>7.3</text:p>
          </table:table-cell>
          <table:table-cell office:value-type="float" office:value="9.99669015735144" table:style-name="ce1">
            <text:p>9.99669015735144</text:p>
          </table:table-cell>
          <table:table-cell office:value-type="float" office:value="14.0550080201286" table:style-name="ce1">
            <text:p>14.0550080201286</text:p>
          </table:table-cell>
          <table:table-cell office:value-type="float" office:value="12.4739793194676" table:style-name="ce1">
            <text:p>12.4739793194676</text:p>
          </table:table-cell>
          <table:table-cell office:value-type="float" office:value="9.92345389356447" table:style-name="ce1">
            <text:p>9.92345389356447</text:p>
          </table:table-cell>
          <table:table-cell office:value-type="float" office:value="13.898728359482" table:style-name="ce1">
            <text:p>13.898728359482</text:p>
          </table:table-cell>
          <table:table-cell office:value-type="float" office:value="7.66893703098614" table:style-name="ce1">
            <text:p>7.66893703098614</text:p>
          </table:table-cell>
          <table:table-cell office:value-type="float" office:value="14.7285579646904" table:style-name="ce1">
            <text:p>14.7285579646904</text:p>
          </table:table-cell>
          <table:table-cell office:value-type="float" office:value="8.12656772996812" table:style-name="ce1">
            <text:p>8.12656772996812</text:p>
          </table:table-cell>
          <table:table-cell office:value-type="float" office:value="7.37001980926531" table:style-name="ce1">
            <text:p>7.37001980926531</text:p>
          </table:table-cell>
        </table:table-row>
        <table:table-row table:style-name="ro1">
          <table:table-cell office:value-type="string" table:style-name="ce1">
            <text:p>Pathé Mboup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34</text:p>
          </table:table-cell>
          <table:table-cell office:value-type="float" office:value="8.3" table:style-name="ce1">
            <text:p>8.3</text:p>
          </table:table-cell>
          <table:table-cell office:value-type="float" office:value="7.64764301857779" table:style-name="ce1">
            <text:p>7.64764301857779</text:p>
          </table:table-cell>
          <table:table-cell office:value-type="float" office:value="7.66871671021985" table:style-name="ce1">
            <text:p>7.66871671021985</text:p>
          </table:table-cell>
          <table:table-cell office:value-type="float" office:value="6.86587985219843" table:style-name="ce1">
            <text:p>6.86587985219843</text:p>
          </table:table-cell>
          <table:table-cell office:value-type="float" office:value="8.19073357927461" table:style-name="ce1">
            <text:p>8.19073357927461</text:p>
          </table:table-cell>
          <table:table-cell office:value-type="float" office:value="9.18475849091924" table:style-name="ce1">
            <text:p>9.18475849091924</text:p>
          </table:table-cell>
          <table:table-cell office:value-type="float" office:value="7.65064096579841" table:style-name="ce1">
            <text:p>7.65064096579841</text:p>
          </table:table-cell>
          <table:table-cell office:value-type="float" office:value="8.80020466060496" table:style-name="ce1">
            <text:p>8.80020466060496</text:p>
          </table:table-cell>
          <table:table-cell office:value-type="float" office:value="9.49745438538329" table:style-name="ce1">
            <text:p>9.49745438538329</text:p>
          </table:table-cell>
          <table:table-cell office:value-type="float" office:value="8.03387292583225" table:style-name="ce1">
            <text:p>8.03387292583225</text:p>
          </table:table-cell>
        </table:table-row>
        <table:table-row table:style-name="ro1">
          <table:table-cell office:value-type="string" table:style-name="ce1">
            <text:p>Takumi Minamin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356</text:p>
          </table:table-cell>
          <table:table-cell office:value-type="float" office:value="10.5" table:style-name="ce1">
            <text:p>10.5</text:p>
          </table:table-cell>
          <table:table-cell office:value-type="float" office:value="7.86448369657153" table:style-name="ce1">
            <text:p>7.86448369657153</text:p>
          </table:table-cell>
          <table:table-cell office:value-type="float" office:value="11.0736111955964" table:style-name="ce1">
            <text:p>11.0736111955964</text:p>
          </table:table-cell>
          <table:table-cell office:value-type="float" office:value="13.0291034092702" table:style-name="ce1">
            <text:p>13.0291034092702</text:p>
          </table:table-cell>
          <table:table-cell office:value-type="float" office:value="12.310133357196" table:style-name="ce1">
            <text:p>12.310133357196</text:p>
          </table:table-cell>
          <table:table-cell office:value-type="float" office:value="10.0686249112019" table:style-name="ce1">
            <text:p>10.0686249112019</text:p>
          </table:table-cell>
          <table:table-cell office:value-type="float" office:value="7.52310410623944" table:style-name="ce1">
            <text:p>7.52310410623944</text:p>
          </table:table-cell>
          <table:table-cell office:value-type="float" office:value="9.96146093478515" table:style-name="ce1">
            <text:p>9.96146093478515</text:p>
          </table:table-cell>
          <table:table-cell office:value-type="float" office:value="8.08028977794066" table:style-name="ce1">
            <text:p>8.08028977794066</text:p>
          </table:table-cell>
          <table:table-cell office:value-type="float" office:value="10.6371603225852" table:style-name="ce1">
            <text:p>10.6371603225852</text:p>
          </table:table-cell>
        </table:table-row>
        <table:table-row table:style-name="ro1">
          <table:table-cell office:value-type="string" table:style-name="ce1">
            <text:p>Mostafa Mohame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040</text:p>
          </table:table-cell>
          <table:table-cell office:value-type="float" office:value="8.4" table:style-name="ce1">
            <text:p>8.4</text:p>
          </table:table-cell>
          <table:table-cell office:value-type="float" office:value="7.04420446955284" table:style-name="ce1">
            <text:p>7.04420446955284</text:p>
          </table:table-cell>
          <table:table-cell office:value-type="float" office:value="6.41725743467138" table:style-name="ce1">
            <text:p>6.41725743467138</text:p>
          </table:table-cell>
          <table:table-cell office:value-type="float" office:value="5.69112311205418" table:style-name="ce1">
            <text:p>5.69112311205418</text:p>
          </table:table-cell>
          <table:table-cell office:value-type="float" office:value="6.66155278056089" table:style-name="ce1">
            <text:p>6.66155278056089</text:p>
          </table:table-cell>
          <table:table-cell office:value-type="float" office:value="6.66132177904471" table:style-name="ce1">
            <text:p>6.66132177904471</text:p>
          </table:table-cell>
          <table:table-cell office:value-type="float" office:value="5.79695366807793" table:style-name="ce1">
            <text:p>5.79695366807793</text:p>
          </table:table-cell>
          <table:table-cell office:value-type="float" office:value="6.29286013766418" table:style-name="ce1">
            <text:p>6.29286013766418</text:p>
          </table:table-cell>
          <table:table-cell office:value-type="float" office:value="6.20763659676664" table:style-name="ce1">
            <text:p>6.20763659676664</text:p>
          </table:table-cell>
          <table:table-cell office:value-type="float" office:value="8.37393726263708" table:style-name="ce1">
            <text:p>8.37393726263708</text:p>
          </table:table-cell>
        </table:table-row>
        <table:table-row table:style-name="ro1">
          <table:table-cell office:value-type="string" table:style-name="ce1">
            <text:p>Afonso Moreir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94</text:p>
          </table:table-cell>
          <table:table-cell office:value-type="float" office:value="7.3" table:style-name="ce1">
            <text:p>7.3</text:p>
          </table:table-cell>
          <table:table-cell office:value-type="float" office:value="9.64129277170364" table:style-name="ce1">
            <text:p>9.64129277170364</text:p>
          </table:table-cell>
          <table:table-cell office:value-type="float" office:value="9.57783346699949" table:style-name="ce1">
            <text:p>9.57783346699949</text:p>
          </table:table-cell>
          <table:table-cell office:value-type="float" office:value="16.3464528888985" table:style-name="ce1">
            <text:p>16.3464528888985</text:p>
          </table:table-cell>
          <table:table-cell office:value-type="float" office:value="8.09116487072072" table:style-name="ce1">
            <text:p>8.09116487072072</text:p>
          </table:table-cell>
          <table:table-cell office:value-type="float" office:value="10.7276420984117" table:style-name="ce1">
            <text:p>10.7276420984117</text:p>
          </table:table-cell>
          <table:table-cell office:value-type="float" office:value="7.30675971997178" table:style-name="ce1">
            <text:p>7.30675971997178</text:p>
          </table:table-cell>
          <table:table-cell office:value-type="float" office:value="13.1808349885162" table:style-name="ce1">
            <text:p>13.1808349885162</text:p>
          </table:table-cell>
          <table:table-cell office:value-type="float" office:value="9.44962141602112" table:style-name="ce1">
            <text:p>9.44962141602112</text:p>
          </table:table-cell>
          <table:table-cell office:value-type="float" office:value="7.86570005634011" table:style-name="ce1">
            <text:p>7.86570005634011</text:p>
          </table:table-cell>
        </table:table-row>
        <table:table-row table:style-name="ro1">
          <table:table-cell office:value-type="string" table:style-name="ce1">
            <text:p>Pablo Pagi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09</text:p>
          </table:table-cell>
          <table:table-cell office:value-type="float" office:value="8.9" table:style-name="ce1">
            <text:p>8.9</text:p>
          </table:table-cell>
          <table:table-cell office:value-type="float" office:value="8.64696634565181" table:style-name="ce1">
            <text:p>8.64696634565181</text:p>
          </table:table-cell>
          <table:table-cell office:value-type="float" office:value="10.6417501461429" table:style-name="ce1">
            <text:p>10.6417501461429</text:p>
          </table:table-cell>
          <table:table-cell office:value-type="float" office:value="7.92254645606623" table:style-name="ce1">
            <text:p>7.92254645606623</text:p>
          </table:table-cell>
          <table:table-cell office:value-type="float" office:value="10.8424150252864" table:style-name="ce1">
            <text:p>10.8424150252864</text:p>
          </table:table-cell>
          <table:table-cell office:value-type="float" office:value="8.09657712866552" table:style-name="ce1">
            <text:p>8.09657712866552</text:p>
          </table:table-cell>
          <table:table-cell office:value-type="float" office:value="8.77606424284297" table:style-name="ce1">
            <text:p>8.77606424284297</text:p>
          </table:table-cell>
          <table:table-cell office:value-type="float" office:value="8.44186298927354" table:style-name="ce1">
            <text:p>8.44186298927354</text:p>
          </table:table-cell>
          <table:table-cell office:value-type="float" office:value="9.68887940773581" table:style-name="ce1">
            <text:p>9.68887940773581</text:p>
          </table:table-cell>
          <table:table-cell office:value-type="float" office:value="12.6265785344933" table:style-name="ce1">
            <text:p>12.6265785344933</text:p>
          </table:table-cell>
        </table:table-row>
        <table:table-row table:style-name="ro1">
          <table:table-cell office:value-type="string" table:style-name="ce1">
            <text:p>Igor Paixã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93</text:p>
          </table:table-cell>
          <table:table-cell office:value-type="float" office:value="10" table:style-name="ce1">
            <text:p>10</text:p>
          </table:table-cell>
          <table:table-cell office:value-type="float" office:value="8.7926851195439" table:style-name="ce1">
            <text:p>8.7926851195439</text:p>
          </table:table-cell>
          <table:table-cell office:value-type="float" office:value="13.1498362114431" table:style-name="ce1">
            <text:p>13.1498362114431</text:p>
          </table:table-cell>
          <table:table-cell office:value-type="float" office:value="8.28896483214507" table:style-name="ce1">
            <text:p>8.28896483214507</text:p>
          </table:table-cell>
          <table:table-cell office:value-type="float" office:value="9.61503837924923" table:style-name="ce1">
            <text:p>9.61503837924923</text:p>
          </table:table-cell>
          <table:table-cell office:value-type="float" office:value="14.0672781290028" table:style-name="ce1">
            <text:p>14.0672781290028</text:p>
          </table:table-cell>
          <table:table-cell office:value-type="float" office:value="7.68725178117926" table:style-name="ce1">
            <text:p>7.68725178117926</text:p>
          </table:table-cell>
          <table:table-cell office:value-type="float" office:value="14.5797181063836" table:style-name="ce1">
            <text:p>14.5797181063836</text:p>
          </table:table-cell>
          <table:table-cell office:value-type="float" office:value="9.64101486757324" table:style-name="ce1">
            <text:p>9.64101486757324</text:p>
          </table:table-cell>
          <table:table-cell office:value-type="float" office:value="10.3766517170094" table:style-name="ce1">
            <text:p>10.3766517170094</text:p>
          </table:table-cell>
        </table:table-row>
        <table:table-row table:style-name="ro1">
          <table:table-cell office:value-type="string" table:style-name="ce1">
            <text:p>Joaquín Panichell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92</text:p>
          </table:table-cell>
          <table:table-cell office:value-type="float" office:value="15.6" table:style-name="ce1">
            <text:p>15.6</text:p>
          </table:table-cell>
          <table:table-cell office:value-type="float" office:value="7.52129830755009" table:style-name="ce1">
            <text:p>7.52129830755009</text:p>
          </table:table-cell>
          <table:table-cell office:value-type="float" office:value="10.9815655154122" table:style-name="ce1">
            <text:p>10.9815655154122</text:p>
          </table:table-cell>
          <table:table-cell office:value-type="float" office:value="8.66050924801202" table:style-name="ce1">
            <text:p>8.66050924801202</text:p>
          </table:table-cell>
          <table:table-cell office:value-type="float" office:value="8.39105300951899" table:style-name="ce1">
            <text:p>8.39105300951899</text:p>
          </table:table-cell>
          <table:table-cell office:value-type="float" office:value="7.46519184113213" table:style-name="ce1">
            <text:p>7.46519184113213</text:p>
          </table:table-cell>
          <table:table-cell office:value-type="float" office:value="8.09459415291832" table:style-name="ce1">
            <text:p>8.09459415291832</text:p>
          </table:table-cell>
          <table:table-cell office:value-type="float" office:value="10.9001870187696" table:style-name="ce1">
            <text:p>10.9001870187696</text:p>
          </table:table-cell>
          <table:table-cell office:value-type="float" office:value="9.44962141602112" table:style-name="ce1">
            <text:p>9.44962141602112</text:p>
          </table:table-cell>
          <table:table-cell office:value-type="float" office:value="17.5710559849449" table:style-name="ce1">
            <text:p>17.5710559849449</text:p>
          </table:table-cell>
        </table:table-row>
        <table:table-row table:style-name="ro1">
          <table:table-cell office:value-type="string" table:style-name="ce1">
            <text:p>Prosper Pet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8-151</text:p>
          </table:table-cell>
          <table:table-cell office:value-type="float" office:value="7.2" table:style-name="ce1">
            <text:p>7.2</text:p>
          </table:table-cell>
          <table:table-cell office:value-type="float" office:value="7.8388450289136" table:style-name="ce1">
            <text:p>7.8388450289136</text:p>
          </table:table-cell>
          <table:table-cell office:value-type="float" office:value="6.49858580467867" table:style-name="ce1">
            <text:p>6.49858580467867</text:p>
          </table:table-cell>
          <table:table-cell office:value-type="float" office:value="6.20700222878644" table:style-name="ce1">
            <text:p>6.20700222878644</text:p>
          </table:table-cell>
          <table:table-cell office:value-type="float" office:value="7.12281242359803" table:style-name="ce1">
            <text:p>7.12281242359803</text:p>
          </table:table-cell>
          <table:table-cell office:value-type="float" office:value="7.67329257594324" table:style-name="ce1">
            <text:p>7.67329257594324</text:p>
          </table:table-cell>
          <table:table-cell office:value-type="float" office:value="5.33087955847518" table:style-name="ce1">
            <text:p>5.33087955847518</text:p>
          </table:table-cell>
          <table:table-cell office:value-type="float" office:value="7.60124785784455" table:style-name="ce1">
            <text:p>7.60124785784455</text:p>
          </table:table-cell>
          <table:table-cell office:value-type="float" office:value="10.7842519147389" table:style-name="ce1">
            <text:p>10.7842519147389</text:p>
          </table:table-cell>
          <table:table-cell office:value-type="float" office:value="10.9818527803392" table:style-name="ce1">
            <text:p>10.9818527803392</text:p>
          </table:table-cell>
        </table:table-row>
        <table:table-row table:style-name="ro1">
          <table:table-cell office:value-type="string" table:style-name="ce1">
            <text:p>Gonçalo Ramo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01</text:p>
          </table:table-cell>
          <table:table-cell office:value-type="float" office:value="9" table:style-name="ce1">
            <text:p>9</text:p>
          </table:table-cell>
          <table:table-cell office:value-type="float" office:value="7.54649233020507" table:style-name="ce1">
            <text:p>7.54649233020507</text:p>
          </table:table-cell>
          <table:table-cell office:value-type="float" office:value="8.98287396681134" table:style-name="ce1">
            <text:p>8.98287396681134</text:p>
          </table:table-cell>
          <table:table-cell office:value-type="float" office:value="6.3139176153661" table:style-name="ce1">
            <text:p>6.3139176153661</text:p>
          </table:table-cell>
          <table:table-cell office:value-type="float" office:value="6.93624097813785" table:style-name="ce1">
            <text:p>6.93624097813785</text:p>
          </table:table-cell>
          <table:table-cell office:value-type="float" office:value="7.05715929458672" table:style-name="ce1">
            <text:p>7.05715929458672</text:p>
          </table:table-cell>
          <table:table-cell office:value-type="float" office:value="12.0237341710494" table:style-name="ce1">
            <text:p>12.0237341710494</text:p>
          </table:table-cell>
          <table:table-cell office:value-type="float" office:value="7.80828028429325" table:style-name="ce1">
            <text:p>7.80828028429325</text:p>
          </table:table-cell>
          <table:table-cell office:value-type="float" office:value="13.1742543781996" table:style-name="ce1">
            <text:p>13.1742543781996</text:p>
          </table:table-cell>
          <table:table-cell office:value-type="float" office:value="13.0840539729803" table:style-name="ce1">
            <text:p>13.0840539729803</text:p>
          </table:table-cell>
        </table:table-row>
        <table:table-row table:style-name="ro1">
          <table:table-cell office:value-type="string" table:style-name="ce1">
            <text:p>Lilian Raoliso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FW,DF</text:p>
          </table:table-cell>
          <table:table-cell office:value-type="string" table:style-name="ce1">
            <text:p>25-205</text:p>
          </table:table-cell>
          <table:table-cell office:value-type="float" office:value="9.3" table:style-name="ce1">
            <text:p>9.3</text:p>
          </table:table-cell>
          <table:table-cell office:value-type="float" office:value="7.90943011220438" table:style-name="ce1">
            <text:p>7.90943011220438</text:p>
          </table:table-cell>
          <table:table-cell office:value-type="float" office:value="11.5888187119696" table:style-name="ce1">
            <text:p>11.5888187119696</text:p>
          </table:table-cell>
          <table:table-cell office:value-type="float" office:value="9.91891685483508" table:style-name="ce1">
            <text:p>9.91891685483508</text:p>
          </table:table-cell>
          <table:table-cell office:value-type="float" office:value="9.82067187682723" table:style-name="ce1">
            <text:p>9.82067187682723</text:p>
          </table:table-cell>
          <table:table-cell office:value-type="float" office:value="11.16102458774" table:style-name="ce1">
            <text:p>11.16102458774</text:p>
          </table:table-cell>
          <table:table-cell office:value-type="float" office:value="7.83442436501649" table:style-name="ce1">
            <text:p>7.83442436501649</text:p>
          </table:table-cell>
          <table:table-cell office:value-type="float" office:value="9.37941952030486" table:style-name="ce1">
            <text:p>9.37941952030486</text:p>
          </table:table-cell>
          <table:table-cell office:value-type="float" office:value="6.53536229067474" table:style-name="ce1">
            <text:p>6.53536229067474</text:p>
          </table:table-cell>
          <table:table-cell office:value-type="float" office:value="6.50338375748821" table:style-name="ce1">
            <text:p>6.50338375748821</text:p>
          </table:table-cell>
        </table:table-row>
        <table:table-row table:style-name="ro1">
          <table:table-cell office:value-type="string" table:style-name="ce1">
            <text:p>Mbwana Samatt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015</text:p>
          </table:table-cell>
          <table:table-cell office:value-type="float" office:value="7.7" table:style-name="ce1">
            <text:p>7.7</text:p>
          </table:table-cell>
          <table:table-cell office:value-type="float" office:value="7.59067270933526" table:style-name="ce1">
            <text:p>7.59067270933526</text:p>
          </table:table-cell>
          <table:table-cell office:value-type="float" office:value="6.88638186818949" table:style-name="ce1">
            <text:p>6.88638186818949</text:p>
          </table:table-cell>
          <table:table-cell office:value-type="float" office:value="6.75326166593701" table:style-name="ce1">
            <text:p>6.75326166593701</text:p>
          </table:table-cell>
          <table:table-cell office:value-type="float" office:value="7.12281242359803" table:style-name="ce1">
            <text:p>7.12281242359803</text:p>
          </table:table-cell>
          <table:table-cell office:value-type="float" office:value="6.27905507344818" table:style-name="ce1">
            <text:p>6.27905507344818</text:p>
          </table:table-cell>
          <table:table-cell office:value-type="float" office:value="8.09459415291832" table:style-name="ce1">
            <text:p>8.09459415291832</text:p>
          </table:table-cell>
          <table:table-cell office:value-type="float" office:value="7.39666525772203" table:style-name="ce1">
            <text:p>7.39666525772203</text:p>
          </table:table-cell>
          <table:table-cell office:value-type="float" office:value="8.59391536582394" table:style-name="ce1">
            <text:p>8.59391536582394</text:p>
          </table:table-cell>
          <table:table-cell office:value-type="float" office:value="6.88984039673731" table:style-name="ce1">
            <text:p>6.88984039673731</text:p>
          </table:table-cell>
        </table:table-row>
        <table:table-row table:style-name="ro1">
          <table:table-cell office:value-type="string" table:style-name="ce1">
            <text:p>Mama Samba Bald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62</text:p>
          </table:table-cell>
          <table:table-cell office:value-type="float" office:value="7.1" table:style-name="ce1">
            <text:p>7.1</text:p>
          </table:table-cell>
          <table:table-cell office:value-type="float" office:value="8.33772558635741" table:style-name="ce1">
            <text:p>8.33772558635741</text:p>
          </table:table-cell>
          <table:table-cell office:value-type="float" office:value="7.22890091070792" table:style-name="ce1">
            <text:p>7.22890091070792</text:p>
          </table:table-cell>
          <table:table-cell office:value-type="float" office:value="9.03587768150621" table:style-name="ce1">
            <text:p>9.03587768150621</text:p>
          </table:table-cell>
          <table:table-cell office:value-type="float" office:value="7.21707746412641" table:style-name="ce1">
            <text:p>7.21707746412641</text:p>
          </table:table-cell>
          <table:table-cell office:value-type="float" office:value="8.52772973127394" table:style-name="ce1">
            <text:p>8.52772973127394</text:p>
          </table:table-cell>
          <table:table-cell office:value-type="float" office:value="6.30863459087394" table:style-name="ce1">
            <text:p>6.30863459087394</text:p>
          </table:table-cell>
          <table:table-cell office:value-type="float" office:value="8.65643351230673" table:style-name="ce1">
            <text:p>8.65643351230673</text:p>
          </table:table-cell>
          <table:table-cell office:value-type="float" office:value="7.62303144397916" table:style-name="ce1">
            <text:p>7.62303144397916</text:p>
          </table:table-cell>
          <table:table-cell office:value-type="float" office:value="9.23988253702318" table:style-name="ce1">
            <text:p>9.23988253702318</text:p>
          </table:table-cell>
        </table:table-row>
        <table:table-row table:style-name="ro1">
          <table:table-cell office:value-type="string" table:style-name="ce1">
            <text:p>Martin Satrian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21</text:p>
          </table:table-cell>
          <table:table-cell office:value-type="float" office:value="7.7" table:style-name="ce1">
            <text:p>7.7</text:p>
          </table:table-cell>
          <table:table-cell office:value-type="float" office:value="7.91585910577127" table:style-name="ce1">
            <text:p>7.91585910577127</text:p>
          </table:table-cell>
          <table:table-cell office:value-type="float" office:value="8.11959145379289" table:style-name="ce1">
            <text:p>8.11959145379289</text:p>
          </table:table-cell>
          <table:table-cell office:value-type="float" office:value="8.66050924801202" table:style-name="ce1">
            <text:p>8.66050924801202</text:p>
          </table:table-cell>
          <table:table-cell office:value-type="float" office:value="7.69740166764351" table:style-name="ce1">
            <text:p>7.69740166764351</text:p>
          </table:table-cell>
          <table:table-cell office:value-type="float" office:value="6.09337931727732" table:style-name="ce1">
            <text:p>6.09337931727732</text:p>
          </table:table-cell>
          <table:table-cell office:value-type="float" office:value="7.52310410623944" table:style-name="ce1">
            <text:p>7.52310410623944</text:p>
          </table:table-cell>
          <table:table-cell office:value-type="float" office:value="6.99565870912757" table:style-name="ce1">
            <text:p>6.99565870912757</text:p>
          </table:table-cell>
          <table:table-cell office:value-type="float" office:value="9.21073814069826" table:style-name="ce1">
            <text:p>9.21073814069826</text:p>
          </table:table-cell>
          <table:table-cell office:value-type="float" office:value="8.54558174279686" table:style-name="ce1">
            <text:p>8.54558174279686</text:p>
          </table:table-cell>
        </table:table-row>
        <table:table-row table:style-name="ro1">
          <table:table-cell office:value-type="string" table:style-name="ce1">
            <text:p>Moses Simo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179</text:p>
          </table:table-cell>
          <table:table-cell office:value-type="float" office:value="12.7" table:style-name="ce1">
            <text:p>12.7</text:p>
          </table:table-cell>
          <table:table-cell office:value-type="float" office:value="8.04485008556847" table:style-name="ce1">
            <text:p>8.04485008556847</text:p>
          </table:table-cell>
          <table:table-cell office:value-type="float" office:value="11.3175070968463" table:style-name="ce1">
            <text:p>11.3175070968463</text:p>
          </table:table-cell>
          <table:table-cell office:value-type="float" office:value="13.1366971379793" table:style-name="ce1">
            <text:p>13.1366971379793</text:p>
          </table:table-cell>
          <table:table-cell office:value-type="float" office:value="9.20428279726942" table:style-name="ce1">
            <text:p>9.20428279726942</text:p>
          </table:table-cell>
          <table:table-cell office:value-type="float" office:value="14.5477242520261" table:style-name="ce1">
            <text:p>14.5477242520261</text:p>
          </table:table-cell>
          <table:table-cell office:value-type="float" office:value="8.22581542981089" table:style-name="ce1">
            <text:p>8.22581542981089</text:p>
          </table:table-cell>
          <table:table-cell office:value-type="float" office:value="15.3680180219011" table:style-name="ce1">
            <text:p>15.3680180219011</text:p>
          </table:table-cell>
          <table:table-cell office:value-type="float" office:value="7.17742170705052" table:style-name="ce1">
            <text:p>7.17742170705052</text:p>
          </table:table-cell>
          <table:table-cell office:value-type="float" office:value="9.7649291818017" table:style-name="ce1">
            <text:p>9.7649291818017</text:p>
          </table:table-cell>
        </table:table-row>
        <table:table-row table:style-name="ro1">
          <table:table-cell office:value-type="string" table:style-name="ce1">
            <text:p>Lassine Sinayok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030</text:p>
          </table:table-cell>
          <table:table-cell office:value-type="float" office:value="15" table:style-name="ce1">
            <text:p>15</text:p>
          </table:table-cell>
          <table:table-cell office:value-type="float" office:value="8.57432241383591" table:style-name="ce1">
            <text:p>8.57432241383591</text:p>
          </table:table-cell>
          <table:table-cell office:value-type="float" office:value="12.5482918664307" table:style-name="ce1">
            <text:p>12.5482918664307</text:p>
          </table:table-cell>
          <table:table-cell office:value-type="float" office:value="13.1366971379793" table:style-name="ce1">
            <text:p>13.1366971379793</text:p>
          </table:table-cell>
          <table:table-cell office:value-type="float" office:value="13.0377037072733" table:style-name="ce1">
            <text:p>13.0377037072733</text:p>
          </table:table-cell>
          <table:table-cell office:value-type="float" office:value="9.40544143387248" table:style-name="ce1">
            <text:p>9.40544143387248</text:p>
          </table:table-cell>
          <table:table-cell office:value-type="float" office:value="9.62370297167169" table:style-name="ce1">
            <text:p>9.62370297167169</text:p>
          </table:table-cell>
          <table:table-cell office:value-type="float" office:value="13.1808349885162" table:style-name="ce1">
            <text:p>13.1808349885162</text:p>
          </table:table-cell>
          <table:table-cell office:value-type="float" office:value="9.3540032997477" table:style-name="ce1">
            <text:p>9.3540032997477</text:p>
          </table:table-cell>
          <table:table-cell office:value-type="float" office:value="14.9262864885617" table:style-name="ce1">
            <text:p>14.9262864885617</text:p>
          </table:table-cell>
        </table:table-row>
        <table:table-row table:style-name="ro1">
          <table:table-cell office:value-type="string" table:style-name="ce1">
            <text:p>Sambou Souman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04</text:p>
          </table:table-cell>
          <table:table-cell office:value-type="float" office:value="8" table:style-name="ce1">
            <text:p>8</text:p>
          </table:table-cell>
          <table:table-cell office:value-type="float" office:value="8.3311806722846" table:style-name="ce1">
            <text:p>8.3311806722846</text:p>
          </table:table-cell>
          <table:table-cell office:value-type="float" office:value="7.17120626625428" table:style-name="ce1">
            <text:p>7.17120626625428</text:p>
          </table:table-cell>
          <table:table-cell office:value-type="float" office:value="10.171189558155" table:style-name="ce1">
            <text:p>10.171189558155</text:p>
          </table:table-cell>
          <table:table-cell office:value-type="float" office:value="7.40746914803002" table:style-name="ce1">
            <text:p>7.40746914803002</text:p>
          </table:table-cell>
          <table:table-cell office:value-type="float" office:value="6.09337931727732" table:style-name="ce1">
            <text:p>6.09337931727732</text:p>
          </table:table-cell>
          <table:table-cell office:value-type="float" office:value="9.62370297167169" table:style-name="ce1">
            <text:p>9.62370297167169</text:p>
          </table:table-cell>
          <table:table-cell office:value-type="float" office:value="7.19473771942274" table:style-name="ce1">
            <text:p>7.19473771942274</text:p>
          </table:table-cell>
          <table:table-cell office:value-type="float" office:value="10.2148154223157" table:style-name="ce1">
            <text:p>10.2148154223157</text:p>
          </table:table-cell>
          <table:table-cell office:value-type="float" office:value="13.0091902789285" table:style-name="ce1">
            <text:p>13.0091902789285</text:p>
          </table:table-cell>
        </table:table-row>
        <table:table-row table:style-name="ro1">
          <table:table-cell office:value-type="string" table:style-name="ce1">
            <text:p>Issa Soumar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89</text:p>
          </table:table-cell>
          <table:table-cell office:value-type="float" office:value="17" table:style-name="ce1">
            <text:p>17</text:p>
          </table:table-cell>
          <table:table-cell office:value-type="float" office:value="8.29847967152323" table:style-name="ce1">
            <text:p>8.29847967152323</text:p>
          </table:table-cell>
          <table:table-cell office:value-type="float" office:value="12.3785545517222" table:style-name="ce1">
            <text:p>12.3785545517222</text:p>
          </table:table-cell>
          <table:table-cell office:value-type="float" office:value="13.1366971379793" table:style-name="ce1">
            <text:p>13.1366971379793</text:p>
          </table:table-cell>
          <table:table-cell office:value-type="float" office:value="12.5883476468465" table:style-name="ce1">
            <text:p>12.5883476468465</text:p>
          </table:table-cell>
          <table:table-cell office:value-type="float" office:value="12.6090108702552" table:style-name="ce1">
            <text:p>12.6090108702552</text:p>
          </table:table-cell>
          <table:table-cell office:value-type="float" office:value="8.58526044222397" table:style-name="ce1">
            <text:p>8.58526044222397</text:p>
          </table:table-cell>
          <table:table-cell office:value-type="float" office:value="14.6794089019597" table:style-name="ce1">
            <text:p>14.6794089019597</text:p>
          </table:table-cell>
          <table:table-cell office:value-type="float" office:value="7.98801577107084" table:style-name="ce1">
            <text:p>7.98801577107084</text:p>
          </table:table-cell>
          <table:table-cell office:value-type="float" office:value="14.9262864885617" table:style-name="ce1">
            <text:p>14.9262864885617</text:p>
          </table:table-cell>
        </table:table-row>
        <table:table-row table:style-name="ro1">
          <table:table-cell office:value-type="string" table:style-name="ce1">
            <text:p>Pavel Šulc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09</text:p>
          </table:table-cell>
          <table:table-cell office:value-type="float" office:value="9.9" table:style-name="ce1">
            <text:p>9.9</text:p>
          </table:table-cell>
          <table:table-cell office:value-type="float" office:value="8.48867330030787" table:style-name="ce1">
            <text:p>8.48867330030787</text:p>
          </table:table-cell>
          <table:table-cell office:value-type="float" office:value="9.26420633447172" table:style-name="ce1">
            <text:p>9.26420633447172</text:p>
          </table:table-cell>
          <table:table-cell office:value-type="float" office:value="11.8930837043201" table:style-name="ce1">
            <text:p>11.8930837043201</text:p>
          </table:table-cell>
          <table:table-cell office:value-type="float" office:value="9.82067187682723" table:style-name="ce1">
            <text:p>9.82067187682723</text:p>
          </table:table-cell>
          <table:table-cell office:value-type="float" office:value="10.0686249112019" table:style-name="ce1">
            <text:p>10.0686249112019</text:p>
          </table:table-cell>
          <table:table-cell office:value-type="float" office:value="9.62370297167169" table:style-name="ce1">
            <text:p>9.62370297167169</text:p>
          </table:table-cell>
          <table:table-cell office:value-type="float" office:value="9.4521245097696" table:style-name="ce1">
            <text:p>9.4521245097696</text:p>
          </table:table-cell>
          <table:table-cell office:value-type="float" office:value="10.2148154223157" table:style-name="ce1">
            <text:p>10.2148154223157</text:p>
          </table:table-cell>
          <table:table-cell office:value-type="float" office:value="15.7463433924936" table:style-name="ce1">
            <text:p>15.7463433924936</text:p>
          </table:table-cell>
        </table:table-row>
        <table:table-row table:style-name="ro1">
          <table:table-cell office:value-type="string" table:style-name="ce1">
            <text:p>Cheikh Tidiane Sabaly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309</text:p>
          </table:table-cell>
          <table:table-cell office:value-type="float" office:value="10.7" table:style-name="ce1">
            <text:p>10.7</text:p>
          </table:table-cell>
          <table:table-cell office:value-type="float" office:value="7.53389056375056" table:style-name="ce1">
            <text:p>7.53389056375056</text:p>
          </table:table-cell>
          <table:table-cell office:value-type="float" office:value="9.92315899403391" table:style-name="ce1">
            <text:p>9.92315899403391</text:p>
          </table:table-cell>
          <table:table-cell office:value-type="float" office:value="11.6545023737442" table:style-name="ce1">
            <text:p>11.6545023737442</text:p>
          </table:table-cell>
          <table:table-cell office:value-type="float" office:value="9.82067187682723" table:style-name="ce1">
            <text:p>9.82067187682723</text:p>
          </table:table-cell>
          <table:table-cell office:value-type="float" office:value="9.84765501791066" table:style-name="ce1">
            <text:p>9.84765501791066</text:p>
          </table:table-cell>
          <table:table-cell office:value-type="float" office:value="8.56623582809034" table:style-name="ce1">
            <text:p>8.56623582809034</text:p>
          </table:table-cell>
          <table:table-cell office:value-type="float" office:value="9.23415235804991" table:style-name="ce1">
            <text:p>9.23415235804991</text:p>
          </table:table-cell>
          <table:table-cell office:value-type="float" office:value="6.74555946312743" table:style-name="ce1">
            <text:p>6.74555946312743</text:p>
          </table:table-cell>
          <table:table-cell office:value-type="float" office:value="6.7336780705042" table:style-name="ce1">
            <text:p>6.7336780705042</text:p>
          </table:table-cell>
        </table:table-row>
        <table:table-row table:style-name="ro1">
          <table:table-cell office:value-type="string" table:style-name="ce1">
            <text:p>Heorhii Tsitaishvil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FW,DF</text:p>
          </table:table-cell>
          <table:table-cell office:value-type="string" table:style-name="ce1">
            <text:p>25-050</text:p>
          </table:table-cell>
          <table:table-cell office:value-type="float" office:value="12.1" table:style-name="ce1">
            <text:p>12.1</text:p>
          </table:table-cell>
          <table:table-cell office:value-type="float" office:value="8.40325906758658" table:style-name="ce1">
            <text:p>8.40325906758658</text:p>
          </table:table-cell>
          <table:table-cell office:value-type="float" office:value="12.0032767955936" table:style-name="ce1">
            <text:p>12.0032767955936</text:p>
          </table:table-cell>
          <table:table-cell office:value-type="float" office:value="13.6561501758977" table:style-name="ce1">
            <text:p>13.6561501758977</text:p>
          </table:table-cell>
          <table:table-cell office:value-type="float" office:value="8.79570232445794" table:style-name="ce1">
            <text:p>8.79570232445794</text:p>
          </table:table-cell>
          <table:table-cell office:value-type="float" office:value="11.7970025568022" table:style-name="ce1">
            <text:p>11.7970025568022</text:p>
          </table:table-cell>
          <table:table-cell office:value-type="float" office:value="9.10237396036415" table:style-name="ce1">
            <text:p>9.10237396036415</text:p>
          </table:table-cell>
          <table:table-cell office:value-type="float" office:value="12.3510322591508" table:style-name="ce1">
            <text:p>12.3510322591508</text:p>
          </table:table-cell>
          <table:table-cell office:value-type="float" office:value="6.2480041226481" table:style-name="ce1">
            <text:p>6.2480041226481</text:p>
          </table:table-cell>
          <table:table-cell office:value-type="float" office:value="7.94961901607812" table:style-name="ce1">
            <text:p>7.94961901607812</text:p>
          </table:table-cell>
        </table:table-row>
        <table:table-row table:style-name="ro1">
          <table:table-cell office:value-type="string" table:style-name="ce1">
            <text:p>Mitchell van Berg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33</text:p>
          </table:table-cell>
          <table:table-cell office:value-type="float" office:value="12.6" table:style-name="ce1">
            <text:p>12.6</text:p>
          </table:table-cell>
          <table:table-cell office:value-type="float" office:value="7.65407205696209" table:style-name="ce1">
            <text:p>7.65407205696209</text:p>
          </table:table-cell>
          <table:table-cell office:value-type="float" office:value="11.4702263931486" table:style-name="ce1">
            <text:p>11.4702263931486</text:p>
          </table:table-cell>
          <table:table-cell office:value-type="float" office:value="12.4907457492664" table:style-name="ce1">
            <text:p>12.4907457492664</text:p>
          </table:table-cell>
          <table:table-cell office:value-type="float" office:value="9.84500671668318" table:style-name="ce1">
            <text:p>9.84500671668318</text:p>
          </table:table-cell>
          <table:table-cell office:value-type="float" office:value="14.8772280968955" table:style-name="ce1">
            <text:p>14.8772280968955</text:p>
          </table:table-cell>
          <table:table-cell office:value-type="float" office:value="7.23148267241281" table:style-name="ce1">
            <text:p>7.23148267241281</text:p>
          </table:table-cell>
          <table:table-cell office:value-type="float" office:value="15.1147567958413" table:style-name="ce1">
            <text:p>15.1147567958413</text:p>
          </table:table-cell>
          <table:table-cell office:value-type="float" office:value="7.21142710714254" table:style-name="ce1">
            <text:p>7.21142710714254</text:p>
          </table:table-cell>
          <table:table-cell office:value-type="float" office:value="7.0662420154486" table:style-name="ce1">
            <text:p>7.0662420154486</text:p>
          </table:table-cell>
        </table:table-row>
        <table:table-row table:style-name="ro1">
          <table:table-cell office:value-type="string" table:style-name="ce1">
            <text:p>Thom van Berg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01</text:p>
          </table:table-cell>
          <table:table-cell office:value-type="float" office:value="16" table:style-name="ce1">
            <text:p>16</text:p>
          </table:table-cell>
          <table:table-cell office:value-type="float" office:value="7.75562308016994" table:style-name="ce1">
            <text:p>7.75562308016994</text:p>
          </table:table-cell>
          <table:table-cell office:value-type="float" office:value="11.2914396557692" table:style-name="ce1">
            <text:p>11.2914396557692</text:p>
          </table:table-cell>
          <table:table-cell office:value-type="float" office:value="11.0125668762132" table:style-name="ce1">
            <text:p>11.0125668762132</text:p>
          </table:table-cell>
          <table:table-cell office:value-type="float" office:value="11.1777076695751" table:style-name="ce1">
            <text:p>11.1777076695751</text:p>
          </table:table-cell>
          <table:table-cell office:value-type="float" office:value="13.7368362069228" table:style-name="ce1">
            <text:p>13.7368362069228</text:p>
          </table:table-cell>
          <table:table-cell office:value-type="float" office:value="6.53742187836799" table:style-name="ce1">
            <text:p>6.53742187836799</text:p>
          </table:table-cell>
          <table:table-cell office:value-type="float" office:value="13.0048551152039" table:style-name="ce1">
            <text:p>13.0048551152039</text:p>
          </table:table-cell>
          <table:table-cell office:value-type="float" office:value="9.53443650584487" table:style-name="ce1">
            <text:p>9.53443650584487</text:p>
          </table:table-cell>
          <table:table-cell office:value-type="float" office:value="13.5531973635317" table:style-name="ce1">
            <text:p>13.5531973635317</text:p>
          </table:table-cell>
        </table:table-row>
        <table:table-row table:style-name="ro1">
          <table:table-cell office:value-type="string" table:style-name="ce1">
            <text:p>Adrian Blak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76</text:p>
          </table:table-cell>
          <table:table-cell office:value-type="float" office:value="9.5" table:style-name="ce1">
            <text:p>9.5</text:p>
          </table:table-cell>
          <table:table-cell office:value-type="float" office:value="8.10452206740142" table:style-name="ce1">
            <text:p>8.10452206740142</text:p>
          </table:table-cell>
          <table:table-cell office:value-type="float" office:value="8.92481912348461" table:style-name="ce1">
            <text:p>8.92481912348461</text:p>
          </table:table-cell>
          <table:table-cell office:value-type="float" office:value="10.0292881504685" table:style-name="ce1">
            <text:p>10.0292881504685</text:p>
          </table:table-cell>
          <table:table-cell office:value-type="float" office:value="8.1717235025197" table:style-name="ce1">
            <text:p>8.1717235025197</text:p>
          </table:table-cell>
          <table:table-cell office:value-type="float" office:value="12.6201656857201" table:style-name="ce1">
            <text:p>12.6201656857201</text:p>
          </table:table-cell>
          <table:table-cell office:value-type="float" office:value="7.53747896069758" table:style-name="ce1">
            <text:p>7.53747896069758</text:p>
          </table:table-cell>
          <table:table-cell office:value-type="float" office:value="11.2148442266532" table:style-name="ce1">
            <text:p>11.2148442266532</text:p>
          </table:table-cell>
          <table:table-cell office:value-type="float" office:value="8.53691892662838" table:style-name="ce1">
            <text:p>8.53691892662838</text:p>
          </table:table-cell>
          <table:table-cell office:value-type="float" office:value="6.76614603568809" table:style-name="ce1">
            <text:p>6.76614603568809</text:p>
          </table:table-cell>
        </table:table-row>
        <table:table-row table:style-name="ro1">
          <table:table-cell office:value-type="string" table:style-name="ce1">
            <text:p>Tjaronn Chery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7-217</text:p>
          </table:table-cell>
          <table:table-cell office:value-type="float" office:value="14.9" table:style-name="ce1">
            <text:p>14.9</text:p>
          </table:table-cell>
          <table:table-cell office:value-type="float" office:value="7.91160114766437" table:style-name="ce1">
            <text:p>7.91160114766437</text:p>
          </table:table-cell>
          <table:table-cell office:value-type="float" office:value="14.9092252291562" table:style-name="ce1">
            <text:p>14.9092252291562</text:p>
          </table:table-cell>
          <table:table-cell office:value-type="float" office:value="12.4907457492664" table:style-name="ce1">
            <text:p>12.4907457492664</text:p>
          </table:table-cell>
          <table:table-cell office:value-type="float" office:value="15.3874254535537" table:style-name="ce1">
            <text:p>15.3874254535537</text:p>
          </table:table-cell>
          <table:table-cell office:value-type="float" office:value="10.1343069579155" table:style-name="ce1">
            <text:p>10.1343069579155</text:p>
          </table:table-cell>
          <table:table-cell office:value-type="float" office:value="8.73840562038155" table:style-name="ce1">
            <text:p>8.73840562038155</text:p>
          </table:table-cell>
          <table:table-cell office:value-type="float" office:value="10.9722300232633" table:style-name="ce1">
            <text:p>10.9722300232633</text:p>
          </table:table-cell>
          <table:table-cell office:value-type="float" office:value="10.5095694107192" table:style-name="ce1">
            <text:p>10.5095694107192</text:p>
          </table:table-cell>
          <table:table-cell office:value-type="float" office:value="11.3941137868503" table:style-name="ce1">
            <text:p>11.3941137868503</text:p>
          </table:table-cell>
        </table:table-row>
        <table:table-row table:style-name="ro1">
          <table:table-cell office:value-type="string" table:style-name="ce1">
            <text:p>Brynjolfur Darri Willumsso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48</text:p>
          </table:table-cell>
          <table:table-cell office:value-type="float" office:value="8.5" table:style-name="ce1">
            <text:p>8.5</text:p>
          </table:table-cell>
          <table:table-cell office:value-type="float" office:value="7.05967171374855" table:style-name="ce1">
            <text:p>7.05967171374855</text:p>
          </table:table-cell>
          <table:table-cell office:value-type="float" office:value="6.59017783853951" table:style-name="ce1">
            <text:p>6.59017783853951</text:p>
          </table:table-cell>
          <table:table-cell office:value-type="float" office:value="6.13202006246877" table:style-name="ce1">
            <text:p>6.13202006246877</text:p>
          </table:table-cell>
          <table:table-cell office:value-type="float" office:value="6.46757534999864" table:style-name="ce1">
            <text:p>6.46757534999864</text:p>
          </table:table-cell>
          <table:table-cell office:value-type="float" office:value="6.40796174043102" table:style-name="ce1">
            <text:p>6.40796174043102</text:p>
          </table:table-cell>
          <table:table-cell office:value-type="float" office:value="4.13540754709325" table:style-name="ce1">
            <text:p>4.13540754709325</text:p>
          </table:table-cell>
          <table:table-cell office:value-type="float" office:value="7.66528468398323" table:style-name="ce1">
            <text:p>7.66528468398323</text:p>
          </table:table-cell>
          <table:table-cell office:value-type="float" office:value="11.0399665330124" table:style-name="ce1">
            <text:p>11.0399665330124</text:p>
          </table:table-cell>
          <table:table-cell office:value-type="float" office:value="12.6536878973587" table:style-name="ce1">
            <text:p>12.6536878973587</text:p>
          </table:table-cell>
        </table:table-row>
        <table:table-row table:style-name="ro1">
          <table:table-cell office:value-type="string" table:style-name="ce1">
            <text:p>David van der Werff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129</text:p>
          </table:table-cell>
          <table:table-cell office:value-type="float" office:value="8.9" table:style-name="ce1">
            <text:p>8.9</text:p>
          </table:table-cell>
          <table:table-cell office:value-type="float" office:value="8.38325275873476" table:style-name="ce1">
            <text:p>8.38325275873476</text:p>
          </table:table-cell>
          <table:table-cell office:value-type="float" office:value="9.74725034867763" table:style-name="ce1">
            <text:p>9.74725034867763</text:p>
          </table:table-cell>
          <table:table-cell office:value-type="float" office:value="9.23552818105201" table:style-name="ce1">
            <text:p>9.23552818105201</text:p>
          </table:table-cell>
          <table:table-cell office:value-type="float" office:value="11.4303286533596" table:style-name="ce1">
            <text:p>11.4303286533596</text:p>
          </table:table-cell>
          <table:table-cell office:value-type="float" office:value="6.96741609439002" table:style-name="ce1">
            <text:p>6.96741609439002</text:p>
          </table:table-cell>
          <table:table-cell office:value-type="float" office:value="6.42497021147975" table:style-name="ce1">
            <text:p>6.42497021147975</text:p>
          </table:table-cell>
          <table:table-cell office:value-type="float" office:value="7.79503256855342" table:style-name="ce1">
            <text:p>7.79503256855342</text:p>
          </table:table-cell>
          <table:table-cell office:value-type="float" office:value="11.1595845006592" table:style-name="ce1">
            <text:p>11.1595845006592</text:p>
          </table:table-cell>
          <table:table-cell office:value-type="float" office:value="8.70760138303961" table:style-name="ce1">
            <text:p>8.70760138303961</text:p>
          </table:table-cell>
        </table:table-row>
        <table:table-row table:style-name="ro1">
          <table:table-cell office:value-type="string" table:style-name="ce1">
            <text:p>Victor Edvard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358</text:p>
          </table:table-cell>
          <table:table-cell office:value-type="float" office:value="7.8" table:style-name="ce1">
            <text:p>7.8</text:p>
          </table:table-cell>
          <table:table-cell office:value-type="float" office:value="7.923629955182" table:style-name="ce1">
            <text:p>7.923629955182</text:p>
          </table:table-cell>
          <table:table-cell office:value-type="float" office:value="7.76201612857513" table:style-name="ce1">
            <text:p>7.76201612857513</text:p>
          </table:table-cell>
          <table:table-cell office:value-type="float" office:value="11.2227404888161" table:style-name="ce1">
            <text:p>11.2227404888161</text:p>
          </table:table-cell>
          <table:table-cell office:value-type="float" office:value="8.1717235025197" table:style-name="ce1">
            <text:p>8.1717235025197</text:p>
          </table:table-cell>
          <table:table-cell office:value-type="float" office:value="6.40796174043102" table:style-name="ce1">
            <text:p>6.40796174043102</text:p>
          </table:table-cell>
          <table:table-cell office:value-type="float" office:value="5.87894295391946" table:style-name="ce1">
            <text:p>5.87894295391946</text:p>
          </table:table-cell>
          <table:table-cell office:value-type="float" office:value="8.78081192047964" table:style-name="ce1">
            <text:p>8.78081192047964</text:p>
          </table:table-cell>
          <table:table-cell office:value-type="float" office:value="7.21142710714254" table:style-name="ce1">
            <text:p>7.21142710714254</text:p>
          </table:table-cell>
          <table:table-cell office:value-type="float" office:value="6.76614603568809" table:style-name="ce1">
            <text:p>6.76614603568809</text:p>
          </table:table-cell>
        </table:table-row>
        <table:table-row table:style-name="ro1">
          <table:table-cell office:value-type="string" table:style-name="ce1">
            <text:p>Derensili Fernande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24</text:p>
          </table:table-cell>
          <table:table-cell office:value-type="float" office:value="12.7" table:style-name="ce1">
            <text:p>12.7</text:p>
          </table:table-cell>
          <table:table-cell office:value-type="float" office:value="7.68987165867026" table:style-name="ce1">
            <text:p>7.68987165867026</text:p>
          </table:table-cell>
          <table:table-cell office:value-type="float" office:value="12.7835296347829" table:style-name="ce1">
            <text:p>12.7835296347829</text:p>
          </table:table-cell>
          <table:table-cell office:value-type="float" office:value="10.7990229739443" table:style-name="ce1">
            <text:p>10.7990229739443</text:p>
          </table:table-cell>
          <table:table-cell office:value-type="float" office:value="11.1777076695751" table:style-name="ce1">
            <text:p>11.1777076695751</text:p>
          </table:table-cell>
          <table:table-cell office:value-type="float" office:value="15.0397348290199" table:style-name="ce1">
            <text:p>15.0397348290199</text:p>
          </table:table-cell>
          <table:table-cell office:value-type="float" office:value="9.05447230406899" table:style-name="ce1">
            <text:p>9.05447230406899</text:p>
          </table:table-cell>
          <table:table-cell office:value-type="float" office:value="14.0681001976158" table:style-name="ce1">
            <text:p>14.0681001976158</text:p>
          </table:table-cell>
          <table:table-cell office:value-type="float" office:value="8.19036399846823" table:style-name="ce1">
            <text:p>8.19036399846823</text:p>
          </table:table-cell>
          <table:table-cell office:value-type="float" office:value="7.2183228944692" table:style-name="ce1">
            <text:p>7.2183228944692</text:p>
          </table:table-cell>
        </table:table-row>
        <table:table-row table:style-name="ro1">
          <table:table-cell office:value-type="string" table:style-name="ce1">
            <text:p>Tristan van Gils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323</text:p>
          </table:table-cell>
          <table:table-cell office:value-type="float" office:value="7.5" table:style-name="ce1">
            <text:p>7.5</text:p>
          </table:table-cell>
          <table:table-cell office:value-type="float" office:value="6.31350469870827" table:style-name="ce1">
            <text:p>6.31350469870827</text:p>
          </table:table-cell>
          <table:table-cell office:value-type="float" office:value="5.87609153536304" table:style-name="ce1">
            <text:p>5.87609153536304</text:p>
          </table:table-cell>
          <table:table-cell office:value-type="float" office:value="5.35148845265233" table:style-name="ce1">
            <text:p>5.35148845265233</text:p>
          </table:table-cell>
          <table:table-cell office:value-type="float" office:value="6.04874760053094" table:style-name="ce1">
            <text:p>6.04874760053094</text:p>
          </table:table-cell>
          <table:table-cell office:value-type="float" office:value="6.04853784915424" table:style-name="ce1">
            <text:p>6.04853784915424</text:p>
          </table:table-cell>
          <table:table-cell office:value-type="float" office:value="4.42055233041883" table:style-name="ce1">
            <text:p>4.42055233041883</text:p>
          </table:table-cell>
          <table:table-cell office:value-type="float" office:value="5.54725882564932" table:style-name="ce1">
            <text:p>5.54725882564932</text:p>
          </table:table-cell>
          <table:table-cell office:value-type="float" office:value="5.2441064283812" table:style-name="ce1">
            <text:p>5.2441064283812</text:p>
          </table:table-cell>
          <table:table-cell office:value-type="float" office:value="5.30568008503693" table:style-name="ce1">
            <text:p>5.30568008503693</text:p>
          </table:table-cell>
        </table:table-row>
        <table:table-row table:style-name="ro1">
          <table:table-cell office:value-type="string" table:style-name="ce1">
            <text:p>Oscar Gloukh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281</text:p>
          </table:table-cell>
          <table:table-cell office:value-type="float" office:value="12.1" table:style-name="ce1">
            <text:p>12.1</text:p>
          </table:table-cell>
          <table:table-cell office:value-type="float" office:value="8.83964563290195" table:style-name="ce1">
            <text:p>8.83964563290195</text:p>
          </table:table-cell>
          <table:table-cell office:value-type="float" office:value="15.0574093988563" table:style-name="ce1">
            <text:p>15.0574093988563</text:p>
          </table:table-cell>
          <table:table-cell office:value-type="float" office:value="14.4728494846599" table:style-name="ce1">
            <text:p>14.4728494846599</text:p>
          </table:table-cell>
          <table:table-cell office:value-type="float" office:value="15.0594805829544" table:style-name="ce1">
            <text:p>15.0594805829544</text:p>
          </table:table-cell>
          <table:table-cell office:value-type="float" office:value="14.6089857978197" table:style-name="ce1">
            <text:p>14.6089857978197</text:p>
          </table:table-cell>
          <table:table-cell office:value-type="float" office:value="8.54530038045694" table:style-name="ce1">
            <text:p>8.54530038045694</text:p>
          </table:table-cell>
          <table:table-cell office:value-type="float" office:value="12.4544017160459" table:style-name="ce1">
            <text:p>12.4544017160459</text:p>
          </table:table-cell>
          <table:table-cell office:value-type="float" office:value="10.1325607268418" table:style-name="ce1">
            <text:p>10.1325607268418</text:p>
          </table:table-cell>
          <table:table-cell office:value-type="float" office:value="10.66122606072" table:style-name="ce1">
            <text:p>10.66122606072</text:p>
          </table:table-cell>
        </table:table-row>
        <table:table-row table:style-name="ro1">
          <table:table-cell office:value-type="string" table:style-name="ce1">
            <text:p>Mika Godt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214</text:p>
          </table:table-cell>
          <table:table-cell office:value-type="float" office:value="13.1" table:style-name="ce1">
            <text:p>13.1</text:p>
          </table:table-cell>
          <table:table-cell office:value-type="float" office:value="8.83355503615375" table:style-name="ce1">
            <text:p>8.83355503615375</text:p>
          </table:table-cell>
          <table:table-cell office:value-type="float" office:value="13.1566413787502" table:style-name="ce1">
            <text:p>13.1566413787502</text:p>
          </table:table-cell>
          <table:table-cell office:value-type="float" office:value="16.2594235135014" table:style-name="ce1">
            <text:p>16.2594235135014</text:p>
          </table:table-cell>
          <table:table-cell office:value-type="float" office:value="14.9862353834466" table:style-name="ce1">
            <text:p>14.9862353834466</text:p>
          </table:table-cell>
          <table:table-cell office:value-type="float" office:value="15.3936239770153" table:style-name="ce1">
            <text:p>15.3936239770153</text:p>
          </table:table-cell>
          <table:table-cell office:value-type="float" office:value="9.21227897937411" table:style-name="ce1">
            <text:p>9.21227897937411</text:p>
          </table:table-cell>
          <table:table-cell office:value-type="float" office:value="14.8507442974063" table:style-name="ce1">
            <text:p>14.8507442974063</text:p>
          </table:table-cell>
          <table:table-cell office:value-type="float" office:value="9.7493641002416" table:style-name="ce1">
            <text:p>9.7493641002416</text:p>
          </table:table-cell>
          <table:table-cell office:value-type="float" office:value="13.3963862828505" table:style-name="ce1">
            <text:p>13.3963862828505</text:p>
          </table:table-cell>
        </table:table-row>
        <table:table-row table:style-name="ro1">
          <table:table-cell office:value-type="string" table:style-name="ce1">
            <text:p>Anis Hadj Mouss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0</text:p>
          </table:table-cell>
          <table:table-cell office:value-type="float" office:value="13.9" table:style-name="ce1">
            <text:p>13.9</text:p>
          </table:table-cell>
          <table:table-cell office:value-type="float" office:value="9.25335151095372" table:style-name="ce1">
            <text:p>9.25335151095372</text:p>
          </table:table-cell>
          <table:table-cell office:value-type="float" office:value="12.5432934096662" table:style-name="ce1">
            <text:p>12.5432934096662</text:p>
          </table:table-cell>
          <table:table-cell office:value-type="float" office:value="15.6894134220685" table:style-name="ce1">
            <text:p>15.6894134220685</text:p>
          </table:table-cell>
          <table:table-cell office:value-type="float" office:value="13.7084388546777" table:style-name="ce1">
            <text:p>13.7084388546777</text:p>
          </table:table-cell>
          <table:table-cell office:value-type="float" office:value="15.2606278612039" table:style-name="ce1">
            <text:p>15.2606278612039</text:p>
          </table:table-cell>
          <table:table-cell office:value-type="float" office:value="9.21227897937411" table:style-name="ce1">
            <text:p>9.21227897937411</text:p>
          </table:table-cell>
          <table:table-cell office:value-type="float" office:value="15.0898640747574" table:style-name="ce1">
            <text:p>15.0898640747574</text:p>
          </table:table-cell>
          <table:table-cell office:value-type="float" office:value="9.10169147579719" table:style-name="ce1">
            <text:p>9.10169147579719</text:p>
          </table:table-cell>
          <table:table-cell office:value-type="float" office:value="10.5858232262833" table:style-name="ce1">
            <text:p>10.5858232262833</text:p>
          </table:table-cell>
        </table:table-row>
        <table:table-row table:style-name="ro1">
          <table:table-cell office:value-type="string" table:style-name="ce1">
            <text:p>Sébastien Hall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199</text:p>
          </table:table-cell>
          <table:table-cell office:value-type="float" office:value="7.5" table:style-name="ce1">
            <text:p>7.5</text:p>
          </table:table-cell>
          <table:table-cell office:value-type="float" office:value="7.54696420081562" table:style-name="ce1">
            <text:p>7.54696420081562</text:p>
          </table:table-cell>
          <table:table-cell office:value-type="float" office:value="7.56657776983147" table:style-name="ce1">
            <text:p>7.56657776983147</text:p>
          </table:table-cell>
          <table:table-cell office:value-type="float" office:value="7.19374077558395" table:style-name="ce1">
            <text:p>7.19374077558395</text:p>
          </table:table-cell>
          <table:table-cell office:value-type="float" office:value="6.38256900886409" table:style-name="ce1">
            <text:p>6.38256900886409</text:p>
          </table:table-cell>
          <table:table-cell office:value-type="float" office:value="6.59191194208126" table:style-name="ce1">
            <text:p>6.59191194208126</text:p>
          </table:table-cell>
          <table:table-cell office:value-type="float" office:value="6.83104366356589" table:style-name="ce1">
            <text:p>6.83104366356589</text:p>
          </table:table-cell>
          <table:table-cell office:value-type="float" office:value="6.53288414133731" table:style-name="ce1">
            <text:p>6.53288414133731</text:p>
          </table:table-cell>
          <table:table-cell office:value-type="float" office:value="7.88900352715584" table:style-name="ce1">
            <text:p>7.88900352715584</text:p>
          </table:table-cell>
          <table:table-cell office:value-type="float" office:value="6.9906907148125" table:style-name="ce1">
            <text:p>6.9906907148125</text:p>
          </table:table-cell>
        </table:table-row>
        <table:table-row table:style-name="ro1">
          <table:table-cell office:value-type="string" table:style-name="ce1">
            <text:p>Soufiane Hetl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22</text:p>
          </table:table-cell>
          <table:table-cell office:value-type="float" office:value="11.3" table:style-name="ce1">
            <text:p>11.3</text:p>
          </table:table-cell>
          <table:table-cell office:value-type="float" office:value="7.09448921018859" table:style-name="ce1">
            <text:p>7.09448921018859</text:p>
          </table:table-cell>
          <table:table-cell office:value-type="float" office:value="8.81078768180819" table:style-name="ce1">
            <text:p>8.81078768180819</text:p>
          </table:table-cell>
          <table:table-cell office:value-type="float" office:value="6.13202006246877" table:style-name="ce1">
            <text:p>6.13202006246877</text:p>
          </table:table-cell>
          <table:table-cell office:value-type="float" office:value="9.10385387385544" table:style-name="ce1">
            <text:p>9.10385387385544</text:p>
          </table:table-cell>
          <table:table-cell office:value-type="float" office:value="11.9714187962187" table:style-name="ce1">
            <text:p>11.9714187962187</text:p>
          </table:table-cell>
          <table:table-cell office:value-type="float" office:value="5.17965715369662" table:style-name="ce1">
            <text:p>5.17965715369662</text:p>
          </table:table-cell>
          <table:table-cell office:value-type="float" office:value="11.8561706522645" table:style-name="ce1">
            <text:p>11.8561706522645</text:p>
          </table:table-cell>
          <table:table-cell office:value-type="float" office:value="7.1281821688544" table:style-name="ce1">
            <text:p>7.1281821688544</text:p>
          </table:table-cell>
          <table:table-cell office:value-type="float" office:value="10.3576503278281" table:style-name="ce1">
            <text:p>10.3576503278281</text:p>
          </table:table-cell>
        </table:table-row>
        <table:table-row table:style-name="ro1">
          <table:table-cell office:value-type="string" table:style-name="ce1">
            <text:p>Lewis Holtby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5-111</text:p>
          </table:table-cell>
          <table:table-cell office:value-type="float" office:value="11.9" table:style-name="ce1">
            <text:p>11.9</text:p>
          </table:table-cell>
          <table:table-cell office:value-type="float" office:value="7.67196600146873" table:style-name="ce1">
            <text:p>7.67196600146873</text:p>
          </table:table-cell>
          <table:table-cell office:value-type="float" office:value="13.8440902651445" table:style-name="ce1">
            <text:p>13.8440902651445</text:p>
          </table:table-cell>
          <table:table-cell office:value-type="float" office:value="12.8420003869265" table:style-name="ce1">
            <text:p>12.8420003869265</text:p>
          </table:table-cell>
          <table:table-cell office:value-type="float" office:value="12.5271328665508" table:style-name="ce1">
            <text:p>12.5271328665508</text:p>
          </table:table-cell>
          <table:table-cell office:value-type="float" office:value="6.59191194208126" table:style-name="ce1">
            <text:p>6.59191194208126</text:p>
          </table:table-cell>
          <table:table-cell office:value-type="float" office:value="5.53626790376467" table:style-name="ce1">
            <text:p>5.53626790376467</text:p>
          </table:table-cell>
          <table:table-cell office:value-type="float" office:value="6.96442361481274" table:style-name="ce1">
            <text:p>6.96442361481274</text:p>
          </table:table-cell>
          <table:table-cell office:value-type="float" office:value="6.01007353956011" table:style-name="ce1">
            <text:p>6.01007353956011</text:p>
          </table:table-cell>
          <table:table-cell office:value-type="float" office:value="6.54502012062957" table:style-name="ce1">
            <text:p>6.54502012062957</text:p>
          </table:table-cell>
        </table:table-row>
        <table:table-row table:style-name="ro1">
          <table:table-cell office:value-type="string" table:style-name="ce1">
            <text:p>Sydney van Hooijdonk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35</text:p>
          </table:table-cell>
          <table:table-cell office:value-type="float" office:value="11.6" table:style-name="ce1">
            <text:p>11.6</text:p>
          </table:table-cell>
          <table:table-cell office:value-type="float" office:value="6.85228037342213" table:style-name="ce1">
            <text:p>6.85228037342213</text:p>
          </table:table-cell>
          <table:table-cell office:value-type="float" office:value="8.07164962399364" table:style-name="ce1">
            <text:p>8.07164962399364</text:p>
          </table:table-cell>
          <table:table-cell office:value-type="float" office:value="6.65256011193682" table:style-name="ce1">
            <text:p>6.65256011193682</text:p>
          </table:table-cell>
          <table:table-cell office:value-type="float" office:value="6.55316882294595" table:style-name="ce1">
            <text:p>6.55316882294595</text:p>
          </table:table-cell>
          <table:table-cell office:value-type="float" office:value="8.74094563675217" table:style-name="ce1">
            <text:p>8.74094563675217</text:p>
          </table:table-cell>
          <table:table-cell office:value-type="float" office:value="8.47514527482772" table:style-name="ce1">
            <text:p>8.47514527482772</text:p>
          </table:table-cell>
          <table:table-cell office:value-type="float" office:value="8.45061758935117" table:style-name="ce1">
            <text:p>8.45061758935117</text:p>
          </table:table-cell>
          <table:table-cell office:value-type="float" office:value="7.42109696758683" table:style-name="ce1">
            <text:p>7.42109696758683</text:p>
          </table:table-cell>
          <table:table-cell office:value-type="float" office:value="12.5304693835238" table:style-name="ce1">
            <text:p>12.5304693835238</text:p>
          </table:table-cell>
        </table:table-row>
        <table:table-row table:style-name="ro1">
          <table:table-cell office:value-type="string" table:style-name="ce1">
            <text:p>Jizz Hornkamp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06</text:p>
          </table:table-cell>
          <table:table-cell office:value-type="float" office:value="12.3" table:style-name="ce1">
            <text:p>12.3</text:p>
          </table:table-cell>
          <table:table-cell office:value-type="float" office:value="7.21103702751196" table:style-name="ce1">
            <text:p>7.21103702751196</text:p>
          </table:table-cell>
          <table:table-cell office:value-type="float" office:value="7.70603477211465" table:style-name="ce1">
            <text:p>7.70603477211465</text:p>
          </table:table-cell>
          <table:table-cell office:value-type="float" office:value="9.00646238225826" table:style-name="ce1">
            <text:p>9.00646238225826</text:p>
          </table:table-cell>
          <table:table-cell office:value-type="float" office:value="7.98657386387469" table:style-name="ce1">
            <text:p>7.98657386387469</text:p>
          </table:table-cell>
          <table:table-cell office:value-type="float" office:value="6.40796174043102" table:style-name="ce1">
            <text:p>6.40796174043102</text:p>
          </table:table-cell>
          <table:table-cell office:value-type="float" office:value="10.7863766611624" table:style-name="ce1">
            <text:p>10.7863766611624</text:p>
          </table:table-cell>
          <table:table-cell office:value-type="float" office:value="6.654842007449" table:style-name="ce1">
            <text:p>6.654842007449</text:p>
          </table:table-cell>
          <table:table-cell office:value-type="float" office:value="11.664085742144" table:style-name="ce1">
            <text:p>11.664085742144</text:p>
          </table:table-cell>
          <table:table-cell office:value-type="float" office:value="15.6022927205664" table:style-name="ce1">
            <text:p>15.6022927205664</text:p>
          </table:table-cell>
        </table:table-row>
        <table:table-row table:style-name="ro1">
          <table:table-cell office:value-type="string" table:style-name="ce1">
            <text:p>Younes Taha El Idriss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041</text:p>
          </table:table-cell>
          <table:table-cell office:value-type="float" office:value="15.3" table:style-name="ce1">
            <text:p>15.3</text:p>
          </table:table-cell>
          <table:table-cell office:value-type="float" office:value="8.69347795336906" table:style-name="ce1">
            <text:p>8.69347795336906</text:p>
          </table:table-cell>
          <table:table-cell office:value-type="float" office:value="12.0836026476705" table:style-name="ce1">
            <text:p>12.0836026476705</text:p>
          </table:table-cell>
          <table:table-cell office:value-type="float" office:value="15.3203636996919" table:style-name="ce1">
            <text:p>15.3203636996919</text:p>
          </table:table-cell>
          <table:table-cell office:value-type="float" office:value="13.3447707537366" table:style-name="ce1">
            <text:p>13.3447707537366</text:p>
          </table:table-cell>
          <table:table-cell office:value-type="float" office:value="12.7732103357504" table:style-name="ce1">
            <text:p>12.7732103357504</text:p>
          </table:table-cell>
          <table:table-cell office:value-type="float" office:value="5.97051862563779" table:style-name="ce1">
            <text:p>5.97051862563779</text:p>
          </table:table-cell>
          <table:table-cell office:value-type="float" office:value="12.7107305300713" table:style-name="ce1">
            <text:p>12.7107305300713</text:p>
          </table:table-cell>
          <table:table-cell office:value-type="float" office:value="9.53443650584487" table:style-name="ce1">
            <text:p>9.53443650584487</text:p>
          </table:table-cell>
          <table:table-cell office:value-type="float" office:value="8.70760138303961" table:style-name="ce1">
            <text:p>8.70760138303961</text:p>
          </table:table-cell>
        </table:table-row>
        <table:table-row table:style-name="ro1">
          <table:table-cell office:value-type="string" table:style-name="ce1">
            <text:p>Mohammed Ihattar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29</text:p>
          </table:table-cell>
          <table:table-cell office:value-type="float" office:value="11.8" table:style-name="ce1">
            <text:p>11.8</text:p>
          </table:table-cell>
          <table:table-cell office:value-type="float" office:value="9.86875624918061" table:style-name="ce1">
            <text:p>9.86875624918061</text:p>
          </table:table-cell>
          <table:table-cell office:value-type="float" office:value="13.7923369224839" table:style-name="ce1">
            <text:p>13.7923369224839</text:p>
          </table:table-cell>
          <table:table-cell office:value-type="float" office:value="15.5337901750525" table:style-name="ce1">
            <text:p>15.5337901750525</text:p>
          </table:table-cell>
          <table:table-cell office:value-type="float" office:value="15.164415498223" table:style-name="ce1">
            <text:p>15.164415498223</text:p>
          </table:table-cell>
          <table:table-cell office:value-type="float" office:value="11.2688259322959" table:style-name="ce1">
            <text:p>11.2688259322959</text:p>
          </table:table-cell>
          <table:table-cell office:value-type="float" office:value="10.4868896942506" table:style-name="ce1">
            <text:p>10.4868896942506</text:p>
          </table:table-cell>
          <table:table-cell office:value-type="float" office:value="9.89746418695635" table:style-name="ce1">
            <text:p>9.89746418695635</text:p>
          </table:table-cell>
          <table:table-cell office:value-type="float" office:value="10.2590002925955" table:style-name="ce1">
            <text:p>10.2590002925955</text:p>
          </table:table-cell>
          <table:table-cell office:value-type="float" office:value="11.1058941741682" table:style-name="ce1">
            <text:p>11.1058941741682</text:p>
          </table:table-cell>
        </table:table-row>
        <table:table-row table:style-name="ro1">
          <table:table-cell office:value-type="string" table:style-name="ce1">
            <text:p>Isak Jen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15</text:p>
          </table:table-cell>
          <table:table-cell office:value-type="float" office:value="9.2" table:style-name="ce1">
            <text:p>9.2</text:p>
          </table:table-cell>
          <table:table-cell office:value-type="float" office:value="8.79092047064844" table:style-name="ce1">
            <text:p>8.79092047064844</text:p>
          </table:table-cell>
          <table:table-cell office:value-type="float" office:value="11.3939576579387" table:style-name="ce1">
            <text:p>11.3939576579387</text:p>
          </table:table-cell>
          <table:table-cell office:value-type="float" office:value="9.57769084249705" table:style-name="ce1">
            <text:p>9.57769084249705</text:p>
          </table:table-cell>
          <table:table-cell office:value-type="float" office:value="11.513274041381" table:style-name="ce1">
            <text:p>11.513274041381</text:p>
          </table:table-cell>
          <table:table-cell office:value-type="float" office:value="12.4633897007164" table:style-name="ce1">
            <text:p>12.4633897007164</text:p>
          </table:table-cell>
          <table:table-cell office:value-type="float" office:value="12.7772491699801" table:style-name="ce1">
            <text:p>12.7772491699801</text:p>
          </table:table-cell>
          <table:table-cell office:value-type="float" office:value="10.6628185019567" table:style-name="ce1">
            <text:p>10.6628185019567</text:p>
          </table:table-cell>
          <table:table-cell office:value-type="float" office:value="5.97204586576486" table:style-name="ce1">
            <text:p>5.97204586576486</text:p>
          </table:table-cell>
          <table:table-cell office:value-type="float" office:value="5.63337035988255" table:style-name="ce1">
            <text:p>5.63337035988255</text:p>
          </table:table-cell>
        </table:table-row>
        <table:table-row table:style-name="ro1">
          <table:table-cell office:value-type="string" table:style-name="ce1">
            <text:p>Ozan Kökcü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42</text:p>
          </table:table-cell>
          <table:table-cell office:value-type="float" office:value="8.3" table:style-name="ce1">
            <text:p>8.3</text:p>
          </table:table-cell>
          <table:table-cell office:value-type="float" office:value="8.15289177406876" table:style-name="ce1">
            <text:p>8.15289177406876</text:p>
          </table:table-cell>
          <table:table-cell office:value-type="float" office:value="10.4136491124169" table:style-name="ce1">
            <text:p>10.4136491124169</text:p>
          </table:table-cell>
          <table:table-cell office:value-type="float" office:value="10.5823890601422" table:style-name="ce1">
            <text:p>10.5823890601422</text:p>
          </table:table-cell>
          <table:table-cell office:value-type="float" office:value="10.5683818438774" table:style-name="ce1">
            <text:p>10.5683818438774</text:p>
          </table:table-cell>
          <table:table-cell office:value-type="float" office:value="8.74094563675217" table:style-name="ce1">
            <text:p>8.74094563675217</text:p>
          </table:table-cell>
          <table:table-cell office:value-type="float" office:value="6.29772118038106" table:style-name="ce1">
            <text:p>6.29772118038106</text:p>
          </table:table-cell>
          <table:table-cell office:value-type="float" office:value="7.92532926522862" table:style-name="ce1">
            <text:p>7.92532926522862</text:p>
          </table:table-cell>
          <table:table-cell office:value-type="float" office:value="5.63658777563551" table:style-name="ce1">
            <text:p>5.63658777563551</text:p>
          </table:table-cell>
          <table:table-cell office:value-type="float" office:value="6.1849034416936" table:style-name="ce1">
            <text:p>6.1849034416936</text:p>
          </table:table-cell>
        </table:table-row>
        <table:table-row table:style-name="ro1">
          <table:table-cell office:value-type="string" table:style-name="ce1">
            <text:p>Koen Koston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11</text:p>
          </table:table-cell>
          <table:table-cell office:value-type="float" office:value="15.7" table:style-name="ce1">
            <text:p>15.7</text:p>
          </table:table-cell>
          <table:table-cell office:value-type="float" office:value="6.86373147813538" table:style-name="ce1">
            <text:p>6.86373147813538</text:p>
          </table:table-cell>
          <table:table-cell office:value-type="float" office:value="10.7657162347433" table:style-name="ce1">
            <text:p>10.7657162347433</text:p>
          </table:table-cell>
          <table:table-cell office:value-type="float" office:value="11.9282347389228" table:style-name="ce1">
            <text:p>11.9282347389228</text:p>
          </table:table-cell>
          <table:table-cell office:value-type="float" office:value="11.0063042061109" table:style-name="ce1">
            <text:p>11.0063042061109</text:p>
          </table:table-cell>
          <table:table-cell office:value-type="float" office:value="8.74094563675217" table:style-name="ce1">
            <text:p>8.74094563675217</text:p>
          </table:table-cell>
          <table:table-cell office:value-type="float" office:value="5.53626790376467" table:style-name="ce1">
            <text:p>5.53626790376467</text:p>
          </table:table-cell>
          <table:table-cell office:value-type="float" office:value="9.4403634980707" table:style-name="ce1">
            <text:p>9.4403634980707</text:p>
          </table:table-cell>
          <table:table-cell office:value-type="float" office:value="8.84104851396965" table:style-name="ce1">
            <text:p>8.84104851396965</text:p>
          </table:table-cell>
          <table:table-cell office:value-type="float" office:value="14.6513661445575" table:style-name="ce1">
            <text:p>14.6513661445575</text:p>
          </table:table-cell>
        </table:table-row>
        <table:table-row table:style-name="ro1">
          <table:table-cell office:value-type="string" table:style-name="ce1">
            <text:p>Luka Kulenović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00</text:p>
          </table:table-cell>
          <table:table-cell office:value-type="float" office:value="9.2" table:style-name="ce1">
            <text:p>9.2</text:p>
          </table:table-cell>
          <table:table-cell office:value-type="float" office:value="7.45214700188187" table:style-name="ce1">
            <text:p>7.45214700188187</text:p>
          </table:table-cell>
          <table:table-cell office:value-type="float" office:value="7.04440031895714" table:style-name="ce1">
            <text:p>7.04440031895714</text:p>
          </table:table-cell>
          <table:table-cell office:value-type="float" office:value="10.5823890601422" table:style-name="ce1">
            <text:p>10.5823890601422</text:p>
          </table:table-cell>
          <table:table-cell office:value-type="float" office:value="8.35756847068078" table:style-name="ce1">
            <text:p>8.35756847068078</text:p>
          </table:table-cell>
          <table:table-cell office:value-type="float" office:value="6.40796174043102" table:style-name="ce1">
            <text:p>6.40796174043102</text:p>
          </table:table-cell>
          <table:table-cell office:value-type="float" office:value="10.9176547289074" table:style-name="ce1">
            <text:p>10.9176547289074</text:p>
          </table:table-cell>
          <table:table-cell office:value-type="float" office:value="6.59372252027035" table:style-name="ce1">
            <text:p>6.59372252027035</text:p>
          </table:table-cell>
          <table:table-cell office:value-type="float" office:value="8.19036399846823" table:style-name="ce1">
            <text:p>8.19036399846823</text:p>
          </table:table-cell>
          <table:table-cell office:value-type="float" office:value="11.3941137868503" table:style-name="ce1">
            <text:p>11.3941137868503</text:p>
          </table:table-cell>
        </table:table-row>
        <table:table-row table:style-name="ro1">
          <table:table-cell office:value-type="string" table:style-name="ce1">
            <text:p>Brandley Kuwa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3-110</text:p>
          </table:table-cell>
          <table:table-cell office:value-type="float" office:value="12.1" table:style-name="ce1">
            <text:p>12.1</text:p>
          </table:table-cell>
          <table:table-cell office:value-type="float" office:value="8.32254626117789" table:style-name="ce1">
            <text:p>8.32254626117789</text:p>
          </table:table-cell>
          <table:table-cell office:value-type="float" office:value="11.0048767442452" table:style-name="ce1">
            <text:p>11.0048767442452</text:p>
          </table:table-cell>
          <table:table-cell office:value-type="float" office:value="10.2523028019584" table:style-name="ce1">
            <text:p>10.2523028019584</text:p>
          </table:table-cell>
          <table:table-cell office:value-type="float" office:value="13.4074848898835" table:style-name="ce1">
            <text:p>13.4074848898835</text:p>
          </table:table-cell>
          <table:table-cell office:value-type="float" office:value="10.3287276377914" table:style-name="ce1">
            <text:p>10.3287276377914</text:p>
          </table:table-cell>
          <table:table-cell office:value-type="float" office:value="9.05447230406899" table:style-name="ce1">
            <text:p>9.05447230406899</text:p>
          </table:table-cell>
          <table:table-cell office:value-type="float" office:value="9.17707531856706" table:style-name="ce1">
            <text:p>9.17707531856706</text:p>
          </table:table-cell>
          <table:table-cell office:value-type="float" office:value="6.59714334107954" table:style-name="ce1">
            <text:p>6.59714334107954</text:p>
          </table:table-cell>
          <table:table-cell office:value-type="float" office:value="8.07351679561481" table:style-name="ce1">
            <text:p>8.07351679561481</text:p>
          </table:table-cell>
        </table:table-row>
        <table:table-row table:style-name="ro1">
          <table:table-cell office:value-type="string" table:style-name="ce1">
            <text:p>Tobias Laurit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30</text:p>
          </table:table-cell>
          <table:table-cell office:value-type="float" office:value="17" table:style-name="ce1">
            <text:p>17</text:p>
          </table:table-cell>
          <table:table-cell office:value-type="float" office:value="7.57072702051284" table:style-name="ce1">
            <text:p>7.57072702051284</text:p>
          </table:table-cell>
          <table:table-cell office:value-type="float" office:value="9.52163046178358" table:style-name="ce1">
            <text:p>9.52163046178358</text:p>
          </table:table-cell>
          <table:table-cell office:value-type="float" office:value="10.5823890601422" table:style-name="ce1">
            <text:p>10.5823890601422</text:p>
          </table:table-cell>
          <table:table-cell office:value-type="float" office:value="11.513274041381" table:style-name="ce1">
            <text:p>11.513274041381</text:p>
          </table:table-cell>
          <table:table-cell office:value-type="float" office:value="6.59191194208126" table:style-name="ce1">
            <text:p>6.59191194208126</text:p>
          </table:table-cell>
          <table:table-cell office:value-type="float" office:value="4.42055233041883" table:style-name="ce1">
            <text:p>4.42055233041883</text:p>
          </table:table-cell>
          <table:table-cell office:value-type="float" office:value="8.8468989285173" table:style-name="ce1">
            <text:p>8.8468989285173</text:p>
          </table:table-cell>
          <table:table-cell office:value-type="float" office:value="7.76060967861614" table:style-name="ce1">
            <text:p>7.76060967861614</text:p>
          </table:table-cell>
          <table:table-cell office:value-type="float" office:value="14.9613629071019" table:style-name="ce1">
            <text:p>14.9613629071019</text:p>
          </table:table-cell>
        </table:table-row>
        <table:table-row table:style-name="ro1">
          <table:table-cell office:value-type="string" table:style-name="ce1">
            <text:p>Bryan Limbomb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38</text:p>
          </table:table-cell>
          <table:table-cell office:value-type="float" office:value="13.5" table:style-name="ce1">
            <text:p>13.5</text:p>
          </table:table-cell>
          <table:table-cell office:value-type="float" office:value="7.30479353007787" table:style-name="ce1">
            <text:p>7.30479353007787</text:p>
          </table:table-cell>
          <table:table-cell office:value-type="float" office:value="10.1659342346812" table:style-name="ce1">
            <text:p>10.1659342346812</text:p>
          </table:table-cell>
          <table:table-cell office:value-type="float" office:value="12.4907457492664" table:style-name="ce1">
            <text:p>12.4907457492664</text:p>
          </table:table-cell>
          <table:table-cell office:value-type="float" office:value="10.0279907941698" table:style-name="ce1">
            <text:p>10.0279907941698</text:p>
          </table:table-cell>
          <table:table-cell office:value-type="float" office:value="10.8999938866697" table:style-name="ce1">
            <text:p>10.8999938866697</text:p>
          </table:table-cell>
          <table:table-cell office:value-type="float" office:value="10.1653144185666" table:style-name="ce1">
            <text:p>10.1653144185666</text:p>
          </table:table-cell>
          <table:table-cell office:value-type="float" office:value="11.7425984042064" table:style-name="ce1">
            <text:p>11.7425984042064</text:p>
          </table:table-cell>
          <table:table-cell office:value-type="float" office:value="6.71802279097889" table:style-name="ce1">
            <text:p>6.71802279097889</text:p>
          </table:table-cell>
          <table:table-cell office:value-type="float" office:value="6.25603473253529" table:style-name="ce1">
            <text:p>6.25603473253529</text:p>
          </table:table-cell>
        </table:table-row>
        <table:table-row table:style-name="ro1">
          <table:table-cell office:value-type="string" table:style-name="ce1">
            <text:p>Dimitris Limnio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FW,DF</text:p>
          </table:table-cell>
          <table:table-cell office:value-type="string" table:style-name="ce1">
            <text:p>27-225</text:p>
          </table:table-cell>
          <table:table-cell office:value-type="float" office:value="12.4" table:style-name="ce1">
            <text:p>12.4</text:p>
          </table:table-cell>
          <table:table-cell office:value-type="float" office:value="8.07431732455152" table:style-name="ce1">
            <text:p>8.07431732455152</text:p>
          </table:table-cell>
          <table:table-cell office:value-type="float" office:value="12.3170644616335" table:style-name="ce1">
            <text:p>12.3170644616335</text:p>
          </table:table-cell>
          <table:table-cell office:value-type="float" office:value="11.9282347389228" table:style-name="ce1">
            <text:p>11.9282347389228</text:p>
          </table:table-cell>
          <table:table-cell office:value-type="float" office:value="10.9197579744179" table:style-name="ce1">
            <text:p>10.9197579744179</text:p>
          </table:table-cell>
          <table:table-cell office:value-type="float" office:value="8.54022225434958" table:style-name="ce1">
            <text:p>8.54022225434958</text:p>
          </table:table-cell>
          <table:table-cell office:value-type="float" office:value="7.64038801583148" table:style-name="ce1">
            <text:p>7.64038801583148</text:p>
          </table:table-cell>
          <table:table-cell office:value-type="float" office:value="8.78081192047964" table:style-name="ce1">
            <text:p>8.78081192047964</text:p>
          </table:table-cell>
          <table:table-cell office:value-type="float" office:value="6.92177855140531" table:style-name="ce1">
            <text:p>6.92177855140531</text:p>
          </table:table-cell>
          <table:table-cell office:value-type="float" office:value="5.97434175037807" table:style-name="ce1">
            <text:p>5.97434175037807</text:p>
          </table:table-cell>
        </table:table-row>
        <table:table-row table:style-name="ro1">
          <table:table-cell office:value-type="string" table:style-name="ce1">
            <text:p>Bryan Lins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5-091</text:p>
          </table:table-cell>
          <table:table-cell office:value-type="float" office:value="12.8" table:style-name="ce1">
            <text:p>12.8</text:p>
          </table:table-cell>
          <table:table-cell office:value-type="float" office:value="7.80952892398275" table:style-name="ce1">
            <text:p>7.80952892398275</text:p>
          </table:table-cell>
          <table:table-cell office:value-type="float" office:value="8.89631386551224" table:style-name="ce1">
            <text:p>8.89631386551224</text:p>
          </table:table-cell>
          <table:table-cell office:value-type="float" office:value="15.7464700221751" table:style-name="ce1">
            <text:p>15.7464700221751</text:p>
          </table:table-cell>
          <table:table-cell office:value-type="float" office:value="11.4303286533596" table:style-name="ce1">
            <text:p>11.4303286533596</text:p>
          </table:table-cell>
          <table:table-cell office:value-type="float" office:value="6.22678287341302" table:style-name="ce1">
            <text:p>6.22678287341302</text:p>
          </table:table-cell>
          <table:table-cell office:value-type="float" office:value="6.29772118038106" table:style-name="ce1">
            <text:p>6.29772118038106</text:p>
          </table:table-cell>
          <table:table-cell office:value-type="float" office:value="7.66528468398323" table:style-name="ce1">
            <text:p>7.66528468398323</text:p>
          </table:table-cell>
          <table:table-cell office:value-type="float" office:value="8.84104851396965" table:style-name="ce1">
            <text:p>8.84104851396965</text:p>
          </table:table-cell>
          <table:table-cell office:value-type="float" office:value="12.714418156666" table:style-name="ce1">
            <text:p>12.714418156666</text:p>
          </table:table-cell>
        </table:table-row>
        <table:table-row table:style-name="ro1">
          <table:table-cell office:value-type="string" table:style-name="ce1">
            <text:p>Justin Lonwijk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017</text:p>
          </table:table-cell>
          <table:table-cell office:value-type="float" office:value="10" table:style-name="ce1">
            <text:p>10</text:p>
          </table:table-cell>
          <table:table-cell office:value-type="float" office:value="6.91536659147421" table:style-name="ce1">
            <text:p>6.91536659147421</text:p>
          </table:table-cell>
          <table:table-cell office:value-type="float" office:value="7.48327060949687" table:style-name="ce1">
            <text:p>7.48327060949687</text:p>
          </table:table-cell>
          <table:table-cell office:value-type="float" office:value="6.54666478227066" table:style-name="ce1">
            <text:p>6.54666478227066</text:p>
          </table:table-cell>
          <table:table-cell office:value-type="float" office:value="9.19704503717566" table:style-name="ce1">
            <text:p>9.19704503717566</text:p>
          </table:table-cell>
          <table:table-cell office:value-type="float" office:value="6.04853784915424" table:style-name="ce1">
            <text:p>6.04853784915424</text:p>
          </table:table-cell>
          <table:table-cell office:value-type="float" office:value="5.78825326232751" table:style-name="ce1">
            <text:p>5.78825326232751</text:p>
          </table:table-cell>
          <table:table-cell office:value-type="float" office:value="7.08998610229658" table:style-name="ce1">
            <text:p>7.08998610229658</text:p>
          </table:table-cell>
          <table:table-cell office:value-type="float" office:value="6.63731753561899" table:style-name="ce1">
            <text:p>6.63731753561899</text:p>
          </table:table-cell>
          <table:table-cell office:value-type="float" office:value="9.26376189168389" table:style-name="ce1">
            <text:p>9.26376189168389</text:p>
          </table:table-cell>
        </table:table-row>
        <table:table-row table:style-name="ro1">
          <table:table-cell office:value-type="string" table:style-name="ce1">
            <text:p>Dennis Ma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34</text:p>
          </table:table-cell>
          <table:table-cell office:value-type="float" office:value="8.2" table:style-name="ce1">
            <text:p>8.2</text:p>
          </table:table-cell>
          <table:table-cell office:value-type="float" office:value="8.18314781780142" table:style-name="ce1">
            <text:p>8.18314781780142</text:p>
          </table:table-cell>
          <table:table-cell office:value-type="float" office:value="11.8431809356277" table:style-name="ce1">
            <text:p>11.8431809356277</text:p>
          </table:table-cell>
          <table:table-cell office:value-type="float" office:value="14.6380773826544" table:style-name="ce1">
            <text:p>14.6380773826544</text:p>
          </table:table-cell>
          <table:table-cell office:value-type="float" office:value="11.9178711618655" table:style-name="ce1">
            <text:p>11.9178711618655</text:p>
          </table:table-cell>
          <table:table-cell office:value-type="float" office:value="11.0857365984062" table:style-name="ce1">
            <text:p>11.0857365984062</text:p>
          </table:table-cell>
          <table:table-cell office:value-type="float" office:value="7.3499615739161" table:style-name="ce1">
            <text:p>7.3499615739161</text:p>
          </table:table-cell>
          <table:table-cell office:value-type="float" office:value="11.6276316361345" table:style-name="ce1">
            <text:p>11.6276316361345</text:p>
          </table:table-cell>
          <table:table-cell office:value-type="float" office:value="7.59028703386627" table:style-name="ce1">
            <text:p>7.59028703386627</text:p>
          </table:table-cell>
          <table:table-cell office:value-type="float" office:value="7.75946221018026" table:style-name="ce1">
            <text:p>7.75946221018026</text:p>
          </table:table-cell>
        </table:table-row>
        <table:table-row table:style-name="ro1">
          <table:table-cell office:value-type="string" table:style-name="ce1">
            <text:p>Richonell Margare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22</text:p>
          </table:table-cell>
          <table:table-cell office:value-type="float" office:value="8.6" table:style-name="ce1">
            <text:p>8.6</text:p>
          </table:table-cell>
          <table:table-cell office:value-type="float" office:value="6.77236564548737" table:style-name="ce1">
            <text:p>6.77236564548737</text:p>
          </table:table-cell>
          <table:table-cell office:value-type="float" office:value="8.21319663834166" table:style-name="ce1">
            <text:p>8.21319663834166</text:p>
          </table:table-cell>
          <table:table-cell office:value-type="float" office:value="5.83125649935788" table:style-name="ce1">
            <text:p>5.83125649935788</text:p>
          </table:table-cell>
          <table:table-cell office:value-type="float" office:value="7.98657386387469" table:style-name="ce1">
            <text:p>7.98657386387469</text:p>
          </table:table-cell>
          <table:table-cell office:value-type="float" office:value="11.2688259322959" table:style-name="ce1">
            <text:p>11.2688259322959</text:p>
          </table:table-cell>
          <table:table-cell office:value-type="float" office:value="6.3294038010558" table:style-name="ce1">
            <text:p>6.3294038010558</text:p>
          </table:table-cell>
          <table:table-cell office:value-type="float" office:value="11.4526517167805" table:style-name="ce1">
            <text:p>11.4526517167805</text:p>
          </table:table-cell>
          <table:table-cell office:value-type="float" office:value="6.04824715143273" table:style-name="ce1">
            <text:p>6.04824715143273</text:p>
          </table:table-cell>
          <table:table-cell office:value-type="float" office:value="6.32762218264999" table:style-name="ce1">
            <text:p>6.32762218264999</text:p>
          </table:table-cell>
        </table:table-row>
        <table:table-row table:style-name="ro1">
          <table:table-cell office:value-type="string" table:style-name="ce1">
            <text:p>Ringo Meerveld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017</text:p>
          </table:table-cell>
          <table:table-cell office:value-type="float" office:value="11.1" table:style-name="ce1">
            <text:p>11.1</text:p>
          </table:table-cell>
          <table:table-cell office:value-type="float" office:value="8.77873925480642" table:style-name="ce1">
            <text:p>8.77873925480642</text:p>
          </table:table-cell>
          <table:table-cell office:value-type="float" office:value="10.7657162347433" table:style-name="ce1">
            <text:p>10.7657162347433</text:p>
          </table:table-cell>
          <table:table-cell office:value-type="float" office:value="10.5823890601422" table:style-name="ce1">
            <text:p>10.5823890601422</text:p>
          </table:table-cell>
          <table:table-cell office:value-type="float" office:value="11.8383478467557" table:style-name="ce1">
            <text:p>11.8383478467557</text:p>
          </table:table-cell>
          <table:table-cell office:value-type="float" office:value="10.5212902219361" table:style-name="ce1">
            <text:p>10.5212902219361</text:p>
          </table:table-cell>
          <table:table-cell office:value-type="float" office:value="11.6008905901264" table:style-name="ce1">
            <text:p>11.6008905901264</text:p>
          </table:table-cell>
          <table:table-cell office:value-type="float" office:value="9.50599231303887" table:style-name="ce1">
            <text:p>9.50599231303887</text:p>
          </table:table-cell>
          <table:table-cell office:value-type="float" office:value="8.32011745453598" table:style-name="ce1">
            <text:p>8.32011745453598</text:p>
          </table:table-cell>
          <table:table-cell office:value-type="float" office:value="9.89367443272495" table:style-name="ce1">
            <text:p>9.89367443272495</text:p>
          </table:table-cell>
        </table:table-row>
        <table:table-row table:style-name="ro1">
          <table:table-cell office:value-type="string" table:style-name="ce1">
            <text:p>David Mi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198</text:p>
          </table:table-cell>
          <table:table-cell office:value-type="float" office:value="8.1" table:style-name="ce1">
            <text:p>8.1</text:p>
          </table:table-cell>
          <table:table-cell office:value-type="float" office:value="7.25785949078815" table:style-name="ce1">
            <text:p>7.25785949078815</text:p>
          </table:table-cell>
          <table:table-cell office:value-type="float" office:value="7.15318435327968" table:style-name="ce1">
            <text:p>7.15318435327968</text:p>
          </table:table-cell>
          <table:table-cell office:value-type="float" office:value="6.13202006246877" table:style-name="ce1">
            <text:p>6.13202006246877</text:p>
          </table:table-cell>
          <table:table-cell office:value-type="float" office:value="7.71058527592212" table:style-name="ce1">
            <text:p>7.71058527592212</text:p>
          </table:table-cell>
          <table:table-cell office:value-type="float" office:value="6.59191194208126" table:style-name="ce1">
            <text:p>6.59191194208126</text:p>
          </table:table-cell>
          <table:table-cell office:value-type="float" office:value="9.71800285766019" table:style-name="ce1">
            <text:p>9.71800285766019</text:p>
          </table:table-cell>
          <table:table-cell office:value-type="float" office:value="6.59372252027035" table:style-name="ce1">
            <text:p>6.59372252027035</text:p>
          </table:table-cell>
          <table:table-cell office:value-type="float" office:value="7.1281821688544" table:style-name="ce1">
            <text:p>7.1281821688544</text:p>
          </table:table-cell>
          <table:table-cell office:value-type="float" office:value="10.5858232262833" table:style-name="ce1">
            <text:p>10.5858232262833</text:p>
          </table:table-cell>
        </table:table-row>
        <table:table-row table:style-name="ro1">
          <table:table-cell office:value-type="string" table:style-name="ce1">
            <text:p>Mohamed Nassoh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2-346</text:p>
          </table:table-cell>
          <table:table-cell office:value-type="float" office:value="12.7" table:style-name="ce1">
            <text:p>12.7</text:p>
          </table:table-cell>
          <table:table-cell office:value-type="float" office:value="7.86953328770232" table:style-name="ce1">
            <text:p>7.86953328770232</text:p>
          </table:table-cell>
          <table:table-cell office:value-type="float" office:value="14.0603358899548" table:style-name="ce1">
            <text:p>14.0603358899548</text:p>
          </table:table-cell>
          <table:table-cell office:value-type="float" office:value="9.46389038248026" table:style-name="ce1">
            <text:p>9.46389038248026</text:p>
          </table:table-cell>
          <table:table-cell office:value-type="float" office:value="15.1300837499334" table:style-name="ce1">
            <text:p>15.1300837499334</text:p>
          </table:table-cell>
          <table:table-cell office:value-type="float" office:value="11.2688259322959" table:style-name="ce1">
            <text:p>11.2688259322959</text:p>
          </table:table-cell>
          <table:table-cell office:value-type="float" office:value="8.93159436378378" table:style-name="ce1">
            <text:p>8.93159436378378</text:p>
          </table:table-cell>
          <table:table-cell office:value-type="float" office:value="10.2197362190731" table:style-name="ce1">
            <text:p>10.2197362190731</text:p>
          </table:table-cell>
          <table:table-cell office:value-type="float" office:value="7.50554107505491" table:style-name="ce1">
            <text:p>7.50554107505491</text:p>
          </table:table-cell>
          <table:table-cell office:value-type="float" office:value="9.34297860865223" table:style-name="ce1">
            <text:p>9.34297860865223</text:p>
          </table:table-cell>
        </table:table-row>
        <table:table-row table:style-name="ro1">
          <table:table-cell office:value-type="string" table:style-name="ce1">
            <text:p>Aurelio Oehler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336</text:p>
          </table:table-cell>
          <table:table-cell office:value-type="float" office:value="10.5" table:style-name="ce1">
            <text:p>10.5</text:p>
          </table:table-cell>
          <table:table-cell office:value-type="float" office:value="6.8122694528936" table:style-name="ce1">
            <text:p>6.8122694528936</text:p>
          </table:table-cell>
          <table:table-cell office:value-type="float" office:value="8.26992663202519" table:style-name="ce1">
            <text:p>8.26992663202519</text:p>
          </table:table-cell>
          <table:table-cell office:value-type="float" office:value="8.7770705624353" table:style-name="ce1">
            <text:p>8.7770705624353</text:p>
          </table:table-cell>
          <table:table-cell office:value-type="float" office:value="6.46757534999864" table:style-name="ce1">
            <text:p>6.46757534999864</text:p>
          </table:table-cell>
          <table:table-cell office:value-type="float" office:value="11.9714187962187" table:style-name="ce1">
            <text:p>11.9714187962187</text:p>
          </table:table-cell>
          <table:table-cell office:value-type="float" office:value="7.04677791813208" table:style-name="ce1">
            <text:p>7.04677791813208</text:p>
          </table:table-cell>
          <table:table-cell office:value-type="float" office:value="11.799561156386" table:style-name="ce1">
            <text:p>11.799561156386</text:p>
          </table:table-cell>
          <table:table-cell office:value-type="float" office:value="7.33697307758897" table:style-name="ce1">
            <text:p>7.33697307758897</text:p>
          </table:table-cell>
          <table:table-cell office:value-type="float" office:value="6.9154826377004" table:style-name="ce1">
            <text:p>6.9154826377004</text:p>
          </table:table-cell>
        </table:table-row>
        <table:table-row table:style-name="ro1">
          <table:table-cell office:value-type="string" table:style-name="ce1">
            <text:p>Koki Ogaw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52</text:p>
          </table:table-cell>
          <table:table-cell office:value-type="float" office:value="10.5" table:style-name="ce1">
            <text:p>10.5</text:p>
          </table:table-cell>
          <table:table-cell office:value-type="float" office:value="6.97870534339744" table:style-name="ce1">
            <text:p>6.97870534339744</text:p>
          </table:table-cell>
          <table:table-cell office:value-type="float" office:value="6.85570418884381" table:style-name="ce1">
            <text:p>6.85570418884381</text:p>
          </table:table-cell>
          <table:table-cell office:value-type="float" office:value="10.0292881504685" table:style-name="ce1">
            <text:p>10.0292881504685</text:p>
          </table:table-cell>
          <table:table-cell office:value-type="float" office:value="8.26457157435385" table:style-name="ce1">
            <text:p>8.26457157435385</text:p>
          </table:table-cell>
          <table:table-cell office:value-type="float" office:value="5.87337663561358" table:style-name="ce1">
            <text:p>5.87337663561358</text:p>
          </table:table-cell>
          <table:table-cell office:value-type="float" office:value="11.7689351874692" table:style-name="ce1">
            <text:p>11.7689351874692</text:p>
          </table:table-cell>
          <table:table-cell office:value-type="float" office:value="8.12165299222528" table:style-name="ce1">
            <text:p>8.12165299222528</text:p>
          </table:table-cell>
          <table:table-cell office:value-type="float" office:value="10.1747868157042" table:style-name="ce1">
            <text:p>10.1747868157042</text:p>
          </table:table-cell>
          <table:table-cell office:value-type="float" office:value="13.4492672290962" table:style-name="ce1">
            <text:p>13.4492672290962</text:p>
          </table:table-cell>
        </table:table-row>
        <table:table-row table:style-name="ro1">
          <table:table-cell office:value-type="string" table:style-name="ce1">
            <text:p>Ayoub Oufki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003</text:p>
          </table:table-cell>
          <table:table-cell office:value-type="float" office:value="7.9" table:style-name="ce1">
            <text:p>7.9</text:p>
          </table:table-cell>
          <table:table-cell office:value-type="float" office:value="7.68390181576799" table:style-name="ce1">
            <text:p>7.68390181576799</text:p>
          </table:table-cell>
          <table:table-cell office:value-type="float" office:value="8.26992663202519" table:style-name="ce1">
            <text:p>8.26992663202519</text:p>
          </table:table-cell>
          <table:table-cell office:value-type="float" office:value="10.6910740111237" table:style-name="ce1">
            <text:p>10.6910740111237</text:p>
          </table:table-cell>
          <table:table-cell office:value-type="float" office:value="8.54390773264591" table:style-name="ce1">
            <text:p>8.54390773264591</text:p>
          </table:table-cell>
          <table:table-cell office:value-type="float" office:value="11.6263733513767" table:style-name="ce1">
            <text:p>11.6263733513767</text:p>
          </table:table-cell>
          <table:table-cell office:value-type="float" office:value="8.40504202873727" table:style-name="ce1">
            <text:p>8.40504202873727</text:p>
          </table:table-cell>
          <table:table-cell office:value-type="float" office:value="10.6001848967115" table:style-name="ce1">
            <text:p>10.6001848967115</text:p>
          </table:table-cell>
          <table:table-cell office:value-type="float" office:value="9.40494710284658" table:style-name="ce1">
            <text:p>9.40494710284658</text:p>
          </table:table-cell>
          <table:table-cell office:value-type="float" office:value="8.38989334260005" table:style-name="ce1">
            <text:p>8.38989334260005</text:p>
          </table:table-cell>
        </table:table-row>
        <table:table-row table:style-name="ro1">
          <table:table-cell office:value-type="string" table:style-name="ce1">
            <text:p>Walid Ould-Chikh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062</text:p>
          </table:table-cell>
          <table:table-cell office:value-type="float" office:value="7.2" table:style-name="ce1">
            <text:p>7.2</text:p>
          </table:table-cell>
          <table:table-cell office:value-type="float" office:value="8.86400759671877" table:style-name="ce1">
            <text:p>8.86400759671877</text:p>
          </table:table-cell>
          <table:table-cell office:value-type="float" office:value="7.81810284508754" table:style-name="ce1">
            <text:p>7.81810284508754</text:p>
          </table:table-cell>
          <table:table-cell office:value-type="float" office:value="12.3999025947816" table:style-name="ce1">
            <text:p>12.3999025947816</text:p>
          </table:table-cell>
          <table:table-cell office:value-type="float" office:value="9.84500671668318" table:style-name="ce1">
            <text:p>9.84500671668318</text:p>
          </table:table-cell>
          <table:table-cell office:value-type="float" office:value="8.94175601734529" table:style-name="ce1">
            <text:p>8.94175601734529</text:p>
          </table:table-cell>
          <table:table-cell office:value-type="float" office:value="8.12536345850156" table:style-name="ce1">
            <text:p>8.12536345850156</text:p>
          </table:table-cell>
          <table:table-cell office:value-type="float" office:value="7.15310916834985" table:style-name="ce1">
            <text:p>7.15310916834985</text:p>
          </table:table-cell>
          <table:table-cell office:value-type="float" office:value="6.83994438495827" table:style-name="ce1">
            <text:p>6.83994438495827</text:p>
          </table:table-cell>
          <table:table-cell office:value-type="float" office:value="5.8364171832156" table:style-name="ce1">
            <text:p>5.8364171832156</text:p>
          </table:table-cell>
        </table:table-row>
        <table:table-row table:style-name="ro1">
          <table:table-cell office:value-type="string" table:style-name="ce1">
            <text:p>Troy Parrot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7</text:p>
          </table:table-cell>
          <table:table-cell office:value-type="float" office:value="9.7" table:style-name="ce1">
            <text:p>9.7</text:p>
          </table:table-cell>
          <table:table-cell office:value-type="float" office:value="7.97780938486192" table:style-name="ce1">
            <text:p>7.97780938486192</text:p>
          </table:table-cell>
          <table:table-cell office:value-type="float" office:value="7.6222721247077" table:style-name="ce1">
            <text:p>7.6222721247077</text:p>
          </table:table-cell>
          <table:table-cell office:value-type="float" office:value="7.30405689038917" table:style-name="ce1">
            <text:p>7.30405689038917</text:p>
          </table:table-cell>
          <table:table-cell office:value-type="float" office:value="7.80231757036912" table:style-name="ce1">
            <text:p>7.80231757036912</text:p>
          </table:table-cell>
          <table:table-cell office:value-type="float" office:value="8.140052201142" table:style-name="ce1">
            <text:p>8.140052201142</text:p>
          </table:table-cell>
          <table:table-cell office:value-type="float" office:value="11.9339825256168" table:style-name="ce1">
            <text:p>11.9339825256168</text:p>
          </table:table-cell>
          <table:table-cell office:value-type="float" office:value="8.78081192047964" table:style-name="ce1">
            <text:p>8.78081192047964</text:p>
          </table:table-cell>
          <table:table-cell office:value-type="float" office:value="11.4341483701787" table:style-name="ce1">
            <text:p>11.4341483701787</text:p>
          </table:table-cell>
          <table:table-cell office:value-type="float" office:value="15.7649926893428" table:style-name="ce1">
            <text:p>15.7649926893428</text:p>
          </table:table-cell>
        </table:table-row>
        <table:table-row table:style-name="ro1">
          <table:table-cell office:value-type="string" table:style-name="ce1">
            <text:p>Weslley Patat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98</text:p>
          </table:table-cell>
          <table:table-cell office:value-type="float" office:value="9" table:style-name="ce1">
            <text:p>9</text:p>
          </table:table-cell>
          <table:table-cell office:value-type="float" office:value="7.96576261216226" table:style-name="ce1">
            <text:p>7.96576261216226</text:p>
          </table:table-cell>
          <table:table-cell office:value-type="float" office:value="9.97135656648361" table:style-name="ce1">
            <text:p>9.97135656648361</text:p>
          </table:table-cell>
          <table:table-cell office:value-type="float" office:value="10.9061991437531" table:style-name="ce1">
            <text:p>10.9061991437531</text:p>
          </table:table-cell>
          <table:table-cell office:value-type="float" office:value="9.6609055846917" table:style-name="ce1">
            <text:p>9.6609055846917</text:p>
          </table:table-cell>
          <table:table-cell office:value-type="float" office:value="13.2094595751622" table:style-name="ce1">
            <text:p>13.2094595751622</text:p>
          </table:table-cell>
          <table:table-cell office:value-type="float" office:value="9.10710202868294" table:style-name="ce1">
            <text:p>9.10710202868294</text:p>
          </table:table-cell>
          <table:table-cell office:value-type="float" office:value="11.4526517167805" table:style-name="ce1">
            <text:p>11.4526517167805</text:p>
          </table:table-cell>
          <table:table-cell office:value-type="float" office:value="8.75412497174669" table:style-name="ce1">
            <text:p>8.75412497174669</text:p>
          </table:table-cell>
          <table:table-cell office:value-type="float" office:value="8.62810446329193" table:style-name="ce1">
            <text:p>8.62810446329193</text:p>
          </table:table-cell>
        </table:table-row>
        <table:table-row table:style-name="ro1">
          <table:table-cell office:value-type="string" table:style-name="ce1">
            <text:p>Ricardo Pep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363</text:p>
          </table:table-cell>
          <table:table-cell office:value-type="float" office:value="7.7" table:style-name="ce1">
            <text:p>7.7</text:p>
          </table:table-cell>
          <table:table-cell office:value-type="float" office:value="7.88154736483622" table:style-name="ce1">
            <text:p>7.88154736483622</text:p>
          </table:table-cell>
          <table:table-cell office:value-type="float" office:value="7.4002604002916" table:style-name="ce1">
            <text:p>7.4002604002916</text:p>
          </table:table-cell>
          <table:table-cell office:value-type="float" office:value="7.19374077558395" table:style-name="ce1">
            <text:p>7.19374077558395</text:p>
          </table:table-cell>
          <table:table-cell office:value-type="float" office:value="6.81329306030007" table:style-name="ce1">
            <text:p>6.81329306030007</text:p>
          </table:table-cell>
          <table:table-cell office:value-type="float" office:value="6.04853784915424" table:style-name="ce1">
            <text:p>6.04853784915424</text:p>
          </table:table-cell>
          <table:table-cell office:value-type="float" office:value="9.71800285766019" table:style-name="ce1">
            <text:p>9.71800285766019</text:p>
          </table:table-cell>
          <table:table-cell office:value-type="float" office:value="6.59372252027035" table:style-name="ce1">
            <text:p>6.59372252027035</text:p>
          </table:table-cell>
          <table:table-cell office:value-type="float" office:value="11.1198370958882" table:style-name="ce1">
            <text:p>11.1198370958882</text:p>
          </table:table-cell>
          <table:table-cell office:value-type="float" office:value="13.6546882598655" table:style-name="ce1">
            <text:p>13.6546882598655</text:p>
          </table:table-cell>
        </table:table-row>
        <table:table-row table:style-name="ro1">
          <table:table-cell office:value-type="string" table:style-name="ce1">
            <text:p>Ivan Perišić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339</text:p>
          </table:table-cell>
          <table:table-cell office:value-type="float" office:value="12" table:style-name="ce1">
            <text:p>12</text:p>
          </table:table-cell>
          <table:table-cell office:value-type="float" office:value="8.10452206740142" table:style-name="ce1">
            <text:p>8.10452206740142</text:p>
          </table:table-cell>
          <table:table-cell office:value-type="float" office:value="13.6688573623293" table:style-name="ce1">
            <text:p>13.6688573623293</text:p>
          </table:table-cell>
          <table:table-cell office:value-type="float" office:value="15.7182976003667" table:style-name="ce1">
            <text:p>15.7182976003667</text:p>
          </table:table-cell>
          <table:table-cell office:value-type="float" office:value="11.5955628993684" table:style-name="ce1">
            <text:p>11.5955628993684</text:p>
          </table:table-cell>
          <table:table-cell office:value-type="float" office:value="10.7117804601267" table:style-name="ce1">
            <text:p>10.7117804601267</text:p>
          </table:table-cell>
          <table:table-cell office:value-type="float" office:value="7.53747896069758" table:style-name="ce1">
            <text:p>7.53747896069758</text:p>
          </table:table-cell>
          <table:table-cell office:value-type="float" office:value="12.0789896810745" table:style-name="ce1">
            <text:p>12.0789896810745</text:p>
          </table:table-cell>
          <table:table-cell office:value-type="float" office:value="7.67531620228268" table:style-name="ce1">
            <text:p>7.67531620228268</text:p>
          </table:table-cell>
          <table:table-cell office:value-type="float" office:value="8.54864363578482" table:style-name="ce1">
            <text:p>8.54864363578482</text:p>
          </table:table-cell>
        </table:table-row>
        <table:table-row table:style-name="ro1">
          <table:table-cell office:value-type="string" table:style-name="ce1">
            <text:p>Kristoffer Peterso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040</text:p>
          </table:table-cell>
          <table:table-cell office:value-type="float" office:value="10.2" table:style-name="ce1">
            <text:p>10.2</text:p>
          </table:table-cell>
          <table:table-cell office:value-type="float" office:value="8.24371355925948" table:style-name="ce1">
            <text:p>8.24371355925948</text:p>
          </table:table-cell>
          <table:table-cell office:value-type="float" office:value="9.83148647079012" table:style-name="ce1">
            <text:p>9.83148647079012</text:p>
          </table:table-cell>
          <table:table-cell office:value-type="float" office:value="9.34982067758488" table:style-name="ce1">
            <text:p>9.34982067758488</text:p>
          </table:table-cell>
          <table:table-cell office:value-type="float" office:value="8.91725509162126" table:style-name="ce1">
            <text:p>8.91725509162126</text:p>
          </table:table-cell>
          <table:table-cell office:value-type="float" office:value="15.2606278612039" table:style-name="ce1">
            <text:p>15.2606278612039</text:p>
          </table:table-cell>
          <table:table-cell office:value-type="float" office:value="7.4691116294495" table:style-name="ce1">
            <text:p>7.4691116294495</text:p>
          </table:table-cell>
          <table:table-cell office:value-type="float" office:value="12.609407693784" table:style-name="ce1">
            <text:p>12.609407693784</text:p>
          </table:table-cell>
          <table:table-cell office:value-type="float" office:value="9.10169147579719" table:style-name="ce1">
            <text:p>9.10169147579719</text:p>
          </table:table-cell>
          <table:table-cell office:value-type="float" office:value="7.29482617399703" table:style-name="ce1">
            <text:p>7.29482617399703</text:p>
          </table:table-cell>
        </table:table-row>
        <table:table-row table:style-name="ro1">
          <table:table-cell office:value-type="string" table:style-name="ce1">
            <text:p>Gyan de Reg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46</text:p>
          </table:table-cell>
          <table:table-cell office:value-type="float" office:value="14.8" table:style-name="ce1">
            <text:p>14.8</text:p>
          </table:table-cell>
          <table:table-cell office:value-type="float" office:value="7.44032202592946" table:style-name="ce1">
            <text:p>7.44032202592946</text:p>
          </table:table-cell>
          <table:table-cell office:value-type="float" office:value="11.3684157965556" table:style-name="ce1">
            <text:p>11.3684157965556</text:p>
          </table:table-cell>
          <table:table-cell office:value-type="float" office:value="12.8420003869265" table:style-name="ce1">
            <text:p>12.8420003869265</text:p>
          </table:table-cell>
          <table:table-cell office:value-type="float" office:value="10.2999611023576" table:style-name="ce1">
            <text:p>10.2999611023576</text:p>
          </table:table-cell>
          <table:table-cell office:value-type="float" office:value="12.4633897007164" table:style-name="ce1">
            <text:p>12.4633897007164</text:p>
          </table:table-cell>
          <table:table-cell office:value-type="float" office:value="5.66874360291829" table:style-name="ce1">
            <text:p>5.66874360291829</text:p>
          </table:table-cell>
          <table:table-cell office:value-type="float" office:value="13.0048551152039" table:style-name="ce1">
            <text:p>13.0048551152039</text:p>
          </table:table-cell>
          <table:table-cell office:value-type="float" office:value="6.51716105218115" table:style-name="ce1">
            <text:p>6.51716105218115</text:p>
          </table:table-cell>
          <table:table-cell office:value-type="float" office:value="8.46923468210377" table:style-name="ce1">
            <text:p>8.46923468210377</text:p>
          </table:table-cell>
        </table:table-row>
        <table:table-row table:style-name="ro1">
          <table:table-cell office:value-type="string" table:style-name="ce1">
            <text:p>Maxence River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222</text:p>
          </table:table-cell>
          <table:table-cell office:value-type="float" office:value="13" table:style-name="ce1">
            <text:p>13</text:p>
          </table:table-cell>
          <table:table-cell office:value-type="float" office:value="8.04413386353427" table:style-name="ce1">
            <text:p>8.04413386353427</text:p>
          </table:table-cell>
          <table:table-cell office:value-type="float" office:value="11.4194403398839" table:style-name="ce1">
            <text:p>11.4194403398839</text:p>
          </table:table-cell>
          <table:table-cell office:value-type="float" office:value="12.6688202486952" table:style-name="ce1">
            <text:p>12.6688202486952</text:p>
          </table:table-cell>
          <table:table-cell office:value-type="float" office:value="13.151582401316" table:style-name="ce1">
            <text:p>13.151582401316</text:p>
          </table:table-cell>
          <table:table-cell office:value-type="float" office:value="15.5159988085809" table:style-name="ce1">
            <text:p>15.5159988085809</text:p>
          </table:table-cell>
          <table:table-cell office:value-type="float" office:value="7.84737184522887" table:style-name="ce1">
            <text:p>7.84737184522887</text:p>
          </table:table-cell>
          <table:table-cell office:value-type="float" office:value="15.7242127900595" table:style-name="ce1">
            <text:p>15.7242127900595</text:p>
          </table:table-cell>
          <table:table-cell office:value-type="float" office:value="8.75412497174669" table:style-name="ce1">
            <text:p>8.75412497174669</text:p>
          </table:table-cell>
          <table:table-cell office:value-type="float" office:value="8.15243153333037" table:style-name="ce1">
            <text:p>8.15243153333037</text:p>
          </table:table-cell>
        </table:table-row>
        <table:table-row table:style-name="ro1">
          <table:table-cell office:value-type="string" table:style-name="ce1">
            <text:p>Miguel Rodríguez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253</text:p>
          </table:table-cell>
          <table:table-cell office:value-type="float" office:value="11.9" table:style-name="ce1">
            <text:p>11.9</text:p>
          </table:table-cell>
          <table:table-cell office:value-type="float" office:value="8.07431732455152" table:style-name="ce1">
            <text:p>8.07431732455152</text:p>
          </table:table-cell>
          <table:table-cell office:value-type="float" office:value="11.0048767442452" table:style-name="ce1">
            <text:p>11.0048767442452</text:p>
          </table:table-cell>
          <table:table-cell office:value-type="float" office:value="9.12105971261869" table:style-name="ce1">
            <text:p>9.12105971261869</text:p>
          </table:table-cell>
          <table:table-cell office:value-type="float" office:value="9.84500671668318" table:style-name="ce1">
            <text:p>9.84500671668318</text:p>
          </table:table-cell>
          <table:table-cell office:value-type="float" office:value="9.34261941374254" table:style-name="ce1">
            <text:p>9.34261941374254</text:p>
          </table:table-cell>
          <table:table-cell office:value-type="float" office:value="8.05568096556872" table:style-name="ce1">
            <text:p>8.05568096556872</text:p>
          </table:table-cell>
          <table:table-cell office:value-type="float" office:value="11.4526517167805" table:style-name="ce1">
            <text:p>11.4526517167805</text:p>
          </table:table-cell>
          <table:table-cell office:value-type="float" office:value="8.45013180086981" table:style-name="ce1">
            <text:p>8.45013180086981</text:p>
          </table:table-cell>
          <table:table-cell office:value-type="float" office:value="9.26376189168389" table:style-name="ce1">
            <text:p>9.26376189168389</text:p>
          </table:table-cell>
        </table:table-row>
        <table:table-row table:style-name="ro1">
          <table:table-cell office:value-type="string" table:style-name="ce1">
            <text:p>Kaj de Rooij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43</text:p>
          </table:table-cell>
          <table:table-cell office:value-type="float" office:value="15.4" table:style-name="ce1">
            <text:p>15.4</text:p>
          </table:table-cell>
          <table:table-cell office:value-type="float" office:value="7.10611038571355" table:style-name="ce1">
            <text:p>7.10611038571355</text:p>
          </table:table-cell>
          <table:table-cell office:value-type="float" office:value="9.91549111735716" table:style-name="ce1">
            <text:p>9.91549111735716</text:p>
          </table:table-cell>
          <table:table-cell office:value-type="float" office:value="15.6294500834075" table:style-name="ce1">
            <text:p>15.6294500834075</text:p>
          </table:table-cell>
          <table:table-cell office:value-type="float" office:value="9.47588089191851" table:style-name="ce1">
            <text:p>9.47588089191851</text:p>
          </table:table-cell>
          <table:table-cell office:value-type="float" office:value="11.6263733513767" table:style-name="ce1">
            <text:p>11.6263733513767</text:p>
          </table:table-cell>
          <table:table-cell office:value-type="float" office:value="8.68572272824985" table:style-name="ce1">
            <text:p>8.68572272824985</text:p>
          </table:table-cell>
          <table:table-cell office:value-type="float" office:value="12.0238360218918" table:style-name="ce1">
            <text:p>12.0238360218918</text:p>
          </table:table-cell>
          <table:table-cell office:value-type="float" office:value="6.71802279097889" table:style-name="ce1">
            <text:p>6.71802279097889</text:p>
          </table:table-cell>
          <table:table-cell office:value-type="float" office:value="10.8109731043207" table:style-name="ce1">
            <text:p>10.8109731043207</text:p>
          </table:table-cell>
        </table:table-row>
        <table:table-row table:style-name="ro1">
          <table:table-cell office:value-type="string" table:style-name="ce1">
            <text:p>Daan Rot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66</text:p>
          </table:table-cell>
          <table:table-cell office:value-type="float" office:value="11.9" table:style-name="ce1">
            <text:p>11.9</text:p>
          </table:table-cell>
          <table:table-cell office:value-type="float" office:value="8.57172697975" table:style-name="ce1">
            <text:p>8.57172697975</text:p>
          </table:table-cell>
          <table:table-cell office:value-type="float" office:value="12.0598687087768" table:style-name="ce1">
            <text:p>12.0598687087768</text:p>
          </table:table-cell>
          <table:table-cell office:value-type="float" office:value="13.9803310919165" table:style-name="ce1">
            <text:p>13.9803310919165</text:p>
          </table:table-cell>
          <table:table-cell office:value-type="float" office:value="13.4693571997528" table:style-name="ce1">
            <text:p>13.4693571997528</text:p>
          </table:table-cell>
          <table:table-cell office:value-type="float" office:value="10.5212902219361" table:style-name="ce1">
            <text:p>10.5212902219361</text:p>
          </table:table-cell>
          <table:table-cell office:value-type="float" office:value="6.25036229666975" table:style-name="ce1">
            <text:p>6.25036229666975</text:p>
          </table:table-cell>
          <table:table-cell office:value-type="float" office:value="13.0995747519404" table:style-name="ce1">
            <text:p>13.0995747519404</text:p>
          </table:table-cell>
          <table:table-cell office:value-type="float" office:value="7.67531620228268" table:style-name="ce1">
            <text:p>7.67531620228268</text:p>
          </table:table-cell>
          <table:table-cell office:value-type="float" office:value="10.0493339497498" table:style-name="ce1">
            <text:p>10.0493339497498</text:p>
          </table:table-cell>
        </table:table-row>
        <table:table-row table:style-name="ro1">
          <table:table-cell office:value-type="string" table:style-name="ce1">
            <text:p>Leo Sau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022</text:p>
          </table:table-cell>
          <table:table-cell office:value-type="float" office:value="11.1" table:style-name="ce1">
            <text:p>11.1</text:p>
          </table:table-cell>
          <table:table-cell office:value-type="float" office:value="8.4014747068795" table:style-name="ce1">
            <text:p>8.4014747068795</text:p>
          </table:table-cell>
          <table:table-cell office:value-type="float" office:value="9.6628012690627" table:style-name="ce1">
            <text:p>9.6628012690627</text:p>
          </table:table-cell>
          <table:table-cell office:value-type="float" office:value="11.8305387017074" table:style-name="ce1">
            <text:p>11.8305387017074</text:p>
          </table:table-cell>
          <table:table-cell office:value-type="float" office:value="10.1190047554808" table:style-name="ce1">
            <text:p>10.1190047554808</text:p>
          </table:table-cell>
          <table:table-cell office:value-type="float" office:value="15.6284263260121" table:style-name="ce1">
            <text:p>15.6284263260121</text:p>
          </table:table-cell>
          <table:table-cell office:value-type="float" office:value="7.81277501533405" table:style-name="ce1">
            <text:p>7.81277501533405</text:p>
          </table:table-cell>
          <table:table-cell office:value-type="float" office:value="14.3876617688006" table:style-name="ce1">
            <text:p>14.3876617688006</text:p>
          </table:table-cell>
          <table:table-cell office:value-type="float" office:value="8.71066684769242" table:style-name="ce1">
            <text:p>8.71066684769242</text:p>
          </table:table-cell>
          <table:table-cell office:value-type="float" office:value="6.76614603568809" table:style-name="ce1">
            <text:p>6.76614603568809</text:p>
          </table:table-cell>
        </table:table-row>
        <table:table-row table:style-name="ro1">
          <table:table-cell office:value-type="string" table:style-name="ce1">
            <text:p>Jorg Schreuder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120</text:p>
          </table:table-cell>
          <table:table-cell office:value-type="float" office:value="15" table:style-name="ce1">
            <text:p>15</text:p>
          </table:table-cell>
          <table:table-cell office:value-type="float" office:value="8.49872602876145" table:style-name="ce1">
            <text:p>8.49872602876145</text:p>
          </table:table-cell>
          <table:table-cell office:value-type="float" office:value="14.0603358899548" table:style-name="ce1">
            <text:p>14.0603358899548</text:p>
          </table:table-cell>
          <table:table-cell office:value-type="float" office:value="8.7770705624353" table:style-name="ce1">
            <text:p>8.7770705624353</text:p>
          </table:table-cell>
          <table:table-cell office:value-type="float" office:value="12.1520564604859" table:style-name="ce1">
            <text:p>12.1520564604859</text:p>
          </table:table-cell>
          <table:table-cell office:value-type="float" office:value="13.2094595751622" table:style-name="ce1">
            <text:p>13.2094595751622</text:p>
          </table:table-cell>
          <table:table-cell office:value-type="float" office:value="10.868564775579" table:style-name="ce1">
            <text:p>10.868564775579</text:p>
          </table:table-cell>
          <table:table-cell office:value-type="float" office:value="11.9124224570023" table:style-name="ce1">
            <text:p>11.9124224570023</text:p>
          </table:table-cell>
          <table:table-cell office:value-type="float" office:value="8.19036399846823" table:style-name="ce1">
            <text:p>8.19036399846823</text:p>
          </table:table-cell>
          <table:table-cell office:value-type="float" office:value="6.54502012062957" table:style-name="ce1">
            <text:p>6.54502012062957</text:p>
          </table:table-cell>
        </table:table-row>
        <table:table-row table:style-name="ro1">
          <table:table-cell office:value-type="string" table:style-name="ce1">
            <text:p>Shola Shoretir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339</text:p>
          </table:table-cell>
          <table:table-cell office:value-type="float" office:value="9.2" table:style-name="ce1">
            <text:p>9.2</text:p>
          </table:table-cell>
          <table:table-cell office:value-type="float" office:value="6.83511983939697" table:style-name="ce1">
            <text:p>6.83511983939697</text:p>
          </table:table-cell>
          <table:table-cell office:value-type="float" office:value="9.32325211513564" table:style-name="ce1">
            <text:p>9.32325211513564</text:p>
          </table:table-cell>
          <table:table-cell office:value-type="float" office:value="8.20465516751483" table:style-name="ce1">
            <text:p>8.20465516751483</text:p>
          </table:table-cell>
          <table:table-cell office:value-type="float" office:value="8.45068897420496" table:style-name="ce1">
            <text:p>8.45068897420496</text:p>
          </table:table-cell>
          <table:table-cell office:value-type="float" office:value="7.35176213306317" table:style-name="ce1">
            <text:p>7.35176213306317</text:p>
          </table:table-cell>
          <table:table-cell office:value-type="float" office:value="9.29982070191799" table:style-name="ce1">
            <text:p>9.29982070191799</text:p>
          </table:table-cell>
          <table:table-cell office:value-type="float" office:value="7.53615302999447" table:style-name="ce1">
            <text:p>7.53615302999447</text:p>
          </table:table-cell>
          <table:table-cell office:value-type="float" office:value="5.56375712715052" table:style-name="ce1">
            <text:p>5.56375712715052</text:p>
          </table:table-cell>
          <table:table-cell office:value-type="float" office:value="6.54502012062957" table:style-name="ce1">
            <text:p>6.54502012062957</text:p>
          </table:table-cell>
        </table:table-row>
        <table:table-row table:style-name="ro1">
          <table:table-cell office:value-type="string" table:style-name="ce1">
            <text:p>Kaj Sierhui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255</text:p>
          </table:table-cell>
          <table:table-cell office:value-type="float" office:value="8.6" table:style-name="ce1">
            <text:p>8.6</text:p>
          </table:table-cell>
          <table:table-cell office:value-type="float" office:value="7.30479353007787" table:style-name="ce1">
            <text:p>7.30479353007787</text:p>
          </table:table-cell>
          <table:table-cell office:value-type="float" office:value="7.6780852983402" table:style-name="ce1">
            <text:p>7.6780852983402</text:p>
          </table:table-cell>
          <table:table-cell office:value-type="float" office:value="6.65256011193682" table:style-name="ce1">
            <text:p>6.65256011193682</text:p>
          </table:table-cell>
          <table:table-cell office:value-type="float" office:value="7.89432181403228" table:style-name="ce1">
            <text:p>7.89432181403228</text:p>
          </table:table-cell>
          <table:table-cell office:value-type="float" office:value="6.96741609439002" table:style-name="ce1">
            <text:p>6.96741609439002</text:p>
          </table:table-cell>
          <table:table-cell office:value-type="float" office:value="8.47514527482772" table:style-name="ce1">
            <text:p>8.47514527482772</text:p>
          </table:table-cell>
          <table:table-cell office:value-type="float" office:value="6.77789813820814" table:style-name="ce1">
            <text:p>6.77789813820814</text:p>
          </table:table-cell>
          <table:table-cell office:value-type="float" office:value="10.9192484487764" table:style-name="ce1">
            <text:p>10.9192484487764</text:p>
          </table:table-cell>
          <table:table-cell office:value-type="float" office:value="11.6749727295621" table:style-name="ce1">
            <text:p>11.6749727295621</text:p>
          </table:table-cell>
        </table:table-row>
        <table:table-row table:style-name="ro1">
          <table:table-cell office:value-type="string" table:style-name="ce1">
            <text:p>Milan Smi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328</text:p>
          </table:table-cell>
          <table:table-cell office:value-type="float" office:value="13.3" table:style-name="ce1">
            <text:p>13.3</text:p>
          </table:table-cell>
          <table:table-cell office:value-type="float" office:value="6.46833319443813" table:style-name="ce1">
            <text:p>6.46833319443813</text:p>
          </table:table-cell>
          <table:table-cell office:value-type="float" office:value="7.70603477211465" table:style-name="ce1">
            <text:p>7.70603477211465</text:p>
          </table:table-cell>
          <table:table-cell office:value-type="float" office:value="9.69117604587228" table:style-name="ce1">
            <text:p>9.69117604587228</text:p>
          </table:table-cell>
          <table:table-cell office:value-type="float" office:value="7.07803472922477" table:style-name="ce1">
            <text:p>7.07803472922477</text:p>
          </table:table-cell>
          <table:table-cell office:value-type="float" office:value="7.15858641652194" table:style-name="ce1">
            <text:p>7.15858641652194</text:p>
          </table:table-cell>
          <table:table-cell office:value-type="float" office:value="4.84048479389684" table:style-name="ce1">
            <text:p>4.84048479389684</text:p>
          </table:table-cell>
          <table:table-cell office:value-type="float" office:value="7.15310916834985" table:style-name="ce1">
            <text:p>7.15310916834985</text:p>
          </table:table-cell>
          <table:table-cell office:value-type="float" office:value="7.67531620228268" table:style-name="ce1">
            <text:p>7.67531620228268</text:p>
          </table:table-cell>
          <table:table-cell office:value-type="float" office:value="10.5858232262833" table:style-name="ce1">
            <text:p>10.5858232262833</text:p>
          </table:table-cell>
        </table:table-row>
        <table:table-row table:style-name="ro1">
          <table:table-cell office:value-type="string" table:style-name="ce1">
            <text:p>Kamal Sowah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363</text:p>
          </table:table-cell>
          <table:table-cell office:value-type="float" office:value="16.6" table:style-name="ce1">
            <text:p>16.6</text:p>
          </table:table-cell>
          <table:table-cell office:value-type="float" office:value="6.800857354063" table:style-name="ce1">
            <text:p>6.800857354063</text:p>
          </table:table-cell>
          <table:table-cell office:value-type="float" office:value="15.2847311075492" table:style-name="ce1">
            <text:p>15.2847311075492</text:p>
          </table:table-cell>
          <table:table-cell office:value-type="float" office:value="9.00646238225826" table:style-name="ce1">
            <text:p>9.00646238225826</text:p>
          </table:table-cell>
          <table:table-cell office:value-type="float" office:value="13.7661138451329" table:style-name="ce1">
            <text:p>13.7661138451329</text:p>
          </table:table-cell>
          <table:table-cell office:value-type="float" office:value="10.1343069579155" table:style-name="ce1">
            <text:p>10.1343069579155</text:p>
          </table:table-cell>
          <table:table-cell office:value-type="float" office:value="6.83104366356589" table:style-name="ce1">
            <text:p>6.83104366356589</text:p>
          </table:table-cell>
          <table:table-cell office:value-type="float" office:value="10.2197362190731" table:style-name="ce1">
            <text:p>10.2197362190731</text:p>
          </table:table-cell>
          <table:table-cell office:value-type="float" office:value="5.85885246191522" table:style-name="ce1">
            <text:p>5.85885246191522</text:p>
          </table:table-cell>
          <table:table-cell office:value-type="float" office:value="6.25603473253529" table:style-name="ce1">
            <text:p>6.25603473253529</text:p>
          </table:table-cell>
        </table:table-row>
        <table:table-row table:style-name="ro1">
          <table:table-cell office:value-type="string" table:style-name="ce1">
            <text:p>Mathis Suray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65</text:p>
          </table:table-cell>
          <table:table-cell office:value-type="float" office:value="14.8" table:style-name="ce1">
            <text:p>14.8</text:p>
          </table:table-cell>
          <table:table-cell office:value-type="float" office:value="7.08868148473188" table:style-name="ce1">
            <text:p>7.08868148473188</text:p>
          </table:table-cell>
          <table:table-cell office:value-type="float" office:value="11.8918071844156" table:style-name="ce1">
            <text:p>11.8918071844156</text:p>
          </table:table-cell>
          <table:table-cell office:value-type="float" office:value="8.31882743064734" table:style-name="ce1">
            <text:p>8.31882743064734</text:p>
          </table:table-cell>
          <table:table-cell office:value-type="float" office:value="12.1520564604859" table:style-name="ce1">
            <text:p>12.1520564604859</text:p>
          </table:table-cell>
          <table:table-cell office:value-type="float" office:value="9.74079190537603" table:style-name="ce1">
            <text:p>9.74079190537603</text:p>
          </table:table-cell>
          <table:table-cell office:value-type="float" office:value="11.3828718197821" table:style-name="ce1">
            <text:p>11.3828718197821</text:p>
          </table:table-cell>
          <table:table-cell office:value-type="float" office:value="10.4109110492572" table:style-name="ce1">
            <text:p>10.4109110492572</text:p>
          </table:table-cell>
          <table:table-cell office:value-type="float" office:value="8.23358192611339" table:style-name="ce1">
            <text:p>8.23358192611339</text:p>
          </table:table-cell>
          <table:table-cell office:value-type="float" office:value="13.2340800478976" table:style-name="ce1">
            <text:p>13.2340800478976</text:p>
          </table:table-cell>
        </table:table-row>
        <table:table-row table:style-name="ro1">
          <table:table-cell office:value-type="string" table:style-name="ce1">
            <text:p>Juho Talviti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FW,DF</text:p>
          </table:table-cell>
          <table:table-cell office:value-type="string" table:style-name="ce1">
            <text:p>20-293</text:p>
          </table:table-cell>
          <table:table-cell office:value-type="float" office:value="12.1" table:style-name="ce1">
            <text:p>12.1</text:p>
          </table:table-cell>
          <table:table-cell office:value-type="float" office:value="7.58261692663992" table:style-name="ce1">
            <text:p>7.58261692663992</text:p>
          </table:table-cell>
          <table:table-cell office:value-type="float" office:value="11.2139473843613" table:style-name="ce1">
            <text:p>11.2139473843613</text:p>
          </table:table-cell>
          <table:table-cell office:value-type="float" office:value="10.5823890601422" table:style-name="ce1">
            <text:p>10.5823890601422</text:p>
          </table:table-cell>
          <table:table-cell office:value-type="float" office:value="9.84500671668318" table:style-name="ce1">
            <text:p>9.84500671668318</text:p>
          </table:table-cell>
          <table:table-cell office:value-type="float" office:value="13.8589835984428" table:style-name="ce1">
            <text:p>13.8589835984428</text:p>
          </table:table-cell>
          <table:table-cell office:value-type="float" office:value="5.75822346623505" table:style-name="ce1">
            <text:p>5.75822346623505</text:p>
          </table:table-cell>
          <table:table-cell office:value-type="float" office:value="12.4544017160459" table:style-name="ce1">
            <text:p>12.4544017160459</text:p>
          </table:table-cell>
          <table:table-cell office:value-type="float" office:value="8.01788338166781" table:style-name="ce1">
            <text:p>8.01788338166781</text:p>
          </table:table-cell>
          <table:table-cell office:value-type="float" office:value="7.75946221018026" table:style-name="ce1">
            <text:p>7.75946221018026</text:p>
          </table:table-cell>
        </table:table-row>
        <table:table-row table:style-name="ro1">
          <table:table-cell office:value-type="string" table:style-name="ce1">
            <text:p>Guus Ti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016</text:p>
          </table:table-cell>
          <table:table-cell office:value-type="float" office:value="13.9" table:style-name="ce1">
            <text:p>13.9</text:p>
          </table:table-cell>
          <table:table-cell office:value-type="float" office:value="7.50543485475726" table:style-name="ce1">
            <text:p>7.50543485475726</text:p>
          </table:table-cell>
          <table:table-cell office:value-type="float" office:value="11.6460497816324" table:style-name="ce1">
            <text:p>11.6460497816324</text:p>
          </table:table-cell>
          <table:table-cell office:value-type="float" office:value="11.3264812218975" table:style-name="ce1">
            <text:p>11.3264812218975</text:p>
          </table:table-cell>
          <table:table-cell office:value-type="float" office:value="12.671631114065" table:style-name="ce1">
            <text:p>12.671631114065</text:p>
          </table:table-cell>
          <table:table-cell office:value-type="float" office:value="9.34261941374254" table:style-name="ce1">
            <text:p>9.34261941374254</text:p>
          </table:table-cell>
          <table:table-cell office:value-type="float" office:value="4.42055233041883" table:style-name="ce1">
            <text:p>4.42055233041883</text:p>
          </table:table-cell>
          <table:table-cell office:value-type="float" office:value="12.401936937196" table:style-name="ce1">
            <text:p>12.401936937196</text:p>
          </table:table-cell>
          <table:table-cell office:value-type="float" office:value="10.300983141256" table:style-name="ce1">
            <text:p>10.300983141256</text:p>
          </table:table-cell>
          <table:table-cell office:value-type="float" office:value="15.3907991916584" table:style-name="ce1">
            <text:p>15.3907991916584</text:p>
          </table:table-cell>
        </table:table-row>
        <table:table-row table:style-name="ro1">
          <table:table-cell office:value-type="string" table:style-name="ce1">
            <text:p>Jacob Trenskow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42</text:p>
          </table:table-cell>
          <table:table-cell office:value-type="float" office:value="15.2" table:style-name="ce1">
            <text:p>15.2</text:p>
          </table:table-cell>
          <table:table-cell office:value-type="float" office:value="8.81528310580543" table:style-name="ce1">
            <text:p>8.81528310580543</text:p>
          </table:table-cell>
          <table:table-cell office:value-type="float" office:value="13.9120111799918" table:style-name="ce1">
            <text:p>13.9120111799918</text:p>
          </table:table-cell>
          <table:table-cell office:value-type="float" office:value="15.3203636996919" table:style-name="ce1">
            <text:p>15.3203636996919</text:p>
          </table:table-cell>
          <table:table-cell office:value-type="float" office:value="13.8789641352825" table:style-name="ce1">
            <text:p>13.8789641352825</text:p>
          </table:table-cell>
          <table:table-cell office:value-type="float" office:value="14.8772280968955" table:style-name="ce1">
            <text:p>14.8772280968955</text:p>
          </table:table-cell>
          <table:table-cell office:value-type="float" office:value="8.54530038045694" table:style-name="ce1">
            <text:p>8.54530038045694</text:p>
          </table:table-cell>
          <table:table-cell office:value-type="float" office:value="14.2847361139152" table:style-name="ce1">
            <text:p>14.2847361139152</text:p>
          </table:table-cell>
          <table:table-cell office:value-type="float" office:value="10.3846898512008" table:style-name="ce1">
            <text:p>10.3846898512008</text:p>
          </table:table-cell>
          <table:table-cell office:value-type="float" office:value="13.0091476336249" table:style-name="ce1">
            <text:p>13.0091476336249</text:p>
          </table:table-cell>
        </table:table-row>
        <table:table-row table:style-name="ro1">
          <table:table-cell office:value-type="string" table:style-name="ce1">
            <text:p>Ayase Ued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19</text:p>
          </table:table-cell>
          <table:table-cell office:value-type="float" office:value="15.5" table:style-name="ce1">
            <text:p>15.5</text:p>
          </table:table-cell>
          <table:table-cell office:value-type="float" office:value="7.55290276559478" table:style-name="ce1">
            <text:p>7.55290276559478</text:p>
          </table:table-cell>
          <table:table-cell office:value-type="float" office:value="8.72526120157516" table:style-name="ce1">
            <text:p>8.72526120157516</text:p>
          </table:table-cell>
          <table:table-cell office:value-type="float" office:value="7.30405689038917" table:style-name="ce1">
            <text:p>7.30405689038917</text:p>
          </table:table-cell>
          <table:table-cell office:value-type="float" office:value="7.80231757036912" table:style-name="ce1">
            <text:p>7.80231757036912</text:p>
          </table:table-cell>
          <table:table-cell office:value-type="float" office:value="8.140052201142" table:style-name="ce1">
            <text:p>8.140052201142</text:p>
          </table:table-cell>
          <table:table-cell office:value-type="float" office:value="6.50518971062866" table:style-name="ce1">
            <text:p>6.50518971062866</text:p>
          </table:table-cell>
          <table:table-cell office:value-type="float" office:value="10.9722300232633" table:style-name="ce1">
            <text:p>10.9722300232633</text:p>
          </table:table-cell>
          <table:table-cell office:value-type="float" office:value="12.695806999531" table:style-name="ce1">
            <text:p>12.695806999531</text:p>
          </table:table-cell>
          <table:table-cell office:value-type="float" office:value="16.6836570316518" table:style-name="ce1">
            <text:p>16.6836570316518</text:p>
          </table:table-cell>
        </table:table-row>
        <table:table-row table:style-name="ro1">
          <table:table-cell office:value-type="string" table:style-name="ce1">
            <text:p>Henk Veerma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2-191</text:p>
          </table:table-cell>
          <table:table-cell office:value-type="float" office:value="16.1" table:style-name="ce1">
            <text:p>16.1</text:p>
          </table:table-cell>
          <table:table-cell office:value-type="float" office:value="6.55769260932964" table:style-name="ce1">
            <text:p>6.55769260932964</text:p>
          </table:table-cell>
          <table:table-cell office:value-type="float" office:value="7.53877680848085" table:style-name="ce1">
            <text:p>7.53877680848085</text:p>
          </table:table-cell>
          <table:table-cell office:value-type="float" office:value="7.08406646637168" table:style-name="ce1">
            <text:p>7.08406646637168</text:p>
          </table:table-cell>
          <table:table-cell office:value-type="float" office:value="8.35756847068078" table:style-name="ce1">
            <text:p>8.35756847068078</text:p>
          </table:table-cell>
          <table:table-cell office:value-type="float" office:value="5.87337663561358" table:style-name="ce1">
            <text:p>5.87337663561358</text:p>
          </table:table-cell>
          <table:table-cell office:value-type="float" office:value="11.3828718197821" table:style-name="ce1">
            <text:p>11.3828718197821</text:p>
          </table:table-cell>
          <table:table-cell office:value-type="float" office:value="7.02708845251179" table:style-name="ce1">
            <text:p>7.02708845251179</text:p>
          </table:table-cell>
          <table:table-cell office:value-type="float" office:value="7.42109696758683" table:style-name="ce1">
            <text:p>7.42109696758683</text:p>
          </table:table-cell>
          <table:table-cell office:value-type="float" office:value="11.8124574069492" table:style-name="ce1">
            <text:p>11.8124574069492</text:p>
          </table:table-cell>
        </table:table-row>
        <table:table-row table:style-name="ro1">
          <table:table-cell office:value-type="string" table:style-name="ce1">
            <text:p>Dylan Vent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243</text:p>
          </table:table-cell>
          <table:table-cell office:value-type="float" office:value="15.1" table:style-name="ce1">
            <text:p>15.1</text:p>
          </table:table-cell>
          <table:table-cell office:value-type="float" office:value="7.02492423826033" table:style-name="ce1">
            <text:p>7.02492423826033</text:p>
          </table:table-cell>
          <table:table-cell office:value-type="float" office:value="9.6628012690627" table:style-name="ce1">
            <text:p>9.6628012690627</text:p>
          </table:table-cell>
          <table:table-cell office:value-type="float" office:value="9.80430049577136" table:style-name="ce1">
            <text:p>9.80430049577136</text:p>
          </table:table-cell>
          <table:table-cell office:value-type="float" office:value="11.5955628993684" table:style-name="ce1">
            <text:p>11.5955628993684</text:p>
          </table:table-cell>
          <table:table-cell office:value-type="float" office:value="7.74325242915458" table:style-name="ce1">
            <text:p>7.74325242915458</text:p>
          </table:table-cell>
          <table:table-cell office:value-type="float" office:value="3.93280104916949" table:style-name="ce1">
            <text:p>3.93280104916949</text:p>
          </table:table-cell>
          <table:table-cell office:value-type="float" office:value="10.6001848967115" table:style-name="ce1">
            <text:p>10.6001848967115</text:p>
          </table:table-cell>
          <table:table-cell office:value-type="float" office:value="8.45013180086981" table:style-name="ce1">
            <text:p>8.45013180086981</text:p>
          </table:table-cell>
          <table:table-cell office:value-type="float" office:value="14.6879012558656" table:style-name="ce1">
            <text:p>14.6879012558656</text:p>
          </table:table-cell>
        </table:table-row>
        <table:table-row table:style-name="ro1">
          <table:table-cell office:value-type="string" table:style-name="ce1">
            <text:p>Wout Weghors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153</text:p>
          </table:table-cell>
          <table:table-cell office:value-type="float" office:value="12.3" table:style-name="ce1">
            <text:p>12.3</text:p>
          </table:table-cell>
          <table:table-cell office:value-type="float" office:value="8.0320666302747" table:style-name="ce1">
            <text:p>8.0320666302747</text:p>
          </table:table-cell>
          <table:table-cell office:value-type="float" office:value="9.7753536365702" table:style-name="ce1">
            <text:p>9.7753536365702</text:p>
          </table:table-cell>
          <table:table-cell office:value-type="float" office:value="10.473006043116" table:style-name="ce1">
            <text:p>10.473006043116</text:p>
          </table:table-cell>
          <table:table-cell office:value-type="float" office:value="11.5955628993684" table:style-name="ce1">
            <text:p>11.5955628993684</text:p>
          </table:table-cell>
          <table:table-cell office:value-type="float" office:value="6.04853784915424" table:style-name="ce1">
            <text:p>6.04853784915424</text:p>
          </table:table-cell>
          <table:table-cell office:value-type="float" office:value="9.71800285766019" table:style-name="ce1">
            <text:p>9.71800285766019</text:p>
          </table:table-cell>
          <table:table-cell office:value-type="float" office:value="9.37464848798159" table:style-name="ce1">
            <text:p>9.37464848798159</text:p>
          </table:table-cell>
          <table:table-cell office:value-type="float" office:value="8.2768339230457" table:style-name="ce1">
            <text:p>8.2768339230457</text:p>
          </table:table-cell>
          <table:table-cell office:value-type="float" office:value="12.7745576234088" table:style-name="ce1">
            <text:p>12.7745576234088</text:p>
          </table:table-cell>
        </table:table-row>
        <table:table-row table:style-name="ro1">
          <table:table-cell office:value-type="string" table:style-name="ce1">
            <text:p>Dani de Wi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344</text:p>
          </table:table-cell>
          <table:table-cell office:value-type="float" office:value="8.5" table:style-name="ce1">
            <text:p>8.5</text:p>
          </table:table-cell>
          <table:table-cell office:value-type="float" office:value="7.26372020759216" table:style-name="ce1">
            <text:p>7.26372020759216</text:p>
          </table:table-cell>
          <table:table-cell office:value-type="float" office:value="9.32325211513564" table:style-name="ce1">
            <text:p>9.32325211513564</text:p>
          </table:table-cell>
          <table:table-cell office:value-type="float" office:value="6.3374920499852" table:style-name="ce1">
            <text:p>6.3374920499852</text:p>
          </table:table-cell>
          <table:table-cell office:value-type="float" office:value="8.73053809544384" table:style-name="ce1">
            <text:p>8.73053809544384</text:p>
          </table:table-cell>
          <table:table-cell office:value-type="float" office:value="6.04853784915424" table:style-name="ce1">
            <text:p>6.04853784915424</text:p>
          </table:table-cell>
          <table:table-cell office:value-type="float" office:value="6.83104366356589" table:style-name="ce1">
            <text:p>6.83104366356589</text:p>
          </table:table-cell>
          <table:table-cell office:value-type="float" office:value="5.60246148617932" table:style-name="ce1">
            <text:p>5.60246148617932</text:p>
          </table:table-cell>
          <table:table-cell office:value-type="float" office:value="7.50554107505491" table:style-name="ce1">
            <text:p>7.50554107505491</text:p>
          </table:table-cell>
          <table:table-cell office:value-type="float" office:value="8.54864363578482" table:style-name="ce1">
            <text:p>8.54864363578482</text:p>
          </table:table-cell>
        </table:table-row>
        <table:table-row table:style-name="ro1">
          <table:table-cell office:value-type="string" table:style-name="ce1">
            <text:p>Ricky van Wolfswinke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345</text:p>
          </table:table-cell>
          <table:table-cell office:value-type="float" office:value="14.1" table:style-name="ce1">
            <text:p>14.1</text:p>
          </table:table-cell>
          <table:table-cell office:value-type="float" office:value="7.11192382408227" table:style-name="ce1">
            <text:p>7.11192382408227</text:p>
          </table:table-cell>
          <table:table-cell office:value-type="float" office:value="8.89631386551224" table:style-name="ce1">
            <text:p>8.89631386551224</text:p>
          </table:table-cell>
          <table:table-cell office:value-type="float" office:value="7.41497437068387" table:style-name="ce1">
            <text:p>7.41497437068387</text:p>
          </table:table-cell>
          <table:table-cell office:value-type="float" office:value="9.56849642496804" table:style-name="ce1">
            <text:p>9.56849642496804</text:p>
          </table:table-cell>
          <table:table-cell office:value-type="float" office:value="7.15858641652194" table:style-name="ce1">
            <text:p>7.15858641652194</text:p>
          </table:table-cell>
          <table:table-cell office:value-type="float" office:value="6.29772118038106" table:style-name="ce1">
            <text:p>6.29772118038106</text:p>
          </table:table-cell>
          <table:table-cell office:value-type="float" office:value="8.45061758935117" table:style-name="ce1">
            <text:p>8.45061758935117</text:p>
          </table:table-cell>
          <table:table-cell office:value-type="float" office:value="7.21142710714254" table:style-name="ce1">
            <text:p>7.21142710714254</text:p>
          </table:table-cell>
          <table:table-cell office:value-type="float" office:value="14.0364480561838" table:style-name="ce1">
            <text:p>14.0364480561838</text:p>
          </table:table-cell>
        </table:table-row>
        <table:table-row table:style-name="ro1">
          <table:table-cell office:value-type="string" table:style-name="ce1">
            <text:p>Sondre Ørjasæt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40</text:p>
          </table:table-cell>
          <table:table-cell office:value-type="float" office:value="10.3" table:style-name="ce1">
            <text:p>10.3</text:p>
          </table:table-cell>
          <table:table-cell office:value-type="float" office:value="9.03448735059709" table:style-name="ce1">
            <text:p>9.03448735059709</text:p>
          </table:table-cell>
          <table:table-cell office:value-type="float" office:value="11.2139473843613" table:style-name="ce1">
            <text:p>11.2139473843613</text:p>
          </table:table-cell>
          <table:table-cell office:value-type="float" office:value="14.7931967476832" table:style-name="ce1">
            <text:p>14.7931967476832</text:p>
          </table:table-cell>
          <table:table-cell office:value-type="float" office:value="11.513274041381" table:style-name="ce1">
            <text:p>11.513274041381</text:p>
          </table:table-cell>
          <table:table-cell office:value-type="float" office:value="15.0397348290199" table:style-name="ce1">
            <text:p>15.0397348290199</text:p>
          </table:table-cell>
          <table:table-cell office:value-type="float" office:value="11.0800315053128" table:style-name="ce1">
            <text:p>11.0800315053128</text:p>
          </table:table-cell>
          <table:table-cell office:value-type="float" office:value="14.5830094512346" table:style-name="ce1">
            <text:p>14.5830094512346</text:p>
          </table:table-cell>
          <table:table-cell office:value-type="float" office:value="6.96285558401647" table:style-name="ce1">
            <text:p>6.96285558401647</text:p>
          </table:table-cell>
          <table:table-cell office:value-type="float" office:value="6.32762218264999" table:style-name="ce1">
            <text:p>6.32762218264999</text:p>
          </table:table-cell>
        </table:table-row>
        <table:table-row table:style-name="ro1">
          <table:table-cell office:value-type="string" table:style-name="ce1">
            <text:p>Babatunde Akinsol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303</text:p>
          </table:table-cell>
          <table:table-cell office:value-type="float" office:value="13.2" table:style-name="ce1">
            <text:p>13.2</text:p>
          </table:table-cell>
          <table:table-cell office:value-type="float" office:value="7.79504763794241" table:style-name="ce1">
            <text:p>7.79504763794241</text:p>
          </table:table-cell>
          <table:table-cell office:value-type="float" office:value="9.28413545311805" table:style-name="ce1">
            <text:p>9.28413545311805</text:p>
          </table:table-cell>
          <table:table-cell office:value-type="float" office:value="10.3998577960758" table:style-name="ce1">
            <text:p>10.3998577960758</text:p>
          </table:table-cell>
          <table:table-cell office:value-type="float" office:value="10.2087673939385" table:style-name="ce1">
            <text:p>10.2087673939385</text:p>
          </table:table-cell>
          <table:table-cell office:value-type="float" office:value="13.245164472113" table:style-name="ce1">
            <text:p>13.245164472113</text:p>
          </table:table-cell>
          <table:table-cell office:value-type="float" office:value="10.4167949147978" table:style-name="ce1">
            <text:p>10.4167949147978</text:p>
          </table:table-cell>
          <table:table-cell office:value-type="float" office:value="12.4681017151917" table:style-name="ce1">
            <text:p>12.4681017151917</text:p>
          </table:table-cell>
          <table:table-cell office:value-type="float" office:value="6.39136744080529" table:style-name="ce1">
            <text:p>6.39136744080529</text:p>
          </table:table-cell>
          <table:table-cell office:value-type="float" office:value="6.48718738653838" table:style-name="ce1">
            <text:p>6.48718738653838</text:p>
          </table:table-cell>
        </table:table-row>
        <table:table-row table:style-name="ro1">
          <table:table-cell office:value-type="string" table:style-name="ce1">
            <text:p>Ala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305</text:p>
          </table:table-cell>
          <table:table-cell office:value-type="float" office:value="14.3" table:style-name="ce1">
            <text:p>14.3</text:p>
          </table:table-cell>
          <table:table-cell office:value-type="float" office:value="8.17276067629024" table:style-name="ce1">
            <text:p>8.17276067629024</text:p>
          </table:table-cell>
          <table:table-cell office:value-type="float" office:value="15.2553736895871" table:style-name="ce1">
            <text:p>15.2553736895871</text:p>
          </table:table-cell>
          <table:table-cell office:value-type="float" office:value="14.4968868295201" table:style-name="ce1">
            <text:p>14.4968868295201</text:p>
          </table:table-cell>
          <table:table-cell office:value-type="float" office:value="15.251574492316" table:style-name="ce1">
            <text:p>15.251574492316</text:p>
          </table:table-cell>
          <table:table-cell office:value-type="float" office:value="9.27214271166913" table:style-name="ce1">
            <text:p>9.27214271166913</text:p>
          </table:table-cell>
          <table:table-cell office:value-type="float" office:value="5.74082607422558" table:style-name="ce1">
            <text:p>5.74082607422558</text:p>
          </table:table-cell>
          <table:table-cell office:value-type="float" office:value="8.55795812280677" table:style-name="ce1">
            <text:p>8.55795812280677</text:p>
          </table:table-cell>
          <table:table-cell office:value-type="float" office:value="6.5529188992898" table:style-name="ce1">
            <text:p>6.5529188992898</text:p>
          </table:table-cell>
          <table:table-cell office:value-type="float" office:value="7.17100106650697" table:style-name="ce1">
            <text:p>7.17100106650697</text:p>
          </table:table-cell>
        </table:table-row>
        <table:table-row table:style-name="ro1">
          <table:table-cell office:value-type="string" table:style-name="ce1">
            <text:p>Telmo Arcanj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00</text:p>
          </table:table-cell>
          <table:table-cell office:value-type="float" office:value="9.5" table:style-name="ce1">
            <text:p>9.5</text:p>
          </table:table-cell>
          <table:table-cell office:value-type="float" office:value="8.85689486600378" table:style-name="ce1">
            <text:p>8.85689486600378</text:p>
          </table:table-cell>
          <table:table-cell office:value-type="float" office:value="10.3687056032032" table:style-name="ce1">
            <text:p>10.3687056032032</text:p>
          </table:table-cell>
          <table:table-cell office:value-type="float" office:value="9.57676938917193" table:style-name="ce1">
            <text:p>9.57676938917193</text:p>
          </table:table-cell>
          <table:table-cell office:value-type="float" office:value="10.2087673939385" table:style-name="ce1">
            <text:p>10.2087673939385</text:p>
          </table:table-cell>
          <table:table-cell office:value-type="float" office:value="9.27214271166913" table:style-name="ce1">
            <text:p>9.27214271166913</text:p>
          </table:table-cell>
          <table:table-cell office:value-type="float" office:value="8.51605951089757" table:style-name="ce1">
            <text:p>8.51605951089757</text:p>
          </table:table-cell>
          <table:table-cell office:value-type="float" office:value="9.78917311480513" table:style-name="ce1">
            <text:p>9.78917311480513</text:p>
          </table:table-cell>
          <table:table-cell office:value-type="float" office:value="7.43467152942921" table:style-name="ce1">
            <text:p>7.43467152942921</text:p>
          </table:table-cell>
          <table:table-cell office:value-type="float" office:value="6.34015143002019" table:style-name="ce1">
            <text:p>6.34015143002019</text:p>
          </table:table-cell>
        </table:table-row>
        <table:table-row table:style-name="ro1">
          <table:table-cell office:value-type="string" table:style-name="ce1">
            <text:p>Fredrik Aursn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028</text:p>
          </table:table-cell>
          <table:table-cell office:value-type="float" office:value="16.1" table:style-name="ce1">
            <text:p>16.1</text:p>
          </table:table-cell>
          <table:table-cell office:value-type="float" office:value="8.11051622066188" table:style-name="ce1">
            <text:p>8.11051622066188</text:p>
          </table:table-cell>
          <table:table-cell office:value-type="float" office:value="16.9313541658643" table:style-name="ce1">
            <text:p>16.9313541658643</text:p>
          </table:table-cell>
          <table:table-cell office:value-type="float" office:value="13.4043570327242" table:style-name="ce1">
            <text:p>13.4043570327242</text:p>
          </table:table-cell>
          <table:table-cell office:value-type="float" office:value="16.3568398233662" table:style-name="ce1">
            <text:p>16.3568398233662</text:p>
          </table:table-cell>
          <table:table-cell office:value-type="float" office:value="8.85577277864617" table:style-name="ce1">
            <text:p>8.85577277864617</text:p>
          </table:table-cell>
          <table:table-cell office:value-type="float" office:value="9.55266115858817" table:style-name="ce1">
            <text:p>9.55266115858817</text:p>
          </table:table-cell>
          <table:table-cell office:value-type="float" office:value="12.2355401740832" table:style-name="ce1">
            <text:p>12.2355401740832</text:p>
          </table:table-cell>
          <table:table-cell office:value-type="float" office:value="6.11429981181971" table:style-name="ce1">
            <text:p>6.11429981181971</text:p>
          </table:table-cell>
          <table:table-cell office:value-type="float" office:value="8.61770287774419" table:style-name="ce1">
            <text:p>8.61770287774419</text:p>
          </table:table-cell>
        </table:table-row>
        <table:table-row table:style-name="ro1">
          <table:table-cell office:value-type="string" table:style-name="ce1">
            <text:p>Barber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43</text:p>
          </table:table-cell>
          <table:table-cell office:value-type="float" office:value="7.8" table:style-name="ce1">
            <text:p>7.8</text:p>
          </table:table-cell>
          <table:table-cell office:value-type="float" office:value="6.75357897112266" table:style-name="ce1">
            <text:p>6.75357897112266</text:p>
          </table:table-cell>
          <table:table-cell office:value-type="float" office:value="6.61728993755187" table:style-name="ce1">
            <text:p>6.61728993755187</text:p>
          </table:table-cell>
          <table:table-cell office:value-type="float" office:value="7.12051965125513" table:style-name="ce1">
            <text:p>7.12051965125513</text:p>
          </table:table-cell>
          <table:table-cell office:value-type="float" office:value="6.35778220444622" table:style-name="ce1">
            <text:p>6.35778220444622</text:p>
          </table:table-cell>
          <table:table-cell office:value-type="float" office:value="5.9120973094155" table:style-name="ce1">
            <text:p>5.9120973094155</text:p>
          </table:table-cell>
          <table:table-cell office:value-type="float" office:value="2.88489820583115" table:style-name="ce1">
            <text:p>2.88489820583115</text:p>
          </table:table-cell>
          <table:table-cell office:value-type="float" office:value="6.04222466527029" table:style-name="ce1">
            <text:p>6.04222466527029</text:p>
          </table:table-cell>
          <table:table-cell office:value-type="float" office:value="6.9662453255681" table:style-name="ce1">
            <text:p>6.9662453255681</text:p>
          </table:table-cell>
          <table:table-cell office:value-type="float" office:value="5.98134345598547" table:style-name="ce1">
            <text:p>5.98134345598547</text:p>
          </table:table-cell>
        </table:table-row>
        <table:table-row table:style-name="ro1">
          <table:table-cell office:value-type="string" table:style-name="ce1">
            <text:p>Rafael Barbos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284</text:p>
          </table:table-cell>
          <table:table-cell office:value-type="float" office:value="7.2" table:style-name="ce1">
            <text:p>7.2</text:p>
          </table:table-cell>
          <table:table-cell office:value-type="float" office:value="8.5986007431964" table:style-name="ce1">
            <text:p>8.5986007431964</text:p>
          </table:table-cell>
          <table:table-cell office:value-type="float" office:value="9.93205889103509" table:style-name="ce1">
            <text:p>9.93205889103509</text:p>
          </table:table-cell>
          <table:table-cell office:value-type="float" office:value="10.2834407333801" table:style-name="ce1">
            <text:p>10.2834407333801</text:p>
          </table:table-cell>
          <table:table-cell office:value-type="float" office:value="9.53686434129061" table:style-name="ce1">
            <text:p>9.53686434129061</text:p>
          </table:table-cell>
          <table:table-cell office:value-type="float" office:value="7.42308722571405" table:style-name="ce1">
            <text:p>7.42308722571405</text:p>
          </table:table-cell>
          <table:table-cell office:value-type="float" office:value="9.26160559772573" table:style-name="ce1">
            <text:p>9.26160559772573</text:p>
          </table:table-cell>
          <table:table-cell office:value-type="float" office:value="7.22175035147447" table:style-name="ce1">
            <text:p>7.22175035147447</text:p>
          </table:table-cell>
          <table:table-cell office:value-type="float" office:value="6.5529188992898" table:style-name="ce1">
            <text:p>6.5529188992898</text:p>
          </table:table-cell>
          <table:table-cell office:value-type="float" office:value="7.24898798794622" table:style-name="ce1">
            <text:p>7.24898798794622</text:p>
          </table:table-cell>
        </table:table-row>
        <table:table-row table:style-name="ro1">
          <table:table-cell office:value-type="string" table:style-name="ce1">
            <text:p>Gil Bastião Dia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101</text:p>
          </table:table-cell>
          <table:table-cell office:value-type="float" office:value="12.1" table:style-name="ce1">
            <text:p>12.1</text:p>
          </table:table-cell>
          <table:table-cell office:value-type="float" office:value="8.68670606753703" table:style-name="ce1">
            <text:p>8.68670606753703</text:p>
          </table:table-cell>
          <table:table-cell office:value-type="float" office:value="12.0505048993315" table:style-name="ce1">
            <text:p>12.0505048993315</text:p>
          </table:table-cell>
          <table:table-cell office:value-type="float" office:value="16.411646181447" table:style-name="ce1">
            <text:p>16.411646181447</text:p>
          </table:table-cell>
          <table:table-cell office:value-type="float" office:value="13.2134924604741" table:style-name="ce1">
            <text:p>13.2134924604741</text:p>
          </table:table-cell>
          <table:table-cell office:value-type="float" office:value="14.612475436005" table:style-name="ce1">
            <text:p>14.612475436005</text:p>
          </table:table-cell>
          <table:table-cell office:value-type="float" office:value="9.1341272477216" table:style-name="ce1">
            <text:p>9.1341272477216</text:p>
          </table:table-cell>
          <table:table-cell office:value-type="float" office:value="14.2222782780584" table:style-name="ce1">
            <text:p>14.2222782780584</text:p>
          </table:table-cell>
          <table:table-cell office:value-type="float" office:value="7.22012438390266" table:style-name="ce1">
            <text:p>7.22012438390266</text:p>
          </table:table-cell>
          <table:table-cell office:value-type="float" office:value="8.7821623044461" table:style-name="ce1">
            <text:p>8.7821623044461</text:p>
          </table:table-cell>
        </table:table-row>
        <table:table-row table:style-name="ro1">
          <table:table-cell office:value-type="string" table:style-name="ce1">
            <text:p>Yanis Begraou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87</text:p>
          </table:table-cell>
          <table:table-cell office:value-type="float" office:value="13.7" table:style-name="ce1">
            <text:p>13.7</text:p>
          </table:table-cell>
          <table:table-cell office:value-type="float" office:value="7.36867227124051" table:style-name="ce1">
            <text:p>7.36867227124051</text:p>
          </table:table-cell>
          <table:table-cell office:value-type="float" office:value="9.43184029276409" table:style-name="ce1">
            <text:p>9.43184029276409</text:p>
          </table:table-cell>
          <table:table-cell office:value-type="float" office:value="7.3458138566667" table:style-name="ce1">
            <text:p>7.3458138566667</text:p>
          </table:table-cell>
          <table:table-cell office:value-type="float" office:value="7.90066679467697" table:style-name="ce1">
            <text:p>7.90066679467697</text:p>
          </table:table-cell>
          <table:table-cell office:value-type="float" office:value="8.02935591580988" table:style-name="ce1">
            <text:p>8.02935591580988</text:p>
          </table:table-cell>
          <table:table-cell office:value-type="float" office:value="6.59621083268534" table:style-name="ce1">
            <text:p>6.59621083268534</text:p>
          </table:table-cell>
          <table:table-cell office:value-type="float" office:value="10.5973426824715" table:style-name="ce1">
            <text:p>10.5973426824715</text:p>
          </table:table-cell>
          <table:table-cell office:value-type="float" office:value="9.84200491118512" table:style-name="ce1">
            <text:p>9.84200491118512</text:p>
          </table:table-cell>
          <table:table-cell office:value-type="float" office:value="15.2679324131663" table:style-name="ce1">
            <text:p>15.2679324131663</text:p>
          </table:table-cell>
        </table:table-row>
        <table:table-row table:style-name="ro1">
          <table:table-cell office:value-type="string" table:style-name="ce1">
            <text:p>Paulinho Bói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95</text:p>
          </table:table-cell>
          <table:table-cell office:value-type="float" office:value="15.3" table:style-name="ce1">
            <text:p>15.3</text:p>
          </table:table-cell>
          <table:table-cell office:value-type="float" office:value="8.27257945748495" table:style-name="ce1">
            <text:p>8.27257945748495</text:p>
          </table:table-cell>
          <table:table-cell office:value-type="float" office:value="10.0490428147169" table:style-name="ce1">
            <text:p>10.0490428147169</text:p>
          </table:table-cell>
          <table:table-cell office:value-type="float" office:value="9.33923989578628" table:style-name="ce1">
            <text:p>9.33923989578628</text:p>
          </table:table-cell>
          <table:table-cell office:value-type="float" office:value="12.6010597385253" table:style-name="ce1">
            <text:p>12.6010597385253</text:p>
          </table:table-cell>
          <table:table-cell office:value-type="float" office:value="12.4137477386296" table:style-name="ce1">
            <text:p>12.4137477386296</text:p>
          </table:table-cell>
          <table:table-cell office:value-type="float" office:value="9.69784557479011" table:style-name="ce1">
            <text:p>9.69784557479011</text:p>
          </table:table-cell>
          <table:table-cell office:value-type="float" office:value="12.5820970430256" table:style-name="ce1">
            <text:p>12.5820970430256</text:p>
          </table:table-cell>
          <table:table-cell office:value-type="float" office:value="7.26282692104242" table:style-name="ce1">
            <text:p>7.26282692104242</text:p>
          </table:table-cell>
          <table:table-cell office:value-type="float" office:value="8.37182313728831" table:style-name="ce1">
            <text:p>8.37182313728831</text:p>
          </table:table-cell>
        </table:table-row>
        <table:table-row table:style-name="ro1">
          <table:table-cell office:value-type="string" table:style-name="ce1">
            <text:p>Kiko Bondos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051</text:p>
          </table:table-cell>
          <table:table-cell office:value-type="float" office:value="8.9" table:style-name="ce1">
            <text:p>8.9</text:p>
          </table:table-cell>
          <table:table-cell office:value-type="float" office:value="8.08565103532337" table:style-name="ce1">
            <text:p>8.08565103532337</text:p>
          </table:table-cell>
          <table:table-cell office:value-type="float" office:value="10.4552773314728" table:style-name="ce1">
            <text:p>10.4552773314728</text:p>
          </table:table-cell>
          <table:table-cell office:value-type="float" office:value="11.0860958160639" table:style-name="ce1">
            <text:p>11.0860958160639</text:p>
          </table:table-cell>
          <table:table-cell office:value-type="float" office:value="10.6805317747927" table:style-name="ce1">
            <text:p>10.6805317747927</text:p>
          </table:table-cell>
          <table:table-cell office:value-type="float" office:value="10.9100387283485" table:style-name="ce1">
            <text:p>10.9100387283485</text:p>
          </table:table-cell>
          <table:table-cell office:value-type="float" office:value="4.77769745920011" table:style-name="ce1">
            <text:p>4.77769745920011</text:p>
          </table:table-cell>
          <table:table-cell office:value-type="float" office:value="10.6636278715663" table:style-name="ce1">
            <text:p>10.6636278715663</text:p>
          </table:table-cell>
          <table:table-cell office:value-type="float" office:value="5.36612225148763" table:style-name="ce1">
            <text:p>5.36612225148763</text:p>
          </table:table-cell>
          <table:table-cell office:value-type="float" office:value="5.36984135636077" table:style-name="ce1">
            <text:p>5.36984135636077</text:p>
          </table:table-cell>
        </table:table-row>
        <table:table-row table:style-name="ro1">
          <table:table-cell office:value-type="string" table:style-name="ce1">
            <text:p>Brenne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05</text:p>
          </table:table-cell>
          <table:table-cell office:value-type="float" office:value="8.5" table:style-name="ce1">
            <text:p>8.5</text:p>
          </table:table-cell>
          <table:table-cell office:value-type="float" office:value="8.62376208854173" table:style-name="ce1">
            <text:p>8.62376208854173</text:p>
          </table:table-cell>
          <table:table-cell office:value-type="float" office:value="7.47414210027522" table:style-name="ce1">
            <text:p>7.47414210027522</text:p>
          </table:table-cell>
          <table:table-cell office:value-type="float" office:value="7.00903056942046" table:style-name="ce1">
            <text:p>7.00903056942046</text:p>
          </table:table-cell>
          <table:table-cell office:value-type="float" office:value="6.79530020972941" table:style-name="ce1">
            <text:p>6.79530020972941</text:p>
          </table:table-cell>
          <table:table-cell office:value-type="float" office:value="12.0559532964216" table:style-name="ce1">
            <text:p>12.0559532964216</text:p>
          </table:table-cell>
          <table:table-cell office:value-type="float" office:value="7.23799680695449" table:style-name="ce1">
            <text:p>7.23799680695449</text:p>
          </table:table-cell>
          <table:table-cell office:value-type="float" office:value="10.8612331906328" table:style-name="ce1">
            <text:p>10.8612331906328</text:p>
          </table:table-cell>
          <table:table-cell office:value-type="float" office:value="7.26282692104242" table:style-name="ce1">
            <text:p>7.26282692104242</text:p>
          </table:table-cell>
          <table:table-cell office:value-type="float" office:value="6.12331587555708" table:style-name="ce1">
            <text:p>6.12331587555708</text:p>
          </table:table-cell>
        </table:table-row>
        <table:table-row table:style-name="ro1">
          <table:table-cell office:value-type="string" table:style-name="ce1">
            <text:p>Jovane Cabral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207</text:p>
          </table:table-cell>
          <table:table-cell office:value-type="float" office:value="9.1" table:style-name="ce1">
            <text:p>9.1</text:p>
          </table:table-cell>
          <table:table-cell office:value-type="float" office:value="8.31007879818749" table:style-name="ce1">
            <text:p>8.31007879818749</text:p>
          </table:table-cell>
          <table:table-cell office:value-type="float" office:value="11.2189625956534" table:style-name="ce1">
            <text:p>11.2189625956534</text:p>
          </table:table-cell>
          <table:table-cell office:value-type="float" office:value="5.9449224300525" table:style-name="ce1">
            <text:p>5.9449224300525</text:p>
          </table:table-cell>
          <table:table-cell office:value-type="float" office:value="12.43993326044" table:style-name="ce1">
            <text:p>12.43993326044</text:p>
          </table:table-cell>
          <table:table-cell office:value-type="float" office:value="6.83547483863015" table:style-name="ce1">
            <text:p>6.83547483863015</text:p>
          </table:table-cell>
          <table:table-cell office:value-type="float" office:value="13.3039091688194" table:style-name="ce1">
            <text:p>13.3039091688194</text:p>
          </table:table-cell>
          <table:table-cell office:value-type="float" office:value="7.28673057650209" table:style-name="ce1">
            <text:p>7.28673057650209</text:p>
          </table:table-cell>
          <table:table-cell office:value-type="float" office:value="9.5279632657377" table:style-name="ce1">
            <text:p>9.5279632657377</text:p>
          </table:table-cell>
          <table:table-cell office:value-type="float" office:value="8.69988940174261" table:style-name="ce1">
            <text:p>8.69988940174261</text:p>
          </table:table-cell>
        </table:table-row>
        <table:table-row table:style-name="ro1">
          <table:table-cell office:value-type="string" table:style-name="ce1">
            <text:p>Oumar Cama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8-241</text:p>
          </table:table-cell>
          <table:table-cell office:value-type="float" office:value="7.9" table:style-name="ce1">
            <text:p>7.9</text:p>
          </table:table-cell>
          <table:table-cell office:value-type="float" office:value="7.48353844588815" table:style-name="ce1">
            <text:p>7.48353844588815</text:p>
          </table:table-cell>
          <table:table-cell office:value-type="float" office:value="8.22359513752393" table:style-name="ce1">
            <text:p>8.22359513752393</text:p>
          </table:table-cell>
          <table:table-cell office:value-type="float" office:value="7.23279363833223" table:style-name="ce1">
            <text:p>7.23279363833223</text:p>
          </table:table-cell>
          <table:table-cell office:value-type="float" office:value="6.97456510691138" table:style-name="ce1">
            <text:p>6.97456510691138</text:p>
          </table:table-cell>
          <table:table-cell office:value-type="float" office:value="7.02891439587116" table:style-name="ce1">
            <text:p>7.02891439587116</text:p>
          </table:table-cell>
          <table:table-cell office:value-type="float" office:value="5.21401428190752" table:style-name="ce1">
            <text:p>5.21401428190752</text:p>
          </table:table-cell>
          <table:table-cell office:value-type="float" office:value="8.08304926655718" table:style-name="ce1">
            <text:p>8.08304926655718</text:p>
          </table:table-cell>
          <table:table-cell office:value-type="float" office:value="6.88255811202446" table:style-name="ce1">
            <text:p>6.88255811202446</text:p>
          </table:table-cell>
          <table:table-cell office:value-type="float" office:value="9.19425150234576" table:style-name="ce1">
            <text:p>9.19425150234576</text:p>
          </table:table-cell>
        </table:table-row>
        <table:table-row table:style-name="ro1">
          <table:table-cell office:value-type="string" table:style-name="ce1">
            <text:p>João Carvalh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304</text:p>
          </table:table-cell>
          <table:table-cell office:value-type="float" office:value="16.2" table:style-name="ce1">
            <text:p>16.2</text:p>
          </table:table-cell>
          <table:table-cell office:value-type="float" office:value="8.51689770083104" table:style-name="ce1">
            <text:p>8.51689770083104</text:p>
          </table:table-cell>
          <table:table-cell office:value-type="float" office:value="15.9471210646997" table:style-name="ce1">
            <text:p>15.9471210646997</text:p>
          </table:table-cell>
          <table:table-cell office:value-type="float" office:value="16.0010548302722" table:style-name="ce1">
            <text:p>16.0010548302722</text:p>
          </table:table-cell>
          <table:table-cell office:value-type="float" office:value="16.3795028744453" table:style-name="ce1">
            <text:p>16.3795028744453</text:p>
          </table:table-cell>
          <table:table-cell office:value-type="float" office:value="9.68781750888678" table:style-name="ce1">
            <text:p>9.68781750888678</text:p>
          </table:table-cell>
          <table:table-cell office:value-type="float" office:value="6.30304185624349" table:style-name="ce1">
            <text:p>6.30304185624349</text:p>
          </table:table-cell>
          <table:table-cell office:value-type="float" office:value="10.5308627271905" table:style-name="ce1">
            <text:p>10.5308627271905</text:p>
          </table:table-cell>
          <table:table-cell office:value-type="float" office:value="8.71738853716913" table:style-name="ce1">
            <text:p>8.71738853716913</text:p>
          </table:table-cell>
          <table:table-cell office:value-type="float" office:value="10.8984187985814" table:style-name="ce1">
            <text:p>10.8984187985814</text:p>
          </table:table-cell>
        </table:table-row>
        <table:table-row table:style-name="ro1">
          <table:table-cell office:value-type="string" table:style-name="ce1">
            <text:p>Cassian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Casa Pi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205</text:p>
          </table:table-cell>
          <table:table-cell office:value-type="float" office:value="9.6" table:style-name="ce1">
            <text:p>9.6</text:p>
          </table:table-cell>
          <table:table-cell office:value-type="float" office:value="6.60960460737787" table:style-name="ce1">
            <text:p>6.60960460737787</text:p>
          </table:table-cell>
          <table:table-cell office:value-type="float" office:value="6.48393097978881" table:style-name="ce1">
            <text:p>6.48393097978881</text:p>
          </table:table-cell>
          <table:table-cell office:value-type="float" office:value="6.35859052961601" table:style-name="ce1">
            <text:p>6.35859052961601</text:p>
          </table:table-cell>
          <table:table-cell office:value-type="float" office:value="6.27224125442422" table:style-name="ce1">
            <text:p>6.27224125442422</text:p>
          </table:table-cell>
          <table:table-cell office:value-type="float" office:value="5.23469445430338" table:style-name="ce1">
            <text:p>5.23469445430338</text:p>
          </table:table-cell>
          <table:table-cell office:value-type="float" office:value="10.0770709012686" table:style-name="ce1">
            <text:p>10.0770709012686</text:p>
          </table:table-cell>
          <table:table-cell office:value-type="float" office:value="5.58283440775257" table:style-name="ce1">
            <text:p>5.58283440775257</text:p>
          </table:table-cell>
          <table:table-cell office:value-type="float" office:value="6.11429981181971" table:style-name="ce1">
            <text:p>6.11429981181971</text:p>
          </table:table-cell>
          <table:table-cell office:value-type="float" office:value="8.20862975631624" table:style-name="ce1">
            <text:p>8.20862975631624</text:p>
          </table:table-cell>
        </table:table-row>
        <table:table-row table:style-name="ro1">
          <table:table-cell office:value-type="string" table:style-name="ce1">
            <text:p>Geny Catam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46</text:p>
          </table:table-cell>
          <table:table-cell office:value-type="float" office:value="7.7" table:style-name="ce1">
            <text:p>7.7</text:p>
          </table:table-cell>
          <table:table-cell office:value-type="float" office:value="8.24759972701143" table:style-name="ce1">
            <text:p>8.24759972701143</text:p>
          </table:table-cell>
          <table:table-cell office:value-type="float" office:value="11.1912539659458" table:style-name="ce1">
            <text:p>11.1912539659458</text:p>
          </table:table-cell>
          <table:table-cell office:value-type="float" office:value="8.62619769328151" table:style-name="ce1">
            <text:p>8.62619769328151</text:p>
          </table:table-cell>
          <table:table-cell office:value-type="float" office:value="10.1134480321725" table:style-name="ce1">
            <text:p>10.1134480321725</text:p>
          </table:table-cell>
          <table:table-cell office:value-type="float" office:value="12.7575291243173" table:style-name="ce1">
            <text:p>12.7575291243173</text:p>
          </table:table-cell>
          <table:table-cell office:value-type="float" office:value="6.86289490463492" table:style-name="ce1">
            <text:p>6.86289490463492</text:p>
          </table:table-cell>
          <table:table-cell office:value-type="float" office:value="12.4105264502263" table:style-name="ce1">
            <text:p>12.4105264502263</text:p>
          </table:table-cell>
          <table:table-cell office:value-type="float" office:value="9.84200491118512" table:style-name="ce1">
            <text:p>9.84200491118512</text:p>
          </table:table-cell>
          <table:table-cell office:value-type="float" office:value="7.32733081458913" table:style-name="ce1">
            <text:p>7.32733081458913</text:p>
          </table:table-cell>
        </table:table-row>
        <table:table-row table:style-name="ro1">
          <table:table-cell office:value-type="string" table:style-name="ce1">
            <text:p>Ivan Cavaleir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081</text:p>
          </table:table-cell>
          <table:table-cell office:value-type="float" office:value="9.4" table:style-name="ce1">
            <text:p>9.4</text:p>
          </table:table-cell>
          <table:table-cell office:value-type="float" office:value="8.15407538314053" table:style-name="ce1">
            <text:p>8.15407538314053</text:p>
          </table:table-cell>
          <table:table-cell office:value-type="float" office:value="9.81475171372362" table:style-name="ce1">
            <text:p>9.81475171372362</text:p>
          </table:table-cell>
          <table:table-cell office:value-type="float" office:value="8.62619769328151" table:style-name="ce1">
            <text:p>8.62619769328151</text:p>
          </table:table-cell>
          <table:table-cell office:value-type="float" office:value="11.2329270121564" table:style-name="ce1">
            <text:p>11.2329270121564</text:p>
          </table:table-cell>
          <table:table-cell office:value-type="float" office:value="8.2345217944533" table:style-name="ce1">
            <text:p>8.2345217944533</text:p>
          </table:table-cell>
          <table:table-cell office:value-type="float" office:value="8.10144727454187" table:style-name="ce1">
            <text:p>8.10144727454187</text:p>
          </table:table-cell>
          <table:table-cell office:value-type="float" office:value="10.5308627271905" table:style-name="ce1">
            <text:p>10.5308627271905</text:p>
          </table:table-cell>
          <table:table-cell office:value-type="float" office:value="6.15342553342752" table:style-name="ce1">
            <text:p>6.15342553342752</text:p>
          </table:table-cell>
          <table:table-cell office:value-type="float" office:value="9.27669959048225" table:style-name="ce1">
            <text:p>9.27669959048225</text:p>
          </table:table-cell>
        </table:table-row>
        <table:table-row table:style-name="ro1">
          <table:table-cell office:value-type="string" table:style-name="ce1">
            <text:p>Clayto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361</text:p>
          </table:table-cell>
          <table:table-cell office:value-type="float" office:value="14.7" table:style-name="ce1">
            <text:p>14.7</text:p>
          </table:table-cell>
          <table:table-cell office:value-type="float" office:value="7.44113930581326" table:style-name="ce1">
            <text:p>7.44113930581326</text:p>
          </table:table-cell>
          <table:table-cell office:value-type="float" office:value="7.96178094106791" table:style-name="ce1">
            <text:p>7.96178094106791</text:p>
          </table:table-cell>
          <table:table-cell office:value-type="float" office:value="14.2109637086955" table:style-name="ce1">
            <text:p>14.2109637086955</text:p>
          </table:table-cell>
          <table:table-cell office:value-type="float" office:value="9.24673650740226" table:style-name="ce1">
            <text:p>9.24673650740226</text:p>
          </table:table-cell>
          <table:table-cell office:value-type="float" office:value="9.27214271166913" table:style-name="ce1">
            <text:p>9.27214271166913</text:p>
          </table:table-cell>
          <table:table-cell office:value-type="float" office:value="4.47092209059885" table:style-name="ce1">
            <text:p>4.47092209059885</text:p>
          </table:table-cell>
          <table:table-cell office:value-type="float" office:value="9.51615676657132" table:style-name="ce1">
            <text:p>9.51615676657132</text:p>
          </table:table-cell>
          <table:table-cell office:value-type="float" office:value="9.48298575392934" table:style-name="ce1">
            <text:p>9.48298575392934</text:p>
          </table:table-cell>
          <table:table-cell office:value-type="float" office:value="15.9061185916353" table:style-name="ce1">
            <text:p>15.9061185916353</text:p>
          </table:table-cell>
        </table:table-row>
        <table:table-row table:style-name="ro1">
          <table:table-cell office:value-type="string" table:style-name="ce1">
            <text:p>Murilo Cost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068</text:p>
          </table:table-cell>
          <table:table-cell office:value-type="float" office:value="12.1" table:style-name="ce1">
            <text:p>12.1</text:p>
          </table:table-cell>
          <table:table-cell office:value-type="float" office:value="8.78121762700263" table:style-name="ce1">
            <text:p>8.78121762700263</text:p>
          </table:table-cell>
          <table:table-cell office:value-type="float" office:value="11.0519820915343" table:style-name="ce1">
            <text:p>11.0519820915343</text:p>
          </table:table-cell>
          <table:table-cell office:value-type="float" office:value="11.6374067047319" table:style-name="ce1">
            <text:p>11.6374067047319</text:p>
          </table:table-cell>
          <table:table-cell office:value-type="float" office:value="10.1134480321725" table:style-name="ce1">
            <text:p>10.1134480321725</text:p>
          </table:table-cell>
          <table:table-cell office:value-type="float" office:value="11.3027350195502" table:style-name="ce1">
            <text:p>11.3027350195502</text:p>
          </table:table-cell>
          <table:table-cell office:value-type="float" office:value="7.5687923636954" table:style-name="ce1">
            <text:p>7.5687923636954</text:p>
          </table:table-cell>
          <table:table-cell office:value-type="float" office:value="12.638509343703" table:style-name="ce1">
            <text:p>12.638509343703</text:p>
          </table:table-cell>
          <table:table-cell office:value-type="float" office:value="9.03251508640334" table:style-name="ce1">
            <text:p>9.03251508640334</text:p>
          </table:table-cell>
          <table:table-cell office:value-type="float" office:value="9.27669959048225" table:style-name="ce1">
            <text:p>9.27669959048225</text:p>
          </table:table-cell>
        </table:table-row>
        <table:table-row table:style-name="ro1">
          <table:table-cell office:value-type="string" table:style-name="ce1">
            <text:p>Naïs Djouah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045</text:p>
          </table:table-cell>
          <table:table-cell office:value-type="float" office:value="14.5" table:style-name="ce1">
            <text:p>14.5</text:p>
          </table:table-cell>
          <table:table-cell office:value-type="float" office:value="7.21264667344412" table:style-name="ce1">
            <text:p>7.21264667344412</text:p>
          </table:table-cell>
          <table:table-cell office:value-type="float" office:value="12.6034747555943" table:style-name="ce1">
            <text:p>12.6034747555943</text:p>
          </table:table-cell>
          <table:table-cell office:value-type="float" office:value="8.74479844403137" table:style-name="ce1">
            <text:p>8.74479844403137</text:p>
          </table:table-cell>
          <table:table-cell office:value-type="float" office:value="11.8526649921607" table:style-name="ce1">
            <text:p>11.8526649921607</text:p>
          </table:table-cell>
          <table:table-cell office:value-type="float" office:value="11.8721206245909" table:style-name="ce1">
            <text:p>11.8721206245909</text:p>
          </table:table-cell>
          <table:table-cell office:value-type="float" office:value="10.8395230767933" table:style-name="ce1">
            <text:p>10.8395230767933</text:p>
          </table:table-cell>
          <table:table-cell office:value-type="float" office:value="11.8758128648379" table:style-name="ce1">
            <text:p>11.8758128648379</text:p>
          </table:table-cell>
          <table:table-cell office:value-type="float" office:value="8.00309898800586" table:style-name="ce1">
            <text:p>8.00309898800586</text:p>
          </table:table-cell>
          <table:table-cell office:value-type="float" office:value="10.1781907891591" table:style-name="ce1">
            <text:p>10.1781907891591</text:p>
          </table:table-cell>
        </table:table-row>
        <table:table-row table:style-name="ro1">
          <table:table-cell office:value-type="string" table:style-name="ce1">
            <text:p>Simon Eliso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69</text:p>
          </table:table-cell>
          <table:table-cell office:value-type="float" office:value="9.8" table:style-name="ce1">
            <text:p>9.8</text:p>
          </table:table-cell>
          <table:table-cell office:value-type="float" office:value="7.06397428369182" table:style-name="ce1">
            <text:p>7.06397428369182</text:p>
          </table:table-cell>
          <table:table-cell office:value-type="float" office:value="7.38922005465572" table:style-name="ce1">
            <text:p>7.38922005465572</text:p>
          </table:table-cell>
          <table:table-cell office:value-type="float" office:value="8.98243481441519" table:style-name="ce1">
            <text:p>8.98243481441519</text:p>
          </table:table-cell>
          <table:table-cell office:value-type="float" office:value="7.52495698247129" table:style-name="ce1">
            <text:p>7.52495698247129</text:p>
          </table:table-cell>
          <table:table-cell office:value-type="float" office:value="7.02891439587116" table:style-name="ce1">
            <text:p>7.02891439587116</text:p>
          </table:table-cell>
          <table:table-cell office:value-type="float" office:value="3.80280438306867" table:style-name="ce1">
            <text:p>3.80280438306867</text:p>
          </table:table-cell>
          <table:table-cell office:value-type="float" office:value="7.48308894088981" table:style-name="ce1">
            <text:p>7.48308894088981</text:p>
          </table:table-cell>
          <table:table-cell office:value-type="float" office:value="9.61784568984274" table:style-name="ce1">
            <text:p>9.61784568984274</text:p>
          </table:table-cell>
          <table:table-cell office:value-type="float" office:value="8.29014323136731" table:style-name="ce1">
            <text:p>8.29014323136731</text:p>
          </table:table-cell>
        </table:table-row>
        <table:table-row table:style-name="ro1">
          <table:table-cell office:value-type="string" table:style-name="ce1">
            <text:p>Joelson Fernand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313</text:p>
          </table:table-cell>
          <table:table-cell office:value-type="float" office:value="7.3" table:style-name="ce1">
            <text:p>7.3</text:p>
          </table:table-cell>
          <table:table-cell office:value-type="float" office:value="7.62347716471037" table:style-name="ce1">
            <text:p>7.62347716471037</text:p>
          </table:table-cell>
          <table:table-cell office:value-type="float" office:value="7.16468431427517" table:style-name="ce1">
            <text:p>7.16468431427517</text:p>
          </table:table-cell>
          <table:table-cell office:value-type="float" office:value="8.2718481868759" table:style-name="ce1">
            <text:p>8.2718481868759</text:p>
          </table:table-cell>
          <table:table-cell office:value-type="float" office:value="6.70654416507606" table:style-name="ce1">
            <text:p>6.70654416507606</text:p>
          </table:table-cell>
          <table:table-cell office:value-type="float" office:value="7.22485339942707" table:style-name="ce1">
            <text:p>7.22485339942707</text:p>
          </table:table-cell>
          <table:table-cell office:value-type="float" office:value="7.08344217795271" table:style-name="ce1">
            <text:p>7.08344217795271</text:p>
          </table:table-cell>
          <table:table-cell office:value-type="float" office:value="8.48980393019796" table:style-name="ce1">
            <text:p>8.48980393019796</text:p>
          </table:table-cell>
          <table:table-cell office:value-type="float" office:value="5.95936692333765" table:style-name="ce1">
            <text:p>5.95936692333765</text:p>
          </table:table-cell>
          <table:table-cell office:value-type="float" office:value="6.86286832509074" table:style-name="ce1">
            <text:p>6.86286832509074</text:p>
          </table:table-cell>
        </table:table-row>
        <table:table-row table:style-name="ro1">
          <table:table-cell office:value-type="string" table:style-name="ce1">
            <text:p>Pedro Ferr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002</text:p>
          </table:table-cell>
          <table:table-cell office:value-type="float" office:value="11.2" table:style-name="ce1">
            <text:p>11.2</text:p>
          </table:table-cell>
          <table:table-cell office:value-type="float" office:value="7.04622705548089" table:style-name="ce1">
            <text:p>7.04622705548089</text:p>
          </table:table-cell>
          <table:table-cell office:value-type="float" office:value="11.107834243198" table:style-name="ce1">
            <text:p>11.107834243198</text:p>
          </table:table-cell>
          <table:table-cell office:value-type="float" office:value="5.84425534528593" table:style-name="ce1">
            <text:p>5.84425534528593</text:p>
          </table:table-cell>
          <table:table-cell office:value-type="float" office:value="11.1420860920825" table:style-name="ce1">
            <text:p>11.1420860920825</text:p>
          </table:table-cell>
          <table:table-cell office:value-type="float" office:value="6.09039055182815" table:style-name="ce1">
            <text:p>6.09039055182815</text:p>
          </table:table-cell>
          <table:table-cell office:value-type="float" office:value="6.53041409646188" table:style-name="ce1">
            <text:p>6.53041409646188</text:p>
          </table:table-cell>
          <table:table-cell office:value-type="float" office:value="7.15701908693156" table:style-name="ce1">
            <text:p>7.15701908693156</text:p>
          </table:table-cell>
          <table:table-cell office:value-type="float" office:value="5.62029983564379" table:style-name="ce1">
            <text:p>5.62029983564379</text:p>
          </table:table-cell>
          <table:table-cell office:value-type="float" office:value="5.7724264026344" table:style-name="ce1">
            <text:p>5.7724264026344</text:p>
          </table:table-cell>
        </table:table-row>
        <table:table-row table:style-name="ro1">
          <table:table-cell office:value-type="string" table:style-name="ce1">
            <text:p>Santiago Garcí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131</text:p>
          </table:table-cell>
          <table:table-cell office:value-type="float" office:value="13.8" table:style-name="ce1">
            <text:p>13.8</text:p>
          </table:table-cell>
          <table:table-cell office:value-type="float" office:value="8.30382648230951" table:style-name="ce1">
            <text:p>8.30382648230951</text:p>
          </table:table-cell>
          <table:table-cell office:value-type="float" office:value="12.7721645788095" table:style-name="ce1">
            <text:p>12.7721645788095</text:p>
          </table:table-cell>
          <table:table-cell office:value-type="float" office:value="7.23279363833223" table:style-name="ce1">
            <text:p>7.23279363833223</text:p>
          </table:table-cell>
          <table:table-cell office:value-type="float" office:value="14.3336955805163" table:style-name="ce1">
            <text:p>14.3336955805163</text:p>
          </table:table-cell>
          <table:table-cell office:value-type="float" office:value="9.27214271166913" table:style-name="ce1">
            <text:p>9.27214271166913</text:p>
          </table:table-cell>
          <table:table-cell office:value-type="float" office:value="12.5125652810507" table:style-name="ce1">
            <text:p>12.5125652810507</text:p>
          </table:table-cell>
          <table:table-cell office:value-type="float" office:value="9.3792976334016" table:style-name="ce1">
            <text:p>9.3792976334016</text:p>
          </table:table-cell>
          <table:table-cell office:value-type="float" office:value="7.52118368055372" table:style-name="ce1">
            <text:p>7.52118368055372</text:p>
          </table:table-cell>
          <table:table-cell office:value-type="float" office:value="7.72391075455805" table:style-name="ce1">
            <text:p>7.72391075455805</text:p>
          </table:table-cell>
        </table:table-row>
        <table:table-row table:style-name="ro1">
          <table:table-cell office:value-type="string" table:style-name="ce1">
            <text:p>William Gom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298</text:p>
          </table:table-cell>
          <table:table-cell office:value-type="float" office:value="8" table:style-name="ce1">
            <text:p>8</text:p>
          </table:table-cell>
          <table:table-cell office:value-type="float" office:value="8.24759972701143" table:style-name="ce1">
            <text:p>8.24759972701143</text:p>
          </table:table-cell>
          <table:table-cell office:value-type="float" office:value="7.81732517685142" table:style-name="ce1">
            <text:p>7.81732517685142</text:p>
          </table:table-cell>
          <table:table-cell office:value-type="float" office:value="6.25357425549176" table:style-name="ce1">
            <text:p>6.25357425549176</text:p>
          </table:table-cell>
          <table:table-cell office:value-type="float" office:value="7.99548175214808" table:style-name="ce1">
            <text:p>7.99548175214808</text:p>
          </table:table-cell>
          <table:table-cell office:value-type="float" office:value="10.508756917028" table:style-name="ce1">
            <text:p>10.508756917028</text:p>
          </table:table-cell>
          <table:table-cell office:value-type="float" office:value="7.53370470108432" table:style-name="ce1">
            <text:p>7.53370470108432</text:p>
          </table:table-cell>
          <table:table-cell office:value-type="float" office:value="11.7531634098073" table:style-name="ce1">
            <text:p>11.7531634098073</text:p>
          </table:table-cell>
          <table:table-cell office:value-type="float" office:value="10.7683911448686" table:style-name="ce1">
            <text:p>10.7683911448686</text:p>
          </table:table-cell>
          <table:table-cell office:value-type="float" office:value="10.5810564165405" table:style-name="ce1">
            <text:p>10.5810564165405</text:p>
          </table:table-cell>
        </table:table-row>
        <table:table-row table:style-name="ro1">
          <table:table-cell office:value-type="string" table:style-name="ce1">
            <text:p>Pedro Gonçalv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93</text:p>
          </table:table-cell>
          <table:table-cell office:value-type="float" office:value="11" table:style-name="ce1">
            <text:p>11</text:p>
          </table:table-cell>
          <table:table-cell office:value-type="float" office:value="10.3942568068719" table:style-name="ce1">
            <text:p>10.3942568068719</text:p>
          </table:table-cell>
          <table:table-cell office:value-type="float" office:value="14.4434501998672" table:style-name="ce1">
            <text:p>14.4434501998672</text:p>
          </table:table-cell>
          <table:table-cell office:value-type="float" office:value="16.1746798903898" table:style-name="ce1">
            <text:p>16.1746798903898</text:p>
          </table:table-cell>
          <table:table-cell office:value-type="float" office:value="14.9260198148284" table:style-name="ce1">
            <text:p>14.9260198148284</text:p>
          </table:table-cell>
          <table:table-cell office:value-type="float" office:value="13.245164472113" table:style-name="ce1">
            <text:p>13.245164472113</text:p>
          </table:table-cell>
          <table:table-cell office:value-type="float" office:value="9.57082520550734" table:style-name="ce1">
            <text:p>9.57082520550734</text:p>
          </table:table-cell>
          <table:table-cell office:value-type="float" office:value="13.0221471661483" table:style-name="ce1">
            <text:p>13.0221471661483</text:p>
          </table:table-cell>
          <table:table-cell office:value-type="float" office:value="13.1991633930372" table:style-name="ce1">
            <text:p>13.1991633930372</text:p>
          </table:table-cell>
          <table:table-cell office:value-type="float" office:value="15.3766545469478" table:style-name="ce1">
            <text:p>15.3766545469478</text:p>
          </table:table-cell>
        </table:table-row>
        <table:table-row table:style-name="ro1">
          <table:table-cell office:value-type="string" table:style-name="ce1">
            <text:p>Rafik Guitane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226</text:p>
          </table:table-cell>
          <table:table-cell office:value-type="float" office:value="8.5" table:style-name="ce1">
            <text:p>8.5</text:p>
          </table:table-cell>
          <table:table-cell office:value-type="float" office:value="10.2271896488057" table:style-name="ce1">
            <text:p>10.2271896488057</text:p>
          </table:table-cell>
          <table:table-cell office:value-type="float" office:value="11.3017865932538" table:style-name="ce1">
            <text:p>11.3017865932538</text:p>
          </table:table-cell>
          <table:table-cell office:value-type="float" office:value="13.7427738838778" table:style-name="ce1">
            <text:p>13.7427738838778</text:p>
          </table:table-cell>
          <table:table-cell office:value-type="float" office:value="11.0507269194623" table:style-name="ce1">
            <text:p>11.0507269194623</text:p>
          </table:table-cell>
          <table:table-cell office:value-type="float" office:value="13.8403010905188" table:style-name="ce1">
            <text:p>13.8403010905188</text:p>
          </table:table-cell>
          <table:table-cell office:value-type="float" office:value="9.96905849799127" table:style-name="ce1">
            <text:p>9.96905849799127</text:p>
          </table:table-cell>
          <table:table-cell office:value-type="float" office:value="11.9971208714963" table:style-name="ce1">
            <text:p>11.9971208714963</text:p>
          </table:table-cell>
          <table:table-cell office:value-type="float" office:value="7.26282692104242" table:style-name="ce1">
            <text:p>7.26282692104242</text:p>
          </table:table-cell>
          <table:table-cell office:value-type="float" office:value="7.24898798794622" table:style-name="ce1">
            <text:p>7.24898798794622</text:p>
          </table:table-cell>
        </table:table-row>
        <table:table-row table:style-name="ro1">
          <table:table-cell office:value-type="string" table:style-name="ce1">
            <text:p>Ricardo Hort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1-114</text:p>
          </table:table-cell>
          <table:table-cell office:value-type="float" office:value="10.7" table:style-name="ce1">
            <text:p>10.7</text:p>
          </table:table-cell>
          <table:table-cell office:value-type="float" office:value="8.69930136040228" table:style-name="ce1">
            <text:p>8.69930136040228</text:p>
          </table:table-cell>
          <table:table-cell office:value-type="float" office:value="14.6296922231443" table:style-name="ce1">
            <text:p>14.6296922231443</text:p>
          </table:table-cell>
          <table:table-cell office:value-type="float" office:value="9.45807145408613" table:style-name="ce1">
            <text:p>9.45807145408613</text:p>
          </table:table-cell>
          <table:table-cell office:value-type="float" office:value="14.0303187826438" table:style-name="ce1">
            <text:p>14.0303187826438</text:p>
          </table:table-cell>
          <table:table-cell office:value-type="float" office:value="6.45685470782994" table:style-name="ce1">
            <text:p>6.45685470782994</text:p>
          </table:table-cell>
          <table:table-cell office:value-type="float" office:value="5.01933464921365" table:style-name="ce1">
            <text:p>5.01933464921365</text:p>
          </table:table-cell>
          <table:table-cell office:value-type="float" office:value="8.55795812280677" table:style-name="ce1">
            <text:p>8.55795812280677</text:p>
          </table:table-cell>
          <table:table-cell office:value-type="float" office:value="11.2386405805634" table:style-name="ce1">
            <text:p>11.2386405805634</text:p>
          </table:table-cell>
          <table:table-cell office:value-type="float" office:value="13.2465615403643" table:style-name="ce1">
            <text:p>13.2465615403643</text:p>
          </table:table-cell>
        </table:table-row>
        <table:table-row table:style-name="ro1">
          <table:table-cell office:value-type="string" table:style-name="ce1">
            <text:p>André Ináci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18</text:p>
          </table:table-cell>
          <table:table-cell office:value-type="float" office:value="15" table:style-name="ce1">
            <text:p>15</text:p>
          </table:table-cell>
          <table:table-cell office:value-type="float" office:value="8.22263638695105" table:style-name="ce1">
            <text:p>8.22263638695105</text:p>
          </table:table-cell>
          <table:table-cell office:value-type="float" office:value="9.60882755314386" table:style-name="ce1">
            <text:p>9.60882755314386</text:p>
          </table:table-cell>
          <table:table-cell office:value-type="float" office:value="13.8240979595982" table:style-name="ce1">
            <text:p>13.8240979595982</text:p>
          </table:table-cell>
          <table:table-cell office:value-type="float" office:value="9.05312055189051" table:style-name="ce1">
            <text:p>9.05312055189051</text:p>
          </table:table-cell>
          <table:table-cell office:value-type="float" office:value="16.7878796145516" table:style-name="ce1">
            <text:p>16.7878796145516</text:p>
          </table:table-cell>
          <table:table-cell office:value-type="float" office:value="7.35918836310952" table:style-name="ce1">
            <text:p>7.35918836310952</text:p>
          </table:table-cell>
          <table:table-cell office:value-type="float" office:value="14.9192678651448" table:style-name="ce1">
            <text:p>14.9192678651448</text:p>
          </table:table-cell>
          <table:table-cell office:value-type="float" office:value="10.2426469338858" table:style-name="ce1">
            <text:p>10.2426469338858</text:p>
          </table:table-cell>
          <table:table-cell office:value-type="float" office:value="14.8261025448804" table:style-name="ce1">
            <text:p>14.8261025448804</text:p>
          </table:table-cell>
        </table:table-row>
        <table:table-row table:style-name="ro1">
          <table:table-cell office:value-type="string" table:style-name="ce1">
            <text:p>Luis Javier Suárez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036</text:p>
          </table:table-cell>
          <table:table-cell office:value-type="float" office:value="15.7" table:style-name="ce1">
            <text:p>15.7</text:p>
          </table:table-cell>
          <table:table-cell office:value-type="float" office:value="8.71819808709331" table:style-name="ce1">
            <text:p>8.71819808709331</text:p>
          </table:table-cell>
          <table:table-cell office:value-type="float" office:value="10.3397857125635" table:style-name="ce1">
            <text:p>10.3397857125635</text:p>
          </table:table-cell>
          <table:table-cell office:value-type="float" office:value="13.8240979595982" table:style-name="ce1">
            <text:p>13.8240979595982</text:p>
          </table:table-cell>
          <table:table-cell office:value-type="float" office:value="9.44022988111351" table:style-name="ce1">
            <text:p>9.44022988111351</text:p>
          </table:table-cell>
          <table:table-cell office:value-type="float" office:value="12.2365416474316" table:style-name="ce1">
            <text:p>12.2365416474316</text:p>
          </table:table-cell>
          <table:table-cell office:value-type="float" office:value="10.0770709012686" table:style-name="ce1">
            <text:p>10.0770709012686</text:p>
          </table:table-cell>
          <table:table-cell office:value-type="float" office:value="12.9685685661032" table:style-name="ce1">
            <text:p>12.9685685661032</text:p>
          </table:table-cell>
          <table:table-cell office:value-type="float" office:value="13.5316262477578" table:style-name="ce1">
            <text:p>13.5316262477578</text:p>
          </table:table-cell>
          <table:table-cell office:value-type="float" office:value="17.215505995389" table:style-name="ce1">
            <text:p>17.215505995389</text:p>
          </table:table-cell>
        </table:table-row>
        <table:table-row table:style-name="ro1">
          <table:table-cell office:value-type="string" table:style-name="ce1">
            <text:p>Kika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12</text:p>
          </table:table-cell>
          <table:table-cell office:value-type="float" office:value="12.4" table:style-name="ce1">
            <text:p>12.4</text:p>
          </table:table-cell>
          <table:table-cell office:value-type="float" office:value="7.04031587244845" table:style-name="ce1">
            <text:p>7.04031587244845</text:p>
          </table:table-cell>
          <table:table-cell office:value-type="float" office:value="6.88832706319967" table:style-name="ce1">
            <text:p>6.88832706319967</text:p>
          </table:table-cell>
          <table:table-cell office:value-type="float" office:value="7.23279363833223" table:style-name="ce1">
            <text:p>7.23279363833223</text:p>
          </table:table-cell>
          <table:table-cell office:value-type="float" office:value="6.44399916511739" table:style-name="ce1">
            <text:p>6.44399916511739</text:p>
          </table:table-cell>
          <table:table-cell office:value-type="float" office:value="7.22485339942707" table:style-name="ce1">
            <text:p>7.22485339942707</text:p>
          </table:table-cell>
          <table:table-cell office:value-type="float" office:value="4.07811312607563" table:style-name="ce1">
            <text:p>4.07811312607563</text:p>
          </table:table-cell>
          <table:table-cell office:value-type="float" office:value="7.54898833331146" table:style-name="ce1">
            <text:p>7.54898833331146</text:p>
          </table:table-cell>
          <table:table-cell office:value-type="float" office:value="10.375120886557" table:style-name="ce1">
            <text:p>10.375120886557</text:p>
          </table:table-cell>
          <table:table-cell office:value-type="float" office:value="13.665696944377" table:style-name="ce1">
            <text:p>13.665696944377</text:p>
          </table:table-cell>
        </table:table-row>
        <table:table-row table:style-name="ro1">
          <table:table-cell office:value-type="string" table:style-name="ce1">
            <text:p>André Lacximicant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33</text:p>
          </table:table-cell>
          <table:table-cell office:value-type="float" office:value="9.4" table:style-name="ce1">
            <text:p>9.4</text:p>
          </table:table-cell>
          <table:table-cell office:value-type="float" office:value="7.18876755186983" table:style-name="ce1">
            <text:p>7.18876755186983</text:p>
          </table:table-cell>
          <table:table-cell office:value-type="float" office:value="7.22054495442778" table:style-name="ce1">
            <text:p>7.22054495442778</text:p>
          </table:table-cell>
          <table:table-cell office:value-type="float" office:value="7.57393265153585" table:style-name="ce1">
            <text:p>7.57393265153585</text:p>
          </table:table-cell>
          <table:table-cell office:value-type="float" office:value="6.97456510691138" table:style-name="ce1">
            <text:p>6.97456510691138</text:p>
          </table:table-cell>
          <table:table-cell office:value-type="float" office:value="9.06391263882525" table:style-name="ce1">
            <text:p>9.06391263882525</text:p>
          </table:table-cell>
          <table:table-cell office:value-type="float" office:value="6.6623648200088" table:style-name="ce1">
            <text:p>6.6623648200088</text:p>
          </table:table-cell>
          <table:table-cell office:value-type="float" office:value="9.85722683235258" table:style-name="ce1">
            <text:p>9.85722683235258</text:p>
          </table:table-cell>
          <table:table-cell office:value-type="float" office:value="9.39297142284351" table:style-name="ce1">
            <text:p>9.39297142284351</text:p>
          </table:table-cell>
          <table:table-cell office:value-type="float" office:value="9.02933635666801" table:style-name="ce1">
            <text:p>9.02933635666801</text:p>
          </table:table-cell>
        </table:table-row>
        <table:table-row table:style-name="ro1">
          <table:table-cell office:value-type="string" table:style-name="ce1">
            <text:p>Lincol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061</text:p>
          </table:table-cell>
          <table:table-cell office:value-type="float" office:value="11.7" table:style-name="ce1">
            <text:p>11.7</text:p>
          </table:table-cell>
          <table:table-cell office:value-type="float" office:value="8.24759972701143" table:style-name="ce1">
            <text:p>8.24759972701143</text:p>
          </table:table-cell>
          <table:table-cell office:value-type="float" office:value="13.7455949182011" table:style-name="ce1">
            <text:p>13.7455949182011</text:p>
          </table:table-cell>
          <table:table-cell office:value-type="float" office:value="11.4194674401734" table:style-name="ce1">
            <text:p>11.4194674401734</text:p>
          </table:table-cell>
          <table:table-cell office:value-type="float" office:value="14.7223466872145" table:style-name="ce1">
            <text:p>14.7223466872145</text:p>
          </table:table-cell>
          <table:table-cell office:value-type="float" office:value="7.82556815129738" table:style-name="ce1">
            <text:p>7.82556815129738</text:p>
          </table:table-cell>
          <table:table-cell office:value-type="float" office:value="9.06127877202854" table:style-name="ce1">
            <text:p>9.06127877202854</text:p>
          </table:table-cell>
          <table:table-cell office:value-type="float" office:value="8.55795812280677" table:style-name="ce1">
            <text:p>8.55795812280677</text:p>
          </table:table-cell>
          <table:table-cell office:value-type="float" office:value="7.6516384470479" table:style-name="ce1">
            <text:p>7.6516384470479</text:p>
          </table:table-cell>
          <table:table-cell office:value-type="float" office:value="8.94690212522524" table:style-name="ce1">
            <text:p>8.94690212522524</text:p>
          </table:table-cell>
        </table:table-row>
        <table:table-row table:style-name="ro1">
          <table:table-cell office:value-type="string" table:style-name="ce1">
            <text:p>Jérémy Livolant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Casa Pi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363</text:p>
          </table:table-cell>
          <table:table-cell office:value-type="float" office:value="16.5" table:style-name="ce1">
            <text:p>16.5</text:p>
          </table:table-cell>
          <table:table-cell office:value-type="float" office:value="8.13540025492" table:style-name="ce1">
            <text:p>8.13540025492</text:p>
          </table:table-cell>
          <table:table-cell office:value-type="float" office:value="12.9371782132512" table:style-name="ce1">
            <text:p>12.9371782132512</text:p>
          </table:table-cell>
          <table:table-cell office:value-type="float" office:value="14.3565243657517" table:style-name="ce1">
            <text:p>14.3565243657517</text:p>
          </table:table-cell>
          <table:table-cell office:value-type="float" office:value="12.6010597385253" table:style-name="ce1">
            <text:p>12.6010597385253</text:p>
          </table:table-cell>
          <table:table-cell office:value-type="float" office:value="9.89473777549652" table:style-name="ce1">
            <text:p>9.89473777549652</text:p>
          </table:table-cell>
          <table:table-cell office:value-type="float" office:value="8.26317737150799" table:style-name="ce1">
            <text:p>8.26317737150799</text:p>
          </table:table-cell>
          <table:table-cell office:value-type="float" office:value="12.6945264928235" table:style-name="ce1">
            <text:p>12.6945264928235</text:p>
          </table:table-cell>
          <table:table-cell office:value-type="float" office:value="7.87073864060031" table:style-name="ce1">
            <text:p>7.87073864060031</text:p>
          </table:table-cell>
          <table:table-cell office:value-type="float" office:value="10.9769561464439" table:style-name="ce1">
            <text:p>10.9769561464439</text:p>
          </table:table-cell>
        </table:table-row>
        <table:table-row table:style-name="ro1">
          <table:table-cell office:value-type="string" table:style-name="ce1">
            <text:p>Maranhã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311</text:p>
          </table:table-cell>
          <table:table-cell office:value-type="float" office:value="13.2" table:style-name="ce1">
            <text:p>13.2</text:p>
          </table:table-cell>
          <table:table-cell office:value-type="float" office:value="8.51061767391234" table:style-name="ce1">
            <text:p>8.51061767391234</text:p>
          </table:table-cell>
          <table:table-cell office:value-type="float" office:value="10.3108356482668" table:style-name="ce1">
            <text:p>10.3108356482668</text:p>
          </table:table-cell>
          <table:table-cell office:value-type="float" office:value="10.8599705095482" table:style-name="ce1">
            <text:p>10.8599705095482</text:p>
          </table:table-cell>
          <table:table-cell office:value-type="float" office:value="9.82600283190597" table:style-name="ce1">
            <text:p>9.82600283190597</text:p>
          </table:table-cell>
          <table:table-cell office:value-type="float" office:value="12.2365416474316" table:style-name="ce1">
            <text:p>12.2365416474316</text:p>
          </table:table-cell>
          <table:table-cell office:value-type="float" office:value="9.80651027345464" table:style-name="ce1">
            <text:p>9.80651027345464</text:p>
          </table:table-cell>
          <table:table-cell office:value-type="float" office:value="12.4105264502263" table:style-name="ce1">
            <text:p>12.4105264502263</text:p>
          </table:table-cell>
          <table:table-cell office:value-type="float" office:value="9.03251508640334" table:style-name="ce1">
            <text:p>9.03251508640334</text:p>
          </table:table-cell>
          <table:table-cell office:value-type="float" office:value="11.666590776612" table:style-name="ce1">
            <text:p>11.666590776612</text:p>
          </table:table-cell>
        </table:table-row>
        <table:table-row table:style-name="ro1">
          <table:table-cell office:value-type="string" table:style-name="ce1">
            <text:p>Abraham Marcu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005</text:p>
          </table:table-cell>
          <table:table-cell office:value-type="float" office:value="14.3" table:style-name="ce1">
            <text:p>14.3</text:p>
          </table:table-cell>
          <table:table-cell office:value-type="float" office:value="7.78889869362887" table:style-name="ce1">
            <text:p>7.78889869362887</text:p>
          </table:table-cell>
          <table:table-cell office:value-type="float" office:value="12.2807716495782" table:style-name="ce1">
            <text:p>12.2807716495782</text:p>
          </table:table-cell>
          <table:table-cell office:value-type="float" office:value="11.6374067047319" table:style-name="ce1">
            <text:p>11.6374067047319</text:p>
          </table:table-cell>
          <table:table-cell office:value-type="float" office:value="13.3582683519874" table:style-name="ce1">
            <text:p>13.3582683519874</text:p>
          </table:table-cell>
          <table:table-cell office:value-type="float" office:value="9.68781750888678" table:style-name="ce1">
            <text:p>9.68781750888678</text:p>
          </table:table-cell>
          <table:table-cell office:value-type="float" office:value="9.00664931296468" table:style-name="ce1">
            <text:p>9.00664931296468</text:p>
          </table:table-cell>
          <table:table-cell office:value-type="float" office:value="9.3108130378876" table:style-name="ce1">
            <text:p>9.3108130378876</text:p>
          </table:table-cell>
          <table:table-cell office:value-type="float" office:value="6.5529188992898" table:style-name="ce1">
            <text:p>6.5529188992898</text:p>
          </table:table-cell>
          <table:table-cell office:value-type="float" office:value="8.86450531958617" table:style-name="ce1">
            <text:p>8.86450531958617</text:p>
          </table:table-cell>
        </table:table-row>
        <table:table-row table:style-name="ro1">
          <table:table-cell office:value-type="string" table:style-name="ce1">
            <text:p>Marko Milovanović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156</text:p>
          </table:table-cell>
          <table:table-cell office:value-type="float" office:value="10.6" table:style-name="ce1">
            <text:p>10.6</text:p>
          </table:table-cell>
          <table:table-cell office:value-type="float" office:value="7.33856073328536" table:style-name="ce1">
            <text:p>7.33856073328536</text:p>
          </table:table-cell>
          <table:table-cell office:value-type="float" office:value="6.86097497063575" table:style-name="ce1">
            <text:p>6.86097497063575</text:p>
          </table:table-cell>
          <table:table-cell office:value-type="float" office:value="5.54921925364425" table:style-name="ce1">
            <text:p>5.54921925364425</text:p>
          </table:table-cell>
          <table:table-cell office:value-type="float" office:value="5.93713369277587" table:style-name="ce1">
            <text:p>5.93713369277587</text:p>
          </table:table-cell>
          <table:table-cell office:value-type="float" office:value="7.02891439587116" table:style-name="ce1">
            <text:p>7.02891439587116</text:p>
          </table:table-cell>
          <table:table-cell office:value-type="float" office:value="6.6623648200088" table:style-name="ce1">
            <text:p>6.6623648200088</text:p>
          </table:table-cell>
          <table:table-cell office:value-type="float" office:value="7.15701908693156" table:style-name="ce1">
            <text:p>7.15701908693156</text:p>
          </table:table-cell>
          <table:table-cell office:value-type="float" office:value="8.40347460164178" table:style-name="ce1">
            <text:p>8.40347460164178</text:p>
          </table:table-cell>
          <table:table-cell office:value-type="float" office:value="13.2465615403643" table:style-name="ce1">
            <text:p>13.2465615403643</text:p>
          </table:table-cell>
        </table:table-row>
        <table:table-row table:style-name="ro1">
          <table:table-cell office:value-type="string" table:style-name="ce1">
            <text:p>Dylan Nandí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13</text:p>
          </table:table-cell>
          <table:table-cell office:value-type="float" office:value="7.8" table:style-name="ce1">
            <text:p>7.8</text:p>
          </table:table-cell>
          <table:table-cell office:value-type="float" office:value="6.96956181544201" table:style-name="ce1">
            <text:p>6.96956181544201</text:p>
          </table:table-cell>
          <table:table-cell office:value-type="float" office:value="6.24775662884735" table:style-name="ce1">
            <text:p>6.24775662884735</text:p>
          </table:table-cell>
          <table:table-cell office:value-type="float" office:value="6.25357425549176" table:style-name="ce1">
            <text:p>6.25357425549176</text:p>
          </table:table-cell>
          <table:table-cell office:value-type="float" office:value="5.85518940668088" table:style-name="ce1">
            <text:p>5.85518940668088</text:p>
          </table:table-cell>
          <table:table-cell office:value-type="float" office:value="6.09039055182815" table:style-name="ce1">
            <text:p>6.09039055182815</text:p>
          </table:table-cell>
          <table:table-cell office:value-type="float" office:value="5.01933464921365" table:style-name="ce1">
            <text:p>5.01933464921365</text:p>
          </table:table-cell>
          <table:table-cell office:value-type="float" office:value="6.58682151184089" table:style-name="ce1">
            <text:p>6.58682151184089</text:p>
          </table:table-cell>
          <table:table-cell office:value-type="float" office:value="5.92103286172768" table:style-name="ce1">
            <text:p>5.92103286172768</text:p>
          </table:table-cell>
          <table:table-cell office:value-type="float" office:value="5.91115782855014" table:style-name="ce1">
            <text:p>5.91115782855014</text:p>
          </table:table-cell>
        </table:table-row>
        <table:table-row table:style-name="ro1">
          <table:table-cell office:value-type="string" table:style-name="ce1">
            <text:p>Cedric Nuozz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342</text:p>
          </table:table-cell>
          <table:table-cell office:value-type="float" office:value="8.7" table:style-name="ce1">
            <text:p>8.7</text:p>
          </table:table-cell>
          <table:table-cell office:value-type="float" office:value="7.13516568445109" table:style-name="ce1">
            <text:p>7.13516568445109</text:p>
          </table:table-cell>
          <table:table-cell office:value-type="float" office:value="7.75976809328042" table:style-name="ce1">
            <text:p>7.75976809328042</text:p>
          </table:table-cell>
          <table:table-cell office:value-type="float" office:value="6.57165444992506" table:style-name="ce1">
            <text:p>6.57165444992506</text:p>
          </table:table-cell>
          <table:table-cell office:value-type="float" office:value="7.90066679467697" table:style-name="ce1">
            <text:p>7.90066679467697</text:p>
          </table:table-cell>
          <table:table-cell office:value-type="float" office:value="8.02935591580988" table:style-name="ce1">
            <text:p>8.02935591580988</text:p>
          </table:table-cell>
          <table:table-cell office:value-type="float" office:value="7.94051728789624" table:style-name="ce1">
            <text:p>7.94051728789624</text:p>
          </table:table-cell>
          <table:table-cell office:value-type="float" office:value="8.01570277740559" table:style-name="ce1">
            <text:p>8.01570277740559</text:p>
          </table:table-cell>
          <table:table-cell office:value-type="float" office:value="7.17752960634401" table:style-name="ce1">
            <text:p>7.17752960634401</text:p>
          </table:table-cell>
          <table:table-cell office:value-type="float" office:value="6.71126224603902" table:style-name="ce1">
            <text:p>6.71126224603902</text:p>
          </table:table-cell>
        </table:table-row>
        <table:table-row table:style-name="ro1">
          <table:table-cell office:value-type="string" table:style-name="ce1">
            <text:p>Nélson Oliv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4-152</text:p>
          </table:table-cell>
          <table:table-cell office:value-type="float" office:value="9.6" table:style-name="ce1">
            <text:p>9.6</text:p>
          </table:table-cell>
          <table:table-cell office:value-type="float" office:value="6.91671832586024" table:style-name="ce1">
            <text:p>6.91671832586024</text:p>
          </table:table-cell>
          <table:table-cell office:value-type="float" office:value="7.61648587612551" table:style-name="ce1">
            <text:p>7.61648587612551</text:p>
          </table:table-cell>
          <table:table-cell office:value-type="float" office:value="5.45326087029215" table:style-name="ce1">
            <text:p>5.45326087029215</text:p>
          </table:table-cell>
          <table:table-cell office:value-type="float" office:value="7.43203439722738" table:style-name="ce1">
            <text:p>7.43203439722738</text:p>
          </table:table-cell>
          <table:table-cell office:value-type="float" office:value="5.39847649536883" table:style-name="ce1">
            <text:p>5.39847649536883</text:p>
          </table:table-cell>
          <table:table-cell office:value-type="float" office:value="7.08344217795271" table:style-name="ce1">
            <text:p>7.08344217795271</text:p>
          </table:table-cell>
          <table:table-cell office:value-type="float" office:value="7.28673057650209" table:style-name="ce1">
            <text:p>7.28673057650209</text:p>
          </table:table-cell>
          <table:table-cell office:value-type="float" office:value="8.31413413832062" table:style-name="ce1">
            <text:p>8.31413413832062</text:p>
          </table:table-cell>
          <table:table-cell office:value-type="float" office:value="9.60604630007746" table:style-name="ce1">
            <text:p>9.60604630007746</text:p>
          </table:table-cell>
        </table:table-row>
        <table:table-row table:style-name="ro1">
          <table:table-cell office:value-type="string" table:style-name="ce1">
            <text:p>Samu Omorodio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247</text:p>
          </table:table-cell>
          <table:table-cell office:value-type="float" office:value="12.4" table:style-name="ce1">
            <text:p>12.4</text:p>
          </table:table-cell>
          <table:table-cell office:value-type="float" office:value="7.85661979225005" table:style-name="ce1">
            <text:p>7.85661979225005</text:p>
          </table:table-cell>
          <table:table-cell office:value-type="float" office:value="8.04881291044144" table:style-name="ce1">
            <text:p>8.04881291044144</text:p>
          </table:table-cell>
          <table:table-cell office:value-type="float" office:value="7.00903056942046" table:style-name="ce1">
            <text:p>7.00903056942046</text:p>
          </table:table-cell>
          <table:table-cell office:value-type="float" office:value="7.33955925438087" table:style-name="ce1">
            <text:p>7.33955925438087</text:p>
          </table:table-cell>
          <table:table-cell office:value-type="float" office:value="7.42308722571405" table:style-name="ce1">
            <text:p>7.42308722571405</text:p>
          </table:table-cell>
          <table:table-cell office:value-type="float" office:value="9.20697585902007" table:style-name="ce1">
            <text:p>9.20697585902007</text:p>
          </table:table-cell>
          <table:table-cell office:value-type="float" office:value="9.99302953304317" table:style-name="ce1">
            <text:p>9.99302953304317</text:p>
          </table:table-cell>
          <table:table-cell office:value-type="float" office:value="13.4992177080203" table:style-name="ce1">
            <text:p>13.4992177080203</text:p>
          </table:table-cell>
          <table:table-cell office:value-type="float" office:value="16.8695352966071" table:style-name="ce1">
            <text:p>16.8695352966071</text:p>
          </table:table-cell>
        </table:table-row>
        <table:table-row table:style-name="ro1">
          <table:table-cell office:value-type="string" table:style-name="ce1">
            <text:p>Pabl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05</text:p>
          </table:table-cell>
          <table:table-cell office:value-type="float" office:value="10.5" table:style-name="ce1">
            <text:p>10.5</text:p>
          </table:table-cell>
          <table:table-cell office:value-type="float" office:value="8.09808124417758" table:style-name="ce1">
            <text:p>8.09808124417758</text:p>
          </table:table-cell>
          <table:table-cell office:value-type="float" office:value="7.24854511334905" table:style-name="ce1">
            <text:p>7.24854511334905</text:p>
          </table:table-cell>
          <table:table-cell office:value-type="float" office:value="7.92067806854642" table:style-name="ce1">
            <text:p>7.92067806854642</text:p>
          </table:table-cell>
          <table:table-cell office:value-type="float" office:value="7.99548175214808" table:style-name="ce1">
            <text:p>7.99548175214808</text:p>
          </table:table-cell>
          <table:table-cell office:value-type="float" office:value="6.27202375299665" table:style-name="ce1">
            <text:p>6.27202375299665</text:p>
          </table:table-cell>
          <table:table-cell office:value-type="float" office:value="11.4559136075814" table:style-name="ce1">
            <text:p>11.4559136075814</text:p>
          </table:table-cell>
          <table:table-cell office:value-type="float" office:value="6.58682151184089" table:style-name="ce1">
            <text:p>6.58682151184089</text:p>
          </table:table-cell>
          <table:table-cell office:value-type="float" office:value="9.30289579208516" table:style-name="ce1">
            <text:p>9.30289579208516</text:p>
          </table:table-cell>
          <table:table-cell office:value-type="float" office:value="15.611891678324" table:style-name="ce1">
            <text:p>15.611891678324</text:p>
          </table:table-cell>
        </table:table-row>
        <table:table-row table:style-name="ro1">
          <table:table-cell office:value-type="string" table:style-name="ce1">
            <text:p>Vangelis Pavlidi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47</text:p>
          </table:table-cell>
          <table:table-cell office:value-type="float" office:value="15.7" table:style-name="ce1">
            <text:p>15.7</text:p>
          </table:table-cell>
          <table:table-cell office:value-type="float" office:value="7.93069813664157" table:style-name="ce1">
            <text:p>7.93069813664157</text:p>
          </table:table-cell>
          <table:table-cell office:value-type="float" office:value="9.93205889103509" table:style-name="ce1">
            <text:p>9.93205889103509</text:p>
          </table:table-cell>
          <table:table-cell office:value-type="float" office:value="12.5681541329576" table:style-name="ce1">
            <text:p>12.5681541329576</text:p>
          </table:table-cell>
          <table:table-cell office:value-type="float" office:value="10.6805317747927" table:style-name="ce1">
            <text:p>10.6805317747927</text:p>
          </table:table-cell>
          <table:table-cell office:value-type="float" office:value="9.06391263882525" table:style-name="ce1">
            <text:p>9.06391263882525</text:p>
          </table:table-cell>
          <table:table-cell office:value-type="float" office:value="6.39992120036727" table:style-name="ce1">
            <text:p>6.39992120036727</text:p>
          </table:table-cell>
          <table:table-cell office:value-type="float" office:value="11.5040272907832" table:style-name="ce1">
            <text:p>11.5040272907832</text:p>
          </table:table-cell>
          <table:table-cell office:value-type="float" office:value="10.2868729083939" table:style-name="ce1">
            <text:p>10.2868729083939</text:p>
          </table:table-cell>
          <table:table-cell office:value-type="float" office:value="17.2852252943772" table:style-name="ce1">
            <text:p>17.2852252943772</text:p>
          </table:table-cell>
        </table:table-row>
        <table:table-row table:style-name="ro1">
          <table:table-cell office:value-type="string" table:style-name="ce1">
            <text:p>Jordan Pefok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256</text:p>
          </table:table-cell>
          <table:table-cell office:value-type="float" office:value="8.8" table:style-name="ce1">
            <text:p>8.8</text:p>
          </table:table-cell>
          <table:table-cell office:value-type="float" office:value="6.66124684270305" table:style-name="ce1">
            <text:p>6.66124684270305</text:p>
          </table:table-cell>
          <table:table-cell office:value-type="float" office:value="7.0535383467676" table:style-name="ce1">
            <text:p>7.0535383467676</text:p>
          </table:table-cell>
          <table:table-cell office:value-type="float" office:value="5.54921925364425" table:style-name="ce1">
            <text:p>5.54921925364425</text:p>
          </table:table-cell>
          <table:table-cell office:value-type="float" office:value="6.53087624564927" table:style-name="ce1">
            <text:p>6.53087624564927</text:p>
          </table:table-cell>
          <table:table-cell office:value-type="float" office:value="5.39847649536883" table:style-name="ce1">
            <text:p>5.39847649536883</text:p>
          </table:table-cell>
          <table:table-cell office:value-type="float" office:value="7.08344217795271" table:style-name="ce1">
            <text:p>7.08344217795271</text:p>
          </table:table-cell>
          <table:table-cell office:value-type="float" office:value="6.10134005164893" table:style-name="ce1">
            <text:p>6.10134005164893</text:p>
          </table:table-cell>
          <table:table-cell office:value-type="float" office:value="8.13605367834321" table:style-name="ce1">
            <text:p>8.13605367834321</text:p>
          </table:table-cell>
          <table:table-cell office:value-type="float" office:value="8.04616462795808" table:style-name="ce1">
            <text:p>8.04616462795808</text:p>
          </table:table-cell>
        </table:table-row>
        <table:table-row table:style-name="ro1">
          <table:table-cell office:value-type="string" table:style-name="ce1">
            <text:p>Pepê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17</text:p>
          </table:table-cell>
          <table:table-cell office:value-type="float" office:value="11.7" table:style-name="ce1">
            <text:p>11.7</text:p>
          </table:table-cell>
          <table:table-cell office:value-type="float" office:value="8.73079834467874" table:style-name="ce1">
            <text:p>8.73079834467874</text:p>
          </table:table-cell>
          <table:table-cell office:value-type="float" office:value="12.3311945774035" table:style-name="ce1">
            <text:p>12.3311945774035</text:p>
          </table:table-cell>
          <table:table-cell office:value-type="float" office:value="13.6601342664064" table:style-name="ce1">
            <text:p>13.6601342664064</text:p>
          </table:table-cell>
          <table:table-cell office:value-type="float" office:value="14.448994444275" table:style-name="ce1">
            <text:p>14.448994444275</text:p>
          </table:table-cell>
          <table:table-cell office:value-type="float" office:value="11.6851949476728" table:style-name="ce1">
            <text:p>11.6851949476728</text:p>
          </table:table-cell>
          <table:table-cell office:value-type="float" office:value="8.26317737150799" table:style-name="ce1">
            <text:p>8.26317737150799</text:p>
          </table:table-cell>
          <table:table-cell office:value-type="float" office:value="14.3065421986028" table:style-name="ce1">
            <text:p>14.3065421986028</text:p>
          </table:table-cell>
          <table:table-cell office:value-type="float" office:value="6.59365737514457" table:style-name="ce1">
            <text:p>6.59365737514457</text:p>
          </table:table-cell>
          <table:table-cell office:value-type="float" office:value="8.45365367580145" table:style-name="ce1">
            <text:p>8.45365367580145</text:p>
          </table:table-cell>
        </table:table-row>
        <table:table-row table:style-name="ro1">
          <table:table-cell office:value-type="string" table:style-name="ce1">
            <text:p>Óscar Pere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02</text:p>
          </table:table-cell>
          <table:table-cell office:value-type="float" office:value="7.8" table:style-name="ce1">
            <text:p>7.8</text:p>
          </table:table-cell>
          <table:table-cell office:value-type="float" office:value="6.8991469074498" table:style-name="ce1">
            <text:p>6.8991469074498</text:p>
          </table:table-cell>
          <table:table-cell office:value-type="float" office:value="6.67104605730187" table:style-name="ce1">
            <text:p>6.67104605730187</text:p>
          </table:table-cell>
          <table:table-cell office:value-type="float" office:value="5.84425534528593" table:style-name="ce1">
            <text:p>5.84425534528593</text:p>
          </table:table-cell>
          <table:table-cell office:value-type="float" office:value="6.27224125442422" table:style-name="ce1">
            <text:p>6.27224125442422</text:p>
          </table:table-cell>
          <table:table-cell office:value-type="float" office:value="12.7575291243173" table:style-name="ce1">
            <text:p>12.7575291243173</text:p>
          </table:table-cell>
          <table:table-cell office:value-type="float" office:value="6.87974129477862" table:style-name="ce1">
            <text:p>6.87974129477862</text:p>
          </table:table-cell>
          <table:table-cell office:value-type="float" office:value="9.7210300173349" table:style-name="ce1">
            <text:p>9.7210300173349</text:p>
          </table:table-cell>
          <table:table-cell office:value-type="float" office:value="9.79724608410246" table:style-name="ce1">
            <text:p>9.79724608410246</text:p>
          </table:table-cell>
          <table:table-cell office:value-type="float" office:value="8.37182313728831" table:style-name="ce1">
            <text:p>8.37182313728831</text:p>
          </table:table-cell>
        </table:table-row>
        <table:table-row table:style-name="ro1">
          <table:table-cell office:value-type="string" table:style-name="ce1">
            <text:p>Matheus Per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017</text:p>
          </table:table-cell>
          <table:table-cell office:value-type="float" office:value="8" table:style-name="ce1">
            <text:p>8</text:p>
          </table:table-cell>
          <table:table-cell office:value-type="float" office:value="7.471415054281" table:style-name="ce1">
            <text:p>7.471415054281</text:p>
          </table:table-cell>
          <table:table-cell office:value-type="float" office:value="9.90276057925721" table:style-name="ce1">
            <text:p>9.90276057925721</text:p>
          </table:table-cell>
          <table:table-cell office:value-type="float" office:value="7.57393265153585" table:style-name="ce1">
            <text:p>7.57393265153585</text:p>
          </table:table-cell>
          <table:table-cell office:value-type="float" office:value="9.05312055189051" table:style-name="ce1">
            <text:p>9.05312055189051</text:p>
          </table:table-cell>
          <table:table-cell office:value-type="float" office:value="7.42308722571405" table:style-name="ce1">
            <text:p>7.42308722571405</text:p>
          </table:table-cell>
          <table:table-cell office:value-type="float" office:value="6.82926344448535" table:style-name="ce1">
            <text:p>6.82926344448535</text:p>
          </table:table-cell>
          <table:table-cell office:value-type="float" office:value="7.94850736003028" table:style-name="ce1">
            <text:p>7.94850736003028</text:p>
          </table:table-cell>
          <table:table-cell office:value-type="float" office:value="5.88286102457126" table:style-name="ce1">
            <text:p>5.88286102457126</text:p>
          </table:table-cell>
          <table:table-cell office:value-type="float" office:value="5.7724264026344" table:style-name="ce1">
            <text:p>5.7724264026344</text:p>
          </table:table-cell>
        </table:table-row>
        <table:table-row table:style-name="ro1">
          <table:table-cell office:value-type="string" table:style-name="ce1">
            <text:p>Ole Pohlman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77</text:p>
          </table:table-cell>
          <table:table-cell office:value-type="float" office:value="9.9" table:style-name="ce1">
            <text:p>9.9</text:p>
          </table:table-cell>
          <table:table-cell office:value-type="float" office:value="7.30849916647685" table:style-name="ce1">
            <text:p>7.30849916647685</text:p>
          </table:table-cell>
          <table:table-cell office:value-type="float" office:value="10.8267656772133" table:style-name="ce1">
            <text:p>10.8267656772133</text:p>
          </table:table-cell>
          <table:table-cell office:value-type="float" office:value="7.92067806854642" table:style-name="ce1">
            <text:p>7.92067806854642</text:p>
          </table:table-cell>
          <table:table-cell office:value-type="float" office:value="7.80618297372033" table:style-name="ce1">
            <text:p>7.80618297372033</text:p>
          </table:table-cell>
          <table:table-cell office:value-type="float" office:value="6.27202375299665" table:style-name="ce1">
            <text:p>6.27202375299665</text:p>
          </table:table-cell>
          <table:table-cell office:value-type="float" office:value="8.15527438865939" table:style-name="ce1">
            <text:p>8.15527438865939</text:p>
          </table:table-cell>
          <table:table-cell office:value-type="float" office:value="6.2206486238664" table:style-name="ce1">
            <text:p>6.2206486238664</text:p>
          </table:table-cell>
          <table:table-cell office:value-type="float" office:value="5.69447713886882" table:style-name="ce1">
            <text:p>5.69447713886882</text:p>
          </table:table-cell>
          <table:table-cell office:value-type="float" office:value="5.50171832417417" table:style-name="ce1">
            <text:p>5.50171832417417</text:p>
          </table:table-cell>
        </table:table-row>
        <table:table-row table:style-name="ro1">
          <table:table-cell office:value-type="string" table:style-name="ce1">
            <text:p>Geovany Quend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8-252</text:p>
          </table:table-cell>
          <table:table-cell office:value-type="float" office:value="7.4" table:style-name="ce1">
            <text:p>7.4</text:p>
          </table:table-cell>
          <table:table-cell office:value-type="float" office:value="9.44400676603317" table:style-name="ce1">
            <text:p>9.44400676603317</text:p>
          </table:table-cell>
          <table:table-cell office:value-type="float" office:value="10.8833311425869" table:style-name="ce1">
            <text:p>10.8833311425869</text:p>
          </table:table-cell>
          <table:table-cell office:value-type="float" office:value="14.1362211302469" table:style-name="ce1">
            <text:p>14.1362211302469</text:p>
          </table:table-cell>
          <table:table-cell office:value-type="float" office:value="10.5869035942736" table:style-name="ce1">
            <text:p>10.5869035942736</text:p>
          </table:table-cell>
          <table:table-cell office:value-type="float" office:value="9.89473777549652" table:style-name="ce1">
            <text:p>9.89473777549652</text:p>
          </table:table-cell>
          <table:table-cell office:value-type="float" office:value="7.62153345566985" table:style-name="ce1">
            <text:p>7.62153345566985</text:p>
          </table:table-cell>
          <table:table-cell office:value-type="float" office:value="10.1958360250635" table:style-name="ce1">
            <text:p>10.1958360250635</text:p>
          </table:table-cell>
          <table:table-cell office:value-type="float" office:value="7.60806505065841" table:style-name="ce1">
            <text:p>7.60806505065841</text:p>
          </table:table-cell>
          <table:table-cell office:value-type="float" office:value="7.01614666394355" table:style-name="ce1">
            <text:p>7.01614666394355</text:p>
          </table:table-cell>
        </table:table-row>
        <table:table-row table:style-name="ro1">
          <table:table-cell office:value-type="string" table:style-name="ce1">
            <text:p>Jesús Ramírez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248</text:p>
          </table:table-cell>
          <table:table-cell office:value-type="float" office:value="15.4" table:style-name="ce1">
            <text:p>15.4</text:p>
          </table:table-cell>
          <table:table-cell office:value-type="float" office:value="7.41091093428415" table:style-name="ce1">
            <text:p>7.41091093428415</text:p>
          </table:table-cell>
          <table:table-cell office:value-type="float" office:value="9.40231148283615" table:style-name="ce1">
            <text:p>9.40231148283615</text:p>
          </table:table-cell>
          <table:table-cell office:value-type="float" office:value="6.25357425549176" table:style-name="ce1">
            <text:p>6.25357425549176</text:p>
          </table:table-cell>
          <table:table-cell office:value-type="float" office:value="9.53686434129061" table:style-name="ce1">
            <text:p>9.53686434129061</text:p>
          </table:table-cell>
          <table:table-cell office:value-type="float" office:value="8.02935591580988" table:style-name="ce1">
            <text:p>8.02935591580988</text:p>
          </table:table-cell>
          <table:table-cell office:value-type="float" office:value="11.0648241557337" table:style-name="ce1">
            <text:p>11.0648241557337</text:p>
          </table:table-cell>
          <table:table-cell office:value-type="float" office:value="9.7210300173349" table:style-name="ce1">
            <text:p>9.7210300173349</text:p>
          </table:table-cell>
          <table:table-cell office:value-type="float" office:value="9.84200491118512" table:style-name="ce1">
            <text:p>9.84200491118512</text:p>
          </table:table-cell>
          <table:table-cell office:value-type="float" office:value="16.1328667502423" table:style-name="ce1">
            <text:p>16.1328667502423</text:p>
          </table:table-cell>
        </table:table-row>
        <table:table-row table:style-name="ro1">
          <table:table-cell office:value-type="string" table:style-name="ce1">
            <text:p>Borja Sainz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40</text:p>
          </table:table-cell>
          <table:table-cell office:value-type="float" office:value="11.6" table:style-name="ce1">
            <text:p>11.6</text:p>
          </table:table-cell>
          <table:table-cell office:value-type="float" office:value="7.84429349013809" table:style-name="ce1">
            <text:p>7.84429349013809</text:p>
          </table:table-cell>
          <table:table-cell office:value-type="float" office:value="10.3397857125635" table:style-name="ce1">
            <text:p>10.3397857125635</text:p>
          </table:table-cell>
          <table:table-cell office:value-type="float" office:value="9.57676938917193" table:style-name="ce1">
            <text:p>9.57676938917193</text:p>
          </table:table-cell>
          <table:table-cell office:value-type="float" office:value="10.3037970961841" table:style-name="ce1">
            <text:p>10.3037970961841</text:p>
          </table:table-cell>
          <table:table-cell office:value-type="float" office:value="11.3027350195502" table:style-name="ce1">
            <text:p>11.3027350195502</text:p>
          </table:table-cell>
          <table:table-cell office:value-type="float" office:value="9.06127877202854" table:style-name="ce1">
            <text:p>9.06127877202854</text:p>
          </table:table-cell>
          <table:table-cell office:value-type="float" office:value="12.4105264502263" table:style-name="ce1">
            <text:p>12.4105264502263</text:p>
          </table:table-cell>
          <table:table-cell office:value-type="float" office:value="10.0205969438967" table:style-name="ce1">
            <text:p>10.0205969438967</text:p>
          </table:table-cell>
          <table:table-cell office:value-type="float" office:value="11.7410850162967" table:style-name="ce1">
            <text:p>11.7410850162967</text:p>
          </table:table-cell>
        </table:table-row>
        <table:table-row table:style-name="ro1">
          <table:table-cell office:value-type="string" table:style-name="ce1">
            <text:p>Noah Saviol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306</text:p>
          </table:table-cell>
          <table:table-cell office:value-type="float" office:value="8.4" table:style-name="ce1">
            <text:p>8.4</text:p>
          </table:table-cell>
          <table:table-cell office:value-type="float" office:value="8.06701478227506" table:style-name="ce1">
            <text:p>8.06701478227506</text:p>
          </table:table-cell>
          <table:table-cell office:value-type="float" office:value="7.93282818528083" table:style-name="ce1">
            <text:p>7.93282818528083</text:p>
          </table:table-cell>
          <table:table-cell office:value-type="float" office:value="9.81356928814997" table:style-name="ce1">
            <text:p>9.81356928814997</text:p>
          </table:table-cell>
          <table:table-cell office:value-type="float" office:value="7.99548175214808" table:style-name="ce1">
            <text:p>7.99548175214808</text:p>
          </table:table-cell>
          <table:table-cell office:value-type="float" office:value="11.4953406920303" table:style-name="ce1">
            <text:p>11.4953406920303</text:p>
          </table:table-cell>
          <table:table-cell office:value-type="float" office:value="6.1277145258952" table:style-name="ce1">
            <text:p>6.1277145258952</text:p>
          </table:table-cell>
          <table:table-cell office:value-type="float" office:value="10.8612331906328" table:style-name="ce1">
            <text:p>10.8612331906328</text:p>
          </table:table-cell>
          <table:table-cell office:value-type="float" office:value="7.82676210873571" table:style-name="ce1">
            <text:p>7.82676210873571</text:p>
          </table:table-cell>
          <table:table-cell office:value-type="float" office:value="6.34015143002019" table:style-name="ce1">
            <text:p>6.34015143002019</text:p>
          </table:table-cell>
        </table:table-row>
        <table:table-row table:style-name="ro1">
          <table:table-cell office:value-type="string" table:style-name="ce1">
            <text:p>Guilherme Schettine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89</text:p>
          </table:table-cell>
          <table:table-cell office:value-type="float" office:value="10.9" table:style-name="ce1">
            <text:p>10.9</text:p>
          </table:table-cell>
          <table:table-cell office:value-type="float" office:value="7.23057833253603" table:style-name="ce1">
            <text:p>7.23057833253603</text:p>
          </table:table-cell>
          <table:table-cell office:value-type="float" office:value="8.22359513752393" table:style-name="ce1">
            <text:p>8.22359513752393</text:p>
          </table:table-cell>
          <table:table-cell office:value-type="float" office:value="6.67964147706468" table:style-name="ce1">
            <text:p>6.67964147706468</text:p>
          </table:table-cell>
          <table:table-cell office:value-type="float" office:value="8.28166777302858" table:style-name="ce1">
            <text:p>8.28166777302858</text:p>
          </table:table-cell>
          <table:table-cell office:value-type="float" office:value="7.42308722571405" table:style-name="ce1">
            <text:p>7.42308722571405</text:p>
          </table:table-cell>
          <table:table-cell office:value-type="float" office:value="9.06127877202854" table:style-name="ce1">
            <text:p>9.06127877202854</text:p>
          </table:table-cell>
          <table:table-cell office:value-type="float" office:value="7.35195221573066" table:style-name="ce1">
            <text:p>7.35195221573066</text:p>
          </table:table-cell>
          <table:table-cell office:value-type="float" office:value="11.4893546430499" table:style-name="ce1">
            <text:p>11.4893546430499</text:p>
          </table:table-cell>
          <table:table-cell office:value-type="float" office:value="15.6745450356967" table:style-name="ce1">
            <text:p>15.6745450356967</text:p>
          </table:table-cell>
        </table:table-row>
        <table:table-row table:style-name="ro1">
          <table:table-cell office:value-type="string" table:style-name="ce1">
            <text:p>Dario Špikić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291</text:p>
          </table:table-cell>
          <table:table-cell office:value-type="float" office:value="7.4" table:style-name="ce1">
            <text:p>7.4</text:p>
          </table:table-cell>
          <table:table-cell office:value-type="float" office:value="7.50780739909871" table:style-name="ce1">
            <text:p>7.50780739909871</text:p>
          </table:table-cell>
          <table:table-cell office:value-type="float" office:value="7.16468431427517" table:style-name="ce1">
            <text:p>7.16468431427517</text:p>
          </table:table-cell>
          <table:table-cell office:value-type="float" office:value="6.25357425549176" table:style-name="ce1">
            <text:p>6.25357425549176</text:p>
          </table:table-cell>
          <table:table-cell office:value-type="float" office:value="7.80618297372033" table:style-name="ce1">
            <text:p>7.80618297372033</text:p>
          </table:table-cell>
          <table:table-cell office:value-type="float" office:value="9.27214271166913" table:style-name="ce1">
            <text:p>9.27214271166913</text:p>
          </table:table-cell>
          <table:table-cell office:value-type="float" office:value="9.67971473832725" table:style-name="ce1">
            <text:p>9.67971473832725</text:p>
          </table:table-cell>
          <table:table-cell office:value-type="float" office:value="7.48308894088981" table:style-name="ce1">
            <text:p>7.48308894088981</text:p>
          </table:table-cell>
          <table:table-cell office:value-type="float" office:value="6.47185933106355" table:style-name="ce1">
            <text:p>6.47185933106355</text:p>
          </table:table-cell>
          <table:table-cell office:value-type="float" office:value="7.88455131871673" table:style-name="ce1">
            <text:p>7.88455131871673</text:p>
          </table:table-cell>
        </table:table-row>
        <table:table-row table:style-name="ro1">
          <table:table-cell office:value-type="string" table:style-name="ce1">
            <text:p>Ianis Stoic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30</text:p>
          </table:table-cell>
          <table:table-cell office:value-type="float" office:value="7.2" table:style-name="ce1">
            <text:p>7.2</text:p>
          </table:table-cell>
          <table:table-cell office:value-type="float" office:value="7.88128982986308" table:style-name="ce1">
            <text:p>7.88128982986308</text:p>
          </table:table-cell>
          <table:table-cell office:value-type="float" office:value="8.31130691384058" table:style-name="ce1">
            <text:p>8.31130691384058</text:p>
          </table:table-cell>
          <table:table-cell office:value-type="float" office:value="9.1013723353024" table:style-name="ce1">
            <text:p>9.1013723353024</text:p>
          </table:table-cell>
          <table:table-cell office:value-type="float" office:value="7.33955925438087" table:style-name="ce1">
            <text:p>7.33955925438087</text:p>
          </table:table-cell>
          <table:table-cell office:value-type="float" office:value="7.82556815129738" table:style-name="ce1">
            <text:p>7.82556815129738</text:p>
          </table:table-cell>
          <table:table-cell office:value-type="float" office:value="7.08344217795271" table:style-name="ce1">
            <text:p>7.08344217795271</text:p>
          </table:table-cell>
          <table:table-cell office:value-type="float" office:value="8.28590698563454" table:style-name="ce1">
            <text:p>8.28590698563454</text:p>
          </table:table-cell>
          <table:table-cell office:value-type="float" office:value="7.09267176986138" table:style-name="ce1">
            <text:p>7.09267176986138</text:p>
          </table:table-cell>
          <table:table-cell office:value-type="float" office:value="8.37182313728831" table:style-name="ce1">
            <text:p>8.37182313728831</text:p>
          </table:table-cell>
        </table:table-row>
        <table:table-row table:style-name="ro1">
          <table:table-cell office:value-type="string" table:style-name="ce1">
            <text:p>Heorhiy Sudakov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128</text:p>
          </table:table-cell>
          <table:table-cell office:value-type="float" office:value="11.4" table:style-name="ce1">
            <text:p>11.4</text:p>
          </table:table-cell>
          <table:table-cell office:value-type="float" office:value="8.52945990090289" table:style-name="ce1">
            <text:p>8.52945990090289</text:p>
          </table:table-cell>
          <table:table-cell office:value-type="float" office:value="14.6131560233524" table:style-name="ce1">
            <text:p>14.6131560233524</text:p>
          </table:table-cell>
          <table:table-cell office:value-type="float" office:value="10.0492528723586" table:style-name="ce1">
            <text:p>10.0492528723586</text:p>
          </table:table-cell>
          <table:table-cell office:value-type="float" office:value="14.7223466872145" table:style-name="ce1">
            <text:p>14.7223466872145</text:p>
          </table:table-cell>
          <table:table-cell office:value-type="float" office:value="10.9100387283485" table:style-name="ce1">
            <text:p>10.9100387283485</text:p>
          </table:table-cell>
          <table:table-cell office:value-type="float" office:value="13.491042039954" table:style-name="ce1">
            <text:p>13.491042039954</text:p>
          </table:table-cell>
          <table:table-cell office:value-type="float" office:value="10.991848462621" table:style-name="ce1">
            <text:p>10.991848462621</text:p>
          </table:table-cell>
          <table:table-cell office:value-type="float" office:value="8.53780247403892" table:style-name="ce1">
            <text:p>8.53780247403892</text:p>
          </table:table-cell>
          <table:table-cell office:value-type="float" office:value="9.93389900161599" table:style-name="ce1">
            <text:p>9.93389900161599</text:p>
          </table:table-cell>
        </table:table-row>
        <table:table-row table:style-name="ro1">
          <table:table-cell office:value-type="string" table:style-name="ce1">
            <text:p>Tomané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076</text:p>
          </table:table-cell>
          <table:table-cell office:value-type="float" office:value="11.2" table:style-name="ce1">
            <text:p>11.2</text:p>
          </table:table-cell>
          <table:table-cell office:value-type="float" office:value="7.09952979139156" table:style-name="ce1">
            <text:p>7.09952979139156</text:p>
          </table:table-cell>
          <table:table-cell office:value-type="float" office:value="7.58793942187418" table:style-name="ce1">
            <text:p>7.58793942187418</text:p>
          </table:table-cell>
          <table:table-cell office:value-type="float" office:value="6.14960652441551" table:style-name="ce1">
            <text:p>6.14960652441551</text:p>
          </table:table-cell>
          <table:table-cell office:value-type="float" office:value="9.24673650740226" table:style-name="ce1">
            <text:p>9.24673650740226</text:p>
          </table:table-cell>
          <table:table-cell office:value-type="float" office:value="6.83547483863015" table:style-name="ce1">
            <text:p>6.83547483863015</text:p>
          </table:table-cell>
          <table:table-cell office:value-type="float" office:value="4.42151814470401" table:style-name="ce1">
            <text:p>4.42151814470401</text:p>
          </table:table-cell>
          <table:table-cell office:value-type="float" office:value="7.35195221573066" table:style-name="ce1">
            <text:p>7.35195221573066</text:p>
          </table:table-cell>
          <table:table-cell office:value-type="float" office:value="6.67554308853405" table:style-name="ce1">
            <text:p>6.67554308853405</text:p>
          </table:table-cell>
          <table:table-cell office:value-type="float" office:value="7.17100106650697" table:style-name="ce1">
            <text:p>7.17100106650697</text:p>
          </table:table-cell>
        </table:table-row>
        <table:table-row table:style-name="ro1">
          <table:table-cell office:value-type="string" table:style-name="ce1">
            <text:p>Diogo Travasso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282</text:p>
          </table:table-cell>
          <table:table-cell office:value-type="float" office:value="10.3" table:style-name="ce1">
            <text:p>10.3</text:p>
          </table:table-cell>
          <table:table-cell office:value-type="float" office:value="7.3747005088815" table:style-name="ce1">
            <text:p>7.3747005088815</text:p>
          </table:table-cell>
          <table:table-cell office:value-type="float" office:value="11.0519820915343" table:style-name="ce1">
            <text:p>11.0519820915343</text:p>
          </table:table-cell>
          <table:table-cell office:value-type="float" office:value="8.38967443235731" table:style-name="ce1">
            <text:p>8.38967443235731</text:p>
          </table:table-cell>
          <table:table-cell office:value-type="float" office:value="9.53686434129061" table:style-name="ce1">
            <text:p>9.53686434129061</text:p>
          </table:table-cell>
          <table:table-cell office:value-type="float" office:value="9.68781750888678" table:style-name="ce1">
            <text:p>9.68781750888678</text:p>
          </table:table-cell>
          <table:table-cell office:value-type="float" office:value="9.42540936698885" table:style-name="ce1">
            <text:p>9.42540936698885</text:p>
          </table:table-cell>
          <table:table-cell office:value-type="float" office:value="10.128365494662" table:style-name="ce1">
            <text:p>10.128365494662</text:p>
          </table:table-cell>
          <table:table-cell office:value-type="float" office:value="6.84089953127438" table:style-name="ce1">
            <text:p>6.84089953127438</text:p>
          </table:table-cell>
          <table:table-cell office:value-type="float" office:value="8.53561893023279" table:style-name="ce1">
            <text:p>8.53561893023279</text:p>
          </table:table-cell>
        </table:table-row>
        <table:table-row table:style-name="ro1">
          <table:table-cell office:value-type="string" table:style-name="ce1">
            <text:p>Alfonso Trezz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199</text:p>
          </table:table-cell>
          <table:table-cell office:value-type="float" office:value="13.6" table:style-name="ce1">
            <text:p>13.6</text:p>
          </table:table-cell>
          <table:table-cell office:value-type="float" office:value="6.99310928419867" table:style-name="ce1">
            <text:p>6.99310928419867</text:p>
          </table:table-cell>
          <table:table-cell office:value-type="float" office:value="7.70234787001549" table:style-name="ce1">
            <text:p>7.70234787001549</text:p>
          </table:table-cell>
          <table:table-cell office:value-type="float" office:value="8.98243481441519" table:style-name="ce1">
            <text:p>8.98243481441519</text:p>
          </table:table-cell>
          <table:table-cell office:value-type="float" office:value="8.37756007147528" table:style-name="ce1">
            <text:p>8.37756007147528</text:p>
          </table:table-cell>
          <table:table-cell office:value-type="float" office:value="6.64472790724075" table:style-name="ce1">
            <text:p>6.64472790724075</text:p>
          </table:table-cell>
          <table:table-cell office:value-type="float" office:value="5.5168319838046" table:style-name="ce1">
            <text:p>5.5168319838046</text:p>
          </table:table-cell>
          <table:table-cell office:value-type="float" office:value="9.17378077212163" table:style-name="ce1">
            <text:p>9.17378077212163</text:p>
          </table:table-cell>
          <table:table-cell office:value-type="float" office:value="7.91478859513909" table:style-name="ce1">
            <text:p>7.91478859513909</text:p>
          </table:table-cell>
          <table:table-cell office:value-type="float" office:value="12.3893501794445" table:style-name="ce1">
            <text:p>12.3893501794445</text:p>
          </table:table-cell>
        </table:table-row>
        <table:table-row table:style-name="ro1">
          <table:table-cell office:value-type="string" table:style-name="ce1">
            <text:p>Pau Victo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42</text:p>
          </table:table-cell>
          <table:table-cell office:value-type="float" office:value="11.4" table:style-name="ce1">
            <text:p>11.4</text:p>
          </table:table-cell>
          <table:table-cell office:value-type="float" office:value="7.44719069006257" table:style-name="ce1">
            <text:p>7.44719069006257</text:p>
          </table:table-cell>
          <table:table-cell office:value-type="float" office:value="13.0756306409679" table:style-name="ce1">
            <text:p>13.0756306409679</text:p>
          </table:table-cell>
          <table:table-cell office:value-type="float" office:value="6.14960652441551" table:style-name="ce1">
            <text:p>6.14960652441551</text:p>
          </table:table-cell>
          <table:table-cell office:value-type="float" office:value="9.63338879427701" table:style-name="ce1">
            <text:p>9.63338879427701</text:p>
          </table:table-cell>
          <table:table-cell office:value-type="float" office:value="11.1075673424436" table:style-name="ce1">
            <text:p>11.1075673424436</text:p>
          </table:table-cell>
          <table:table-cell office:value-type="float" office:value="11.6886933662845" table:style-name="ce1">
            <text:p>11.6886933662845</text:p>
          </table:table-cell>
          <table:table-cell office:value-type="float" office:value="10.464196326228" table:style-name="ce1">
            <text:p>10.464196326228</text:p>
          </table:table-cell>
          <table:table-cell office:value-type="float" office:value="8.53780247403892" table:style-name="ce1">
            <text:p>8.53780247403892</text:p>
          </table:table-cell>
          <table:table-cell office:value-type="float" office:value="10.7403525449469" table:style-name="ce1">
            <text:p>10.7403525449469</text:p>
          </table:table-cell>
        </table:table-row>
        <table:table-row table:style-name="ro1">
          <table:table-cell office:value-type="string" table:style-name="ce1">
            <text:p>Gabriel Vi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291</text:p>
          </table:table-cell>
          <table:table-cell office:value-type="float" office:value="7.6" table:style-name="ce1">
            <text:p>7.6</text:p>
          </table:table-cell>
          <table:table-cell office:value-type="float" office:value="7.95543554383527" table:style-name="ce1">
            <text:p>7.95543554383527</text:p>
          </table:table-cell>
          <table:table-cell office:value-type="float" office:value="6.6441390231636" table:style-name="ce1">
            <text:p>6.6441390231636</text:p>
          </table:table-cell>
          <table:table-cell office:value-type="float" office:value="6.89836388246131" table:style-name="ce1">
            <text:p>6.89836388246131</text:p>
          </table:table-cell>
          <table:table-cell office:value-type="float" office:value="6.61839694602117" table:style-name="ce1">
            <text:p>6.61839694602117</text:p>
          </table:table-cell>
          <table:table-cell office:value-type="float" office:value="8.2345217944533" table:style-name="ce1">
            <text:p>8.2345217944533</text:p>
          </table:table-cell>
          <table:table-cell office:value-type="float" office:value="7.30714754323589" table:style-name="ce1">
            <text:p>7.30714754323589</text:p>
          </table:table-cell>
          <table:table-cell office:value-type="float" office:value="8.15053804730179" table:style-name="ce1">
            <text:p>8.15053804730179</text:p>
          </table:table-cell>
          <table:table-cell office:value-type="float" office:value="8.71738853716913" table:style-name="ce1">
            <text:p>8.71738853716913</text:p>
          </table:table-cell>
          <table:table-cell office:value-type="float" office:value="8.04616462795808" table:style-name="ce1">
            <text:p>8.04616462795808</text:p>
          </table:table-cell>
        </table:table-row>
        <table:table-row table:style-name="ro1">
          <table:table-cell office:value-type="string" table:style-name="ce1">
            <text:p>Marcos Vinicios Sorris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18</text:p>
          </table:table-cell>
          <table:table-cell office:value-type="float" office:value="16.2" table:style-name="ce1">
            <text:p>16.2</text:p>
          </table:table-cell>
          <table:table-cell office:value-type="float" office:value="8.51061767391234" table:style-name="ce1">
            <text:p>8.51061767391234</text:p>
          </table:table-cell>
          <table:table-cell office:value-type="float" office:value="14.1178154656603" table:style-name="ce1">
            <text:p>14.1178154656603</text:p>
          </table:table-cell>
          <table:table-cell office:value-type="float" office:value="14.3565243657517" table:style-name="ce1">
            <text:p>14.3565243657517</text:p>
          </table:table-cell>
          <table:table-cell office:value-type="float" office:value="13.5690015560423" table:style-name="ce1">
            <text:p>13.5690015560423</text:p>
          </table:table-cell>
          <table:table-cell office:value-type="float" office:value="13.3999369956474" table:style-name="ce1">
            <text:p>13.3999369956474</text:p>
          </table:table-cell>
          <table:table-cell office:value-type="float" office:value="6.44868159316749" table:style-name="ce1">
            <text:p>6.44868159316749</text:p>
          </table:table-cell>
          <table:table-cell office:value-type="float" office:value="14.8485248921564" table:style-name="ce1">
            <text:p>14.8485248921564</text:p>
          </table:table-cell>
          <table:table-cell office:value-type="float" office:value="7.09267176986138" table:style-name="ce1">
            <text:p>7.09267176986138</text:p>
          </table:table-cell>
          <table:table-cell office:value-type="float" office:value="10.3400561892804" table:style-name="ce1">
            <text:p>10.3400561892804</text:p>
          </table:table-cell>
        </table:table-row>
        <table:table-row table:style-name="ro1">
          <table:table-cell office:value-type="string" table:style-name="ce1">
            <text:p>Viníciu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245</text:p>
          </table:table-cell>
          <table:table-cell office:value-type="float" office:value="8.6" table:style-name="ce1">
            <text:p>8.6</text:p>
          </table:table-cell>
          <table:table-cell office:value-type="float" office:value="7.44113930581326" table:style-name="ce1">
            <text:p>7.44113930581326</text:p>
          </table:table-cell>
          <table:table-cell office:value-type="float" office:value="8.04881291044144" table:style-name="ce1">
            <text:p>8.04881291044144</text:p>
          </table:table-cell>
          <table:table-cell office:value-type="float" office:value="6.14960652441551" table:style-name="ce1">
            <text:p>6.14960652441551</text:p>
          </table:table-cell>
          <table:table-cell office:value-type="float" office:value="8.66637016626017" table:style-name="ce1">
            <text:p>8.66637016626017</text:p>
          </table:table-cell>
          <table:table-cell office:value-type="float" office:value="8.02935591580988" table:style-name="ce1">
            <text:p>8.02935591580988</text:p>
          </table:table-cell>
          <table:table-cell office:value-type="float" office:value="10.5232178426723" table:style-name="ce1">
            <text:p>10.5232178426723</text:p>
          </table:table-cell>
          <table:table-cell office:value-type="float" office:value="8.89972762283502" table:style-name="ce1">
            <text:p>8.89972762283502</text:p>
          </table:table-cell>
          <table:table-cell office:value-type="float" office:value="8.76235359565761" table:style-name="ce1">
            <text:p>8.76235359565761</text:p>
          </table:table-cell>
          <table:table-cell office:value-type="float" office:value="9.93389900161599" table:style-name="ce1">
            <text:p>9.93389900161599</text:p>
          </table:table-cell>
        </table:table-row>
        <table:table-row table:style-name="ro1">
          <table:table-cell office:value-type="string" table:style-name="ce1">
            <text:p>Wendel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58</text:p>
          </table:table-cell>
          <table:table-cell office:value-type="float" office:value="8.9" table:style-name="ce1">
            <text:p>8.9</text:p>
          </table:table-cell>
          <table:table-cell office:value-type="float" office:value="6.85823188124666" table:style-name="ce1">
            <text:p>6.85823188124666</text:p>
          </table:table-cell>
          <table:table-cell office:value-type="float" office:value="6.86097497063575" table:style-name="ce1">
            <text:p>6.86097497063575</text:p>
          </table:table-cell>
          <table:table-cell office:value-type="float" office:value="8.86356046990925" table:style-name="ce1">
            <text:p>8.86356046990925</text:p>
          </table:table-cell>
          <table:table-cell office:value-type="float" office:value="6.61839694602117" table:style-name="ce1">
            <text:p>6.61839694602117</text:p>
          </table:table-cell>
          <table:table-cell office:value-type="float" office:value="7.02891439587116" table:style-name="ce1">
            <text:p>7.02891439587116</text:p>
          </table:table-cell>
          <table:table-cell office:value-type="float" office:value="2.88489820583115" table:style-name="ce1">
            <text:p>2.88489820583115</text:p>
          </table:table-cell>
          <table:table-cell office:value-type="float" office:value="7.22175035147447" table:style-name="ce1">
            <text:p>7.22175035147447</text:p>
          </table:table-cell>
          <table:table-cell office:value-type="float" office:value="6.67554308853405" table:style-name="ce1">
            <text:p>6.67554308853405</text:p>
          </table:table-cell>
          <table:table-cell office:value-type="float" office:value="7.48503089176187" table:style-name="ce1">
            <text:p>7.48503089176187</text:p>
          </table:table-cell>
        </table:table-row>
        <table:table-row table:style-name="ro1">
          <table:table-cell office:value-type="string" table:style-name="ce1">
            <text:p>Yassir Zabir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318</text:p>
          </table:table-cell>
          <table:table-cell office:value-type="float" office:value="7.1" table:style-name="ce1">
            <text:p>7.1</text:p>
          </table:table-cell>
          <table:table-cell office:value-type="float" office:value="7.75203739603347" table:style-name="ce1">
            <text:p>7.75203739603347</text:p>
          </table:table-cell>
          <table:table-cell office:value-type="float" office:value="6.11879832258706" table:style-name="ce1">
            <text:p>6.11879832258706</text:p>
          </table:table-cell>
          <table:table-cell office:value-type="float" office:value="6.78855585289091" table:style-name="ce1">
            <text:p>6.78855585289091</text:p>
          </table:table-cell>
          <table:table-cell office:value-type="float" office:value="7.71205434412219" table:style-name="ce1">
            <text:p>7.71205434412219</text:p>
          </table:table-cell>
          <table:table-cell office:value-type="float" office:value="6.64472790724075" table:style-name="ce1">
            <text:p>6.64472790724075</text:p>
          </table:table-cell>
          <table:table-cell office:value-type="float" office:value="14.5084748806366" table:style-name="ce1">
            <text:p>14.5084748806366</text:p>
          </table:table-cell>
          <table:table-cell office:value-type="float" office:value="6.83735231541741" table:style-name="ce1">
            <text:p>6.83735231541741</text:p>
          </table:table-cell>
          <table:table-cell office:value-type="float" office:value="13.1304562922589" table:style-name="ce1">
            <text:p>13.1304562922589</text:p>
          </table:table-cell>
          <table:table-cell office:value-type="float" office:value="11.2874906738192" table:style-name="ce1">
            <text:p>11.2874906738192</text:p>
          </table:table-cell>
        </table:table-row>
        <table:table-row table:style-name="ro1">
          <table:table-cell office:value-type="string" table:style-name="ce1">
            <text:p>Rodrigo Zalaza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6-148</text:p>
          </table:table-cell>
          <table:table-cell office:value-type="float" office:value="11.4" table:style-name="ce1">
            <text:p>11.4</text:p>
          </table:table-cell>
          <table:table-cell office:value-type="float" office:value="8.53574205962641" table:style-name="ce1">
            <text:p>8.53574205962641</text:p>
          </table:table-cell>
          <table:table-cell office:value-type="float" office:value="15.3471160442492" table:style-name="ce1">
            <text:p>15.3471160442492</text:p>
          </table:table-cell>
          <table:table-cell office:value-type="float" office:value="11.5288913023301" table:style-name="ce1">
            <text:p>11.5288913023301</text:p>
          </table:table-cell>
          <table:table-cell office:value-type="float" office:value="15.0229783862948" table:style-name="ce1">
            <text:p>15.0229783862948</text:p>
          </table:table-cell>
          <table:table-cell office:value-type="float" office:value="11.8721206245909" table:style-name="ce1">
            <text:p>11.8721206245909</text:p>
          </table:table-cell>
          <table:table-cell office:value-type="float" office:value="8.82465889145617" table:style-name="ce1">
            <text:p>8.82465889145617</text:p>
          </table:table-cell>
          <table:table-cell office:value-type="float" office:value="14.6644539223576" table:style-name="ce1">
            <text:p>14.6644539223576</text:p>
          </table:table-cell>
          <table:table-cell office:value-type="float" office:value="7.73903899616322" table:style-name="ce1">
            <text:p>7.73903899616322</text:p>
          </table:table-cell>
          <table:table-cell office:value-type="float" office:value="14.1592119023635" table:style-name="ce1">
            <text:p>14.1592119023635</text:p>
          </table:table-cell>
        </table:table-row>
        <table:table-row table:style-name="ro1">
          <table:table-cell office:value-type="string" table:style-name="ce1">
            <text:p>Adnane Abid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37</text:p>
          </table:table-cell>
          <table:table-cell office:value-type="float" office:value="10.6" table:style-name="ce1">
            <text:p>10.6</text:p>
          </table:table-cell>
          <table:table-cell office:value-type="float" office:value="7.8907271629305" table:style-name="ce1">
            <text:p>7.8907271629305</text:p>
          </table:table-cell>
          <table:table-cell office:value-type="float" office:value="11.0113148473078" table:style-name="ce1">
            <text:p>11.0113148473078</text:p>
          </table:table-cell>
          <table:table-cell office:value-type="float" office:value="9.68414084484059" table:style-name="ce1">
            <text:p>9.68414084484059</text:p>
          </table:table-cell>
          <table:table-cell office:value-type="float" office:value="11.924952493397" table:style-name="ce1">
            <text:p>11.924952493397</text:p>
          </table:table-cell>
          <table:table-cell office:value-type="float" office:value="13.6817882846436" table:style-name="ce1">
            <text:p>13.6817882846436</text:p>
          </table:table-cell>
          <table:table-cell office:value-type="float" office:value="11.0004273177987" table:style-name="ce1">
            <text:p>11.0004273177987</text:p>
          </table:table-cell>
          <table:table-cell office:value-type="float" office:value="10.8487490145516" table:style-name="ce1">
            <text:p>10.8487490145516</text:p>
          </table:table-cell>
          <table:table-cell office:value-type="float" office:value="6.75019422448799" table:style-name="ce1">
            <text:p>6.75019422448799</text:p>
          </table:table-cell>
          <table:table-cell office:value-type="float" office:value="6.26016386874864" table:style-name="ce1">
            <text:p>6.26016386874864</text:p>
          </table:table-cell>
        </table:table-row>
        <table:table-row table:style-name="ro1">
          <table:table-cell office:value-type="string" table:style-name="ce1">
            <text:p>Farouck Adekam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FW,DF</text:p>
          </table:table-cell>
          <table:table-cell office:value-type="string" table:style-name="ce1">
            <text:p>19-153</text:p>
          </table:table-cell>
          <table:table-cell office:value-type="float" office:value="7.5" table:style-name="ce1">
            <text:p>7.5</text:p>
          </table:table-cell>
          <table:table-cell office:value-type="float" office:value="9.16834018376576" table:style-name="ce1">
            <text:p>9.16834018376576</text:p>
          </table:table-cell>
          <table:table-cell office:value-type="float" office:value="8.38955222716651" table:style-name="ce1">
            <text:p>8.38955222716651</text:p>
          </table:table-cell>
          <table:table-cell office:value-type="float" office:value="10.7335109355111" table:style-name="ce1">
            <text:p>10.7335109355111</text:p>
          </table:table-cell>
          <table:table-cell office:value-type="float" office:value="8.27214861466878" table:style-name="ce1">
            <text:p>8.27214861466878</text:p>
          </table:table-cell>
          <table:table-cell office:value-type="float" office:value="12.3994790630679" table:style-name="ce1">
            <text:p>12.3994790630679</text:p>
          </table:table-cell>
          <table:table-cell office:value-type="float" office:value="8.81451560537404" table:style-name="ce1">
            <text:p>8.81451560537404</text:p>
          </table:table-cell>
          <table:table-cell office:value-type="float" office:value="11.3645624436422" table:style-name="ce1">
            <text:p>11.3645624436422</text:p>
          </table:table-cell>
          <table:table-cell office:value-type="float" office:value="11.721951262639" table:style-name="ce1">
            <text:p>11.721951262639</text:p>
          </table:table-cell>
          <table:table-cell office:value-type="float" office:value="8.19919454969979" table:style-name="ce1">
            <text:p>8.19919454969979</text:p>
          </table:table-cell>
        </table:table-row>
        <table:table-row table:style-name="ro1">
          <table:table-cell office:value-type="string" table:style-name="ce1">
            <text:p>Oluwaseun Adewum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318</text:p>
          </table:table-cell>
          <table:table-cell office:value-type="float" office:value="8.6" table:style-name="ce1">
            <text:p>8.6</text:p>
          </table:table-cell>
          <table:table-cell office:value-type="float" office:value="6.93806806374109" table:style-name="ce1">
            <text:p>6.93806806374109</text:p>
          </table:table-cell>
          <table:table-cell office:value-type="float" office:value="7.01779939961501" table:style-name="ce1">
            <text:p>7.01779939961501</text:p>
          </table:table-cell>
          <table:table-cell office:value-type="float" office:value="5.6398933613553" table:style-name="ce1">
            <text:p>5.6398933613553</text:p>
          </table:table-cell>
          <table:table-cell office:value-type="float" office:value="6.96654836540919" table:style-name="ce1">
            <text:p>6.96654836540919</text:p>
          </table:table-cell>
          <table:table-cell office:value-type="float" office:value="10.0890919735063" table:style-name="ce1">
            <text:p>10.0890919735063</text:p>
          </table:table-cell>
          <table:table-cell office:value-type="float" office:value="9.05086350907219" table:style-name="ce1">
            <text:p>9.05086350907219</text:p>
          </table:table-cell>
          <table:table-cell office:value-type="float" office:value="10.0491962652429" table:style-name="ce1">
            <text:p>10.0491962652429</text:p>
          </table:table-cell>
          <table:table-cell office:value-type="float" office:value="10.2750489165451" table:style-name="ce1">
            <text:p>10.2750489165451</text:p>
          </table:table-cell>
          <table:table-cell office:value-type="float" office:value="9.51286224947043" table:style-name="ce1">
            <text:p>9.51286224947043</text:p>
          </table:table-cell>
        </table:table-row>
        <table:table-row table:style-name="ro1">
          <table:table-cell office:value-type="string" table:style-name="ce1">
            <text:p>Jerry Afriyi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028</text:p>
          </table:table-cell>
          <table:table-cell office:value-type="float" office:value="14.5" table:style-name="ce1">
            <text:p>14.5</text:p>
          </table:table-cell>
          <table:table-cell office:value-type="float" office:value="6.92048090430883" table:style-name="ce1">
            <text:p>6.92048090430883</text:p>
          </table:table-cell>
          <table:table-cell office:value-type="float" office:value="7.63628243868617" table:style-name="ce1">
            <text:p>7.63628243868617</text:p>
          </table:table-cell>
          <table:table-cell office:value-type="float" office:value="7.33737039246364" table:style-name="ce1">
            <text:p>7.33737039246364</text:p>
          </table:table-cell>
          <table:table-cell office:value-type="float" office:value="7.23922299695044" table:style-name="ce1">
            <text:p>7.23922299695044</text:p>
          </table:table-cell>
          <table:table-cell office:value-type="float" office:value="9.26148507636836" table:style-name="ce1">
            <text:p>9.26148507636836</text:p>
          </table:table-cell>
          <table:table-cell office:value-type="float" office:value="10.0654880611522" table:style-name="ce1">
            <text:p>10.0654880611522</text:p>
          </table:table-cell>
          <table:table-cell office:value-type="float" office:value="9.91377375274456" table:style-name="ce1">
            <text:p>9.91377375274456</text:p>
          </table:table-cell>
          <table:table-cell office:value-type="float" office:value="7.68645204390102" table:style-name="ce1">
            <text:p>7.68645204390102</text:p>
          </table:table-cell>
          <table:table-cell office:value-type="float" office:value="9.51286224947043" table:style-name="ce1">
            <text:p>9.51286224947043</text:p>
          </table:table-cell>
        </table:table-row>
        <table:table-row table:style-name="ro1">
          <table:table-cell office:value-type="string" table:style-name="ce1">
            <text:p>Marley Aké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02</text:p>
          </table:table-cell>
          <table:table-cell office:value-type="float" office:value="8.2" table:style-name="ce1">
            <text:p>8.2</text:p>
          </table:table-cell>
          <table:table-cell office:value-type="float" office:value="7.2043562749689" table:style-name="ce1">
            <text:p>7.2043562749689</text:p>
          </table:table-cell>
          <table:table-cell office:value-type="float" office:value="7.55074216631971" table:style-name="ce1">
            <text:p>7.55074216631971</text:p>
          </table:table-cell>
          <table:table-cell office:value-type="float" office:value="6.67196372824047" table:style-name="ce1">
            <text:p>6.67196372824047</text:p>
          </table:table-cell>
          <table:table-cell office:value-type="float" office:value="8.65640882124148" table:style-name="ce1">
            <text:p>8.65640882124148</text:p>
          </table:table-cell>
          <table:table-cell office:value-type="float" office:value="8.43111485434135" table:style-name="ce1">
            <text:p>8.43111485434135</text:p>
          </table:table-cell>
          <table:table-cell office:value-type="float" office:value="8.77818980193717" table:style-name="ce1">
            <text:p>8.77818980193717</text:p>
          </table:table-cell>
          <table:table-cell office:value-type="float" office:value="8.88949805085475" table:style-name="ce1">
            <text:p>8.88949805085475</text:p>
          </table:table-cell>
          <table:table-cell office:value-type="float" office:value="7.86169181457663" table:style-name="ce1">
            <text:p>7.86169181457663</text:p>
          </table:table-cell>
          <table:table-cell office:value-type="float" office:value="8.11795665770552" table:style-name="ce1">
            <text:p>8.11795665770552</text:p>
          </table:table-cell>
        </table:table-row>
        <table:table-row table:style-name="ro1">
          <table:table-cell office:value-type="string" table:style-name="ce1">
            <text:p>Josimar Alcoce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84</text:p>
          </table:table-cell>
          <table:table-cell office:value-type="float" office:value="12.7" table:style-name="ce1">
            <text:p>12.7</text:p>
          </table:table-cell>
          <table:table-cell office:value-type="float" office:value="8.23811972732521" table:style-name="ce1">
            <text:p>8.23811972732521</text:p>
          </table:table-cell>
          <table:table-cell office:value-type="float" office:value="12.0882323511874" table:style-name="ce1">
            <text:p>12.0882323511874</text:p>
          </table:table-cell>
          <table:table-cell office:value-type="float" office:value="11.7314805504516" table:style-name="ce1">
            <text:p>11.7314805504516</text:p>
          </table:table-cell>
          <table:table-cell office:value-type="float" office:value="11.924952493397" table:style-name="ce1">
            <text:p>11.924952493397</text:p>
          </table:table-cell>
          <table:table-cell office:value-type="float" office:value="12.7428652977377" table:style-name="ce1">
            <text:p>12.7428652977377</text:p>
          </table:table-cell>
          <table:table-cell office:value-type="float" office:value="7.63036181104978" table:style-name="ce1">
            <text:p>7.63036181104978</text:p>
          </table:table-cell>
          <table:table-cell office:value-type="float" office:value="12.4537705637949" table:style-name="ce1">
            <text:p>12.4537705637949</text:p>
          </table:table-cell>
          <table:table-cell office:value-type="float" office:value="7.77391560694007" table:style-name="ce1">
            <text:p>7.77391560694007</text:p>
          </table:table-cell>
          <table:table-cell office:value-type="float" office:value="9.18368339717065" table:style-name="ce1">
            <text:p>9.18368339717065</text:p>
          </table:table-cell>
        </table:table-row>
        <table:table-row table:style-name="ro1">
          <table:table-cell office:value-type="string" table:style-name="ce1">
            <text:p>Nilson Angul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202</text:p>
          </table:table-cell>
          <table:table-cell office:value-type="float" office:value="18" table:style-name="ce1">
            <text:p>18</text:p>
          </table:table-cell>
          <table:table-cell office:value-type="float" office:value="9.53389463498992" table:style-name="ce1">
            <text:p>9.53389463498992</text:p>
          </table:table-cell>
          <table:table-cell office:value-type="float" office:value="16.2803301704031" table:style-name="ce1">
            <text:p>16.2803301704031</text:p>
          </table:table-cell>
          <table:table-cell office:value-type="float" office:value="16.3657230983807" table:style-name="ce1">
            <text:p>16.3657230983807</text:p>
          </table:table-cell>
          <table:table-cell office:value-type="float" office:value="15.8423923924284" table:style-name="ce1">
            <text:p>15.8423923924284</text:p>
          </table:table-cell>
          <table:table-cell office:value-type="float" office:value="15.8062998943816" table:style-name="ce1">
            <text:p>15.8062998943816</text:p>
          </table:table-cell>
          <table:table-cell office:value-type="float" office:value="8.28967448383871" table:style-name="ce1">
            <text:p>8.28967448383871</text:p>
          </table:table-cell>
          <table:table-cell office:value-type="float" office:value="16.6864121053121" table:style-name="ce1">
            <text:p>16.6864121053121</text:p>
          </table:table-cell>
          <table:table-cell office:value-type="float" office:value="7.59932014830133" table:style-name="ce1">
            <text:p>7.59932014830133</text:p>
          </table:table-cell>
          <table:table-cell office:value-type="float" office:value="10.1664917192865" table:style-name="ce1">
            <text:p>10.1664917192865</text:p>
          </table:table-cell>
        </table:table-row>
        <table:table-row table:style-name="ro1">
          <table:table-cell office:value-type="string" table:style-name="ce1">
            <text:p>Bilal Bafdil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157</text:p>
          </table:table-cell>
          <table:table-cell office:value-type="float" office:value="8.5" table:style-name="ce1">
            <text:p>8.5</text:p>
          </table:table-cell>
          <table:table-cell office:value-type="float" office:value="7.94011208285237" table:style-name="ce1">
            <text:p>7.94011208285237</text:p>
          </table:table-cell>
          <table:table-cell office:value-type="float" office:value="10.008312637444" table:style-name="ce1">
            <text:p>10.008312637444</text:p>
          </table:table-cell>
          <table:table-cell office:value-type="float" office:value="10.5036760944055" table:style-name="ce1">
            <text:p>10.5036760944055</text:p>
          </table:table-cell>
          <table:table-cell office:value-type="float" office:value="11.1292790965744" table:style-name="ce1">
            <text:p>11.1292790965744</text:p>
          </table:table-cell>
          <table:table-cell office:value-type="float" office:value="7.02083518392188" table:style-name="ce1">
            <text:p>7.02083518392188</text:p>
          </table:table-cell>
          <table:table-cell office:value-type="float" office:value="7.71851293544848" table:style-name="ce1">
            <text:p>7.71851293544848</text:p>
          </table:table-cell>
          <table:table-cell office:value-type="float" office:value="7.67257988766977" table:style-name="ce1">
            <text:p>7.67257988766977</text:p>
          </table:table-cell>
          <table:table-cell office:value-type="float" office:value="6.75019422448799" table:style-name="ce1">
            <text:p>6.75019422448799</text:p>
          </table:table-cell>
          <table:table-cell office:value-type="float" office:value="6.85497997069408" table:style-name="ce1">
            <text:p>6.85497997069408</text:p>
          </table:table-cell>
        </table:table-row>
        <table:table-row table:style-name="ro1">
          <table:table-cell office:value-type="string" table:style-name="ce1">
            <text:p>Antoine Bernie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19</text:p>
          </table:table-cell>
          <table:table-cell office:value-type="float" office:value="11.9" table:style-name="ce1">
            <text:p>11.9</text:p>
          </table:table-cell>
          <table:table-cell office:value-type="float" office:value="7.57207445809165" table:style-name="ce1">
            <text:p>7.57207445809165</text:p>
          </table:table-cell>
          <table:table-cell office:value-type="float" office:value="10.3856433702884" table:style-name="ce1">
            <text:p>10.3856433702884</text:p>
          </table:table-cell>
          <table:table-cell office:value-type="float" office:value="8.61628252351912" table:style-name="ce1">
            <text:p>8.61628252351912</text:p>
          </table:table-cell>
          <table:table-cell office:value-type="float" office:value="10.5747347395676" table:style-name="ce1">
            <text:p>10.5747347395676</text:p>
          </table:table-cell>
          <table:table-cell office:value-type="float" office:value="12.3994790630679" table:style-name="ce1">
            <text:p>12.3994790630679</text:p>
          </table:table-cell>
          <table:table-cell office:value-type="float" office:value="9.50538280247943" table:style-name="ce1">
            <text:p>9.50538280247943</text:p>
          </table:table-cell>
          <table:table-cell office:value-type="float" office:value="13.42016611723" table:style-name="ce1">
            <text:p>13.42016611723</text:p>
          </table:table-cell>
          <table:table-cell office:value-type="float" office:value="6.22497485801876" table:style-name="ce1">
            <text:p>6.22497485801876</text:p>
          </table:table-cell>
          <table:table-cell office:value-type="float" office:value="7.16275853654547" table:style-name="ce1">
            <text:p>7.16275853654547</text:p>
          </table:table-cell>
        </table:table-row>
        <table:table-row table:style-name="ro1">
          <table:table-cell office:value-type="string" table:style-name="ce1">
            <text:p>Adriano Bertaccin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47</text:p>
          </table:table-cell>
          <table:table-cell office:value-type="float" office:value="9.1" table:style-name="ce1">
            <text:p>9.1</text:p>
          </table:table-cell>
          <table:table-cell office:value-type="float" office:value="7.3481658208032" table:style-name="ce1">
            <text:p>7.3481658208032</text:p>
          </table:table-cell>
          <table:table-cell office:value-type="float" office:value="7.66487042652372" table:style-name="ce1">
            <text:p>7.66487042652372</text:p>
          </table:table-cell>
          <table:table-cell office:value-type="float" office:value="6.24638623910614" table:style-name="ce1">
            <text:p>6.24638623910614</text:p>
          </table:table-cell>
          <table:table-cell office:value-type="float" office:value="7.7031899138416" table:style-name="ce1">
            <text:p>7.7031899138416</text:p>
          </table:table-cell>
          <table:table-cell office:value-type="float" office:value="7.614638013864" table:style-name="ce1">
            <text:p>7.614638013864</text:p>
          </table:table-cell>
          <table:table-cell office:value-type="float" office:value="5.59923151476578" table:style-name="ce1">
            <text:p>5.59923151476578</text:p>
          </table:table-cell>
          <table:table-cell office:value-type="float" office:value="9.094786125026" table:style-name="ce1">
            <text:p>9.094786125026</text:p>
          </table:table-cell>
          <table:table-cell office:value-type="float" office:value="10.0090790163749" table:style-name="ce1">
            <text:p>10.0090790163749</text:p>
          </table:table-cell>
          <table:table-cell office:value-type="float" office:value="9.0189578091316" table:style-name="ce1">
            <text:p>9.0189578091316</text:p>
          </table:table-cell>
        </table:table-row>
        <table:table-row table:style-name="ro1">
          <table:table-cell office:value-type="string" table:style-name="ce1">
            <text:p>Myron van Brederod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85</text:p>
          </table:table-cell>
          <table:table-cell office:value-type="float" office:value="12" table:style-name="ce1">
            <text:p>12</text:p>
          </table:table-cell>
          <table:table-cell office:value-type="float" office:value="8.17581479022039" table:style-name="ce1">
            <text:p>8.17581479022039</text:p>
          </table:table-cell>
          <table:table-cell office:value-type="float" office:value="13.0833788087953" table:style-name="ce1">
            <text:p>13.0833788087953</text:p>
          </table:table-cell>
          <table:table-cell office:value-type="float" office:value="13.3011899120847" table:style-name="ce1">
            <text:p>13.3011899120847</text:p>
          </table:table-cell>
          <table:table-cell office:value-type="float" office:value="13.6894103706444" table:style-name="ce1">
            <text:p>13.6894103706444</text:p>
          </table:table-cell>
          <table:table-cell office:value-type="float" office:value="12.0420958788396" table:style-name="ce1">
            <text:p>12.0420958788396</text:p>
          </table:table-cell>
          <table:table-cell office:value-type="float" office:value="10.0654880611522" table:style-name="ce1">
            <text:p>10.0654880611522</text:p>
          </table:table-cell>
          <table:table-cell office:value-type="float" office:value="11.5534805469672" table:style-name="ce1">
            <text:p>11.5534805469672</text:p>
          </table:table-cell>
          <table:table-cell office:value-type="float" office:value="6.54538680860096" table:style-name="ce1">
            <text:p>6.54538680860096</text:p>
          </table:table-cell>
          <table:table-cell office:value-type="float" office:value="8.44393683249594" table:style-name="ce1">
            <text:p>8.44393683249594</text:p>
          </table:table-cell>
        </table:table-row>
        <table:table-row table:style-name="ro1">
          <table:table-cell office:value-type="string" table:style-name="ce1">
            <text:p>Promise David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88</text:p>
          </table:table-cell>
          <table:table-cell office:value-type="float" office:value="11.1" table:style-name="ce1">
            <text:p>11.1</text:p>
          </table:table-cell>
          <table:table-cell office:value-type="float" office:value="6.83869429526667" table:style-name="ce1">
            <text:p>6.83869429526667</text:p>
          </table:table-cell>
          <table:table-cell office:value-type="float" office:value="7.07311208948641" table:style-name="ce1">
            <text:p>7.07311208948641</text:p>
          </table:table-cell>
          <table:table-cell office:value-type="float" office:value="5.6398933613553" table:style-name="ce1">
            <text:p>5.6398933613553</text:p>
          </table:table-cell>
          <table:table-cell office:value-type="float" office:value="7.6095479141302" table:style-name="ce1">
            <text:p>7.6095479141302</text:p>
          </table:table-cell>
          <table:table-cell office:value-type="float" office:value="9.67668208646277" table:style-name="ce1">
            <text:p>9.67668208646277</text:p>
          </table:table-cell>
          <table:table-cell office:value-type="float" office:value="5.99522298565269" table:style-name="ce1">
            <text:p>5.99522298565269</text:p>
          </table:table-cell>
          <table:table-cell office:value-type="float" office:value="11.3645624436422" table:style-name="ce1">
            <text:p>11.3645624436422</text:p>
          </table:table-cell>
          <table:table-cell office:value-type="float" office:value="12.5032480733013" table:style-name="ce1">
            <text:p>12.5032480733013</text:p>
          </table:table-cell>
          <table:table-cell office:value-type="float" office:value="16.1825331263258" table:style-name="ce1">
            <text:p>16.1825331263258</text:p>
          </table:table-cell>
        </table:table-row>
        <table:table-row table:style-name="ro1">
          <table:table-cell office:value-type="string" table:style-name="ce1">
            <text:p>Oumar Diakité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18</text:p>
          </table:table-cell>
          <table:table-cell office:value-type="float" office:value="9.1" table:style-name="ce1">
            <text:p>9.1</text:p>
          </table:table-cell>
          <table:table-cell office:value-type="float" office:value="7.42050309976999" table:style-name="ce1">
            <text:p>7.42050309976999</text:p>
          </table:table-cell>
          <table:table-cell office:value-type="float" office:value="7.52230548698484" table:style-name="ce1">
            <text:p>7.52230548698484</text:p>
          </table:table-cell>
          <table:table-cell office:value-type="float" office:value="6.89043472857342" table:style-name="ce1">
            <text:p>6.89043472857342</text:p>
          </table:table-cell>
          <table:table-cell office:value-type="float" office:value="7.7972103496126" table:style-name="ce1">
            <text:p>7.7972103496126</text:p>
          </table:table-cell>
          <table:table-cell office:value-type="float" office:value="7.41455494154656" table:style-name="ce1">
            <text:p>7.41455494154656</text:p>
          </table:table-cell>
          <table:table-cell office:value-type="float" office:value="11.3080357084869" table:style-name="ce1">
            <text:p>11.3080357084869</text:p>
          </table:table-cell>
          <table:table-cell office:value-type="float" office:value="9.02634013888776" table:style-name="ce1">
            <text:p>9.02634013888776</text:p>
          </table:table-cell>
          <table:table-cell office:value-type="float" office:value="7.55588443850274" table:style-name="ce1">
            <text:p>7.55588443850274</text:p>
          </table:table-cell>
          <table:table-cell office:value-type="float" office:value="9.59500486754863" table:style-name="ce1">
            <text:p>9.59500486754863</text:p>
          </table:table-cell>
        </table:table-row>
        <table:table-row table:style-name="ro1">
          <table:table-cell office:value-type="string" table:style-name="ce1">
            <text:p>Dennis Ecker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363</text:p>
          </table:table-cell>
          <table:table-cell office:value-type="float" office:value="11.2" table:style-name="ce1">
            <text:p>11.2</text:p>
          </table:table-cell>
          <table:table-cell office:value-type="float" office:value="7.52344798617114" table:style-name="ce1">
            <text:p>7.52344798617114</text:p>
          </table:table-cell>
          <table:table-cell office:value-type="float" office:value="8.74222645539021" table:style-name="ce1">
            <text:p>8.74222645539021</text:p>
          </table:table-cell>
          <table:table-cell office:value-type="float" office:value="6.45719652766281" table:style-name="ce1">
            <text:p>6.45719652766281</text:p>
          </table:table-cell>
          <table:table-cell office:value-type="float" office:value="6.78748951983317" table:style-name="ce1">
            <text:p>6.78748951983317</text:p>
          </table:table-cell>
          <table:table-cell office:value-type="float" office:value="7.81657324537635" table:style-name="ce1">
            <text:p>7.81657324537635</text:p>
          </table:table-cell>
          <table:table-cell office:value-type="float" office:value="10.6521177435849" table:style-name="ce1">
            <text:p>10.6521177435849</text:p>
          </table:table-cell>
          <table:table-cell office:value-type="float" office:value="8.54812138933228" table:style-name="ce1">
            <text:p>8.54812138933228</text:p>
          </table:table-cell>
          <table:table-cell office:value-type="float" office:value="6.66787005050126" table:style-name="ce1">
            <text:p>6.66787005050126</text:p>
          </table:table-cell>
          <table:table-cell office:value-type="float" office:value="8.52580787399114" table:style-name="ce1">
            <text:p>8.52580787399114</text:p>
          </table:table-cell>
        </table:table-row>
        <table:table-row table:style-name="ro1">
          <table:table-cell office:value-type="string" table:style-name="ce1">
            <text:p>Anosike Ement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249</text:p>
          </table:table-cell>
          <table:table-cell office:value-type="float" office:value="14.3" table:style-name="ce1">
            <text:p>14.3</text:p>
          </table:table-cell>
          <table:table-cell office:value-type="float" office:value="7.86606829576264" table:style-name="ce1">
            <text:p>7.86606829576264</text:p>
          </table:table-cell>
          <table:table-cell office:value-type="float" office:value="10.3279009013996" table:style-name="ce1">
            <text:p>10.3279009013996</text:p>
          </table:table-cell>
          <table:table-cell office:value-type="float" office:value="12.5537079787818" table:style-name="ce1">
            <text:p>12.5537079787818</text:p>
          </table:table-cell>
          <table:table-cell office:value-type="float" office:value="12.4256344865775" table:style-name="ce1">
            <text:p>12.4256344865775</text:p>
          </table:table-cell>
          <table:table-cell office:value-type="float" office:value="8.84559372947531" table:style-name="ce1">
            <text:p>8.84559372947531</text:p>
          </table:table-cell>
          <table:table-cell office:value-type="float" office:value="10.6169517368196" table:style-name="ce1">
            <text:p>10.6169517368196</text:p>
          </table:table-cell>
          <table:table-cell office:value-type="float" office:value="11.8621625052232" table:style-name="ce1">
            <text:p>11.8621625052232</text:p>
          </table:table-cell>
          <table:table-cell office:value-type="float" office:value="7.42612592997009" table:style-name="ce1">
            <text:p>7.42612592997009</text:p>
          </table:table-cell>
          <table:table-cell office:value-type="float" office:value="7.79513176626803" table:style-name="ce1">
            <text:p>7.79513176626803</text:p>
          </table:table-cell>
        </table:table-row>
        <table:table-row table:style-name="ro1">
          <table:table-cell office:value-type="string" table:style-name="ce1">
            <text:p>Jeppe Erenbjerg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53</text:p>
          </table:table-cell>
          <table:table-cell office:value-type="float" office:value="17.1" table:style-name="ce1">
            <text:p>17.1</text:p>
          </table:table-cell>
          <table:table-cell office:value-type="float" office:value="8.00815720363146" table:style-name="ce1">
            <text:p>8.00815720363146</text:p>
          </table:table-cell>
          <table:table-cell office:value-type="float" office:value="14.6781629688649" table:style-name="ce1">
            <text:p>14.6781629688649</text:p>
          </table:table-cell>
          <table:table-cell office:value-type="float" office:value="10.5036760944055" table:style-name="ce1">
            <text:p>10.5036760944055</text:p>
          </table:table-cell>
          <table:table-cell office:value-type="float" office:value="16.2913522486846" table:style-name="ce1">
            <text:p>16.2913522486846</text:p>
          </table:table-cell>
          <table:table-cell office:value-type="float" office:value="12.9090412990734" table:style-name="ce1">
            <text:p>12.9090412990734</text:p>
          </table:table-cell>
          <table:table-cell office:value-type="float" office:value="7.07530029039185" table:style-name="ce1">
            <text:p>7.07530029039185</text:p>
          </table:table-cell>
          <table:table-cell office:value-type="float" office:value="11.8010729285276" table:style-name="ce1">
            <text:p>11.8010729285276</text:p>
          </table:table-cell>
          <table:table-cell office:value-type="float" office:value="8.52798890797681" table:style-name="ce1">
            <text:p>8.52798890797681</text:p>
          </table:table-cell>
          <table:table-cell office:value-type="float" office:value="14.7654498527087" table:style-name="ce1">
            <text:p>14.7654498527087</text:p>
          </table:table-cell>
        </table:table-row>
        <table:table-row table:style-name="ro1">
          <table:table-cell office:value-type="string" table:style-name="ce1">
            <text:p>Andrés Ferrar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04</text:p>
          </table:table-cell>
          <table:table-cell office:value-type="float" office:value="9.6" table:style-name="ce1">
            <text:p>9.6</text:p>
          </table:table-cell>
          <table:table-cell office:value-type="float" office:value="7.46888102134433" table:style-name="ce1">
            <text:p>7.46888102134433</text:p>
          </table:table-cell>
          <table:table-cell office:value-type="float" office:value="6.52958142147654" table:style-name="ce1">
            <text:p>6.52958142147654</text:p>
          </table:table-cell>
          <table:table-cell office:value-type="float" office:value="7.68011052219819" table:style-name="ce1">
            <text:p>7.68011052219819</text:p>
          </table:table-cell>
          <table:table-cell office:value-type="float" office:value="7.05691498140734" table:style-name="ce1">
            <text:p>7.05691498140734</text:p>
          </table:table-cell>
          <table:table-cell office:value-type="float" office:value="8.22505682687347" table:style-name="ce1">
            <text:p>8.22505682687347</text:p>
          </table:table-cell>
          <table:table-cell office:value-type="float" office:value="6.40877626702885" table:style-name="ce1">
            <text:p>6.40877626702885</text:p>
          </table:table-cell>
          <table:table-cell office:value-type="float" office:value="7.80562214906459" table:style-name="ce1">
            <text:p>7.80562214906459</text:p>
          </table:table-cell>
          <table:table-cell office:value-type="float" office:value="7.42612592997009" table:style-name="ce1">
            <text:p>7.42612592997009</text:p>
          </table:table-cell>
          <table:table-cell office:value-type="float" office:value="10.8858918804221" table:style-name="ce1">
            <text:p>10.8858918804221</text:p>
          </table:table-cell>
        </table:table-row>
        <table:table-row table:style-name="ro1">
          <table:table-cell office:value-type="string" table:style-name="ce1">
            <text:p>Nacho Ferr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094</text:p>
          </table:table-cell>
          <table:table-cell office:value-type="float" office:value="17.3" table:style-name="ce1">
            <text:p>17.3</text:p>
          </table:table-cell>
          <table:table-cell office:value-type="float" office:value="7.66965991362283" table:style-name="ce1">
            <text:p>7.66965991362283</text:p>
          </table:table-cell>
          <table:table-cell office:value-type="float" office:value="8.33099999342012" table:style-name="ce1">
            <text:p>8.33099999342012</text:p>
          </table:table-cell>
          <table:table-cell office:value-type="float" office:value="10.2716206865601" table:style-name="ce1">
            <text:p>10.2716206865601</text:p>
          </table:table-cell>
          <table:table-cell office:value-type="float" office:value="10.6682553014883" table:style-name="ce1">
            <text:p>10.6682553014883</text:p>
          </table:table-cell>
          <table:table-cell office:value-type="float" office:value="10.4966778860889" table:style-name="ce1">
            <text:p>10.4966778860889</text:p>
          </table:table-cell>
          <table:table-cell office:value-type="float" office:value="7.45513120839019" table:style-name="ce1">
            <text:p>7.45513120839019</text:p>
          </table:table-cell>
          <table:table-cell office:value-type="float" office:value="11.8010729285276" table:style-name="ce1">
            <text:p>11.8010729285276</text:p>
          </table:table-cell>
          <table:table-cell office:value-type="float" office:value="9.78598488170694" table:style-name="ce1">
            <text:p>9.78598488170694</text:p>
          </table:table-cell>
          <table:table-cell office:value-type="float" office:value="14.6764279765527" table:style-name="ce1">
            <text:p>14.6764279765527</text:p>
          </table:table-cell>
        </table:table-row>
        <table:table-row table:style-name="ro1">
          <table:table-cell office:value-type="string" table:style-name="ce1">
            <text:p>Raul Florucz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11</text:p>
          </table:table-cell>
          <table:table-cell office:value-type="float" office:value="9.7" table:style-name="ce1">
            <text:p>9.7</text:p>
          </table:table-cell>
          <table:table-cell office:value-type="float" office:value="8.38805560024412" table:style-name="ce1">
            <text:p>8.38805560024412</text:p>
          </table:table-cell>
          <table:table-cell office:value-type="float" office:value="8.01055587191826" table:style-name="ce1">
            <text:p>8.01055587191826</text:p>
          </table:table-cell>
          <table:table-cell office:value-type="float" office:value="10.9607819943546" table:style-name="ce1">
            <text:p>10.9607819943546</text:p>
          </table:table-cell>
          <table:table-cell office:value-type="float" office:value="9.33277211418563" table:style-name="ce1">
            <text:p>9.33277211418563</text:p>
          </table:table-cell>
          <table:table-cell office:value-type="float" office:value="10.0890919735063" table:style-name="ce1">
            <text:p>10.0890919735063</text:p>
          </table:table-cell>
          <table:table-cell office:value-type="float" office:value="6.19990175832774" table:style-name="ce1">
            <text:p>6.19990175832774</text:p>
          </table:table-cell>
          <table:table-cell office:value-type="float" office:value="11.1730773410224" table:style-name="ce1">
            <text:p>11.1730773410224</text:p>
          </table:table-cell>
          <table:table-cell office:value-type="float" office:value="9.65163869848073" table:style-name="ce1">
            <text:p>9.65163869848073</text:p>
          </table:table-cell>
          <table:table-cell office:value-type="float" office:value="14.6764279765527" table:style-name="ce1">
            <text:p>14.6764279765527</text:p>
          </table:table-cell>
        </table:table-row>
        <table:table-row table:style-name="ro1">
          <table:table-cell office:value-type="string" table:style-name="ce1">
            <text:p>Carlos Forb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294</text:p>
          </table:table-cell>
          <table:table-cell office:value-type="float" office:value="14.2" table:style-name="ce1">
            <text:p>14.2</text:p>
          </table:table-cell>
          <table:table-cell office:value-type="float" office:value="9.23772645160058" table:style-name="ce1">
            <text:p>9.23772645160058</text:p>
          </table:table-cell>
          <table:table-cell office:value-type="float" office:value="15.3803149235192" table:style-name="ce1">
            <text:p>15.3803149235192</text:p>
          </table:table-cell>
          <table:table-cell office:value-type="float" office:value="15.0485843932479" table:style-name="ce1">
            <text:p>15.0485843932479</text:p>
          </table:table-cell>
          <table:table-cell office:value-type="float" office:value="15.560374484193" table:style-name="ce1">
            <text:p>15.560374484193</text:p>
          </table:table-cell>
          <table:table-cell office:value-type="float" office:value="16.7382115610765" table:style-name="ce1">
            <text:p>16.7382115610765</text:p>
          </table:table-cell>
          <table:table-cell office:value-type="float" office:value="7.98487569562929" table:style-name="ce1">
            <text:p>7.98487569562929</text:p>
          </table:table-cell>
          <table:table-cell office:value-type="float" office:value="17.0437078349367" table:style-name="ce1">
            <text:p>17.0437078349367</text:p>
          </table:table-cell>
          <table:table-cell office:value-type="float" office:value="6.54538680860096" table:style-name="ce1">
            <text:p>6.54538680860096</text:p>
          </table:table-cell>
          <table:table-cell office:value-type="float" office:value="8.44393683249594" table:style-name="ce1">
            <text:p>8.44393683249594</text:p>
          </table:table-cell>
        </table:table-row>
        <table:table-row table:style-name="ro1">
          <table:table-cell office:value-type="string" table:style-name="ce1">
            <text:p>Omri Gandelma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36</text:p>
          </table:table-cell>
          <table:table-cell office:value-type="float" office:value="15.8" table:style-name="ce1">
            <text:p>15.8</text:p>
          </table:table-cell>
          <table:table-cell office:value-type="float" office:value="6.80378993584168" table:style-name="ce1">
            <text:p>6.80378993584168</text:p>
          </table:table-cell>
          <table:table-cell office:value-type="float" office:value="12.1651037953477" table:style-name="ce1">
            <text:p>12.1651037953477</text:p>
          </table:table-cell>
          <table:table-cell office:value-type="float" office:value="7.79557406832691" table:style-name="ce1">
            <text:p>7.79557406832691</text:p>
          </table:table-cell>
          <table:table-cell office:value-type="float" office:value="10.0063491693648" table:style-name="ce1">
            <text:p>10.0063491693648</text:p>
          </table:table-cell>
          <table:table-cell office:value-type="float" office:value="5.55963420910196" table:style-name="ce1">
            <text:p>5.55963420910196</text:p>
          </table:table-cell>
          <table:table-cell office:value-type="float" office:value="9.05086350907219" table:style-name="ce1">
            <text:p>9.05086350907219</text:p>
          </table:table-cell>
          <table:table-cell office:value-type="float" office:value="7.47448768923362" table:style-name="ce1">
            <text:p>7.47448768923362</text:p>
          </table:table-cell>
          <table:table-cell office:value-type="float" office:value="7.16927957231373" table:style-name="ce1">
            <text:p>7.16927957231373</text:p>
          </table:table-cell>
          <table:table-cell office:value-type="float" office:value="14.0378170547188" table:style-name="ce1">
            <text:p>14.0378170547188</text:p>
          </table:table-cell>
        </table:table-row>
        <table:table-row table:style-name="ro1">
          <table:table-cell office:value-type="string" table:style-name="ce1">
            <text:p>Hyllarion Goor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36</text:p>
          </table:table-cell>
          <table:table-cell office:value-type="float" office:value="11" table:style-name="ce1">
            <text:p>11</text:p>
          </table:table-cell>
          <table:table-cell office:value-type="float" office:value="8.21318508075915" table:style-name="ce1">
            <text:p>8.21318508075915</text:p>
          </table:table-cell>
          <table:table-cell office:value-type="float" office:value="8.59503414920613" table:style-name="ce1">
            <text:p>8.59503414920613</text:p>
          </table:table-cell>
          <table:table-cell office:value-type="float" office:value="10.2716206865601" table:style-name="ce1">
            <text:p>10.2716206865601</text:p>
          </table:table-cell>
          <table:table-cell office:value-type="float" office:value="8.27214861466878" table:style-name="ce1">
            <text:p>8.27214861466878</text:p>
          </table:table-cell>
          <table:table-cell office:value-type="float" office:value="11.6717636891122" table:style-name="ce1">
            <text:p>11.6717636891122</text:p>
          </table:table-cell>
          <table:table-cell office:value-type="float" office:value="10.0654880611522" table:style-name="ce1">
            <text:p>10.0654880611522</text:p>
          </table:table-cell>
          <table:table-cell office:value-type="float" office:value="11.9833310773912" table:style-name="ce1">
            <text:p>11.9833310773912</text:p>
          </table:table-cell>
          <table:table-cell office:value-type="float" office:value="8.66247991803765" table:style-name="ce1">
            <text:p>8.66247991803765</text:p>
          </table:table-cell>
          <table:table-cell office:value-type="float" office:value="9.59500486754863" table:style-name="ce1">
            <text:p>9.59500486754863</text:p>
          </table:table-cell>
        </table:table-row>
        <table:table-row table:style-name="ro1">
          <table:table-cell office:value-type="string" table:style-name="ce1">
            <text:p>Keisuke Got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18</text:p>
          </table:table-cell>
          <table:table-cell office:value-type="float" office:value="13.5" table:style-name="ce1">
            <text:p>13.5</text:p>
          </table:table-cell>
          <table:table-cell office:value-type="float" office:value="6.94393520607485" table:style-name="ce1">
            <text:p>6.94393520607485</text:p>
          </table:table-cell>
          <table:table-cell office:value-type="float" office:value="8.50687470645876" table:style-name="ce1">
            <text:p>8.50687470645876</text:p>
          </table:table-cell>
          <table:table-cell office:value-type="float" office:value="11.0733531771949" table:style-name="ce1">
            <text:p>11.0733531771949</text:p>
          </table:table-cell>
          <table:table-cell office:value-type="float" office:value="8.84941098887878" table:style-name="ce1">
            <text:p>8.84941098887878</text:p>
          </table:table-cell>
          <table:table-cell office:value-type="float" office:value="6.083390102918" table:style-name="ce1">
            <text:p>6.083390102918</text:p>
          </table:table-cell>
          <table:table-cell office:value-type="float" office:value="5.01356529904214" table:style-name="ce1">
            <text:p>5.01356529904214</text:p>
          </table:table-cell>
          <table:table-cell office:value-type="float" office:value="8.14116961276466" table:style-name="ce1">
            <text:p>8.14116961276466</text:p>
          </table:table-cell>
          <table:table-cell office:value-type="float" office:value="8.26002990288252" table:style-name="ce1">
            <text:p>8.26002990288252</text:p>
          </table:table-cell>
          <table:table-cell office:value-type="float" office:value="15.7467666581295" table:style-name="ce1">
            <text:p>15.7467666581295</text:p>
          </table:table-cell>
        </table:table-row>
        <table:table-row table:style-name="ro1">
          <table:table-cell office:value-type="string" table:style-name="ce1">
            <text:p>Parfait Guiago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19</text:p>
          </table:table-cell>
          <table:table-cell office:value-type="float" office:value="14.8" table:style-name="ce1">
            <text:p>14.8</text:p>
          </table:table-cell>
          <table:table-cell office:value-type="float" office:value="8.70817716975182" table:style-name="ce1">
            <text:p>8.70817716975182</text:p>
          </table:table-cell>
          <table:table-cell office:value-type="float" office:value="14.8969292776689" table:style-name="ce1">
            <text:p>14.8969292776689</text:p>
          </table:table-cell>
          <table:table-cell office:value-type="float" office:value="12.3547508797662" table:style-name="ce1">
            <text:p>12.3547508797662</text:p>
          </table:table-cell>
          <table:table-cell office:value-type="float" office:value="14.7575174938401" table:style-name="ce1">
            <text:p>14.7575174938401</text:p>
          </table:table-cell>
          <table:table-cell office:value-type="float" office:value="14.0975045420252" table:style-name="ce1">
            <text:p>14.0975045420252</text:p>
          </table:table-cell>
          <table:table-cell office:value-type="float" office:value="9.84942329336578" table:style-name="ce1">
            <text:p>9.84942329336578</text:p>
          </table:table-cell>
          <table:table-cell office:value-type="float" office:value="13.112963541292" table:style-name="ce1">
            <text:p>13.112963541292</text:p>
          </table:table-cell>
          <table:table-cell office:value-type="float" office:value="8.52798890797681" table:style-name="ce1">
            <text:p>8.52798890797681</text:p>
          </table:table-cell>
          <table:table-cell office:value-type="float" office:value="12.3052412364934" table:style-name="ce1">
            <text:p>12.3052412364934</text:p>
          </table:table-cell>
        </table:table-row>
        <table:table-row table:style-name="ro1">
          <table:table-cell office:value-type="string" table:style-name="ce1">
            <text:p>Anouar Ait El Hadj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62</text:p>
          </table:table-cell>
          <table:table-cell office:value-type="float" office:value="14.4" table:style-name="ce1">
            <text:p>14.4</text:p>
          </table:table-cell>
          <table:table-cell office:value-type="float" office:value="8.67043171862186" table:style-name="ce1">
            <text:p>8.67043171862186</text:p>
          </table:table-cell>
          <table:table-cell office:value-type="float" office:value="15.2244669682412" table:style-name="ce1">
            <text:p>15.2244669682412</text:p>
          </table:table-cell>
          <table:table-cell office:value-type="float" office:value="15.0485843932479" table:style-name="ce1">
            <text:p>15.0485843932479</text:p>
          </table:table-cell>
          <table:table-cell office:value-type="float" office:value="16.1660109705646" table:style-name="ce1">
            <text:p>16.1660109705646</text:p>
          </table:table-cell>
          <table:table-cell office:value-type="float" office:value="12.9090412990734" table:style-name="ce1">
            <text:p>12.9090412990734</text:p>
          </table:table-cell>
          <table:table-cell office:value-type="float" office:value="7.33338590121516" table:style-name="ce1">
            <text:p>7.33338590121516</text:p>
          </table:table-cell>
          <table:table-cell office:value-type="float" office:value="11.6779116417495" table:style-name="ce1">
            <text:p>11.6779116417495</text:p>
          </table:table-cell>
          <table:table-cell office:value-type="float" office:value="6.83303642836487" table:style-name="ce1">
            <text:p>6.83303642836487</text:p>
          </table:table-cell>
          <table:table-cell office:value-type="float" office:value="6.47973084931247" table:style-name="ce1">
            <text:p>6.47973084931247</text:p>
          </table:table-cell>
        </table:table-row>
        <table:table-row table:style-name="ro1">
          <table:table-cell office:value-type="string" table:style-name="ce1">
            <text:p>Thorgan Hazard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2-284</text:p>
          </table:table-cell>
          <table:table-cell office:value-type="float" office:value="15.8" table:style-name="ce1">
            <text:p>15.8</text:p>
          </table:table-cell>
          <table:table-cell office:value-type="float" office:value="8.85301599585893" table:style-name="ce1">
            <text:p>8.85301599585893</text:p>
          </table:table-cell>
          <table:table-cell office:value-type="float" office:value="15.9754445695908" table:style-name="ce1">
            <text:p>15.9754445695908</text:p>
          </table:table-cell>
          <table:table-cell office:value-type="float" office:value="16.2504174776848" table:style-name="ce1">
            <text:p>16.2504174776848</text:p>
          </table:table-cell>
          <table:table-cell office:value-type="float" office:value="16.506693650687" table:style-name="ce1">
            <text:p>16.506693650687</text:p>
          </table:table-cell>
          <table:table-cell office:value-type="float" office:value="15.5775084224294" table:style-name="ce1">
            <text:p>15.5775084224294</text:p>
          </table:table-cell>
          <table:table-cell office:value-type="float" office:value="10.7397793638703" table:style-name="ce1">
            <text:p>10.7397793638703</text:p>
          </table:table-cell>
          <table:table-cell office:value-type="float" office:value="15.3817601840836" table:style-name="ce1">
            <text:p>15.3817601840836</text:p>
          </table:table-cell>
          <table:table-cell office:value-type="float" office:value="7.68645204390102" table:style-name="ce1">
            <text:p>7.68645204390102</text:p>
          </table:table-cell>
          <table:table-cell office:value-type="float" office:value="14.4432269979858" table:style-name="ce1">
            <text:p>14.4432269979858</text:p>
          </table:table-cell>
        </table:table-row>
        <table:table-row table:style-name="ro1">
          <table:table-cell office:value-type="string" table:style-name="ce1">
            <text:p>Thomas Henry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109</text:p>
          </table:table-cell>
          <table:table-cell office:value-type="float" office:value="13.6" table:style-name="ce1">
            <text:p>13.6</text:p>
          </table:table-cell>
          <table:table-cell office:value-type="float" office:value="7.10915691835476" table:style-name="ce1">
            <text:p>7.10915691835476</text:p>
          </table:table-cell>
          <table:table-cell office:value-type="float" office:value="8.62444860473964" table:style-name="ce1">
            <text:p>8.62444860473964</text:p>
          </table:table-cell>
          <table:table-cell office:value-type="float" office:value="9.32850513728537" table:style-name="ce1">
            <text:p>9.32850513728537</text:p>
          </table:table-cell>
          <table:table-cell office:value-type="float" office:value="10.291953651246" table:style-name="ce1">
            <text:p>10.291953651246</text:p>
          </table:table-cell>
          <table:table-cell office:value-type="float" office:value="6.63709028895656" table:style-name="ce1">
            <text:p>6.63709028895656</text:p>
          </table:table-cell>
          <table:table-cell office:value-type="float" office:value="5.99522298565269" table:style-name="ce1">
            <text:p>5.99522298565269</text:p>
          </table:table-cell>
          <table:table-cell office:value-type="float" office:value="8.68450043197551" table:style-name="ce1">
            <text:p>8.68450043197551</text:p>
          </table:table-cell>
          <table:table-cell office:value-type="float" office:value="6.3440380665127" table:style-name="ce1">
            <text:p>6.3440380665127</text:p>
          </table:table-cell>
          <table:table-cell office:value-type="float" office:value="9.84080806385583" table:style-name="ce1">
            <text:p>9.84080806385583</text:p>
          </table:table-cell>
        </table:table-row>
        <table:table-row table:style-name="ro1">
          <table:table-cell office:value-type="string" table:style-name="ce1">
            <text:p>Oh Hyeon-gy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70</text:p>
          </table:table-cell>
          <table:table-cell office:value-type="float" office:value="12.2" table:style-name="ce1">
            <text:p>12.2</text:p>
          </table:table-cell>
          <table:table-cell office:value-type="float" office:value="7.58424869174774" table:style-name="ce1">
            <text:p>7.58424869174774</text:p>
          </table:table-cell>
          <table:table-cell office:value-type="float" office:value="8.44817908783448" table:style-name="ce1">
            <text:p>8.44817908783448</text:p>
          </table:table-cell>
          <table:table-cell office:value-type="float" office:value="12.6514335500887" table:style-name="ce1">
            <text:p>12.6514335500887</text:p>
          </table:table-cell>
          <table:table-cell office:value-type="float" office:value="9.04271466619868" table:style-name="ce1">
            <text:p>9.04271466619868</text:p>
          </table:table-cell>
          <table:table-cell office:value-type="float" office:value="10.2936119399897" table:style-name="ce1">
            <text:p>10.2936119399897</text:p>
          </table:table-cell>
          <table:table-cell office:value-type="float" office:value="10.8618678716374" table:style-name="ce1">
            <text:p>10.8618678716374</text:p>
          </table:table-cell>
          <table:table-cell office:value-type="float" office:value="10.8487490145516" table:style-name="ce1">
            <text:p>10.8487490145516</text:p>
          </table:table-cell>
          <table:table-cell office:value-type="float" office:value="13.0460082567267" table:style-name="ce1">
            <text:p>13.0460082567267</text:p>
          </table:table-cell>
          <table:table-cell office:value-type="float" office:value="14.8520771298428" table:style-name="ce1">
            <text:p>14.8520771298428</text:p>
          </table:table-cell>
        </table:table-row>
        <table:table-row table:style-name="ro1">
          <table:table-cell office:value-type="string" table:style-name="ce1">
            <text:p>Chukwubuikem Ikwuemes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55</text:p>
          </table:table-cell>
          <table:table-cell office:value-type="float" office:value="9.3" table:style-name="ce1">
            <text:p>9.3</text:p>
          </table:table-cell>
          <table:table-cell office:value-type="float" office:value="7.64522300834522" table:style-name="ce1">
            <text:p>7.64522300834522</text:p>
          </table:table-cell>
          <table:table-cell office:value-type="float" office:value="6.52958142147654" table:style-name="ce1">
            <text:p>6.52958142147654</text:p>
          </table:table-cell>
          <table:table-cell office:value-type="float" office:value="6.35128180486933" table:style-name="ce1">
            <text:p>6.35128180486933</text:p>
          </table:table-cell>
          <table:table-cell office:value-type="float" office:value="6.78748951983317" table:style-name="ce1">
            <text:p>6.78748951983317</text:p>
          </table:table-cell>
          <table:table-cell office:value-type="float" office:value="9.88336451368561" table:style-name="ce1">
            <text:p>9.88336451368561</text:p>
          </table:table-cell>
          <table:table-cell office:value-type="float" office:value="6.13646704662655" table:style-name="ce1">
            <text:p>6.13646704662655</text:p>
          </table:table-cell>
          <table:table-cell office:value-type="float" office:value="8.54812138933228" table:style-name="ce1">
            <text:p>8.54812138933228</text:p>
          </table:table-cell>
          <table:table-cell office:value-type="float" office:value="7.94976135850256" table:style-name="ce1">
            <text:p>7.94976135850256</text:p>
          </table:table-cell>
          <table:table-cell office:value-type="float" office:value="7.24065581784513" table:style-name="ce1">
            <text:p>7.24065581784513</text:p>
          </table:table-cell>
        </table:table-row>
        <table:table-row table:style-name="ro1">
          <table:table-cell office:value-type="string" table:style-name="ce1">
            <text:p>Vincent Janss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206</text:p>
          </table:table-cell>
          <table:table-cell office:value-type="float" office:value="17.9" table:style-name="ce1">
            <text:p>17.9</text:p>
          </table:table-cell>
          <table:table-cell office:value-type="float" office:value="7.17454702859166" table:style-name="ce1">
            <text:p>7.17454702859166</text:p>
          </table:table-cell>
          <table:table-cell office:value-type="float" office:value="11.7483985855951" table:style-name="ce1">
            <text:p>11.7483985855951</text:p>
          </table:table-cell>
          <table:table-cell office:value-type="float" office:value="13.3011899120847" table:style-name="ce1">
            <text:p>13.3011899120847</text:p>
          </table:table-cell>
          <table:table-cell office:value-type="float" office:value="11.6652420589147" table:style-name="ce1">
            <text:p>11.6652420589147</text:p>
          </table:table-cell>
          <table:table-cell office:value-type="float" office:value="7.81657324537635" table:style-name="ce1">
            <text:p>7.81657324537635</text:p>
          </table:table-cell>
          <table:table-cell office:value-type="float" office:value="8.09213526618032" table:style-name="ce1">
            <text:p>8.09213526618032</text:p>
          </table:table-cell>
          <table:table-cell office:value-type="float" office:value="10.5187582872742" table:style-name="ce1">
            <text:p>10.5187582872742</text:p>
          </table:table-cell>
          <table:table-cell office:value-type="float" office:value="7.86169181457663" table:style-name="ce1">
            <text:p>7.86169181457663</text:p>
          </table:table-cell>
          <table:table-cell office:value-type="float" office:value="14.3456295080241" table:style-name="ce1">
            <text:p>14.3456295080241</text:p>
          </table:table-cell>
        </table:table-row>
        <table:table-row table:style-name="ro1">
          <table:table-cell office:value-type="string" table:style-name="ce1">
            <text:p>Sory Kab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163</text:p>
          </table:table-cell>
          <table:table-cell office:value-type="float" office:value="10.3" table:style-name="ce1">
            <text:p>10.3</text:p>
          </table:table-cell>
          <table:table-cell office:value-type="float" office:value="7.70636452983636" table:style-name="ce1">
            <text:p>7.70636452983636</text:p>
          </table:table-cell>
          <table:table-cell office:value-type="float" office:value="7.29628590843117" table:style-name="ce1">
            <text:p>7.29628590843117</text:p>
          </table:table-cell>
          <table:table-cell office:value-type="float" office:value="8.14500274515416" table:style-name="ce1">
            <text:p>8.14500274515416</text:p>
          </table:table-cell>
          <table:table-cell office:value-type="float" office:value="7.7031899138416" table:style-name="ce1">
            <text:p>7.7031899138416</text:p>
          </table:table-cell>
          <table:table-cell office:value-type="float" office:value="6.82761797099954" table:style-name="ce1">
            <text:p>6.82761797099954</text:p>
          </table:table-cell>
          <table:table-cell office:value-type="float" office:value="9.25096007405018" table:style-name="ce1">
            <text:p>9.25096007405018</text:p>
          </table:table-cell>
          <table:table-cell office:value-type="float" office:value="7.73900845411203" table:style-name="ce1">
            <text:p>7.73900845411203</text:p>
          </table:table-cell>
          <table:table-cell office:value-type="float" office:value="7.21182539035795" table:style-name="ce1">
            <text:p>7.21182539035795</text:p>
          </table:table-cell>
          <table:table-cell office:value-type="float" office:value="11.1201757567373" table:style-name="ce1">
            <text:p>11.1201757567373</text:p>
          </table:table-cell>
        </table:table-row>
        <table:table-row table:style-name="ro1">
          <table:table-cell office:value-type="string" table:style-name="ce1">
            <text:p>Wilfried Kang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20</text:p>
          </table:table-cell>
          <table:table-cell office:value-type="float" office:value="15.1" table:style-name="ce1">
            <text:p>15.1</text:p>
          </table:table-cell>
          <table:table-cell office:value-type="float" office:value="7.27012224347888" table:style-name="ce1">
            <text:p>7.27012224347888</text:p>
          </table:table-cell>
          <table:table-cell office:value-type="float" office:value="10.0957813504182" table:style-name="ce1">
            <text:p>10.0957813504182</text:p>
          </table:table-cell>
          <table:table-cell office:value-type="float" office:value="10.6188928902286" table:style-name="ce1">
            <text:p>10.6188928902286</text:p>
          </table:table-cell>
          <table:table-cell office:value-type="float" office:value="8.27214861466878" table:style-name="ce1">
            <text:p>8.27214861466878</text:p>
          </table:table-cell>
          <table:table-cell office:value-type="float" office:value="9.0534943484358" table:style-name="ce1">
            <text:p>9.0534943484358</text:p>
          </table:table-cell>
          <table:table-cell office:value-type="float" office:value="8.77818980193717" table:style-name="ce1">
            <text:p>8.77818980193717</text:p>
          </table:table-cell>
          <table:table-cell office:value-type="float" office:value="9.98154329220059" table:style-name="ce1">
            <text:p>9.98154329220059</text:p>
          </table:table-cell>
          <table:table-cell office:value-type="float" office:value="9.60679069479694" table:style-name="ce1">
            <text:p>9.60679069479694</text:p>
          </table:table-cell>
          <table:table-cell office:value-type="float" office:value="12.4444310682641" table:style-name="ce1">
            <text:p>12.4444310682641</text:p>
          </table:table-cell>
        </table:table-row>
        <table:table-row table:style-name="ro1">
          <table:table-cell office:value-type="string" table:style-name="ce1">
            <text:p>Konstantinos Karetsa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8-049</text:p>
          </table:table-cell>
          <table:table-cell office:value-type="float" office:value="13.4" table:style-name="ce1">
            <text:p>13.4</text:p>
          </table:table-cell>
          <table:table-cell office:value-type="float" office:value="10.0850048155102" table:style-name="ce1">
            <text:p>10.0850048155102</text:p>
          </table:table-cell>
          <table:table-cell office:value-type="float" office:value="15.9192938397198" table:style-name="ce1">
            <text:p>15.9192938397198</text:p>
          </table:table-cell>
          <table:table-cell office:value-type="float" office:value="16.1560883043089" table:style-name="ce1">
            <text:p>16.1560883043089</text:p>
          </table:table-cell>
          <table:table-cell office:value-type="float" office:value="16.6159116118893" table:style-name="ce1">
            <text:p>16.6159116118893</text:p>
          </table:table-cell>
          <table:table-cell office:value-type="float" office:value="15.2274561555392" table:style-name="ce1">
            <text:p>15.2274561555392</text:p>
          </table:table-cell>
          <table:table-cell office:value-type="float" office:value="9.03267366969439" table:style-name="ce1">
            <text:p>9.03267366969439</text:p>
          </table:table-cell>
          <table:table-cell office:value-type="float" office:value="15.2927205091489" table:style-name="ce1">
            <text:p>15.2927205091489</text:p>
          </table:table-cell>
          <table:table-cell office:value-type="float" office:value="7.94976135850256" table:style-name="ce1">
            <text:p>7.94976135850256</text:p>
          </table:table-cell>
          <table:table-cell office:value-type="float" office:value="6.9313281539519" table:style-name="ce1">
            <text:p>6.9313281539519</text:p>
          </table:table-cell>
        </table:table-row>
        <table:table-row table:style-name="ro1">
          <table:table-cell office:value-type="string" table:style-name="ce1">
            <text:p>Gyrano Kerk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36</text:p>
          </table:table-cell>
          <table:table-cell office:value-type="float" office:value="9" table:style-name="ce1">
            <text:p>9</text:p>
          </table:table-cell>
          <table:table-cell office:value-type="float" office:value="8.06394607967901" table:style-name="ce1">
            <text:p>8.06394607967901</text:p>
          </table:table-cell>
          <table:table-cell office:value-type="float" office:value="7.24021345229922" table:style-name="ce1">
            <text:p>7.24021345229922</text:p>
          </table:table-cell>
          <table:table-cell office:value-type="float" office:value="12.843284093999" table:style-name="ce1">
            <text:p>12.843284093999</text:p>
          </table:table-cell>
          <table:table-cell office:value-type="float" office:value="10.101823379262" table:style-name="ce1">
            <text:p>10.101823379262</text:p>
          </table:table-cell>
          <table:table-cell office:value-type="float" office:value="9.46930199982083" table:style-name="ce1">
            <text:p>9.46930199982083</text:p>
          </table:table-cell>
          <table:table-cell office:value-type="float" office:value="8.77818980193717" table:style-name="ce1">
            <text:p>8.77818980193717</text:p>
          </table:table-cell>
          <table:table-cell office:value-type="float" office:value="9.23168094223003" table:style-name="ce1">
            <text:p>9.23168094223003</text:p>
          </table:table-cell>
          <table:table-cell office:value-type="float" office:value="8.57278746022254" table:style-name="ce1">
            <text:p>8.57278746022254</text:p>
          </table:table-cell>
          <table:table-cell office:value-type="float" office:value="7.87548861605154" table:style-name="ce1">
            <text:p>7.87548861605154</text:p>
          </table:table-cell>
        </table:table-row>
        <table:table-row table:style-name="ro1">
          <table:table-cell office:value-type="string" table:style-name="ce1">
            <text:p>Roman Kvě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8-021</text:p>
          </table:table-cell>
          <table:table-cell office:value-type="float" office:value="17.7" table:style-name="ce1">
            <text:p>17.7</text:p>
          </table:table-cell>
          <table:table-cell office:value-type="float" office:value="8.21318508075915" table:style-name="ce1">
            <text:p>8.21318508075915</text:p>
          </table:table-cell>
          <table:table-cell office:value-type="float" office:value="16.0296304868375" table:style-name="ce1">
            <text:p>16.0296304868375</text:p>
          </table:table-cell>
          <table:table-cell office:value-type="float" office:value="8.73474695156697" table:style-name="ce1">
            <text:p>8.73474695156697</text:p>
          </table:table-cell>
          <table:table-cell office:value-type="float" office:value="15.8423923924284" table:style-name="ce1">
            <text:p>15.8423923924284</text:p>
          </table:table-cell>
          <table:table-cell office:value-type="float" office:value="11.2897433701025" table:style-name="ce1">
            <text:p>11.2897433701025</text:p>
          </table:table-cell>
          <table:table-cell office:value-type="float" office:value="10.5817296494636" table:style-name="ce1">
            <text:p>10.5817296494636</text:p>
          </table:table-cell>
          <table:table-cell office:value-type="float" office:value="12.6239823214688" table:style-name="ce1">
            <text:p>12.6239823214688</text:p>
          </table:table-cell>
          <table:table-cell office:value-type="float" office:value="6.66787005050126" table:style-name="ce1">
            <text:p>6.66787005050126</text:p>
          </table:table-cell>
          <table:table-cell office:value-type="float" office:value="9.0189578091316" table:style-name="ce1">
            <text:p>9.0189578091316</text:p>
          </table:table-cell>
        </table:table-row>
        <table:table-row table:style-name="ro1">
          <table:table-cell office:value-type="string" table:style-name="ce1">
            <text:p>Lion Lauberbach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26</text:p>
          </table:table-cell>
          <table:table-cell office:value-type="float" office:value="18.9" table:style-name="ce1">
            <text:p>18.9</text:p>
          </table:table-cell>
          <table:table-cell office:value-type="float" office:value="6.98507122755017" table:style-name="ce1">
            <text:p>6.98507122755017</text:p>
          </table:table-cell>
          <table:table-cell office:value-type="float" office:value="12.0366537442748" table:style-name="ce1">
            <text:p>12.0366537442748</text:p>
          </table:table-cell>
          <table:table-cell office:value-type="float" office:value="8.02806520681808" table:style-name="ce1">
            <text:p>8.02806520681808</text:p>
          </table:table-cell>
          <table:table-cell office:value-type="float" office:value="10.9462739241114" table:style-name="ce1">
            <text:p>10.9462739241114</text:p>
          </table:table-cell>
          <table:table-cell office:value-type="float" office:value="12.3994790630679" table:style-name="ce1">
            <text:p>12.3994790630679</text:p>
          </table:table-cell>
          <table:table-cell office:value-type="float" office:value="8.94174137834151" table:style-name="ce1">
            <text:p>8.94174137834151</text:p>
          </table:table-cell>
          <table:table-cell office:value-type="float" office:value="13.8518580858397" table:style-name="ce1">
            <text:p>13.8518580858397</text:p>
          </table:table-cell>
          <table:table-cell office:value-type="float" office:value="10.4948692152867" table:style-name="ce1">
            <text:p>10.4948692152867</text:p>
          </table:table-cell>
          <table:table-cell office:value-type="float" office:value="15.3941060300797" table:style-name="ce1">
            <text:p>15.3941060300797</text:p>
          </table:table-cell>
        </table:table-row>
        <table:table-row table:style-name="ro1">
          <table:table-cell office:value-type="string" table:style-name="ce1">
            <text:p>Mathieu Maerten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0-286</text:p>
          </table:table-cell>
          <table:table-cell office:value-type="float" office:value="8.7" table:style-name="ce1">
            <text:p>8.7</text:p>
          </table:table-cell>
          <table:table-cell office:value-type="float" office:value="8.48202130319962" table:style-name="ce1">
            <text:p>8.48202130319962</text:p>
          </table:table-cell>
          <table:table-cell office:value-type="float" office:value="8.12673886041702" table:style-name="ce1">
            <text:p>8.12673886041702</text:p>
          </table:table-cell>
          <table:table-cell office:value-type="float" office:value="8.97211017669747" table:style-name="ce1">
            <text:p>8.97211017669747</text:p>
          </table:table-cell>
          <table:table-cell office:value-type="float" office:value="8.65640882124148" table:style-name="ce1">
            <text:p>8.65640882124148</text:p>
          </table:table-cell>
          <table:table-cell office:value-type="float" office:value="7.614638013864" table:style-name="ce1">
            <text:p>7.614638013864</text:p>
          </table:table-cell>
          <table:table-cell office:value-type="float" office:value="7.61277307238747" table:style-name="ce1">
            <text:p>7.61277307238747</text:p>
          </table:table-cell>
          <table:table-cell office:value-type="float" office:value="8.68450043197551" table:style-name="ce1">
            <text:p>8.68450043197551</text:p>
          </table:table-cell>
          <table:table-cell office:value-type="float" office:value="10.7560136837825" table:style-name="ce1">
            <text:p>10.7560136837825</text:p>
          </table:table-cell>
          <table:table-cell office:value-type="float" office:value="8.93661832967901" table:style-name="ce1">
            <text:p>8.93661832967901</text:p>
          </table:table-cell>
        </table:table-row>
        <table:table-row table:style-name="ro1">
          <table:table-cell office:value-type="string" table:style-name="ce1">
            <text:p>Youssef Maziz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7-197</text:p>
          </table:table-cell>
          <table:table-cell office:value-type="float" office:value="9.3" table:style-name="ce1">
            <text:p>9.3</text:p>
          </table:table-cell>
          <table:table-cell office:value-type="float" office:value="8.90974258623391" table:style-name="ce1">
            <text:p>8.90974258623391</text:p>
          </table:table-cell>
          <table:table-cell office:value-type="float" office:value="12.4910916661824" table:style-name="ce1">
            <text:p>12.4910916661824</text:p>
          </table:table-cell>
          <table:table-cell office:value-type="float" office:value="12.6514335500887" table:style-name="ce1">
            <text:p>12.6514335500887</text:p>
          </table:table-cell>
          <table:table-cell office:value-type="float" office:value="13.7561095135395" table:style-name="ce1">
            <text:p>13.7561095135395</text:p>
          </table:table-cell>
          <table:table-cell office:value-type="float" office:value="8.22505682687347" table:style-name="ce1">
            <text:p>8.22505682687347</text:p>
          </table:table-cell>
          <table:table-cell office:value-type="float" office:value="5.93312062713145" table:style-name="ce1">
            <text:p>5.93312062713145</text:p>
          </table:table-cell>
          <table:table-cell office:value-type="float" office:value="9.23168094223003" table:style-name="ce1">
            <text:p>9.23168094223003</text:p>
          </table:table-cell>
          <table:table-cell office:value-type="float" office:value="7.46928504899507" table:style-name="ce1">
            <text:p>7.46928504899507</text:p>
          </table:table-cell>
          <table:table-cell office:value-type="float" office:value="7.87548861605154" table:style-name="ce1">
            <text:p>7.87548861605154</text:p>
          </table:table-cell>
        </table:table-row>
        <table:table-row table:style-name="ro1">
          <table:table-cell office:value-type="string" table:style-name="ce1">
            <text:p>Nayel Mehssato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3-271</text:p>
          </table:table-cell>
          <table:table-cell office:value-type="float" office:value="8.4" table:style-name="ce1">
            <text:p>8.4</text:p>
          </table:table-cell>
          <table:table-cell office:value-type="float" office:value="7.17454702859166" table:style-name="ce1">
            <text:p>7.17454702859166</text:p>
          </table:table-cell>
          <table:table-cell office:value-type="float" office:value="10.7008281897349" table:style-name="ce1">
            <text:p>10.7008281897349</text:p>
          </table:table-cell>
          <table:table-cell office:value-type="float" office:value="8.38003112841207" table:style-name="ce1">
            <text:p>8.38003112841207</text:p>
          </table:table-cell>
          <table:table-cell office:value-type="float" office:value="10.6682553014883" table:style-name="ce1">
            <text:p>10.6682553014883</text:p>
          </table:table-cell>
          <table:table-cell office:value-type="float" office:value="8.02012677107906" table:style-name="ce1">
            <text:p>8.02012677107906</text:p>
          </table:table-cell>
          <table:table-cell office:value-type="float" office:value="4.90508297062842" table:style-name="ce1">
            <text:p>4.90508297062842</text:p>
          </table:table-cell>
          <table:table-cell office:value-type="float" office:value="7.5403113352272" table:style-name="ce1">
            <text:p>7.5403113352272</text:p>
          </table:table-cell>
          <table:table-cell office:value-type="float" office:value="6.75019422448799" table:style-name="ce1">
            <text:p>6.75019422448799</text:p>
          </table:table-cell>
          <table:table-cell office:value-type="float" office:value="5.69733886552471" table:style-name="ce1">
            <text:p>5.69733886552471</text:p>
          </table:table-cell>
        </table:table-row>
        <table:table-row table:style-name="ro1">
          <table:table-cell office:value-type="string" table:style-name="ce1">
            <text:p>Oucasse Mendy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20</text:p>
          </table:table-cell>
          <table:table-cell office:value-type="float" office:value="10.3" table:style-name="ce1">
            <text:p>10.3</text:p>
          </table:table-cell>
          <table:table-cell office:value-type="float" office:value="6.90291525940166" table:style-name="ce1">
            <text:p>6.90291525940166</text:p>
          </table:table-cell>
          <table:table-cell office:value-type="float" office:value="6.26653334002206" table:style-name="ce1">
            <text:p>6.26653334002206</text:p>
          </table:table-cell>
          <table:table-cell office:value-type="float" office:value="6.56410082412054" table:style-name="ce1">
            <text:p>6.56410082412054</text:p>
          </table:table-cell>
          <table:table-cell office:value-type="float" office:value="7.51630760662937" table:style-name="ce1">
            <text:p>7.51630760662937</text:p>
          </table:table-cell>
          <table:table-cell office:value-type="float" office:value="6.083390102918" table:style-name="ce1">
            <text:p>6.083390102918</text:p>
          </table:table-cell>
          <table:table-cell office:value-type="float" office:value="8.09213526618032" table:style-name="ce1">
            <text:p>8.09213526618032</text:p>
          </table:table-cell>
          <table:table-cell office:value-type="float" office:value="6.82949328976751" table:style-name="ce1">
            <text:p>6.82949328976751</text:p>
          </table:table-cell>
          <table:table-cell office:value-type="float" office:value="5.68793176284713" table:style-name="ce1">
            <text:p>5.68793176284713</text:p>
          </table:table-cell>
          <table:table-cell office:value-type="float" office:value="6.47973084931247" table:style-name="ce1">
            <text:p>6.47973084931247</text:p>
          </table:table-cell>
        </table:table-row>
        <table:table-row table:style-name="ro1">
          <table:table-cell office:value-type="string" table:style-name="ce1">
            <text:p>Jovan Mijatović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80</text:p>
          </table:table-cell>
          <table:table-cell office:value-type="float" office:value="8" table:style-name="ce1">
            <text:p>8</text:p>
          </table:table-cell>
          <table:table-cell office:value-type="float" office:value="8.0701510259982" table:style-name="ce1">
            <text:p>8.0701510259982</text:p>
          </table:table-cell>
          <table:table-cell office:value-type="float" office:value="6.85308879250859" table:style-name="ce1">
            <text:p>6.85308879250859</text:p>
          </table:table-cell>
          <table:table-cell office:value-type="float" office:value="7.56522698182144" table:style-name="ce1">
            <text:p>7.56522698182144</text:p>
          </table:table-cell>
          <table:table-cell office:value-type="float" office:value="8.36793069208278" table:style-name="ce1">
            <text:p>8.36793069208278</text:p>
          </table:table-cell>
          <table:table-cell office:value-type="float" office:value="7.41455494154656" table:style-name="ce1">
            <text:p>7.41455494154656</text:p>
          </table:table-cell>
          <table:table-cell office:value-type="float" office:value="7.07530029039185" table:style-name="ce1">
            <text:p>7.07530029039185</text:p>
          </table:table-cell>
          <table:table-cell office:value-type="float" office:value="7.34350169594246" table:style-name="ce1">
            <text:p>7.34350169594246</text:p>
          </table:table-cell>
          <table:table-cell office:value-type="float" office:value="6.8746471256888" table:style-name="ce1">
            <text:p>6.8746471256888</text:p>
          </table:table-cell>
          <table:table-cell office:value-type="float" office:value="5.76579142975781" table:style-name="ce1">
            <text:p>5.76579142975781</text:p>
          </table:table-cell>
        </table:table-row>
        <table:table-row table:style-name="ro1">
          <table:table-cell office:value-type="string" table:style-name="ce1">
            <text:p>Alan Mind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238</text:p>
          </table:table-cell>
          <table:table-cell office:value-type="float" office:value="10.8" table:style-name="ce1">
            <text:p>10.8</text:p>
          </table:table-cell>
          <table:table-cell office:value-type="float" office:value="8.26931100528533" table:style-name="ce1">
            <text:p>8.26931100528533</text:p>
          </table:table-cell>
          <table:table-cell office:value-type="float" office:value="10.3279009013996" table:style-name="ce1">
            <text:p>10.3279009013996</text:p>
          </table:table-cell>
          <table:table-cell office:value-type="float" office:value="9.92015892983306" table:style-name="ce1">
            <text:p>9.92015892983306</text:p>
          </table:table-cell>
          <table:table-cell office:value-type="float" office:value="9.81470857577734" table:style-name="ce1">
            <text:p>9.81470857577734</text:p>
          </table:table-cell>
          <table:table-cell office:value-type="float" office:value="14.595679487228" table:style-name="ce1">
            <text:p>14.595679487228</text:p>
          </table:table-cell>
          <table:table-cell office:value-type="float" office:value="9.43274334079317" table:style-name="ce1">
            <text:p>9.43274334079317</text:p>
          </table:table-cell>
          <table:table-cell office:value-type="float" office:value="13.9879074938847" table:style-name="ce1">
            <text:p>13.9879074938847</text:p>
          </table:table-cell>
          <table:table-cell office:value-type="float" office:value="9.15717658955856" table:style-name="ce1">
            <text:p>9.15717658955856</text:p>
          </table:table-cell>
          <table:table-cell office:value-type="float" office:value="9.59500486754863" table:style-name="ce1">
            <text:p>9.59500486754863</text:p>
          </table:table-cell>
        </table:table-row>
        <table:table-row table:style-name="ro1">
          <table:table-cell office:value-type="string" table:style-name="ce1">
            <text:p>Kerim Mrabt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31-232</text:p>
          </table:table-cell>
          <table:table-cell office:value-type="float" office:value="8.6" table:style-name="ce1">
            <text:p>8.6</text:p>
          </table:table-cell>
          <table:table-cell office:value-type="float" office:value="7.36622384162991" table:style-name="ce1">
            <text:p>7.36622384162991</text:p>
          </table:table-cell>
          <table:table-cell office:value-type="float" office:value="10.1539724738648" table:style-name="ce1">
            <text:p>10.1539724738648</text:p>
          </table:table-cell>
          <table:table-cell office:value-type="float" office:value="9.32850513728537" table:style-name="ce1">
            <text:p>9.32850513728537</text:p>
          </table:table-cell>
          <table:table-cell office:value-type="float" office:value="10.6682553014883" table:style-name="ce1">
            <text:p>10.6682553014883</text:p>
          </table:table-cell>
          <table:table-cell office:value-type="float" office:value="6.63709028895656" table:style-name="ce1">
            <text:p>6.63709028895656</text:p>
          </table:table-cell>
          <table:table-cell office:value-type="float" office:value="10.0654880611522" table:style-name="ce1">
            <text:p>10.0654880611522</text:p>
          </table:table-cell>
          <table:table-cell office:value-type="float" office:value="6.95638756381001" table:style-name="ce1">
            <text:p>6.95638756381001</text:p>
          </table:table-cell>
          <table:table-cell office:value-type="float" office:value="6.26451343813473" table:style-name="ce1">
            <text:p>6.26451343813473</text:p>
          </table:table-cell>
          <table:table-cell office:value-type="float" office:value="7.71503269621948" table:style-name="ce1">
            <text:p>7.71503269621948</text:p>
          </table:table-cell>
        </table:table-row>
        <table:table-row table:style-name="ro1">
          <table:table-cell office:value-type="string" table:style-name="ce1">
            <text:p>Arbnor Muj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039</text:p>
          </table:table-cell>
          <table:table-cell office:value-type="float" office:value="10.9" table:style-name="ce1">
            <text:p>10.9</text:p>
          </table:table-cell>
          <table:table-cell office:value-type="float" office:value="8.0701510259982" table:style-name="ce1">
            <text:p>8.0701510259982</text:p>
          </table:table-cell>
          <table:table-cell office:value-type="float" office:value="14.6456759027253" table:style-name="ce1">
            <text:p>14.6456759027253</text:p>
          </table:table-cell>
          <table:table-cell office:value-type="float" office:value="9.09091098779055" table:style-name="ce1">
            <text:p>9.09091098779055</text:p>
          </table:table-cell>
          <table:table-cell office:value-type="float" office:value="11.3102141594388" table:style-name="ce1">
            <text:p>11.3102141594388</text:p>
          </table:table-cell>
          <table:table-cell office:value-type="float" office:value="12.5729788373075" table:style-name="ce1">
            <text:p>12.5729788373075</text:p>
          </table:table-cell>
          <table:table-cell office:value-type="float" office:value="9.37823174283189" table:style-name="ce1">
            <text:p>9.37823174283189</text:p>
          </table:table-cell>
          <table:table-cell office:value-type="float" office:value="14.0764238561913" table:style-name="ce1">
            <text:p>14.0764238561913</text:p>
          </table:table-cell>
          <table:table-cell office:value-type="float" office:value="7.86169181457663" table:style-name="ce1">
            <text:p>7.86169181457663</text:p>
          </table:table-cell>
          <table:table-cell office:value-type="float" office:value="9.34836186976005" table:style-name="ce1">
            <text:p>9.34836186976005</text:p>
          </table:table-cell>
        </table:table-row>
        <table:table-row table:style-name="ro1">
          <table:table-cell office:value-type="string" table:style-name="ce1">
            <text:p>Steve Ngour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319</text:p>
          </table:table-cell>
          <table:table-cell office:value-type="float" office:value="15.8" table:style-name="ce1">
            <text:p>15.8</text:p>
          </table:table-cell>
          <table:table-cell office:value-type="float" office:value="7.52344798617114" table:style-name="ce1">
            <text:p>7.52344798617114</text:p>
          </table:table-cell>
          <table:table-cell office:value-type="float" office:value="8.36026641626993" table:style-name="ce1">
            <text:p>8.36026641626993</text:p>
          </table:table-cell>
          <table:table-cell office:value-type="float" office:value="12.9373755138409" table:style-name="ce1">
            <text:p>12.9373755138409</text:p>
          </table:table-cell>
          <table:table-cell office:value-type="float" office:value="9.52590242825464" table:style-name="ce1">
            <text:p>9.52590242825464</text:p>
          </table:table-cell>
          <table:table-cell office:value-type="float" office:value="13.3845347692156" table:style-name="ce1">
            <text:p>13.3845347692156</text:p>
          </table:table-cell>
          <table:table-cell office:value-type="float" office:value="7.49005773817251" table:style-name="ce1">
            <text:p>7.49005773817251</text:p>
          </table:table-cell>
          <table:table-cell office:value-type="float" office:value="14.1200279912593" table:style-name="ce1">
            <text:p>14.1200279912593</text:p>
          </table:table-cell>
          <table:table-cell office:value-type="float" office:value="7.42612592997009" table:style-name="ce1">
            <text:p>7.42612592997009</text:p>
          </table:table-cell>
          <table:table-cell office:value-type="float" office:value="12.782594978176" table:style-name="ce1">
            <text:p>12.782594978176</text:p>
          </table:table-cell>
        </table:table-row>
        <table:table-row table:style-name="ro1">
          <table:table-cell office:value-type="string" table:style-name="ce1">
            <text:p>Bruny Nsimb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77</text:p>
          </table:table-cell>
          <table:table-cell office:value-type="float" office:value="14.1" table:style-name="ce1">
            <text:p>14.1</text:p>
          </table:table-cell>
          <table:table-cell office:value-type="float" office:value="8.01435093941134" table:style-name="ce1">
            <text:p>8.01435093941134</text:p>
          </table:table-cell>
          <table:table-cell office:value-type="float" office:value="8.91917101072477" table:style-name="ce1">
            <text:p>8.91917101072477</text:p>
          </table:table-cell>
          <table:table-cell office:value-type="float" office:value="12.3547508797662" table:style-name="ce1">
            <text:p>12.3547508797662</text:p>
          </table:table-cell>
          <table:table-cell office:value-type="float" office:value="9.4293790421697" table:style-name="ce1">
            <text:p>9.4293790421697</text:p>
          </table:table-cell>
          <table:table-cell office:value-type="float" office:value="10.2936119399897" table:style-name="ce1">
            <text:p>10.2936119399897</text:p>
          </table:table-cell>
          <table:table-cell office:value-type="float" office:value="7.93139025653084" table:style-name="ce1">
            <text:p>7.93139025653084</text:p>
          </table:table-cell>
          <table:table-cell office:value-type="float" office:value="10.7831724693736" table:style-name="ce1">
            <text:p>10.7831724693736</text:p>
          </table:table-cell>
          <table:table-cell office:value-type="float" office:value="8.7073685503448" table:style-name="ce1">
            <text:p>8.7073685503448</text:p>
          </table:table-cell>
          <table:table-cell office:value-type="float" office:value="14.1945515606844" table:style-name="ce1">
            <text:p>14.1945515606844</text:p>
          </table:table-cell>
        </table:table-row>
        <table:table-row table:style-name="ro1">
          <table:table-cell office:value-type="string" table:style-name="ce1">
            <text:p>Joseph Opok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52</text:p>
          </table:table-cell>
          <table:table-cell office:value-type="float" office:value="15.5" table:style-name="ce1">
            <text:p>15.5</text:p>
          </table:table-cell>
          <table:table-cell office:value-type="float" office:value="8.55103749476351" table:style-name="ce1">
            <text:p>8.55103749476351</text:p>
          </table:table-cell>
          <table:table-cell office:value-type="float" office:value="12.2918728644007" table:style-name="ce1">
            <text:p>12.2918728644007</text:p>
          </table:table-cell>
          <table:table-cell office:value-type="float" office:value="14.9903530419183" table:style-name="ce1">
            <text:p>14.9903530419183</text:p>
          </table:table-cell>
          <table:table-cell office:value-type="float" office:value="12.2616499151737" table:style-name="ce1">
            <text:p>12.2616499151737</text:p>
          </table:table-cell>
          <table:table-cell office:value-type="float" office:value="13.8243926984608" table:style-name="ce1">
            <text:p>13.8243926984608</text:p>
          </table:table-cell>
          <table:table-cell office:value-type="float" office:value="10.4225696206184" table:style-name="ce1">
            <text:p>10.4225696206184</text:p>
          </table:table-cell>
          <table:table-cell office:value-type="float" office:value="14.7591572407467" table:style-name="ce1">
            <text:p>14.7591572407467</text:p>
          </table:table-cell>
          <table:table-cell office:value-type="float" office:value="6.14635263051553" table:style-name="ce1">
            <text:p>6.14635263051553</text:p>
          </table:table-cell>
          <table:table-cell office:value-type="float" office:value="8.60779747213759" table:style-name="ce1">
            <text:p>8.60779747213759</text:p>
          </table:table-cell>
        </table:table-row>
        <table:table-row table:style-name="ro1">
          <table:table-cell office:value-type="string" table:style-name="ce1">
            <text:p>Maxime Pa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5-282</text:p>
          </table:table-cell>
          <table:table-cell office:value-type="float" office:value="7.7" table:style-name="ce1">
            <text:p>7.7</text:p>
          </table:table-cell>
          <table:table-cell office:value-type="float" office:value="8.33176677879771" table:style-name="ce1">
            <text:p>8.33176677879771</text:p>
          </table:table-cell>
          <table:table-cell office:value-type="float" office:value="8.62444860473964" table:style-name="ce1">
            <text:p>8.62444860473964</text:p>
          </table:table-cell>
          <table:table-cell office:value-type="float" office:value="8.97211017669747" table:style-name="ce1">
            <text:p>8.97211017669747</text:p>
          </table:table-cell>
          <table:table-cell office:value-type="float" office:value="9.71859333948983" table:style-name="ce1">
            <text:p>9.71859333948983</text:p>
          </table:table-cell>
          <table:table-cell office:value-type="float" office:value="7.81657324537635" table:style-name="ce1">
            <text:p>7.81657324537635</text:p>
          </table:table-cell>
          <table:table-cell office:value-type="float" office:value="8.94174137834151" table:style-name="ce1">
            <text:p>8.94174137834151</text:p>
          </table:table-cell>
          <table:table-cell office:value-type="float" office:value="8.27638295461657" table:style-name="ce1">
            <text:p>8.27638295461657</text:p>
          </table:table-cell>
          <table:table-cell office:value-type="float" office:value="5.91422707682914" table:style-name="ce1">
            <text:p>5.91422707682914</text:p>
          </table:table-cell>
          <table:table-cell office:value-type="float" office:value="6.6284873610845" table:style-name="ce1">
            <text:p>6.6284873610845</text:p>
          </table:table-cell>
        </table:table-row>
        <table:table-row table:style-name="ro1">
          <table:table-cell office:value-type="string" table:style-name="ce1">
            <text:p>Patrick Pflück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9-038</text:p>
          </table:table-cell>
          <table:table-cell office:value-type="float" office:value="12.4" table:style-name="ce1">
            <text:p>12.4</text:p>
          </table:table-cell>
          <table:table-cell office:value-type="float" office:value="8.10740589845198" table:style-name="ce1">
            <text:p>8.10740589845198</text:p>
          </table:table-cell>
          <table:table-cell office:value-type="float" office:value="12.3671078655239" table:style-name="ce1">
            <text:p>12.3671078655239</text:p>
          </table:table-cell>
          <table:table-cell office:value-type="float" office:value="14.194629267651" table:style-name="ce1">
            <text:p>14.194629267651</text:p>
          </table:table-cell>
          <table:table-cell office:value-type="float" office:value="14.0141919794454" table:style-name="ce1">
            <text:p>14.0141919794454</text:p>
          </table:table-cell>
          <table:table-cell office:value-type="float" office:value="9.26148507636836" table:style-name="ce1">
            <text:p>9.26148507636836</text:p>
          </table:table-cell>
          <table:table-cell office:value-type="float" office:value="7.80699549087747" table:style-name="ce1">
            <text:p>7.80699549087747</text:p>
          </table:table-cell>
          <table:table-cell office:value-type="float" office:value="10.1167236952429" table:style-name="ce1">
            <text:p>10.1167236952429</text:p>
          </table:table-cell>
          <table:table-cell office:value-type="float" office:value="8.21553298719171" table:style-name="ce1">
            <text:p>8.21553298719171</text:p>
          </table:table-cell>
          <table:table-cell office:value-type="float" office:value="9.34836186976005" table:style-name="ce1">
            <text:p>9.34836186976005</text:p>
          </table:table-cell>
        </table:table-row>
        <table:table-row table:style-name="ro1">
          <table:table-cell office:value-type="string" table:style-name="ce1">
            <text:p>Kevin Rodríguez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309</text:p>
          </table:table-cell>
          <table:table-cell office:value-type="float" office:value="12.4" table:style-name="ce1">
            <text:p>12.4</text:p>
          </table:table-cell>
          <table:table-cell office:value-type="float" office:value="7.80452254821827" table:style-name="ce1">
            <text:p>7.80452254821827</text:p>
          </table:table-cell>
          <table:table-cell office:value-type="float" office:value="9.21441805617418" table:style-name="ce1">
            <text:p>9.21441805617418</text:p>
          </table:table-cell>
          <table:table-cell office:value-type="float" office:value="11.1851620552534" table:style-name="ce1">
            <text:p>11.1851620552534</text:p>
          </table:table-cell>
          <table:table-cell office:value-type="float" office:value="8.65640882124148" table:style-name="ce1">
            <text:p>8.65640882124148</text:p>
          </table:table-cell>
          <table:table-cell office:value-type="float" office:value="9.67668208646277" table:style-name="ce1">
            <text:p>9.67668208646277</text:p>
          </table:table-cell>
          <table:table-cell office:value-type="float" office:value="8.41590088848373" table:style-name="ce1">
            <text:p>8.41590088848373</text:p>
          </table:table-cell>
          <table:table-cell office:value-type="float" office:value="12.8997319323527" table:style-name="ce1">
            <text:p>12.8997319323527</text:p>
          </table:table-cell>
          <table:table-cell office:value-type="float" office:value="11.721951262639" table:style-name="ce1">
            <text:p>11.721951262639</text:p>
          </table:table-cell>
          <table:table-cell office:value-type="float" office:value="14.1945515606844" table:style-name="ce1">
            <text:p>14.1945515606844</text:p>
          </table:table-cell>
        </table:table-row>
        <table:table-row table:style-name="ro1">
          <table:table-cell office:value-type="string" table:style-name="ce1">
            <text:p>Marwan Al Sahaf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324</text:p>
          </table:table-cell>
          <table:table-cell office:value-type="float" office:value="10.6" table:style-name="ce1">
            <text:p>10.6</text:p>
          </table:table-cell>
          <table:table-cell office:value-type="float" office:value="7.03222355535368" table:style-name="ce1">
            <text:p>7.03222355535368</text:p>
          </table:table-cell>
          <table:table-cell office:value-type="float" office:value="9.15536287712735" table:style-name="ce1">
            <text:p>9.15536287712735</text:p>
          </table:table-cell>
          <table:table-cell office:value-type="float" office:value="7.00097421244411" table:style-name="ce1">
            <text:p>7.00097421244411</text:p>
          </table:table-cell>
          <table:table-cell office:value-type="float" office:value="8.56008664852621" table:style-name="ce1">
            <text:p>8.56008664852621</text:p>
          </table:table-cell>
          <table:table-cell office:value-type="float" office:value="9.88336451368561" table:style-name="ce1">
            <text:p>9.88336451368561</text:p>
          </table:table-cell>
          <table:table-cell office:value-type="float" office:value="8.59679023033042" table:style-name="ce1">
            <text:p>8.59679023033042</text:p>
          </table:table-cell>
          <table:table-cell office:value-type="float" office:value="10.4521685143588" table:style-name="ce1">
            <text:p>10.4521685143588</text:p>
          </table:table-cell>
          <table:table-cell office:value-type="float" office:value="5.99096785742491" table:style-name="ce1">
            <text:p>5.99096785742491</text:p>
          </table:table-cell>
          <table:table-cell office:value-type="float" office:value="7.16275853654547" table:style-name="ce1">
            <text:p>7.16275853654547</text:p>
          </table:table-cell>
        </table:table-row>
        <table:table-row table:style-name="ro1">
          <table:table-cell office:value-type="string" table:style-name="ce1">
            <text:p>Rafiki Said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98</text:p>
          </table:table-cell>
          <table:table-cell office:value-type="float" office:value="13.4" table:style-name="ce1">
            <text:p>13.4</text:p>
          </table:table-cell>
          <table:table-cell office:value-type="float" office:value="7.79837612554032" table:style-name="ce1">
            <text:p>7.79837612554032</text:p>
          </table:table-cell>
          <table:table-cell office:value-type="float" office:value="11.3436916339977" table:style-name="ce1">
            <text:p>11.3436916339977</text:p>
          </table:table-cell>
          <table:table-cell office:value-type="float" office:value="12.6514335500887" table:style-name="ce1">
            <text:p>12.6514335500887</text:p>
          </table:table-cell>
          <table:table-cell office:value-type="float" office:value="9.91063574886439" table:style-name="ce1">
            <text:p>9.91063574886439</text:p>
          </table:table-cell>
          <table:table-cell office:value-type="float" office:value="15.9440515328084" table:style-name="ce1">
            <text:p>15.9440515328084</text:p>
          </table:table-cell>
          <table:table-cell office:value-type="float" office:value="9.5779632097954" table:style-name="ce1">
            <text:p>9.5779632097954</text:p>
          </table:table-cell>
          <table:table-cell office:value-type="float" office:value="14.2900978972251" table:style-name="ce1">
            <text:p>14.2900978972251</text:p>
          </table:table-cell>
          <table:table-cell office:value-type="float" office:value="8.26002990288252" table:style-name="ce1">
            <text:p>8.26002990288252</text:p>
          </table:table-cell>
          <table:table-cell office:value-type="float" office:value="10.0039960176694" table:style-name="ce1">
            <text:p>10.0039960176694</text:p>
          </table:table-cell>
        </table:table-row>
        <table:table-row table:style-name="ro1">
          <table:table-cell office:value-type="string" table:style-name="ce1">
            <text:p>Nathan Salib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1-131</text:p>
          </table:table-cell>
          <table:table-cell office:value-type="float" office:value="11.9" table:style-name="ce1">
            <text:p>11.9</text:p>
          </table:table-cell>
          <table:table-cell office:value-type="float" office:value="7.52344798617114" table:style-name="ce1">
            <text:p>7.52344798617114</text:p>
          </table:table-cell>
          <table:table-cell office:value-type="float" office:value="14.4441564329798" table:style-name="ce1">
            <text:p>14.4441564329798</text:p>
          </table:table-cell>
          <table:table-cell office:value-type="float" office:value="8.97211017669747" table:style-name="ce1">
            <text:p>8.97211017669747</text:p>
          </table:table-cell>
          <table:table-cell office:value-type="float" office:value="16.2672862975016" table:style-name="ce1">
            <text:p>16.2672862975016</text:p>
          </table:table-cell>
          <table:table-cell office:value-type="float" office:value="7.41455494154656" table:style-name="ce1">
            <text:p>7.41455494154656</text:p>
          </table:table-cell>
          <table:table-cell office:value-type="float" office:value="12.8248355476701" table:style-name="ce1">
            <text:p>12.8248355476701</text:p>
          </table:table-cell>
          <table:table-cell office:value-type="float" office:value="7.34350169594246" table:style-name="ce1">
            <text:p>7.34350169594246</text:p>
          </table:table-cell>
          <table:table-cell office:value-type="float" office:value="8.3491736990513" table:style-name="ce1">
            <text:p>8.3491736990513</text:p>
          </table:table-cell>
          <table:table-cell office:value-type="float" office:value="7.95608841927962" table:style-name="ce1">
            <text:p>7.95608841927962</text:p>
          </table:table-cell>
        </table:table-row>
        <table:table-row table:style-name="ro1">
          <table:table-cell office:value-type="string" table:style-name="ce1">
            <text:p>Allahyar Sayyadmanesh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92</text:p>
          </table:table-cell>
          <table:table-cell office:value-type="float" office:value="12.6" table:style-name="ce1">
            <text:p>12.6</text:p>
          </table:table-cell>
          <table:table-cell office:value-type="float" office:value="8.22565032948274" table:style-name="ce1">
            <text:p>8.22565032948274</text:p>
          </table:table-cell>
          <table:table-cell office:value-type="float" office:value="12.0366537442748" table:style-name="ce1">
            <text:p>12.0366537442748</text:p>
          </table:table-cell>
          <table:table-cell office:value-type="float" office:value="11.6240303751862" table:style-name="ce1">
            <text:p>11.6240303751862</text:p>
          </table:table-cell>
          <table:table-cell office:value-type="float" office:value="11.8390412392961" table:style-name="ce1">
            <text:p>11.8390412392961</text:p>
          </table:table-cell>
          <table:table-cell office:value-type="float" office:value="11.0948000236592" table:style-name="ce1">
            <text:p>11.0948000236592</text:p>
          </table:table-cell>
          <table:table-cell office:value-type="float" office:value="8.32570159895733" table:style-name="ce1">
            <text:p>8.32570159895733</text:p>
          </table:table-cell>
          <table:table-cell office:value-type="float" office:value="13.7118777429084" table:style-name="ce1">
            <text:p>13.7118777429084</text:p>
          </table:table-cell>
          <table:table-cell office:value-type="float" office:value="6.14635263051553" table:style-name="ce1">
            <text:p>6.14635263051553</text:p>
          </table:table-cell>
          <table:table-cell office:value-type="float" office:value="10.0853382115208" table:style-name="ce1">
            <text:p>10.0853382115208</text:p>
          </table:table-cell>
        </table:table-row>
        <table:table-row table:style-name="ro1">
          <table:table-cell office:value-type="string" table:style-name="ce1">
            <text:p>Aurélien Scheidle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217</text:p>
          </table:table-cell>
          <table:table-cell office:value-type="float" office:value="15.3" table:style-name="ce1">
            <text:p>15.3</text:p>
          </table:table-cell>
          <table:table-cell office:value-type="float" office:value="7.21629486223646" table:style-name="ce1">
            <text:p>7.21629486223646</text:p>
          </table:table-cell>
          <table:table-cell office:value-type="float" office:value="9.15536287712735" table:style-name="ce1">
            <text:p>9.15536287712735</text:p>
          </table:table-cell>
          <table:table-cell office:value-type="float" office:value="10.1548714312578" table:style-name="ce1">
            <text:p>10.1548714312578</text:p>
          </table:table-cell>
          <table:table-cell office:value-type="float" office:value="9.52590242825464" table:style-name="ce1">
            <text:p>9.52590242825464</text:p>
          </table:table-cell>
          <table:table-cell office:value-type="float" office:value="7.02083518392188" table:style-name="ce1">
            <text:p>7.02083518392188</text:p>
          </table:table-cell>
          <table:table-cell office:value-type="float" office:value="11.0521059670489" table:style-name="ce1">
            <text:p>11.0521059670489</text:p>
          </table:table-cell>
          <table:table-cell office:value-type="float" office:value="8.07375840533125" table:style-name="ce1">
            <text:p>8.07375840533125</text:p>
          </table:table-cell>
          <table:table-cell office:value-type="float" office:value="7.25447884412169" table:style-name="ce1">
            <text:p>7.25447884412169</text:p>
          </table:table-cell>
          <table:table-cell office:value-type="float" office:value="10.964338955471" table:style-name="ce1">
            <text:p>10.964338955471</text:p>
          </table:table-cell>
        </table:table-row>
        <table:table-row table:style-name="ro1">
          <table:table-cell office:value-type="string" table:style-name="ce1">
            <text:p>Ilias Sebaou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95</text:p>
          </table:table-cell>
          <table:table-cell office:value-type="float" office:value="18.1" table:style-name="ce1">
            <text:p>18.1</text:p>
          </table:table-cell>
          <table:table-cell office:value-type="float" office:value="7.85990715100389" table:style-name="ce1">
            <text:p>7.85990715100389</text:p>
          </table:table-cell>
          <table:table-cell office:value-type="float" office:value="14.6781629688649" table:style-name="ce1">
            <text:p>14.6781629688649</text:p>
          </table:table-cell>
          <table:table-cell office:value-type="float" office:value="13.3011899120847" table:style-name="ce1">
            <text:p>13.3011899120847</text:p>
          </table:table-cell>
          <table:table-cell office:value-type="float" office:value="14.0141919794454" table:style-name="ce1">
            <text:p>14.0141919794454</text:p>
          </table:table-cell>
          <table:table-cell office:value-type="float" office:value="11.0948000236592" table:style-name="ce1">
            <text:p>11.0948000236592</text:p>
          </table:table-cell>
          <table:table-cell office:value-type="float" office:value="7.64796458475965" table:style-name="ce1">
            <text:p>7.64796458475965</text:p>
          </table:table-cell>
          <table:table-cell office:value-type="float" office:value="14.3315326998764" table:style-name="ce1">
            <text:p>14.3315326998764</text:p>
          </table:table-cell>
          <table:table-cell office:value-type="float" office:value="7.34010008738366" table:style-name="ce1">
            <text:p>7.34010008738366</text:p>
          </table:table-cell>
          <table:table-cell office:value-type="float" office:value="10.3281710672238" table:style-name="ce1">
            <text:p>10.3281710672238</text:p>
          </table:table-cell>
        </table:table-row>
        <table:table-row table:style-name="ro1">
          <table:table-cell office:value-type="string" table:style-name="ce1">
            <text:p>Yira So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67</text:p>
          </table:table-cell>
          <table:table-cell office:value-type="float" office:value="7.5" table:style-name="ce1">
            <text:p>7.5</text:p>
          </table:table-cell>
          <table:table-cell office:value-type="float" office:value="8.5447598187473" table:style-name="ce1">
            <text:p>8.5447598187473</text:p>
          </table:table-cell>
          <table:table-cell office:value-type="float" office:value="10.037492190792" table:style-name="ce1">
            <text:p>10.037492190792</text:p>
          </table:table-cell>
          <table:table-cell office:value-type="float" office:value="8.14500274515416" table:style-name="ce1">
            <text:p>8.14500274515416</text:p>
          </table:table-cell>
          <table:table-cell office:value-type="float" office:value="9.13941341646173" table:style-name="ce1">
            <text:p>9.13941341646173</text:p>
          </table:table-cell>
          <table:table-cell office:value-type="float" office:value="10.4966778860889" table:style-name="ce1">
            <text:p>10.4966778860889</text:p>
          </table:table-cell>
          <table:table-cell office:value-type="float" office:value="7.07530029039185" table:style-name="ce1">
            <text:p>7.07530029039185</text:p>
          </table:table-cell>
          <table:table-cell office:value-type="float" office:value="11.2371794952394" table:style-name="ce1">
            <text:p>11.2371794952394</text:p>
          </table:table-cell>
          <table:table-cell office:value-type="float" office:value="9.91997936468021" table:style-name="ce1">
            <text:p>9.91997936468021</text:p>
          </table:table-cell>
          <table:table-cell office:value-type="float" office:value="7.47642740797823" table:style-name="ce1">
            <text:p>7.47642740797823</text:p>
          </table:table-cell>
        </table:table-row>
        <table:table-row table:style-name="ro1">
          <table:table-cell office:value-type="string" table:style-name="ce1">
            <text:p>Jarne Steucker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37</text:p>
          </table:table-cell>
          <table:table-cell office:value-type="float" office:value="12.5" table:style-name="ce1">
            <text:p>12.5</text:p>
          </table:table-cell>
          <table:table-cell office:value-type="float" office:value="10.3576499437256" table:style-name="ce1">
            <text:p>10.3576499437256</text:p>
          </table:table-cell>
          <table:table-cell office:value-type="float" office:value="16.4118929466067" table:style-name="ce1">
            <text:p>16.4118929466067</text:p>
          </table:table-cell>
          <table:table-cell office:value-type="float" office:value="16.4699549273327" table:style-name="ce1">
            <text:p>16.4699549273327</text:p>
          </table:table-cell>
          <table:table-cell office:value-type="float" office:value="17.1946413643101" table:style-name="ce1">
            <text:p>17.1946413643101</text:p>
          </table:table-cell>
          <table:table-cell office:value-type="float" office:value="12.0420958788396" table:style-name="ce1">
            <text:p>12.0420958788396</text:p>
          </table:table-cell>
          <table:table-cell office:value-type="float" office:value="10.0654880611522" table:style-name="ce1">
            <text:p>10.0654880611522</text:p>
          </table:table-cell>
          <table:table-cell office:value-type="float" office:value="13.8518580858397" table:style-name="ce1">
            <text:p>13.8518580858397</text:p>
          </table:table-cell>
          <table:table-cell office:value-type="float" office:value="6.46442041229222" table:style-name="ce1">
            <text:p>6.46442041229222</text:p>
          </table:table-cell>
          <table:table-cell office:value-type="float" office:value="6.18796541248932" table:style-name="ce1">
            <text:p>6.18796541248932</text:p>
          </table:table-cell>
        </table:table-row>
        <table:table-row table:style-name="ro1">
          <table:table-cell office:value-type="string" table:style-name="ce1">
            <text:p>Nicolo Tresold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40</text:p>
          </table:table-cell>
          <table:table-cell office:value-type="float" office:value="13" table:style-name="ce1">
            <text:p>13</text:p>
          </table:table-cell>
          <table:table-cell office:value-type="float" office:value="7.71248762938688" table:style-name="ce1">
            <text:p>7.71248762938688</text:p>
          </table:table-cell>
          <table:table-cell office:value-type="float" office:value="7.75084881960998" table:style-name="ce1">
            <text:p>7.75084881960998</text:p>
          </table:table-cell>
          <table:table-cell office:value-type="float" office:value="10.8474877848246" table:style-name="ce1">
            <text:p>10.8474877848246</text:p>
          </table:table-cell>
          <table:table-cell office:value-type="float" office:value="9.13941341646173" table:style-name="ce1">
            <text:p>9.13941341646173</text:p>
          </table:table-cell>
          <table:table-cell office:value-type="float" office:value="5.90530179526674" table:style-name="ce1">
            <text:p>5.90530179526674</text:p>
          </table:table-cell>
          <table:table-cell office:value-type="float" office:value="9.59609777206612" table:style-name="ce1">
            <text:p>9.59609777206612</text:p>
          </table:table-cell>
          <table:table-cell office:value-type="float" office:value="7.47448768923362" table:style-name="ce1">
            <text:p>7.47448768923362</text:p>
          </table:table-cell>
          <table:table-cell office:value-type="float" office:value="8.3491736990513" table:style-name="ce1">
            <text:p>8.3491736990513</text:p>
          </table:table-cell>
          <table:table-cell office:value-type="float" office:value="12.782594978176" table:style-name="ce1">
            <text:p>12.782594978176</text:p>
          </table:table-cell>
        </table:table-row>
        <table:table-row table:style-name="ro1">
          <table:table-cell office:value-type="string" table:style-name="ce1">
            <text:p>Christos Tzoli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42</text:p>
          </table:table-cell>
          <table:table-cell office:value-type="float" office:value="17.3" table:style-name="ce1">
            <text:p>17.3</text:p>
          </table:table-cell>
          <table:table-cell office:value-type="float" office:value="10.3329679742279" table:style-name="ce1">
            <text:p>10.3329679742279</text:p>
          </table:table-cell>
          <table:table-cell office:value-type="float" office:value="16.5051793578932" table:style-name="ce1">
            <text:p>16.5051793578932</text:p>
          </table:table-cell>
          <table:table-cell office:value-type="float" office:value="17.2993781003288" table:style-name="ce1">
            <text:p>17.2993781003288</text:p>
          </table:table-cell>
          <table:table-cell office:value-type="float" office:value="16.5630310142472" table:style-name="ce1">
            <text:p>16.5630310142472</text:p>
          </table:table-cell>
          <table:table-cell office:value-type="float" office:value="17.1398140632184" table:style-name="ce1">
            <text:p>17.1398140632184</text:p>
          </table:table-cell>
          <table:table-cell office:value-type="float" office:value="7.07530029039185" table:style-name="ce1">
            <text:p>7.07530029039185</text:p>
          </table:table-cell>
          <table:table-cell office:value-type="float" office:value="17.2188213382827" table:style-name="ce1">
            <text:p>17.2188213382827</text:p>
          </table:table-cell>
          <table:table-cell office:value-type="float" office:value="10.0090790163749" table:style-name="ce1">
            <text:p>10.0090790163749</text:p>
          </table:table-cell>
          <table:table-cell office:value-type="float" office:value="15.561913457961" table:style-name="ce1">
            <text:p>15.561913457961</text:p>
          </table:table-cell>
        </table:table-row>
        <table:table-row table:style-name="ro1">
          <table:table-cell office:value-type="string" table:style-name="ce1">
            <text:p>Thomas Van den Keybu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MF,FW</text:p>
          </table:table-cell>
          <table:table-cell office:value-type="string" table:style-name="ce1">
            <text:p>24-257</text:p>
          </table:table-cell>
          <table:table-cell office:value-type="float" office:value="8.7" table:style-name="ce1">
            <text:p>8.7</text:p>
          </table:table-cell>
          <table:table-cell office:value-type="float" office:value="7.75539378211219" table:style-name="ce1">
            <text:p>7.75539378211219</text:p>
          </table:table-cell>
          <table:table-cell office:value-type="float" office:value="11.2887960339512" table:style-name="ce1">
            <text:p>11.2887960339512</text:p>
          </table:table-cell>
          <table:table-cell office:value-type="float" office:value="6.24638623910614" table:style-name="ce1">
            <text:p>6.24638623910614</text:p>
          </table:table-cell>
          <table:table-cell office:value-type="float" office:value="10.1970331785431" table:style-name="ce1">
            <text:p>10.1970331785431</text:p>
          </table:table-cell>
          <table:table-cell office:value-type="float" office:value="7.21654897023233" table:style-name="ce1">
            <text:p>7.21654897023233</text:p>
          </table:table-cell>
          <table:table-cell office:value-type="float" office:value="7.68321161941731" table:style-name="ce1">
            <text:p>7.68321161941731</text:p>
          </table:table-cell>
          <table:table-cell office:value-type="float" office:value="7.02025444827518" table:style-name="ce1">
            <text:p>7.02025444827518</text:p>
          </table:table-cell>
          <table:table-cell office:value-type="float" office:value="7.68645204390102" table:style-name="ce1">
            <text:p>7.68645204390102</text:p>
          </table:table-cell>
          <table:table-cell office:value-type="float" office:value="7.00808212754821" table:style-name="ce1">
            <text:p>7.00808212754821</text:p>
          </table:table-cell>
        </table:table-row>
        <table:table-row table:style-name="ro1">
          <table:table-cell office:value-type="string" table:style-name="ce1">
            <text:p>Robert-Jan Vanwesemael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FW,DF</text:p>
          </table:table-cell>
          <table:table-cell office:value-type="string" table:style-name="ce1">
            <text:p>23-287</text:p>
          </table:table-cell>
          <table:table-cell office:value-type="float" office:value="14.7" table:style-name="ce1">
            <text:p>14.7</text:p>
          </table:table-cell>
          <table:table-cell office:value-type="float" office:value="7.39032861795078" table:style-name="ce1">
            <text:p>7.39032861795078</text:p>
          </table:table-cell>
          <table:table-cell office:value-type="float" office:value="16.0989153216611" table:style-name="ce1">
            <text:p>16.0989153216611</text:p>
          </table:table-cell>
          <table:table-cell office:value-type="float" office:value="10.6188928902286" table:style-name="ce1">
            <text:p>10.6188928902286</text:p>
          </table:table-cell>
          <table:table-cell office:value-type="float" office:value="13.5534050025297" table:style-name="ce1">
            <text:p>13.5534050025297</text:p>
          </table:table-cell>
          <table:table-cell office:value-type="float" office:value="14.0975045420252" table:style-name="ce1">
            <text:p>14.0975045420252</text:p>
          </table:table-cell>
          <table:table-cell office:value-type="float" office:value="7.61277307238747" table:style-name="ce1">
            <text:p>7.61277307238747</text:p>
          </table:table-cell>
          <table:table-cell office:value-type="float" office:value="13.8518580858397" table:style-name="ce1">
            <text:p>13.8518580858397</text:p>
          </table:table-cell>
          <table:table-cell office:value-type="float" office:value="5.95251707629933" table:style-name="ce1">
            <text:p>5.95251707629933</text:p>
          </table:table-cell>
          <table:table-cell office:value-type="float" office:value="6.6284873610845" table:style-name="ce1">
            <text:p>6.6284873610845</text:p>
          </table:table-cell>
        </table:table-row>
        <table:table-row table:style-name="ro1">
          <table:table-cell office:value-type="string" table:style-name="ce1">
            <text:p>Luis Vázquez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48</text:p>
          </table:table-cell>
          <table:table-cell office:value-type="float" office:value="7.4" table:style-name="ce1">
            <text:p>7.4</text:p>
          </table:table-cell>
          <table:table-cell office:value-type="float" office:value="7.83527706083909" table:style-name="ce1">
            <text:p>7.83527706083909</text:p>
          </table:table-cell>
          <table:table-cell office:value-type="float" office:value="6.93520974559329" table:style-name="ce1">
            <text:p>6.93520974559329</text:p>
          </table:table-cell>
          <table:table-cell office:value-type="float" office:value="6.45719652766281" table:style-name="ce1">
            <text:p>6.45719652766281</text:p>
          </table:table-cell>
          <table:table-cell office:value-type="float" office:value="6.4365922695253" table:style-name="ce1">
            <text:p>6.4365922695253</text:p>
          </table:table-cell>
          <table:table-cell office:value-type="float" office:value="6.82761797099954" table:style-name="ce1">
            <text:p>6.82761797099954</text:p>
          </table:table-cell>
          <table:table-cell office:value-type="float" office:value="4.77220585292517" table:style-name="ce1">
            <text:p>4.77220585292517</text:p>
          </table:table-cell>
          <table:table-cell office:value-type="float" office:value="7.80562214906459" table:style-name="ce1">
            <text:p>7.80562214906459</text:p>
          </table:table-cell>
          <table:table-cell office:value-type="float" office:value="10.0535521238403" table:style-name="ce1">
            <text:p>10.0535521238403</text:p>
          </table:table-cell>
          <table:table-cell office:value-type="float" office:value="8.93661832967901" table:style-name="ce1">
            <text:p>8.93661832967901</text:p>
          </table:table-cell>
        </table:table-row>
        <table:table-row table:style-name="ro1">
          <table:table-cell office:value-type="string" table:style-name="ce1">
            <text:p>Romeo Verman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348</text:p>
          </table:table-cell>
          <table:table-cell office:value-type="float" office:value="9.2" table:style-name="ce1">
            <text:p>9.2</text:p>
          </table:table-cell>
          <table:table-cell office:value-type="float" office:value="7.85374744845064" table:style-name="ce1">
            <text:p>7.85374744845064</text:p>
          </table:table-cell>
          <table:table-cell office:value-type="float" office:value="9.33249476819856" table:style-name="ce1">
            <text:p>9.33249476819856</text:p>
          </table:table-cell>
          <table:table-cell office:value-type="float" office:value="9.68414084484059" table:style-name="ce1">
            <text:p>9.68414084484059</text:p>
          </table:table-cell>
          <table:table-cell office:value-type="float" office:value="10.291953651246" table:style-name="ce1">
            <text:p>10.291953651246</text:p>
          </table:table-cell>
          <table:table-cell office:value-type="float" office:value="6.26481453029205" table:style-name="ce1">
            <text:p>6.26481453029205</text:p>
          </table:table-cell>
          <table:table-cell office:value-type="float" office:value="5.01356529904214" table:style-name="ce1">
            <text:p>5.01356529904214</text:p>
          </table:table-cell>
          <table:table-cell office:value-type="float" office:value="8.95790764700446" table:style-name="ce1">
            <text:p>8.95790764700446</text:p>
          </table:table-cell>
          <table:table-cell office:value-type="float" office:value="9.42713932356109" table:style-name="ce1">
            <text:p>9.42713932356109</text:p>
          </table:table-cell>
          <table:table-cell office:value-type="float" office:value="13.1061439604347" table:style-name="ce1">
            <text:p>13.1061439604347</text:p>
          </table:table-cell>
        </table:table-row>
        <table:table-row table:style-name="ro1">
          <table:table-cell office:value-type="string" table:style-name="ce1">
            <text:p>Griffin Yow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04</text:p>
          </table:table-cell>
          <table:table-cell office:value-type="float" office:value="7.3" table:style-name="ce1">
            <text:p>7.3</text:p>
          </table:table-cell>
          <table:table-cell office:value-type="float" office:value="8.37554081787535" table:style-name="ce1">
            <text:p>8.37554081787535</text:p>
          </table:table-cell>
          <table:table-cell office:value-type="float" office:value="7.46555113234387" table:style-name="ce1">
            <text:p>7.46555113234387</text:p>
          </table:table-cell>
          <table:table-cell office:value-type="float" office:value="6.67196372824047" table:style-name="ce1">
            <text:p>6.67196372824047</text:p>
          </table:table-cell>
          <table:table-cell office:value-type="float" office:value="9.13941341646173" table:style-name="ce1">
            <text:p>9.13941341646173</text:p>
          </table:table-cell>
          <table:table-cell office:value-type="float" office:value="9.0534943484358" table:style-name="ce1">
            <text:p>9.0534943484358</text:p>
          </table:table-cell>
          <table:table-cell office:value-type="float" office:value="8.16384122040023" table:style-name="ce1">
            <text:p>8.16384122040023</text:p>
          </table:table-cell>
          <table:table-cell office:value-type="float" office:value="9.23168094223003" table:style-name="ce1">
            <text:p>9.23168094223003</text:p>
          </table:table-cell>
          <table:table-cell office:value-type="float" office:value="7.64284346032716" table:style-name="ce1">
            <text:p>7.64284346032716</text:p>
          </table:table-cell>
          <table:table-cell office:value-type="float" office:value="9.10131829574435" table:style-name="ce1">
            <text:p>9.1013182957443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